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el" svg:font-family="Ariel"/>
    <style:font-face style:name="FreeSans" svg:font-family="FreeSan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6.46pt"/>
    </style:style>
    <style:style style:name="co2" style:family="table-column">
      <style:table-column-properties fo:break-before="auto" style:column-width="40.25pt"/>
    </style:style>
    <style:style style:name="co3" style:family="table-column">
      <style:table-column-properties fo:break-before="auto" style:column-width="46.35pt"/>
    </style:style>
    <style:style style:name="co4" style:family="table-column">
      <style:table-column-properties fo:break-before="auto" style:column-width="167.5pt"/>
    </style:style>
    <style:style style:name="co5" style:family="table-column">
      <style:table-column-properties fo:break-before="auto" style:column-width="114.8pt"/>
    </style:style>
    <style:style style:name="co6" style:family="table-column">
      <style:table-column-properties fo:break-before="auto" style:column-width="60.86pt"/>
    </style:style>
    <style:style style:name="co7" style:family="table-column">
      <style:table-column-properties fo:break-before="auto" style:column-width="49.24pt"/>
    </style:style>
    <style:style style:name="co8" style:family="table-column">
      <style:table-column-properties fo:break-before="auto" style:column-width="270.54pt"/>
    </style:style>
    <style:style style:name="co9" style:family="table-column">
      <style:table-column-properties fo:break-before="auto" style:column-width="104.34pt"/>
    </style:style>
    <style:style style:name="co10" style:family="table-column">
      <style:table-column-properties fo:break-before="auto" style:column-width="42.49pt"/>
    </style:style>
    <style:style style:name="co11" style:family="table-column">
      <style:table-column-properties fo:break-before="auto" style:column-width="28.01pt"/>
    </style:style>
    <style:style style:name="co12" style:family="table-column">
      <style:table-column-properties fo:break-before="auto" style:column-width="64.26pt"/>
    </style:style>
    <style:style style:name="co13" style:family="table-column">
      <style:table-column-properties fo:break-before="auto" style:column-width="197.4pt"/>
    </style:style>
    <style:style style:name="co14" style:family="table-column">
      <style:table-column-properties fo:break-before="auto" style:column-width="32.26pt"/>
    </style:style>
    <style:style style:name="co15" style:family="table-column">
      <style:table-column-properties fo:break-before="auto" style:column-width="102.39pt"/>
    </style:style>
    <style:style style:name="co16" style:family="table-column">
      <style:table-column-properties fo:break-before="auto" style:column-width="81.16pt"/>
    </style:style>
    <style:style style:name="co17" style:family="table-column">
      <style:table-column-properties fo:break-before="auto" style:column-width="92.75pt"/>
    </style:style>
    <style:style style:name="co18" style:family="table-column">
      <style:table-column-properties fo:break-before="auto" style:column-width="65.71pt"/>
    </style:style>
    <style:style style:name="co19" style:family="table-column">
      <style:table-column-properties fo:break-before="auto" style:column-width="194.2pt"/>
    </style:style>
    <style:style style:name="co20" style:family="table-column">
      <style:table-column-properties fo:break-before="auto" style:column-width="89.55pt"/>
    </style:style>
    <style:style style:name="co21" style:family="table-column">
      <style:table-column-properties fo:break-before="auto" style:column-width="64.01pt"/>
    </style:style>
    <style:style style:name="co22" style:family="table-column">
      <style:table-column-properties fo:break-before="auto" style:column-width="148.56pt"/>
    </style:style>
    <style:style style:name="co23" style:family="table-column">
      <style:table-column-properties fo:break-before="auto" style:column-width="55.76pt"/>
    </style:style>
    <style:style style:name="co24" style:family="table-column">
      <style:table-column-properties fo:break-before="auto" style:column-width="24.01pt"/>
    </style:style>
    <style:style style:name="co25" style:family="table-column">
      <style:table-column-properties fo:break-before="auto" style:column-width="112.96pt"/>
    </style:style>
    <style:style style:name="co26" style:family="table-column">
      <style:table-column-properties fo:break-before="auto" style:column-width="89.01pt"/>
    </style:style>
    <style:style style:name="co27" style:family="table-column">
      <style:table-column-properties fo:break-before="auto" style:column-width="61.8pt"/>
    </style:style>
    <style:style style:name="co28" style:family="table-column">
      <style:table-column-properties fo:break-before="auto" style:column-width="122.71pt"/>
    </style:style>
    <style:style style:name="co29" style:family="table-column">
      <style:table-column-properties fo:break-before="auto" style:column-width="86.06pt"/>
    </style:style>
    <style:style style:name="ro1" style:family="table-row">
      <style:table-row-properties style:row-height="12.81pt" fo:break-before="auto" style:use-optimal-row-height="true"/>
    </style:style>
    <style:style style:name="ro2" style:family="table-row">
      <style:table-row-properties style:row-height="17.01pt" fo:break-before="auto" style:use-optimal-row-height="false"/>
    </style:style>
    <style:style style:name="ro3" style:family="table-row">
      <style:table-row-properties style:row-height="13.49pt" fo:break-before="auto" style:use-optimal-row-height="false"/>
    </style:style>
    <style:style style:name="ro4" style:family="table-row">
      <style:table-row-properties style:row-height="11.99pt" fo:break-before="auto" style:use-optimal-row-height="false"/>
    </style:style>
    <style:style style:name="ro5" style:family="table-row">
      <style:table-row-properties style:row-height="13.01pt" fo:break-before="auto" style:use-optimal-row-height="true"/>
    </style:style>
    <style:style style:name="ro6" style:family="table-row">
      <style:table-row-properties style:row-height="13.69pt" fo:break-before="auto" style:use-optimal-row-height="false"/>
    </style:style>
    <style:style style:name="ro7" style:family="table-row">
      <style:table-row-properties style:row-height="12.76pt" fo:break-before="auto" style:use-optimal-row-height="false"/>
    </style:style>
    <style:style style:name="ro8" style:family="table-row">
      <style:table-row-properties style:row-height="14.26pt" fo:break-before="auto" style:use-optimal-row-height="false"/>
    </style:style>
    <style:style style:name="ro9" style:family="table-row">
      <style:table-row-properties style:row-height="12.44pt" fo:break-before="auto" style:use-optimal-row-height="false"/>
    </style:style>
    <style:style style:name="ro10" style:family="table-row">
      <style:table-row-properties style:row-height="15pt" fo:break-before="auto" style:use-optimal-row-height="false"/>
    </style:style>
    <style:style style:name="ro11" style:family="table-row">
      <style:table-row-properties style:row-height="17.35pt" fo:break-before="auto" style:use-optimal-row-height="true"/>
    </style:style>
    <style:style style:name="ro12" style:family="table-row">
      <style:table-row-properties style:row-height="15pt" fo:break-before="auto" style:use-optimal-row-height="true"/>
    </style:style>
    <style:style style:name="ro13" style:family="table-row">
      <style:table-row-properties style:row-height="18.54pt" fo:break-before="auto" style:use-optimal-row-height="true"/>
    </style:style>
    <style:style style:name="ro14" style:family="table-row">
      <style:table-row-properties style:row-height="57.46pt" fo:break-before="auto" style:use-optimal-row-height="true"/>
    </style:style>
    <style:style style:name="ro15" style:family="table-row">
      <style:table-row-properties style:row-height="113.41pt" fo:break-before="auto" style:use-optimal-row-height="true"/>
    </style:style>
    <style:style style:name="ro16" style:family="table-row">
      <style:table-row-properties style:row-height="24.01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style:style style:name="ce198" style:family="table-cell" style:parent-style-name="Default">
      <style:table-cell-properties style:text-align-source="fix" style:repeat-content="false" fo:border="none"/>
      <style:paragraph-properties fo:text-align="center" fo:margin-left="0pt"/>
      <style:text-properties style:text-underline-style="none" fo:font-weight="normal" style:font-weight-asian="normal" style:font-weight-complex="normal"/>
    </style:style>
    <style:style style:name="ce113" style:family="table-cell" style:parent-style-name="Default">
      <style:table-cell-properties fo:border="none"/>
      <style:text-properties fo:color="#0000ff" style:text-underline-style="none" fo:font-weight="normal" style:font-weight-asian="normal" style:font-weight-complex="normal"/>
    </style:style>
    <style:style style:name="ce201" style:family="table-cell" style:parent-style-name="Default">
      <style:table-cell-properties fo:border="none"/>
      <style:text-properties style:text-underline-style="none" fo:font-weight="normal" style:font-weight-asian="normal" style:font-weight-complex="normal"/>
    </style:style>
    <style:style style:name="ce115" style:family="table-cell" style:parent-style-name="Default">
      <style:table-cell-properties fo:border="none"/>
      <style:text-properties fo:color="#008000" style:text-underline-style="none" fo:font-weight="normal" style:font-weight-asian="normal" style:font-weight-complex="normal"/>
    </style:style>
    <style:style style:name="ce116" style:family="table-cell" style:parent-style-name="Default">
      <style:table-cell-properties fo:border="none"/>
      <style:text-properties fo:color="#000000" style:text-underline-style="none" fo:font-weight="normal" style:font-weight-asian="normal" style:font-weight-complex="normal"/>
    </style:style>
    <style:style style:name="ce117" style:family="table-cell" style:parent-style-name="Default">
      <style:table-cell-properties fo:border="none"/>
      <style:text-properties fo:color="#000099" style:text-underline-style="none" fo:font-weight="normal" style:font-weight-asian="normal" style:font-weight-complex="normal"/>
    </style:style>
    <style:style style:name="ce118" style:family="table-cell" style:parent-style-name="Default">
      <style:table-cell-properties fo:border="none"/>
      <style:text-properties fo:color="#0000ff" fo:font-style="normal" style:text-underline-style="none" fo:font-weight="normal" style:font-style-asian="normal" style:font-weight-asian="normal" style:font-style-complex="normal" style:font-weight-complex="normal"/>
    </style:style>
    <style:style style:name="ce119" style:family="table-cell" style:parent-style-name="Default">
      <style:table-cell-properties fo:border="none"/>
      <style:text-properties fo:color="#0000cc" style:text-underline-style="none" fo:font-weight="normal" style:font-weight-asian="normal" style:font-weight-complex="normal"/>
    </style:style>
    <style:style style:name="ce120" style:family="table-cell" style:parent-style-name="Default">
      <style:text-properties fo:color="#000000" style:text-underline-style="none" fo:font-weight="normal" style:font-weight-asian="normal" style:font-weight-complex="normal"/>
    </style:style>
    <style:style style:name="ce10" style:family="table-cell" style:parent-style-name="Default">
      <style:table-cell-properties fo:border="none"/>
      <style:text-properties fo:color="#0066b3" style:text-underline-style="none" fo:font-weight="normal" style:font-weight-asian="normal" style:font-weight-complex="normal"/>
    </style:style>
    <style:style style:name="ce121" style:family="table-cell" style:parent-style-name="Default">
      <style:table-cell-properties fo:border="none"/>
      <style:text-properties style:use-window-font-color="true" style:text-underline-style="none" fo:font-weight="normal" style:font-weight-asian="normal" style:font-weight-complex="normal"/>
    </style:style>
    <style:style style:name="ce122" style:family="table-cell" style:parent-style-name="Default">
      <style:table-cell-properties style:text-align-source="fix" style:repeat-content="false" fo:background-color="transparent" fo:border="none"/>
      <style:paragraph-properties fo:text-align="start" fo:margin-left="0pt"/>
      <style:text-properties style:text-underline-style="none" fo:font-weight="normal" style:font-weight-asian="normal" style:font-weight-complex="normal"/>
    </style:style>
    <style:style style:name="ce123" style:family="table-cell" style:parent-style-name="Default">
      <style:table-cell-properties fo:border="none"/>
      <style:text-properties fo:font-style="normal" style:text-underline-style="none" fo:font-weight="normal" style:font-style-asian="normal" style:font-weight-asian="normal" style:font-style-complex="normal" style:font-weight-complex="normal"/>
    </style:style>
    <style:style style:name="ce207" style:family="table-cell" style:parent-style-name="Default">
      <style:table-cell-properties fo:border="none" style:vertical-align="automatic"/>
      <style:text-properties style:text-underline-style="none" fo:font-weight="normal" style:font-weight-asian="normal" style:font-weight-complex="normal"/>
    </style:style>
    <style:style style:name="ce124" style:family="table-cell" style:parent-style-name="Default">
      <style:table-cell-properties fo:border="none"/>
      <style:text-properties fo:color="#0000cc" fo:font-size="10pt" style:text-underline-style="none" fo:font-weight="normal" style:font-size-asian="10pt" style:font-weight-asian="normal" style:font-size-complex="10pt" style:font-weight-complex="normal"/>
    </style:style>
    <style:style style:name="ce125" style:family="table-cell" style:parent-style-name="Default">
      <style:table-cell-properties fo:border="none"/>
      <style:text-properties fo:color="#000000" fo:font-size="10pt" style:text-underline-style="none" fo:font-weight="normal" style:font-size-asian="10pt" style:font-weight-asian="normal" style:font-size-complex="10pt" style:font-weight-complex="normal"/>
    </style:style>
    <style:style style:name="ce126" style:family="table-cell" style:parent-style-name="Default">
      <style:table-cell-properties fo:border="none"/>
      <style:text-properties fo:color="#000000" fo:font-style="normal" style:text-underline-style="none" fo:font-weight="normal" style:font-style-asian="normal" style:font-weight-asian="normal" style:font-style-complex="normal" style:font-weight-complex="normal"/>
    </style:style>
    <style:style style:name="ce222" style:family="table-cell" style:parent-style-name="Default">
      <style:table-cell-properties fo:border="none"/>
      <style:text-properties fo:color="#0066b3" fo:font-style="normal" style:text-underline-style="none" fo:font-weight="normal" style:font-style-asian="normal" style:font-weight-asian="normal" style:font-style-complex="normal" style:font-weight-complex="normal"/>
    </style:style>
    <style:style style:name="ce127" style:family="table-cell" style:parent-style-name="Default">
      <style:table-cell-properties fo:border="none"/>
      <style:text-properties fo:color="#0000cc" fo:font-style="normal" style:text-underline-style="none" fo:font-weight="normal" style:font-style-asian="normal" style:font-weight-asian="normal" style:font-style-complex="normal" style:font-weight-complex="normal"/>
    </style:style>
    <style:style style:name="ce128" style:family="table-cell" style:parent-style-name="Default">
      <style:table-cell-properties fo:border="none"/>
      <style:text-properties fo:color="#000099" fo:font-style="normal" style:text-underline-style="none" fo:font-weight="normal" style:font-style-asian="normal" style:font-weight-asian="normal" style:font-style-complex="normal" style:font-weight-complex="normal"/>
    </style:style>
    <style:style style:name="ce129" style:family="table-cell" style:parent-style-name="Default">
      <style:table-cell-properties fo:background-color="transparent" fo:border="none"/>
      <style:text-properties fo:color="#0000ff" fo:font-style="normal" style:text-underline-style="none" fo:font-weight="normal" style:font-style-asian="normal" style:font-weight-asian="normal" style:font-style-complex="normal" style:font-weight-complex="normal"/>
    </style:style>
    <style:style style:name="ce20" style:family="table-cell" style:parent-style-name="Default">
      <style:table-cell-properties style:text-align-source="fix" style:repeat-content="false" fo:border="none"/>
      <style:paragraph-properties fo:text-align="start" fo:margin-left="0pt"/>
      <style:text-properties fo:color="#000000" style:text-underline-style="none" fo:font-weight="normal" style:font-weight-asian="normal" style:font-weight-complex="normal"/>
    </style:style>
    <style:style style:name="ce130" style:family="table-cell" style:parent-style-name="Default">
      <style:table-cell-properties style:text-align-source="value-type" style:repeat-content="false" fo:border="none"/>
      <style:paragraph-properties fo:margin-left="0pt"/>
      <style:text-properties style:text-underline-style="none" fo:font-weight="normal" style:font-weight-asian="normal" style:font-weight-complex="normal"/>
    </style:style>
    <style:style style:name="ce131" style:family="table-cell" style:parent-style-name="Default">
      <style:table-cell-properties fo:border="none"/>
      <style:text-properties fo:color="#006600" style:text-underline-style="none" fo:font-weight="normal" style:font-weight-asian="normal" style:font-weight-complex="normal"/>
    </style:style>
    <style:style style:name="ce132" style:family="table-cell" style:parent-style-name="Default">
      <style:table-cell-properties fo:background-color="transparent" fo:border="none"/>
      <style:text-properties fo:color="#0000cc" style:text-underline-style="none" fo:font-weight="normal" style:font-weight-asian="normal" style:font-weight-complex="normal"/>
    </style:style>
    <style:style style:name="ce221" style:family="table-cell" style:parent-style-name="Default">
      <style:table-cell-properties fo:border="none" style:vertical-align="top"/>
      <style:text-properties fo:color="#000000" style:text-underline-style="none" fo:font-weight="normal" style:font-weight-asian="normal" style:font-weight-complex="normal"/>
    </style:style>
    <style:style style:name="ce134" style:family="table-cell" style:parent-style-name="Default">
      <style:table-cell-properties style:text-align-source="fix" style:repeat-content="false" fo:border="none"/>
      <style:paragraph-properties fo:text-align="start" fo:margin-left="0pt"/>
      <style:text-properties fo:color="#0000ff" style:text-underline-style="none" fo:font-weight="normal" style:font-weight-asian="normal" style:font-weight-complex="normal"/>
    </style:style>
    <style:style style:name="ce135" style:family="table-cell" style:parent-style-name="Default">
      <style:table-cell-properties fo:border="none"/>
      <style:text-properties fo:color="#000000" fo:font-style="italic" style:text-underline-style="none" fo:font-weight="normal" style:font-style-asian="italic" style:font-weight-asian="normal" style:font-style-complex="italic" style:font-weight-complex="normal"/>
    </style:style>
    <style:style style:name="ce136" style:family="table-cell" style:parent-style-name="Default">
      <style:table-cell-properties fo:border="none"/>
      <style:text-properties fo:font-style="italic" style:text-underline-style="none" fo:font-weight="normal" style:font-style-asian="italic" style:font-weight-asian="normal" style:font-style-complex="italic" style:font-weight-complex="normal"/>
    </style:style>
    <style:style style:name="ce137" style:family="table-cell" style:parent-style-name="Default">
      <style:table-cell-properties fo:border="none"/>
      <style:text-properties fo:color="#3333ff" style:text-underline-style="none" fo:font-weight="normal" style:font-weight-asian="normal" style:font-weight-complex="normal"/>
    </style:style>
    <style:style style:name="ce139" style:family="table-cell" style:parent-style-name="Default">
      <style:table-cell-properties style:text-align-source="fix" style:repeat-content="false" fo:border="none"/>
      <style:paragraph-properties fo:text-align="justify" fo:margin-left="0pt"/>
      <style:text-properties fo:color="#0000ff" style:text-underline-style="none" fo:font-weight="normal" style:font-weight-asian="normal" style:font-weight-complex="normal"/>
    </style:style>
    <style:style style:name="ce140" style:family="table-cell" style:parent-style-name="Default">
      <style:table-cell-properties style:text-align-source="fix" style:repeat-content="false" fo:border="none"/>
      <style:paragraph-properties fo:text-align="justify" fo:margin-left="0pt"/>
      <style:text-properties fo:color="#0000cc" style:text-underline-style="none" fo:font-weight="normal" style:font-weight-asian="normal" style:font-weight-complex="normal"/>
    </style:style>
    <style:style style:name="ce141" style:family="table-cell" style:parent-style-name="Default">
      <style:table-cell-properties style:text-align-source="fix" style:repeat-content="false" fo:border="none"/>
      <style:paragraph-properties fo:text-align="justify" fo:margin-left="0pt"/>
      <style:text-properties fo:color="#000000" style:text-underline-style="none" fo:font-weight="normal" style:font-weight-asian="normal" style:font-weight-complex="normal"/>
    </style:style>
    <style:style style:name="ce138" style:family="table-cell" style:parent-style-name="Default">
      <style:table-cell-properties style:text-align-source="fix" style:repeat-content="false" fo:border="none"/>
      <style:paragraph-properties fo:text-align="justify" fo:margin-left="0pt"/>
      <style:text-properties style:text-underline-style="none" fo:font-weight="normal" style:font-weight-asian="normal" style:font-weight-complex="normal"/>
    </style:style>
    <style:style style:name="ce144" style:family="table-cell" style:parent-style-name="Default" style:data-style-name="N37">
      <style:table-cell-properties fo:border="none"/>
      <style:text-properties style:text-underline-style="none" fo:font-weight="normal" style:font-weight-asian="normal" style:font-weight-complex="normal"/>
    </style:style>
    <style:style style:name="ce145" style:family="table-cell" style:parent-style-name="Default">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239" style:family="table-cell" style:parent-style-name="Default">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147" style:family="table-cell" style:parent-style-name="Default">
      <style:table-cell-properties style:text-align-source="fix" style:repeat-content="false" fo:border="none"/>
      <style:paragraph-properties fo:text-align="end" fo:margin-left="0pt"/>
      <style:text-properties fo:color="#008000" style:text-underline-style="none" fo:font-weight="normal" style:font-weight-asian="normal" style:font-weight-complex="normal"/>
    </style:style>
    <style:style style:name="ce148" style:family="table-cell" style:parent-style-name="Default">
      <style:table-cell-properties style:text-align-source="fix" style:repeat-content="false" fo:border="none"/>
      <style:paragraph-properties fo:text-align="end" fo:margin-left="0pt"/>
      <style:text-properties fo:color="#000000" style:text-underline-style="none" fo:font-weight="normal" style:font-weight-asian="normal" style:font-weight-complex="normal"/>
    </style:style>
    <style:style style:name="ce149" style:family="table-cell" style:parent-style-name="Default">
      <style:table-cell-properties style:text-align-source="fix" style:repeat-content="false" fo:border="none"/>
      <style:paragraph-properties fo:text-align="end" fo:margin-left="0pt"/>
      <style:text-properties fo:color="#000099" style:text-underline-style="none" fo:font-weight="normal" style:font-weight-asian="normal" style:font-weight-complex="normal"/>
    </style:style>
    <style:style style:name="ce150" style:family="table-cell" style:parent-style-name="Default">
      <style:table-cell-properties style:text-align-source="fix" style:repeat-content="false" fo:border="none"/>
      <style:paragraph-properties fo:text-align="end" fo:margin-left="0pt"/>
      <style:text-properties fo:color="#0000cc" style:text-underline-style="none" fo:font-weight="normal" style:font-weight-asian="normal" style:font-weight-complex="normal"/>
    </style:style>
    <style:style style:name="ce42" style:family="table-cell" style:parent-style-name="Default">
      <style:table-cell-properties style:text-align-source="fix" style:repeat-content="false" fo:border="none"/>
      <style:paragraph-properties fo:text-align="end" fo:margin-left="0pt"/>
      <style:text-properties fo:color="#0066b3" style:text-underline-style="none" fo:font-weight="normal" style:font-weight-asian="normal" style:font-weight-complex="normal"/>
    </style:style>
    <style:style style:name="ce151" style:family="table-cell" style:parent-style-name="Default">
      <style:table-cell-properties style:text-align-source="fix" style:repeat-content="false" fo:border="none"/>
      <style:paragraph-properties fo:text-align="end" fo:margin-left="0pt"/>
      <style:text-properties style:use-window-font-color="true" style:text-underline-style="none" fo:font-weight="normal" style:font-weight-asian="normal" style:font-weight-complex="normal"/>
    </style:style>
    <style:style style:name="ce152" style:family="table-cell" style:parent-style-name="Default">
      <style:table-cell-properties style:text-align-source="fix" style:repeat-content="false" fo:border="none"/>
      <style:paragraph-properties fo:text-align="end" fo:margin-left="0pt"/>
      <style:text-properties fo:color="#0000cc" fo:font-size="10pt" style:text-underline-style="none" fo:font-weight="normal" style:font-size-asian="10pt" style:font-weight-asian="normal" style:font-size-complex="10pt" style:font-weight-complex="normal"/>
    </style:style>
    <style:style style:name="ce153" style:family="table-cell" style:parent-style-name="Default">
      <style:table-cell-properties style:text-align-source="fix" style:repeat-content="false" fo:border="none"/>
      <style:paragraph-properties fo:text-align="end" fo:margin-left="0pt"/>
      <style:text-properties fo:color="#000000" fo:font-size="10pt" style:text-underline-style="none" fo:font-weight="normal" style:font-size-asian="10pt" style:font-weight-asian="normal" style:font-size-complex="10pt" style:font-weight-complex="normal"/>
    </style:style>
    <style:style style:name="ce45" style:family="table-cell" style:parent-style-name="Default">
      <style:table-cell-properties style:text-align-source="fix" style:repeat-content="false" fo:border="none"/>
      <style:paragraph-properties fo:text-align="end" fo:margin-left="0pt"/>
      <style:text-properties fo:color="#0000ff" fo:font-style="normal" style:text-underline-style="none" fo:font-weight="normal" style:font-style-asian="normal" style:font-weight-asian="normal" style:font-style-complex="normal" style:font-weight-complex="normal"/>
    </style:style>
    <style:style style:name="ce154" style:family="table-cell" style:parent-style-name="Default">
      <style:table-cell-properties style:text-align-source="fix" style:repeat-content="false" fo:background-color="transparent" fo:border="none"/>
      <style:paragraph-properties fo:text-align="end" fo:margin-left="0pt"/>
      <style:text-properties fo:color="#0000ff" style:text-underline-style="none" fo:font-weight="normal" style:font-weight-asian="normal" style:font-weight-complex="normal"/>
    </style:style>
    <style:style style:name="ce155" style:family="table-cell" style:parent-style-name="Default">
      <style:table-cell-properties style:text-align-source="fix" style:repeat-content="false" fo:border="none"/>
      <style:paragraph-properties fo:text-align="end" fo:margin-left="0pt"/>
      <style:text-properties fo:color="#006600" style:text-underline-style="none" fo:font-weight="normal" style:font-weight-asian="normal" style:font-weight-complex="normal"/>
    </style:style>
    <style:style style:name="ce156" style:family="table-cell" style:parent-style-name="Default">
      <style:table-cell-properties style:text-align-source="fix" style:repeat-content="false" fo:background-color="transparent" fo:border="none"/>
      <style:paragraph-properties fo:text-align="end" fo:margin-left="0pt"/>
      <style:text-properties fo:color="#0000cc" style:text-underline-style="none" fo:font-weight="normal" style:font-weight-asian="normal" style:font-weight-complex="normal"/>
    </style:style>
    <style:style style:name="ce157" style:family="table-cell" style:parent-style-name="Default">
      <style:table-cell-properties style:text-align-source="fix" style:repeat-content="false" fo:border="none"/>
      <style:paragraph-properties fo:text-align="end" fo:margin-left="0pt"/>
      <style:text-properties fo:color="#3333ff" style:text-underline-style="none" fo:font-weight="normal" style:font-weight-asian="normal" style:font-weight-complex="normal"/>
    </style:style>
    <style:style style:name="ce158" style:family="table-cell" style:parent-style-name="Default" style:data-style-name="N37">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159" style:family="table-cell" style:parent-style-name="Default" style:data-style-name="N37">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160" style:family="table-cell" style:parent-style-name="Default" style:data-style-name="N0">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161" style:family="table-cell" style:parent-style-name="Default">
      <style:table-cell-properties style:text-align-source="fix" style:repeat-content="false" fo:border="none"/>
      <style:paragraph-properties fo:text-align="end" fo:margin-left="0pt"/>
      <style:text-properties style:font-name="Arial" style:text-underline-style="none" fo:font-weight="normal" style:font-name-asian="Andale Sans UI" style:font-weight-asian="normal" style:font-name-complex="Tahoma" style:font-weight-complex="normal"/>
    </style:style>
    <style:style style:name="ce162" style:family="table-cell" style:parent-style-name="Default">
      <style:table-cell-properties style:text-align-source="fix" style:repeat-content="false" fo:border="none"/>
      <style:paragraph-properties fo:text-align="center" fo:margin-left="0pt"/>
      <style:text-properties fo:color="#0000ff" style:text-underline-style="none" fo:font-weight="normal" style:font-weight-asian="normal" style:font-weight-complex="normal"/>
    </style:style>
    <style:style style:name="ce163" style:family="table-cell" style:parent-style-name="Default">
      <style:table-cell-properties style:text-align-source="fix" style:repeat-content="false" fo:border="none"/>
      <style:paragraph-properties fo:text-align="center" fo:margin-left="0pt"/>
      <style:text-properties fo:color="#008000" style:text-underline-style="none" fo:font-weight="normal" style:font-weight-asian="normal" style:font-weight-complex="normal"/>
    </style:style>
    <style:style style:name="ce164" style:family="table-cell" style:parent-style-name="Default">
      <style:table-cell-properties style:text-align-source="fix" style:repeat-content="false" fo:border="none"/>
      <style:paragraph-properties fo:text-align="center" fo:margin-left="0pt"/>
      <style:text-properties fo:color="#000000" style:text-underline-style="none" fo:font-weight="normal" style:font-weight-asian="normal" style:font-weight-complex="normal"/>
    </style:style>
    <style:style style:name="ce261" style:family="table-cell" style:parent-style-name="Default">
      <style:text-properties style:text-underline-style="none" fo:font-weight="normal" style:font-weight-asian="normal" style:font-weight-complex="normal"/>
    </style:style>
    <style:style style:name="ce165" style:family="table-cell" style:parent-style-name="Default">
      <style:table-cell-properties style:text-align-source="fix" style:repeat-content="false" fo:border="none"/>
      <style:paragraph-properties fo:text-align="center" fo:margin-left="0pt"/>
      <style:text-properties fo:color="#0000cc" style:text-underline-style="none" fo:font-weight="normal" style:font-weight-asian="normal" style:font-weight-complex="normal"/>
    </style:style>
    <style:style style:name="ce61" style:family="table-cell" style:parent-style-name="Default">
      <style:table-cell-properties style:text-align-source="fix" style:repeat-content="false" fo:border="none"/>
      <style:paragraph-properties fo:text-align="center" fo:margin-left="0pt"/>
      <style:text-properties fo:color="#0066b3" style:text-underline-style="none" fo:font-weight="normal" style:font-weight-asian="normal" style:font-weight-complex="normal"/>
    </style:style>
    <style:style style:name="ce166" style:family="table-cell" style:parent-style-name="Default">
      <style:table-cell-properties style:text-align-source="fix" style:repeat-content="false" fo:border="none"/>
      <style:paragraph-properties fo:text-align="center" fo:margin-left="0pt"/>
      <style:text-properties style:use-window-font-color="true" style:text-underline-style="none" fo:font-weight="normal" style:font-weight-asian="normal" style:font-weight-complex="normal"/>
    </style:style>
    <style:style style:name="ce167" style:family="table-cell" style:parent-style-name="Default">
      <style:table-cell-properties style:text-align-source="fix" style:repeat-content="false" fo:border="none"/>
      <style:paragraph-properties fo:text-align="center" fo:margin-left="0pt"/>
      <style:text-properties fo:color="#000099" style:text-underline-style="none" fo:font-weight="normal" style:font-weight-asian="normal" style:font-weight-complex="normal"/>
    </style:style>
    <style:style style:name="ce168" style:family="table-cell" style:parent-style-name="Default">
      <style:table-cell-properties style:text-align-source="fix" style:repeat-content="false" fo:border="none"/>
      <style:paragraph-properties fo:text-align="center" fo:margin-left="0pt"/>
      <style:text-properties fo:color="#0000cc" fo:font-size="10pt" style:text-underline-style="none" fo:font-weight="normal" style:font-size-asian="10pt" style:font-weight-asian="normal" style:font-size-complex="10pt" style:font-weight-complex="normal"/>
    </style:style>
    <style:style style:name="ce169" style:family="table-cell" style:parent-style-name="Default">
      <style:table-cell-properties style:text-align-source="fix" style:repeat-content="false" fo:border="none"/>
      <style:paragraph-properties fo:text-align="center" fo:margin-left="0pt"/>
      <style:text-properties fo:color="#000000" fo:font-size="10pt" style:text-underline-style="none" fo:font-weight="normal" style:font-size-asian="10pt" style:font-weight-asian="normal" style:font-size-complex="10pt" style:font-weight-complex="normal"/>
    </style:style>
    <style:style style:name="ce170" style:family="table-cell" style:parent-style-name="Default">
      <style:table-cell-properties style:text-align-source="fix" style:repeat-content="false" fo:background-color="transparent" fo:border="none"/>
      <style:paragraph-properties fo:text-align="center" fo:margin-left="0pt"/>
      <style:text-properties fo:color="#0000ff" style:text-underline-style="none" fo:font-weight="normal" style:font-weight-asian="normal" style:font-weight-complex="normal"/>
    </style:style>
    <style:style style:name="ce171" style:family="table-cell" style:parent-style-name="Default">
      <style:table-cell-properties style:text-align-source="fix" style:repeat-content="false"/>
      <style:paragraph-properties fo:text-align="center" fo:margin-left="0pt"/>
      <style:text-properties style:text-underline-style="none" fo:font-weight="normal" style:font-weight-asian="normal" style:font-weight-complex="normal"/>
    </style:style>
    <style:style style:name="ce172" style:family="table-cell" style:parent-style-name="Default">
      <style:text-properties fo:color="#006600" style:text-underline-style="none" fo:font-weight="normal" style:font-weight-asian="normal" style:font-weight-complex="normal"/>
    </style:style>
    <style:style style:name="ce173" style:family="table-cell" style:parent-style-name="Default">
      <style:table-cell-properties style:text-align-source="fix" style:repeat-content="false" fo:background-color="transparent" fo:border="none"/>
      <style:paragraph-properties fo:text-align="center" fo:margin-left="0pt"/>
      <style:text-properties fo:color="#0000cc" style:text-underline-style="none" fo:font-weight="normal" style:font-weight-asian="normal" style:font-weight-complex="normal"/>
    </style:style>
    <style:style style:name="ce174" style:family="table-cell" style:parent-style-name="Default">
      <style:table-cell-properties style:text-align-source="fix" style:repeat-content="false" fo:border="none"/>
      <style:paragraph-properties fo:text-align="center" fo:margin-left="0pt"/>
      <style:text-properties fo:color="#6666ff" style:text-underline-style="none" fo:font-weight="normal" style:font-weight-asian="normal" style:font-weight-complex="normal"/>
    </style:style>
    <style:style style:name="ce175" style:family="table-cell" style:parent-style-name="Default">
      <style:table-cell-properties style:text-align-source="fix" style:repeat-content="false" fo:border="none"/>
      <style:paragraph-properties fo:text-align="center" fo:margin-left="0pt"/>
      <style:text-properties fo:color="#3333ff" style:text-underline-style="none" fo:font-weight="normal" style:font-weight-asian="normal" style:font-weight-complex="normal"/>
    </style:style>
    <style:style style:name="ce176" style:family="table-cell" style:parent-style-name="Default">
      <style:table-cell-properties style:text-align-source="fix" style:repeat-content="false" fo:border="none"/>
      <style:paragraph-properties fo:text-align="center" fo:margin-left="0pt"/>
      <style:text-properties fo:color="#006600" style:text-underline-style="none" fo:font-weight="normal" style:font-weight-asian="normal" style:font-weight-complex="normal"/>
    </style:style>
    <style:style style:name="ce177" style:family="table-cell" style:parent-style-name="Default">
      <style:table-cell-properties style:text-align-source="fix" style:repeat-content="false" fo:border="none"/>
      <style:paragraph-properties fo:text-align="start" fo:margin-left="0pt"/>
      <style:text-properties style:text-underline-style="none" fo:font-weight="normal" style:font-weight-asian="normal" style:font-weight-complex="normal"/>
    </style:style>
    <style:style style:name="ce263" style:family="table-cell" style:parent-style-name="Default">
      <style:table-cell-properties fo:border="none" style:vertical-align="top"/>
      <style:text-properties style:text-underline-style="none" fo:font-weight="normal" style:font-weight-asian="normal" style:font-weight-complex="normal"/>
    </style:style>
    <style:style style:name="ce74" style:family="table-cell" style:parent-style-name="Default">
      <style:text-properties style:font-name="Ariel" style:text-underline-style="none" fo:font-weight="normal" style:font-weight-asian="normal" style:font-weight-complex="normal"/>
    </style:style>
    <style:style style:name="ce77" style:family="table-cell" style:parent-style-name="Default">
      <style:text-properties fo:color="#0066b3" style:text-underline-style="none" fo:font-weight="normal" style:font-weight-asian="normal" style:font-weight-complex="normal"/>
    </style:style>
    <style:style style:name="ce178" style:family="table-cell" style:parent-style-name="Default">
      <style:text-properties fo:color="#0000ff" style:text-underline-style="none" fo:font-weight="normal" style:font-weight-asian="normal" style:font-weight-complex="normal"/>
    </style:style>
    <style:style style:name="ce265" style:family="table-cell" style:parent-style-name="Default">
      <style:table-cell-properties style:vertical-align="top"/>
      <style:text-properties style:text-underline-style="none" fo:font-weight="normal" style:font-weight-asian="normal" style:font-weight-complex="normal"/>
    </style:style>
    <style:style style:name="ce179" style:family="table-cell" style:parent-style-name="Default">
      <style:text-properties fo:color="#008000" style:text-underline-style="none" fo:font-weight="normal" style:font-weight-asian="normal" style:font-weight-complex="normal"/>
    </style:style>
    <style:style style:name="ce180" style:family="table-cell" style:parent-style-name="Default">
      <style:text-properties fo:color="#0000cc" style:text-underline-style="none" fo:font-weight="normal" style:font-weight-asian="normal" style:font-weight-complex="normal"/>
    </style:style>
    <style:style style:name="ce181" style:family="table-cell" style:parent-style-name="Default">
      <style:text-properties style:use-window-font-color="true" style:text-underline-style="none" fo:font-weight="normal" style:font-weight-asian="normal" style:font-weight-complex="normal"/>
    </style:style>
    <style:style style:name="ce182" style:family="table-cell" style:parent-style-name="Default">
      <style:text-properties fo:color="#000099" style:text-underline-style="none" fo:font-weight="normal" style:font-weight-asian="normal" style:font-weight-complex="normal"/>
    </style:style>
    <style:style style:name="ce183" style:family="table-cell" style:parent-style-name="Default">
      <style:text-properties fo:color="#0000cc" fo:font-size="10pt" style:text-underline-style="none" fo:font-weight="normal" style:font-size-asian="10pt" style:font-weight-asian="normal" style:font-size-complex="10pt" style:font-weight-complex="normal"/>
    </style:style>
    <style:style style:name="ce184" style:family="table-cell" style:parent-style-name="Default">
      <style:text-properties fo:color="#000000" fo:font-size="10pt" style:text-underline-style="none" fo:font-weight="normal" style:font-size-asian="10pt" style:font-weight-asian="normal" style:font-size-complex="10pt" style:font-weight-complex="normal"/>
    </style:style>
    <style:style style:name="ce290" style:family="table-cell" style:parent-style-name="Default">
      <style:text-properties fo:font-size="10pt" style:text-underline-style="none" fo:font-weight="normal" style:font-size-asian="10pt" style:font-weight-asian="normal" style:font-size-complex="10pt" style:font-weight-complex="normal"/>
    </style:style>
    <style:style style:name="ce142" style:family="table-cell" style:parent-style-name="Default">
      <style:table-cell-properties fo:border="none"/>
      <style:text-properties fo:font-size="10pt" style:text-underline-style="none" fo:font-weight="normal" style:font-size-asian="10pt" style:font-weight-asian="normal" style:font-size-complex="10pt" style:font-weight-complex="normal"/>
    </style:style>
    <style:style style:name="ce292" style:family="table-cell" style:parent-style-name="Default">
      <style:text-properties fo:color="#0000ff" fo:font-size="10pt" style:text-underline-style="none" fo:font-weight="normal" style:font-size-asian="10pt" style:font-weight-asian="normal" style:font-size-complex="10pt" style:font-weight-complex="normal"/>
    </style:style>
    <style:style style:name="ce187" style:family="table-cell" style:parent-style-name="Default">
      <style:table-cell-properties fo:background-color="transparent"/>
      <style:text-properties fo:color="#0000ff" style:text-underline-style="none" fo:font-weight="normal" style:font-weight-asian="normal" style:font-weight-complex="normal"/>
    </style:style>
    <style:style style:name="ce188" style:family="table-cell" style:parent-style-name="Default">
      <style:table-cell-properties fo:background-color="transparent"/>
      <style:text-properties fo:color="#0000cc" style:text-underline-style="none" fo:font-weight="normal" style:font-weight-asian="normal" style:font-weight-complex="normal"/>
    </style:style>
    <style:style style:name="ce191" style:family="table-cell" style:parent-style-name="Default">
      <style:text-properties fo:color="#3333ff" style:text-underline-style="none" fo:font-weight="normal" style:font-weight-asian="normal" style:font-weight-complex="normal"/>
    </style:style>
    <style:style style:name="ce192" style:family="table-cell" style:parent-style-name="Default">
      <style:text-properties fo:color="#000099" fo:font-size="10pt" style:text-underline-style="none" fo:font-weight="normal" style:font-size-asian="10pt" style:font-weight-asian="normal" style:font-size-complex="10pt" style:font-weight-complex="normal"/>
    </style:style>
    <style:style style:name="ce193" style:family="table-cell" style:parent-style-name="Default" style:data-style-name="N84">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96" style:family="table-cell" style:parent-style-name="Default" style:data-style-name="N84">
      <style:table-cell-properties style:text-align-source="fix" style:repeat-content="false" fo:border="none"/>
      <style:paragraph-properties fo:text-align="end" fo:margin-left="0pt"/>
      <style:text-properties fo:color="#0066b3" style:text-underline-style="none" fo:font-weight="normal" style:font-weight-asian="normal" style:font-weight-complex="normal"/>
    </style:style>
    <style:style style:name="ce86" style:family="table-cell" style:parent-style-name="Default" style:data-style-name="N84">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85" style:family="table-cell" style:parent-style-name="Default" style:data-style-name="N84">
      <style:table-cell-properties style:text-align-source="fix" style:repeat-content="false" fo:border="none"/>
      <style:paragraph-properties fo:text-align="end" fo:margin-left="0pt"/>
      <style:text-properties fo:color="#000000" style:text-underline-style="none" fo:font-weight="normal" style:font-weight-asian="normal" style:font-weight-complex="normal"/>
    </style:style>
    <style:style style:name="ce194" style:family="table-cell" style:parent-style-name="Default">
      <style:table-cell-properties fo:background-color="transparent"/>
      <style:text-properties style:use-window-font-color="true" style:text-underline-style="none" fo:font-weight="normal" style:font-weight-asian="normal" style:font-weight-complex="normal"/>
    </style:style>
    <style:style style:name="ce195" style:family="table-cell" style:parent-style-name="Default">
      <style:table-cell-properties fo:border="none"/>
      <style:text-properties fo:font-size="8pt" style:text-underline-style="none" fo:font-weight="normal" style:font-size-asian="8pt" style:font-weight-asian="normal" style:font-size-complex="8pt" style:font-weight-complex="normal"/>
    </style:style>
    <style:style style:name="ce190" style:family="table-cell" style:parent-style-name="Default">
      <style:text-properties fo:font-size="8pt" style:text-underline-style="none" fo:font-weight="normal" style:font-size-asian="8pt" style:font-weight-asian="normal" style:font-size-complex="8pt" style:font-weight-complex="normal"/>
    </style:style>
    <style:style style:name="ce196" style:family="table-cell" style:parent-style-name="Default">
      <style:text-properties fo:font-size="8pt" style:font-size-asian="8pt" style:font-size-complex="8pt"/>
    </style:style>
    <style:style style:name="ce189" style:family="table-cell" style:parent-style-name="Default">
      <style:text-properties fo:color="#000000" fo:font-size="8pt" style:text-underline-style="none" fo:font-weight="normal" style:font-size-asian="8pt" style:font-weight-asian="normal" style:font-size-complex="8pt" style:font-weight-complex="normal"/>
    </style:style>
    <style:style style:name="ce197" style:family="table-cell" style:parent-style-name="Default">
      <style:table-cell-properties fo:border="none"/>
      <style:text-properties fo:color="#000000" fo:font-size="8pt" style:text-underline-style="none" fo:font-weight="normal" style:font-size-asian="8pt" style:font-weight-asian="normal" style:font-size-complex="8pt" style:font-weight-complex="normal"/>
    </style:style>
    <style:style style:name="ce309" style:family="table-cell" style:parent-style-name="Default">
      <style:text-properties fo:font-size="14pt" style:font-size-asian="14pt" style:font-size-complex="14pt"/>
    </style:style>
    <style:style style:name="ce310"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311" style:family="table-cell" style:parent-style-name="Default">
      <style:text-properties fo:font-size="12pt" fo:font-weight="bold" style:font-size-asian="12pt" style:font-weight-asian="bold" style:font-size-complex="12pt" style:font-weight-complex="bold"/>
    </style:style>
    <style:style style:name="ce312" style:family="table-cell" style:parent-style-name="Default">
      <style:text-properties fo:font-weight="normal" style:font-weight-asian="normal" style:font-weight-complex="normal"/>
    </style:style>
    <style:style style:name="ce313" style:family="table-cell" style:parent-style-name="Default">
      <style:table-cell-properties fo:border-bottom="none" style:text-align-source="fix" style:repeat-content="false" fo:border-left="0.06pt solid #000000" fo:border-right="none" fo:border-top="none"/>
      <style:paragraph-properties fo:text-align="start" fo:margin-left="0pt"/>
    </style:style>
    <style:style style:name="ce314" style:family="table-cell" style:parent-style-name="Default">
      <style:table-cell-properties fo:border-bottom="none" style:text-align-source="fix" style:repeat-content="false" fo:border-left="0.06pt solid #000000" fo:border-right="0.06pt solid #000000" fo:border-top="none"/>
      <style:paragraph-properties fo:text-align="start" fo:margin-left="0pt"/>
    </style:style>
    <style:style style:name="ce315" style:family="table-cell" style:parent-style-name="Default">
      <style:text-properties style:text-underline-style="solid" style:text-underline-width="auto" style:text-underline-color="font-color"/>
    </style:style>
    <style:style style:name="ce316" style:family="table-cell" style:parent-style-name="Default">
      <style:text-properties fo:color="#008000"/>
    </style:style>
    <style:style style:name="ce317" style:family="table-cell" style:parent-style-name="Defaul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ce318" style:family="table-cell" style:parent-style-name="Default">
      <style:text-properties style:text-underline-style="none"/>
    </style:style>
    <style:style style:name="ce319" style:family="table-cell" style:parent-style-name="Default">
      <style:text-properties fo:font-size="12pt" style:text-underline-style="none" fo:font-weight="bold" style:font-size-asian="12pt" style:font-weight-asian="bold" style:font-size-complex="12pt" style:font-weight-complex="bold"/>
    </style:style>
    <style:style style:name="ce320" style:family="table-cell" style:parent-style-name="Default">
      <style:text-properties fo:color="#000099"/>
    </style:style>
    <style:style style:name="ce333" style:family="table-cell" style:parent-style-name="Default">
      <style:table-cell-properties style:text-align-source="fix" style:repeat-content="false"/>
      <style:paragraph-properties fo:text-align="start" fo:margin-left="0pt"/>
    </style:style>
    <style:style style:name="ce334" style:family="table-cell" style:parent-style-name="Default">
      <style:text-properties fo:color="#0000cc"/>
    </style:style>
    <style:style style:name="ce335" style:family="table-cell" style:parent-style-name="Default">
      <style:text-properties fo:color="#000000"/>
    </style:style>
    <style:style style:name="ce340" style:family="table-cell" style:parent-style-name="Default">
      <style:text-properties fo:color="#000099" style:text-underline-style="none"/>
    </style:style>
    <style:style style:name="ce341" style:family="table-cell" style:parent-style-name="Default">
      <style:text-properties fo:color="#000000" style:text-underline-style="solid" style:text-underline-width="auto" style:text-underline-color="font-color"/>
    </style:style>
    <style:style style:name="ce342" style:family="table-cell" style:parent-style-name="Default">
      <style:table-cell-properties fo:background-color="transparent"/>
      <style:text-properties fo:color="#0000ff" style:text-underline-style="none"/>
    </style:style>
    <style:style style:name="ce346" style:family="table-cell" style:parent-style-name="Default">
      <style:text-properties fo:color="#000000" style:text-underline-style="none"/>
    </style:style>
    <style:style style:name="ce347" style:family="table-cell" style:parent-style-name="Default">
      <style:text-properties fo:color="#0000cc" style:text-underline-style="none"/>
    </style:style>
    <style:style style:name="ce348" style:family="table-cell" style:parent-style-name="Default">
      <style:text-properties fo:font-style="italic" style:font-style-asian="italic" style:font-style-complex="italic"/>
    </style:style>
    <style:style style:name="ce349" style:family="table-cell" style:parent-style-name="Default">
      <style:text-properties fo:color="#0000ff"/>
    </style:style>
    <style:style style:name="ce350" style:family="table-cell" style:parent-style-name="Default">
      <style:text-properties fo:color="#000000" fo:font-style="italic" style:font-style-asian="italic" style:font-style-complex="italic"/>
    </style:style>
    <style:style style:name="ce351" style:family="table-cell" style:parent-style-name="Default">
      <style:text-properties fo:color="#000000" fo:font-style="normal" style:font-style-asian="normal" style:font-style-complex="normal"/>
    </style:style>
    <style:style style:name="ce352" style:family="table-cell" style:parent-style-name="Default">
      <style:text-properties fo:color="#000000" fo:font-style="normal" style:text-underline-style="solid" style:text-underline-width="auto" style:text-underline-color="font-color" style:font-style-asian="normal" style:font-style-complex="normal"/>
    </style:style>
    <style:style style:name="ce353" style:family="table-cell" style:parent-style-name="Default">
      <style:text-properties fo:color="#0000cc" fo:font-style="normal" style:font-style-asian="normal" style:font-style-complex="normal"/>
    </style:style>
    <style:style style:name="ce354" style:family="table-cell" style:parent-style-name="Default">
      <style:text-properties fo:font-style="normal" style:font-style-asian="normal" style:font-style-complex="normal"/>
    </style:style>
    <style:style style:name="ce355" style:family="table-cell" style:parent-style-name="Default">
      <style:text-properties fo:color="#006600"/>
    </style:style>
    <style:style style:name="ce356" style:family="table-cell" style:parent-style-name="Default">
      <style:text-properties fo:font-size="15pt" style:font-size-asian="15pt" style:font-size-complex="15pt"/>
    </style:style>
    <style:style style:name="ce357" style:family="table-cell" style:parent-style-name="Default">
      <style:text-properties style:text-underline-style="solid" style:text-underline-width="auto" style:text-underline-color="font-color" fo:font-weight="normal" style:font-weight-asian="normal" style:font-weight-complex="normal"/>
    </style:style>
    <style:style style:name="ce358"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226"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style>
    <style:style style:name="ce360"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pt"/>
      <style:text-properties fo:font-weight="bold" style:font-weight-asian="bold" style:font-weight-complex="bold"/>
    </style:style>
    <style:style style:name="ce359"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style>
    <style:style style:name="ce361"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weight="normal" style:font-weight-asian="normal" style:font-weight-complex="normal"/>
    </style:style>
    <style:style style:name="ce362"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8000"/>
    </style:style>
    <style:style style:name="ce363"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99"/>
    </style:style>
    <style:style style:name="ce399"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ff"/>
    </style:style>
    <style:style style:name="ce400"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cc"/>
    </style:style>
    <style:style style:name="ce401"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style:style>
    <style:style style:name="ce402"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pt"/>
      <style:text-properties fo:color="#0000ff"/>
    </style:style>
    <style:style style:name="ce403"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italic" style:font-style-asian="italic" style:font-style-complex="italic"/>
    </style:style>
    <style:style style:name="ce404"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normal" style:font-style-asian="normal" style:font-style-complex="normal"/>
    </style:style>
    <style:style style:name="ce406"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normal" style:font-style-asian="normal" style:font-style-complex="normal"/>
    </style:style>
    <style:style style:name="ce407"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style="normal" style:font-style-asian="normal" style:font-style-complex="normal"/>
    </style:style>
    <style:style style:name="ce408"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6600"/>
    </style:style>
    <style:style style:name="ce409" style:family="table-cell" style:parent-style-name="Default">
      <style:table-cell-properties fo:border-bottom="none" fo:border-left="0.06pt solid #000000" fo:border-right="0.06pt solid #000000" fo:border-top="none"/>
    </style:style>
    <style:style style:name="ce411" style:family="table-cell" style:parent-style-name="Default">
      <style:table-cell-properties style:text-align-source="fix" style:repeat-content="false" fo:border="none"/>
      <style:paragraph-properties fo:text-align="center" fo:margin-left="0pt"/>
    </style:style>
    <style:style style:name="ce414"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fo:font-weight="bold" style:font-weight-asian="bold" style:font-weight-complex="bold"/>
    </style:style>
    <style:style style:name="ce415" style:family="table-cell" style:parent-style-name="Default">
      <style:table-cell-properties fo:border-bottom="none" style:text-align-source="fix" style:repeat-content="false" fo:border-left="none" fo:border-right="0.06pt solid #000000" fo:border-top="none"/>
      <style:paragraph-properties fo:text-align="center" fo:margin-left="0pt"/>
    </style:style>
    <style:style style:name="ce418"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8000"/>
    </style:style>
    <style:style style:name="ce419"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cc"/>
    </style:style>
    <style:style style:name="ce420"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style:style>
    <style:style style:name="ce421"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99"/>
    </style:style>
    <style:style style:name="ce422"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pt"/>
      <style:text-properties fo:color="#0000ff"/>
    </style:style>
    <style:style style:name="ce423"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ff"/>
    </style:style>
    <style:style style:name="ce425"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italic" style:font-style-asian="italic" style:font-style-complex="italic"/>
    </style:style>
    <style:style style:name="ce426"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font-style="normal" style:font-style-asian="normal" style:font-style-complex="normal"/>
    </style:style>
    <style:style style:name="ce427"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6600"/>
    </style:style>
    <style:style style:name="ce428" style:family="table-cell" style:parent-style-name="Default">
      <style:table-cell-properties fo:border-bottom="none" fo:border-left="0.06pt solid #000000" fo:border-right="0.06pt solid #000000" fo:border-top="none"/>
      <style:text-properties fo:color="#008000"/>
    </style:style>
    <style:style style:name="ce429" style:family="table-cell" style:parent-style-name="Default">
      <style:table-cell-properties fo:border-bottom="none" fo:border-left="0.06pt solid #000000" fo:border-right="0.06pt solid #000000" fo:border-top="none"/>
      <style:text-properties fo:font-size="8pt" style:font-size-asian="8pt" style:font-size-complex="8pt"/>
    </style:style>
    <style:style style:name="ce430" style:family="table-cell" style:parent-style-name="Default">
      <style:table-cell-properties fo:border-bottom="none" fo:border-left="0.06pt solid #000000" fo:border-right="0.06pt solid #000000" fo:border-top="none"/>
      <style:text-properties fo:color="#0000cc"/>
    </style:style>
    <style:style style:name="ce431" style:family="table-cell" style:parent-style-name="Default">
      <style:table-cell-properties fo:border-bottom="none" fo:border-left="0.06pt solid #000000" fo:border-right="0.06pt solid #000000" fo:border-top="none"/>
      <style:text-properties fo:color="#000000"/>
    </style:style>
    <style:style style:name="ce432" style:family="table-cell" style:parent-style-name="Default">
      <style:table-cell-properties fo:border-bottom="none" fo:border-left="0.06pt solid #000000" fo:border-right="0.06pt solid #000000" fo:border-top="none"/>
      <style:text-properties fo:color="#000099"/>
    </style:style>
    <style:style style:name="ce433" style:family="table-cell" style:parent-style-name="Default">
      <style:table-cell-properties fo:border-bottom="none" fo:border-left="0.06pt solid #000000" fo:border-right="0.06pt solid #000000" fo:border-top="none"/>
      <style:text-properties fo:font-size="10pt" style:font-size-asian="10pt" style:font-size-complex="10pt"/>
    </style:style>
    <style:style style:name="ce435" style:family="table-cell" style:parent-style-name="Default">
      <style:table-cell-properties fo:border-bottom="none" fo:background-color="transparent" fo:border-left="0.06pt solid #000000" fo:border-right="0.06pt solid #000000" fo:border-top="none"/>
      <style:text-properties fo:color="#0000ff" fo:font-size="10pt" style:font-size-asian="10pt" style:font-size-complex="10pt"/>
    </style:style>
    <style:style style:name="ce436" style:family="table-cell" style:parent-style-name="Default">
      <style:table-cell-properties fo:border-bottom="none" fo:border-left="0.06pt solid #000000" fo:border-right="0.06pt solid #000000" fo:border-top="none"/>
      <style:text-properties fo:color="#0000cc" fo:font-size="10pt" style:font-size-asian="10pt" style:font-size-complex="10pt"/>
    </style:style>
    <style:style style:name="ce437" style:family="table-cell" style:parent-style-name="Default">
      <style:table-cell-properties fo:border-bottom="none" fo:border-left="0.06pt solid #000000" fo:border-right="0.06pt solid #000000" fo:border-top="none"/>
      <style:text-properties fo:color="#000000" fo:font-size="10pt" style:font-size-asian="10pt" style:font-size-complex="10pt"/>
    </style:style>
    <style:style style:name="ce438" style:family="table-cell" style:parent-style-name="Default">
      <style:table-cell-properties fo:border-bottom="none" fo:border-left="0.06pt solid #000000" fo:border-right="0.06pt solid #000000" fo:border-top="none"/>
      <style:text-properties fo:font-size="10pt" fo:font-style="italic" style:font-size-asian="10pt" style:font-style-asian="italic" style:font-size-complex="10pt" style:font-style-complex="italic"/>
    </style:style>
    <style:style style:name="ce440" style:family="table-cell" style:parent-style-name="Default">
      <style:table-cell-properties fo:border-bottom="none" fo:border-left="0.06pt solid #000000" fo:border-right="0.06pt solid #000000" fo:border-top="none"/>
      <style:text-properties fo:font-size="10pt" fo:font-style="normal" style:font-size-asian="10pt" style:font-style-asian="normal" style:font-size-complex="10pt" style:font-style-complex="normal"/>
    </style:style>
    <style:style style:name="ce442" style:family="table-cell" style:parent-style-name="Default">
      <style:table-cell-properties fo:border-bottom="none" fo:border-left="0.06pt solid #000000" fo:border-right="0.06pt solid #000000" fo:border-top="none"/>
      <style:text-properties fo:color="#000000" fo:font-size="8pt" style:font-size-asian="8pt" style:font-size-complex="8pt"/>
    </style:style>
    <style:style style:name="ce443" style:family="table-cell" style:parent-style-name="Default">
      <style:table-cell-properties fo:border-bottom="none" fo:border-left="0.06pt solid #000000" fo:border-right="0.06pt solid #000000" fo:border-top="none"/>
      <style:text-properties fo:color="#0000ff"/>
    </style:style>
    <style:style style:name="ce444" style:family="table-cell" style:parent-style-name="Default">
      <style:table-cell-properties fo:border-bottom="none" fo:border-left="0.06pt solid #000000" fo:border-right="0.06pt solid #000000" fo:border-top="none"/>
      <style:text-properties fo:color="#000000" fo:font-style="italic" style:font-style-asian="italic" style:font-style-complex="italic"/>
    </style:style>
    <style:style style:name="ce456" style:family="table-cell" style:parent-style-name="Default">
      <style:table-cell-properties fo:border-bottom="none" fo:border-left="0.06pt solid #000000" fo:border-right="0.06pt solid #000000" fo:border-top="none"/>
      <style:text-properties fo:color="#000000" fo:font-style="normal" style:font-style-asian="normal" style:font-style-complex="normal"/>
    </style:style>
    <style:style style:name="ce457" style:family="table-cell" style:parent-style-name="Default">
      <style:table-cell-properties fo:border-bottom="none" fo:border-left="0.06pt solid #000000" fo:border-right="0.06pt solid #000000" fo:border-top="none"/>
      <style:text-properties fo:font-style="normal" style:font-style-asian="normal" style:font-style-complex="normal"/>
    </style:style>
    <style:style style:name="ce458" style:family="table-cell" style:parent-style-name="Default">
      <style:table-cell-properties fo:border-bottom="none" fo:border-left="none" fo:border-right="0.06pt solid #000000" fo:border-top="none"/>
    </style:style>
    <style:style style:name="ce459"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fo:font-weight="bold" style:font-weight-asian="bold" style:font-weight-complex="bold"/>
    </style:style>
    <style:style style:name="ce460" style:family="table-cell" style:parent-style-name="Default">
      <style:table-cell-properties style:text-align-source="fix" style:repeat-content="false"/>
      <style:paragraph-properties fo:text-align="start" fo:margin-left="0pt"/>
      <style:text-properties fo:color="#000000"/>
    </style:style>
    <style:style style:name="ce461" style:family="table-cell" style:parent-style-name="Default" style:data-style-name="N37">
      <style:table-cell-properties style:text-align-source="fix" style:repeat-content="false"/>
      <style:paragraph-properties fo:text-align="start" fo:margin-left="0pt"/>
    </style:style>
    <style:style style:name="ce462" style:family="table-cell" style:parent-style-name="Default" style:data-style-name="N37">
      <style:table-cell-properties style:text-align-source="fix" style:repeat-content="false"/>
      <style:paragraph-properties fo:text-align="start" fo:margin-left="0pt"/>
      <style:text-properties fo:font-style="italic" style:font-style-asian="italic" style:font-style-complex="italic"/>
    </style:style>
    <style:style style:name="ce463" style:family="table-cell" style:parent-style-name="Default" style:data-style-name="N37">
      <style:table-cell-properties style:text-align-source="fix" style:repeat-content="false"/>
      <style:paragraph-properties fo:text-align="start" fo:margin-left="0pt"/>
      <style:text-properties fo:font-style="normal" style:font-style-asian="normal" style:font-style-complex="normal"/>
    </style:style>
    <style:style style:name="ce464" style:family="table-cell" style:parent-style-name="Default">
      <style:table-cell-properties style:text-align-source="fix" style:repeat-content="false"/>
      <style:paragraph-properties fo:text-align="start" fo:margin-left="0pt"/>
      <style:text-properties fo:font-style="normal" style:font-style-asian="normal" style:font-style-complex="normal"/>
    </style:style>
    <style:style style:name="ce465" style:family="table-cell" style:parent-style-name="Default">
      <style:table-cell-properties fo:border-bottom="none" style:text-align-source="fix" style:repeat-content="false" fo:border-left="none" fo:border-right="0.06pt solid #000000" fo:border-top="none"/>
      <style:paragraph-properties fo:text-align="end" fo:margin-left="0pt"/>
    </style:style>
    <style:style style:name="ce466" style:family="table-cell" style:parent-style-name="Default" style:data-style-name="N84">
      <style:table-cell-properties style:text-align-source="fix" style:repeat-content="false"/>
      <style:paragraph-properties fo:text-align="start" fo:margin-left="0pt"/>
    </style:style>
    <style:style style:name="ce467" style:family="table-cell" style:parent-style-name="Default">
      <style:table-cell-properties fo:wrap-option="wrap"/>
      <style:text-properties style:use-window-font-color="true" style:text-outline="false" style:text-line-through-style="none" style:text-line-through-typ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468" style:family="table-cell" style:parent-style-name="Default">
      <style:table-cell-properties fo:border-bottom="none" fo:border-left="0.06pt solid #000000" fo:border-right="none" fo:border-top="none"/>
      <style:text-properties fo:font-size="12pt" style:text-underline-style="none" fo:font-weight="bold" style:font-size-asian="12pt" style:font-weight-asian="bold" style:font-size-complex="12pt" style:font-weight-complex="bold"/>
    </style:style>
    <style:style style:name="ce469" style:family="table-cell" style:parent-style-name="Default">
      <style:table-cell-properties fo:border-bottom="none" fo:border-left="0.06pt solid #000000" fo:border-right="none" fo:border-top="none"/>
      <style:text-properties style:text-underline-style="solid" style:text-underline-width="auto" style:text-underline-color="font-color"/>
    </style:style>
    <style:style style:name="ce470" style:family="table-cell" style:parent-style-name="Default">
      <style:table-cell-properties fo:border-bottom="none" fo:border-left="0.06pt solid #000000" fo:border-right="none" fo:border-top="none"/>
      <style:text-properties style:text-underline-style="none"/>
    </style:style>
    <style:style style:name="ce471" style:family="table-cell" style:parent-style-name="Default">
      <style:table-cell-properties fo:border-bottom="none" fo:border-left="0.06pt solid #000000" fo:border-right="none" fo:border-top="none"/>
    </style:style>
    <style:style style:name="ce472" style:family="table-cell" style:parent-style-name="Default">
      <style:table-cell-properties fo:border-bottom="none" fo:border-left="0.06pt solid #000000" fo:border-right="none" fo:border-top="none"/>
      <style:text-properties fo:color="#000000" style:text-underline-style="none"/>
    </style:style>
    <style:style style:name="ce473" style:family="table-cell" style:parent-style-name="Default">
      <style:table-cell-properties fo:border-bottom="none" fo:border-left="0.06pt solid #000000" fo:border-right="none" fo:border-top="none"/>
      <style:text-properties fo:color="#000099"/>
    </style:style>
    <style:style style:name="ce474" style:family="table-cell" style:parent-style-name="Default">
      <style:table-cell-properties fo:border-bottom="none" fo:border-left="0.06pt solid #000000" fo:border-right="none" fo:border-top="none"/>
      <style:text-properties fo:color="#000000"/>
    </style:style>
    <style:style style:name="ce475" style:family="table-cell" style:parent-style-name="Default">
      <style:table-cell-properties fo:border-bottom="none" fo:border-left="0.06pt solid #000000" fo:border-right="none" fo:border-top="none"/>
      <style:text-properties fo:color="#0000ff" fo:font-size="10pt" style:text-underline-style="none" fo:font-weight="normal" style:font-size-asian="10pt" style:font-weight-asian="normal" style:font-size-complex="10pt" style:font-weight-complex="normal"/>
    </style:style>
    <style:style style:name="ce476" style:family="table-cell" style:parent-style-name="Default">
      <style:table-cell-properties fo:border-bottom="none" fo:border-left="0.06pt solid #000000" fo:border-right="none" fo:border-top="none"/>
      <style:text-properties fo:color="#000000" fo:font-size="10pt" style:text-underline-style="none" fo:font-weight="normal" style:font-size-asian="10pt" style:font-weight-asian="normal" style:font-size-complex="10pt" style:font-weight-complex="normal"/>
    </style:style>
    <style:style style:name="ce477"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style>
    <style:style style:name="ce478" style:family="table-cell" style:parent-style-name="Default" style:data-style-name="N37">
      <style:table-cell-properties fo:border-bottom="none" style:text-align-source="fix" style:repeat-content="false" fo:border-left="0.06pt solid #000000" fo:border-right="0.06pt solid #000000" fo:border-top="none"/>
      <style:paragraph-properties fo:text-align="end" fo:margin-left="0pt"/>
    </style:style>
    <style:style style:name="ce479"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00"/>
    </style:style>
    <style:style style:name="ce480"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99"/>
    </style:style>
    <style:style style:name="ce481"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ff"/>
    </style:style>
    <style:style style:name="ce482" style:family="table-cell" style:parent-style-name="Default">
      <style:table-cell-properties style:text-align-source="fix" style:repeat-content="false" fo:border="none"/>
      <style:paragraph-properties fo:text-align="center" fo:margin-left="0pt"/>
      <style:text-properties fo:color="#000000"/>
    </style:style>
    <style:style style:name="ce498" style:family="table-cell" style:parent-style-name="Default">
      <style:table-cell-properties style:text-align-source="fix" style:repeat-content="false"/>
      <style:paragraph-properties fo:text-align="center" fo:margin-left="0pt"/>
    </style:style>
    <style:style style:name="ce499" style:family="table-cell" style:parent-style-name="Default">
      <style:table-cell-properties style:text-align-source="fix" style:repeat-content="false" fo:border="none"/>
      <style:paragraph-properties fo:text-align="center" fo:margin-left="0pt"/>
      <style:text-properties fo:color="#0000ff"/>
    </style:style>
    <style:style style:name="ce509" style:family="table-cell" style:parent-style-name="Default" style:data-style-name="N84">
      <style:table-cell-properties fo:border-bottom="none" style:text-align-source="fix" style:repeat-content="false" fo:border-left="0.06pt solid #000000" fo:border-right="0.06pt solid #000000" fo:border-top="none"/>
      <style:paragraph-properties fo:text-align="end" fo:margin-left="0pt"/>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weight="normal" style:font-weight-asian="normal" style:font-weight-complex="normal"/>
    </style:style>
    <style:style style:name="T4" style:family="text">
      <style:text-properties style:font-name="Arial" style:font-size-asian="12pt" style:font-size-complex="12pt"/>
    </style:style>
    <style:style style:name="T5" style:family="text">
      <style:text-properties style:font-name="Arial" style:font-size-asian="12pt" style:font-size-complex="12pt" style:letter-kerning="true" fo:language="none" fo:country="none" style:language-asian="none" style:country-asian="none" style:font-name-asian="FreeSans"/>
    </style:style>
    <style:style style:name="T6" style:family="text">
      <style:text-properties style:font-name="Arial" style:letter-kerning="true" fo:language="none" fo:country="none" style:language-asian="none" style:country-asian="none" style:font-name-asian="FreeSans" style:font-size-asian="12pt" style:font-size-complex="12pt"/>
    </style:style>
    <style:style style:name="T7" style:family="text">
      <style:text-properties style:font-name="Arial" style:font-name-asian="Andale Sans UI" style:font-name-complex="Tahoma"/>
    </style:style>
  </office:automatic-styles>
  <office:body>
    <office:spreadsheet>
      <table:table table:name="Routen" table:style-name="ta1" table:print="false">
        <office:forms form:automatic-focus="false" form:apply-design-mode="false"/>
        <table:table-column table:style-name="co1" table:default-cell-style-name="ce201"/>
        <table:table-column table:style-name="co2" table:default-cell-style-name="ce201"/>
        <table:table-column table:style-name="co3" table:default-cell-style-name="ce261"/>
        <table:table-column table:style-name="co4" table:default-cell-style-name="ce261"/>
        <table:table-column table:style-name="co5" table:default-cell-style-name="ce261"/>
        <table:table-column table:style-name="co6" table:default-cell-style-name="ce261"/>
        <table:table-column table:style-name="co7" table:default-cell-style-name="ce201"/>
        <table:table-column table:style-name="co8" table:default-cell-style-name="ce261"/>
        <table:table-column table:style-name="co9" table:default-cell-style-name="ce239"/>
        <table:table-column table:style-name="co10" table:default-cell-style-name="ce261"/>
        <table:table-column table:style-name="co11" table:default-cell-style-name="ce261"/>
        <table:table-column table:style-name="co12" table:number-columns-repeated="1010" table:default-cell-style-name="ce261"/>
        <table:table-column table:style-name="co12" table:number-columns-repeated="3" table:default-cell-style-name="Default"/>
        <table:table-row table:style-name="ro1">
          <table:table-cell table:style-name="ce198" office:value-type="string" calcext:value-type="string">
            <text:p>name</text:p>
          </table:table-cell>
          <table:table-cell table:style-name="ce198" office:value-type="string" calcext:value-type="string">
            <text:p>grade</text:p>
          </table:table-cell>
          <table:table-cell table:style-name="ce198" office:value-type="string" calcext:value-type="string">
            <text:p>style</text:p>
          </table:table-cell>
          <table:table-cell office:value-type="string" calcext:value-type="string">
            <text:p>crag</text:p>
          </table:table-cell>
          <table:table-cell office:value-type="string" calcext:value-type="string">
            <text:p>area</text:p>
          </table:table-cell>
          <table:table-cell office:value-type="string" calcext:value-type="string">
            <text:p>country</text:p>
          </table:table-cell>
          <table:table-cell table:style-name="ce198" office:value-type="string" calcext:value-type="string">
            <text:p>shortnote</text:p>
          </table:table-cell>
          <table:table-cell table:style-name="ce198" office:value-type="string" calcext:value-type="string">
            <text:p>notes</text:p>
          </table:table-cell>
          <table:table-cell office:value-type="string" calcext:value-type="string">
            <text:p>date</text:p>
          </table:table-cell>
          <table:table-cell table:style-name="ce201" office:value-type="string" calcext:value-type="string">
            <text:p>project</text:p>
          </table:table-cell>
          <table:table-cell table:style-name="ce201" office:value-type="string" calcext:value-type="string">
            <text:p>stars</text:p>
          </table:table-cell>
          <table:table-cell table:style-name="ce201" office:value-type="string" calcext:value-type="string">
            <text:p>cragnote</text:p>
          </table:table-cell>
          <table:table-cell table:style-name="ce201" table:number-columns-repeated="1009"/>
          <table:table-cell table:number-columns-repeated="3"/>
        </table:table-row>
        <table:table-row table:style-name="ro1">
          <table:table-cell table:style-name="ce113" office:value-type="string" calcext:value-type="string">
            <text:p>Asia Shadow Play</text:p>
          </table:table-cell>
          <table:table-cell table:style-name="ce145" office:value-type="string" calcext:value-type="string">
            <text:p>8a+</text:p>
          </table:table-cell>
          <table:table-cell table:style-name="ce162"/>
          <table:table-cell table:style-name="ce201"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62"/>
          <table:table-cell table:style-name="ce178" office:value-type="string" calcext:value-type="string">
            <text:p>nextes Mal Tonsai wird die abgeholt!</text:p>
          </table:table-cell>
          <table:table-cell table:style-name="ce193" office:value-type="date" office:date-value="2013-01-01" calcext:value-type="date">
            <text:p>2013-01-01</text:p>
          </table:table-cell>
          <table:table-cell table:style-name="ce194" office:value-type="string" calcext:value-type="string">
            <text:p>X</text:p>
          </table:table-cell>
          <table:table-cell table:style-name="ce194" office:value-type="float" office:value="2" calcext:value-type="float">
            <text:p>2</text:p>
          </table:table-cell>
          <table:table-cell table:style-name="ce194" table:number-columns-repeated="2"/>
          <table:table-cell table:number-columns-repeated="1011"/>
        </table:table-row>
        <table:table-row table:style-name="ro1">
          <table:table-cell office:value-type="string" calcext:value-type="string">
            <text:p>Tyrolean Air</text:p>
          </table:table-cell>
          <table:table-cell table:style-name="ce239" office:value-type="string" calcext:value-type="string">
            <text:p>7c</text:p>
          </table:table-cell>
          <table:table-cell table:style-name="ce198"/>
          <table:table-cell table:style-name="ce201"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style-name="ce194"/>
          <table:table-cell table:style-name="ce194" office:value-type="float" office:value="1" calcext:value-type="float">
            <text:p>1</text:p>
          </table:table-cell>
          <table:table-cell table:style-name="ce194" table:number-columns-repeated="2"/>
          <table:table-cell table:number-columns-repeated="1011"/>
        </table:table-row>
        <table:table-row table:style-name="ro1">
          <table:table-cell office:value-type="string" calcext:value-type="string">
            <text:p>Blind, Deaf and Dumb</text:p>
          </table:table-cell>
          <table:table-cell table:style-name="ce239" office:value-type="string" calcext:value-type="string">
            <text:p>7b+</text:p>
          </table:table-cell>
          <table:table-cell table:style-name="ce198"/>
          <table:table-cell table:style-name="ce201"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style-name="ce194" table:number-columns-repeated="4"/>
          <table:table-cell table:number-columns-repeated="1011"/>
        </table:table-row>
        <table:table-row table:style-name="ro1">
          <table:table-cell office:value-type="string" calcext:value-type="string">
            <text:p>Pavel, Wish You Were Here</text:p>
          </table:table-cell>
          <table:table-cell table:style-name="ce239" office:value-type="string" calcext:value-type="string">
            <text:p>7a</text:p>
          </table:table-cell>
          <table:table-cell table:style-name="ce198"/>
          <table:table-cell table:style-name="ce201"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style-name="ce194" table:number-columns-repeated="4"/>
          <table:table-cell table:number-columns-repeated="1011"/>
        </table:table-row>
        <table:table-row table:style-name="ro1">
          <table:table-cell office:value-type="string" calcext:value-type="string">
            <text:p>Missing Snow</text:p>
          </table:table-cell>
          <table:table-cell table:style-name="ce239" office:value-type="string" calcext:value-type="string">
            <text:p>6b+</text:p>
          </table:table-cell>
          <table:table-cell table:style-name="ce198" office:value-type="string" calcext:value-type="string">
            <text:p>o.s.</text:p>
          </table:table-cell>
          <table:table-cell table:style-name="ce201"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style-name="ce194" table:number-columns-repeated="4"/>
          <table:table-cell table:number-columns-repeated="1011"/>
        </table:table-row>
        <table:table-row table:style-name="ro1">
          <table:table-cell office:value-type="string" calcext:value-type="string">
            <text:p>Totem</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Britshly White</text:p>
          </table:table-cell>
          <table:table-cell table:style-name="ce239" office:value-type="string" calcext:value-type="string">
            <text:p>7a</text:p>
          </table:table-cell>
          <table:table-cell table:style-name="ce198"/>
          <table:table-cell table:style-name="ce201"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Freedom Safari</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Dozer Rays</text:p>
          </table:table-cell>
          <table:table-cell table:style-name="ce239" office:value-type="string" calcext:value-type="string">
            <text:p>6c</text:p>
          </table:table-cell>
          <table:table-cell table:style-name="ce198" office:value-type="string" calcext:value-type="string">
            <text:p>o.s.</text:p>
          </table:table-cell>
          <table:table-cell table:style-name="ce201"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ittle Fish</text:p>
          </table:table-cell>
          <table:table-cell table:style-name="ce239" office:value-type="string" calcext:value-type="string">
            <text:p>6b+</text:p>
          </table:table-cell>
          <table:table-cell table:style-name="ce198" office:value-type="string" calcext:value-type="string">
            <text:p>o.s.</text:p>
          </table:table-cell>
          <table:table-cell table:style-name="ce201"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Kitty Toe</text:p>
          </table:table-cell>
          <table:table-cell table:style-name="ce239" office:value-type="string" calcext:value-type="string">
            <text:p>6b</text:p>
          </table:table-cell>
          <table:table-cell table:style-name="ce198"/>
          <table:table-cell table:style-name="ce201"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Techno-Bug</text:p>
          </table:table-cell>
          <table:table-cell table:style-name="ce239" office:value-type="string" calcext:value-type="string">
            <text:p>6a+</text:p>
          </table:table-cell>
          <table:table-cell table:style-name="ce198" office:value-type="string" calcext:value-type="string">
            <text:p>o.s.</text:p>
          </table:table-cell>
          <table:table-cell table:style-name="ce201"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Banana Hammock</text:p>
          </table:table-cell>
          <table:table-cell table:style-name="ce239" office:value-type="string" calcext:value-type="string">
            <text:p>6a+</text:p>
          </table:table-cell>
          <table:table-cell table:style-name="ce198" office:value-type="string" calcext:value-type="string">
            <text:p>o.s.</text:p>
          </table:table-cell>
          <table:table-cell table:style-name="ce201"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Cross Eyed</text:p>
          </table:table-cell>
          <table:table-cell table:style-name="ce239" office:value-type="string" calcext:value-type="string">
            <text:p>7b</text:p>
          </table:table-cell>
          <table:table-cell table:style-name="ce198"/>
          <table:table-cell table:style-name="ce201"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onsoir</text:p>
          </table:table-cell>
          <table:table-cell table:style-name="ce239" office:value-type="string" calcext:value-type="string">
            <text:p>7a+</text:p>
          </table:table-cell>
          <table:table-cell table:style-name="ce198"/>
          <table:table-cell table:style-name="ce201"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The Smoking Room</text:p>
          </table:table-cell>
          <table:table-cell table:style-name="ce239" office:value-type="string" calcext:value-type="string">
            <text:p>6b+</text:p>
          </table:table-cell>
          <table:table-cell table:style-name="ce198" office:value-type="string" calcext:value-type="string">
            <text:p>o.s.</text:p>
          </table:table-cell>
          <table:table-cell table:style-name="ce201"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table:style-name="ce115" office:value-type="string" calcext:value-type="string">
            <text:p>VooDoo Doll</text:p>
          </table:table-cell>
          <table:table-cell table:style-name="ce147" office:value-type="string" calcext:value-type="string">
            <text:p>7c+</text:p>
          </table:table-cell>
          <table:table-cell table:style-name="ce163"/>
          <table:table-cell table:style-name="ce20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63"/>
          <table:table-cell table:style-name="ce179" office:value-type="string" calcext:value-type="string">
            <text:p>erste 7c+</text:p>
          </table:table-cell>
          <table:table-cell table:style-name="ce193"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Phet Mak (very spicy)</text:p>
          </table:table-cell>
          <table:table-cell table:style-name="ce148" office:value-type="string" calcext:value-type="string">
            <text:p>7c+</text:p>
          </table:table-cell>
          <table:table-cell table:style-name="ce163"/>
          <table:table-cell table:style-name="ce20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63"/>
          <table:table-cell/>
          <table:table-cell table:style-name="ce193"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115" office:value-type="string" calcext:value-type="string">
            <text:p>Baby Gorilla</text:p>
          </table:table-cell>
          <table:table-cell table:style-name="ce147" office:value-type="string" calcext:value-type="string">
            <text:p>7c</text:p>
          </table:table-cell>
          <table:table-cell table:style-name="ce163" office:value-type="string" calcext:value-type="string">
            <text:p>2. Go</text:p>
          </table:table-cell>
          <table:table-cell table:style-name="ce20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63"/>
          <table:table-cell table:style-name="ce179" office:value-type="string" calcext:value-type="string">
            <text:p>2. Go, erste 7c</text:p>
          </table:table-cell>
          <table:table-cell table:style-name="ce193" office:value-type="date" office:date-value="2013-01-01" calcext:value-type="date">
            <text:p>2013-01-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idal Wave</text:p>
          </table:table-cell>
          <table:table-cell table:style-name="ce239" office:value-type="string" calcext:value-type="string">
            <text:p>7b+</text:p>
          </table:table-cell>
          <table:table-cell table:style-name="ce198"/>
          <table:table-cell table:style-name="ce20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table:style-name="ce116" office:value-type="string" calcext:value-type="string">
            <text:p>Cafe Andaman</text:p>
          </table:table-cell>
          <table:table-cell table:style-name="ce148" office:value-type="string" calcext:value-type="string">
            <text:p>7b</text:p>
          </table:table-cell>
          <table:table-cell table:style-name="ce164" office:value-type="string" calcext:value-type="string">
            <text:p>F</text:p>
          </table:table-cell>
          <table:table-cell table:style-name="ce20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64"/>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al Bab</text:p>
          </table:table-cell>
          <table:table-cell table:style-name="ce239" office:value-type="string" calcext:value-type="string">
            <text:p>7a+</text:p>
          </table:table-cell>
          <table:table-cell table:style-name="ce198" office:value-type="string" calcext:value-type="string">
            <text:p>F</text:p>
          </table:table-cell>
          <table:table-cell table:style-name="ce20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Tonsai Playboy</text:p>
          </table:table-cell>
          <table:table-cell table:style-name="ce239" office:value-type="string" calcext:value-type="string">
            <text:p>7a+</text:p>
          </table:table-cell>
          <table:table-cell table:style-name="ce198"/>
          <table:table-cell table:style-name="ce20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table:style-name="ce116" office:value-type="string" calcext:value-type="string">
            <text:p>Love for Traveling</text:p>
          </table:table-cell>
          <table:table-cell table:style-name="ce148" office:value-type="string" calcext:value-type="string">
            <text:p>7a+</text:p>
          </table:table-cell>
          <table:table-cell table:style-name="ce164"/>
          <table:table-cell table:style-name="ce20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Second Home Tonsai</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Babes in Thailand</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Sweating Monkey</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Stalagosaurus</text:p>
          </table:table-cell>
          <table:table-cell table:style-name="ce239" office:value-type="string" calcext:value-type="string">
            <text:p>6c+</text:p>
          </table:table-cell>
          <table:table-cell table:style-name="ce198" office:value-type="string" calcext:value-type="string">
            <text:p>F</text:p>
          </table:table-cell>
          <table:table-cell table:style-name="ce20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Beauty and the Beast</text:p>
          </table:table-cell>
          <table:table-cell table:style-name="ce239" office:value-type="string" calcext:value-type="string">
            <text:p>6c</text:p>
          </table:table-cell>
          <table:table-cell table:style-name="ce198" office:value-type="string" calcext:value-type="string">
            <text:p>F</text:p>
          </table:table-cell>
          <table:table-cell table:style-name="ce20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Caveman</text:p>
          </table:table-cell>
          <table:table-cell table:style-name="ce239" office:value-type="string" calcext:value-type="string">
            <text:p>7a+</text:p>
          </table:table-cell>
          <table:table-cell table:style-name="ce198"/>
          <table:table-cell table:style-name="ce201"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ive &amp; Let Thai</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The King &amp; I</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Equatorial</text:p>
          </table:table-cell>
          <table:table-cell table:style-name="ce239" office:value-type="string" calcext:value-type="string">
            <text:p>6c</text:p>
          </table:table-cell>
          <table:table-cell table:style-name="ce198" office:value-type="string" calcext:value-type="string">
            <text:p>o.s.</text:p>
          </table:table-cell>
          <table:table-cell table:style-name="ce201"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Primat Scream</text:p>
          </table:table-cell>
          <table:table-cell table:style-name="ce239" office:value-type="string" calcext:value-type="string">
            <text:p>6a+</text:p>
          </table:table-cell>
          <table:table-cell table:style-name="ce198" office:value-type="string" calcext:value-type="string">
            <text:p>o.s.</text:p>
          </table:table-cell>
          <table:table-cell table:style-name="ce201"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Heart of Darkness</text:p>
          </table:table-cell>
          <table:table-cell table:style-name="ce239" office:value-type="string" calcext:value-type="string">
            <text:p>6c+</text:p>
          </table:table-cell>
          <table:table-cell table:style-name="ce198"/>
          <table:table-cell table:style-name="ce201" office:value-type="string" calcext:value-type="string">
            <text:p>Cat Wall</text:p>
          </table:table-cell>
          <table:table-cell office:value-type="string" calcext:value-type="string">
            <text:p>Tonsai</text:p>
          </table:table-cell>
          <table:table-cell office:value-type="string" calcext:value-type="string">
            <text:p>Thailand</text:p>
          </table:table-cell>
          <table:table-cell table:style-name="ce198" office:value-type="string" calcext:value-type="string">
            <text:p>MP</text:p>
          </table:table-cell>
          <table:table-cell office:value-type="string" calcext:value-type="string">
            <text:p>Geile Mehrseillängentour 6c+, 6c, 6c, 6c, 6c+</text:p>
          </table:table-cell>
          <table:table-cell table:style-name="ce193"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ood Medicine</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ion King</text:p>
          </table:table-cell>
          <table:table-cell table:style-name="ce239" office:value-type="string" calcext:value-type="string">
            <text:p>6c+</text:p>
          </table:table-cell>
          <table:table-cell table:style-name="ce198" office:value-type="string" calcext:value-type="string">
            <text:p>o.s.</text:p>
          </table:table-cell>
          <table:table-cell table:style-name="ce201"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es Charmes du Laos</text:p>
          </table:table-cell>
          <table:table-cell table:style-name="ce239" office:value-type="string" calcext:value-type="string">
            <text:p>7c</text:p>
          </table:table-cell>
          <table:table-cell table:style-name="ce198"/>
          <table:table-cell table:style-name="ce201"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98"/>
          <table:table-cell office:value-type="string" calcext:value-type="string">
            <text:p>der 20km entfernte Spot, anderer Sektor</text:p>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Special Forces</text:p>
          </table:table-cell>
          <table:table-cell table:style-name="ce239" office:value-type="string" calcext:value-type="string">
            <text:p>7c+</text:p>
          </table:table-cell>
          <table:table-cell table:style-name="ce198" office:value-type="string" calcext:value-type="string">
            <text:p>2. Go</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98"/>
          <table:table-cell office:value-type="string" calcext:value-type="string">
            <text:p>2. Go</text:p>
          </table:table-cell>
          <table:table-cell table:style-name="ce193"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table:style-name="ce115" office:value-type="string" calcext:value-type="string">
            <text:p>Potato Head</text:p>
          </table:table-cell>
          <table:table-cell table:style-name="ce147" office:value-type="string" calcext:value-type="string">
            <text:p>7b+/7c</text:p>
          </table:table-cell>
          <table:table-cell table:style-name="ce163"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Mon General</text:p>
          </table:table-cell>
          <table:table-cell table:style-name="ce239" office:value-type="string" calcext:value-type="string">
            <text:p>6c</text:p>
          </table:table-cell>
          <table:table-cell table:style-name="ce198"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Red Ants</text:p>
          </table:table-cell>
          <table:table-cell table:style-name="ce239" office:value-type="string" calcext:value-type="string">
            <text:p>6b+</text:p>
          </table:table-cell>
          <table:table-cell table:style-name="ce198"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Klitoritis</text:p>
          </table:table-cell>
          <table:table-cell table:style-name="ce239" office:value-type="string" calcext:value-type="string">
            <text:p>6a</text:p>
          </table:table-cell>
          <table:table-cell table:style-name="ce198"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Couple Stress</text:p>
          </table:table-cell>
          <table:table-cell table:style-name="ce239" office:value-type="string" calcext:value-type="string">
            <text:p>5b</text:p>
          </table:table-cell>
          <table:table-cell table:style-name="ce198"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Changing Plans Direktissima</text:p>
          </table:table-cell>
          <table:table-cell table:style-name="ce239" office:value-type="string" calcext:value-type="string">
            <text:p>7c+</text:p>
          </table:table-cell>
          <table:table-cell table:style-name="ce198"/>
          <table:table-cell table:style-name="ce201"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r. Keo</text:p>
          </table:table-cell>
          <table:table-cell table:style-name="ce239" office:value-type="string" calcext:value-type="string">
            <text:p>7a</text:p>
          </table:table-cell>
          <table:table-cell table:style-name="ce198"/>
          <table:table-cell table:style-name="ce201"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Mr. Ku</text:p>
          </table:table-cell>
          <table:table-cell table:style-name="ce239" office:value-type="string" calcext:value-type="string">
            <text:p>6c+</text:p>
          </table:table-cell>
          <table:table-cell table:style-name="ce198" office:value-type="string" calcext:value-type="string">
            <text:p>o.s.</text:p>
          </table:table-cell>
          <table:table-cell table:style-name="ce201"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table:style-name="ce115" office:value-type="string" calcext:value-type="string">
            <text:p>Big Smile</text:p>
          </table:table-cell>
          <table:table-cell table:style-name="ce147" office:value-type="string" calcext:value-type="string">
            <text:p>8a</text:p>
          </table:table-cell>
          <table:table-cell table:style-name="ce163"/>
          <table:table-cell table:style-name="ce20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63"/>
          <table:table-cell table:style-name="ce179" office:value-type="string" calcext:value-type="string">
            <text:p>erste 8a! Eher 7c+/8a</text:p>
          </table:table-cell>
          <table:table-cell table:style-name="ce193"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nkey Trail</text:p>
          </table:table-cell>
          <table:table-cell table:style-name="ce239" office:value-type="string" calcext:value-type="string">
            <text:p>7c</text:p>
          </table:table-cell>
          <table:table-cell table:style-name="ce198"/>
          <table:table-cell table:style-name="ce20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Vice Asshole to President</text:p>
          </table:table-cell>
          <table:table-cell table:style-name="ce148" office:value-type="string" calcext:value-type="string">
            <text:p>7c</text:p>
          </table:table-cell>
          <table:table-cell table:style-name="ce198" office:value-type="string" calcext:value-type="string">
            <text:p>2. Go</text:p>
          </table:table-cell>
          <table:table-cell table:style-name="ce20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8"/>
          <table:table-cell office:value-type="string" calcext:value-type="string">
            <text:p>2. Go</text:p>
          </table:table-cell>
          <table:table-cell table:style-name="ce193"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mall World</text:p>
          </table:table-cell>
          <table:table-cell table:style-name="ce148" office:value-type="string" calcext:value-type="string">
            <text:p>7c</text:p>
          </table:table-cell>
          <table:table-cell table:style-name="ce198" office:value-type="string" calcext:value-type="string">
            <text:p>2. Go</text:p>
          </table:table-cell>
          <table:table-cell table:style-name="ce20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8"/>
          <table:table-cell office:value-type="string" calcext:value-type="string">
            <text:p>2. Go</text:p>
          </table:table-cell>
          <table:table-cell table:style-name="ce193"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Jungle King</text:p>
          </table:table-cell>
          <table:table-cell table:style-name="ce239" office:value-type="string" calcext:value-type="string">
            <text:p>7b</text:p>
          </table:table-cell>
          <table:table-cell table:style-name="ce198" office:value-type="string" calcext:value-type="string">
            <text:p>F</text:p>
          </table:table-cell>
          <table:table-cell table:style-name="ce20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chweinerüssel</text:p>
          </table:table-cell>
          <table:table-cell table:style-name="ce148" office:value-type="string" calcext:value-type="string">
            <text:p>7b</text:p>
          </table:table-cell>
          <table:table-cell table:style-name="ce198" office:value-type="string" calcext:value-type="string">
            <text:p>F</text:p>
          </table:table-cell>
          <table:table-cell table:style-name="ce20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Schwing Mei Ding</text:p>
          </table:table-cell>
          <table:table-cell table:style-name="ce148" office:value-type="string" calcext:value-type="string">
            <text:p>7b</text:p>
          </table:table-cell>
          <table:table-cell table:style-name="ce198" office:value-type="string" calcext:value-type="string">
            <text:p>o.s.</text:p>
          </table:table-cell>
          <table:table-cell table:style-name="ce20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Cheeky Fuckers</text:p>
          </table:table-cell>
          <table:table-cell table:style-name="ce239" office:value-type="string" calcext:value-type="string">
            <text:p>7a</text:p>
          </table:table-cell>
          <table:table-cell table:style-name="ce198" office:value-type="string" calcext:value-type="string">
            <text:p>F</text:p>
          </table:table-cell>
          <table:table-cell table:style-name="ce20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Raining Bolts</text:p>
          </table:table-cell>
          <table:table-cell table:style-name="ce148" office:value-type="string" calcext:value-type="string">
            <text:p>7a</text:p>
          </table:table-cell>
          <table:table-cell table:style-name="ce198"/>
          <table:table-cell table:style-name="ce20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Nid Noi...</text:p>
          </table:table-cell>
          <table:table-cell table:style-name="ce148" office:value-type="string" calcext:value-type="string">
            <text:p>7a</text:p>
          </table:table-cell>
          <table:table-cell table:style-name="ce198"/>
          <table:table-cell table:style-name="ce20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Hanging Garden</text:p>
          </table:table-cell>
          <table:table-cell table:style-name="ce148" office:value-type="string" calcext:value-type="string">
            <text:p>7a</text:p>
          </table:table-cell>
          <table:table-cell table:style-name="ce198" office:value-type="string" calcext:value-type="string">
            <text:p>F</text:p>
          </table:table-cell>
          <table:table-cell table:style-name="ce20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Pi May</text:p>
          </table:table-cell>
          <table:table-cell table:style-name="ce148" office:value-type="string" calcext:value-type="string">
            <text:p>7a</text:p>
          </table:table-cell>
          <table:table-cell table:style-name="ce198" office:value-type="string" calcext:value-type="string">
            <text:p>F</text:p>
          </table:table-cell>
          <table:table-cell table:style-name="ce20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Sound of Music</text:p>
          </table:table-cell>
          <table:table-cell table:style-name="ce148" office:value-type="string" calcext:value-type="string">
            <text:p>7a</text:p>
          </table:table-cell>
          <table:table-cell table:style-name="ce198" office:value-type="string" calcext:value-type="string">
            <text:p>o.s.</text:p>
          </table:table-cell>
          <table:table-cell table:style-name="ce201" office:value-type="string" calcext:value-type="string">
            <text:p>Schöffl Block</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Piets d´éléfant</text:p>
          </table:table-cell>
          <table:table-cell table:style-name="ce148" office:value-type="string" calcext:value-type="string">
            <text:p>6c</text:p>
          </table:table-cell>
          <table:table-cell table:style-name="ce198" office:value-type="string" calcext:value-type="string">
            <text:p>F</text:p>
          </table:table-cell>
          <table:table-cell table:style-name="ce201" office:value-type="string" calcext:value-type="string">
            <text:p>Honeymoon</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Whiplash</text:p>
          </table:table-cell>
          <table:table-cell table:style-name="ce148" office:value-type="string" calcext:value-type="string">
            <text:p>7a</text:p>
          </table:table-cell>
          <table:table-cell table:style-name="ce198" office:value-type="string" calcext:value-type="string">
            <text:p>o.s.</text:p>
          </table:table-cell>
          <table:table-cell table:style-name="ce201" office:value-type="string" calcext:value-type="string">
            <text:p>Weiße Wand</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Bullenpogo</text:p>
          </table:table-cell>
          <table:table-cell table:style-name="ce148" office:value-type="string" calcext:value-type="string">
            <text:p>7b+</text:p>
          </table:table-cell>
          <table:table-cell table:style-name="ce198"/>
          <table:table-cell table:style-name="ce201"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Schwitzerland</text:p>
          </table:table-cell>
          <table:table-cell table:style-name="ce148" office:value-type="string" calcext:value-type="string">
            <text:p>7a</text:p>
          </table:table-cell>
          <table:table-cell table:style-name="ce198" office:value-type="string" calcext:value-type="string">
            <text:p>o.s.</text:p>
          </table:table-cell>
          <table:table-cell table:style-name="ce201"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table:style-name="ce115" office:value-type="string" calcext:value-type="string">
            <text:p>Flight of the Bumblebee</text:p>
          </table:table-cell>
          <table:table-cell table:style-name="ce147" office:value-type="string" calcext:value-type="string">
            <text:p>7c+</text:p>
          </table:table-cell>
          <table:table-cell table:style-name="ce163" office:value-type="string" calcext:value-type="string">
            <text:p>o.s.</text:p>
          </table:table-cell>
          <table:table-cell table:style-name="ce201"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163"/>
          <table:table-cell table:style-name="ce179" office:value-type="string" calcext:value-type="string">
            <text:p>erste 7c+ on-sight. Boulderproblem in Platte, eher 7b+ oder 7c</text:p>
          </table:table-cell>
          <table:table-cell table:style-name="ce193" office:value-type="date" office:date-value="2013-03-01" calcext:value-type="date">
            <text:p>2013-03-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Freakonomics</text:p>
          </table:table-cell>
          <table:table-cell table:style-name="ce148" office:value-type="string" calcext:value-type="string">
            <text:p>7a+</text:p>
          </table:table-cell>
          <table:table-cell table:style-name="ce164" office:value-type="string" calcext:value-type="string">
            <text:p>F</text:p>
          </table:table-cell>
          <table:table-cell table:style-name="ce201"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79"/>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Windchime of the Ants</text:p>
          </table:table-cell>
          <table:table-cell table:style-name="ce148" office:value-type="string" calcext:value-type="string">
            <text:p>7a</text:p>
          </table:table-cell>
          <table:table-cell table:style-name="ce164" office:value-type="string" calcext:value-type="string">
            <text:p>o.s.</text:p>
          </table:table-cell>
          <table:table-cell table:style-name="ce201"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Hippie Banana Tree Killer</text:p>
          </table:table-cell>
          <table:table-cell table:style-name="ce148" office:value-type="string" calcext:value-type="string">
            <text:p>7b+</text:p>
          </table:table-cell>
          <table:table-cell table:style-name="ce164"/>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Prayer of the Mantis</text:p>
          </table:table-cell>
          <table:table-cell table:style-name="ce148" office:value-type="string" calcext:value-type="string">
            <text:p>7b</text:p>
          </table:table-cell>
          <table:table-cell table:style-name="ce164" office:value-type="string" calcext:value-type="string">
            <text:p>o.s.</text:p>
          </table:table-cell>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If only I could be a srimp</text:p>
          </table:table-cell>
          <table:table-cell table:style-name="ce148" office:value-type="string" calcext:value-type="string">
            <text:p>7b</text:p>
          </table:table-cell>
          <table:table-cell table:style-name="ce164"/>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Miagi Box Maker</text:p>
          </table:table-cell>
          <table:table-cell table:style-name="ce148" office:value-type="string" calcext:value-type="string">
            <text:p>7a</text:p>
          </table:table-cell>
          <table:table-cell table:style-name="ce164"/>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A dengue ate my Davey</text:p>
          </table:table-cell>
          <table:table-cell table:style-name="ce148" office:value-type="string" calcext:value-type="string">
            <text:p>6c+</text:p>
          </table:table-cell>
          <table:table-cell table:style-name="ce164" office:value-type="string" calcext:value-type="string">
            <text:p>F</text:p>
          </table:table-cell>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You enjoy yourself</text:p>
          </table:table-cell>
          <table:table-cell table:style-name="ce148" office:value-type="string" calcext:value-type="string">
            <text:p>6b</text:p>
          </table:table-cell>
          <table:table-cell table:style-name="ce164" office:value-type="string" calcext:value-type="string">
            <text:p>F</text:p>
          </table:table-cell>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Monarch</text:p>
          </table:table-cell>
          <table:table-cell table:style-name="ce148" office:value-type="string" calcext:value-type="string">
            <text:p>7c</text:p>
          </table:table-cell>
          <table:table-cell table:style-name="ce164" office:value-type="string" calcext:value-type="string">
            <text:p>2. Go</text:p>
          </table:table-cell>
          <table:table-cell table:style-name="ce116" office:value-type="string" calcext:value-type="string">
            <text:p>Center of the Universe</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office:value-type="string" calcext:value-type="string">
            <text:p>2. Go</text:p>
          </table:table-cell>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Elephant Man</text:p>
          </table:table-cell>
          <table:table-cell table:style-name="ce148" office:value-type="string" calcext:value-type="string">
            <text:p>6c</text:p>
          </table:table-cell>
          <table:table-cell table:style-name="ce164" office:value-type="string" calcext:value-type="string">
            <text:p>F</text:p>
          </table:table-cell>
          <table:table-cell table:style-name="ce116" office:value-type="string" calcext:value-type="string">
            <text:p>Oup Syndrom</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Buffalo Love</text:p>
          </table:table-cell>
          <table:table-cell table:style-name="ce148" office:value-type="string" calcext:value-type="string">
            <text:p>7a+</text:p>
          </table:table-cell>
          <table:table-cell table:style-name="ce164"/>
          <table:table-cell table:style-name="ce116"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Obama 101</text:p>
          </table:table-cell>
          <table:table-cell table:style-name="ce148" office:value-type="string" calcext:value-type="string">
            <text:p>7a+</text:p>
          </table:table-cell>
          <table:table-cell table:style-name="ce164" office:value-type="string" calcext:value-type="string">
            <text:p>o.s.</text:p>
          </table:table-cell>
          <table:table-cell table:style-name="ce116"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7" office:value-type="string" calcext:value-type="string">
            <text:p>Artwork</text:p>
          </table:table-cell>
          <table:table-cell table:style-name="ce149" office:value-type="string" calcext:value-type="string">
            <text:p>8a</text:p>
          </table:table-cell>
          <table:table-cell table:style-name="ce198"/>
          <table:table-cell table:style-name="ce201"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98"/>
          <table:table-cell/>
          <table:table-cell table:style-name="ce193" office:value-type="date" office:date-value="2013-04-01" calcext:value-type="date">
            <text:p>2013-04-01</text:p>
          </table:table-cell>
          <table:table-cell office:value-type="string" calcext:value-type="string">
            <text:p>X</text:p>
          </table:table-cell>
          <table:table-cell table:number-columns-repeated="1014"/>
        </table:table-row>
        <table:table-row table:style-name="ro1">
          <table:table-cell office:value-type="string" calcext:value-type="string">
            <text:p>noname</text:p>
          </table:table-cell>
          <table:table-cell table:style-name="ce239" office:value-type="string" calcext:value-type="string">
            <text:p>6c</text:p>
          </table:table-cell>
          <table:table-cell table:style-name="ce198" office:value-type="string" calcext:value-type="string">
            <text:p>o.s.</text:p>
          </table:table-cell>
          <table:table-cell table:style-name="ce201"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39" office:value-type="string" calcext:value-type="string">
            <text:p>6c</text:p>
          </table:table-cell>
          <table:table-cell table:style-name="ce198" office:value-type="string" calcext:value-type="string">
            <text:p>o.s.</text:p>
          </table:table-cell>
          <table:table-cell table:style-name="ce201"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39" office:value-type="string" calcext:value-type="string">
            <text:p>6b</text:p>
          </table:table-cell>
          <table:table-cell table:style-name="ce198" office:value-type="string" calcext:value-type="string">
            <text:p>o.s.</text:p>
          </table:table-cell>
          <table:table-cell table:style-name="ce201"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98" table:number-columns-repeated="2"/>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39" office:value-type="string" calcext:value-type="string">
            <text:p>6a+</text:p>
          </table:table-cell>
          <table:table-cell table:style-name="ce198" office:value-type="string" calcext:value-type="string">
            <text:p>o.s.</text:p>
          </table:table-cell>
          <table:table-cell table:style-name="ce201"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98" table:number-columns-repeated="2"/>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39" office:value-type="string" calcext:value-type="string">
            <text:p>6a</text:p>
          </table:table-cell>
          <table:table-cell table:style-name="ce198" office:value-type="string" calcext:value-type="string">
            <text:p>o.s.</text:p>
          </table:table-cell>
          <table:table-cell table:style-name="ce201"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La dolca Vida</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Forgotten Buttress</text:p>
          </table:table-cell>
          <table:table-cell office:value-type="string" calcext:value-type="string">
            <text:p>Central Crag</text:p>
          </table:table-cell>
          <table:table-cell office:value-type="string" calcext:value-type="string">
            <text:p>Hongkong</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Todd Skinner Line</text:p>
          </table:table-cell>
          <table:table-cell table:style-name="ce239" office:value-type="string" calcext:value-type="string">
            <text:p>7b</text:p>
          </table:table-cell>
          <table:table-cell table:style-name="ce198" office:value-type="string" calcext:value-type="string">
            <text:p>F</text:p>
          </table:table-cell>
          <table:table-cell table:style-name="ce201"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Open Team</text:p>
          </table:table-cell>
          <table:table-cell table:style-name="ce239" office:value-type="string" calcext:value-type="string">
            <text:p>6c</text:p>
          </table:table-cell>
          <table:table-cell table:style-name="ce198" office:value-type="string" calcext:value-type="string">
            <text:p>o.s.</text:p>
          </table:table-cell>
          <table:table-cell table:style-name="ce201"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table:style-name="ce118" office:value-type="string" calcext:value-type="string">
            <text:p>Single Life</text:p>
          </table:table-cell>
          <table:table-cell table:style-name="ce145" office:value-type="string" calcext:value-type="string">
            <text:p>8a</text:p>
          </table:table-cell>
          <table:table-cell table:style-name="ce162"/>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62"/>
          <table:table-cell table:style-name="ce178" office:value-type="string" calcext:value-type="string">
            <text:p>nächstes Mal Yangshuo abholen!!</text:p>
          </table:table-cell>
          <table:table-cell table:style-name="ce193" office:value-type="date" office:date-value="2013-04-01" calcext:value-type="date">
            <text:p>2013-04-01</text:p>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One Love</text:p>
          </table:table-cell>
          <table:table-cell table:style-name="ce239" office:value-type="string" calcext:value-type="string">
            <text:p>7c+</text:p>
          </table:table-cell>
          <table:table-cell table:style-name="ce198"/>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Sleight of Hand</text:p>
          </table:table-cell>
          <table:table-cell table:style-name="ce239" office:value-type="string" calcext:value-type="string">
            <text:p>7c</text:p>
          </table:table-cell>
          <table:table-cell office:value-type="string" calcext:value-type="string">
            <text:p>2. Go</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8"/>
          <table:table-cell office:value-type="string" calcext:value-type="string">
            <text:p>2. Go</text:p>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Honky Tonk</text:p>
          </table:table-cell>
          <table:table-cell table:style-name="ce239" office:value-type="string" calcext:value-type="string">
            <text:p>7c</text:p>
          </table:table-cell>
          <table:table-cell table:style-name="ce198"/>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Singularity</text:p>
          </table:table-cell>
          <table:table-cell table:style-name="ce239" office:value-type="string" calcext:value-type="string">
            <text:p>7b</text:p>
          </table:table-cell>
          <table:table-cell table:style-name="ce198" office:value-type="string" calcext:value-type="string">
            <text:p>o.s.</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The Power of One</text:p>
          </table:table-cell>
          <table:table-cell table:style-name="ce239" office:value-type="string" calcext:value-type="string">
            <text:p>7a+</text:p>
          </table:table-cell>
          <table:table-cell table:style-name="ce198" office:value-type="string" calcext:value-type="string">
            <text:p>o.s.</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The Artfull Doger</text:p>
          </table:table-cell>
          <table:table-cell table:style-name="ce239" office:value-type="string" calcext:value-type="string">
            <text:p>7a+</text:p>
          </table:table-cell>
          <table:table-cell table:style-name="ce198" office:value-type="string" calcext:value-type="string">
            <text:p>o.s.</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Ma Jie</text:p>
          </table:table-cell>
          <table:table-cell table:style-name="ce239" office:value-type="string" calcext:value-type="string">
            <text:p>6b</text:p>
          </table:table-cell>
          <table:table-cell table:style-name="ce198" office:value-type="string" calcext:value-type="string">
            <text:p>F</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White Devil</text:p>
          </table:table-cell>
          <table:table-cell table:style-name="ce239" office:value-type="string" calcext:value-type="string">
            <text:p>7c</text:p>
          </table:table-cell>
          <table:table-cell office:value-type="string" calcext:value-type="string">
            <text:p>2. Go</text:p>
          </table:table-cell>
          <table:table-cell table:style-name="ce20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8"/>
          <table:table-cell office:value-type="string" calcext:value-type="string">
            <text:p>2. Go</text:p>
          </table:table-cell>
          <table:table-cell table:style-name="ce193"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hoenix</text:p>
          </table:table-cell>
          <table:table-cell table:style-name="ce239" office:value-type="string" calcext:value-type="string">
            <text:p>7b+</text:p>
          </table:table-cell>
          <table:table-cell table:style-name="ce198"/>
          <table:table-cell table:style-name="ce20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ucky Zone</text:p>
          </table:table-cell>
          <table:table-cell table:style-name="ce239" office:value-type="string" calcext:value-type="string">
            <text:p>7b+</text:p>
          </table:table-cell>
          <table:table-cell table:style-name="ce198"/>
          <table:table-cell table:style-name="ce20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Yangshuo Hotel</text:p>
          </table:table-cell>
          <table:table-cell table:style-name="ce239" office:value-type="string" calcext:value-type="string">
            <text:p>7b</text:p>
          </table:table-cell>
          <table:table-cell table:style-name="ce198" office:value-type="string" calcext:value-type="string">
            <text:p>F</text:p>
          </table:table-cell>
          <table:table-cell table:style-name="ce20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hina White</text:p>
          </table:table-cell>
          <table:table-cell table:style-name="ce239" office:value-type="string" calcext:value-type="string">
            <text:p>7b</text:p>
          </table:table-cell>
          <table:table-cell table:style-name="ce198"/>
          <table:table-cell table:style-name="ce20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Aiding and Abetting</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Merry Christmas</text:p>
          </table:table-cell>
          <table:table-cell table:style-name="ce239" office:value-type="string" calcext:value-type="string">
            <text:p>6c</text:p>
          </table:table-cell>
          <table:table-cell table:style-name="ce198" office:value-type="string" calcext:value-type="string">
            <text:p>o.s.</text:p>
          </table:table-cell>
          <table:table-cell table:style-name="ce20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39" office:value-type="string" calcext:value-type="string">
            <text:p>6b+</text:p>
          </table:table-cell>
          <table:table-cell table:style-name="ce198" office:value-type="string" calcext:value-type="string">
            <text:p>o.s.</text:p>
          </table:table-cell>
          <table:table-cell table:style-name="ce20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Cave Man</text:p>
          </table:table-cell>
          <table:table-cell table:style-name="ce239" office:value-type="string" calcext:value-type="string">
            <text:p>6b+</text:p>
          </table:table-cell>
          <table:table-cell table:style-name="ce198" office:value-type="string" calcext:value-type="string">
            <text:p>F</text:p>
          </table:table-cell>
          <table:table-cell table:style-name="ce20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Moon Walker</text:p>
          </table:table-cell>
          <table:table-cell table:style-name="ce239" office:value-type="string" calcext:value-type="string">
            <text:p>7c</text:p>
          </table:table-cell>
          <table:table-cell office:value-type="string" calcext:value-type="string">
            <text:p>2. Go</text:p>
          </table:table-cell>
          <table:table-cell table:style-name="ce201"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style-name="ce198"/>
          <table:table-cell office:value-type="string" calcext:value-type="string">
            <text:p>2. Go</text:p>
          </table:table-cell>
          <table:table-cell table:style-name="ce193"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roud Sky</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Far Far Away</text:p>
          </table:table-cell>
          <table:table-cell table:style-name="ce239" office:value-type="string" calcext:value-type="string">
            <text:p>7b</text:p>
          </table:table-cell>
          <table:table-cell table:style-name="ce198" office:value-type="string" calcext:value-type="string">
            <text:p>F</text:p>
          </table:table-cell>
          <table:table-cell table:style-name="ce201"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A Fistful of Steel</text:p>
          </table:table-cell>
          <table:table-cell table:style-name="ce239" office:value-type="string" calcext:value-type="string">
            <text:p>7a+/7b</text:p>
          </table:table-cell>
          <table:table-cell table:style-name="ce198"/>
          <table:table-cell table:style-name="ce201"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Dragonfly</text:p>
          </table:table-cell>
          <table:table-cell table:style-name="ce239" office:value-type="string" calcext:value-type="string">
            <text:p>7a+</text:p>
          </table:table-cell>
          <table:table-cell table:style-name="ce198"/>
          <table:table-cell table:style-name="ce201"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Small Man, Big Move</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2">
          <table:table-cell table:style-name="ce119" office:value-type="string" calcext:value-type="string">
            <text:p>Nobody is perfect</text:p>
          </table:table-cell>
          <table:table-cell table:style-name="ce150" office:value-type="string" calcext:value-type="string">
            <text:p>10+/11-</text:p>
          </table:table-cell>
          <table:table-cell table:style-name="ce165"/>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5"/>
          <table:table-cell table:style-name="ce180" office:value-type="string" calcext:value-type="string">
            <text:p>schon die ersten 4 Exen brutal hart (10), Gerät!</text:p>
            <text:p>Extrem knapp dran im Sommer 2018. Leider dann die Zeit ausgegangen wegen Flug nach Simbabwe...</text:p>
            <text:p>Beta:</text:p>
            <text:p>Sprung an Startkellen, rechts auf Kiesel, links Hook, links auf Loch, rechts auf Seitleiste. Füße rüber und direkt mit links hoch auf gute Leiste. Von dort direkt die dritte VERLÄNGERTE Exe clippen. Rechts in Schlitz, links hooken und auf kleine Leiste mit links rechts vom Bolt. Rechten Fuß auf Block und auf Cruxleiste ziehen. Voll aufstellen, linken Fuß unter den Körper, auf Zwischenloch mit links, Trittwechsel und mit links in Trittleiste stehen und WEIT und SCHWER verlängern. Rechts auf Lochsloper, Fuß hoch, rechts auf Steller, voll hinterscheren, mit links auf passable Leiste und rechts raus auf guten Griff. Hook legen und weit über der Exe clippen. Dann auf Spitz stehen wechseln und DIREKT hochblocken unters Dach auf 3 Finger Leiste, schwerer Blocker mit rechts auf gute Leiste, dann links auf Klippgriff. Rechts Fingerloch mit Daumen und links auf gutes Loch ziehen. Rechts in Schlitz, Fuß hochhangeln, links auf Zangenleiste und rechts in Seitzange (nicht so leicht) dann auf Leiste am Block mit links, rechts kurz zwischenfassen, dann auf schlechte Leiste verlängern, mit links abfassen und rechts in gute Leiste hochblocken. ACHTUNG: nicht von hier clippen sondern erst vom nächsten Zug (Runout!). Links hochsteigen und weiter blocker auf ok. Leiste. Highpoint Sommer 2018. Danach wirds leichter, erster kurzer Schüttler in kleiner Mulde nach weitem Runout (Exe am Bauch auslassen!), dann guter Schüttler am Ende des ersten Teils. Bis hier hin m.M.n. 10+.</text:p>
            <text:p>Erste weitere schwere Stelle ist ein weiter Hakker an eine gute Leiste von Sloperloch aus: links Sloperloch, mit rechts auf Zange abfassen, Fuß weit hochstellen und hochhakken. Dann links voll am Fuß ziehen und auf ok Sloper. Vor der Schlüsselstelle ist nochmal ein passabler Ruhepunkt wenn man mit links das Clipploch nimmt und mit rechts den Sloper direkt daneben. Dann Crux des oberen Teils:</text:p>
            <text:p>Vom Clipploch mit Links in unkomodes Zweifingerloch ziehen, rechts auf kleine Dreifingerleiste, mit Links auf kleine 4 Finger Leiste. Rechts in Clippgriff steigen, links anstehen und mit rechts weit hochblocken auf 3 Finger loch. Linken Fuß stellen und powerpack mit Links in sehr gutes Loch. Nicht clippen hier sondern auslassen. Weit rechts rüber, mit Links leiste, rechts anhocken und in Henkel schnappen. Is safe. Der Schüttler ist eigentlich ganz okay dann und der Rest zwar anstrengend aber nicht mehr die Crux:</text:p>
            <text:p>Links auf Sloperzange, rechts auf Leiste direkt daneben, mit Links hochblocken auf Zange, dann rechts auf schechte Leiste und links raushacken auf Affenfäustelkiesel. Dann Füße hoch, mit rechts weit raus auf gute Leiste, mit links komplett durchlaufen, links kurz abfassen auf 2 Finger Kiesel und weiter hochschnappen auf Sloperkiesel. Rechts Fuß stellen, rechts auf Kiesel abfassen (Sloper!) und Hochhacken auf Seitgriff. Linken Fuß an Dachkante hoch und auf guten großen Kiesel hochziehen. Erst von da clippen. Dann mit links verlängern in Atomhenkel und dann ists eigentlich komplett gelaufen.</text:p>
            <text:p>HAMMER TOUR! Will ich unbedingt klettern, sau ärgerlich, dass es im Sommer 2018 nicht geklappt hat aber ich musste dann los zum DAV Felskader Teamtrip nach Zimbabwe und es waren auch jeden Tag über 30 Grad, was es nciht gerade leichter gemacht hat. </text:p>
            <text:p>2 Sessions 2017</text:p>
            <text:p>~7 Sessions 2018</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20" office:value-type="string" calcext:value-type="string">
            <text:p>Skyline</text:p>
          </table:table-cell>
          <table:table-cell table:style-name="ce116" office:value-type="float" office:value="10" calcext:value-type="float">
            <text:p>10</text:p>
          </table:table-cell>
          <table:table-cell table:style-name="ce120"/>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6"/>
          <table:table-cell table:style-name="ce120" office:value-type="string" calcext:value-type="string">
            <text:p>Monstergeile Ausdauertour. Voll das Biest. Erster Teil ~8a, 2. Teil ~8a+, 3. Teil nochmal Boulder, 40 Klettermeter; erste 8b in der Heimat</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Move your Body</text:p>
          </table:table-cell>
          <table:table-cell table:style-name="ce148" office:value-type="float" office:value="10" calcext:value-type="float">
            <text:p>10</text:p>
          </table:table-cell>
          <table:table-cell table:style-name="ce164"/>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Langzeitprojekt. Maximalkraftausdauer! Vllt gehts ja irgendwann! GEIL, gemacht! Hat sich easy angefühlt beim Durchstieg aber ~10 Tage gebraucht</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10" office:value-type="string" calcext:value-type="string">
            <text:p>Stunde der Wahrheit</text:p>
          </table:table-cell>
          <table:table-cell table:style-name="ce42" office:value-type="float" office:value="10" calcext:value-type="float">
            <text:p>10</text:p>
          </table:table-cell>
          <table:table-cell table:style-name="ce61"/>
          <table:table-cell table:style-name="ce10" office:value-type="string" calcext:value-type="string">
            <text:p>Bürser Verschneidung</text:p>
          </table:table-cell>
          <table:table-cell table:style-name="ce77" office:value-type="string" calcext:value-type="string">
            <text:p>Bürs</text:p>
          </table:table-cell>
          <table:table-cell table:style-name="ce77" office:value-type="string" calcext:value-type="string">
            <text:p>Austria</text:p>
          </table:table-cell>
          <table:table-cell table:style-name="ce61"/>
          <table:table-cell table:style-name="ce77" office:value-type="string" calcext:value-type="string">
            <text:p>Boulderbeta: Rechts Henkel, links auf Zweifingersteller, rechts zur Hand stehen und mit rechts durchkurbeln auf 2Fingerdulle. Kl. Leiste abfassen, links stehen und mit links weiter auf ok Leiste. Mit rechts hoch anstehen, knapp unterhalb des 2Fingerstellers, dann auf gute 3Fingerleiste mit rechts. Links kleinen Dorn stehen und auf Schmarotzergriff abfassen (schlecht). Rechts knapp ÜBER den 2Fingersteller stehen (Reibungstritt) und links auch nochmal etwas hoch (kleiner versteckter Tritt). Dann mit links weit verlängern in Schlitz (Henkel).</text:p>
          </table:table-cell>
          <table:table-cell table:style-name="ce96"/>
          <table:table-cell table:style-name="ce77" office:value-type="string" calcext:value-type="string">
            <text:p>X</text:p>
          </table:table-cell>
          <table:table-cell table:style-name="ce77" office:value-type="float" office:value="3" calcext:value-type="float">
            <text:p>3</text:p>
          </table:table-cell>
          <table:table-cell table:number-columns-repeated="1013"/>
        </table:table-row>
        <table:table-row table:style-name="ro1">
          <table:table-cell table:style-name="ce116" office:value-type="string" calcext:value-type="string">
            <text:p>Prinz Albert</text:p>
          </table:table-cell>
          <table:table-cell table:style-name="ce148" office:value-type="string" calcext:value-type="string">
            <text:p>10-/10</text:p>
          </table:table-cell>
          <table:table-cell table:style-name="ce164"/>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Ausdauerbrett</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Have Fun</text:p>
          </table:table-cell>
          <table:table-cell table:style-name="ce148" office:value-type="string" calcext:value-type="string">
            <text:p>10-</text:p>
          </table:table-cell>
          <table:table-cell table:style-name="ce164"/>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wohl die längste Tour in Bürs mit ner echt schweren ersten SL (Hormonsklave). Wieder in Ausdauershape!!!</text:p>
          </table:table-cell>
          <table:table-cell table:style-name="ce193"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Stahlfinger Verlängerung</text:p>
          </table:table-cell>
          <table:table-cell table:style-name="ce148" office:value-type="string" calcext:value-type="string">
            <text:p>9+</text:p>
          </table:table-cell>
          <table:table-cell table:style-name="ce164" office:value-type="string" calcext:value-type="string">
            <text:p>2. Go</text:p>
          </table:table-cell>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2. go, Ist ok. Oben zwei schwere Boulder und direkt am Umlenker auch schwer, am gleichen Tag wie Quadrophenia, eher 9+/10-</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Hormonsklave</text:p>
          </table:table-cell>
          <table:table-cell table:style-name="ce148" office:value-type="string" calcext:value-type="string">
            <text:p>9+</text:p>
          </table:table-cell>
          <table:table-cell table:style-name="ce164"/>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Kraftausdauer, boulderlastig</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Adabsurdum</text:p>
          </table:table-cell>
          <table:table-cell table:style-name="ce148" office:value-type="string" calcext:value-type="string">
            <text:p>9+</text:p>
          </table:table-cell>
          <table:table-cell table:style-name="ce164" office:value-type="string" calcext:value-type="string">
            <text:p>2. Go</text:p>
          </table:table-cell>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2. Versuch. Coole Tour mit sehr schwerem Boulder oben! Undankbar. Franz. 8A</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Quadrophenia</text:p>
          </table:table-cell>
          <table:table-cell table:style-name="ce148" office:value-type="string" calcext:value-type="string">
            <text:p>9+</text:p>
          </table:table-cell>
          <table:table-cell table:style-name="ce164"/>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teilt sich ein paar Griffe mit Schmatotzer</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Hautentsorger</text:p>
          </table:table-cell>
          <table:table-cell table:style-name="ce148" office:value-type="string" calcext:value-type="string">
            <text:p>9</text:p>
          </table:table-cell>
          <table:table-cell table:style-name="ce164"/>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ziemlich hart für 9!!! Sehr kleine Griffe, anfangs kommt die Tour nicht so toll vor, ist aber gar nicht schlecht</text:p>
          </table:table-cell>
          <table:table-cell table:style-name="ce193" office:value-type="date" office:date-value="2015-09-01" calcext:value-type="date">
            <text:p>2015-09-01</text:p>
          </table:table-cell>
          <table:table-cell table:number-columns-repeated="1015"/>
        </table:table-row>
        <table:table-row table:style-name="ro1">
          <table:table-cell table:style-name="ce121" office:value-type="string" calcext:value-type="string">
            <text:p>Ladykiller</text:p>
          </table:table-cell>
          <table:table-cell table:style-name="ce151" office:value-type="float" office:value="9" calcext:value-type="float">
            <text:p>9</text:p>
          </table:table-cell>
          <table:table-cell table:style-name="ce166"/>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6"/>
          <table:table-cell table:style-name="ce181" office:value-type="string" calcext:value-type="string">
            <text:p>große Hakenabstände, schwer</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Schmarotzer</text:p>
          </table:table-cell>
          <table:table-cell table:style-name="ce148" office:value-type="float" office:value="9" calcext:value-type="float">
            <text:p>9</text:p>
          </table:table-cell>
          <table:table-cell table:style-name="ce164"/>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Endlich. Ewig probiert, dann 2 Jahre nicht probiert, dann im 2. Go abgeholt.</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Lichterspiel</text:p>
          </table:table-cell>
          <table:table-cell table:style-name="ce148" office:value-type="float" office:value="9" calcext:value-type="float">
            <text:p>9</text:p>
          </table:table-cell>
          <table:table-cell table:style-name="ce164" office:value-type="string" calcext:value-type="string">
            <text:p>2. Go</text:p>
          </table:table-cell>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2.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tahlfinger</text:p>
          </table:table-cell>
          <table:table-cell table:style-name="ce239" office:value-type="string" calcext:value-type="string">
            <text:p>9-</text:p>
          </table:table-cell>
          <table:table-cell table:style-name="ce198" office:value-type="string" calcext:value-type="string">
            <text:p>3. Go</text:p>
          </table:table-cell>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8"/>
          <table:table-cell office:value-type="string" calcext:value-type="string">
            <text:p>3. Versuch, eher 9- (heute noch etwas leichter, Griffausbruch)</text:p>
          </table:table-cell>
          <table:table-cell office:value-type="float" office:value="2012" calcext:value-type="float">
            <text:p>2012</text:p>
          </table:table-cell>
          <table:table-cell table:number-columns-repeated="1015"/>
        </table:table-row>
        <table:table-row table:style-name="ro1">
          <table:table-cell table:style-name="ce121" office:value-type="string" calcext:value-type="string">
            <text:p>Let the sun go down on me</text:p>
          </table:table-cell>
          <table:table-cell table:style-name="ce151" office:value-type="string" calcext:value-type="string">
            <text:p>9-</text:p>
          </table:table-cell>
          <table:table-cell table:style-name="ce166"/>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Metamagikum</text:p>
          </table:table-cell>
          <table:table-cell table:style-name="ce239" office:value-type="string" calcext:value-type="string">
            <text:p>8+</text:p>
          </table:table-cell>
          <table:table-cell table:style-name="ce198" office:value-type="string" calcext:value-type="string">
            <text:p>F</text:p>
          </table:table-cell>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Rattenfänger</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Felssinfonie</text:p>
          </table:table-cell>
          <table:table-cell table:style-name="ce239" office:value-type="float" office:value="8" calcext:value-type="float">
            <text:p>8</text:p>
          </table:table-cell>
          <table:table-cell table:style-name="ce198" office:value-type="string" calcext:value-type="string">
            <text:p>o.s.</text:p>
          </table:table-cell>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Octopus</text:p>
          </table:table-cell>
          <table:table-cell table:style-name="ce239" office:value-type="string" calcext:value-type="string">
            <text:p>8</text:p>
          </table:table-cell>
          <table:table-cell table:style-name="ce198"/>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1" calcext:value-type="float">
            <text:p>2011</text:p>
          </table:table-cell>
          <table:table-cell table:number-columns-repeated="1015"/>
        </table:table-row>
        <table:table-row table:style-name="ro1">
          <table:table-cell office:value-type="string" calcext:value-type="string">
            <text:p>Angsthase</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office:value-type="string" calcext:value-type="string">
            <text:p>keine weiten Hakenabstände. Muss nachsaniert worden sein.</text:p>
          </table:table-cell>
          <table:table-cell table:style-name="ce193" office:value-type="date" office:date-value="2018-07-01" calcext:value-type="date">
            <text:p>2018-07-01</text:p>
          </table:table-cell>
          <table:table-cell table:number-columns-repeated="1015"/>
        </table:table-row>
        <table:table-row table:style-name="ro1">
          <table:table-cell office:value-type="string" calcext:value-type="string">
            <text:p>Teufelsaustreiber</text:p>
          </table:table-cell>
          <table:table-cell table:style-name="ce239" office:value-type="string" calcext:value-type="string">
            <text:p>7+</text:p>
          </table:table-cell>
          <table:table-cell table:style-name="ce198" office:value-type="string" calcext:value-type="string">
            <text:p>F</text:p>
          </table:table-cell>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table:style-name="ce122" office:value-type="string" calcext:value-type="string">
            <text:p>Plastik People (Verlängerung)</text:p>
          </table:table-cell>
          <table:table-cell table:style-name="ce239" office:value-type="string" calcext:value-type="string">
            <text:p>7+</text:p>
          </table:table-cell>
          <table:table-cell table:style-name="ce198" office:value-type="string" calcext:value-type="string">
            <text:p>o.s.</text:p>
          </table:table-cell>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1" calcext:value-type="float">
            <text:p>2011</text:p>
          </table:table-cell>
          <table:table-cell table:number-columns-repeated="1015"/>
        </table:table-row>
        <table:table-row table:style-name="ro1">
          <table:table-cell table:style-name="ce122" office:value-type="string" calcext:value-type="string">
            <text:p>Kümmerling</text:p>
          </table:table-cell>
          <table:table-cell table:style-name="ce239" office:value-type="float" office:value="7" calcext:value-type="float">
            <text:p>7</text:p>
          </table:table-cell>
          <table:table-cell table:style-name="ce198"/>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8"/>
          <table:table-cell office:value-type="string" calcext:value-type="string">
            <text:p>Mit Verlängerung ganz schön happig!</text:p>
          </table:table-cell>
          <table:table-cell office:value-type="float" office:value="2014" calcext:value-type="float">
            <text:p>2014</text:p>
          </table:table-cell>
          <table:table-cell table:number-columns-repeated="1015"/>
        </table:table-row>
        <table:table-row table:style-name="ro1">
          <table:table-cell table:style-name="ce122" office:value-type="string" calcext:value-type="string">
            <text:p>Let it Rock</text:p>
          </table:table-cell>
          <table:table-cell table:style-name="ce239" office:value-type="float" office:value="7" calcext:value-type="float">
            <text:p>7</text:p>
          </table:table-cell>
          <table:table-cell table:style-name="ce198" office:value-type="string" calcext:value-type="string">
            <text:p>F</text:p>
          </table:table-cell>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Engelsflügel</text:p>
          </table:table-cell>
          <table:table-cell table:style-name="ce239" office:value-type="string" calcext:value-type="string">
            <text:p>9-</text:p>
          </table:table-cell>
          <table:table-cell table:style-name="ce198" office:value-type="string" calcext:value-type="string">
            <text:p>o.s.</text:p>
          </table:table-cell>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office:value-type="string" calcext:value-type="string">
            <text:p>2. Seillänge sehr brüchig und unlohnend. Leichter als Vergessene Welt links davon aber trotzdem kletterbar</text:p>
          </table:table-cell>
          <table:table-cell table:style-name="ce193" office:value-type="date" office:date-value="2015-08-01" calcext:value-type="date">
            <text:p>2015-08-01</text:p>
          </table:table-cell>
          <table:table-cell/>
          <table:table-cell office:value-type="float" office:value="0" calcext:value-type="float">
            <text:p>0</text:p>
          </table:table-cell>
          <table:table-cell table:number-columns-repeated="1013"/>
        </table:table-row>
        <table:table-row table:style-name="ro1">
          <table:table-cell table:style-name="ce116" office:value-type="string" calcext:value-type="string">
            <text:p>Vergessene Welt</text:p>
          </table:table-cell>
          <table:table-cell table:style-name="ce148" office:value-type="string" calcext:value-type="string">
            <text:p>9-</text:p>
          </table:table-cell>
          <table:table-cell table:style-name="ce164"/>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Haaaaaammergeile Tour, nahezu nur Sloper, richtig geil lang und fett weite Hakenabstände</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piderman</text:p>
          </table:table-cell>
          <table:table-cell table:style-name="ce239" office:value-type="string" calcext:value-type="string">
            <text:p>9-</text:p>
          </table:table-cell>
          <table:table-cell table:style-name="ce198" office:value-type="string" calcext:value-type="string">
            <text:p>2. Go</text:p>
          </table:table-cell>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office:value-type="string" calcext:value-type="string">
            <text:p>2. Versuch, boulderlastig, tolle 50m Zweiseillängen am Stück</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etallische Melancholie</text:p>
          </table:table-cell>
          <table:table-cell table:style-name="ce148" office:value-type="float" office:value="8" calcext:value-type="float">
            <text:p>8</text:p>
          </table:table-cell>
          <table:table-cell table:style-name="ce164"/>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64"/>
          <table:table-cell table:style-name="ce120"/>
          <table:table-cell table:style-name="ce148" office:value-type="float" office:value="2013" calcext:value-type="float">
            <text:p>2013</text:p>
          </table:table-cell>
          <table:table-cell table:number-columns-repeated="1015"/>
        </table:table-row>
        <table:table-row table:style-name="ro1">
          <table:table-cell office:value-type="string" calcext:value-type="string">
            <text:p>Neues Leben</text:p>
          </table:table-cell>
          <table:table-cell table:style-name="ce239" office:value-type="float" office:value="8" calcext:value-type="float">
            <text:p>8</text:p>
          </table:table-cell>
          <table:table-cell table:style-name="ce198" office:value-type="string" calcext:value-type="string">
            <text:p>2. Go</text:p>
          </table:table-cell>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office:value-type="string" calcext:value-type="string">
            <text:p>2. Versuch, sehr schön</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ein kleiner Felix</text:p>
          </table:table-cell>
          <table:table-cell table:style-name="ce239" office:value-type="string" calcext:value-type="string">
            <text:p>8-</text:p>
          </table:table-cell>
          <table:table-cell table:style-name="ce198" office:value-type="string" calcext:value-type="string">
            <text:p>F</text:p>
          </table:table-cell>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office:value-type="string" calcext:value-type="string">
            <text:p>Bruch, 1.SL</text:p>
          </table:table-cell>
          <table:table-cell table:style-name="ce193" office:value-type="date" office:date-value="2016-05-01" calcext:value-type="date">
            <text:p>2016-05-01</text:p>
          </table:table-cell>
          <table:table-cell table:number-columns-repeated="1015"/>
        </table:table-row>
        <table:table-row table:style-name="ro1">
          <table:table-cell office:value-type="string" calcext:value-type="string">
            <text:p>Fleißiges Bienchen</text:p>
          </table:table-cell>
          <table:table-cell table:style-name="ce239" office:value-type="string" calcext:value-type="string">
            <text:p>8-</text:p>
          </table:table-cell>
          <table:table-cell table:style-name="ce198"/>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chneeflittchen</text:p>
          </table:table-cell>
          <table:table-cell table:style-name="ce239" office:value-type="string" calcext:value-type="string">
            <text:p>7+</text:p>
          </table:table-cell>
          <table:table-cell table:style-name="ce198" office:value-type="string" calcext:value-type="string">
            <text:p>o.s.</text:p>
          </table:table-cell>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Popeye</text:p>
          </table:table-cell>
          <table:table-cell table:style-name="ce239" office:value-type="string" calcext:value-type="string">
            <text:p>7+</text:p>
          </table:table-cell>
          <table:table-cell table:style-name="ce198" office:value-type="string" calcext:value-type="string">
            <text:p>o.s.</text:p>
          </table:table-cell>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Scarlett</text:p>
          </table:table-cell>
          <table:table-cell table:style-name="ce239" office:value-type="float" office:value="7" calcext:value-type="float">
            <text:p>7</text:p>
          </table:table-cell>
          <table:table-cell table:style-name="ce198" office:value-type="string" calcext:value-type="string">
            <text:p>o.s.</text:p>
          </table:table-cell>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Manuett</text:p>
          </table:table-cell>
          <table:table-cell table:style-name="ce239" office:value-type="float" office:value="7" calcext:value-type="float">
            <text:p>7</text:p>
          </table:table-cell>
          <table:table-cell table:style-name="ce198" office:value-type="string" calcext:value-type="string">
            <text:p>o.s.</text:p>
          </table:table-cell>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Ice Age</text:p>
          </table:table-cell>
          <table:table-cell table:style-name="ce239" office:value-type="float" office:value="7" calcext:value-type="float">
            <text:p>7</text:p>
          </table:table-cell>
          <table:table-cell table:style-name="ce198" office:value-type="string" calcext:value-type="string">
            <text:p>o.s.</text:p>
          </table:table-cell>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Traumfänger</text:p>
          </table:table-cell>
          <table:table-cell table:style-name="ce239" office:value-type="string" calcext:value-type="string">
            <text:p>7-</text:p>
          </table:table-cell>
          <table:table-cell table:style-name="ce198" office:value-type="string" calcext:value-type="string">
            <text:p>o.s.</text:p>
          </table:table-cell>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1000x berührt</text:p>
          </table:table-cell>
          <table:table-cell table:style-name="ce239" office:value-type="string" calcext:value-type="string">
            <text:p>7-</text:p>
          </table:table-cell>
          <table:table-cell table:style-name="ce198" office:value-type="string" calcext:value-type="string">
            <text:p>o.s.</text:p>
          </table:table-cell>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preizolivia</text:p>
          </table:table-cell>
          <table:table-cell table:style-name="ce239" office:value-type="string" calcext:value-type="string">
            <text:p>6-</text:p>
          </table:table-cell>
          <table:table-cell table:style-name="ce198" office:value-type="string" calcext:value-type="string">
            <text:p>o.s.</text:p>
          </table:table-cell>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table:style-name="ce113" office:value-type="string" calcext:value-type="string">
            <text:p>Akku-Shit dir</text:p>
          </table:table-cell>
          <table:table-cell table:style-name="ce145" office:value-type="float" office:value="9" calcext:value-type="float">
            <text:p>9</text:p>
          </table:table-cell>
          <table:table-cell table:style-name="ce162"/>
          <table:table-cell table:number-columns-repeated="2" office:value-type="string" calcext:value-type="string">
            <text:p>Mittagsfluh</text:p>
          </table:table-cell>
          <table:table-cell office:value-type="string" calcext:value-type="string">
            <text:p>Austria</text:p>
          </table:table-cell>
          <table:table-cell table:style-name="ce162"/>
          <table:table-cell table:style-name="ce178" office:value-type="string" calcext:value-type="string">
            <text:p>Projek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Ixtlan Direkteinstieg</text:p>
          </table:table-cell>
          <table:table-cell table:style-name="ce239" office:value-type="float" office:value="8" calcext:value-type="float">
            <text:p>8</text:p>
          </table:table-cell>
          <table:table-cell table:style-name="ce198"/>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98"/>
          <table:table-cell office:value-type="string" calcext:value-type="string">
            <text:p>Dyno</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Herr Träumerisch</text:p>
          </table:table-cell>
          <table:table-cell table:style-name="ce239" office:value-type="float" office:value="7" calcext:value-type="float">
            <text:p>7</text:p>
          </table:table-cell>
          <table:table-cell table:style-name="ce198"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98"/>
          <table:table-cell office:value-type="string" calcext:value-type="string">
            <text:p>wunderschön</text:p>
          </table:table-cell>
          <table:table-cell office:value-type="float" office:value="2011" calcext:value-type="float">
            <text:p>201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tis</text:p>
          </table:table-cell>
          <table:table-cell table:style-name="ce239" office:value-type="string" calcext:value-type="string">
            <text:p>6+/7-</text:p>
          </table:table-cell>
          <table:table-cell table:style-name="ce198"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98"/>
          <table:table-cell office:value-type="string" calcext:value-type="string">
            <text:p>toll, oben brüchig</text:p>
          </table:table-cell>
          <table:table-cell office:value-type="float" office:value="2011" calcext:value-type="float">
            <text:p>201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raumland</text:p>
          </table:table-cell>
          <table:table-cell table:style-name="ce239" office:value-type="string" calcext:value-type="string">
            <text:p>6/6+</text:p>
          </table:table-cell>
          <table:table-cell table:style-name="ce198"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98"/>
          <table:table-cell/>
          <table:table-cell office:value-type="float" office:value="2011" calcext:value-type="float">
            <text:p>2011</text:p>
          </table:table-cell>
          <table:table-cell table:number-columns-repeated="1015"/>
        </table:table-row>
        <table:table-row table:style-name="ro1">
          <table:table-cell office:value-type="string" calcext:value-type="string">
            <text:p>Rotznase</text:p>
          </table:table-cell>
          <table:table-cell table:style-name="ce239" office:value-type="float" office:value="7" calcext:value-type="float">
            <text:p>7</text:p>
          </table:table-cell>
          <table:table-cell table:style-name="ce198" office:value-type="string" calcext:value-type="string">
            <text:p>o.s.</text:p>
          </table:table-cell>
          <table:table-cell table:style-name="ce201"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98"/>
          <table:table-cell/>
          <table:table-cell office:value-type="float" office:value="2012" calcext:value-type="float">
            <text:p>2012</text:p>
          </table:table-cell>
          <table:table-cell table:number-columns-repeated="1015"/>
        </table:table-row>
        <table:table-row table:style-name="ro1">
          <table:table-cell office:value-type="string" calcext:value-type="string">
            <text:p>Mordikus</text:p>
          </table:table-cell>
          <table:table-cell table:style-name="ce239" office:value-type="float" office:value="7" calcext:value-type="float">
            <text:p>7</text:p>
          </table:table-cell>
          <table:table-cell table:style-name="ce198"/>
          <table:table-cell table:style-name="ce201"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98"/>
          <table:table-cell/>
          <table:table-cell office:value-type="float" office:value="2010" calcext:value-type="float">
            <text:p>2010</text:p>
          </table:table-cell>
          <table:table-cell table:number-columns-repeated="1015"/>
        </table:table-row>
        <table:table-row table:style-name="ro1">
          <table:table-cell office:value-type="string" calcext:value-type="string">
            <text:p>Frühstart</text:p>
          </table:table-cell>
          <table:table-cell table:style-name="ce239" office:value-type="string" calcext:value-type="string">
            <text:p>6+</text:p>
          </table:table-cell>
          <table:table-cell table:style-name="ce198"/>
          <table:table-cell table:style-name="ce201"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98"/>
          <table:table-cell office:value-type="string" calcext:value-type="string">
            <text:p>lange her seit dem ersten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Via Johanna</text:p>
          </table:table-cell>
          <table:table-cell table:style-name="ce239" office:value-type="float" office:value="6" calcext:value-type="float">
            <text:p>6</text:p>
          </table:table-cell>
          <table:table-cell table:style-name="ce198"/>
          <table:table-cell table:style-name="ce201"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98"/>
          <table:table-cell/>
          <table:table-cell office:value-type="float" office:value="2012" calcext:value-type="float">
            <text:p>2012</text:p>
          </table:table-cell>
          <table:table-cell table:number-columns-repeated="1015"/>
        </table:table-row>
        <table:table-row table:style-name="ro1">
          <table:table-cell office:value-type="string" calcext:value-type="string">
            <text:p>Kipit</text:p>
          </table:table-cell>
          <table:table-cell table:style-name="ce239" office:value-type="string" calcext:value-type="string">
            <text:p>8+/9-</text:p>
          </table:table-cell>
          <table:table-cell table:style-name="ce198"/>
          <table:table-cell table:style-name="ce201" office:value-type="string" calcext:value-type="string">
            <text:p>Kipit</text:p>
          </table:table-cell>
          <table:table-cell office:value-type="string" calcext:value-type="string">
            <text:p>Känzele</text:p>
          </table:table-cell>
          <table:table-cell office:value-type="string" calcext:value-type="string">
            <text:p>Austria</text:p>
          </table:table-cell>
          <table:table-cell table:style-name="ce198"/>
          <table:table-cell office:value-type="string" calcext:value-type="string">
            <text:p>anhaltend an Sloperleisten, genial, toller Fels</text:p>
          </table:table-cell>
          <table:table-cell office:value-type="float" office:value="2012" calcext:value-type="float">
            <text:p>201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iny Day Dream Away</text:p>
          </table:table-cell>
          <table:table-cell table:style-name="ce239" office:value-type="float" office:value="7" calcext:value-type="float">
            <text:p>7</text:p>
          </table:table-cell>
          <table:table-cell table:style-name="ce198"/>
          <table:table-cell table:style-name="ce177"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98"/>
          <table:table-cell office:value-type="string" calcext:value-type="string">
            <text:p>"Langzeitprojekt", eine der ersten schweren Routen am Fels, lange her</text:p>
          </table:table-cell>
          <table:table-cell office:value-type="float" office:value="2010" calcext:value-type="float">
            <text:p>2010</text:p>
          </table:table-cell>
          <table:table-cell table:number-columns-repeated="1015"/>
        </table:table-row>
        <table:table-row table:style-name="ro1">
          <table:table-cell office:value-type="string" calcext:value-type="string">
            <text:p>Flatterwilli</text:p>
          </table:table-cell>
          <table:table-cell table:style-name="ce239" office:value-type="string" calcext:value-type="string">
            <text:p>7-</text:p>
          </table:table-cell>
          <table:table-cell table:style-name="ce198"/>
          <table:table-cell table:style-name="ce177"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98"/>
          <table:table-cell/>
          <table:table-cell office:value-type="float" office:value="2010" calcext:value-type="float">
            <text:p>2010</text:p>
          </table:table-cell>
          <table:table-cell table:number-columns-repeated="1015"/>
        </table:table-row>
        <table:table-row table:style-name="ro1">
          <table:table-cell office:value-type="string" calcext:value-type="string">
            <text:p>Time out</text:p>
          </table:table-cell>
          <table:table-cell table:style-name="ce239" office:value-type="string" calcext:value-type="string">
            <text:p>6-</text:p>
          </table:table-cell>
          <table:table-cell table:style-name="ce198"/>
          <table:table-cell table:style-name="ce177"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98"/>
          <table:table-cell office:value-type="string" calcext:value-type="string">
            <text:p>sehr, sehr schöne Verschneidung</text:p>
          </table:table-cell>
          <table:table-cell office:value-type="float" office:value="2010" calcext:value-type="float">
            <text:p>2010</text:p>
          </table:table-cell>
          <table:table-cell/>
          <table:table-cell office:value-type="float" office:value="2" calcext:value-type="float">
            <text:p>2</text:p>
          </table:table-cell>
          <table:table-cell table:number-columns-repeated="1013"/>
        </table:table-row>
        <table:table-row table:style-name="ro1">
          <table:table-cell table:style-name="ce115" office:value-type="string" calcext:value-type="string">
            <text:p>Frieda Frech</text:p>
          </table:table-cell>
          <table:table-cell table:style-name="ce147" office:value-type="string" calcext:value-type="string">
            <text:p>8-</text:p>
          </table:table-cell>
          <table:table-cell table:style-name="ce163" office:value-type="string" calcext:value-type="string">
            <text:p>o.s.</text:p>
          </table:table-cell>
          <table:table-cell table:style-name="ce201" office:value-type="string" calcext:value-type="string">
            <text:p>Superfiction</text:p>
          </table:table-cell>
          <table:table-cell office:value-type="string" calcext:value-type="string">
            <text:p>Känzele</text:p>
          </table:table-cell>
          <table:table-cell office:value-type="string" calcext:value-type="string">
            <text:p>Austria</text:p>
          </table:table-cell>
          <table:table-cell table:style-name="ce163"/>
          <table:table-cell table:style-name="ce179" office:value-type="string" calcext:value-type="string">
            <text:p>ich glaube meine erste 8- on-sight</text:p>
          </table:table-cell>
          <table:table-cell office:value-type="float" office:value="2010" calcext:value-type="float">
            <text:p>2010</text:p>
          </table:table-cell>
          <table:table-cell table:number-columns-repeated="1015"/>
        </table:table-row>
        <table:table-row table:style-name="ro1">
          <table:table-cell table:style-name="ce117" office:value-type="string" calcext:value-type="string">
            <text:p>Nonplusultra</text:p>
          </table:table-cell>
          <table:table-cell table:style-name="ce149" office:value-type="string" calcext:value-type="string">
            <text:p>10-</text:p>
          </table:table-cell>
          <table:table-cell table:style-name="ce167"/>
          <table:table-cell office:value-type="string" calcext:value-type="string">
            <text:p>Ultradächer</text:p>
          </table:table-cell>
          <table:table-cell office:value-type="string" calcext:value-type="string">
            <text:p>Selter</text:p>
          </table:table-cell>
          <table:table-cell office:value-type="string" calcext:value-type="string">
            <text:p>Germany</text:p>
          </table:table-cell>
          <table:table-cell table:style-name="ce167"/>
          <table:table-cell table:style-name="ce182" office:value-type="string" calcext:value-type="string">
            <text:p>dachte es wäre 9/9+ und hat sich ziemlich hart angefühlt, dafür fast im 2. Go gemacht, dann musste ich geh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Die Gewalt der Gewaltlosen</text:p>
          </table:table-cell>
          <table:table-cell table:style-name="ce239" office:value-type="string" calcext:value-type="string">
            <text:p>9+/10-</text:p>
          </table:table-cell>
          <table:table-cell table:style-name="ce198"/>
          <table:table-cell table:style-name="ce201"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Klassiker, cool den mal gemacht zu haben! Niemals 9+</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17" office:value-type="string" calcext:value-type="string">
            <text:p>Dachverschneidung</text:p>
          </table:table-cell>
          <table:table-cell table:style-name="ce149" office:value-type="string" calcext:value-type="string">
            <text:p>8/8+</text:p>
          </table:table-cell>
          <table:table-cell table:style-name="ce167"/>
          <table:table-cell table:style-name="ce201"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67" office:value-type="string" calcext:value-type="string">
            <text:p>hard</text:p>
          </table:table-cell>
          <table:table-cell table:style-name="ce182" office:value-type="string" calcext:value-type="string">
            <text:p>schwer für 8+, ausgesetzte Plattenkletterei, oben kann ein cooles eine Hand hängen Foto gemacht werden am Kamel :-)</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Talseite</text:p>
          </table:table-cell>
          <table:table-cell table:style-name="ce239" office:value-type="float" office:value="8" calcext:value-type="float">
            <text:p>8</text:p>
          </table:table-cell>
          <table:table-cell table:style-name="ce198"/>
          <table:table-cell table:style-name="ce201"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ehr schwer für 8 :O</text:p>
          </table:table-cell>
          <table:table-cell table:style-name="ce193" office:value-type="date" office:date-value="2015-08-01" calcext:value-type="date">
            <text:p>2015-08-01</text:p>
          </table:table-cell>
          <table:table-cell table:number-columns-repeated="1015"/>
        </table:table-row>
        <table:table-row table:style-name="ro1">
          <table:table-cell office:value-type="string" calcext:value-type="string">
            <text:p>Anakonda</text:p>
          </table:table-cell>
          <table:table-cell table:style-name="ce239" office:value-type="float" office:value="7" calcext:value-type="float">
            <text:p>7</text:p>
          </table:table-cell>
          <table:table-cell table:style-name="ce198"/>
          <table:table-cell table:style-name="ce201"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98"/>
          <table:table-cell office:value-type="string" calcext:value-type="string">
            <text:p>Unglaublich gut! Runout oben, erste 7 in Norddeutschland</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tation</text:p>
          </table:table-cell>
          <table:table-cell table:style-name="ce239" office:value-type="string" calcext:value-type="string">
            <text:p>10-</text:p>
          </table:table-cell>
          <table:table-cell table:style-name="ce198"/>
          <table:table-cell table:style-name="ce201"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98"/>
          <table:table-cell office:value-type="string" calcext:value-type="string">
            <text:p>leichte Linksschleife (ca. 1m) am ersten kleinen Bauch. Dadurch eher leichter als 10-. Direkt zu klettern ist aber mega definiert..Coole Stelle am Dach!. </text:p>
          </table:table-cell>
          <table:table-cell office:value-type="string" calcext:value-type="string">
            <text:p>2. October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Nachbarschaft</text:p>
          </table:table-cell>
          <table:table-cell table:style-name="ce239" office:value-type="float" office:value="9" calcext:value-type="float">
            <text:p>9</text:p>
          </table:table-cell>
          <table:table-cell table:style-name="ce198"/>
          <table:table-cell table:style-name="ce201"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98"/>
          <table:table-cell office:value-type="string" calcext:value-type="string">
            <text:p>Schwerer 3 Zug Boulder</text:p>
          </table:table-cell>
          <table:table-cell table:style-name="ce193" office:value-type="date" office:date-value="2015-08-01" calcext:value-type="date">
            <text:p>2015-08-01</text:p>
          </table:table-cell>
          <table:table-cell table:number-columns-repeated="1015"/>
        </table:table-row>
        <table:table-row table:style-name="ro1">
          <table:table-cell office:value-type="string" calcext:value-type="string">
            <text:p>Schulterweg</text:p>
          </table:table-cell>
          <table:table-cell table:style-name="ce239" office:value-type="string" calcext:value-type="string">
            <text:p>9-</text:p>
          </table:table-cell>
          <table:table-cell table:style-name="ce198"/>
          <table:table-cell table:style-name="ce201"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98"/>
          <table:table-cell office:value-type="string" calcext:value-type="string">
            <text:p>Kraftausdauer, sehr toller Riss, erster 9er in Norddeutschland</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 Ferrata</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98"/>
          <table:table-cell office:value-type="string" calcext:value-type="string">
            <text:p>Huiiiiiiii</text:p>
          </table:table-cell>
          <table:table-cell table:style-name="ce193"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Zwinge</text:p>
          </table:table-cell>
          <table:table-cell table:style-name="ce239" office:value-type="float" office:value="8" calcext:value-type="float">
            <text:p>8</text:p>
          </table:table-cell>
          <table:table-cell table:style-name="ce198" office:value-type="string" calcext:value-type="string">
            <text:p>o.s.</text:p>
          </table:table-cell>
          <table:table-cell table:style-name="ce201"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chwer</text:p>
          </table:table-cell>
          <table:table-cell table:style-name="ce193" office:value-type="date" office:date-value="2015-08-01" calcext:value-type="date">
            <text:p>2015-08-01</text:p>
          </table:table-cell>
          <table:table-cell table:number-columns-repeated="1015"/>
        </table:table-row>
        <table:table-row table:style-name="ro1">
          <table:table-cell office:value-type="string" calcext:value-type="string">
            <text:p>Drachentöter</text:p>
          </table:table-cell>
          <table:table-cell table:style-name="ce239" office:value-type="string" calcext:value-type="string">
            <text:p>7+</text:p>
          </table:table-cell>
          <table:table-cell table:style-name="ce198"/>
          <table:table-cell table:style-name="ce201"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98"/>
          <table:table-cell office:value-type="string" calcext:value-type="string">
            <text:p>toll</text:p>
          </table:table-cell>
          <table:table-cell table:style-name="ce193"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ntifada</text:p>
          </table:table-cell>
          <table:table-cell table:style-name="ce239" office:value-type="string" calcext:value-type="string">
            <text:p>8/8+</text:p>
          </table:table-cell>
          <table:table-cell table:style-name="ce198"/>
          <table:table-cell table:style-name="ce201"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98" office:value-type="string" calcext:value-type="string">
            <text:p>MP</text:p>
          </table:table-cell>
          <table:table-cell office:value-type="string" calcext:value-type="string">
            <text:p>in einer SL einmal gestürzt. Super Tour, sehr anhaltend und anstrengend, psychisch anspruchsvoll und schwere Plattenstellen. Scary letzte SL</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Galadriel</text:p>
          </table:table-cell>
          <table:table-cell table:style-name="ce148" office:value-type="string" calcext:value-type="string">
            <text:p>8-</text:p>
          </table:table-cell>
          <table:table-cell table:style-name="ce164"/>
          <table:table-cell table:style-name="ce201"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64" office:value-type="string" calcext:value-type="string">
            <text:p>MP</text:p>
          </table:table-cell>
          <table:table-cell table:style-name="ce120"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aldejoli</text:p>
          </table:table-cell>
          <table:table-cell table:style-name="ce239" office:value-type="float" office:value="7" calcext:value-type="float">
            <text:p>7</text:p>
          </table:table-cell>
          <table:table-cell table:style-name="ce198" office:value-type="string" calcext:value-type="string">
            <text:p>o.s.</text:p>
          </table:table-cell>
          <table:table-cell table:style-name="ce201"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98" office:value-type="string" calcext:value-type="string">
            <text:p>MP</text:p>
          </table:table-cell>
          <table:table-cell office:value-type="string" calcext:value-type="string">
            <text:p>geniale Plaisirkletterei!!!</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langspender</text:p>
          </table:table-cell>
          <table:table-cell table:style-name="ce239" office:value-type="float" office:value="8" calcext:value-type="float">
            <text:p>8</text:p>
          </table:table-cell>
          <table:table-cell table:style-name="ce198"/>
          <table:table-cell table:style-name="ce201"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style-name="ce198" office:value-type="string" calcext:value-type="string">
            <text:p>hard</text:p>
          </table:table-cell>
          <table:table-cell office:value-type="string" calcext:value-type="string">
            <text:p>sehr, sehr schwer für 8 :O 5 Versuche oder so, bis zum 2. Umlenk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Venusfalle</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style-name="ce198"/>
          <table:table-cell office:value-type="string" calcext:value-type="string">
            <text:p>Platte!!</text:p>
          </table:table-cell>
          <table:table-cell office:value-type="float" office:value="2013" calcext:value-type="float">
            <text:p>2013</text:p>
          </table:table-cell>
          <table:table-cell table:number-columns-repeated="1015"/>
        </table:table-row>
        <table:table-row table:style-name="ro1">
          <table:table-cell table:style-name="ce116" office:value-type="string" calcext:value-type="string">
            <text:p>Blau</text:p>
          </table:table-cell>
          <table:table-cell table:style-name="ce148" office:value-type="string" calcext:value-type="string">
            <text:p>9+</text:p>
          </table:table-cell>
          <table:table-cell table:style-name="ce164"/>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4"/>
          <table:table-cell table:style-name="ce120" office:value-type="string" calcext:value-type="string">
            <text:p>ein mal dagewesen. Klasse Route. Mal abholen!</text:p>
          </table:table-cell>
          <table:table-cell table:style-name="ce193"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table:style-name="ce113" office:value-type="string" calcext:value-type="string">
            <text:p>Geisterstunde</text:p>
          </table:table-cell>
          <table:table-cell table:style-name="ce145" office:value-type="string" calcext:value-type="string">
            <text:p>9+</text:p>
          </table:table-cell>
          <table:table-cell table:style-name="ce162"/>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2"/>
          <table:table-cell table:style-name="ce178"/>
          <table:table-cell/>
          <table:table-cell office:value-type="string" calcext:value-type="string">
            <text:p>X</text:p>
          </table:table-cell>
          <table:table-cell table:number-columns-repeated="1014"/>
        </table:table-row>
        <table:table-row table:style-name="ro1">
          <table:table-cell table:style-name="ce113" office:value-type="string" calcext:value-type="string">
            <text:p>Werk 3</text:p>
          </table:table-cell>
          <table:table-cell table:style-name="ce145" office:value-type="string" calcext:value-type="string">
            <text:p>9-</text:p>
          </table:table-cell>
          <table:table-cell table:style-name="ce162"/>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2"/>
          <table:table-cell table:style-name="ce178"/>
          <table:table-cell/>
          <table:table-cell office:value-type="string" calcext:value-type="string">
            <text:p>X</text:p>
          </table:table-cell>
          <table:table-cell table:number-columns-repeated="1014"/>
        </table:table-row>
        <table:table-row table:style-name="ro1">
          <table:table-cell table:style-name="ce121" office:value-type="string" calcext:value-type="string">
            <text:p>Berlin Wall</text:p>
          </table:table-cell>
          <table:table-cell table:style-name="ce151" office:value-type="string" calcext:value-type="string">
            <text:p>8+</text:p>
          </table:table-cell>
          <table:table-cell table:style-name="ce166"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6"/>
          <table:table-cell table:style-name="ce178"/>
          <table:table-cell table:style-name="ce193" office:value-type="date" office:date-value="2015-08-01" calcext:value-type="date">
            <text:p>2015-08-01</text:p>
          </table:table-cell>
          <table:table-cell table:number-columns-repeated="1015"/>
        </table:table-row>
        <table:table-row table:style-name="ro1">
          <table:table-cell table:style-name="ce121" office:value-type="string" calcext:value-type="string">
            <text:p>Via Cascado</text:p>
          </table:table-cell>
          <table:table-cell table:style-name="ce151" office:value-type="string" calcext:value-type="string">
            <text:p>7+</text:p>
          </table:table-cell>
          <table:table-cell table:style-name="ce166"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6"/>
          <table:table-cell table:style-name="ce178"/>
          <table:table-cell table:style-name="ce193" office:value-type="date" office:date-value="2015-08-01" calcext:value-type="date">
            <text:p>2015-08-01</text:p>
          </table:table-cell>
          <table:table-cell table:number-columns-repeated="1015"/>
        </table:table-row>
        <table:table-row table:style-name="ro1">
          <table:table-cell table:style-name="ce115" office:value-type="string" calcext:value-type="string">
            <text:p>Grüße Aus Wien</text:p>
          </table:table-cell>
          <table:table-cell table:style-name="ce147" office:value-type="string" calcext:value-type="string">
            <text:p>8+</text:p>
          </table:table-cell>
          <table:table-cell table:style-name="ce163" office:value-type="string" calcext:value-type="string">
            <text:p>o.s.</text:p>
          </table:table-cell>
          <table:table-cell table:style-name="ce201"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163"/>
          <table:table-cell table:style-name="ce179" office:value-type="string" calcext:value-type="string">
            <text:p>Erste 8+ o.s., glaube ich</text:p>
          </table:table-cell>
          <table:table-cell table:style-name="ce147" office:value-type="float" office:value="2012" calcext:value-type="float">
            <text:p>2012</text:p>
          </table:table-cell>
          <table:table-cell table:number-columns-repeated="1015"/>
        </table:table-row>
        <table:table-row table:style-name="ro1">
          <table:table-cell office:value-type="string" calcext:value-type="string">
            <text:p>Lochstreifen</text:p>
          </table:table-cell>
          <table:table-cell table:style-name="ce239" office:value-type="float" office:value="7" calcext:value-type="float">
            <text:p>7</text:p>
          </table:table-cell>
          <table:table-cell table:style-name="ce198" office:value-type="string" calcext:value-type="string">
            <text:p>F</text:p>
          </table:table-cell>
          <table:table-cell table:style-name="ce201"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198"/>
          <table:table-cell/>
          <table:table-cell office:value-type="float" office:value="2012" calcext:value-type="float">
            <text:p>2012</text:p>
          </table:table-cell>
          <table:table-cell table:number-columns-repeated="1015"/>
        </table:table-row>
        <table:table-row table:style-name="ro1">
          <table:table-cell table:style-name="ce119" office:value-type="string" calcext:value-type="string">
            <text:p>Walking on the moon</text:p>
          </table:table-cell>
          <table:table-cell table:style-name="ce150" office:value-type="string" calcext:value-type="string">
            <text:p>10-</text:p>
          </table:table-cell>
          <table:table-cell table:style-name="ce165"/>
          <table:table-cell table:style-name="ce201"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165" office:value-type="string" calcext:value-type="string">
            <text:p>hard</text:p>
          </table:table-cell>
          <table:table-cell table:style-name="ce180" office:value-type="string" calcext:value-type="string">
            <text:p>ziemlich har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tuhlgang</text:p>
          </table:table-cell>
          <table:table-cell table:style-name="ce239" office:value-type="string" calcext:value-type="string">
            <text:p>9+</text:p>
          </table:table-cell>
          <table:table-cell table:style-name="ce198" office:value-type="string" calcext:value-type="string">
            <text:p>o.s.</text:p>
          </table:table-cell>
          <table:table-cell table:style-name="ce201"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198" office:value-type="string" calcext:value-type="string">
            <text:p>soft</text:p>
          </table:table-cell>
          <table:table-cell office:value-type="string" calcext:value-type="string">
            <text:p>9+ on sight. Aber sehr sehr soft gefunden. Ist aber glaube ich schon solide</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23" office:value-type="string" calcext:value-type="string">
            <text:p>Freiflug</text:p>
          </table:table-cell>
          <table:table-cell table:style-name="ce239" office:value-type="string" calcext:value-type="string">
            <text:p>10-</text:p>
          </table:table-cell>
          <table:table-cell table:style-name="ce198" office:value-type="string" calcext:value-type="string">
            <text:p>2. Go</text:p>
          </table:table-cell>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98"/>
          <table:table-cell office:value-type="string" calcext:value-type="string">
            <text:p>2. Versuch. Mega imposante Linie!</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table:style-name="ce123" office:value-type="string" calcext:value-type="string">
            <text:p>Apokalypse</text:p>
          </table:table-cell>
          <table:table-cell table:style-name="ce239" office:value-type="float" office:value="9" calcext:value-type="float">
            <text:p>9</text:p>
          </table:table-cell>
          <table:table-cell table:style-name="ce198"/>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Direktvariante zu Genesis und richtig schwere Einzelstelle, leicht an der Kante bleiben.</text:p>
          </table:table-cell>
          <table:table-cell office:value-type="string" calcext:value-type="string">
            <text:p>29. April 2017</text:p>
          </table:table-cell>
          <table:table-cell table:number-columns-repeated="1015"/>
        </table:table-row>
        <table:table-row table:style-name="ro1">
          <table:table-cell office:value-type="string" calcext:value-type="string">
            <text:p>Das Wesen des Wassers</text:p>
          </table:table-cell>
          <table:table-cell table:style-name="ce239" office:value-type="float" office:value="9" calcext:value-type="float">
            <text:p>9</text:p>
          </table:table-cell>
          <table:table-cell table:style-name="ce198"/>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icherlich nicht leicht für 9, Plattenkletterei vom Feinsten, oben noch dabei bleiben auf wunderschöner Ausstiegsplatte</text:p>
          </table:table-cell>
          <table:table-cell table:style-name="ce193"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sis</text:p>
          </table:table-cell>
          <table:table-cell table:style-name="ce239" office:value-type="float" office:value="8" calcext:value-type="float">
            <text:p>8</text:p>
          </table:table-cell>
          <table:table-cell table:style-name="ce198" office:value-type="string" calcext:value-type="string">
            <text:p>o.s.</text:p>
          </table:table-cell>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98"/>
          <table:table-cell office:value-type="string" calcext:value-type="string">
            <text:p>klassische Route aus den 8ern, sehr weite Hakenabstände, muss man die Nerven behalten, stolz auf den onsight!</text:p>
          </table:table-cell>
          <table:table-cell table:style-name="ce193" office:value-type="date" office:date-value="2016-04-01" calcext:value-type="date">
            <text:p>2016-04-01</text:p>
          </table:table-cell>
          <table:table-cell table:number-columns-repeated="1015"/>
        </table:table-row>
        <table:table-row table:style-name="ro1">
          <table:table-cell office:value-type="string" calcext:value-type="string">
            <text:p>Staffellauf</text:p>
          </table:table-cell>
          <table:table-cell table:style-name="ce239" office:value-type="float" office:value="7" calcext:value-type="float">
            <text:p>7</text:p>
          </table:table-cell>
          <table:table-cell table:style-name="ce198" office:value-type="string" calcext:value-type="string">
            <text:p>o.s.</text:p>
          </table:table-cell>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98"/>
          <table:table-cell office:value-type="string" calcext:value-type="string">
            <text:p>weite Hakenabstände, sehr geiler Klassiker</text:p>
          </table:table-cell>
          <table:table-cell table:style-name="ce193"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atzmann</text:p>
          </table:table-cell>
          <table:table-cell table:style-name="ce239" office:value-type="float" office:value="7" calcext:value-type="float">
            <text:p>7</text:p>
          </table:table-cell>
          <table:table-cell table:style-name="ce198" office:value-type="string" calcext:value-type="string">
            <text:p>o.s.</text:p>
          </table:table-cell>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98"/>
          <table:table-cell office:value-type="string" calcext:value-type="string">
            <text:p>echt scary ohne Keile/Friends. Darf man nicht fallen, sonst geht man drauf...</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Nevrotica</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Cala Fuili (Puschtra)</text:p>
          </table:table-cell>
          <table:table-cell office:value-type="string" calcext:value-type="string">
            <text:p>Cala Gonone</text:p>
          </table:table-cell>
          <table:table-cell office:value-type="string" calcext:value-type="string">
            <text:p>Sardinien</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Araj</text:p>
          </table:table-cell>
          <table:table-cell table:style-name="ce239" office:value-type="string" calcext:value-type="string">
            <text:p>7a+/7b</text:p>
          </table:table-cell>
          <table:table-cell table:style-name="ce198" office:value-type="string" calcext:value-type="string">
            <text:p>o.s.</text:p>
          </table:table-cell>
          <table:table-cell table:style-name="ce201"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Pesce Abissale</text:p>
          </table:table-cell>
          <table:table-cell table:style-name="ce239" office:value-type="string" calcext:value-type="string">
            <text:p>6c</text:p>
          </table:table-cell>
          <table:table-cell table:style-name="ce198" office:value-type="string" calcext:value-type="string">
            <text:p>o.s.</text:p>
          </table:table-cell>
          <table:table-cell table:style-name="ce201"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Anopfel</text:p>
          </table:table-cell>
          <table:table-cell table:style-name="ce239" office:value-type="string" calcext:value-type="string">
            <text:p>6c</text:p>
          </table:table-cell>
          <table:table-cell table:style-name="ce198" office:value-type="string" calcext:value-type="string">
            <text:p>o.s.</text:p>
          </table:table-cell>
          <table:table-cell table:style-name="ce201"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Stressechokardiogramm</text:p>
          </table:table-cell>
          <table:table-cell table:style-name="ce239" office:value-type="string" calcext:value-type="string">
            <text:p>8-</text:p>
          </table:table-cell>
          <table:table-cell table:style-name="ce198" office:value-type="string" calcext:value-type="string">
            <text:p>F</text:p>
          </table:table-cell>
          <table:table-cell table:style-name="ce201" office:value-type="string" calcext:value-type="string">
            <text:p>Amphietheater</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uper schöne Ausdauertour in perfektem Fels</text:p>
          </table:table-cell>
          <table:table-cell table:style-name="ce193"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119" office:value-type="string" calcext:value-type="string">
            <text:p>After Eight</text:p>
          </table:table-cell>
          <table:table-cell table:style-name="ce150" office:value-type="string" calcext:value-type="string">
            <text:p>10-</text:p>
          </table:table-cell>
          <table:table-cell table:style-name="ce165"/>
          <table:table-cell table:style-name="ce201"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kratzige Platte, hautig</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Coburger Weg</text:p>
          </table:table-cell>
          <table:table-cell table:style-name="ce148" office:value-type="string" calcext:value-type="string">
            <text:p>8+</text:p>
          </table:table-cell>
          <table:table-cell table:style-name="ce164"/>
          <table:table-cell table:style-name="ce201"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kein Gimme</text:p>
          </table:table-cell>
          <table:table-cell office:value-type="string" calcext:value-type="string">
            <text:p>3. September 2017</text:p>
          </table:table-cell>
          <table:table-cell table:number-columns-repeated="1015"/>
        </table:table-row>
        <table:table-row table:style-name="ro1">
          <table:table-cell office:value-type="string" calcext:value-type="string">
            <text:p>Natz Brams Länger</text:p>
          </table:table-cell>
          <table:table-cell table:style-name="ce239" office:value-type="float" office:value="7" calcext:value-type="float">
            <text:p>7</text:p>
          </table:table-cell>
          <table:table-cell table:style-name="ce198"/>
          <table:table-cell table:style-name="ce201"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uper Route!</text:p>
          </table:table-cell>
          <table:table-cell table:style-name="ce193"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arian</text:p>
          </table:table-cell>
          <table:table-cell table:style-name="ce239" office:value-type="string" calcext:value-type="string">
            <text:p>9+</text:p>
          </table:table-cell>
          <table:table-cell table:style-name="ce198"/>
          <table:table-cell table:style-name="ce201"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nicht so leicht!</text:p>
          </table:table-cell>
          <table:table-cell office:value-type="string" calcext:value-type="string">
            <text:p>18. March 2017</text:p>
          </table:table-cell>
          <table:table-cell table:number-columns-repeated="2"/>
          <table:table-cell table:style-name="ce190" office:value-type="string" calcext:value-type="string">
            <text:p>Psychotherapie ist DIE Linie!</text:p>
          </table:table-cell>
          <table:table-cell table:number-columns-repeated="1012"/>
        </table:table-row>
        <table:table-row table:style-name="ro1">
          <table:table-cell office:value-type="string" calcext:value-type="string">
            <text:p>Mehr Sein als Scheinen</text:p>
          </table:table-cell>
          <table:table-cell table:style-name="ce239" office:value-type="string" calcext:value-type="string">
            <text:p>9-</text:p>
          </table:table-cell>
          <table:table-cell table:style-name="ce198" office:value-type="string" calcext:value-type="string">
            <text:p>F</text:p>
          </table:table-cell>
          <table:table-cell table:style-name="ce201"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knapp, gute Tour mit hirnrissigen Hakenpositionen</text:p>
          </table:table-cell>
          <table:table-cell office:value-type="string" calcext:value-type="string">
            <text:p>18. March 2017</text:p>
          </table:table-cell>
          <table:table-cell table:number-columns-repeated="2"/>
          <table:table-cell table:style-name="ce190" office:value-type="string" calcext:value-type="string">
            <text:p>Psychotherapie ist DIE Linie!</text:p>
          </table:table-cell>
          <table:table-cell table:number-columns-repeated="1012"/>
        </table:table-row>
        <table:table-row table:style-name="ro1">
          <table:table-cell table:style-name="ce117" office:value-type="string" calcext:value-type="string">
            <text:p>Freundschaftsweg</text:p>
          </table:table-cell>
          <table:table-cell table:style-name="ce149" office:value-type="string" calcext:value-type="string">
            <text:p>7+</text:p>
          </table:table-cell>
          <table:table-cell table:style-name="ce167"/>
          <table:table-cell table:style-name="ce201"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67" office:value-type="string" calcext:value-type="string">
            <text:p>hard</text:p>
          </table:table-cell>
          <table:table-cell table:style-name="ce182" office:value-type="string" calcext:value-type="string">
            <text:p>die schwerste 7+ Frankens!</text:p>
          </table:table-cell>
          <table:table-cell/>
          <table:table-cell office:value-type="string" calcext:value-type="string">
            <text:p>X</text:p>
          </table:table-cell>
          <table:table-cell/>
          <table:table-cell table:style-name="ce190" office:value-type="string" calcext:value-type="string">
            <text:p>Psychotherapie ist DIE Linie!</text:p>
          </table:table-cell>
          <table:table-cell table:number-columns-repeated="1012"/>
        </table:table-row>
        <table:table-row table:style-name="ro1">
          <table:table-cell office:value-type="string" calcext:value-type="string">
            <text:p>XXL</text:p>
          </table:table-cell>
          <table:table-cell table:style-name="ce239" office:value-type="string" calcext:value-type="string">
            <text:p>10-</text:p>
          </table:table-cell>
          <table:table-cell table:style-name="ce198" office:value-type="string" calcext:value-type="string">
            <text:p>3. Go</text:p>
          </table:table-cell>
          <table:table-cell table:style-name="ce201"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3. Go, sehr abwechslungsreich, 2 Boulder (~6b und 7b)</text:p>
          </table:table-cell>
          <table:table-cell table:style-name="ce193"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etzte Ausfahrt Bruck</text:p>
          </table:table-cell>
          <table:table-cell table:style-name="ce239" office:value-type="string" calcext:value-type="string">
            <text:p>10-</text:p>
          </table:table-cell>
          <table:table-cell table:style-name="ce198"/>
          <table:table-cell table:style-name="ce201"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soft</text:p>
          </table:table-cell>
          <table:table-cell office:value-type="string" calcext:value-type="string">
            <text:p>soft</text:p>
          </table:table-cell>
          <table:table-cell table:style-name="ce193" office:value-type="date" office:date-value="2016-08-01" calcext:value-type="date">
            <text:p>2016-08-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ila Pause</text:p>
          </table:table-cell>
          <table:table-cell table:style-name="ce239" office:value-type="string" calcext:value-type="string">
            <text:p>9-</text:p>
          </table:table-cell>
          <table:table-cell table:style-name="ce198"/>
          <table:table-cell table:style-name="ce201"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ehr schön und lange nass</text:p>
          </table:table-cell>
          <table:table-cell table:style-name="ce193" office:value-type="date" office:date-value="2016-08-01" calcext:value-type="date">
            <text:p>2016-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mpathie</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kurz und knackig, 4 Züge</text:p>
          </table:table-cell>
          <table:table-cell table:style-name="ce193" office:value-type="date" office:date-value="2016-05-01" calcext:value-type="date">
            <text:p>2016-05-01</text:p>
          </table:table-cell>
          <table:table-cell table:number-columns-repeated="1015"/>
        </table:table-row>
        <table:table-row table:style-name="ro1">
          <table:table-cell office:value-type="string" calcext:value-type="string">
            <text:p>Heavy Metal Landler</text:p>
          </table:table-cell>
          <table:table-cell table:style-name="ce239" office:value-type="float" office:value="8" calcext:value-type="float">
            <text:p>8</text:p>
          </table:table-cell>
          <table:table-cell table:style-name="ce198" office:value-type="string" calcext:value-type="string">
            <text:p>F</text:p>
          </table:table-cell>
          <table:table-cell table:style-name="ce201"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F</text:p>
          </table:table-cell>
          <table:table-cell office:value-type="string" calcext:value-type="string">
            <text:p>Einzelstelle an Leisten</text:p>
          </table:table-cell>
          <table:table-cell table:style-name="ce193" office:value-type="date" office:date-value="2016-05-01" calcext:value-type="date">
            <text:p>2016-05-01</text:p>
          </table:table-cell>
          <table:table-cell table:number-columns-repeated="1015"/>
        </table:table-row>
        <table:table-row table:style-name="ro1">
          <table:table-cell office:value-type="string" calcext:value-type="string">
            <text:p>Deutsch-Österreicher-Weg</text:p>
          </table:table-cell>
          <table:table-cell table:style-name="ce239" office:value-type="string" calcext:value-type="string">
            <text:p>7+</text:p>
          </table:table-cell>
          <table:table-cell table:style-name="ce198" office:value-type="string" calcext:value-type="string">
            <text:p>F</text:p>
          </table:table-cell>
          <table:table-cell table:style-name="ce201"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F</text:p>
          </table:table-cell>
          <table:table-cell office:value-type="string" calcext:value-type="string">
            <text:p>scary oben, unten schwer</text:p>
          </table:table-cell>
          <table:table-cell table:style-name="ce193" office:value-type="date" office:date-value="2016-08-01" calcext:value-type="date">
            <text:p>2016-08-01</text:p>
          </table:table-cell>
          <table:table-cell table:number-columns-repeated="1015"/>
        </table:table-row>
        <table:table-row table:style-name="ro1">
          <table:table-cell office:value-type="string" calcext:value-type="string">
            <text:p>Kärwazeit</text:p>
          </table:table-cell>
          <table:table-cell table:style-name="ce239" office:value-type="string" calcext:value-type="string">
            <text:p>7-</text:p>
          </table:table-cell>
          <table:table-cell table:style-name="ce198" office:value-type="string" calcext:value-type="string">
            <text:p>o.s.</text:p>
          </table:table-cell>
          <table:table-cell table:style-name="ce201"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6-05-01" calcext:value-type="date">
            <text:p>2016-05-01</text:p>
          </table:table-cell>
          <table:table-cell table:number-columns-repeated="1015"/>
        </table:table-row>
        <table:table-row table:style-name="ro1">
          <table:table-cell office:value-type="string" calcext:value-type="string">
            <text:p>Spielwiese</text:p>
          </table:table-cell>
          <table:table-cell table:style-name="ce239" office:value-type="string" calcext:value-type="string">
            <text:p>9-</text:p>
          </table:table-cell>
          <table:table-cell table:style-name="ce198" office:value-type="string" calcext:value-type="string">
            <text:p>F</text:p>
          </table:table-cell>
          <table:table-cell table:style-name="ce201"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hart mit Dyno</text:p>
          </table:table-cell>
          <table:table-cell table:style-name="ce193" office:value-type="date" office:date-value="2019-02-06" calcext:value-type="date">
            <text:p>2019-02-06</text:p>
          </table:table-cell>
          <table:table-cell table:number-columns-repeated="1015"/>
        </table:table-row>
        <table:table-row table:style-name="ro1">
          <table:table-cell office:value-type="string" calcext:value-type="string">
            <text:p>Am Arsch vorbei</text:p>
          </table:table-cell>
          <table:table-cell table:style-name="ce239" office:value-type="string" calcext:value-type="string">
            <text:p>9-</text:p>
          </table:table-cell>
          <table:table-cell table:style-name="ce198" office:value-type="string" calcext:value-type="string">
            <text:p>F</text:p>
          </table:table-cell>
          <table:table-cell table:style-name="ce201"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coole Bewegungen</text:p>
          </table:table-cell>
          <table:table-cell table:style-name="ce193" office:value-type="date" office:date-value="2019-02-06" calcext:value-type="date">
            <text:p>2019-02-06</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urzprophylaxe</text:p>
          </table:table-cell>
          <table:table-cell table:style-name="ce239" office:value-type="string" calcext:value-type="string">
            <text:p>8-</text:p>
          </table:table-cell>
          <table:table-cell table:style-name="ce198" office:value-type="string" calcext:value-type="string">
            <text:p>F</text:p>
          </table:table-cell>
          <table:table-cell table:style-name="ce201"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9-02-06" calcext:value-type="date">
            <text:p>2019-02-06</text:p>
          </table:table-cell>
          <table:table-cell table:number-columns-repeated="1015"/>
        </table:table-row>
        <table:table-row table:style-name="ro1">
          <table:table-cell table:style-name="ce113" office:value-type="string" calcext:value-type="string">
            <text:p>Bastard</text:p>
          </table:table-cell>
          <table:table-cell table:style-name="ce145" office:value-type="string" calcext:value-type="string">
            <text:p>10-/10</text:p>
          </table:table-cell>
          <table:table-cell table:style-name="ce162"/>
          <table:table-cell table:style-name="ce20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62"/>
          <table:table-cell table:style-name="ce113" office:value-type="string" calcext:value-type="string">
            <text:p>4 Zug Boulder. Von den beiden guten Griffen am ersten Bolt (vorgeclippt) rechts stehen und links Dropknee, dann hochschnappen auf 4 Finger Leiste. Links zu Hand stehen, kurz auf Staplerloch abfassen und Gas geben an slopriges 2 Fingerloch. Dann rechts hohes Dropknee und harter Verlängerer in Kelle. Unten stehen bleiben und auf Leiste abfassen, dann Fuß hochhangeln und links raus auf Kelle</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Vögeln Verboten</text:p>
          </table:table-cell>
          <table:table-cell table:style-name="ce148" office:value-type="string" calcext:value-type="string">
            <text:p>9+</text:p>
          </table:table-cell>
          <table:table-cell table:style-name="ce164"/>
          <table:table-cell table:style-name="ce20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uss man halt mal gemacht haben, sehr hart und poliert, offene 2 und 3 Finger Griffe an den vorderen Gliedern. Echt schwer!</text:p>
          </table:table-cell>
          <table:table-cell table:style-name="ce193" office:value-type="date" office:date-value="2016-09-01" calcext:value-type="date">
            <text:p>2016-09-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Pretty Girls</text:p>
          </table:table-cell>
          <table:table-cell table:style-name="ce148" office:value-type="string" calcext:value-type="string">
            <text:p>9+</text:p>
          </table:table-cell>
          <table:table-cell table:style-name="ce164"/>
          <table:table-cell table:style-name="ce20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urzer Boulder. Mit Siegessprung aus dem 7er, da es oben komplett draufgeschifft hat.</text:p>
          </table:table-cell>
          <table:table-cell office:value-type="string" calcext:value-type="string">
            <text:p>5. June 2017</text:p>
          </table:table-cell>
          <table:table-cell table:number-columns-repeated="1015"/>
        </table:table-row>
        <table:table-row table:style-name="ro1">
          <table:table-cell table:style-name="ce116" office:value-type="string" calcext:value-type="string">
            <text:p>Pebblwyn Happus</text:p>
          </table:table-cell>
          <table:table-cell table:style-name="ce148" office:value-type="float" office:value="9" calcext:value-type="float">
            <text:p>9</text:p>
          </table:table-cell>
          <table:table-cell table:style-name="ce164"/>
          <table:table-cell table:style-name="ce20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7a Einstiegsboulder und oben Kellen, ganz ok</text:p>
          </table:table-cell>
          <table:table-cell table:style-name="ce193" office:value-type="date" office:date-value="2016-09-01" calcext:value-type="date">
            <text:p>2016-09-01</text:p>
          </table:table-cell>
          <table:table-cell table:number-columns-repeated="1015"/>
        </table:table-row>
        <table:table-row table:style-name="ro1">
          <table:table-cell office:value-type="string" calcext:value-type="string">
            <text:p>Sultan of Swing</text:p>
          </table:table-cell>
          <table:table-cell table:style-name="ce239" office:value-type="string" calcext:value-type="string">
            <text:p>8+</text:p>
          </table:table-cell>
          <table:table-cell table:style-name="ce198" office:value-type="string" calcext:value-type="string">
            <text:p>2. Go</text:p>
          </table:table-cell>
          <table:table-cell table:style-name="ce20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Go</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einz Schenk</text:p>
          </table:table-cell>
          <table:table-cell table:style-name="ce239" office:value-type="float" office:value="8" calcext:value-type="float">
            <text:p>8</text:p>
          </table:table-cell>
          <table:table-cell table:style-name="ce198"/>
          <table:table-cell table:style-name="ce20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Isolation</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olid Rock</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Rote Flüh</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Schwerter zu Bohrhaken</text:p>
          </table:table-cell>
          <table:table-cell table:style-name="ce239" office:value-type="string" calcext:value-type="string">
            <text:p>7+</text:p>
          </table:table-cell>
          <table:table-cell table:style-name="ce198" office:value-type="string" calcext:value-type="string">
            <text:p>o.s.</text:p>
          </table:table-cell>
          <table:table-cell table:style-name="ce20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nicht so toll, Einzelstelle</text:p>
          </table:table-cell>
          <table:table-cell office:value-type="string" calcext:value-type="string">
            <text:p>5. June 2017</text:p>
          </table:table-cell>
          <table:table-cell table:number-columns-repeated="1015"/>
        </table:table-row>
        <table:table-row table:style-name="ro1">
          <table:table-cell office:value-type="string" calcext:value-type="string">
            <text:p>Range Rover</text:p>
          </table:table-cell>
          <table:table-cell table:style-name="ce239" office:value-type="float" office:value="7" calcext:value-type="float">
            <text:p>7</text:p>
          </table:table-cell>
          <table:table-cell table:style-name="ce198" office:value-type="string" calcext:value-type="string">
            <text:p>F</text:p>
          </table:table-cell>
          <table:table-cell table:style-name="ce20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ehr geile 7. Ultrasteil und ultra Kellen an ultra Griffen</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ür unsere kleine Irmi</text:p>
          </table:table-cell>
          <table:table-cell table:style-name="ce239" office:value-type="string" calcext:value-type="string">
            <text:p>7-</text:p>
          </table:table-cell>
          <table:table-cell table:style-name="ce198" office:value-type="string" calcext:value-type="string">
            <text:p>F</text:p>
          </table:table-cell>
          <table:table-cell table:style-name="ce20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Vögelmaschine</text:p>
          </table:table-cell>
          <table:table-cell table:style-name="ce239" office:value-type="string" calcext:value-type="string">
            <text:p>6+</text:p>
          </table:table-cell>
          <table:table-cell table:style-name="ce198" office:value-type="string" calcext:value-type="string">
            <text:p>o.s.</text:p>
          </table:table-cell>
          <table:table-cell table:style-name="ce20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gar nicht so einfach!</text:p>
          </table:table-cell>
          <table:table-cell office:value-type="string" calcext:value-type="string">
            <text:p>5. June 2017</text:p>
          </table:table-cell>
          <table:table-cell table:number-columns-repeated="1015"/>
        </table:table-row>
        <table:table-row table:style-name="ro1">
          <table:table-cell office:value-type="string" calcext:value-type="string">
            <text:p>Im Schatten der Eiche</text:p>
          </table:table-cell>
          <table:table-cell table:style-name="ce239" office:value-type="string" calcext:value-type="string">
            <text:p>10-</text:p>
          </table:table-cell>
          <table:table-cell table:style-name="ce198" office:value-type="string" calcext:value-type="string">
            <text:p>3. Go</text:p>
          </table:table-cell>
          <table:table-cell table:style-name="ce201"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oft, 3. Go, geniale senkrechte Plattenkletterei an Leisten und Monos. Eine Leiste leider geflext</text:p>
          </table:table-cell>
          <table:table-cell table:style-name="ce193" office:value-type="date" office:date-value="2015-10-01" calcext:value-type="date">
            <text:p>2015-10-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ichtblick</text:p>
          </table:table-cell>
          <table:table-cell table:style-name="ce239" office:value-type="float" office:value="8" calcext:value-type="float">
            <text:p>8</text:p>
          </table:table-cell>
          <table:table-cell table:style-name="ce198"/>
          <table:table-cell table:style-name="ce201"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5-10-01" calcext:value-type="date">
            <text:p>2015-10-01</text:p>
          </table:table-cell>
          <table:table-cell table:number-columns-repeated="1015"/>
        </table:table-row>
        <table:table-row table:style-name="ro1">
          <table:table-cell office:value-type="string" calcext:value-type="string">
            <text:p>Stromausfall</text:p>
          </table:table-cell>
          <table:table-cell table:style-name="ce239" office:value-type="float" office:value="8" calcext:value-type="float">
            <text:p>8</text:p>
          </table:table-cell>
          <table:table-cell table:style-name="ce198"/>
          <table:table-cell table:style-name="ce201"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hart</text:p>
          </table:table-cell>
          <table:table-cell table:style-name="ce193" office:value-type="date" office:date-value="2015-10-01" calcext:value-type="date">
            <text:p>2015-10-01</text:p>
          </table:table-cell>
          <table:table-cell table:number-columns-repeated="1015"/>
        </table:table-row>
        <table:table-row table:style-name="ro1">
          <table:table-cell table:style-name="ce116" office:value-type="string" calcext:value-type="string">
            <text:p>Katapult</text:p>
          </table:table-cell>
          <table:table-cell table:style-name="ce148" office:value-type="float" office:value="9" calcext:value-type="float">
            <text:p>9</text:p>
          </table:table-cell>
          <table:table-cell table:style-name="ce164"/>
          <table:table-cell table:style-name="ce201"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zwei schwere längere stellen an kleinen Stellern mit weiten Hakenabständen</text:p>
          </table:table-cell>
          <table:table-cell office:value-type="string" calcext:value-type="string">
            <text:p>17. May 2017</text:p>
          </table:table-cell>
          <table:table-cell/>
          <table:table-cell office:value-type="float" office:value="3" calcext:value-type="float">
            <text:p>3</text:p>
          </table:table-cell>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16" office:value-type="string" calcext:value-type="string">
            <text:p>Humbug</text:p>
          </table:table-cell>
          <table:table-cell table:style-name="ce148" office:value-type="string" calcext:value-type="string">
            <text:p>9-</text:p>
          </table:table-cell>
          <table:table-cell table:style-name="ce164" office:value-type="string" calcext:value-type="string">
            <text:p>o.s.</text:p>
          </table:table-cell>
          <table:table-cell table:style-name="ce201"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ie leichteste der 9-, hoher erster Haken aber leicht bis da hin.</text:p>
          </table:table-cell>
          <table:table-cell office:value-type="string" calcext:value-type="string">
            <text:p>17. May 2017</text:p>
          </table:table-cell>
          <table:table-cell/>
          <table:table-cell office:value-type="float" office:value="2" calcext:value-type="float">
            <text:p>2</text:p>
          </table:table-cell>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16" office:value-type="string" calcext:value-type="string">
            <text:p>No Chance in Galoshkies</text:p>
          </table:table-cell>
          <table:table-cell table:style-name="ce148" office:value-type="string" calcext:value-type="string">
            <text:p>9-</text:p>
          </table:table-cell>
          <table:table-cell table:style-name="ce164" office:value-type="string" calcext:value-type="string">
            <text:p>2. Go</text:p>
          </table:table-cell>
          <table:table-cell table:style-name="ce201"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der erste Haken steckt MEGA hoch! Hier darf man nicht fallen, auch gar nicht so leicht. Richtig gute Tour!</text:p>
          </table:table-cell>
          <table:table-cell office:value-type="string" calcext:value-type="string">
            <text:p>17. May 2017</text:p>
          </table:table-cell>
          <table:table-cell table:number-columns-repeated="2"/>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13" office:value-type="string" calcext:value-type="string">
            <text:p>Schleimspur</text:p>
          </table:table-cell>
          <table:table-cell table:style-name="ce145" office:value-type="string" calcext:value-type="string">
            <text:p>9-</text:p>
          </table:table-cell>
          <table:table-cell table:style-name="ce162"/>
          <table:table-cell table:style-name="ce201"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Ein schwerer Sprung</text:p>
          </table:table-cell>
          <table:table-cell/>
          <table:table-cell office:value-type="string" calcext:value-type="string">
            <text:p>X</text:p>
          </table:table-cell>
          <table:table-cell office:value-type="float" office:value="2" calcext:value-type="float">
            <text:p>2</text:p>
          </table:table-cell>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Sautanz</text:p>
          </table:table-cell>
          <table:table-cell table:style-name="ce239" office:value-type="string" calcext:value-type="string">
            <text:p>9-</text:p>
          </table:table-cell>
          <table:table-cell table:style-name="ce198"/>
          <table:table-cell table:style-name="ce201"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leider nicht onsight, wäre toll gewesen, speckig aber sehr gute, geschichtsträchtige Tour!</text:p>
          </table:table-cell>
          <table:table-cell table:style-name="ce193" office:value-type="date" office:date-value="2016-06-01" calcext:value-type="date">
            <text:p>2016-06-01</text:p>
          </table:table-cell>
          <table:table-cell/>
          <table:table-cell office:value-type="float" office:value="2" calcext:value-type="float">
            <text:p>2</text:p>
          </table:table-cell>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Never stop exploring</text:p>
          </table:table-cell>
          <table:table-cell table:style-name="ce239" office:value-type="string" calcext:value-type="string">
            <text:p>7-</text:p>
          </table:table-cell>
          <table:table-cell table:style-name="ce198" office:value-type="string" calcext:value-type="string">
            <text:p>o.s.</text:p>
          </table:table-cell>
          <table:table-cell table:style-name="ce201"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6-06-01" calcext:value-type="date">
            <text:p>2016-06-01</text:p>
          </table:table-cell>
          <table:table-cell table:number-columns-repeated="2"/>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Danzer Ged.-Weg</text:p>
          </table:table-cell>
          <table:table-cell table:style-name="ce239" office:value-type="float" office:value="6" calcext:value-type="float">
            <text:p>6</text:p>
          </table:table-cell>
          <table:table-cell table:style-name="ce198" office:value-type="string" calcext:value-type="string">
            <text:p>o.s.</text:p>
          </table:table-cell>
          <table:table-cell table:style-name="ce201"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nicht schön! Hat den Stern nicht verdient.</text:p>
          </table:table-cell>
          <table:table-cell office:value-type="string" calcext:value-type="string">
            <text:p>17. May 2017</text:p>
          </table:table-cell>
          <table:table-cell table:number-columns-repeated="2"/>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Margot Engelhardt Ged.-Weg</text:p>
          </table:table-cell>
          <table:table-cell table:style-name="ce239" office:value-type="string" calcext:value-type="string">
            <text:p>8+/9-</text:p>
          </table:table-cell>
          <table:table-cell table:style-name="ce198" office:value-type="string" calcext:value-type="string">
            <text:p>F</text:p>
          </table:table-cell>
          <table:table-cell table:style-name="ce201"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chwer, sehr technisch</text:p>
          </table:table-cell>
          <table:table-cell table:style-name="ce193" office:value-type="date" office:date-value="2019-10-20" calcext:value-type="date">
            <text:p>2019-10-20</text:p>
          </table:table-cell>
          <table:table-cell table:style-name="Default"/>
          <table:table-cell office:value-type="float" office:value="1" calcext:value-type="float">
            <text:p>1</text:p>
          </table:table-cell>
          <table:table-cell table:style-name="ce190"/>
          <table:table-cell table:number-columns-repeated="1012"/>
        </table:table-row>
        <table:table-row table:style-name="ro1">
          <table:table-cell office:value-type="string" calcext:value-type="string">
            <text:p>Seven</text:p>
          </table:table-cell>
          <table:table-cell table:style-name="ce239" office:value-type="string" calcext:value-type="string">
            <text:p>7</text:p>
          </table:table-cell>
          <table:table-cell table:style-name="ce198" office:value-type="string" calcext:value-type="string">
            <text:p>F</text:p>
          </table:table-cell>
          <table:table-cell table:style-name="ce201"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gut, oben etwas staubig</text:p>
          </table:table-cell>
          <table:table-cell table:style-name="ce193" office:value-type="date" office:date-value="2019-10-20" calcext:value-type="date">
            <text:p>2019-10-20</text:p>
          </table:table-cell>
          <table:table-cell table:style-name="Default"/>
          <table:table-cell office:value-type="float" office:value="1" calcext:value-type="float">
            <text:p>1</text:p>
          </table:table-cell>
          <table:table-cell table:style-name="ce190"/>
          <table:table-cell table:number-columns-repeated="1012"/>
        </table:table-row>
        <table:table-row table:style-name="ro1">
          <table:table-cell office:value-type="string" calcext:value-type="string">
            <text:p>Hammerhai</text:p>
          </table:table-cell>
          <table:table-cell table:style-name="ce239" office:value-type="string" calcext:value-type="string">
            <text:p>9/9+</text:p>
          </table:table-cell>
          <table:table-cell table:style-name="ce198"/>
          <table:table-cell table:style-name="ce201"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table:style-name="ce117" office:value-type="string" calcext:value-type="string">
            <text:p>Komodowaran</text:p>
          </table:table-cell>
          <table:table-cell table:style-name="ce149" office:value-type="float" office:value="9" calcext:value-type="float">
            <text:p>9</text:p>
          </table:table-cell>
          <table:table-cell table:style-name="ce167"/>
          <table:table-cell table:style-name="ce201"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direkt über den Wulst richtig schwer, mit Rechtsschleife leichter</text:p>
          </table:table-cell>
          <table:table-cell/>
          <table:table-cell office:value-type="string" calcext:value-type="string">
            <text:p>X</text:p>
          </table:table-cell>
          <table:table-cell/>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Pfauenauge</text:p>
          </table:table-cell>
          <table:table-cell table:style-name="ce239" office:value-type="string" calcext:value-type="string">
            <text:p>8-</text:p>
          </table:table-cell>
          <table:table-cell table:style-name="ce198"/>
          <table:table-cell table:style-name="ce201"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Rotfuchs</text:p>
          </table:table-cell>
          <table:table-cell table:style-name="ce239" office:value-type="string" calcext:value-type="string">
            <text:p>8-</text:p>
          </table:table-cell>
          <table:table-cell table:style-name="ce198"/>
          <table:table-cell table:style-name="ce201"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Admiral</text:p>
          </table:table-cell>
          <table:table-cell table:style-name="ce239" office:value-type="string" calcext:value-type="string">
            <text:p>8-</text:p>
          </table:table-cell>
          <table:table-cell table:style-name="ce198"/>
          <table:table-cell table:style-name="ce201"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Kleiner Marder</text:p>
          </table:table-cell>
          <table:table-cell table:style-name="ce239" office:value-type="string" calcext:value-type="string">
            <text:p>7</text:p>
          </table:table-cell>
          <table:table-cell table:style-name="ce198"/>
          <table:table-cell table:style-name="ce201"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Siebenschläfer</text:p>
          </table:table-cell>
          <table:table-cell table:style-name="ce239" office:value-type="string" calcext:value-type="string">
            <text:p>6+</text:p>
          </table:table-cell>
          <table:table-cell table:style-name="ce198"/>
          <table:table-cell table:style-name="ce201"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table:style-name="ce119" office:value-type="string" calcext:value-type="string">
            <text:p>Elektrischer Sturm in die Hölle</text:p>
          </table:table-cell>
          <table:table-cell table:style-name="ce150" office:value-type="string" calcext:value-type="string">
            <text:p>9+</text:p>
          </table:table-cell>
          <table:table-cell table:style-name="ce165"/>
          <table:table-cell table:style-name="ce201"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65"/>
          <table:table-cell table:style-name="ce183" office:value-type="string" calcext:value-type="string">
            <text:p>sackharter erster und zweiter Zug. Dann immer leichter werdend.</text:p>
          </table:table-cell>
          <table:table-cell/>
          <table:table-cell office:value-type="string" calcext:value-type="string">
            <text:p>X</text:p>
          </table:table-cell>
          <table:table-cell/>
          <table:table-cell table:style-name="ce190" office:value-type="string" calcext:value-type="string">
            <text:p>abgespeckt, aber classic</text:p>
          </table:table-cell>
          <table:table-cell table:number-columns-repeated="1012"/>
        </table:table-row>
        <table:table-row table:style-name="ro1">
          <table:table-cell table:style-name="ce116" office:value-type="string" calcext:value-type="string">
            <text:p>Hurrikan</text:p>
          </table:table-cell>
          <table:table-cell table:style-name="ce148" office:value-type="string" calcext:value-type="string">
            <text:p>9+</text:p>
          </table:table-cell>
          <table:table-cell table:style-name="ce198"/>
          <table:table-cell table:style-name="ce201"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icher nicht geschenkt für 9+, ziemlich anhaltend schwer bis ganz oben</text:p>
          </table:table-cell>
          <table:table-cell office:value-type="string" calcext:value-type="string">
            <text:p>19. February 2017</text:p>
          </table:table-cell>
          <table:table-cell/>
          <table:table-cell office:value-type="float" office:value="3" calcext:value-type="float">
            <text:p>3</text:p>
          </table:table-cell>
          <table:table-cell table:style-name="ce190" office:value-type="string" calcext:value-type="string">
            <text:p>abgespeckt, aber classic</text:p>
          </table:table-cell>
          <table:table-cell table:number-columns-repeated="1012"/>
        </table:table-row>
        <table:table-row table:style-name="ro1">
          <table:table-cell table:style-name="ce116" office:value-type="string" calcext:value-type="string">
            <text:p>Windstärke 9</text:p>
          </table:table-cell>
          <table:table-cell table:style-name="ce148" office:value-type="float" office:value="9" calcext:value-type="float">
            <text:p>9</text:p>
          </table:table-cell>
          <table:table-cell table:style-name="ce198" office:value-type="string" calcext:value-type="string">
            <text:p>F</text:p>
          </table:table-cell>
          <table:table-cell table:style-name="ce201"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immer geil einen Klassiker zu flashen!</text:p>
          </table:table-cell>
          <table:table-cell office:value-type="string" calcext:value-type="string">
            <text:p>19. February 2017</text:p>
          </table:table-cell>
          <table:table-cell/>
          <table:table-cell office:value-type="float" office:value="2" calcext:value-type="float">
            <text:p>2</text:p>
          </table:table-cell>
          <table:table-cell table:style-name="ce190" office:value-type="string" calcext:value-type="string">
            <text:p>abgespeckt, aber classic</text:p>
          </table:table-cell>
          <table:table-cell table:number-columns-repeated="1012"/>
        </table:table-row>
        <table:table-row table:style-name="ro1">
          <table:table-cell table:style-name="ce116" office:value-type="string" calcext:value-type="string">
            <text:p>Nur in deinem Kopf</text:p>
          </table:table-cell>
          <table:table-cell table:style-name="ce148" office:value-type="string" calcext:value-type="string">
            <text:p>9-/9</text:p>
          </table:table-cell>
          <table:table-cell table:style-name="ce198" office:value-type="string" calcext:value-type="string">
            <text:p>o.s.</text:p>
          </table:table-cell>
          <table:table-cell table:style-name="ce116"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nette "leichte" Touren</text:p>
          </table:table-cell>
          <table:table-cell table:number-columns-repeated="1012"/>
        </table:table-row>
        <table:table-row table:style-name="ro1">
          <table:table-cell table:style-name="ce116" office:value-type="string" calcext:value-type="string">
            <text:p>Alles ist gut, was man gerne tut</text:p>
          </table:table-cell>
          <table:table-cell table:style-name="ce148" office:value-type="string" calcext:value-type="string">
            <text:p>8+</text:p>
          </table:table-cell>
          <table:table-cell table:style-name="ce198" office:value-type="string" calcext:value-type="string">
            <text:p>o.s.</text:p>
          </table:table-cell>
          <table:table-cell table:style-name="ce116"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nette "leichte" Touren</text:p>
          </table:table-cell>
          <table:table-cell table:number-columns-repeated="1012"/>
        </table:table-row>
        <table:table-row table:style-name="ro1">
          <table:table-cell table:style-name="ce116" office:value-type="string" calcext:value-type="string">
            <text:p>Na Gut</text:p>
          </table:table-cell>
          <table:table-cell table:style-name="ce148" office:value-type="string" calcext:value-type="string">
            <text:p>8-</text:p>
          </table:table-cell>
          <table:table-cell table:style-name="ce198" office:value-type="string" calcext:value-type="string">
            <text:p>o.s.</text:p>
          </table:table-cell>
          <table:table-cell table:style-name="ce116"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nette "leichte" Touren</text:p>
          </table:table-cell>
          <table:table-cell table:number-columns-repeated="1012"/>
        </table:table-row>
        <table:table-row table:style-name="ro1">
          <table:table-cell table:style-name="ce116" office:value-type="string" calcext:value-type="string">
            <text:p>Lass die Sonne rein</text:p>
          </table:table-cell>
          <table:table-cell table:style-name="ce148" office:value-type="string" calcext:value-type="string">
            <text:p>8-</text:p>
          </table:table-cell>
          <table:table-cell table:style-name="ce198" office:value-type="string" calcext:value-type="string">
            <text:p>o.s.</text:p>
          </table:table-cell>
          <table:table-cell table:style-name="ce116"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nette "leichte" Touren</text:p>
          </table:table-cell>
          <table:table-cell table:number-columns-repeated="1012"/>
        </table:table-row>
        <table:table-row table:style-name="ro1">
          <table:table-cell table:style-name="ce113" office:value-type="string" calcext:value-type="string">
            <text:p>Feuerball</text:p>
          </table:table-cell>
          <table:table-cell table:style-name="ce145" office:value-type="string" calcext:value-type="string">
            <text:p>10</text:p>
          </table:table-cell>
          <table:table-cell table:style-name="ce162"/>
          <table:table-cell table:style-name="ce113" office:value-type="string" calcext:value-type="string">
            <text:p>Kuhkirchner Wand</text:p>
          </table:table-cell>
          <table:table-cell table:style-name="ce178" office:value-type="string" calcext:value-type="string">
            <text:p>Frankenjura</text:p>
          </table:table-cell>
          <table:table-cell table:style-name="ce178" office:value-type="string" calcext:value-type="string">
            <text:p>Germany</text:p>
          </table:table-cell>
          <table:table-cell table:style-name="ce162"/>
          <table:table-cell table:style-name="ce178" office:value-type="string" calcext:value-type="string">
            <text:p>Boulderstelle: links in Schlitz in P.de L., dann über kreuz in zwei Finger loch, links auf Sloper, dann rechte Hand auf Unterfingerloch umdrehen. Dann links auf gute Leiste, Füße WEIT hochstellen: Mit rechts in Schlitz von dem man auch klippt, mit lnks auf abgetretenes Gekreusel. Dann weiter Zug hoch auf schlechte Zange/Leiste. Links aufhocken und auf miesen Sloper abfassen, dann weiter auf gute Leiste verlängern. Dann recht einfacher Zug in Henkel und vorbei...</text:p>
          </table:table-cell>
          <table:table-cell table:style-name="ce145"/>
          <table:table-cell table:style-name="ce178" office:value-type="string" calcext:value-type="string">
            <text:p>X</text:p>
          </table:table-cell>
          <table:table-cell table:style-name="ce178"/>
          <table:table-cell table:style-name="ce190"/>
          <table:table-cell table:number-columns-repeated="1012"/>
        </table:table-row>
        <table:table-row table:style-name="ro1">
          <table:table-cell table:style-name="ce116" office:value-type="string" calcext:value-type="string">
            <text:p>Primeur de Luxe</text:p>
          </table:table-cell>
          <table:table-cell table:style-name="ce148" office:value-type="string" calcext:value-type="string">
            <text:p>10-/10</text:p>
          </table:table-cell>
          <table:table-cell table:style-name="ce198"/>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Kopfsache, aber toptour</text:p>
          </table:table-cell>
          <table:table-cell table:style-name="ce193" office:value-type="date" office:date-value="2016-04-01" calcext:value-type="date">
            <text:p>2016-04-01</text:p>
          </table:table-cell>
          <table:table-cell/>
          <table:table-cell office:value-type="float" office:value="3" calcext:value-type="float">
            <text:p>3</text:p>
          </table:table-cell>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Fingerverstärker</text:p>
          </table:table-cell>
          <table:table-cell table:style-name="ce148" office:value-type="string" calcext:value-type="string">
            <text:p>10-</text:p>
          </table:table-cell>
          <table:table-cell table:style-name="ce198"/>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cooler Link-up. Sicher nicht 10 glatt!</text:p>
          </table:table-cell>
          <table:table-cell office:value-type="string" calcext:value-type="string">
            <text:p>10.01.17</text:p>
          </table:table-cell>
          <table:table-cell/>
          <table:table-cell office:value-type="float" office:value="2" calcext:value-type="float">
            <text:p>2</text:p>
          </table:table-cell>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Fingerfood</text:p>
          </table:table-cell>
          <table:table-cell table:style-name="ce148" office:value-type="string" calcext:value-type="string">
            <text:p>10-</text:p>
          </table:table-cell>
          <table:table-cell table:style-name="ce198" office:value-type="string" calcext:value-type="string">
            <text:p>2. Go</text:p>
          </table:table-cell>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zweiter Go, mit Primeur am gleichen Tag. Mega geiler Klettertag!!</text:p>
          </table:table-cell>
          <table:table-cell table:style-name="ce193" office:value-type="date" office:date-value="2016-04-01" calcext:value-type="date">
            <text:p>2016-04-01</text:p>
          </table:table-cell>
          <table:table-cell/>
          <table:table-cell office:value-type="float" office:value="2" calcext:value-type="float">
            <text:p>2</text:p>
          </table:table-cell>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Lochfood</text:p>
          </table:table-cell>
          <table:table-cell table:style-name="ce148" office:value-type="string" calcext:value-type="string">
            <text:p>9+</text:p>
          </table:table-cell>
          <table:table-cell table:style-name="ce198"/>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Auch ein guter Linkup!</text:p>
          </table:table-cell>
          <table:table-cell table:style-name="ce193" office:value-type="date" office:date-value="2019-03-17" calcext:value-type="date">
            <text:p>2019-03-17</text:p>
          </table:table-cell>
          <table:table-cell table:number-columns-repeated="2"/>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Lochverstärker</text:p>
          </table:table-cell>
          <table:table-cell table:style-name="ce148" office:value-type="string" calcext:value-type="string">
            <text:p>9+</text:p>
          </table:table-cell>
          <table:table-cell table:style-name="ce198"/>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Flug nach Delhi</text:p>
          </table:table-cell>
          <table:table-cell table:style-name="ce148" office:value-type="float" office:value="8" calcext:value-type="float">
            <text:p>8</text:p>
          </table:table-cell>
          <table:table-cell table:style-name="ce198" office:value-type="string" calcext:value-type="string">
            <text:p>o.s.</text:p>
          </table:table-cell>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Hänsel ohne Gretel</text:p>
          </table:table-cell>
          <table:table-cell table:style-name="ce148" office:value-type="float" office:value="10" calcext:value-type="float">
            <text:p>10</text:p>
          </table:table-cell>
          <table:table-cell table:style-name="ce164"/>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84" office:value-type="string" calcext:value-type="string">
            <text:p>7c Boulder in 9+ Route. Sehr cool! "Wenn ich einmal durch den Boulder komme, kletter ichs einfach. Gesagt getan</text:p>
          </table:table-cell>
          <table:table-cell office:value-type="string" calcext:value-type="string">
            <text:p>25. August 2017</text:p>
          </table:table-cell>
          <table:table-cell/>
          <table:table-cell office:value-type="float" office:value="3" calcext:value-type="float">
            <text:p>3</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Nikita</text:p>
          </table:table-cell>
          <table:table-cell table:style-name="ce148" office:value-type="string" calcext:value-type="string">
            <text:p>10-</text:p>
          </table:table-cell>
          <table:table-cell table:style-name="ce164"/>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auhart, hat sich August 2014 nicht machbar angefühlt, June 2015: geht! Sentember 2016: gemacht. Mega geile Kraftausdauer ohne Schüttler, one of the best!!!</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3" office:value-type="string" calcext:value-type="string">
            <text:p>Casablanca</text:p>
          </table:table-cell>
          <table:table-cell table:style-name="ce145" office:value-type="string" calcext:value-type="string">
            <text:p>10-</text:p>
          </table:table-cell>
          <table:table-cell table:style-name="ce162"/>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volldach, Antistyle</text:p>
          </table:table-cell>
          <table:table-cell/>
          <table:table-cell office:value-type="string" calcext:value-type="string">
            <text:p>X</text:p>
          </table:table-cell>
          <table:table-cell office:value-type="float" office:value="1" calcext:value-type="float">
            <text:p>1</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Triple Eyed Zombie Cat</text:p>
          </table:table-cell>
          <table:table-cell table:style-name="ce148" office:value-type="string" calcext:value-type="string">
            <text:p>10-</text:p>
          </table:table-cell>
          <table:table-cell table:style-name="ce164" office:value-type="string" calcext:value-type="string">
            <text:p>3 Tage</text:p>
          </table:table-cell>
          <table:table-cell table:style-name="ce116" office:value-type="string" calcext:value-type="string">
            <text:p>Holzgau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office:value-type="string" calcext:value-type="string">
            <text:p>hard</text:p>
          </table:table-cell>
          <table:table-cell table:style-name="ce120" office:value-type="string" calcext:value-type="string">
            <text:p>harter Einstiegsboulder</text:p>
          </table:table-cell>
          <table:table-cell table:style-name="ce193" office:value-type="date" office:date-value="2019-10-23" calcext:value-type="date">
            <text:p>2019-10-23</text:p>
          </table:table-cell>
          <table:table-cell/>
          <table:table-cell office:value-type="float" office:value="1" calcext:value-type="float">
            <text:p>1</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Blowjob</text:p>
          </table:table-cell>
          <table:table-cell table:style-name="ce148" office:value-type="string" calcext:value-type="string">
            <text:p>9+/10-</text:p>
          </table:table-cell>
          <table:table-cell table:style-name="ce164" office:value-type="string" calcext:value-type="string">
            <text:p>F</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Oh yes! Erste richtige 8a flash</text:p>
          </table:table-cell>
          <table:table-cell office:value-type="string" calcext:value-type="string">
            <text:p>25. August 2017</text:p>
          </table:table-cell>
          <table:table-cell/>
          <table:table-cell office:value-type="float" office:value="2" calcext:value-type="float">
            <text:p>2</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Kinderriegel</text:p>
          </table:table-cell>
          <table:table-cell table:style-name="ce148" office:value-type="string" calcext:value-type="string">
            <text:p>9+/10-</text:p>
          </table:table-cell>
          <table:table-cell table:style-name="ce164"/>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asy mit Ausdauer</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L´eau rage</text:p>
          </table:table-cell>
          <table:table-cell table:style-name="ce148" office:value-type="string" calcext:value-type="string">
            <text:p>9+/10-</text:p>
          </table:table-cell>
          <table:table-cell table:style-name="ce164"/>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im strömenden Regen bei der totalen Siffe. Man muss nur drüber stehen :P</text:p>
          </table:table-cell>
          <table:table-cell table:style-name="ce193" office:value-type="date" office:date-value="2015-06-01" calcext:value-type="date">
            <text:p>2015-06-01</text:p>
          </table:table-cell>
          <table:table-cell/>
          <table:table-cell office:value-type="float" office:value="3" calcext:value-type="float">
            <text:p>3</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Nimué</text:p>
          </table:table-cell>
          <table:table-cell table:style-name="ce148" office:value-type="float" office:value="9" calcext:value-type="float">
            <text:p>9</text:p>
          </table:table-cell>
          <table:table-cell table:style-name="ce198"/>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chön und ausdauernd</text:p>
          </table:table-cell>
          <table:table-cell office:value-type="float" office:value="2014" calcext:value-type="float">
            <text:p>2014</text:p>
          </table:table-cell>
          <table:table-cell/>
          <table:table-cell office:value-type="float" office:value="3" calcext:value-type="float">
            <text:p>3</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Ostwand</text:p>
          </table:table-cell>
          <table:table-cell table:style-name="ce148" office:value-type="string" calcext:value-type="string">
            <text:p>8+</text:p>
          </table:table-cell>
          <table:table-cell table:style-name="ce198" office:value-type="string" calcext:value-type="string">
            <text:p>o.s.</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unlohnend, harter Einstieg</text:p>
          </table:table-cell>
          <table:table-cell office:value-type="float" office:value="2014" calcext:value-type="float">
            <text:p>2014</text:p>
          </table:table-cell>
          <table:table-cell/>
          <table:table-cell office:value-type="float" office:value="0" calcext:value-type="float">
            <text:p>0</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Very Little Green Man</text:p>
          </table:table-cell>
          <table:table-cell table:style-name="ce148" office:value-type="string" calcext:value-type="string">
            <text:p>8</text:p>
          </table:table-cell>
          <table:table-cell table:style-name="ce198" office:value-type="string" calcext:value-type="string">
            <text:p>o.s.</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9-10-19" calcext:value-type="date">
            <text:p>2019-10-19</text:p>
          </table:table-cell>
          <table:table-cell table:number-columns-repeated="2"/>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Für Charles Mingus</text:p>
          </table:table-cell>
          <table:table-cell table:style-name="ce148" office:value-type="string" calcext:value-type="string">
            <text:p>8-</text:p>
          </table:table-cell>
          <table:table-cell table:style-name="ce198" office:value-type="string" calcext:value-type="string">
            <text:p>o.s.</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nicht leicht. Ganz okay</text:p>
          </table:table-cell>
          <table:table-cell office:value-type="float" office:value="2014" calcext:value-type="float">
            <text:p>2014</text:p>
          </table:table-cell>
          <table:table-cell/>
          <table:table-cell office:value-type="float" office:value="1" calcext:value-type="float">
            <text:p>1</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Igelweg</text:p>
          </table:table-cell>
          <table:table-cell table:style-name="ce148" office:value-type="string" calcext:value-type="string">
            <text:p>7+</text:p>
          </table:table-cell>
          <table:table-cell table:style-name="ce198" office:value-type="string" calcext:value-type="string">
            <text:p>o.s.</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total scheiße im wahrsten Sinne des Wortes (Vogelmist)</text:p>
          </table:table-cell>
          <table:table-cell table:style-name="ce193" office:value-type="date" office:date-value="2016-09-01" calcext:value-type="date">
            <text:p>2016-09-01</text:p>
          </table:table-cell>
          <table:table-cell/>
          <table:table-cell office:value-type="float" office:value="0" calcext:value-type="float">
            <text:p>0</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Direkter Dohlenweg</text:p>
          </table:table-cell>
          <table:table-cell table:style-name="ce148" office:value-type="string" calcext:value-type="string">
            <text:p>7-</text:p>
          </table:table-cell>
          <table:table-cell table:style-name="ce198" office:value-type="string" calcext:value-type="string">
            <text:p>F</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ehr schön</text:p>
          </table:table-cell>
          <table:table-cell office:value-type="string" calcext:value-type="string">
            <text:p>1. September 2017</text:p>
          </table:table-cell>
          <table:table-cell/>
          <table:table-cell office:value-type="float" office:value="2" calcext:value-type="float">
            <text:p>2</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Weißer Streifen</text:p>
          </table:table-cell>
          <table:table-cell table:style-name="ce148" office:value-type="string" calcext:value-type="string">
            <text:p>8-</text:p>
          </table:table-cell>
          <table:table-cell table:style-name="ce198" office:value-type="string" calcext:value-type="string">
            <text:p>F</text:p>
          </table:table-cell>
          <table:table-cell table:style-name="ce116"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Sacktreffer</text:p>
          </table:table-cell>
          <table:table-cell table:style-name="ce148" office:value-type="string" calcext:value-type="string">
            <text:p>10-</text:p>
          </table:table-cell>
          <table:table-cell table:style-name="ce198" office:value-type="string" calcext:value-type="string">
            <text:p>2. Go</text:p>
          </table:table-cell>
          <table:table-cell table:style-name="ce116"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9-09-29" calcext:value-type="date">
            <text:p>2019-09-29</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Wattepuper</text:p>
          </table:table-cell>
          <table:table-cell table:style-name="ce148" office:value-type="string" calcext:value-type="string">
            <text:p>9+/10-</text:p>
          </table:table-cell>
          <table:table-cell table:style-name="ce198"/>
          <table:table-cell table:style-name="ce116"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table:table-cell table:style-name="ce193" office:value-type="date" office:date-value="2019-09-29" calcext:value-type="date">
            <text:p>2019-09-29</text:p>
          </table:table-cell>
          <table:table-cell table:number-columns-repeated="1015"/>
        </table:table-row>
        <table:table-row table:style-name="ro1">
          <table:table-cell table:style-name="ce116" office:value-type="string" calcext:value-type="string">
            <text:p>Mama in the sky</text:p>
          </table:table-cell>
          <table:table-cell table:style-name="ce148" office:value-type="string" calcext:value-type="string">
            <text:p>9-/9</text:p>
          </table:table-cell>
          <table:table-cell table:style-name="ce198" office:value-type="string" calcext:value-type="string">
            <text:p>F</text:p>
          </table:table-cell>
          <table:table-cell table:style-name="ce116"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9-09-29" calcext:value-type="date">
            <text:p>2019-09-29</text:p>
          </table:table-cell>
          <table:table-cell table:number-columns-repeated="1015"/>
        </table:table-row>
        <table:table-row table:style-name="ro1">
          <table:table-cell table:style-name="ce116" office:value-type="string" calcext:value-type="string">
            <text:p>La bella Piazza</text:p>
          </table:table-cell>
          <table:table-cell table:style-name="ce148" office:value-type="string" calcext:value-type="string">
            <text:p>8-</text:p>
          </table:table-cell>
          <table:table-cell table:style-name="ce198" office:value-type="string" calcext:value-type="string">
            <text:p>o.s.</text:p>
          </table:table-cell>
          <table:table-cell table:style-name="ce116" office:value-type="string" calcext:value-type="string">
            <text:p>Sackturm</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9-09-29" calcext:value-type="date">
            <text:p>2019-09-29</text:p>
          </table:table-cell>
          <table:table-cell table:number-columns-repeated="1015"/>
        </table:table-row>
        <table:table-row table:style-name="ro1">
          <table:table-cell table:style-name="ce116" office:value-type="string" calcext:value-type="string">
            <text:p>Mephisto</text:p>
          </table:table-cell>
          <table:table-cell table:style-name="ce148" office:value-type="string" calcext:value-type="string">
            <text:p>9-/9</text:p>
          </table:table-cell>
          <table:table-cell table:style-name="ce198" office:value-type="string" calcext:value-type="string">
            <text:p>o.s.</text:p>
          </table:table-cell>
          <table:table-cell table:style-name="ce116"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au anstrengend!</text:p>
          </table:table-cell>
          <table:table-cell office:value-type="string" calcext:value-type="string">
            <text:p>25. August 2017</text:p>
          </table:table-cell>
          <table:table-cell/>
          <table:table-cell office:value-type="float" office:value="2" calcext:value-type="float">
            <text:p>2</text:p>
          </table:table-cell>
          <table:table-cell table:number-columns-repeated="1013"/>
        </table:table-row>
        <table:table-row table:style-name="ro1">
          <table:table-cell table:style-name="ce113" office:value-type="string" calcext:value-type="string">
            <text:p>Mambo Cavallero</text:p>
          </table:table-cell>
          <table:table-cell table:style-name="ce145" office:value-type="string" calcext:value-type="string">
            <text:p>8+/9-</text:p>
          </table:table-cell>
          <table:table-cell table:style-name="ce162"/>
          <table:table-cell table:style-name="ce116"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völlig gepumt</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Gundis Wunsch</text:p>
          </table:table-cell>
          <table:table-cell table:style-name="ce148" office:value-type="string" calcext:value-type="string">
            <text:p>8-</text:p>
          </table:table-cell>
          <table:table-cell table:style-name="ce198" office:value-type="string" calcext:value-type="string">
            <text:p>F</text:p>
          </table:table-cell>
          <table:table-cell table:style-name="ce116"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chön</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Steep Mud</text:p>
          </table:table-cell>
          <table:table-cell table:style-name="ce148" office:value-type="string" calcext:value-type="string">
            <text:p>9+/10-</text:p>
          </table:table-cell>
          <table:table-cell table:style-name="ce198" office:value-type="string" calcext:value-type="string">
            <text:p>F</text:p>
          </table:table-cell>
          <table:table-cell table:style-name="ce116"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GEIL! Fit!</text:p>
          </table:table-cell>
          <table:table-cell office:value-type="string" calcext:value-type="string">
            <text:p>01-06-2019</text:p>
          </table:table-cell>
          <table:table-cell table:number-columns-repeated="1015"/>
        </table:table-row>
        <table:table-row table:style-name="ro1">
          <table:table-cell table:style-name="ce116" office:value-type="string" calcext:value-type="string">
            <text:p>Mars Attacks</text:p>
          </table:table-cell>
          <table:table-cell table:style-name="ce148" office:value-type="string" calcext:value-type="string">
            <text:p>9-/9</text:p>
          </table:table-cell>
          <table:table-cell office:value-type="string" calcext:value-type="string">
            <text:p>2. Go</text:p>
          </table:table-cell>
          <table:table-cell table:style-name="ce116"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Go</text:p>
          </table:table-cell>
          <table:table-cell office:value-type="float" office:value="2014" calcext:value-type="float">
            <text:p>2014</text:p>
          </table:table-cell>
          <table:table-cell/>
          <table:table-cell office:value-type="float" office:value="1" calcext:value-type="float">
            <text:p>1</text:p>
          </table:table-cell>
          <table:table-cell table:style-name="ce190" office:value-type="string" calcext:value-type="string">
            <text:p>etwas dreckig aber gut</text:p>
          </table:table-cell>
          <table:table-cell table:number-columns-repeated="1012"/>
        </table:table-row>
        <table:table-row table:style-name="ro1">
          <table:table-cell table:style-name="ce116" office:value-type="string" calcext:value-type="string">
            <text:p>Steinlaus</text:p>
          </table:table-cell>
          <table:table-cell table:style-name="ce148" office:value-type="string" calcext:value-type="string">
            <text:p>8+</text:p>
          </table:table-cell>
          <table:table-cell office:value-type="string" calcext:value-type="string">
            <text:p>o.s.</text:p>
          </table:table-cell>
          <table:table-cell table:style-name="ce116"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string" calcext:value-type="string">
            <text:p>01-06-2019</text:p>
          </table:table-cell>
          <table:table-cell table:number-columns-repeated="2"/>
          <table:table-cell table:style-name="ce190"/>
          <table:table-cell table:number-columns-repeated="1012"/>
        </table:table-row>
        <table:table-row table:style-name="ro1">
          <table:table-cell table:style-name="ce116" office:value-type="string" calcext:value-type="string">
            <text:p>Cubana</text:p>
          </table:table-cell>
          <table:table-cell table:style-name="ce148" office:value-type="string" calcext:value-type="string">
            <text:p>8+</text:p>
          </table:table-cell>
          <table:table-cell table:style-name="ce198" office:value-type="string" calcext:value-type="string">
            <text:p>F</text:p>
          </table:table-cell>
          <table:table-cell table:style-name="ce116"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ehr schwer</text:p>
          </table:table-cell>
          <table:table-cell office:value-type="float" office:value="2014" calcext:value-type="float">
            <text:p>2014</text:p>
          </table:table-cell>
          <table:table-cell table:number-columns-repeated="2"/>
          <table:table-cell table:style-name="ce190" office:value-type="string" calcext:value-type="string">
            <text:p>etwas dreckig aber gut</text:p>
          </table:table-cell>
          <table:table-cell table:number-columns-repeated="1012"/>
        </table:table-row>
        <table:table-row table:style-name="ro1">
          <table:table-cell table:style-name="ce116" office:value-type="string" calcext:value-type="string">
            <text:p>Black Pearl</text:p>
          </table:table-cell>
          <table:table-cell table:style-name="ce148" office:value-type="string" calcext:value-type="string">
            <text:p>10-</text:p>
          </table:table-cell>
          <table:table-cell table:style-name="ce198"/>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anscheinend ein Griff ausgebrochen, ziemlich cooler Boulder! Erster Klettertag nach mega langer Lernphase. LÄUFT!!!</text:p>
          </table:table-cell>
          <table:table-cell office:value-type="string" calcext:value-type="string">
            <text:p>2. August 2017</text:p>
          </table:table-cell>
          <table:table-cell/>
          <table:table-cell office:value-type="float" office:value="2" calcext:value-type="float">
            <text:p>2</text:p>
          </table:table-cell>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Bis zum bitteren Ende</text:p>
          </table:table-cell>
          <table:table-cell table:style-name="ce148" office:value-type="string" calcext:value-type="string">
            <text:p>8+</text:p>
          </table:table-cell>
          <table:table-cell table:style-name="ce198" office:value-type="string" calcext:value-type="string">
            <text:p>o.s.</text:p>
          </table:table-cell>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mega gepumpt :-D Geile Tour, sehr abwechslungsreich</text:p>
          </table:table-cell>
          <table:table-cell office:value-type="string" calcext:value-type="string">
            <text:p>2. August 2017</text:p>
          </table:table-cell>
          <table:table-cell/>
          <table:table-cell office:value-type="float" office:value="2" calcext:value-type="float">
            <text:p>2</text:p>
          </table:table-cell>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GoGo</text:p>
          </table:table-cell>
          <table:table-cell table:style-name="ce148" office:value-type="string" calcext:value-type="string">
            <text:p>8+</text:p>
          </table:table-cell>
          <table:table-cell table:style-name="ce198" office:value-type="string" calcext:value-type="string">
            <text:p>o.s.</text:p>
          </table:table-cell>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soft</text:p>
          </table:table-cell>
          <table:table-cell office:value-type="string" calcext:value-type="string">
            <text:p>schenkt sich nichts mit den 8ern vom Grad</text:p>
          </table:table-cell>
          <table:table-cell office:value-type="string" calcext:value-type="string">
            <text:p>2. August 2017</text:p>
          </table:table-cell>
          <table:table-cell table:number-columns-repeated="2"/>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Non Stop</text:p>
          </table:table-cell>
          <table:table-cell table:style-name="ce148" office:value-type="float" office:value="8" calcext:value-type="float">
            <text:p>8</text:p>
          </table:table-cell>
          <table:table-cell table:style-name="ce198" office:value-type="string" calcext:value-type="string">
            <text:p>o.s.</text:p>
          </table:table-cell>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chwer und pumpig</text:p>
          </table:table-cell>
          <table:table-cell office:value-type="string" calcext:value-type="string">
            <text:p>2. August 2017</text:p>
          </table:table-cell>
          <table:table-cell table:number-columns-repeated="2"/>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Condor</text:p>
          </table:table-cell>
          <table:table-cell table:style-name="ce148" office:value-type="float" office:value="8" calcext:value-type="float">
            <text:p>8</text:p>
          </table:table-cell>
          <table:table-cell table:style-name="ce198" office:value-type="string" calcext:value-type="string">
            <text:p>F</text:p>
          </table:table-cell>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Einzelstelle</text:p>
          </table:table-cell>
          <table:table-cell office:value-type="string" calcext:value-type="string">
            <text:p>2. August 2017</text:p>
          </table:table-cell>
          <table:table-cell table:number-columns-repeated="2"/>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Duell</text:p>
          </table:table-cell>
          <table:table-cell table:style-name="ce148" office:value-type="string" calcext:value-type="string">
            <text:p>9-</text:p>
          </table:table-cell>
          <table:table-cell table:style-name="ce198" office:value-type="string" calcext:value-type="string">
            <text:p>F</text:p>
          </table:table-cell>
          <table:table-cell table:style-name="ce116"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Ein Zug 9-. Der eine Zug ist cool!</text:p>
          </table:table-cell>
          <table:table-cell table:style-name="ce193" office:value-type="date" office:date-value="2019-03-17" calcext:value-type="date">
            <text:p>2019-03-17</text:p>
          </table:table-cell>
          <table:table-cell table:number-columns-repeated="2"/>
          <table:table-cell table:style-name="ce190"/>
          <table:table-cell table:number-columns-repeated="1012"/>
        </table:table-row>
        <table:table-row table:style-name="ro1">
          <table:table-cell table:style-name="ce116" office:value-type="string" calcext:value-type="string">
            <text:p>Kante</text:p>
          </table:table-cell>
          <table:table-cell table:style-name="ce148" office:value-type="float" office:value="8" calcext:value-type="float">
            <text:p>8</text:p>
          </table:table-cell>
          <table:table-cell table:style-name="ce198" office:value-type="string" calcext:value-type="string">
            <text:p>o.s.</text:p>
          </table:table-cell>
          <table:table-cell table:style-name="ce116"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Im dunkeln nach der Kuhkirchner mit Jakob. Völlig am Ende :-D</text:p>
          </table:table-cell>
          <table:table-cell table:style-name="ce193" office:value-type="date" office:date-value="2019-03-17" calcext:value-type="date">
            <text:p>2019-03-17</text:p>
          </table:table-cell>
          <table:table-cell table:number-columns-repeated="2"/>
          <table:table-cell table:style-name="ce190"/>
          <table:table-cell table:number-columns-repeated="1012"/>
        </table:table-row>
        <table:table-row table:style-name="ro1">
          <table:table-cell table:style-name="ce116" office:value-type="string" calcext:value-type="string">
            <text:p>Das Imbärium schlägt zurück</text:p>
          </table:table-cell>
          <table:table-cell table:style-name="ce148" office:value-type="string" calcext:value-type="string">
            <text:p>8-</text:p>
          </table:table-cell>
          <table:table-cell table:style-name="ce198" office:value-type="string" calcext:value-type="string">
            <text:p>o.s.</text:p>
          </table:table-cell>
          <table:table-cell table:style-name="ce116"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9-03-17" calcext:value-type="date">
            <text:p>2019-03-17</text:p>
          </table:table-cell>
          <table:table-cell table:number-columns-repeated="2"/>
          <table:table-cell table:style-name="ce190"/>
          <table:table-cell table:number-columns-repeated="1012"/>
        </table:table-row>
        <table:table-row table:style-name="ro1">
          <table:table-cell table:style-name="ce113" office:value-type="string" calcext:value-type="string">
            <text:p>Roadrunner</text:p>
          </table:table-cell>
          <table:table-cell table:style-name="ce145" office:value-type="string" calcext:value-type="string">
            <text:p>10-</text:p>
          </table:table-cell>
          <table:table-cell table:style-name="ce162"/>
          <table:table-cell table:style-name="ce113"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table:table-cell table:style-name="ce86"/>
          <table:table-cell table:style-name="ce178" office:value-type="string" calcext:value-type="string">
            <text:p>X</text:p>
          </table:table-cell>
          <table:table-cell/>
          <table:table-cell table:style-name="ce190"/>
          <table:table-cell table:number-columns-repeated="1012"/>
        </table:table-row>
        <table:table-row table:style-name="ro1">
          <table:table-cell office:value-type="string" calcext:value-type="string">
            <text:p>Fanal</text:p>
          </table:table-cell>
          <table:table-cell table:style-name="ce239" office:value-type="string" calcext:value-type="string">
            <text:p>10-</text:p>
          </table:table-cell>
          <table:table-cell table:style-name="ce198"/>
          <table:table-cell table:style-name="ce201"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98"/>
          <table:table-cell table:style-name="ce290" office:value-type="string" calcext:value-type="string">
            <text:p>harte Boulderstelle oben, kein Umlenker sondern hört im Gestrüpp auf. Eigentlich ganz cool</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Ira Technokratie</text:p>
          </table:table-cell>
          <table:table-cell table:style-name="ce239" office:value-type="string" calcext:value-type="string">
            <text:p>9+/10-</text:p>
          </table:table-cell>
          <table:table-cell table:style-name="ce198"/>
          <table:table-cell table:style-name="ce201"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Hitchhike the plane</text:p>
          </table:table-cell>
          <table:table-cell table:style-name="ce239" office:value-type="string" calcext:value-type="string">
            <text:p>9/9+</text:p>
          </table:table-cell>
          <table:table-cell table:style-name="ce198" office:value-type="string" calcext:value-type="string">
            <text:p>F</text:p>
          </table:table-cell>
          <table:table-cell table:style-name="ce201"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soft</text:p>
          </table:table-cell>
          <table:table-cell/>
          <table:table-cell office:value-type="float" office:value="2014" calcext:value-type="float">
            <text:p>2014</text:p>
          </table:table-cell>
          <table:table-cell/>
          <table:table-cell office:value-type="float" office:value="3" calcext:value-type="float">
            <text:p>3</text:p>
          </table:table-cell>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Chasin' the train</text:p>
          </table:table-cell>
          <table:table-cell table:style-name="ce239" office:value-type="float" office:value="9" calcext:value-type="float">
            <text:p>9</text:p>
          </table:table-cell>
          <table:table-cell office:value-type="string" calcext:value-type="string">
            <text:p>2. Go</text:p>
          </table:table-cell>
          <table:table-cell table:style-name="ce201"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Westwand</text:p>
          </table:table-cell>
          <table:table-cell table:style-name="ce239" office:value-type="float" office:value="8" calcext:value-type="float">
            <text:p>8</text:p>
          </table:table-cell>
          <table:table-cell table:style-name="ce198" office:value-type="string" calcext:value-type="string">
            <text:p>o.s.</text:p>
          </table:table-cell>
          <table:table-cell table:style-name="ce201"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number-columns-repeated="2"/>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Zaubermaus</text:p>
          </table:table-cell>
          <table:table-cell table:style-name="ce239" office:value-type="float" office:value="8" calcext:value-type="float">
            <text:p>8</text:p>
          </table:table-cell>
          <table:table-cell table:style-name="ce198" office:value-type="string" calcext:value-type="string">
            <text:p>o.s.</text:p>
          </table:table-cell>
          <table:table-cell table:style-name="ce201" office:value-type="string" calcext:value-type="string">
            <text:p>Mittelberg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Brüchig aber super</text:p>
          </table:table-cell>
          <table:table-cell table:style-name="ce193" office:value-type="date" office:date-value="2015-06-01" calcext:value-type="date">
            <text:p>2015-06-01</text:p>
          </table:table-cell>
          <table:table-cell/>
          <table:table-cell office:value-type="float" office:value="2" calcext:value-type="float">
            <text:p>2</text:p>
          </table:table-cell>
          <table:table-cell table:style-name="ce190" office:value-type="string" calcext:value-type="string">
            <text:p>Sonnenfels mit Bäumen davor. Etwas brüchig aber gute Touren</text:p>
          </table:table-cell>
          <table:table-cell table:number-columns-repeated="1012"/>
        </table:table-row>
        <table:table-row table:style-name="ro1">
          <table:table-cell table:style-name="ce117" office:value-type="string" calcext:value-type="string">
            <text:p>Bad Brain</text:p>
          </table:table-cell>
          <table:table-cell table:style-name="ce149" office:value-type="string" calcext:value-type="string">
            <text:p>10-</text:p>
          </table:table-cell>
          <table:table-cell table:style-name="ce167"/>
          <table:table-cell table:style-name="ce20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schwerer Einzelzug, Anfang und Ende 2015 mal versucht, Zug nicht hinbekommen. Wird man stärker?</text:p>
          </table:table-cell>
          <table:table-cell/>
          <table:table-cell office:value-type="string" calcext:value-type="string">
            <text:p>X</text:p>
          </table:table-cell>
          <table:table-cell/>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Defenders of the Faith</text:p>
          </table:table-cell>
          <table:table-cell table:style-name="ce239" office:value-type="string" calcext:value-type="string">
            <text:p>9-/9</text:p>
          </table:table-cell>
          <table:table-cell table:style-name="ce198" office:value-type="string" calcext:value-type="string">
            <text:p>3. Go</text:p>
          </table:table-cell>
          <table:table-cell table:style-name="ce20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3. Go, schwer</text:p>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mazonenpfeiler</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ehr, sehr schwer</text:p>
          </table:table-cell>
          <table:table-cell office:value-type="float" office:value="2014" calcext:value-type="float">
            <text:p>2014</text:p>
          </table:table-cell>
          <table:table-cell/>
          <table:table-cell office:value-type="float" office:value="1" calcext:value-type="float">
            <text:p>1</text:p>
          </table:table-cell>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nakonda</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auch nicht leicht</text:p>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My home is my Krotti</text:p>
          </table:table-cell>
          <table:table-cell table:style-name="ce239" office:value-type="float" office:value="8" calcext:value-type="float">
            <text:p>8</text:p>
          </table:table-cell>
          <table:table-cell table:style-name="ce198" office:value-type="string" calcext:value-type="string">
            <text:p>o.s.</text:p>
          </table:table-cell>
          <table:table-cell table:style-name="ce20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5-09-01" calcext:value-type="date">
            <text:p>2015-09-01</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chnitzel on Seitz</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nsbacher Weg</text:p>
          </table:table-cell>
          <table:table-cell table:style-name="ce239" office:value-type="string" calcext:value-type="string">
            <text:p>7+</text:p>
          </table:table-cell>
          <table:table-cell table:style-name="ce198" office:value-type="string" calcext:value-type="string">
            <text:p>o.s.</text:p>
          </table:table-cell>
          <table:table-cell table:style-name="ce20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Zwiespalt</text:p>
          </table:table-cell>
          <table:table-cell table:style-name="ce239" office:value-type="float" office:value="7" calcext:value-type="float">
            <text:p>7</text:p>
          </table:table-cell>
          <table:table-cell table:style-name="ce198" office:value-type="string" calcext:value-type="string">
            <text:p>o.s.</text:p>
          </table:table-cell>
          <table:table-cell table:style-name="ce20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üdverschneidung</text:p>
          </table:table-cell>
          <table:table-cell table:style-name="ce239" office:value-type="float" office:value="4" calcext:value-type="float">
            <text:p>4</text:p>
          </table:table-cell>
          <table:table-cell table:style-name="ce198" office:value-type="string" calcext:value-type="string">
            <text:p>o.s.</text:p>
          </table:table-cell>
          <table:table-cell table:style-name="ce20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clean</text:p>
          </table:table-cell>
          <table:table-cell office:value-type="string" calcext:value-type="string">
            <text:p>clean</text:p>
          </table:table-cell>
          <table:table-cell table:style-name="ce193" office:value-type="date" office:date-value="2015-09-01" calcext:value-type="date">
            <text:p>2015-09-01</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table:style-name="ce117" office:value-type="string" calcext:value-type="string">
            <text:p>Powerplay</text:p>
          </table:table-cell>
          <table:table-cell table:style-name="ce149" office:value-type="string" calcext:value-type="string">
            <text:p>11-</text:p>
          </table:table-cell>
          <table:table-cell table:style-name="ce167"/>
          <table:table-cell table:style-name="ce20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June 2014 mal probiert, viel zu schwer!</text:p>
          </table:table-cell>
          <table:table-cell/>
          <table:table-cell office:value-type="string" calcext:value-type="string">
            <text:p>X</text:p>
          </table:table-cell>
          <table:table-cell office:value-type="float" office:value="3" calcext:value-type="float">
            <text:p>3</text:p>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7" office:value-type="string" calcext:value-type="string">
            <text:p>Linie 1</text:p>
          </table:table-cell>
          <table:table-cell table:style-name="ce149" office:value-type="string" calcext:value-type="string">
            <text:p>10/10+</text:p>
          </table:table-cell>
          <table:table-cell table:style-name="ce167"/>
          <table:table-cell table:style-name="ce20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Mega gutes Teil, Züge gehen so halbwegs. Könnte vielleicht irgendwann mal gehen!??? Eher schwere 10+</text:p>
          </table:table-cell>
          <table:table-cell/>
          <table:table-cell office:value-type="string" calcext:value-type="string">
            <text:p>X</text:p>
          </table:table-cell>
          <table:table-cell office:value-type="float" office:value="3" calcext:value-type="float">
            <text:p>3</text:p>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7" office:value-type="string" calcext:value-type="string">
            <text:p>Plan B</text:p>
          </table:table-cell>
          <table:table-cell table:style-name="ce149" office:value-type="float" office:value="10" calcext:value-type="float">
            <text:p>10</text:p>
          </table:table-cell>
          <table:table-cell table:style-name="ce167"/>
          <table:table-cell table:style-name="ce20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harte Züge im fast waagrechten, Züge gehen halbwegs</text:p>
          </table:table-cell>
          <table:table-cell/>
          <table:table-cell office:value-type="string" calcext:value-type="string">
            <text:p>X</text:p>
          </table:table-cell>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6" office:value-type="string" calcext:value-type="string">
            <text:p>Chorus Line</text:p>
          </table:table-cell>
          <table:table-cell table:style-name="ce148" office:value-type="string" calcext:value-type="string">
            <text:p>10-</text:p>
          </table:table-cell>
          <table:table-cell table:style-name="ce164" office:value-type="string" calcext:value-type="string">
            <text:p>3. Go</text:p>
          </table:table-cell>
          <table:table-cell table:style-name="ce20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3. Go, coole Tour, beeindruckende Linie, scharfe zwei Finger Knüppler</text:p>
          </table:table-cell>
          <table:table-cell table:style-name="ce193" office:value-type="date" office:date-value="2016-09-01" calcext:value-type="date">
            <text:p>2016-09-01</text:p>
          </table:table-cell>
          <table:table-cell/>
          <table:table-cell office:value-type="float" office:value="1" calcext:value-type="float">
            <text:p>1</text:p>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6" office:value-type="string" calcext:value-type="string">
            <text:p>Twilight</text:p>
          </table:table-cell>
          <table:table-cell table:style-name="ce148" office:value-type="string" calcext:value-type="string">
            <text:p>9+/10-</text:p>
          </table:table-cell>
          <table:table-cell table:style-name="ce164" office:value-type="string" calcext:value-type="string">
            <text:p>2. Go</text:p>
          </table:table-cell>
          <table:table-cell table:style-name="ce20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soft, coole Tour durch den Torbogen mit abgefahrenen Füße umher werfen, langer Traverse und anschließendem Pump-Gehenkel</text:p>
          </table:table-cell>
          <table:table-cell office:value-type="string" calcext:value-type="string">
            <text:p>27. March 2017</text:p>
          </table:table-cell>
          <table:table-cell/>
          <table:table-cell office:value-type="float" office:value="1" calcext:value-type="float">
            <text:p>1</text:p>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6" office:value-type="string" calcext:value-type="string">
            <text:p>Starlight Express</text:p>
          </table:table-cell>
          <table:table-cell table:style-name="ce148" office:value-type="float" office:value="9" calcext:value-type="float">
            <text:p>9</text:p>
          </table:table-cell>
          <table:table-cell table:style-name="ce164"/>
          <table:table-cell table:style-name="ce20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achkletterei mit weiten Zügen</text:p>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table:style-name="ce116" office:value-type="string" calcext:value-type="string">
            <text:p>Ich hab´s wollen wissen</text:p>
          </table:table-cell>
          <table:table-cell table:style-name="ce148" office:value-type="string" calcext:value-type="string">
            <text:p>9-</text:p>
          </table:table-cell>
          <table:table-cell table:style-name="ce164"/>
          <table:table-cell table:style-name="ce20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text:p>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office:value-type="string" calcext:value-type="string">
            <text:p>Berti Vogts Ged.-Weg</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table:style-name="ce117" office:value-type="string" calcext:value-type="string">
            <text:p>Reise durch Mittelerden</text:p>
          </table:table-cell>
          <table:table-cell table:style-name="ce149" office:value-type="float" office:value="8" calcext:value-type="float">
            <text:p>8</text:p>
          </table:table-cell>
          <table:table-cell table:style-name="ce167"/>
          <table:table-cell table:style-name="ce20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7" office:value-type="string" calcext:value-type="string">
            <text:p>hard</text:p>
          </table:table-cell>
          <table:table-cell table:style-name="ce182" office:value-type="string" calcext:value-type="string">
            <text:p>hart und schlecht</text:p>
          </table:table-cell>
          <table:table-cell/>
          <table:table-cell office:value-type="string" calcext:value-type="string">
            <text:p>X</text:p>
          </table:table-cell>
          <table:table-cell office:value-type="float" office:value="0" calcext:value-type="float">
            <text:p>0</text:p>
          </table:table-cell>
          <table:table-cell table:style-name="ce196" office:value-type="string" calcext:value-type="string">
            <text:p>saugeiler Fels, auch tolle leichte Routen</text:p>
          </table:table-cell>
          <table:table-cell table:number-columns-repeated="1012"/>
        </table:table-row>
        <table:table-row table:style-name="ro1">
          <table:table-cell office:value-type="string" calcext:value-type="string">
            <text:p>Im 27. Jahr des Zwerges</text:p>
          </table:table-cell>
          <table:table-cell table:style-name="ce239" office:value-type="string" calcext:value-type="string">
            <text:p>7+</text:p>
          </table:table-cell>
          <table:table-cell table:style-name="ce198" office:value-type="string" calcext:value-type="string">
            <text:p>o.s.</text:p>
          </table:table-cell>
          <table:table-cell table:style-name="ce20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office:value-type="string" calcext:value-type="string">
            <text:p>Rotkäppchen und die 7 Zwergnasen</text:p>
          </table:table-cell>
          <table:table-cell table:style-name="ce239" office:value-type="string" calcext:value-type="string">
            <text:p>7-</text:p>
          </table:table-cell>
          <table:table-cell table:style-name="ce198" office:value-type="string" calcext:value-type="string">
            <text:p>o.s.</text:p>
          </table:table-cell>
          <table:table-cell table:style-name="ce20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office:value-type="string" calcext:value-type="string">
            <text:p>Pouliche</text:p>
          </table:table-cell>
          <table:table-cell table:style-name="ce239" office:value-type="string" calcext:value-type="string">
            <text:p>9-</text:p>
          </table:table-cell>
          <table:table-cell table:style-name="ce198"/>
          <table:table-cell table:style-name="ce201" office:value-type="string" calcext:value-type="string">
            <text:p>Schneiderloch</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nicht leicht. Von Henkel zu Henkel springen ohne Zwischengriffe, kräftig</text:p>
          </table:table-cell>
          <table:table-cell office:value-type="float" office:value="2014" calcext:value-type="float">
            <text:p>2014</text:p>
          </table:table-cell>
          <table:table-cell table:number-columns-repeated="2"/>
          <table:table-cell table:style-name="ce190" office:value-type="string" calcext:value-type="string">
            <text:p>Burn for You und Corona als zwei der besten Linien Frankens, total kompakter Fels und immer im Schatten</text:p>
          </table:table-cell>
          <table:table-cell table:number-columns-repeated="1012"/>
        </table:table-row>
        <table:table-row table:style-name="ro1">
          <table:table-cell office:value-type="string" calcext:value-type="string">
            <text:p>Sixtuwohl</text:p>
          </table:table-cell>
          <table:table-cell table:style-name="ce239" office:value-type="string" calcext:value-type="string">
            <text:p>7+</text:p>
          </table:table-cell>
          <table:table-cell table:style-name="ce198" office:value-type="string" calcext:value-type="string">
            <text:p>o.s.</text:p>
          </table:table-cell>
          <table:table-cell table:style-name="ce201"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brechend voll an Wochenenden, nicht so schön</text:p>
          </table:table-cell>
          <table:table-cell table:number-columns-repeated="1012"/>
        </table:table-row>
        <table:table-row table:style-name="ro1">
          <table:table-cell office:value-type="string" calcext:value-type="string">
            <text:p>Carpe Diem</text:p>
          </table:table-cell>
          <table:table-cell table:style-name="ce239" office:value-type="string" calcext:value-type="string">
            <text:p>7-</text:p>
          </table:table-cell>
          <table:table-cell table:style-name="ce198" office:value-type="string" calcext:value-type="string">
            <text:p>o.s.</text:p>
          </table:table-cell>
          <table:table-cell table:style-name="ce201"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brechend voll an Wochenenden, nicht so schön</text:p>
          </table:table-cell>
          <table:table-cell table:number-columns-repeated="1012"/>
        </table:table-row>
        <table:table-row table:style-name="ro1">
          <table:table-cell office:value-type="string" calcext:value-type="string">
            <text:p>Handriss</text:p>
          </table:table-cell>
          <table:table-cell table:style-name="ce239" office:value-type="string" calcext:value-type="string">
            <text:p>6+</text:p>
          </table:table-cell>
          <table:table-cell table:style-name="ce198" office:value-type="string" calcext:value-type="string">
            <text:p>F</text:p>
          </table:table-cell>
          <table:table-cell table:style-name="ce201"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ehr schwer. </text:p>
          </table:table-cell>
          <table:table-cell office:value-type="float" office:value="2014" calcext:value-type="float">
            <text:p>2014</text:p>
          </table:table-cell>
          <table:table-cell table:number-columns-repeated="2"/>
          <table:table-cell table:style-name="ce190" office:value-type="string" calcext:value-type="string">
            <text:p>brechend voll an Wochenenden, nicht so schön</text:p>
          </table:table-cell>
          <table:table-cell table:number-columns-repeated="1012"/>
        </table:table-row>
        <table:table-row table:style-name="ro1">
          <table:table-cell office:value-type="string" calcext:value-type="string">
            <text:p>Chicken Run</text:p>
          </table:table-cell>
          <table:table-cell table:style-name="ce239" office:value-type="string" calcext:value-type="string">
            <text:p>9+/10-</text:p>
          </table:table-cell>
          <table:table-cell table:style-name="ce198" office:value-type="string" calcext:value-type="string">
            <text:p>2. Go</text:p>
          </table:table-cell>
          <table:table-cell table:style-name="ce201"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mega gut, fette Linie, bisschen scary, geiler Fels, einfach gut</text:p>
          </table:table-cell>
          <table:table-cell table:style-name="ce193" office:value-type="date" office:date-value="2019-07-02" calcext:value-type="date">
            <text:p>2019-07-02</text:p>
          </table:table-cell>
          <table:table-cell/>
          <table:table-cell office:value-type="float" office:value="3" calcext:value-type="float">
            <text:p>3</text:p>
          </table:table-cell>
          <table:table-cell table:style-name="ce190"/>
          <table:table-cell table:number-columns-repeated="1012"/>
        </table:table-row>
        <table:table-row table:style-name="ro1">
          <table:table-cell office:value-type="string" calcext:value-type="string">
            <text:p>Carcassonne</text:p>
          </table:table-cell>
          <table:table-cell table:style-name="ce239" office:value-type="string" calcext:value-type="string">
            <text:p>9</text:p>
          </table:table-cell>
          <table:table-cell table:style-name="ce198" office:value-type="string" calcext:value-type="string">
            <text:p>o.s.</text:p>
          </table:table-cell>
          <table:table-cell table:style-name="ce201"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ganz cool, gute Kletterei an der Kante</text:p>
          </table:table-cell>
          <table:table-cell table:style-name="ce193" office:value-type="date" office:date-value="2019-07-02" calcext:value-type="date">
            <text:p>2019-07-02</text:p>
          </table:table-cell>
          <table:table-cell table:number-columns-repeated="2"/>
          <table:table-cell table:style-name="ce190"/>
          <table:table-cell table:number-columns-repeated="1012"/>
        </table:table-row>
        <table:table-row table:style-name="ro1">
          <table:table-cell office:value-type="string" calcext:value-type="string">
            <text:p>Tagträumer</text:p>
          </table:table-cell>
          <table:table-cell table:style-name="ce239" office:value-type="string" calcext:value-type="string">
            <text:p>8+</text:p>
          </table:table-cell>
          <table:table-cell table:style-name="ce198" office:value-type="string" calcext:value-type="string">
            <text:p>F</text:p>
          </table:table-cell>
          <table:table-cell table:style-name="ce201"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nicht so geil wie die anderen Touren hier...</text:p>
          </table:table-cell>
          <table:table-cell table:style-name="ce193" office:value-type="date" office:date-value="2019-07-02" calcext:value-type="date">
            <text:p>2019-07-02</text:p>
          </table:table-cell>
          <table:table-cell table:number-columns-repeated="2"/>
          <table:table-cell table:style-name="ce190"/>
          <table:table-cell table:number-columns-repeated="1012"/>
        </table:table-row>
        <table:table-row table:style-name="ro1">
          <table:table-cell table:style-name="ce207" office:value-type="string" calcext:value-type="string">
            <text:p>Listensyndrom</text:p>
          </table:table-cell>
          <table:table-cell table:style-name="ce239" office:value-type="string" calcext:value-type="string">
            <text:p>8</text:p>
          </table:table-cell>
          <table:table-cell table:style-name="ce198" office:value-type="string" calcext:value-type="string">
            <text:p>F</text:p>
          </table:table-cell>
          <table:table-cell table:style-name="ce201"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weiter Längenzug</text:p>
          </table:table-cell>
          <table:table-cell table:style-name="ce193" office:value-type="date" office:date-value="2019-07-02" calcext:value-type="date">
            <text:p>2019-07-02</text:p>
          </table:table-cell>
          <table:table-cell table:number-columns-repeated="2"/>
          <table:table-cell table:style-name="ce190"/>
          <table:table-cell table:number-columns-repeated="1012"/>
        </table:table-row>
        <table:table-row table:style-name="ro3">
          <table:table-cell office:value-type="string" calcext:value-type="string">
            <text:p>Odd Fellows</text:p>
          </table:table-cell>
          <table:table-cell table:style-name="ce239" office:value-type="string" calcext:value-type="string">
            <text:p>11-</text:p>
          </table:table-cell>
          <table:table-cell table:style-name="ce198"/>
          <table:table-cell table:style-name="ce116" office:value-type="string" calcext:value-type="string">
            <text:p>Porno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98"/>
          <table:table-cell office:value-type="string" calcext:value-type="string">
            <text:p>Beta: Unterer Teil ist ca. 8a. Voll durchrennen.</text:p>
            <text:p>Schlechter Schüttler in Crux (Plattenboulder):</text:p>
            <text:p>Schütteln mit rechts in Seitleiste auf Schulter, Links scharfe, gute Leiste. Dann mit rechts auf schlechte Knolle (3 Finger+Daumen), mit Rechts auf abgetretener Leiste stehen, links auf kleiner Delle (Frosch!), dann links in Untergriff schnappen. Rechts reinlaufen, links auf abgetretene Bank und nochmal rechts auf guten, kleinen Tritt stehen. Dann in Seit/Untergriffknolle mit 2 1/2 Fingern+DAUMEN. Links HOOKEN, beim Hook reinlehnen den rechten Arm gestreckt halten und nach links lehnen. Dann über den Hook nach links schieben und links hoch auf okay Leiste schnappen. 4 Finger+Daumen. Links recht weit hochstehen in offensichtlich besten Tritt. Rechten Fuß reinlaufen auf kleinen, scharfen, abgetretenen Tritt. Hüfte voll nach LINKS! Dann Auf Schulter mit Rechts hoch in sehr schlechten Sloper/Zangen/Leistengriff. Zeigefinder auf minimalen Dorn, den DAUMEN voll in die kleine Schuppe reingraben, nur dann hält er. Hüfte wieder nach rechts positionieren und mit GESTRECKTEM linken Bein weit auf kleine DREIfinger Leiste schnappen. Das sollte der letzte schwere Zug sein. Dann mit rechts direkt vor dem Körper auf Delle stehen, und mit rechts in Schultergriff. Links auf kleinen Dorn stehen, und links in gute Schuppe. Dann rechten Fuß hoch und geschafft!</text:p>
          </table:table-cell>
          <table:table-cell/>
          <table:table-cell office:value-type="string" calcext:value-type="string">
            <text:p>X</text:p>
          </table:table-cell>
          <table:table-cell/>
          <table:table-cell table:style-name="ce190" office:value-type="string" calcext:value-type="string">
            <text:p>einer der geilsten Felsen Frankens!!!!</text:p>
          </table:table-cell>
          <table:table-cell table:number-columns-repeated="1012"/>
        </table:table-row>
        <table:table-row table:style-name="ro1">
          <table:table-cell table:style-name="ce116" office:value-type="string" calcext:value-type="string">
            <text:p>Schnulleralarm</text:p>
          </table:table-cell>
          <table:table-cell table:style-name="ce148" office:value-type="float" office:value="10" calcext:value-type="float">
            <text:p>10</text:p>
          </table:table-cell>
          <table:table-cell table:style-name="ce164"/>
          <table:table-cell table:style-name="ce116" office:value-type="string" calcext:value-type="string">
            <text:p>Porno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office:value-type="string" calcext:value-type="string">
            <text:p>hard</text:p>
          </table:table-cell>
          <table:table-cell table:style-name="ce120" office:value-type="string" calcext:value-type="string">
            <text:p>unten steil mit Dropknees und oben eine diffizile 9- raus. Unglaublich gut! April 2019 endlich geklappt, gleich auf Anhieb :-) Ziemlich oft gefallen, ein mal sogar in der 9-...</text:p>
          </table:table-cell>
          <table:table-cell table:style-name="ce193" office:value-type="date" office:date-value="2019-04-19" calcext:value-type="date">
            <text:p>2019-04-19</text:p>
          </table:table-cell>
          <table:table-cell/>
          <table:table-cell office:value-type="float" office:value="3" calcext:value-type="float">
            <text:p>3</text:p>
          </table:table-cell>
          <table:table-cell table:style-name="ce190" office:value-type="string" calcext:value-type="string">
            <text:p>einer der geilsten Felsen Frankens!!!!</text:p>
          </table:table-cell>
          <table:table-cell table:number-columns-repeated="1012"/>
        </table:table-row>
        <table:table-row table:style-name="ro1">
          <table:table-cell table:style-name="ce116" office:value-type="string" calcext:value-type="string">
            <text:p>MiDiDu</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Porno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schöne Löcher unten, oben fieses, schmerzhaftes Mono</text:p>
          </table:table-cell>
          <table:table-cell table:style-name="ce193" office:value-type="date" office:date-value="2019-04-19" calcext:value-type="date">
            <text:p>2019-04-19</text:p>
          </table:table-cell>
          <table:table-cell table:number-columns-repeated="2"/>
          <table:table-cell table:style-name="ce190" office:value-type="string" calcext:value-type="string">
            <text:p>einer der geilsten Felsen Frankens!!!!</text:p>
          </table:table-cell>
          <table:table-cell table:number-columns-repeated="1012"/>
        </table:table-row>
        <table:table-row table:style-name="ro1">
          <table:table-cell office:value-type="string" calcext:value-type="string">
            <text:p>Pi</text:p>
          </table:table-cell>
          <table:table-cell table:style-name="ce239" office:value-type="string" calcext:value-type="string">
            <text:p>8-</text:p>
          </table:table-cell>
          <table:table-cell table:style-name="ce198" office:value-type="string" calcext:value-type="string">
            <text:p>F</text:p>
          </table:table-cell>
          <table:table-cell table:style-name="ce201" office:value-type="string" calcext:value-type="string">
            <text:p>Porno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Aufwärmtour hier</text:p>
          </table:table-cell>
          <table:table-cell table:style-name="ce193" office:value-type="date" office:date-value="2016-06-01" calcext:value-type="date">
            <text:p>2016-06-01</text:p>
          </table:table-cell>
          <table:table-cell table:number-columns-repeated="2"/>
          <table:table-cell table:style-name="ce190" office:value-type="string" calcext:value-type="string">
            <text:p>einer der geilsten Felsen Frankens!!!!</text:p>
          </table:table-cell>
          <table:table-cell table:number-columns-repeated="1012"/>
        </table:table-row>
        <table:table-row table:style-name="ro1">
          <table:table-cell office:value-type="string" calcext:value-type="string">
            <text:p>Bigwall</text:p>
          </table:table-cell>
          <table:table-cell table:style-name="ce239" office:value-type="string" calcext:value-type="string">
            <text:p>9-</text:p>
          </table:table-cell>
          <table:table-cell table:style-name="ce198" office:value-type="string" calcext:value-type="string">
            <text:p>F</text:p>
          </table:table-cell>
          <table:table-cell table:style-name="ce201" office:value-type="string" calcext:value-type="string">
            <text:p>Pottenstein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ziemlich soft aber MEGA geile Tour, 30m geile Kletterei (an zum Teil losen Griffen)</text:p>
          </table:table-cell>
          <table:table-cell office:value-type="string" calcext:value-type="string">
            <text:p>2. August 2017</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Riesenslalom Direkt</text:p>
          </table:table-cell>
          <table:table-cell table:style-name="ce148" office:value-type="float" office:value="10" calcext:value-type="float">
            <text:p>10</text:p>
          </table:table-cell>
          <table:table-cell table:style-name="ce164"/>
          <table:table-cell table:style-name="ce201"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Crux an Einfingerlöchern in der Platte und pump oben. Geht!!! Ich falle immer oben... Scheiß! 2017 nach der EP Vertiefung Prüfung im 2. Go abgeholt. Geil! Nicht supr direkt geklettert... Logischste Linie mit der großen Schuppe</text:p>
          </table:table-cell>
          <table:table-cell office:value-type="string" calcext:value-type="string">
            <text:p>7. August 2017</text:p>
          </table:table-cell>
          <table:table-cell/>
          <table:table-cell office:value-type="float" office:value="3" calcext:value-type="float">
            <text:p>3</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Graue Eminenz</text:p>
          </table:table-cell>
          <table:table-cell table:style-name="ce239" office:value-type="float" office:value="9" calcext:value-type="float">
            <text:p>9</text:p>
          </table:table-cell>
          <table:table-cell table:style-name="ce198" office:value-type="string" calcext:value-type="string">
            <text:p>2. Go</text:p>
          </table:table-cell>
          <table:table-cell table:style-name="ce201"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Versuch</text:p>
          </table:table-cell>
          <table:table-cell office:value-type="float" office:value="2014" calcext:value-type="float">
            <text:p>2014</text:p>
          </table:table-cell>
          <table:table-cell/>
          <table:table-cell office:value-type="float" office:value="1" calcext:value-type="float">
            <text:p>1</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Treibjagd</text:p>
          </table:table-cell>
          <table:table-cell table:style-name="ce239" office:value-type="string" calcext:value-type="string">
            <text:p>9-</text:p>
          </table:table-cell>
          <table:table-cell table:style-name="ce198" office:value-type="string" calcext:value-type="string">
            <text:p>F</text:p>
          </table:table-cell>
          <table:table-cell table:style-name="ce201"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Iquebana</text:p>
          </table:table-cell>
          <table:table-cell table:style-name="ce239" office:value-type="float" office:value="8" calcext:value-type="float">
            <text:p>8</text:p>
          </table:table-cell>
          <table:table-cell table:style-name="ce198" office:value-type="string" calcext:value-type="string">
            <text:p>o.s.</text:p>
          </table:table-cell>
          <table:table-cell table:style-name="ce201"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Seniorentreff</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Abseitsfalle</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Cool beim Chef</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Alten Resten eine Chance</text:p>
          </table:table-cell>
          <table:table-cell table:style-name="ce239" office:value-type="float" office:value="7" calcext:value-type="float">
            <text:p>7</text:p>
          </table:table-cell>
          <table:table-cell table:style-name="ce198" office:value-type="string" calcext:value-type="string">
            <text:p>o.s.</text:p>
          </table:table-cell>
          <table:table-cell table:style-name="ce201"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orgens Sonne drin, sonst schattig.</text:p>
          </table:table-cell>
          <table:table-cell table:number-columns-repeated="1012"/>
        </table:table-row>
        <table:table-row table:style-name="ro1">
          <table:table-cell table:style-name="ce119" office:value-type="string" calcext:value-type="string">
            <text:p>Dirty Work</text:p>
          </table:table-cell>
          <table:table-cell table:style-name="ce150" office:value-type="string" calcext:value-type="string">
            <text:p>10-</text:p>
          </table:table-cell>
          <table:table-cell table:style-name="ce165"/>
          <table:table-cell table:style-name="ce201"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sehr kleine, schmerzhafte Leisten in vertikalem bis plattigem Gelände. Nach oben immer schwerer werdend, coole mittelleichte <text:s/>Rissverschneidung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Glasperlenspiel</text:p>
          </table:table-cell>
          <table:table-cell table:style-name="ce239" office:value-type="float" office:value="8" calcext:value-type="float">
            <text:p>8</text:p>
          </table:table-cell>
          <table:table-cell table:style-name="ce198" office:value-type="string" calcext:value-type="string">
            <text:p>o.s.</text:p>
          </table:table-cell>
          <table:table-cell table:style-name="ce201"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Einzelstellen, dazwischen ein 5er</text:p>
          </table:table-cell>
          <table:table-cell table:style-name="ce193" office:value-type="date" office:date-value="2016-06-01" calcext:value-type="date">
            <text:p>2016-06-01</text:p>
          </table:table-cell>
          <table:table-cell table:number-columns-repeated="1015"/>
        </table:table-row>
        <table:table-row table:style-name="ro1">
          <table:table-cell table:style-name="ce116" office:value-type="string" calcext:value-type="string">
            <text:p>Nightmare</text:p>
          </table:table-cell>
          <table:table-cell table:style-name="ce148" office:value-type="float" office:value="10" calcext:value-type="float">
            <text:p>10</text:p>
          </table:table-cell>
          <table:table-cell table:style-name="ce164"/>
          <table:table-cell table:style-name="ce116" office:value-type="string" calcext:value-type="string">
            <text:p>Eldorado</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84" office:value-type="string" calcext:value-type="string">
            <text:p>10 harte Züge: der Erste sehr weit, Deadpoint von der geilsten Pinch Frankens in ein Mono, oben weite Züge an offenen Leisten</text:p>
          </table:table-cell>
          <table:table-cell table:style-name="ce193" office:value-type="date" office:date-value="2019-10-30" calcext:value-type="date">
            <text:p>2019-10-30</text:p>
          </table:table-cell>
          <table:table-cell/>
          <table:table-cell office:value-type="float" office:value="3" calcext:value-type="float">
            <text:p>3</text:p>
          </table:table-cell>
          <table:table-cell table:style-name="ce190"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table:style-name="ce116" office:value-type="string" calcext:value-type="string">
            <text:p>Hall of Fame</text:p>
          </table:table-cell>
          <table:table-cell table:style-name="ce148" office:value-type="float" office:value="9" calcext:value-type="float">
            <text:p>9</text:p>
          </table:table-cell>
          <table:table-cell table:style-name="ce164"/>
          <table:table-cell table:style-name="ce116" office:value-type="string" calcext:value-type="string">
            <text:p>Eldorado</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84" office:value-type="string" calcext:value-type="string">
            <text:p>nicht schwerer als Ekel glaube ich , nach Nightmare</text:p>
          </table:table-cell>
          <table:table-cell table:style-name="ce193" office:value-type="date" office:date-value="2019-10-30" calcext:value-type="date">
            <text:p>2019-10-30</text:p>
          </table:table-cell>
          <table:table-cell/>
          <table:table-cell office:value-type="float" office:value="1" calcext:value-type="float">
            <text:p>1</text:p>
          </table:table-cell>
          <table:table-cell table:style-name="ce190"/>
          <table:table-cell table:number-columns-repeated="1012"/>
        </table:table-row>
        <table:table-row table:style-name="ro1">
          <table:table-cell table:style-name="ce116" office:value-type="string" calcext:value-type="string">
            <text:p>Ekel</text:p>
          </table:table-cell>
          <table:table-cell table:style-name="ce148" office:value-type="string" calcext:value-type="string">
            <text:p>9+</text:p>
          </table:table-cell>
          <table:table-cell table:style-name="ce164"/>
          <table:table-cell table:style-name="ce201"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stieg ist sehr spannungslastig, oben weite Züge in schlecht abgesichertem Gelände aber ultra fett!</text:p>
          </table:table-cell>
          <table:table-cell office:value-type="string" calcext:value-type="string">
            <text:p>14. September 2017</text:p>
          </table:table-cell>
          <table:table-cell/>
          <table:table-cell office:value-type="float" office:value="3" calcext:value-type="float">
            <text:p>3</text:p>
          </table:table-cell>
          <table:table-cell table:style-name="ce190"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table:style-name="ce116" office:value-type="string" calcext:value-type="string">
            <text:p>No More Babysitting for Neurotic Girls Today</text:p>
          </table:table-cell>
          <table:table-cell table:style-name="ce148" office:value-type="string" calcext:value-type="string">
            <text:p>9-/9</text:p>
          </table:table-cell>
          <table:table-cell table:style-name="ce164"/>
          <table:table-cell table:style-name="ce201"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hart! Aber auch sehr cool Typisch Fränkisch!</text:p>
          </table:table-cell>
          <table:table-cell office:value-type="string" calcext:value-type="string">
            <text:p>14. September 2017</text:p>
          </table:table-cell>
          <table:table-cell/>
          <table:table-cell office:value-type="float" office:value="1" calcext:value-type="float">
            <text:p>1</text:p>
          </table:table-cell>
          <table:table-cell table:style-name="ce190"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office:value-type="string" calcext:value-type="string">
            <text:p>Glaspatronenmatch</text:p>
          </table:table-cell>
          <table:table-cell table:style-name="ce239" office:value-type="string" calcext:value-type="string">
            <text:p>9+</text:p>
          </table:table-cell>
          <table:table-cell table:style-name="ce198"/>
          <table:table-cell table:style-name="ce201"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98"/>
          <table:table-cell table:style-name="ce142" office:value-type="string" calcext:value-type="string">
            <text:p>sehr schöne Ausdauertour. Einstieg war im Durchstieg nass, deswegen Querung Fußtritt nass und sehr schwer. Oben nochmal dranbleiben und an Fingerloch rechts rausziehen.</text:p>
          </table:table-cell>
          <table:table-cell table:style-name="ce193" office:value-type="date" office:date-value="2015-05-01" calcext:value-type="date">
            <text:p>2015-05-01</text:p>
          </table:table-cell>
          <table:table-cell/>
          <table:table-cell office:value-type="float" office:value="1" calcext:value-type="float">
            <text:p>1</text:p>
          </table:table-cell>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117" office:value-type="string" calcext:value-type="string">
            <text:p>Der letze Bohrhakenkrieg</text:p>
          </table:table-cell>
          <table:table-cell table:style-name="ce149" office:value-type="float" office:value="9" calcext:value-type="float">
            <text:p>9</text:p>
          </table:table-cell>
          <table:table-cell table:style-name="ce167"/>
          <table:table-cell table:style-name="ce201"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Senkrechte Wandkletterei. Brutale Einfingerlochzüge, schmerzhaft für Finger! Vorsicht!</text:p>
          </table:table-cell>
          <table:table-cell/>
          <table:table-cell office:value-type="string" calcext:value-type="string">
            <text:p>X</text:p>
          </table:table-cell>
          <table:table-cell/>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116" office:value-type="string" calcext:value-type="string">
            <text:p>Dauermauer</text:p>
          </table:table-cell>
          <table:table-cell table:style-name="ce148" office:value-type="string" calcext:value-type="string">
            <text:p>8+</text:p>
          </table:table-cell>
          <table:table-cell table:style-name="ce164" office:value-type="string" calcext:value-type="string">
            <text:p>F</text:p>
          </table:table-cell>
          <table:table-cell table:style-name="ce201"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reckig schwerer Einstieg. Der Einstieg zu den 4 Routen dort (mit Glaspatronenmach) ist lange nass!</text:p>
          </table:table-cell>
          <table:table-cell table:style-name="ce193" office:value-type="date" office:date-value="2015-05-01" calcext:value-type="date">
            <text:p>2015-05-01</text:p>
          </table:table-cell>
          <table:table-cell table:number-columns-repeated="2"/>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Papa hat´s gebohrt</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2"/>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Rechts vom Moos</text:p>
          </table:table-cell>
          <table:table-cell table:style-name="ce239" office:value-type="string" calcext:value-type="string">
            <text:p>7</text:p>
          </table:table-cell>
          <table:table-cell table:style-name="ce164" office:value-type="string" calcext:value-type="string">
            <text:p>F</text:p>
          </table:table-cell>
          <table:table-cell table:style-name="ce201"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2"/>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Ein kleines bisschen Bauch</text:p>
          </table:table-cell>
          <table:table-cell table:style-name="ce239" office:value-type="string" calcext:value-type="string">
            <text:p>9+</text:p>
          </table:table-cell>
          <table:table-cell table:style-name="ce198"/>
          <table:table-cell table:style-name="ce201"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tatsächlich ganz coole Boulderzüge</text:p>
          </table:table-cell>
          <table:table-cell table:style-name="ce193" office:value-type="date" office:date-value="2016-04-01" calcext:value-type="date">
            <text:p>2016-04-01</text:p>
          </table:table-cell>
          <table:table-cell/>
          <table:table-cell office:value-type="float" office:value="1" calcext:value-type="float">
            <text:p>1</text:p>
          </table:table-cell>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Powerplay</text:p>
          </table:table-cell>
          <table:table-cell table:style-name="ce239" office:value-type="float" office:value="9" calcext:value-type="float">
            <text:p>9</text:p>
          </table:table-cell>
          <table:table-cell table:style-name="ce164" office:value-type="string" calcext:value-type="string">
            <text:p>F</text:p>
          </table:table-cell>
          <table:table-cell table:style-name="ce201"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Campuszüge in der Mitte nach anlaufen von kleinem Untergriff</text:p>
          </table:table-cell>
          <table:table-cell table:style-name="ce193" office:value-type="date" office:date-value="2016-04-01" calcext:value-type="date">
            <text:p>2016-04-01</text:p>
          </table:table-cell>
          <table:table-cell table:number-columns-repeated="2"/>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Traveller in Time</text:p>
          </table:table-cell>
          <table:table-cell table:style-name="ce239" office:value-type="float" office:value="9" calcext:value-type="float">
            <text:p>9</text:p>
          </table:table-cell>
          <table:table-cell table:style-name="ce198"/>
          <table:table-cell table:style-name="ce201"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chmerzhaft, dreckig und unlohnend</text:p>
          </table:table-cell>
          <table:table-cell table:style-name="ce193" office:value-type="date" office:date-value="2016-04-01" calcext:value-type="date">
            <text:p>2016-04-01</text:p>
          </table:table-cell>
          <table:table-cell/>
          <table:table-cell office:value-type="float" office:value="0" calcext:value-type="float">
            <text:p>0</text:p>
          </table:table-cell>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Energiekriese</text:p>
          </table:table-cell>
          <table:table-cell table:style-name="ce239" office:value-type="string" calcext:value-type="string">
            <text:p>8+</text:p>
          </table:table-cell>
          <table:table-cell table:style-name="ce164" office:value-type="string" calcext:value-type="string">
            <text:p>F</text:p>
          </table:table-cell>
          <table:table-cell table:style-name="ce201"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chwer</text:p>
          </table:table-cell>
          <table:table-cell table:style-name="ce193" office:value-type="date" office:date-value="2016-04-01" calcext:value-type="date">
            <text:p>2016-04-01</text:p>
          </table:table-cell>
          <table:table-cell table:number-columns-repeated="2"/>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Geisterfänger</text:p>
          </table:table-cell>
          <table:table-cell table:style-name="ce239" office:value-type="string" calcext:value-type="string">
            <text:p>8-</text:p>
          </table:table-cell>
          <table:table-cell table:style-name="ce164" office:value-type="string" calcext:value-type="string">
            <text:p>F</text:p>
          </table:table-cell>
          <table:table-cell table:style-name="ce201"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ok</text:p>
          </table:table-cell>
          <table:table-cell table:style-name="ce193" office:value-type="date" office:date-value="2016-04-01" calcext:value-type="date">
            <text:p>2016-04-01</text:p>
          </table:table-cell>
          <table:table-cell table:number-columns-repeated="2"/>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L´allipinist</text:p>
          </table:table-cell>
          <table:table-cell table:style-name="ce239" office:value-type="float" office:value="7" calcext:value-type="float">
            <text:p>7</text:p>
          </table:table-cell>
          <table:table-cell table:style-name="ce198" office:value-type="string" calcext:value-type="string">
            <text:p>o.s.</text:p>
          </table:table-cell>
          <table:table-cell table:style-name="ce201"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teilste 7-, die ich kenne!</text:p>
          </table:table-cell>
          <table:table-cell table:style-name="ce193" office:value-type="date" office:date-value="2016-04-01" calcext:value-type="date">
            <text:p>2016-04-01</text:p>
          </table:table-cell>
          <table:table-cell/>
          <table:table-cell office:value-type="float" office:value="2" calcext:value-type="float">
            <text:p>2</text:p>
          </table:table-cell>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Funk Beyond The Call Of Duty</text:p>
          </table:table-cell>
          <table:table-cell table:style-name="ce239" office:value-type="string" calcext:value-type="string">
            <text:p>10-</text:p>
          </table:table-cell>
          <table:table-cell table:style-name="ce198"/>
          <table:table-cell table:style-name="ce201" office:value-type="string" calcext:value-type="string">
            <text:p>Schöfflblock</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soft</text:p>
          </table:table-cell>
          <table:table-cell office:value-type="string" calcext:value-type="string">
            <text:p>1 Tag</text:p>
          </table:table-cell>
          <table:table-cell table:style-name="ce193" office:value-type="date" office:date-value="2019-03-31" calcext:value-type="date">
            <text:p>2019-03-31</text:p>
          </table:table-cell>
          <table:table-cell table:number-columns-repeated="2"/>
          <table:table-cell table:style-name="ce190" office:value-type="string" calcext:value-type="string">
            <text:p>Erstaunlich gut!</text:p>
          </table:table-cell>
          <table:table-cell table:number-columns-repeated="1012"/>
        </table:table-row>
        <table:table-row table:style-name="ro1">
          <table:table-cell office:value-type="string" calcext:value-type="string">
            <text:p>Schönwetter</text:p>
          </table:table-cell>
          <table:table-cell table:style-name="ce239" office:value-type="string" calcext:value-type="string">
            <text:p>9-</text:p>
          </table:table-cell>
          <table:table-cell table:style-name="ce198" office:value-type="string" calcext:value-type="string">
            <text:p>o.s.</text:p>
          </table:table-cell>
          <table:table-cell table:style-name="ce201"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Leben</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Eher 8</text:p>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Aussicht</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Platte</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Einstieg</text:p>
          </table:table-cell>
          <table:table-cell table:style-name="ce239" office:value-type="string" calcext:value-type="string">
            <text:p>7+</text:p>
          </table:table-cell>
          <table:table-cell table:style-name="ce198" office:value-type="string" calcext:value-type="string">
            <text:p>o.s.</text:p>
          </table:table-cell>
          <table:table-cell table:style-name="ce201"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Sache</text:p>
          </table:table-cell>
          <table:table-cell table:style-name="ce239" office:value-type="string" calcext:value-type="string">
            <text:p>7+</text:p>
          </table:table-cell>
          <table:table-cell table:style-name="ce198" office:value-type="string" calcext:value-type="string">
            <text:p>o.s.</text:p>
          </table:table-cell>
          <table:table-cell table:style-name="ce201"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Riss</text:p>
          </table:table-cell>
          <table:table-cell table:style-name="ce239" office:value-type="string" calcext:value-type="string">
            <text:p>6+</text:p>
          </table:table-cell>
          <table:table-cell table:style-name="ce198" office:value-type="string" calcext:value-type="string">
            <text:p>o.s.</text:p>
          </table:table-cell>
          <table:table-cell table:style-name="ce201"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table:style-name="ce123" office:value-type="string" calcext:value-type="string">
            <text:p>Ekstase</text:p>
          </table:table-cell>
          <table:table-cell table:style-name="ce239" office:value-type="string" calcext:value-type="string">
            <text:p>8+</text:p>
          </table:table-cell>
          <table:table-cell table:style-name="ce198" office:value-type="string" calcext:value-type="string">
            <text:p>2. Go</text:p>
          </table:table-cell>
          <table:table-cell table:style-name="ce201"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go</text:p>
          </table:table-cell>
          <table:table-cell office:value-type="float" office:value="2013" calcext:value-type="float">
            <text:p>2013</text:p>
          </table:table-cell>
          <table:table-cell table:number-columns-repeated="2"/>
          <table:table-cell table:style-name="ce195" office:value-type="string" calcext:value-type="string">
            <text:p>Hier ist einmal im Jahr das Signalsteinfels. Da dann eher Bier trinken statt klettern</text:p>
          </table:table-cell>
          <table:table-cell table:number-columns-repeated="1012"/>
        </table:table-row>
        <table:table-row table:style-name="ro1">
          <table:table-cell table:style-name="ce115" office:value-type="string" calcext:value-type="string">
            <text:p>Südpfeiler</text:p>
          </table:table-cell>
          <table:table-cell table:style-name="ce147" office:value-type="float" office:value="3" calcext:value-type="float">
            <text:p>3</text:p>
          </table:table-cell>
          <table:table-cell table:style-name="ce163" office:value-type="string" calcext:value-type="string">
            <text:p>o.s.</text:p>
          </table:table-cell>
          <table:table-cell table:style-name="ce201"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style-name="ce163" office:value-type="string" calcext:value-type="string">
            <text:p>Solo</text:p>
          </table:table-cell>
          <table:table-cell table:style-name="ce179" office:value-type="string" calcext:value-type="string">
            <text:p>erste Free Solo</text:p>
          </table:table-cell>
          <table:table-cell office:value-type="float" office:value="2013" calcext:value-type="float">
            <text:p>2013</text:p>
          </table:table-cell>
          <table:table-cell table:number-columns-repeated="2"/>
          <table:table-cell table:style-name="ce195" office:value-type="string" calcext:value-type="string">
            <text:p>Hier ist einmal im Jahr das Signalsteinfels. Da dann eher Bier trinken statt klettern</text:p>
          </table:table-cell>
          <table:table-cell table:number-columns-repeated="1012"/>
        </table:table-row>
        <table:table-row table:style-name="ro1">
          <table:table-cell table:style-name="ce116" office:value-type="string" calcext:value-type="string">
            <text:p>Killer</text:p>
          </table:table-cell>
          <table:table-cell table:style-name="ce148" office:value-type="float" office:value="10" calcext:value-type="float">
            <text:p>10</text:p>
          </table:table-cell>
          <table:table-cell table:style-name="ce164"/>
          <table:table-cell table:style-name="ce116"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Tage, bester 10er Frankens. Echt deluxe!! Unten an der Dachkante mit geilen Hooks ca 9, dann ein 7b+ Boulder. Jeeeeah! Erste 10 in Franken</text:p>
          </table:table-cell>
          <table:table-cell table:style-name="ce193"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113" office:value-type="string" calcext:value-type="string">
            <text:p>Thriller</text:p>
          </table:table-cell>
          <table:table-cell table:style-name="ce145" office:value-type="string" calcext:value-type="string">
            <text:p>10-</text:p>
          </table:table-cell>
          <table:table-cell table:style-name="ce162"/>
          <table:table-cell table:style-name="ce116"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kann man Trad klettern: 2x BD 0.75, 1x BD 0.4, 1x BD Nut #5 (lila). Scary aber nicht lebensgefährlich</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Luftballondach</text:p>
          </table:table-cell>
          <table:table-cell table:style-name="ce148" office:value-type="float" office:value="9" calcext:value-type="float">
            <text:p>9</text:p>
          </table:table-cell>
          <table:table-cell table:style-name="ce164"/>
          <table:table-cell table:style-name="ce116"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mein erster richtiger Riss. Faust- und Handklemmer im waagrechten Dach. Cam 3&amp;4 passen, eig braucht man aber nur einen großen Keil.</text:p>
          </table:table-cell>
          <table:table-cell table:style-name="ce193"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Rechter Höhlendach</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Offwidth, 3&amp;4er Cam</text:p>
          </table:table-cell>
          <table:table-cell table:style-name="ce193" office:value-type="date" office:date-value="2016-07-01" calcext:value-type="date">
            <text:p>2016-07-01</text:p>
          </table:table-cell>
          <table:table-cell table:number-columns-repeated="1015"/>
        </table:table-row>
        <table:table-row table:style-name="ro1">
          <table:table-cell table:style-name="ce116" office:value-type="string" calcext:value-type="string">
            <text:p>Zentralmassiv</text:p>
          </table:table-cell>
          <table:table-cell table:style-name="ce148" office:value-type="string" calcext:value-type="string">
            <text:p>10-</text:p>
          </table:table-cell>
          <table:table-cell table:style-name="ce164"/>
          <table:table-cell table:style-name="ce116"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Eher 9+/10-. Coole Kletterei an gemachten, kleinen, scharfen Leisten. Zusammen mit der scharfen Henni</text:p>
          </table:table-cell>
          <table:table-cell office:value-type="string" calcext:value-type="string">
            <text:p>4. April 2017</text:p>
          </table:table-cell>
          <table:table-cell/>
          <table:table-cell office:value-type="float" office:value="2" calcext:value-type="float">
            <text:p>2</text:p>
          </table:table-cell>
          <table:table-cell table:style-name="ce189" office:value-type="string" calcext:value-type="string">
            <text:p>etwas splittriges Gestein aber coole Neuerschließungen</text:p>
          </table:table-cell>
          <table:table-cell table:number-columns-repeated="1012"/>
        </table:table-row>
        <table:table-row table:style-name="ro1">
          <table:table-cell table:style-name="ce116" office:value-type="string" calcext:value-type="string">
            <text:p>Bela Lugosi</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eeeer und kleine Steller!</text:p>
          </table:table-cell>
          <table:table-cell table:style-name="ce193" office:value-type="string" calcext:value-type="string">
            <text:p>4. April 2017</text:p>
          </table:table-cell>
          <table:table-cell/>
          <table:table-cell office:value-type="float" office:value="1" calcext:value-type="float">
            <text:p>1</text:p>
          </table:table-cell>
          <table:table-cell table:style-name="ce189" office:value-type="string" calcext:value-type="string">
            <text:p>etwas splittriges Gestein aber coole Neuerschließungen</text:p>
          </table:table-cell>
          <table:table-cell table:number-columns-repeated="1012"/>
        </table:table-row>
        <table:table-row table:style-name="ro1">
          <table:table-cell table:style-name="ce116" office:value-type="string" calcext:value-type="string">
            <text:p>Bayreuther Riss</text:p>
          </table:table-cell>
          <table:table-cell table:style-name="ce148" office:value-type="string" calcext:value-type="string">
            <text:p>6+</text:p>
          </table:table-cell>
          <table:table-cell table:style-name="ce164" office:value-type="string" calcext:value-type="string">
            <text:p>o.s.</text:p>
          </table:table-cell>
          <table:table-cell table:style-name="ce116"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Umlenker ist Schrott!</text:p>
          </table:table-cell>
          <table:table-cell office:value-type="string" calcext:value-type="string">
            <text:p>4. April 2017</text:p>
          </table:table-cell>
          <table:table-cell table:number-columns-repeated="2"/>
          <table:table-cell table:style-name="ce189" office:value-type="string" calcext:value-type="string">
            <text:p>etwas splittriges Gestein aber coole Neuerschließungen</text:p>
          </table:table-cell>
          <table:table-cell table:number-columns-repeated="1012"/>
        </table:table-row>
        <table:table-row table:style-name="ro1">
          <table:table-cell table:style-name="ce116" office:value-type="string" calcext:value-type="string">
            <text:p>Killer 9</text:p>
          </table:table-cell>
          <table:table-cell table:style-name="ce148" office:value-type="float" office:value="8" calcext:value-type="float">
            <text:p>8</text:p>
          </table:table-cell>
          <table:table-cell table:style-name="ce164" office:value-type="string" calcext:value-type="string">
            <text:p>o.s.</text:p>
          </table:table-cell>
          <table:table-cell table:style-name="ce116"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nicht gut, unübersichtlich, die Sterne nicht verdient</text:p>
          </table:table-cell>
          <table:table-cell office:value-type="string" calcext:value-type="string">
            <text:p>1. May 2017</text:p>
          </table:table-cell>
          <table:table-cell/>
          <table:table-cell office:value-type="float" office:value="0" calcext:value-type="float">
            <text:p>0</text:p>
          </table:table-cell>
          <table:table-cell table:style-name="ce189" office:value-type="string" calcext:value-type="string">
            <text:p>süßer kleiner Turm mit perfekter Aussicht ins Aufseßtal, aka. DAS Türmchen</text:p>
          </table:table-cell>
          <table:table-cell table:number-columns-repeated="1012"/>
        </table:table-row>
        <table:table-row table:style-name="ro1">
          <table:table-cell table:style-name="ce116" office:value-type="string" calcext:value-type="string">
            <text:p>Nordwestwand</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it Henni :-) Sehr cool!</text:p>
          </table:table-cell>
          <table:table-cell office:value-type="string" calcext:value-type="string">
            <text:p>11. April 2017</text:p>
          </table:table-cell>
          <table:table-cell/>
          <table:table-cell office:value-type="float" office:value="1" calcext:value-type="float">
            <text:p>1</text:p>
          </table:table-cell>
          <table:table-cell table:style-name="ce189" office:value-type="string" calcext:value-type="string">
            <text:p>süßer kleiner Turm mit perfekter Aussicht ins Aufseßtal, aka. DAS Türmchen</text:p>
          </table:table-cell>
          <table:table-cell table:number-columns-repeated="1012"/>
        </table:table-row>
        <table:table-row table:style-name="ro1">
          <table:table-cell table:style-name="ce116" office:value-type="string" calcext:value-type="string">
            <text:p>Talseite</text:p>
          </table:table-cell>
          <table:table-cell table:style-name="ce148" office:value-type="float" office:value="4" calcext:value-type="float">
            <text:p>4</text:p>
          </table:table-cell>
          <table:table-cell table:style-name="ce164" office:value-type="string" calcext:value-type="string">
            <text:p>o.s.</text:p>
          </table:table-cell>
          <table:table-cell table:style-name="ce116"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it Dominik, nur 2 Haken statt 6 drin. Keine gute Vorstiegstur</text:p>
          </table:table-cell>
          <table:table-cell office:value-type="string" calcext:value-type="string">
            <text:p>25. May 2017</text:p>
          </table:table-cell>
          <table:table-cell/>
          <table:table-cell office:value-type="float" office:value="1" calcext:value-type="float">
            <text:p>1</text:p>
          </table:table-cell>
          <table:table-cell table:style-name="ce189" office:value-type="string" calcext:value-type="string">
            <text:p>süßer kleiner Turm mit perfekter Aussicht ins Aufseßtal, aka. DAS Türmchen</text:p>
          </table:table-cell>
          <table:table-cell table:number-columns-repeated="1012"/>
        </table:table-row>
        <table:table-row table:style-name="ro1">
          <table:table-cell table:style-name="ce116" office:value-type="string" calcext:value-type="string">
            <text:p>Red Porsche Killer</text:p>
          </table:table-cell>
          <table:table-cell table:style-name="ce148" office:value-type="string" calcext:value-type="string">
            <text:p>9-</text:p>
          </table:table-cell>
          <table:table-cell table:style-name="ce164"/>
          <table:table-cell table:style-name="ce116" office:value-type="string" calcext:value-type="string">
            <text:p>Brösel Ge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merzhaft aber ganz cool. Kann man mal machen :-)</text:p>
          </table:table-cell>
          <table:table-cell office:value-type="string" calcext:value-type="string">
            <text:p>25. May 2017</text:p>
          </table:table-cell>
          <table:table-cell/>
          <table:table-cell office:value-type="float" office:value="1" calcext:value-type="float">
            <text:p>1</text:p>
          </table:table-cell>
          <table:table-cell table:number-columns-repeated="1013"/>
        </table:table-row>
        <table:table-row table:style-name="ro4">
          <table:table-cell table:style-name="ce116" office:value-type="string" calcext:value-type="string">
            <text:p>Back to the Beginning</text:p>
          </table:table-cell>
          <table:table-cell table:style-name="ce148" office:value-type="float" office:value="8" calcext:value-type="float">
            <text:p>8</text:p>
          </table:table-cell>
          <table:table-cell table:style-name="ce164" office:value-type="string" calcext:value-type="string">
            <text:p>F</text:p>
          </table:table-cell>
          <table:table-cell table:style-name="ce141" office:value-type="string" calcext:value-type="string">
            <text:p>Bauernschmitt Gedenk-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ok</text:p>
          </table:table-cell>
          <table:table-cell table:style-name="ce193" office:value-type="date" office:date-value="2016-10-01" calcext:value-type="date">
            <text:p>2016-10-01</text:p>
          </table:table-cell>
          <table:table-cell table:number-columns-repeated="1015"/>
        </table:table-row>
        <table:table-row table:style-name="ro4">
          <table:table-cell table:style-name="ce124" office:value-type="string" calcext:value-type="string">
            <text:p>Klondike Cat</text:p>
          </table:table-cell>
          <table:table-cell table:style-name="ce152" office:value-type="string" calcext:value-type="string">
            <text:p>11-</text:p>
          </table:table-cell>
          <table:table-cell table:style-name="ce168"/>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8"/>
          <table:table-cell table:style-name="ce124" office:value-type="string" calcext:value-type="string">
            <text:p>das wäre cool, wenn es mal geht! Schwerer unterer Teil führt zu Schüttler, gefolgt von Crux. Knüpplig</text:p>
            <text:p>3x probiert im Frühjahr 2019 – geht</text:p>
          </table:table-cell>
          <table:table-cell/>
          <table:table-cell office:value-type="string" calcext:value-type="string">
            <text:p>X</text:p>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25" office:value-type="string" calcext:value-type="string">
            <text:p>Minotauros</text:p>
          </table:table-cell>
          <table:table-cell table:style-name="ce153" office:value-type="float" office:value="10" calcext:value-type="float">
            <text:p>10</text:p>
          </table:table-cell>
          <table:table-cell table:style-name="ce169"/>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9"/>
          <table:table-cell table:style-name="ce125" office:value-type="string" calcext:value-type="string">
            <text:p>Knüppelleisten, Zweifingersteller, Crux ist vor dem Bauch, davor noch n guter Rest, bis zum Rest ist ca. 9+</text:p>
          </table:table-cell>
          <table:table-cell office:value-type="string" calcext:value-type="string">
            <text:p>12. May 2017</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Poseidon</text:p>
          </table:table-cell>
          <table:table-cell table:style-name="ce148" office:value-type="string" calcext:value-type="string">
            <text:p>10-</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5" office:value-type="string" calcext:value-type="string">
            <text:p>müsste schon gehen! Nemesis tour, endlich geklettert, ziemlich easy wenn man die Ausdauer hat. Sehr gute Neuerschließung! Pumpig</text:p>
          </table:table-cell>
          <table:table-cell table:style-name="ce193" office:value-type="date" office:date-value="2016-10-01" calcext:value-type="date">
            <text:p>2016-10-01</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Amboss</text:p>
          </table:table-cell>
          <table:table-cell table:style-name="ce148" office:value-type="string" calcext:value-type="string">
            <text:p>10-</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5" office:value-type="string" calcext:value-type="string">
            <text:p>viel mir recht schwer. 2 Tage. Mächtiger, mächtiger Kreuzer an der Dachkante. Voll die Poser Tour – echt cool!</text:p>
          </table:table-cell>
          <table:table-cell office:value-type="string" calcext:value-type="string">
            <text:p>14. March 2017</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Center Court</text:p>
          </table:table-cell>
          <table:table-cell table:style-name="ce148" office:value-type="string" calcext:value-type="string">
            <text:p>10-</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Boulderstelle, geht! Nach 3 Jahren endlich geklettert, bin ich fit!!</text:p>
          </table:table-cell>
          <table:table-cell table:style-name="ce193" office:value-type="date" office:date-value="2016-03-01" calcext:value-type="date">
            <text:p>2016-03-01</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Bärentöter</text:p>
          </table:table-cell>
          <table:table-cell table:style-name="ce148" office:value-type="string" calcext:value-type="string">
            <text:p>9+</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rechts der Haken geklettert. Auch so schwer</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Metallica</text:p>
          </table:table-cell>
          <table:table-cell table:style-name="ce148" office:value-type="string" calcext:value-type="string">
            <text:p>9+</text:p>
          </table:table-cell>
          <table:table-cell table:style-name="ce164" office:value-type="string" calcext:value-type="string">
            <text:p>2. Go</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ziemlich schwer, auch eher 8a. 2 Gos, sehr coole Boulderzüge</text:p>
          </table:table-cell>
          <table:table-cell table:style-name="ce193" office:value-type="date" office:date-value="2016-03-01" calcext:value-type="date">
            <text:p>2016-03-01</text:p>
          </table:table-cell>
          <table:table-cell/>
          <table:table-cell office:value-type="float" office:value="1" calcext:value-type="float">
            <text:p>1</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Tanz der Arroganz</text:p>
          </table:table-cell>
          <table:table-cell table:style-name="ce148" office:value-type="string" calcext:value-type="string">
            <text:p>9+</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uper Route!</text:p>
          </table:table-cell>
          <table:table-cell table:style-name="ce193" office:value-type="date" office:date-value="2015-04-01" calcext:value-type="date">
            <text:p>2015-04-01</text:p>
          </table:table-cell>
          <table:table-cell/>
          <table:table-cell office:value-type="float" office:value="1" calcext:value-type="float">
            <text:p>1</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Herkules</text:p>
          </table:table-cell>
          <table:table-cell table:style-name="ce148" office:value-type="string" calcext:value-type="string">
            <text:p>9/9+</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Pumpige Powerroute durch großes Dach, große Griffe</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Caduta Sassi</text:p>
          </table:table-cell>
          <table:table-cell table:style-name="ce148" office:value-type="float" office:value="9" calcext:value-type="float">
            <text:p>9</text:p>
          </table:table-cell>
          <table:table-cell table:style-name="ce164" office:value-type="string" calcext:value-type="string">
            <text:p>2. Go</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gut, eine versteckte Perle. Der obere Teil ist mega spaßig!</text:p>
          </table:table-cell>
          <table:table-cell table:style-name="ce193" office:value-type="date" office:date-value="2018-02-18" calcext:value-type="date">
            <text:p>2018-02-18</text:p>
          </table:table-cell>
          <table:table-cell/>
          <table:table-cell office:value-type="float" office:value="1" calcext:value-type="float">
            <text:p>1</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Hydra</text:p>
          </table:table-cell>
          <table:table-cell table:style-name="ce148" office:value-type="string" calcext:value-type="string">
            <text:p>9-/9</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weite Züge an kleinen Knüpplern</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Rauchende Bolts</text:p>
          </table:table-cell>
          <table:table-cell table:style-name="ce148" office:value-type="string" calcext:value-type="string">
            <text:p>9-/9</text:p>
          </table:table-cell>
          <table:table-cell table:style-name="ce164" office:value-type="string" calcext:value-type="string">
            <text:p>2. Go</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leider nicht im Onsight wie gewünscht aber fantastischste Linie. Uiuiuiui, weit und scary</text:p>
          </table:table-cell>
          <table:table-cell table:style-name="ce193" office:value-type="date" office:date-value="2015-04-01" calcext:value-type="date">
            <text:p>2015-04-01</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Sidewalk</text:p>
          </table:table-cell>
          <table:table-cell table:style-name="ce148" office:value-type="string" calcext:value-type="string">
            <text:p>9-</text:p>
          </table:table-cell>
          <table:table-cell table:style-name="ce164" office:value-type="string" calcext:value-type="string">
            <text:p>2. Go</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Richtig gut Gesteinsqualität und der weite HA ist nicht so wild... Sehr lohnend!</text:p>
          </table:table-cell>
          <table:table-cell table:style-name="ce193" office:value-type="date" office:date-value="2018-02-18" calcext:value-type="date">
            <text:p>2018-02-18</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Bückling</text:p>
          </table:table-cell>
          <table:table-cell table:style-name="ce148" office:value-type="string" calcext:value-type="string">
            <text:p>9-</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zweiter Riss in Franken nach dem Luftballondach. Im strömenden Regen! Super cool. Unten Dachkletterei und oben Faust, Hand und Schulterklemmer</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Roter Baron</text:p>
          </table:table-cell>
          <table:table-cell table:style-name="ce148" office:value-type="string" calcext:value-type="string">
            <text:p>9-</text:p>
          </table:table-cell>
          <table:table-cell table:style-name="ce164" office:value-type="string" calcext:value-type="string">
            <text:p>F</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Bärendreck</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reckig und unten schwer. Nicht lohnend!</text:p>
          </table:table-cell>
          <table:table-cell office:value-type="string" calcext:value-type="string">
            <text:p>14. March 2017</text:p>
          </table:table-cell>
          <table:table-cell/>
          <table:table-cell office:value-type="float" office:value="0" calcext:value-type="float">
            <text:p>0</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Geiersturz</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viel besser als sie aussieht!</text:p>
          </table:table-cell>
          <table:table-cell table:style-name="ce193" office:value-type="date" office:date-value="2016-04-01" calcext:value-type="date">
            <text:p>2016-04-01</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Abendspaziergang</text:p>
          </table:table-cell>
          <table:table-cell table:style-name="ce148" office:value-type="string" calcext:value-type="string">
            <text:p>8/8+</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ackhart!</text:p>
          </table:table-cell>
          <table:table-cell table:style-name="ce193" office:value-type="date" office:date-value="2016-10-01" calcext:value-type="date">
            <text:p>2016-10-01</text:p>
          </table:table-cell>
          <table:table-cell table:number-columns-repeated="2"/>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A. Göttner Ged. Weg</text:p>
          </table:table-cell>
          <table:table-cell table:style-name="ce148" office:value-type="float" office:value="8" calcext:value-type="float">
            <text:p>8</text:p>
          </table:table-cell>
          <table:table-cell table:style-name="ce164" office:value-type="string" calcext:value-type="string">
            <text:p>F</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ittlerweile schon zig mal gemacht zum Aufwärmen</text:p>
          </table:table-cell>
          <table:table-cell office:value-type="float" office:value="2014" calcext:value-type="float">
            <text:p>2014</text:p>
          </table:table-cell>
          <table:table-cell table:number-columns-repeated="2"/>
          <table:table-cell table:style-name="ce197" office:value-type="string" calcext:value-type="string">
            <text:p>Die "Arena". Immer in der Sonne</text:p>
          </table:table-cell>
          <table:table-cell table:number-columns-repeated="1012"/>
        </table:table-row>
        <table:table-row table:style-name="ro1">
          <table:table-cell table:style-name="ce126" office:value-type="string" calcext:value-type="string">
            <text:p>Monis Albtraum</text:p>
          </table:table-cell>
          <table:table-cell table:style-name="ce148" office:value-type="float" office:value="7" calcext:value-type="float">
            <text:p>7</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Die "Arena". Immer in der Sonne</text:p>
          </table:table-cell>
          <table:table-cell table:number-columns-repeated="1012"/>
        </table:table-row>
        <table:table-row table:style-name="ro1">
          <table:table-cell table:style-name="ce126" office:value-type="string" calcext:value-type="string">
            <text:p>Kreuzzug</text:p>
          </table:table-cell>
          <table:table-cell table:style-name="ce148" office:value-type="string" calcext:value-type="string">
            <text:p>6+</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Richtig cool mit Luft unter den Sohlen</text:p>
          </table:table-cell>
          <table:table-cell table:style-name="ce193" office:value-type="date" office:date-value="2018-02-18" calcext:value-type="date">
            <text:p>2018-02-18</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26" office:value-type="string" calcext:value-type="string">
            <text:p>Purzelbaum</text:p>
          </table:table-cell>
          <table:table-cell table:style-name="ce148" office:value-type="float" office:value="8" calcext:value-type="float">
            <text:p>8</text:p>
          </table:table-cell>
          <table:table-cell table:style-name="ce164" office:value-type="string" calcext:value-type="string">
            <text:p>F</text:p>
          </table:table-cell>
          <table:table-cell table:style-name="ce126" office:value-type="string" calcext:value-type="string">
            <text:p>Burggrub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nett zum aufwärmen</text:p>
          </table:table-cell>
          <table:table-cell office:value-type="string" calcext:value-type="string">
            <text:p>6. September 2017</text:p>
          </table:table-cell>
          <table:table-cell table:number-columns-repeated="1015"/>
        </table:table-row>
        <table:table-row table:style-name="ro1">
          <table:table-cell table:style-name="ce126" office:value-type="string" calcext:value-type="string">
            <text:p>King Lui</text:p>
          </table:table-cell>
          <table:table-cell table:style-name="ce148" office:value-type="float" office:value="9" calcext:value-type="float">
            <text:p>9</text:p>
          </table:table-cell>
          <table:table-cell table:style-name="ce164"/>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upergeil!</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Beavis &amp; Butthead</text:p>
          </table:table-cell>
          <table:table-cell table:style-name="ce148" office:value-type="string" calcext:value-type="string">
            <text:p>9-</text:p>
          </table:table-cell>
          <table:table-cell table:style-name="ce164"/>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leider ist ein Untergriff lange nass</text:p>
          </table:table-cell>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Kampfei</text:p>
          </table:table-cell>
          <table:table-cell table:style-name="ce148" office:value-type="float" office:value="8" calcext:value-type="float">
            <text:p>8</text:p>
          </table:table-cell>
          <table:table-cell table:style-name="ce164" office:value-type="string" calcext:value-type="string">
            <text:p>o.s.</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nett, weite Züge</text:p>
          </table:table-cell>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Blutspur</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 für 8-</text:p>
          </table:table-cell>
          <table:table-cell office:value-type="float" office:value="2014" calcext:value-type="float">
            <text:p>2014</text:p>
          </table:table-cell>
          <table:table-cell table:number-columns-repeated="2"/>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Liebestöter</text:p>
          </table:table-cell>
          <table:table-cell table:style-name="ce148" office:value-type="string" calcext:value-type="string">
            <text:p>8-</text:p>
          </table:table-cell>
          <table:table-cell table:style-name="ce164" office:value-type="string" calcext:value-type="string">
            <text:p>F</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eiße!</text:p>
          </table:table-cell>
          <table:table-cell office:value-type="float" office:value="2014" calcext:value-type="float">
            <text:p>2014</text:p>
          </table:table-cell>
          <table:table-cell/>
          <table:table-cell office:value-type="float" office:value="0" calcext:value-type="float">
            <text:p>0</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Liebesspiele</text:p>
          </table:table-cell>
          <table:table-cell table:style-name="ce148" office:value-type="string" calcext:value-type="string">
            <text:p>7+</text:p>
          </table:table-cell>
          <table:table-cell table:style-name="ce164" office:value-type="string" calcext:value-type="string">
            <text:p>F</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her unlohnend aber ok</text:p>
          </table:table-cell>
          <table:table-cell office:value-type="float" office:value="2014" calcext:value-type="float">
            <text:p>2014</text:p>
          </table:table-cell>
          <table:table-cell/>
          <table:table-cell office:value-type="float" office:value="1" calcext:value-type="float">
            <text:p>1</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Quergang</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roße Kellen, kräftig</text:p>
          </table:table-cell>
          <table:table-cell office:value-type="float" office:value="2014" calcext:value-type="float">
            <text:p>2014</text:p>
          </table:table-cell>
          <table:table-cell/>
          <table:table-cell office:value-type="float" office:value="1" calcext:value-type="float">
            <text:p>1</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Bonny &amp; Clyde</text:p>
          </table:table-cell>
          <table:table-cell table:style-name="ce148" office:value-type="float" office:value="7" calcext:value-type="float">
            <text:p>7</text:p>
          </table:table-cell>
          <table:table-cell table:style-name="ce164" office:value-type="string" calcext:value-type="string">
            <text:p>o.s.</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Quäl dich, du Sau</text:p>
          </table:table-cell>
          <table:table-cell table:style-name="ce148" office:value-type="string" calcext:value-type="string">
            <text:p>10/10+</text:p>
          </table:table-cell>
          <table:table-cell table:style-name="ce164"/>
          <table:table-cell table:style-name="ce12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im aktuellen Führer 10+ aber ich denke 10/10+ passt ganz gut. Neuer Schritt in einen neuen Grad, 5 Versuche über 2 Tage, im 2. richtigen Go gleich abgeknipst</text:p>
          </table:table-cell>
          <table:table-cell table:style-name="ce148" office:value-type="string" calcext:value-type="string">
            <text:p>10.05.18</text:p>
          </table:table-cell>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Peacemaker</text:p>
          </table:table-cell>
          <table:table-cell table:style-name="ce148" office:value-type="string" calcext:value-type="string">
            <text:p>9+</text:p>
          </table:table-cell>
          <table:table-cell table:style-name="ce164"/>
          <table:table-cell table:style-name="ce12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e der coolsten schweren Rissklettereien in Franken. Geht wohl auch clean. Aber gruuuuuselig!</text:p>
          </table:table-cell>
          <table:table-cell office:value-type="string" calcext:value-type="string">
            <text:p>06.05.18</text:p>
          </table:table-cell>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City Cobra</text:p>
          </table:table-cell>
          <table:table-cell table:style-name="ce148" office:value-type="string" calcext:value-type="string">
            <text:p>9-</text:p>
          </table:table-cell>
          <table:table-cell table:style-name="ce164" office:value-type="string" calcext:value-type="string">
            <text:p>F</text:p>
          </table:table-cell>
          <table:table-cell table:style-name="ce12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richtig gut!!! Sehr empfehlenswert</text:p>
          </table:table-cell>
          <table:table-cell table:style-name="ce148" office:value-type="string" calcext:value-type="string">
            <text:p>10.05.18</text:p>
          </table:table-cell>
          <table:table-cell/>
          <table:table-cell office:value-type="float" office:value="2" calcext:value-type="float">
            <text:p>2</text:p>
          </table:table-cell>
          <table:table-cell table:number-columns-repeated="1013"/>
        </table:table-row>
        <table:table-row table:style-name="ro1">
          <table:table-cell table:style-name="ce126" office:value-type="string" calcext:value-type="string">
            <text:p>Villa Concordia</text:p>
          </table:table-cell>
          <table:table-cell table:style-name="ce148" office:value-type="string" calcext:value-type="string">
            <text:p>8-</text:p>
          </table:table-cell>
          <table:table-cell table:style-name="ce164" office:value-type="string" calcext:value-type="string">
            <text:p>o.s.</text:p>
          </table:table-cell>
          <table:table-cell table:style-name="ce12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06.05.18</text:p>
          </table:table-cell>
          <table:table-cell table:number-columns-repeated="1015"/>
        </table:table-row>
        <table:table-row table:style-name="ro1">
          <table:table-cell table:style-name="ce126" office:value-type="string" calcext:value-type="string">
            <text:p>Titanic</text:p>
          </table:table-cell>
          <table:table-cell table:style-name="ce148" office:value-type="string" calcext:value-type="string">
            <text:p>9+/10-</text:p>
          </table:table-cell>
          <table:table-cell table:style-name="ce164" office:value-type="string" calcext:value-type="string">
            <text:p>2. Go</text:p>
          </table:table-cell>
          <table:table-cell table:style-name="ce126"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wer und weite HA. Aber MEGA geile Tour!</text:p>
          </table:table-cell>
          <table:table-cell office:value-type="string" calcext:value-type="string">
            <text:p>02-06-2019</text:p>
          </table:table-cell>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Eiserne Jungfrau</text:p>
          </table:table-cell>
          <table:table-cell table:style-name="ce148" office:value-type="string" calcext:value-type="string">
            <text:p>9/9+</text:p>
          </table:table-cell>
          <table:table-cell table:style-name="ce164" office:value-type="string" calcext:value-type="string">
            <text:p>o.s.</text:p>
          </table:table-cell>
          <table:table-cell table:style-name="ce126"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tolzer On-sight, geile Challenge!</text:p>
          </table:table-cell>
          <table:table-cell office:value-type="string" calcext:value-type="string">
            <text:p>02-06-2019</text:p>
          </table:table-cell>
          <table:table-cell/>
          <table:table-cell office:value-type="float" office:value="2" calcext:value-type="float">
            <text:p>2</text:p>
          </table:table-cell>
          <table:table-cell table:number-columns-repeated="1013"/>
        </table:table-row>
        <table:table-row table:style-name="ro1">
          <table:table-cell table:style-name="ce126" office:value-type="string" calcext:value-type="string">
            <text:p>Posthum</text:p>
          </table:table-cell>
          <table:table-cell table:style-name="ce148" office:value-type="string" calcext:value-type="string">
            <text:p>7+</text:p>
          </table:table-cell>
          <table:table-cell table:style-name="ce164" office:value-type="string" calcext:value-type="string">
            <text:p>o.s.</text:p>
          </table:table-cell>
          <table:table-cell table:style-name="ce126"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02-06-2019</text:p>
          </table:table-cell>
          <table:table-cell table:number-columns-repeated="2"/>
          <table:table-cell table:style-name="ce189"/>
          <table:table-cell table:number-columns-repeated="1012"/>
        </table:table-row>
        <table:table-row table:style-name="ro1">
          <table:table-cell table:style-name="ce126" office:value-type="string" calcext:value-type="string">
            <text:p>Silberne Sterne</text:p>
          </table:table-cell>
          <table:table-cell table:style-name="ce148" office:value-type="string" calcext:value-type="string">
            <text:p>10-/10</text:p>
          </table:table-cell>
          <table:table-cell table:style-name="ce164"/>
          <table:table-cell table:style-name="ce126" office:value-type="string" calcext:value-type="string">
            <text:p>Freudenhaus</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perfekte Gesteinsquali, sehr fränkisch: 10 Züge an Löchern und einer Leiste, mit Manu zusammen, Double Digit Double Sent</text:p>
          </table:table-cell>
          <table:table-cell table:style-name="ce85" office:value-type="date" office:date-value="2019-11-30" calcext:value-type="date">
            <text:p>2019-11-30</text:p>
          </table:table-cell>
          <table:table-cell table:style-name="ce120"/>
          <table:table-cell table:style-name="ce120" office:value-type="float" office:value="2" calcext:value-type="float">
            <text:p>2</text:p>
          </table:table-cell>
          <table:table-cell table:style-name="ce189" office:value-type="string" calcext:value-type="string">
            <text:p>Im Schatten</text:p>
          </table:table-cell>
          <table:table-cell table:number-columns-repeated="1012"/>
        </table:table-row>
        <table:table-row table:style-name="ro1">
          <table:table-cell table:style-name="ce222" office:value-type="string" calcext:value-type="string">
            <text:p>Puffreis</text:p>
          </table:table-cell>
          <table:table-cell table:style-name="ce42" office:value-type="string" calcext:value-type="string">
            <text:p>9+</text:p>
          </table:table-cell>
          <table:table-cell table:style-name="ce61"/>
          <table:table-cell table:style-name="ce222" office:value-type="string" calcext:value-type="string">
            <text:p>Freudenhaus</text:p>
          </table:table-cell>
          <table:table-cell table:style-name="ce77" office:value-type="string" calcext:value-type="string">
            <text:p>Frankenjura</text:p>
          </table:table-cell>
          <table:table-cell table:style-name="ce77" office:value-type="string" calcext:value-type="string">
            <text:p>Germany</text:p>
          </table:table-cell>
          <table:table-cell table:style-name="ce61"/>
          <table:table-cell table:style-name="ce77" office:value-type="string" calcext:value-type="string">
            <text:p>ein echter Knüppelbacher!</text:p>
          </table:table-cell>
          <table:table-cell table:style-name="ce96"/>
          <table:table-cell table:style-name="ce77" office:value-type="string" calcext:value-type="string">
            <text:p>X</text:p>
          </table:table-cell>
          <table:table-cell table:style-name="ce120"/>
          <table:table-cell table:style-name="ce189" office:value-type="string" calcext:value-type="string">
            <text:p>Im Schatten</text:p>
          </table:table-cell>
          <table:table-cell table:number-columns-repeated="1012"/>
        </table:table-row>
        <table:table-row table:style-name="ro1">
          <table:table-cell table:style-name="ce126" office:value-type="string" calcext:value-type="string">
            <text:p>Ejakulation</text:p>
          </table:table-cell>
          <table:table-cell table:style-name="ce148" office:value-type="float" office:value="8" calcext:value-type="float">
            <text:p>8</text:p>
          </table:table-cell>
          <table:table-cell table:style-name="ce164" office:value-type="string" calcext:value-type="string">
            <text:p>o.s.</text:p>
          </table:table-cell>
          <table:table-cell table:style-name="ce12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cht schön! Unten kleingriffig</text:p>
          </table:table-cell>
          <table:table-cell office:value-type="string" calcext:value-type="string">
            <text:p>01.11.17</text:p>
          </table:table-cell>
          <table:table-cell/>
          <table:table-cell office:value-type="float" office:value="1" calcext:value-type="float">
            <text:p>1</text:p>
          </table:table-cell>
          <table:table-cell table:style-name="ce189" office:value-type="string" calcext:value-type="string">
            <text:p>super Wand in der Sonne für leichte und schwere Touren</text:p>
          </table:table-cell>
          <table:table-cell table:number-columns-repeated="1012"/>
        </table:table-row>
        <table:table-row table:style-name="ro1">
          <table:table-cell table:style-name="ce126" office:value-type="string" calcext:value-type="string">
            <text:p>Jürgen Würgen</text:p>
          </table:table-cell>
          <table:table-cell table:style-name="ce148" office:value-type="string" calcext:value-type="string">
            <text:p>8-</text:p>
          </table:table-cell>
          <table:table-cell table:style-name="ce164" office:value-type="string" calcext:value-type="string">
            <text:p>F</text:p>
          </table:table-cell>
          <table:table-cell table:style-name="ce12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zelstelle, cooler Name :-D</text:p>
          </table:table-cell>
          <table:table-cell office:value-type="string" calcext:value-type="string">
            <text:p>01.11.17</text:p>
          </table:table-cell>
          <table:table-cell table:number-columns-repeated="2"/>
          <table:table-cell table:style-name="ce189" office:value-type="string" calcext:value-type="string">
            <text:p>super Wand in der Sonne für leichte und schwere Touren</text:p>
          </table:table-cell>
          <table:table-cell table:number-columns-repeated="1012"/>
        </table:table-row>
        <table:table-row table:style-name="ro1">
          <table:table-cell table:style-name="ce126" office:value-type="string" calcext:value-type="string">
            <text:p>80 C</text:p>
          </table:table-cell>
          <table:table-cell table:style-name="ce148" office:value-type="string" calcext:value-type="string">
            <text:p>7+</text:p>
          </table:table-cell>
          <table:table-cell table:style-name="ce164" office:value-type="string" calcext:value-type="string">
            <text:p>o.s.</text:p>
          </table:table-cell>
          <table:table-cell table:style-name="ce12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nicht so dolle</text:p>
          </table:table-cell>
          <table:table-cell table:style-name="ce85" office:value-type="date" office:date-value="2019-11-30" calcext:value-type="date">
            <text:p>2019-11-30</text:p>
          </table:table-cell>
          <table:table-cell table:number-columns-repeated="2"/>
          <table:table-cell table:style-name="ce189"/>
          <table:table-cell table:number-columns-repeated="1012"/>
        </table:table-row>
        <table:table-row table:style-name="ro1">
          <table:table-cell table:style-name="ce126" office:value-type="string" calcext:value-type="string">
            <text:p>Die Geigerin</text:p>
          </table:table-cell>
          <table:table-cell table:style-name="ce148" office:value-type="float" office:value="7" calcext:value-type="float">
            <text:p>7</text:p>
          </table:table-cell>
          <table:table-cell table:style-name="ce164" office:value-type="string" calcext:value-type="string">
            <text:p>F</text:p>
          </table:table-cell>
          <table:table-cell table:style-name="ce12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werer als Emanuelle, gute Aufwärmtouren hier</text:p>
          </table:table-cell>
          <table:table-cell table:style-name="ce193" office:value-type="date" office:date-value="2019-11-24" calcext:value-type="date">
            <text:p>2019-11-24</text:p>
          </table:table-cell>
          <table:table-cell table:number-columns-repeated="2"/>
          <table:table-cell table:style-name="ce189" office:value-type="string" calcext:value-type="string">
            <text:p>super Wand in der Sonne für leichte und schwere Touren</text:p>
          </table:table-cell>
          <table:table-cell table:number-columns-repeated="1012"/>
        </table:table-row>
        <table:table-row table:style-name="ro1">
          <table:table-cell table:style-name="ce126" office:value-type="string" calcext:value-type="string">
            <text:p>Emanuelle</text:p>
          </table:table-cell>
          <table:table-cell table:style-name="ce148" office:value-type="float" office:value="7" calcext:value-type="float">
            <text:p>7</text:p>
          </table:table-cell>
          <table:table-cell table:style-name="ce164" office:value-type="string" calcext:value-type="string">
            <text:p>F</text:p>
          </table:table-cell>
          <table:table-cell table:style-name="ce12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ön</text:p>
          </table:table-cell>
          <table:table-cell table:style-name="ce193" office:value-type="date" office:date-value="2019-11-24" calcext:value-type="date">
            <text:p>2019-11-24</text:p>
          </table:table-cell>
          <table:table-cell table:number-columns-repeated="2"/>
          <table:table-cell table:style-name="ce189" office:value-type="string" calcext:value-type="string">
            <text:p>super Wand in der Sonne für leichte und schwere Touren</text:p>
          </table:table-cell>
          <table:table-cell table:number-columns-repeated="1012"/>
        </table:table-row>
        <table:table-row table:style-name="ro1">
          <table:table-cell table:style-name="ce126" office:value-type="string" calcext:value-type="string">
            <text:p>Mit oder ohne?</text:p>
          </table:table-cell>
          <table:table-cell table:style-name="ce148" office:value-type="string" calcext:value-type="string">
            <text:p>7-</text:p>
          </table:table-cell>
          <table:table-cell table:style-name="ce164" office:value-type="string" calcext:value-type="string">
            <text:p>o.s.</text:p>
          </table:table-cell>
          <table:table-cell table:style-name="ce12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nicht so dolle</text:p>
          </table:table-cell>
          <table:table-cell table:style-name="ce85" office:value-type="date" office:date-value="2019-11-30" calcext:value-type="date">
            <text:p>2019-11-30</text:p>
          </table:table-cell>
          <table:table-cell table:number-columns-repeated="2"/>
          <table:table-cell table:style-name="ce189"/>
          <table:table-cell table:number-columns-repeated="1012"/>
        </table:table-row>
        <table:table-row table:style-name="ro1">
          <table:table-cell table:style-name="ce126" office:value-type="string" calcext:value-type="string">
            <text:p>Venusfalle</text:p>
          </table:table-cell>
          <table:table-cell table:style-name="ce148" office:value-type="float" office:value="6" calcext:value-type="float">
            <text:p>6</text:p>
          </table:table-cell>
          <table:table-cell table:style-name="ce164" office:value-type="string" calcext:value-type="string">
            <text:p>o.s.</text:p>
          </table:table-cell>
          <table:table-cell table:style-name="ce12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ut!</text:p>
          </table:table-cell>
          <table:table-cell office:value-type="string" calcext:value-type="string">
            <text:p>01.11.17</text:p>
          </table:table-cell>
          <table:table-cell/>
          <table:table-cell office:value-type="float" office:value="2" calcext:value-type="float">
            <text:p>2</text:p>
          </table:table-cell>
          <table:table-cell table:style-name="ce189" office:value-type="string" calcext:value-type="string">
            <text:p>super Wand in der Sonne für leichte und schwere Touren</text:p>
          </table:table-cell>
          <table:table-cell table:number-columns-repeated="1012"/>
        </table:table-row>
        <table:table-row table:style-name="ro1">
          <table:table-cell table:style-name="ce119" office:value-type="string" calcext:value-type="string">
            <text:p>Thumps up!</text:p>
          </table:table-cell>
          <table:table-cell table:style-name="ce150" office:value-type="float" office:value="10" calcext:value-type="float">
            <text:p>10</text:p>
          </table:table-cell>
          <table:table-cell table:style-name="ce165"/>
          <table:table-cell table:style-name="ce116"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Mikroleisten, stellt man sich gut die Finger durch. Kleine Tritte</text:p>
          </table:table-cell>
          <table:table-cell/>
          <table:table-cell office:value-type="string" calcext:value-type="string">
            <text:p>X</text:p>
          </table:table-cell>
          <table:table-cell office:value-type="float" office:value="2" calcext:value-type="float">
            <text:p>2</text:p>
          </table:table-cell>
          <table:table-cell table:style-name="ce189" office:value-type="string" calcext:value-type="string">
            <text:p>imposante Nordwand, fast nur Plattenkletterei. Red Line ist die mega Wandkletterei</text:p>
          </table:table-cell>
          <table:table-cell table:number-columns-repeated="1012"/>
        </table:table-row>
        <table:table-row table:style-name="ro1">
          <table:table-cell table:style-name="ce127" office:value-type="string" calcext:value-type="string">
            <text:p>Projekt Scheibenwischer</text:p>
          </table:table-cell>
          <table:table-cell table:style-name="ce150" office:value-type="string" calcext:value-type="string">
            <text:p>10-/10</text:p>
          </table:table-cell>
          <table:table-cell table:style-name="ce165"/>
          <table:table-cell table:style-name="ce116"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Boulder nach der einfachen Verschneidung und ein anstrengender Clip. Nicht die Traumtour aber ganz okay</text:p>
          </table:table-cell>
          <table:table-cell/>
          <table:table-cell office:value-type="string" calcext:value-type="string">
            <text:p>X</text:p>
          </table:table-cell>
          <table:table-cell office:value-type="float" office:value="2" calcext:value-type="float">
            <text:p>2</text:p>
          </table:table-cell>
          <table:table-cell table:style-name="ce189" office:value-type="string" calcext:value-type="string">
            <text:p>imposante Nordwand, fast nur Plattenkletterei. Red Line ist die mega Wandkletterei</text:p>
          </table:table-cell>
          <table:table-cell table:number-columns-repeated="1012"/>
        </table:table-row>
        <table:table-row table:style-name="ro1">
          <table:table-cell table:style-name="ce126" office:value-type="string" calcext:value-type="string">
            <text:p>Red Line</text:p>
          </table:table-cell>
          <table:table-cell table:style-name="ce148" office:value-type="float" office:value="9" calcext:value-type="float">
            <text:p>9</text:p>
          </table:table-cell>
          <table:table-cell table:style-name="ce164"/>
          <table:table-cell table:style-name="ce116"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toll! Fantastische Wandkletterei mit oben nochmal Abtropfstelle</text:p>
          </table:table-cell>
          <table:table-cell table:style-name="ce193" office:value-type="date" office:date-value="2015-07-01" calcext:value-type="date">
            <text:p>2015-07-01</text:p>
          </table:table-cell>
          <table:table-cell/>
          <table:table-cell office:value-type="float" office:value="3" calcext:value-type="float">
            <text:p>3</text:p>
          </table:table-cell>
          <table:table-cell table:style-name="ce189" office:value-type="string" calcext:value-type="string">
            <text:p>imposante Nordwand, fast nur Plattenkletterei. Red Line ist die mega Wandkletterei</text:p>
          </table:table-cell>
          <table:table-cell table:number-columns-repeated="1012"/>
        </table:table-row>
        <table:table-row table:style-name="ro1">
          <table:table-cell table:style-name="ce126" office:value-type="string" calcext:value-type="string">
            <text:p>Sollenberger Weiße</text:p>
          </table:table-cell>
          <table:table-cell table:style-name="ce148" office:value-type="string" calcext:value-type="string">
            <text:p>8+</text:p>
          </table:table-cell>
          <table:table-cell table:style-name="ce164" office:value-type="string" calcext:value-type="string">
            <text:p>F</text:p>
          </table:table-cell>
          <table:table-cell table:style-name="ce116"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harter Einstieg, dann leichtes Getänzel</text:p>
          </table:table-cell>
          <table:table-cell table:style-name="ce193" office:value-type="date" office:date-value="2015-07-01" calcext:value-type="date">
            <text:p>2015-07-01</text:p>
          </table:table-cell>
          <table:table-cell table:number-columns-repeated="2"/>
          <table:table-cell table:style-name="ce189" office:value-type="string" calcext:value-type="string">
            <text:p>imposante Nordwand, fast nur Plattenkletterei. Red Line ist die mega Wandkletterei</text:p>
          </table:table-cell>
          <table:table-cell table:number-columns-repeated="1012"/>
        </table:table-row>
        <table:table-row table:style-name="ro1">
          <table:table-cell table:style-name="ce128" office:value-type="string" calcext:value-type="string">
            <text:p>Oxymoron</text:p>
          </table:table-cell>
          <table:table-cell table:style-name="ce149" office:value-type="string" calcext:value-type="string">
            <text:p>9+</text:p>
          </table:table-cell>
          <table:table-cell table:style-name="ce167"/>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Coole senkrechte Kletterei an Leisten und Slopern</text:p>
          </table:table-cell>
          <table:table-cell/>
          <table:table-cell office:value-type="string" calcext:value-type="string">
            <text:p>X</text:p>
          </table:table-cell>
          <table:table-cell/>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26" office:value-type="string" calcext:value-type="string">
            <text:p>Richard Alt Ged.-Weg</text:p>
          </table:table-cell>
          <table:table-cell table:style-name="ce148" office:value-type="string" calcext:value-type="string">
            <text:p>9-</text:p>
          </table:table-cell>
          <table:table-cell table:style-name="ce164" office:value-type="string" calcext:value-type="string">
            <text:p>F</text:p>
          </table:table-cell>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zelstelle</text:p>
          </table:table-cell>
          <table:table-cell office:value-type="float" office:value="2014" calcext:value-type="float">
            <text:p>2014</text:p>
          </table:table-cell>
          <table:table-cell table:number-columns-repeated="2"/>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26" office:value-type="string" calcext:value-type="string">
            <text:p>Orgasmatron</text:p>
          </table:table-cell>
          <table:table-cell table:style-name="ce148" office:value-type="float" office:value="8" calcext:value-type="float">
            <text:p>8</text:p>
          </table:table-cell>
          <table:table-cell table:style-name="ce164" office:value-type="string" calcext:value-type="string">
            <text:p>F</text:p>
          </table:table-cell>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26" office:value-type="string" calcext:value-type="string">
            <text:p>Grand Crue</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26" office:value-type="string" calcext:value-type="string">
            <text:p>Rechte Badwanna</text:p>
          </table:table-cell>
          <table:table-cell table:style-name="ce148" office:value-type="float" office:value="7" calcext:value-type="float">
            <text:p>7</text:p>
          </table:table-cell>
          <table:table-cell table:style-name="ce164" office:value-type="string" calcext:value-type="string">
            <text:p>F</text:p>
          </table:table-cell>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ster 7er den ich je gemacht habe!</text:p>
          </table:table-cell>
          <table:table-cell office:value-type="float" office:value="2014" calcext:value-type="float">
            <text:p>2014</text:p>
          </table:table-cell>
          <table:table-cell table:number-columns-repeated="2"/>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18" office:value-type="string" calcext:value-type="string">
            <text:p>Kombination</text:p>
          </table:table-cell>
          <table:table-cell table:style-name="ce145" office:value-type="float" office:value="10" calcext:value-type="float">
            <text:p>10</text:p>
          </table:table-cell>
          <table:table-cell table:style-name="ce162"/>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2"/>
          <table:table-cell table:style-name="ce292" office:value-type="string" calcext:value-type="string">
            <text:p>beste Tour in der Wand!</text:p>
          </table:table-cell>
          <table:table-cell/>
          <table:table-cell office:value-type="string" calcext:value-type="string">
            <text:p>X</text:p>
          </table:table-cell>
          <table:table-cell office:value-type="float" office:value="3" calcext:value-type="float">
            <text:p>3</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Holyfield</text:p>
          </table:table-cell>
          <table:table-cell table:style-name="ce148" office:value-type="string" calcext:value-type="string">
            <text:p>10-</text:p>
          </table:table-cell>
          <table:table-cell table:style-name="ce164" office:value-type="string" calcext:value-type="string">
            <text:p>1 Tag</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84" office:value-type="string" calcext:value-type="string">
            <text:p>ein Tag, cooler Boulder mit weitem Sturz; keine Möglichkeit zu chalken: Luft holen und ab geht´s. Fit! Abends mit Moritz, Adam, Milena,... Bier, Joint, containerte Suppe und Rumpsteak</text:p>
          </table:table-cell>
          <table:table-cell table:style-name="ce193" office:value-type="date" office:date-value="2016-10-01" calcext:value-type="date">
            <text:p>2016-10-01</text:p>
          </table:table-cell>
          <table:table-cell/>
          <table:table-cell office:value-type="float" office:value="3" calcext:value-type="float">
            <text:p>3</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Verbindung</text:p>
          </table:table-cell>
          <table:table-cell table:style-name="ce148" office:value-type="string" calcext:value-type="string">
            <text:p>10-</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84" office:value-type="string" calcext:value-type="string">
            <text:p>Erste 10- in Franken, soft</text:p>
          </table:table-cell>
          <table:table-cell table:style-name="ce193" office:value-type="date" office:date-value="2015-05-01" calcext:value-type="date">
            <text:p>2015-05-01</text:p>
          </table:table-cell>
          <table:table-cell/>
          <table:table-cell office:value-type="float" office:value="2" calcext:value-type="float">
            <text:p>2</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Amphibientraverse</text:p>
          </table:table-cell>
          <table:table-cell table:style-name="ce148" office:value-type="string" calcext:value-type="string">
            <text:p>9+/10-</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84" office:value-type="string" calcext:value-type="string">
            <text:p>ultra der fight! Fast an jedem Zug runter gefallen. Eigentlich ne scheiß tour aber mit Leftfield an einem mega geilen Klettertag zusammen weggekloppt!</text:p>
          </table:table-cell>
          <table:table-cell office:value-type="string" calcext:value-type="string">
            <text:p>7. April 2017</text:p>
          </table:table-cell>
          <table:table-cell/>
          <table:table-cell office:value-type="float" office:value="1" calcext:value-type="float">
            <text:p>1</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Leftfield</text:p>
          </table:table-cell>
          <table:table-cell table:style-name="ce148" office:value-type="string" calcext:value-type="string">
            <text:p>9+/10-</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werer Sloperboulder direkt unter dem Umlenker, sehr abhängig von Nässe und Temperatur</text:p>
          </table:table-cell>
          <table:table-cell office:value-type="string" calcext:value-type="string">
            <text:p>7. April 2017</text:p>
          </table:table-cell>
          <table:table-cell/>
          <table:table-cell office:value-type="float" office:value="2" calcext:value-type="float">
            <text:p>2</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Ab durch die Mitte</text:p>
          </table:table-cell>
          <table:table-cell table:style-name="ce148" office:value-type="string" calcext:value-type="string">
            <text:p>9+</text:p>
          </table:table-cell>
          <table:table-cell table:style-name="ce164" office:value-type="string" calcext:value-type="string">
            <text:p>2. Go</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Dynamo von Zange links in fetten Henkel. Trotz der Länge eigentlich nur eine Boulderstelle</text:p>
          </table:table-cell>
          <table:table-cell table:style-name="ce193" office:value-type="date" office:date-value="2015-05-01" calcext:value-type="date">
            <text:p>2015-05-01</text:p>
          </table:table-cell>
          <table:table-cell/>
          <table:table-cell office:value-type="float" office:value="3" calcext:value-type="float">
            <text:p>3</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Kraftfeld</text:p>
          </table:table-cell>
          <table:table-cell table:style-name="ce148" office:value-type="string" calcext:value-type="string">
            <text:p>9+</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5" calcext:value-type="float">
            <text:p>2015</text:p>
          </table:table-cell>
          <table:table-cell/>
          <table:table-cell office:value-type="float" office:value="0" calcext:value-type="float">
            <text:p>0</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The Left Side of Darkness</text:p>
          </table:table-cell>
          <table:table-cell table:style-name="ce148" office:value-type="float" office:value="9" calcext:value-type="float">
            <text:p>9</text:p>
          </table:table-cell>
          <table:table-cell table:style-name="ce164" office:value-type="string" calcext:value-type="string">
            <text:p>F</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ungewöhnliche Züge</text:p>
          </table:table-cell>
          <table:table-cell table:style-name="ce193" office:value-type="date" office:date-value="2016-10-01" calcext:value-type="date">
            <text:p>2016-10-01</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Stromlinie</text:p>
          </table:table-cell>
          <table:table-cell table:style-name="ce148" office:value-type="float" office:value="9" calcext:value-type="float">
            <text:p>9</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5" calcext:value-type="float">
            <text:p>2015</text:p>
          </table:table-cell>
          <table:table-cell/>
          <table:table-cell office:value-type="float" office:value="2" calcext:value-type="float">
            <text:p>2</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Saftfeld</text:p>
          </table:table-cell>
          <table:table-cell table:style-name="ce148" office:value-type="string" calcext:value-type="string">
            <text:p>9-</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urze Boulderroute, oben leicht nach links</text:p>
          </table:table-cell>
          <table:table-cell table:style-name="ce193" office:value-type="date" office:date-value="2015-05-01" calcext:value-type="date">
            <text:p>2015-05-01</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Hängt a weng über</text:p>
          </table:table-cell>
          <table:table-cell table:style-name="ce148" office:value-type="string" calcext:value-type="string">
            <text:p>8+</text:p>
          </table:table-cell>
          <table:table-cell table:style-name="ce164" office:value-type="string" calcext:value-type="string">
            <text:p>F</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Oben riesen Runouts oder wackelige Schlingen klippen.</text:p>
          </table:table-cell>
          <table:table-cell table:style-name="ce193" office:value-type="date" office:date-value="2015-05-01" calcext:value-type="date">
            <text:p>2015-05-01</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Ammonit</text:p>
          </table:table-cell>
          <table:table-cell table:style-name="ce148" office:value-type="float" office:value="8" calcext:value-type="float">
            <text:p>8</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coole Strukturen, oben schwer</text:p>
          </table:table-cell>
          <table:table-cell office:value-type="float" office:value="2015" calcext:value-type="float">
            <text:p>2015</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Ramin</text:p>
          </table:table-cell>
          <table:table-cell table:style-name="ce148" office:value-type="string" calcext:value-type="string">
            <text:p>7+</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runout in der Gufel, da deckt man....</text:p>
          </table:table-cell>
          <table:table-cell table:style-name="ce193" office:value-type="date" office:date-value="2016-10-01" calcext:value-type="date">
            <text:p>2016-10-01</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Katze Sudan</text:p>
          </table:table-cell>
          <table:table-cell table:style-name="ce148" office:value-type="string" calcext:value-type="string">
            <text:p>7+</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öne Aufwärmtour</text:p>
          </table:table-cell>
          <table:table-cell table:style-name="ce193" office:value-type="date" office:date-value="2016-10-01" calcext:value-type="date">
            <text:p>2016-10-01</text:p>
          </table:table-cell>
          <table:table-cell/>
          <table:table-cell office:value-type="float" office:value="1" calcext:value-type="float">
            <text:p>1</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Hasenfuß</text:p>
          </table:table-cell>
          <table:table-cell table:style-name="ce148" office:value-type="string" calcext:value-type="string">
            <text:p>6+</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unten schwer, oben weite Züge an guten Griffen</text:p>
          </table:table-cell>
          <table:table-cell office:value-type="string" calcext:value-type="string">
            <text:p>13. May 2017</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Trittbrettfahrer</text:p>
          </table:table-cell>
          <table:table-cell table:style-name="ce148" office:value-type="string" calcext:value-type="string">
            <text:p>6+</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unten und oben tricky aber recht homogen</text:p>
          </table:table-cell>
          <table:table-cell office:value-type="string" calcext:value-type="string">
            <text:p>13. May 2017</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Tschernobyl</text:p>
          </table:table-cell>
          <table:table-cell table:style-name="ce148" office:value-type="string" calcext:value-type="string">
            <text:p>10-</text:p>
          </table:table-cell>
          <table:table-cell table:style-name="ce164" office:value-type="string" calcext:value-type="string">
            <text:p>2. Go</text:p>
          </table:table-cell>
          <table:table-cell table:style-name="ce116"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drei schwere Züge am Ende nach mega Schüttler, eher leicht. 1 1/2 Wochen vor MA Abgabe, nice :-) Gutes Abschalten</text:p>
          </table:table-cell>
          <table:table-cell table:style-name="ce193" office:value-type="date" office:date-value="2019-07-19" calcext:value-type="date">
            <text:p>2019-07-19</text:p>
          </table:table-cell>
          <table:table-cell table:style-name="ce120"/>
          <table:table-cell/>
          <table:table-cell table:style-name="ce189"/>
          <table:table-cell table:number-columns-repeated="1012"/>
        </table:table-row>
        <table:table-row table:style-name="ro1">
          <table:table-cell table:style-name="ce118" office:value-type="string" calcext:value-type="string">
            <text:p>High Gravity Day</text:p>
          </table:table-cell>
          <table:table-cell table:style-name="ce45" office:value-type="string" calcext:value-type="string">
            <text:p>9/9+</text:p>
          </table:table-cell>
          <table:table-cell table:style-name="ce118"/>
          <table:table-cell table:style-name="ce118" office:value-type="string" calcext:value-type="string">
            <text:p>Moritzer Turm</text:p>
          </table:table-cell>
          <table:table-cell table:style-name="ce118" office:value-type="string" calcext:value-type="string">
            <text:p>Frankenjura</text:p>
          </table:table-cell>
          <table:table-cell table:style-name="ce118" office:value-type="string" calcext:value-type="string">
            <text:p>Germany</text:p>
          </table:table-cell>
          <table:table-cell table:style-name="ce118" table:number-columns-repeated="3"/>
          <table:table-cell table:style-name="ce118" office:value-type="string" calcext:value-type="string">
            <text:p>X</text:p>
          </table:table-cell>
          <table:table-cell table:number-columns-repeated="1014"/>
        </table:table-row>
        <table:table-row table:style-name="ro1">
          <table:table-cell table:style-name="ce126" office:value-type="string" calcext:value-type="string">
            <text:p>Freischwimmer</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 für den Grad</text:p>
          </table:table-cell>
          <table:table-cell office:value-type="float" office:value="2014" calcext:value-type="float">
            <text:p>2014</text:p>
          </table:table-cell>
          <table:table-cell table:number-columns-repeated="1015"/>
        </table:table-row>
        <table:table-row table:style-name="ro1">
          <table:table-cell table:style-name="ce126" office:value-type="string" calcext:value-type="string">
            <text:p>Bella Vista Direkt</text:p>
          </table:table-cell>
          <table:table-cell table:style-name="ce148" office:value-type="string" calcext:value-type="string">
            <text:p>8</text:p>
          </table:table-cell>
          <table:table-cell table:style-name="ce164"/>
          <table:table-cell table:style-name="ce116"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ackhart!</text:p>
          </table:table-cell>
          <table:table-cell table:style-name="ce193" office:value-type="date" office:date-value="2019-07-19" calcext:value-type="date">
            <text:p>2019-07-19</text:p>
          </table:table-cell>
          <table:table-cell table:number-columns-repeated="1015"/>
        </table:table-row>
        <table:table-row table:style-name="ro1">
          <table:table-cell table:style-name="ce126" office:value-type="string" calcext:value-type="string">
            <text:p>Starkstrom</text:p>
          </table:table-cell>
          <table:table-cell table:style-name="ce148" office:value-type="string" calcext:value-type="string">
            <text:p>10-</text:p>
          </table:table-cell>
          <table:table-cell table:style-name="ce164" office:value-type="string" calcext:value-type="string">
            <text:p>2. Go</text:p>
          </table:table-cell>
          <table:table-cell table:style-name="ce126"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Fast geflasht, saugeil!</text:p>
          </table:table-cell>
          <table:table-cell table:style-name="ce193" office:value-type="date" office:date-value="2015-07-01" calcext:value-type="date">
            <text:p>2015-07-01</text:p>
          </table:table-cell>
          <table:table-cell/>
          <table:table-cell office:value-type="float" office:value="1" calcext:value-type="float">
            <text:p>1</text:p>
          </table:table-cell>
          <table:table-cell table:number-columns-repeated="1013"/>
        </table:table-row>
        <table:table-row table:style-name="ro1">
          <table:table-cell table:style-name="ce126" office:value-type="string" calcext:value-type="string">
            <text:p>Captain Iglo</text:p>
          </table:table-cell>
          <table:table-cell table:style-name="ce148" office:value-type="float" office:value="9" calcext:value-type="float">
            <text:p>9</text:p>
          </table:table-cell>
          <table:table-cell table:style-name="ce164" office:value-type="string" calcext:value-type="string">
            <text:p>F</text:p>
          </table:table-cell>
          <table:table-cell table:style-name="ce126"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Eher 9-/9, sicher nicht 9/9+</text:p>
          </table:table-cell>
          <table:table-cell table:style-name="ce193" office:value-type="date" office:date-value="2015-07-01" calcext:value-type="date">
            <text:p>2015-07-01</text:p>
          </table:table-cell>
          <table:table-cell table:number-columns-repeated="1015"/>
        </table:table-row>
        <table:table-row table:style-name="ro1">
          <table:table-cell table:style-name="ce126" office:value-type="string" calcext:value-type="string">
            <text:p>Nur Fliegen ist schöner</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Lichtblick</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1015"/>
        </table:table-row>
        <table:table-row table:style-name="ro1">
          <table:table-cell table:style-name="ce126" office:value-type="string" calcext:value-type="string">
            <text:p>Obermühlenriss</text:p>
          </table:table-cell>
          <table:table-cell table:style-name="ce148" office:value-type="string" calcext:value-type="string">
            <text:p>6+</text:p>
          </table:table-cell>
          <table:table-cell table:style-name="ce164" office:value-type="string" calcext:value-type="string">
            <text:p>o.s.</text:p>
          </table:table-cell>
          <table:table-cell table:style-name="ce116"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1015"/>
        </table:table-row>
        <table:table-row table:style-name="ro1">
          <table:table-cell table:style-name="ce118" office:value-type="string" calcext:value-type="string">
            <text:p>Still Alive</text:p>
          </table:table-cell>
          <table:table-cell table:style-name="ce145" office:value-type="float" office:value="10" calcext:value-type="float">
            <text:p>10</text:p>
          </table:table-cell>
          <table:table-cell table:style-name="ce162"/>
          <table:table-cell table:style-name="ce118" office:value-type="string" calcext:value-type="string">
            <text:p>Schiefer Tod</text:p>
          </table:table-cell>
          <table:table-cell table:style-name="ce118" office:value-type="string" calcext:value-type="string">
            <text:p>Frankenjura</text:p>
          </table:table-cell>
          <table:table-cell table:style-name="ce118" office:value-type="string" calcext:value-type="string">
            <text:p>Germany</text:p>
          </table:table-cell>
          <table:table-cell table:style-name="ce162"/>
          <table:table-cell table:style-name="ce178" office:value-type="string" calcext:value-type="string">
            <text:p>fett! Unten Boulder, Schüttler und Kraftausdauer an ganz guten Griffen. Unterer Boulder: Von Horn auf kl. Leiste mit rechts, links schwer in unangenehmen Untergriff hacken, mit rechts verlängern auf ok Leiste, dann links anhocken und links hochfeuern auf gute Leiste. Obere Stelle: Von Unter/Seitgriff doppelt verlängerte Exe klippen, dann mit Links den Fingerficker halten, mit rechts auf schlechte Leiste, links auf kl. Tritt anhocken und in Powerpack Loch ziehen. Rechts anhocken und auf abschüssiges 2 Fingerloch ziehen. Linken Fuß hochkicken und links in Untergriff ziehen. Beherzt auf Leiste mit rechts schnappen, links anhocken und hochziehen in Seitgriff. Von hier runter klippen und es ist eig. Vorbei.</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18" office:value-type="string" calcext:value-type="string">
            <text:p>Morlock Schocker</text:p>
          </table:table-cell>
          <table:table-cell table:style-name="ce145" office:value-type="float" office:value="10" calcext:value-type="float">
            <text:p>10</text:p>
          </table:table-cell>
          <table:table-cell table:style-name="ce162"/>
          <table:table-cell table:style-name="ce118" office:value-type="string" calcext:value-type="string">
            <text:p>Schlaraffenland</text:p>
          </table:table-cell>
          <table:table-cell table:style-name="ce118" office:value-type="string" calcext:value-type="string">
            <text:p>Frankenjura</text:p>
          </table:table-cell>
          <table:table-cell table:style-name="ce118" office:value-type="string" calcext:value-type="string">
            <text:p>Germany</text:p>
          </table:table-cell>
          <table:table-cell table:style-name="ce162"/>
          <table:table-cell table:style-name="ce178" office:value-type="string" calcext:value-type="string">
            <text:p>Der beste und härteste 10er Frankens!</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20" office:value-type="string" calcext:value-type="string">
            <text:p>Odins Tafel</text:p>
          </table:table-cell>
          <table:table-cell table:style-name="ce116" office:value-type="float" office:value="10" calcext:value-type="float">
            <text:p>10</text:p>
          </table:table-cell>
          <table:table-cell table:style-name="ce164" office:value-type="string" calcext:value-type="string">
            <text:p>4 Tage</text:p>
          </table:table-cell>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Züge gehen alle, ich denke das geht! Oh yes!!!!4 Tage dieses Jahr</text:p>
          </table:table-cell>
          <table:table-cell office:value-type="string" calcext:value-type="string">
            <text:p>7. June 2017</text:p>
          </table:table-cell>
          <table:table-cell/>
          <table:table-cell office:value-type="float" office:value="3" calcext:value-type="float">
            <text:p>3</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Götterhämmerung</text:p>
          </table:table-cell>
          <table:table-cell table:style-name="ce148" office:value-type="string" calcext:value-type="string">
            <text:p>9+</text:p>
          </table:table-cell>
          <table:table-cell table:style-name="ce164"/>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eil, Zangen, Achtung Baum im Rücken!!! Pumpig und schwer oben.</text:p>
          </table:table-cell>
          <table:table-cell office:value-type="string" calcext:value-type="string">
            <text:p>7. June 2017</text:p>
          </table:table-cell>
          <table:table-cell/>
          <table:table-cell office:value-type="float" office:value="3" calcext:value-type="float">
            <text:p>3</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Commander Superfinger</text:p>
          </table:table-cell>
          <table:table-cell table:style-name="ce148" office:value-type="string" calcext:value-type="string">
            <text:p>9-</text:p>
          </table:table-cell>
          <table:table-cell table:style-name="ce164"/>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leingriffig!</text:p>
          </table:table-cell>
          <table:table-cell table:style-name="ce148" office:value-type="string" calcext:value-type="string">
            <text:p>27. May 2017</text:p>
          </table:table-cell>
          <table:table-cell/>
          <table:table-cell office:value-type="float" office:value="1" calcext:value-type="float">
            <text:p>1</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Pasta Tricolore</text:p>
          </table:table-cell>
          <table:table-cell table:style-name="ce148" office:value-type="string" calcext:value-type="string">
            <text:p>8+</text:p>
          </table:table-cell>
          <table:table-cell table:style-name="ce164" office:value-type="string" calcext:value-type="string">
            <text:p>F</text:p>
          </table:table-cell>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tolle Route mit Schlüsselstelle in der Mitte</text:p>
          </table:table-cell>
          <table:table-cell table:style-name="ce193" office:value-type="date" office:date-value="2015-06-01" calcext:value-type="date">
            <text:p>2015-06-01</text:p>
          </table:table-cell>
          <table:table-cell/>
          <table:table-cell office:value-type="float" office:value="2" calcext:value-type="float">
            <text:p>2</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Drachen</text:p>
          </table:table-cell>
          <table:table-cell table:style-name="ce148" office:value-type="string" calcext:value-type="string">
            <text:p>7</text:p>
          </table:table-cell>
          <table:table-cell table:style-name="ce164" office:value-type="string" calcext:value-type="string">
            <text:p>F</text:p>
          </table:table-cell>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tolle Aufwärmtour mit zwei schweren Passagen</text:p>
          </table:table-cell>
          <table:table-cell table:style-name="ce193" office:value-type="date" office:date-value="2016-06-01" calcext:value-type="date">
            <text:p>2016-06-01</text:p>
          </table:table-cell>
          <table:table-cell/>
          <table:table-cell office:value-type="float" office:value="2" calcext:value-type="float">
            <text:p>2</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Boeuf au vin</text:p>
          </table:table-cell>
          <table:table-cell table:style-name="ce148" office:value-type="string" calcext:value-type="string">
            <text:p>5-</text:p>
          </table:table-cell>
          <table:table-cell table:style-name="ce164" office:value-type="string" calcext:value-type="string">
            <text:p>F</text:p>
          </table:table-cell>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48" office:value-type="string" calcext:value-type="string">
            <text:p>27. May 2017</text:p>
          </table:table-cell>
          <table:table-cell table:number-columns-repeated="2"/>
          <table:table-cell table:style-name="ce189" office:value-type="string" calcext:value-type="string">
            <text:p>Sommerfels</text:p>
          </table:table-cell>
          <table:table-cell table:number-columns-repeated="1012"/>
        </table:table-row>
        <table:table-row table:style-name="ro1">
          <table:table-cell table:style-name="ce129" office:value-type="string" calcext:value-type="string">
            <text:p>Ghettoblaster</text:p>
          </table:table-cell>
          <table:table-cell table:style-name="ce154" office:value-type="float" office:value="10" calcext:value-type="float">
            <text:p>10</text:p>
          </table:table-cell>
          <table:table-cell table:style-name="ce170"/>
          <table:table-cell table:style-name="ce118" office:value-type="string" calcext:value-type="string">
            <text:p>Rabenfels</text:p>
          </table:table-cell>
          <table:table-cell table:style-name="ce118" office:value-type="string" calcext:value-type="string">
            <text:p>Frankenjura</text:p>
          </table:table-cell>
          <table:table-cell table:style-name="ce118" office:value-type="string" calcext:value-type="string">
            <text:p>Germany</text:p>
          </table:table-cell>
          <table:table-cell table:style-name="ce170" office:value-type="string" calcext:value-type="string">
            <text:p>hard</text:p>
          </table:table-cell>
          <table:table-cell table:style-name="ce187" office:value-type="string" calcext:value-type="string">
            <text:p>mit rechts an Leiste und links an Mono in Platte starten. Dann rechts auf Zange ziehen, schwerer Clip. Mit links auf 2Fingerloch am Bolt und auf 2 Finger drescher hochziehen. Ringfinger tief und Mittelfinger draufgestellt. Sehr schwerer Zug auf linkes Loch am Doppelloch. Stehen bleiben und so doppeln. Dann Füße hochhangeln und mit links auf 2Fingerloch (vordere 2 Finger) neben Exe ziehen. Fuß steht nicht, schwerer Clip. Rechts zwei Finger Loch, weiter Zug mit links hoch in das erste Mono. Abfassen auf rechtes zwei Finger Loch, Füße hochstellen, rechts Knie leicht eindrehen und hochfeuern auf das Mono (schwer zu treffen). Mit links an die Exe stehen, auf 2 Finger Knüppler abfassen, Loch rechts nachstopfen und mit links verlängern auf ok Leiste. Füße kontrolliert hochstellen mit rechts auf schlechtes Loch, dann mit Rechts auf Leiste im Querriss fassen. Links stehen (sehr schlechte Tritte), links im Loch ist ein Seitgriff, dann rechts auf Henkel ziehen und von dort clippen. Rest ist leicht</text:p>
          </table:table-cell>
          <table:table-cell table:style-name="ce148"/>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Auerbacher Weg</text:p>
          </table:table-cell>
          <table:table-cell table:style-name="ce148" office:value-type="string" calcext:value-type="string">
            <text:p>8</text:p>
          </table:table-cell>
          <table:table-cell table:style-name="ce164" office:value-type="string" calcext:value-type="string">
            <text:p>o.s.</text:p>
          </table:table-cell>
          <table:table-cell table:style-name="ce126" office:value-type="string" calcext:value-type="string">
            <text:p>Raben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zelstelle</text:p>
          </table:table-cell>
          <table:table-cell table:style-name="ce148" office:value-type="string" calcext:value-type="string">
            <text:p>29. September 2017</text:p>
          </table:table-cell>
          <table:table-cell table:number-columns-repeated="1015"/>
        </table:table-row>
        <table:table-row table:style-name="ro1">
          <table:table-cell table:style-name="ce126" office:value-type="string" calcext:value-type="string">
            <text:p>Die Kante</text:p>
          </table:table-cell>
          <table:table-cell table:style-name="ce148" office:value-type="string" calcext:value-type="string">
            <text:p>10-</text:p>
          </table:table-cell>
          <table:table-cell table:style-name="ce164"/>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anspruchsvolle Kantenkletterei, nicht von schlechten Eltern mit weiten Hakenabständen und schweren Clips, 1. Haken nicht vorgeklippt</text:p>
          </table:table-cell>
          <table:table-cell table:style-name="ce148" office:value-type="string" calcext:value-type="string">
            <text:p>7. October 2017</text:p>
          </table:table-cell>
          <table:table-cell/>
          <table:table-cell office:value-type="float" office:value="3" calcext:value-type="float">
            <text:p>3</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Die Kante links</text:p>
          </table:table-cell>
          <table:table-cell table:style-name="ce148" office:value-type="string" calcext:value-type="string">
            <text:p>10-</text:p>
          </table:table-cell>
          <table:table-cell table:style-name="ce164" office:value-type="string" calcext:value-type="string">
            <text:p>2. Go</text:p>
          </table:table-cell>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soft, mit Thommy als er Elder Statesman geklettert ist.</text:p>
          </table:table-cell>
          <table:table-cell table:style-name="ce148" office:value-type="string" calcext:value-type="string">
            <text:p>03.11.17</text:p>
          </table:table-cell>
          <table:table-cell/>
          <table:table-cell office:value-type="float" office:value="3" calcext:value-type="float">
            <text:p>3</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18" office:value-type="string" calcext:value-type="string">
            <text:p>Engel &amp; Bestien</text:p>
          </table:table-cell>
          <table:table-cell table:style-name="ce145" office:value-type="string" calcext:value-type="string">
            <text:p>9+</text:p>
          </table:table-cell>
          <table:table-cell table:style-name="ce162"/>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auch sehr schwer, vor allem der Einstieg</text:p>
          </table:table-cell>
          <table:table-cell table:style-name="ce148"/>
          <table:table-cell office:value-type="string" calcext:value-type="string">
            <text:p>X</text:p>
          </table:table-cell>
          <table:table-cell office:value-type="float" office:value="1" calcext:value-type="float">
            <text:p>1</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Fat Patrol</text:p>
          </table:table-cell>
          <table:table-cell table:style-name="ce148" office:value-type="string" calcext:value-type="string">
            <text:p>9-/9</text:p>
          </table:table-cell>
          <table:table-cell table:style-name="ce164" office:value-type="string" calcext:value-type="string">
            <text:p>o.s.</text:p>
          </table:table-cell>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werer Onsight, weite HA, Classic von Güllich</text:p>
          </table:table-cell>
          <table:table-cell table:style-name="ce148" office:value-type="string" calcext:value-type="string">
            <text:p>03.11.17</text:p>
          </table:table-cell>
          <table:table-cell/>
          <table:table-cell office:value-type="float" office:value="3" calcext:value-type="float">
            <text:p>3</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Team Masturbation</text:p>
          </table:table-cell>
          <table:table-cell table:style-name="ce148" office:value-type="string" calcext:value-type="string">
            <text:p>8+</text:p>
          </table:table-cell>
          <table:table-cell table:style-name="ce164" office:value-type="string" calcext:value-type="string">
            <text:p>F</text:p>
          </table:table-cell>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anspruchsvoll!</text:p>
          </table:table-cell>
          <table:table-cell table:style-name="ce148" office:value-type="string" calcext:value-type="string">
            <text:p>19. September 2017</text:p>
          </table:table-cell>
          <table:table-cell/>
          <table:table-cell office:value-type="float" office:value="2" calcext:value-type="float">
            <text:p>2</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Teufelsriss</text:p>
          </table:table-cell>
          <table:table-cell table:style-name="ce148" office:value-type="float" office:value="7" calcext:value-type="float">
            <text:p>7</text:p>
          </table:table-cell>
          <table:table-cell table:style-name="ce164" office:value-type="string" calcext:value-type="string">
            <text:p>o.s.</text:p>
          </table:table-cell>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anspruchsvolle Riss- und Verschneidungskletterei. Puh, sowas vor 100 Jahren schon geklettert! :-O</text:p>
          </table:table-cell>
          <table:table-cell table:style-name="ce148" office:value-type="string" calcext:value-type="string">
            <text:p>7. October 2017</text:p>
          </table:table-cell>
          <table:table-cell/>
          <table:table-cell office:value-type="float" office:value="2" calcext:value-type="float">
            <text:p>2</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Frankenschnellweg</text:p>
          </table:table-cell>
          <table:table-cell table:style-name="ce148" office:value-type="float" office:value="7" calcext:value-type="float">
            <text:p>7</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ön! Sehr von mir beeindruckender Typ war da als ich das geonsighted habe :-D</text:p>
          </table:table-cell>
          <table:table-cell table:style-name="ce148"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126" office:value-type="string" calcext:value-type="string">
            <text:p>Georgenriss</text:p>
          </table:table-cell>
          <table:table-cell table:style-name="ce148" office:value-type="string" calcext:value-type="string">
            <text:p>6+</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Handklemmer unten</text:p>
          </table:table-cell>
          <table:table-cell table:style-name="ce148" office:value-type="string" calcext:value-type="string">
            <text:p>7. September 2017</text:p>
          </table:table-cell>
          <table:table-cell table:number-columns-repeated="1015"/>
        </table:table-row>
        <table:table-row table:style-name="ro1">
          <table:table-cell table:style-name="ce126" office:value-type="string" calcext:value-type="string">
            <text:p>Dinopfeiler</text:p>
          </table:table-cell>
          <table:table-cell table:style-name="ce148" office:value-type="float" office:value="4" calcext:value-type="float">
            <text:p>4</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48" office:value-type="string" calcext:value-type="string">
            <text:p>7. September 2017</text:p>
          </table:table-cell>
          <table:table-cell table:number-columns-repeated="1015"/>
        </table:table-row>
        <table:table-row table:style-name="ro1">
          <table:table-cell table:style-name="ce126" office:value-type="string" calcext:value-type="string">
            <text:p>Rodensteinkamin</text:p>
          </table:table-cell>
          <table:table-cell table:style-name="ce148" office:value-type="string" calcext:value-type="string">
            <text:p>3+</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rubbischrubb</text:p>
          </table:table-cell>
          <table:table-cell table:style-name="ce148"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126" office:value-type="string" calcext:value-type="string">
            <text:p>Schiefer Riss</text:p>
          </table:table-cell>
          <table:table-cell table:style-name="ce148" office:value-type="float" office:value="3" calcext:value-type="float">
            <text:p>3</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48" office:value-type="string" calcext:value-type="string">
            <text:p>7. September 2017</text:p>
          </table:table-cell>
          <table:table-cell table:number-columns-repeated="1015"/>
        </table:table-row>
        <table:table-row table:style-name="ro1">
          <table:table-cell table:style-name="ce126" office:value-type="string" calcext:value-type="string">
            <text:p>Schlaifhausener Kante</text:p>
          </table:table-cell>
          <table:table-cell table:style-name="ce148" office:value-type="float" office:value="3" calcext:value-type="float">
            <text:p>3</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zusammen mit Friedi, Mayke und Jens</text:p>
          </table:table-cell>
          <table:table-cell table:style-name="ce148" office:value-type="string" calcext:value-type="string">
            <text:p>7. September 2017</text:p>
          </table:table-cell>
          <table:table-cell table:number-columns-repeated="1015"/>
        </table:table-row>
        <table:table-row table:style-name="ro1">
          <table:table-cell table:style-name="ce222" office:value-type="string" calcext:value-type="string">
            <text:p>Kelu</text:p>
          </table:table-cell>
          <table:table-cell table:style-name="ce42" office:value-type="string" calcext:value-type="string">
            <text:p>10</text:p>
          </table:table-cell>
          <table:table-cell table:style-name="ce61"/>
          <table:table-cell table:style-name="ce10" office:value-type="string" calcext:value-type="string">
            <text:p>Rolandfels</text:p>
          </table:table-cell>
          <table:table-cell table:style-name="ce77" office:value-type="string" calcext:value-type="string">
            <text:p>Frankenjura</text:p>
          </table:table-cell>
          <table:table-cell table:style-name="ce77" office:value-type="string" calcext:value-type="string">
            <text:p>Germany</text:p>
          </table:table-cell>
          <table:table-cell table:style-name="ce61"/>
          <table:table-cell table:style-name="ce77"/>
          <table:table-cell table:style-name="ce42"/>
          <table:table-cell table:style-name="ce77" office:value-type="string" calcext:value-type="string">
            <text:p>X</text:p>
          </table:table-cell>
          <table:table-cell table:number-columns-repeated="1014"/>
        </table:table-row>
        <table:table-row table:style-name="ro1">
          <table:table-cell table:style-name="ce116" office:value-type="string" calcext:value-type="string">
            <text:p>Equipe Tricolore</text:p>
          </table:table-cell>
          <table:table-cell table:style-name="ce148" office:value-type="string" calcext:value-type="string">
            <text:p>10-</text:p>
          </table:table-cell>
          <table:table-cell table:style-name="ce164"/>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16" office:value-type="string" calcext:value-type="string">
            <text:p>wunderschön, pressig an Untergriffen</text:p>
          </table:table-cell>
          <table:table-cell office:value-type="string" calcext:value-type="string">
            <text:p>31. March 2017</text:p>
          </table:table-cell>
          <table:table-cell/>
          <table:table-cell office:value-type="float" office:value="3" calcext:value-type="float">
            <text:p>3</text:p>
          </table:table-cell>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16" office:value-type="string" calcext:value-type="string">
            <text:p>Nullkommanix</text:p>
          </table:table-cell>
          <table:table-cell table:style-name="ce148" office:value-type="string" calcext:value-type="string">
            <text:p>10-</text:p>
          </table:table-cell>
          <table:table-cell table:style-name="ce164" office:value-type="string" calcext:value-type="string">
            <text:p>3. Go</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16" office:value-type="string" calcext:value-type="string">
            <text:p>ein schwerer Zug in den Untergriff im Dach. Cool. 8A/8a+, 3.Go</text:p>
          </table:table-cell>
          <table:table-cell table:style-name="ce193" office:value-type="date" office:date-value="2015-04-01" calcext:value-type="date">
            <text:p>2015-04-01</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16" office:value-type="string" calcext:value-type="string">
            <text:p>Respect</text:p>
          </table:table-cell>
          <table:table-cell table:style-name="ce148" office:value-type="string" calcext:value-type="string">
            <text:p>9+/10-</text:p>
          </table:table-cell>
          <table:table-cell table:style-name="ce164"/>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16" office:value-type="string" calcext:value-type="string">
            <text:p>unten schwer, wohl was ausgebrochen!</text:p>
          </table:table-cell>
          <table:table-cell office:value-type="string" calcext:value-type="string">
            <text:p>2. September 2017</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16" office:value-type="string" calcext:value-type="string">
            <text:p>My Way</text:p>
          </table:table-cell>
          <table:table-cell table:style-name="ce148" office:value-type="string" calcext:value-type="string">
            <text:p>9+</text:p>
          </table:table-cell>
          <table:table-cell table:style-name="ce164"/>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16" office:value-type="string" calcext:value-type="string">
            <text:p>Drei Raketengoes, gibt leichtere 9+, ziemlich knüpplig</text:p>
          </table:table-cell>
          <table:table-cell table:style-name="ce193" office:value-type="date" office:date-value="2019-11-10" calcext:value-type="date">
            <text:p>2019-11-10</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Infiziert</text:p>
          </table:table-cell>
          <table:table-cell table:style-name="ce148" office:value-type="string" calcext:value-type="string">
            <text:p>9+</text:p>
          </table:table-cell>
          <table:table-cell table:style-name="ce164"/>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 für 9+, wird auch als 8a gehandelt, schwer bis ganz zum Schluss!! 4. Go</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Osama, du Sau!</text:p>
          </table:table-cell>
          <table:table-cell table:style-name="ce148" office:value-type="string" calcext:value-type="string">
            <text:p>9/9+</text:p>
          </table:table-cell>
          <table:table-cell table:style-name="ce164"/>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richtig gut! Auch nicht leicht</text:p>
          </table:table-cell>
          <table:table-cell office:value-type="string" calcext:value-type="string">
            <text:p>2. September 2017</text:p>
          </table:table-cell>
          <table:table-cell/>
          <table:table-cell office:value-type="float" office:value="2" calcext:value-type="float">
            <text:p>2</text:p>
          </table:table-cell>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66° Nord</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acktour</text:p>
          </table:table-cell>
          <table:table-cell table:style-name="ce193" office:value-type="date" office:date-value="2015-04-01" calcext:value-type="date">
            <text:p>2015-04-01</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Die Vollendung</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Fantastisch!</text:p>
          </table:table-cell>
          <table:table-cell office:value-type="string" calcext:value-type="string">
            <text:p>31. March 2017</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Hofer Weg</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gute Aufwärmtour</text:p>
          </table:table-cell>
          <table:table-cell table:style-name="ce193" office:value-type="date" office:date-value="2019-11-10" calcext:value-type="date">
            <text:p>2019-11-10</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Ronaldo</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ön</text:p>
          </table:table-cell>
          <table:table-cell table:style-name="ce193" office:value-type="date" office:date-value="2015-04-01" calcext:value-type="date">
            <text:p>2015-04-01</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Dein ist mein ganzes Herz</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üll!</text:p>
          </table:table-cell>
          <table:table-cell office:value-type="string" calcext:value-type="string">
            <text:p>28. March 2017</text:p>
          </table:table-cell>
          <table:table-cell/>
          <table:table-cell office:value-type="float" office:value="0" calcext:value-type="float">
            <text:p>0</text:p>
          </table:table-cell>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Jo-Jo</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ist okay</text:p>
          </table:table-cell>
          <table:table-cell table:style-name="ce193" office:value-type="date" office:date-value="2015-04-01" calcext:value-type="date">
            <text:p>2015-04-01</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Für Lea</text:p>
          </table:table-cell>
          <table:table-cell table:style-name="ce148" office:value-type="string" calcext:value-type="string">
            <text:p>6+</text:p>
          </table:table-cell>
          <table:table-cell table:style-name="ce164" office:value-type="string" calcext:value-type="string">
            <text:p>F</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2. September 2017</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Immer der Nase nach!</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werer Onsight</text:p>
          </table:table-cell>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Kyrill</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zelstelle am 1. Haken</text:p>
          </table:table-cell>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Ganz schön luftig</text:p>
          </table:table-cell>
          <table:table-cell table:style-name="ce148" office:value-type="string" calcext:value-type="string">
            <text:p>8+</text:p>
          </table:table-cell>
          <table:table-cell table:style-name="ce164"/>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ackharte Rissverschneidung im Dach bei 30m. Eher glatt 9 als 8+</text:p>
          </table:table-cell>
          <table:table-cell table:style-name="ce193" office:value-type="date" office:date-value="2016-05-01" calcext:value-type="date">
            <text:p>2016-05-01</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Brothers in Arms</text:p>
          </table:table-cell>
          <table:table-cell table:style-name="ce148" office:value-type="float" office:value="8" calcext:value-type="float">
            <text:p>8</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John Lennon</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sehr schön!</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International Bolt Conspiracy</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Voice of Miles Davies</text:p>
          </table:table-cell>
          <table:table-cell table:style-name="ce148" office:value-type="string" calcext:value-type="string">
            <text:p>8-</text:p>
          </table:table-cell>
          <table:table-cell table:style-name="ce164"/>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Toprope</text:p>
          </table:table-cell>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Stößerkante</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paßig</text:p>
          </table:table-cell>
          <table:table-cell office:value-type="string" calcext:value-type="string">
            <text:p>3. September 2017</text:p>
          </table:table-cell>
          <table:table-cell/>
          <table:table-cell office:value-type="float" office:value="2" calcext:value-type="float">
            <text:p>2</text:p>
          </table:table-cell>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Direkter FBB Weg</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eile!</text:p>
          </table:table-cell>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Knupper Ged.-Weg</text:p>
          </table:table-cell>
          <table:table-cell table:style-name="ce148" office:value-type="float" office:value="7" calcext:value-type="float">
            <text:p>7</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3. September 2017</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Gorecki</text:p>
          </table:table-cell>
          <table:table-cell table:style-name="ce148" office:value-type="string" calcext:value-type="string">
            <text:p>6+</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3. September 2017</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Reinhard Karl Ged.-Weg</text:p>
          </table:table-cell>
          <table:table-cell table:style-name="ce148" office:value-type="string" calcext:value-type="string">
            <text:p>5+</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3. September 2017</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Sommerurlaub</text:p>
          </table:table-cell>
          <table:table-cell table:style-name="ce148" office:value-type="string" calcext:value-type="string">
            <text:p>5-</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twas dreckig</text:p>
          </table:table-cell>
          <table:table-cell office:value-type="string" calcext:value-type="string">
            <text:p>3. September 2017</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Die Gelbe</text:p>
          </table:table-cell>
          <table:table-cell table:style-name="ce148" office:value-type="string" calcext:value-type="string">
            <text:p>7+</text:p>
          </table:table-cell>
          <table:table-cell table:style-name="ce164" office:value-type="string" calcext:value-type="string">
            <text:p>o.s.</text:p>
          </table:table-cell>
          <table:table-cell table:style-name="ce126" office:value-type="string" calcext:value-type="string">
            <text:p>Matterhorn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Abenteuerliche Unternehmung. Riesige Querung, zweite Seillänge ist ultra dreckig und splittrig. Richtig angsteinflößend. Habe dann irgendwann aufgehört nach 10m über dem Haken und keinem weiterem in Sicht</text:p>
          </table:table-cell>
          <table:table-cell table:style-name="ce193" office:value-type="date" office:date-value="2016-07-01" calcext:value-type="date">
            <text:p>2016-07-01</text:p>
          </table:table-cell>
          <table:table-cell/>
          <table:table-cell office:value-type="float" office:value="2" calcext:value-type="float">
            <text:p>2</text:p>
          </table:table-cell>
          <table:table-cell table:style-name="ce120" office:value-type="string" calcext:value-type="string">
            <text:p>Riesige Wand, beeindruckend mit runden, polierten Griffen</text:p>
          </table:table-cell>
          <table:table-cell table:number-columns-repeated="1012"/>
        </table:table-row>
        <table:table-row table:style-name="ro1">
          <table:table-cell table:style-name="ce113" office:value-type="string" calcext:value-type="string">
            <text:p>Thunderbird</text:p>
          </table:table-cell>
          <table:table-cell table:style-name="ce145" office:value-type="string" calcext:value-type="string">
            <text:p>10-/10</text:p>
          </table:table-cell>
          <table:table-cell table:style-name="ce113"/>
          <table:table-cell table:style-name="ce113" office:value-type="string" calcext:value-type="string">
            <text:p>Moschendorfer Wand</text:p>
          </table:table-cell>
          <table:table-cell table:style-name="ce113" office:value-type="string" calcext:value-type="string">
            <text:p>Frankenjura</text:p>
          </table:table-cell>
          <table:table-cell table:style-name="ce113" office:value-type="string" calcext:value-type="string">
            <text:p>Germany</text:p>
          </table:table-cell>
          <table:table-cell table:style-name="ce113" table:number-columns-repeated="3"/>
          <table:table-cell table:style-name="ce113" office:value-type="string" calcext:value-type="string">
            <text:p>X</text:p>
          </table:table-cell>
          <table:table-cell/>
          <table:table-cell table:style-name="ce120"/>
          <table:table-cell table:number-columns-repeated="1012"/>
        </table:table-row>
        <table:table-row table:style-name="ro1">
          <table:table-cell table:style-name="ce126" office:value-type="string" calcext:value-type="string">
            <text:p>Metis</text:p>
          </table:table-cell>
          <table:table-cell table:style-name="ce148" office:value-type="string" calcext:value-type="string">
            <text:p>10-</text:p>
          </table:table-cell>
          <table:table-cell table:style-name="ce164"/>
          <table:table-cell table:style-name="ce126" office:value-type="string" calcext:value-type="string">
            <text:p>Moschendorf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Harte 10- vom Tim Kaiser. Boulderstelle aber sehr gut!</text:p>
          </table:table-cell>
          <table:table-cell table:style-name="ce193" office:value-type="date" office:date-value="2019-06-23" calcext:value-type="date">
            <text:p>2019-06-23</text:p>
          </table:table-cell>
          <table:table-cell/>
          <table:table-cell office:value-type="float" office:value="2" calcext:value-type="float">
            <text:p>2</text:p>
          </table:table-cell>
          <table:table-cell table:style-name="ce189" office:value-type="string" calcext:value-type="string">
            <text:p>coole Wand wenn man &gt;9+ klettert</text:p>
          </table:table-cell>
          <table:table-cell table:number-columns-repeated="1012"/>
        </table:table-row>
        <table:table-row table:style-name="ro1">
          <table:table-cell table:style-name="ce126" office:value-type="string" calcext:value-type="string">
            <text:p>50 words for jump</text:p>
          </table:table-cell>
          <table:table-cell table:style-name="ce148" office:value-type="string" calcext:value-type="string">
            <text:p>9-</text:p>
          </table:table-cell>
          <table:table-cell table:style-name="ce164" office:value-type="string" calcext:value-type="string">
            <text:p>o.s.</text:p>
          </table:table-cell>
          <table:table-cell table:style-name="ce126" office:value-type="string" calcext:value-type="string">
            <text:p>Moschendorf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sau knapp... Voll fertig</text:p>
          </table:table-cell>
          <table:table-cell table:style-name="ce193" office:value-type="date" office:date-value="2019-06-23" calcext:value-type="date">
            <text:p>2019-06-23</text:p>
          </table:table-cell>
          <table:table-cell table:number-columns-repeated="2"/>
          <table:table-cell table:style-name="ce189"/>
          <table:table-cell table:number-columns-repeated="1012"/>
        </table:table-row>
        <table:table-row table:style-name="ro1">
          <table:table-cell table:style-name="ce121" office:value-type="string" calcext:value-type="string">
            <text:p>Mr. Nice Guy</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soft</text:p>
          </table:table-cell>
          <table:table-cell office:value-type="float" office:value="2013" calcext:value-type="float">
            <text:p>2013</text:p>
          </table:table-cell>
          <table:table-cell/>
          <table:table-cell office:value-type="float" office:value="0" calcext:value-type="float">
            <text:p>0</text:p>
          </table:table-cell>
          <table:table-cell table:style-name="ce197" office:value-type="string" calcext:value-type="string">
            <text:p>Scheißfels...</text:p>
          </table:table-cell>
          <table:table-cell table:number-columns-repeated="1012"/>
        </table:table-row>
        <table:table-row table:style-name="ro1">
          <table:table-cell table:style-name="ce121" office:value-type="string" calcext:value-type="string">
            <text:p>Luxus</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hart</text:p>
          </table:table-cell>
          <table:table-cell office:value-type="float" office:value="2013" calcext:value-type="float">
            <text:p>2013</text:p>
          </table:table-cell>
          <table:table-cell/>
          <table:table-cell office:value-type="float" office:value="0" calcext:value-type="float">
            <text:p>0</text:p>
          </table:table-cell>
          <table:table-cell table:style-name="ce197" office:value-type="string" calcext:value-type="string">
            <text:p>Scheißfels...</text:p>
          </table:table-cell>
          <table:table-cell table:number-columns-repeated="1012"/>
        </table:table-row>
        <table:table-row table:style-name="ro1">
          <table:table-cell table:style-name="ce116" office:value-type="string" calcext:value-type="string">
            <text:p>Frankenstein</text:p>
          </table:table-cell>
          <table:table-cell table:style-name="ce148" office:value-type="string" calcext:value-type="string">
            <text:p>9+/10-</text:p>
          </table:table-cell>
          <table:table-cell table:style-name="ce164" office:value-type="string" calcext:value-type="string">
            <text:p>5. Go</text:p>
          </table:table-cell>
          <table:table-cell table:style-name="ce201"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64"/>
          <table:table-cell table:style-name="ce116" office:value-type="string" calcext:value-type="string">
            <text:p>harter Boulder, 5.Go</text:p>
          </table:table-cell>
          <table:table-cell office:value-type="float" office:value="2014" calcext:value-type="float">
            <text:p>2014</text:p>
          </table:table-cell>
          <table:table-cell table:number-columns-repeated="2"/>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Zugabe</text:p>
          </table:table-cell>
          <table:table-cell table:style-name="ce239" office:value-type="string" calcext:value-type="string">
            <text:p>9-</text:p>
          </table:table-cell>
          <table:table-cell table:style-name="ce198" office:value-type="string" calcext:value-type="string">
            <text:p>o.s.</text:p>
          </table:table-cell>
          <table:table-cell table:style-name="ce201"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98"/>
          <table:table-cell table:style-name="ce201" office:value-type="string" calcext:value-type="string">
            <text:p>zum Aufwärmen :D strong</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Maßarbeit</text:p>
          </table:table-cell>
          <table:table-cell table:style-name="ce239" office:value-type="string" calcext:value-type="string">
            <text:p>9-</text:p>
          </table:table-cell>
          <table:table-cell table:style-name="ce198" office:value-type="string" calcext:value-type="string">
            <text:p>2. Go</text:p>
          </table:table-cell>
          <table:table-cell table:style-name="ce201"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Versuch</text:p>
          </table:table-cell>
          <table:table-cell office:value-type="float" office:value="2013" calcext:value-type="float">
            <text:p>2013</text:p>
          </table:table-cell>
          <table:table-cell/>
          <table:table-cell office:value-type="float" office:value="3" calcext:value-type="float">
            <text:p>3</text:p>
          </table:table-cell>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Stadeltenne</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2"/>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Alltag in Franken</text:p>
          </table:table-cell>
          <table:table-cell table:style-name="ce239" office:value-type="string" calcext:value-type="string">
            <text:p>7+</text:p>
          </table:table-cell>
          <table:table-cell table:style-name="ce198" office:value-type="string" calcext:value-type="string">
            <text:p>o.s.</text:p>
          </table:table-cell>
          <table:table-cell table:style-name="ce201"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unlohnend</text:p>
          </table:table-cell>
          <table:table-cell office:value-type="float" office:value="2013" calcext:value-type="float">
            <text:p>2013</text:p>
          </table:table-cell>
          <table:table-cell/>
          <table:table-cell office:value-type="float" office:value="0" calcext:value-type="float">
            <text:p>0</text:p>
          </table:table-cell>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Oberförster Pudlich</text:p>
          </table:table-cell>
          <table:table-cell table:style-name="ce239" office:value-type="string" calcext:value-type="string">
            <text:p>7-</text:p>
          </table:table-cell>
          <table:table-cell table:style-name="ce164" office:value-type="string" calcext:value-type="string">
            <text:p>F</text:p>
          </table:table-cell>
          <table:table-cell table:style-name="ce201" office:value-type="string" calcext:value-type="string">
            <text:p>Wolkensteiner Überhang</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Henkel unten, oben Einzelstelle. Schön lang!</text:p>
          </table:table-cell>
          <table:table-cell office:value-type="string" calcext:value-type="string">
            <text:p>05.11.17</text:p>
          </table:table-cell>
          <table:table-cell table:number-columns-repeated="1015"/>
        </table:table-row>
        <table:table-row table:style-name="ro1">
          <table:table-cell table:style-name="ce116" office:value-type="string" calcext:value-type="string">
            <text:p>Slimline</text:p>
          </table:table-cell>
          <table:table-cell table:style-name="ce148" office:value-type="string" calcext:value-type="string">
            <text:p>10-</text:p>
          </table:table-cell>
          <table:table-cell table:style-name="ce164"/>
          <table:table-cell table:style-name="ce201"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s rändert... aber richtig geile Linie</text:p>
          </table:table-cell>
          <table:table-cell office:value-type="string" calcext:value-type="string">
            <text:p>27. August 2017</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Mawis Wampe</text:p>
          </table:table-cell>
          <table:table-cell table:style-name="ce148" office:value-type="string" calcext:value-type="string">
            <text:p>9+</text:p>
          </table:table-cell>
          <table:table-cell table:style-name="ce164"/>
          <table:table-cell table:style-name="ce201"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enauso schwer wie Slimline, kleinere Griffe, richtige Drescher</text:p>
          </table:table-cell>
          <table:table-cell office:value-type="string" calcext:value-type="string">
            <text:p>27. August 2017</text:p>
          </table:table-cell>
          <table:table-cell/>
          <table:table-cell office:value-type="float" office:value="1" calcext:value-type="float">
            <text:p>1</text:p>
          </table:table-cell>
          <table:table-cell table:number-columns-repeated="1013"/>
        </table:table-row>
        <table:table-row table:style-name="ro1">
          <table:table-cell table:style-name="ce113" office:value-type="string" calcext:value-type="string">
            <text:p>Headcrash</text:p>
          </table:table-cell>
          <table:table-cell table:style-name="ce145" office:value-type="string" calcext:value-type="string">
            <text:p>10+/11-</text:p>
          </table:table-cell>
          <table:table-cell table:style-name="ce162"/>
          <table:table-cell table:style-name="ce134" office:value-type="string" calcext:value-type="string">
            <text:p>Wasserstein</text:p>
          </table:table-cell>
          <table:table-cell table:style-name="ce134" office:value-type="string" calcext:value-type="string">
            <text:p>Frankenjura</text:p>
          </table:table-cell>
          <table:table-cell table:style-name="ce134" office:value-type="string" calcext:value-type="string">
            <text:p>Germany</text:p>
          </table:table-cell>
          <table:table-cell table:style-name="ce162" office:value-type="string" calcext:value-type="string">
            <text:p>hard</text:p>
          </table:table-cell>
          <table:table-cell table:style-name="ce178" office:value-type="string" calcext:value-type="string">
            <text:p>Brettharter Boulder</text:p>
          </table:table-cell>
          <table:table-cell/>
          <table:table-cell office:value-type="string" calcext:value-type="string">
            <text:p>X</text:p>
          </table:table-cell>
          <table:table-cell table:number-columns-repeated="1014"/>
        </table:table-row>
        <table:table-row table:style-name="ro1">
          <table:table-cell table:style-name="ce20" office:value-type="string" calcext:value-type="string">
            <text:p>Misery</text:p>
          </table:table-cell>
          <table:table-cell table:style-name="ce148" office:value-type="string" calcext:value-type="string">
            <text:p>10-</text:p>
          </table:table-cell>
          <table:table-cell table:style-name="ce20"/>
          <table:table-cell table:style-name="ce20" office:value-type="string" calcext:value-type="string">
            <text:p>Wasserstein</text:p>
          </table:table-cell>
          <table:table-cell table:style-name="ce20" office:value-type="string" calcext:value-type="string">
            <text:p>Frankenjura</text:p>
          </table:table-cell>
          <table:table-cell table:style-name="ce20" office:value-type="string" calcext:value-type="string">
            <text:p>Germany</text:p>
          </table:table-cell>
          <table:table-cell table:style-name="ce164" office:value-type="string" calcext:value-type="string">
            <text:p>hard</text:p>
          </table:table-cell>
          <table:table-cell table:style-name="ce20" office:value-type="string" calcext:value-type="string">
            <text:p>Mega geile Tour mit der ultimativen Sloperschüssel, doppel die Toilettenschüssel!</text:p>
          </table:table-cell>
          <table:table-cell table:style-name="ce85" office:value-type="date" office:date-value="2019-04-07" calcext:value-type="date">
            <text:p>2019-04-07</text:p>
          </table:table-cell>
          <table:table-cell/>
          <table:table-cell office:value-type="float" office:value="3" calcext:value-type="float">
            <text:p>3</text:p>
          </table:table-cell>
          <table:table-cell table:number-columns-repeated="1013"/>
        </table:table-row>
        <table:table-row table:style-name="ro1">
          <table:table-cell table:style-name="ce20" office:value-type="string" calcext:value-type="string">
            <text:p>Akkupumptour</text:p>
          </table:table-cell>
          <table:table-cell table:style-name="ce148" office:value-type="string" calcext:value-type="string">
            <text:p>9-</text:p>
          </table:table-cell>
          <table:table-cell table:style-name="ce20"/>
          <table:table-cell table:style-name="ce20" office:value-type="string" calcext:value-type="string">
            <text:p>Wasserstein</text:p>
          </table:table-cell>
          <table:table-cell table:style-name="ce20" office:value-type="string" calcext:value-type="string">
            <text:p>Frankenjura</text:p>
          </table:table-cell>
          <table:table-cell table:style-name="ce20" office:value-type="string" calcext:value-type="string">
            <text:p>Germany</text:p>
          </table:table-cell>
          <table:table-cell table:style-name="ce20"/>
          <table:table-cell table:style-name="ce20" office:value-type="string" calcext:value-type="string">
            <text:p>Lang und abgefahren</text:p>
          </table:table-cell>
          <table:table-cell table:style-name="ce85" office:value-type="date" office:date-value="2019-03-31" calcext:value-type="date">
            <text:p>2019-03-31</text:p>
          </table:table-cell>
          <table:table-cell table:number-columns-repeated="1015"/>
        </table:table-row>
        <table:table-row table:style-name="ro1">
          <table:table-cell table:style-name="ce117" office:value-type="string" calcext:value-type="string">
            <text:p>Orang Utan</text:p>
          </table:table-cell>
          <table:table-cell table:style-name="ce149" office:value-type="string" calcext:value-type="string">
            <text:p>9-</text:p>
          </table:table-cell>
          <table:table-cell table:style-name="ce198"/>
          <table:table-cell table:style-name="ce201"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98"/>
          <table:table-cell table:style-name="ce182" office:value-type="string" calcext:value-type="string">
            <text:p>lange nas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uperhussy</text:p>
          </table:table-cell>
          <table:table-cell table:style-name="ce239" office:value-type="string" calcext:value-type="string">
            <text:p>6+</text:p>
          </table:table-cell>
          <table:table-cell table:style-name="ce198" office:value-type="string" calcext:value-type="string">
            <text:p>o.s.</text:p>
          </table:table-cell>
          <table:table-cell table:style-name="ce201"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Gell Nancy</text:p>
          </table:table-cell>
          <table:table-cell table:style-name="ce239" office:value-type="float" office:value="6" calcext:value-type="float">
            <text:p>6</text:p>
          </table:table-cell>
          <table:table-cell table:style-name="ce198"/>
          <table:table-cell table:style-name="ce201"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Toprope</text:p>
          </table:table-cell>
          <table:table-cell office:value-type="float" office:value="2013" calcext:value-type="float">
            <text:p>2013</text:p>
          </table:table-cell>
          <table:table-cell table:number-columns-repeated="1015"/>
        </table:table-row>
        <table:table-row table:style-name="ro1">
          <table:table-cell table:style-name="ce113" office:value-type="string" calcext:value-type="string">
            <text:p>Cringer</text:p>
          </table:table-cell>
          <table:table-cell table:style-name="ce145" office:value-type="string" calcext:value-type="string">
            <text:p>10+</text:p>
          </table:table-cell>
          <table:table-cell table:style-name="ce162"/>
          <table:table-cell table:style-name="ce113" office:value-type="string" calcext:value-type="string">
            <text:p>Hängender Stein</text:p>
          </table:table-cell>
          <table:table-cell table:style-name="ce178" office:value-type="string" calcext:value-type="string">
            <text:p>Frankenjura</text:p>
          </table:table-cell>
          <table:table-cell table:style-name="ce178" office:value-type="string" calcext:value-type="string">
            <text:p>Germany</text:p>
          </table:table-cell>
          <table:table-cell table:style-name="ce198"/>
          <table:table-cell table:number-columns-repeated="2"/>
          <table:table-cell office:value-type="string" calcext:value-type="string">
            <text:p>X</text:p>
          </table:table-cell>
          <table:table-cell table:number-columns-repeated="1014"/>
        </table:table-row>
        <table:table-row table:style-name="ro1">
          <table:table-cell table:style-name="ce116" office:value-type="string" calcext:value-type="string">
            <text:p>Earl Grey</text:p>
          </table:table-cell>
          <table:table-cell table:style-name="ce148" office:value-type="string" calcext:value-type="string">
            <text:p>10</text:p>
          </table:table-cell>
          <table:table-cell table:style-name="ce164" office:value-type="string" calcext:value-type="string">
            <text:p>3. Go</text:p>
          </table:table-cell>
          <table:table-cell table:style-name="ce116" office:value-type="string" calcext:value-type="string">
            <text:p>Herzogenreuth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MEGA, so geil, die an einem Tag zu klettern! Habe alle Haken aus dem Klettern geclippt</text:p>
          </table:table-cell>
          <table:table-cell table:style-name="ce85" office:value-type="date" office:date-value="2019-05-12" calcext:value-type="date">
            <text:p>2019-05-1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Zimbabalooba</text:p>
          </table:table-cell>
          <table:table-cell table:style-name="ce148" office:value-type="float" office:value="9" calcext:value-type="float">
            <text:p>9</text:p>
          </table:table-cell>
          <table:table-cell table:style-name="ce164" office:value-type="string" calcext:value-type="string">
            <text:p>F</text:p>
          </table:table-cell>
          <table:table-cell table:style-name="ce116" office:value-type="string" calcext:value-type="string">
            <text:p>Herzogenreuth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table:table-cell table:style-name="ce85" office:value-type="date" office:date-value="2019-05-12" calcext:value-type="date">
            <text:p>2019-05-12</text:p>
          </table:table-cell>
          <table:table-cell table:number-columns-repeated="1015"/>
        </table:table-row>
        <table:table-row table:style-name="ro1">
          <table:table-cell table:style-name="ce116" office:value-type="string" calcext:value-type="string">
            <text:p>Mandela</text:p>
          </table:table-cell>
          <table:table-cell table:style-name="ce148" office:value-type="string" calcext:value-type="string">
            <text:p>8+/9-</text:p>
          </table:table-cell>
          <table:table-cell table:style-name="ce164" office:value-type="string" calcext:value-type="string">
            <text:p>F</text:p>
          </table:table-cell>
          <table:table-cell table:style-name="ce116" office:value-type="string" calcext:value-type="string">
            <text:p>Herzogenreuth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table:table-cell table:style-name="ce85" office:value-type="date" office:date-value="2019-05-12" calcext:value-type="date">
            <text:p>2019-05-12</text:p>
          </table:table-cell>
          <table:table-cell table:number-columns-repeated="1015"/>
        </table:table-row>
        <table:table-row table:style-name="ro1">
          <table:table-cell table:style-name="ce116" office:value-type="string" calcext:value-type="string">
            <text:p>Azania</text:p>
          </table:table-cell>
          <table:table-cell table:style-name="ce148" office:value-type="float" office:value="8" calcext:value-type="float">
            <text:p>8</text:p>
          </table:table-cell>
          <table:table-cell table:style-name="ce164" office:value-type="string" calcext:value-type="string">
            <text:p>o.s.</text:p>
          </table:table-cell>
          <table:table-cell table:style-name="ce116" office:value-type="string" calcext:value-type="string">
            <text:p>Herzogenreuth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table:table-cell table:style-name="ce85" office:value-type="date" office:date-value="2019-05-12" calcext:value-type="date">
            <text:p>2019-05-12</text:p>
          </table:table-cell>
          <table:table-cell table:number-columns-repeated="1015"/>
        </table:table-row>
        <table:table-row table:style-name="ro1">
          <table:table-cell table:style-name="ce119" office:value-type="string" calcext:value-type="string">
            <text:p>Stoney Road</text:p>
          </table:table-cell>
          <table:table-cell table:style-name="ce150" office:value-type="string" calcext:value-type="string">
            <text:p>10-/10</text:p>
          </table:table-cell>
          <table:table-cell table:style-name="ce165"/>
          <table:table-cell table:style-name="ce201"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3 Schwere Züge an Leisten und Kreuzzug nach pumpigem 9er. Ein schwerer Clip. Scary oben und nochmal weiter leichter Abschlussdynamo</text:p>
          </table:table-cell>
          <table:table-cell/>
          <table:table-cell office:value-type="string" calcext:value-type="string">
            <text:p>X</text:p>
          </table:table-cell>
          <table:table-cell office:value-type="float" office:value="1" calcext:value-type="float">
            <text:p>1</text:p>
          </table:table-cell>
          <table:table-cell table:style-name="ce190"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office:value-type="string" calcext:value-type="string">
            <text:p>Lea</text:p>
          </table:table-cell>
          <table:table-cell table:style-name="ce239" office:value-type="float" office:value="8" calcext:value-type="float">
            <text:p>8</text:p>
          </table:table-cell>
          <table:table-cell table:style-name="ce198"/>
          <table:table-cell table:style-name="ce201"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echt schwer für 8. Wulstig</text:p>
          </table:table-cell>
          <table:table-cell table:style-name="ce193" office:value-type="date" office:date-value="2015-05-01" calcext:value-type="date">
            <text:p>2015-05-01</text:p>
          </table:table-cell>
          <table:table-cell table:number-columns-repeated="2"/>
          <table:table-cell table:style-name="ce190"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table:style-name="ce117" office:value-type="string" calcext:value-type="string">
            <text:p>Rock Wrestling</text:p>
          </table:table-cell>
          <table:table-cell table:style-name="ce149" office:value-type="string" calcext:value-type="string">
            <text:p>10-</text:p>
          </table:table-cell>
          <table:table-cell table:style-name="ce167"/>
          <table:table-cell table:style-name="ce201"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unmöglich, steil und lang</text:p>
          </table:table-cell>
          <table:table-cell/>
          <table:table-cell office:value-type="string" calcext:value-type="string">
            <text:p>X</text:p>
          </table:table-cell>
          <table:table-cell/>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Das Portal</text:p>
          </table:table-cell>
          <table:table-cell table:style-name="ce239" office:value-type="string" calcext:value-type="string">
            <text:p>9-</text:p>
          </table:table-cell>
          <table:table-cell table:style-name="ce164" office:value-type="string" calcext:value-type="string">
            <text:p>F</text:p>
          </table:table-cell>
          <table:table-cell table:style-name="ce201"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Schnullerbacke</text:p>
          </table:table-cell>
          <table:table-cell table:style-name="ce239" office:value-type="float" office:value="8" calcext:value-type="float">
            <text:p>8</text:p>
          </table:table-cell>
          <table:table-cell table:style-name="ce198" office:value-type="string" calcext:value-type="string">
            <text:p>o.s.</text:p>
          </table:table-cell>
          <table:table-cell table:style-name="ce201"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Oiga que tal</text:p>
          </table:table-cell>
          <table:table-cell table:style-name="ce239" office:value-type="float" office:value="8" calcext:value-type="float">
            <text:p>8</text:p>
          </table:table-cell>
          <table:table-cell table:style-name="ce198" office:value-type="string" calcext:value-type="string">
            <text:p>o.s.</text:p>
          </table:table-cell>
          <table:table-cell table:style-name="ce201"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Flottes Lottchen</text:p>
          </table:table-cell>
          <table:table-cell table:style-name="ce239" office:value-type="string" calcext:value-type="string">
            <text:p>8-</text:p>
          </table:table-cell>
          <table:table-cell table:style-name="ce164" office:value-type="string" calcext:value-type="string">
            <text:p>F</text:p>
          </table:table-cell>
          <table:table-cell table:style-name="ce201"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Höhenglückssteig</text:p>
          </table:table-cell>
          <table:table-cell table:style-name="ce239" office:value-type="string" calcext:value-type="string">
            <text:p>A0</text:p>
          </table:table-cell>
          <table:table-cell table:style-name="ce164"/>
          <table:table-cell table:style-name="ce201" office:value-type="string" calcext:value-type="string">
            <text:p>Höhenglückssteig</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mit Carla und ihrer Mitbewohnerin Nadja bei Nebel. Sehr mystisch + Lumpine und Superfood. Schön!</text:p>
          </table:table-cell>
          <table:table-cell table:style-name="ce193" office:value-type="date" office:date-value="2019-11-01" calcext:value-type="date">
            <text:p>2019-11-01</text:p>
          </table:table-cell>
          <table:table-cell/>
          <table:table-cell office:value-type="float" office:value="2" calcext:value-type="float">
            <text:p>2</text:p>
          </table:table-cell>
          <table:table-cell table:style-name="ce190" office:value-type="string" calcext:value-type="string">
            <text:p>schon seeeehr poliert</text:p>
          </table:table-cell>
          <table:table-cell table:number-columns-repeated="1012"/>
        </table:table-row>
        <table:table-row table:style-name="ro1">
          <table:table-cell office:value-type="string" calcext:value-type="string">
            <text:p>Käptn Nemo</text:p>
          </table:table-cell>
          <table:table-cell table:style-name="ce239" office:value-type="string" calcext:value-type="string">
            <text:p>8+</text:p>
          </table:table-cell>
          <table:table-cell table:style-name="ce164" office:value-type="string" calcext:value-type="string">
            <text:p>F</text:p>
          </table:table-cell>
          <table:table-cell table:style-name="ce201" office:value-type="string" calcext:value-type="string">
            <text:p>Jules-Vernes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string" calcext:value-type="string">
            <text:p>1. April 2017</text:p>
          </table:table-cell>
          <table:table-cell table:number-columns-repeated="1015"/>
        </table:table-row>
        <table:table-row table:style-name="ro1">
          <table:table-cell office:value-type="string" calcext:value-type="string">
            <text:p>Affenschaukel</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In der Sonne..., wahnsinnig schwere erste SL! (Seifertriss, 6+)</text:p>
          </table:table-cell>
          <table:table-cell office:value-type="float" office:value="2013" calcext:value-type="float">
            <text:p>2013</text:p>
          </table:table-cell>
          <table:table-cell table:number-columns-repeated="2"/>
          <table:table-cell table:style-name="ce197" office:value-type="string" calcext:value-type="string">
            <text:p>sonnig</text:p>
          </table:table-cell>
          <table:table-cell table:number-columns-repeated="1012"/>
        </table:table-row>
        <table:table-row table:style-name="ro1">
          <table:table-cell office:value-type="string" calcext:value-type="string">
            <text:p>Oma Eichler</text:p>
          </table:table-cell>
          <table:table-cell table:style-name="ce239" office:value-type="float" office:value="6" calcext:value-type="float">
            <text:p>6</text:p>
          </table:table-cell>
          <table:table-cell table:style-name="ce198" office:value-type="string" calcext:value-type="string">
            <text:p>o.s.</text:p>
          </table:table-cell>
          <table:table-cell table:style-name="ce201"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tolze Hakenabstände unten</text:p>
          </table:table-cell>
          <table:table-cell office:value-type="float" office:value="2013" calcext:value-type="float">
            <text:p>2013</text:p>
          </table:table-cell>
          <table:table-cell table:number-columns-repeated="2"/>
          <table:table-cell table:style-name="ce197" office:value-type="string" calcext:value-type="string">
            <text:p>sonnig</text:p>
          </table:table-cell>
          <table:table-cell table:number-columns-repeated="1012"/>
        </table:table-row>
        <table:table-row table:style-name="ro1">
          <table:table-cell office:value-type="string" calcext:value-type="string">
            <text:p>Schartenwand</text:p>
          </table:table-cell>
          <table:table-cell table:style-name="ce239" office:value-type="string" calcext:value-type="string">
            <text:p>5+</text:p>
          </table:table-cell>
          <table:table-cell table:style-name="ce164" office:value-type="string" calcext:value-type="string">
            <text:p>F</text:p>
          </table:table-cell>
          <table:table-cell table:style-name="ce201"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mit Kleimmkeilen abgesichert :-) Eine der ersten Klemmkeilrouten</text:p>
          </table:table-cell>
          <table:table-cell office:value-type="float" office:value="2013" calcext:value-type="float">
            <text:p>2013</text:p>
          </table:table-cell>
          <table:table-cell table:number-columns-repeated="2"/>
          <table:table-cell table:style-name="ce197" office:value-type="string" calcext:value-type="string">
            <text:p>sonnig</text:p>
          </table:table-cell>
          <table:table-cell table:number-columns-repeated="1012"/>
        </table:table-row>
        <table:table-row table:style-name="ro1">
          <table:table-cell table:style-name="ce113" office:value-type="string" calcext:value-type="string">
            <text:p>Red Handed</text:p>
          </table:table-cell>
          <table:table-cell table:style-name="ce145" office:value-type="string" calcext:value-type="string">
            <text:p>10-</text:p>
          </table:table-cell>
          <table:table-cell table:style-name="ce162"/>
          <table:table-cell table:style-name="ce113" office:value-type="string" calcext:value-type="string">
            <text:p>Ringlerwand</text:p>
          </table:table-cell>
          <table:table-cell table:style-name="ce178" office:value-type="string" calcext:value-type="string">
            <text:p>Frankenjura</text:p>
          </table:table-cell>
          <table:table-cell table:style-name="ce178" office:value-type="string" calcext:value-type="string">
            <text:p>Germany</text:p>
          </table:table-cell>
          <table:table-cell table:style-name="ce198"/>
          <table:table-cell table:number-columns-repeated="2"/>
          <table:table-cell office:value-type="string" calcext:value-type="string">
            <text:p>X</text:p>
          </table:table-cell>
          <table:table-cell/>
          <table:table-cell table:style-name="ce197"/>
          <table:table-cell table:number-columns-repeated="1012"/>
        </table:table-row>
        <table:table-row table:style-name="ro1">
          <table:table-cell table:style-name="ce116" office:value-type="string" calcext:value-type="string">
            <text:p>Nagini</text:p>
          </table:table-cell>
          <table:table-cell table:style-name="ce148" office:value-type="string" calcext:value-type="string">
            <text:p>10-</text:p>
          </table:table-cell>
          <table:table-cell table:style-name="ce164" office:value-type="string" calcext:value-type="string">
            <text:p>2. Go</text:p>
          </table:table-cell>
          <table:table-cell table:style-name="ce116" office:value-type="string" calcext:value-type="string">
            <text:p>Ringler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Cool, aber mMn nach gleich schwer wie Inquisition</text:p>
          </table:table-cell>
          <table:table-cell table:style-name="ce193" office:value-type="date" office:date-value="2019-05-13" calcext:value-type="date">
            <text:p>2019-05-13</text:p>
          </table:table-cell>
          <table:table-cell table:number-columns-repeated="2"/>
          <table:table-cell table:style-name="ce197"/>
          <table:table-cell table:number-columns-repeated="1012"/>
        </table:table-row>
        <table:table-row table:style-name="ro1">
          <table:table-cell office:value-type="string" calcext:value-type="string">
            <text:p>Inquisition</text:p>
          </table:table-cell>
          <table:table-cell table:style-name="ce239" office:value-type="string" calcext:value-type="string">
            <text:p>9+/10-</text:p>
          </table:table-cell>
          <table:table-cell table:style-name="ce164" office:value-type="string" calcext:value-type="string">
            <text:p>3. Go</text:p>
          </table:table-cell>
          <table:table-cell table:style-name="ce201"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aaaaabgefahrener Kreuzer vom Mono weg!</text:p>
          </table:table-cell>
          <table:table-cell table:style-name="ce193" office:value-type="date" office:date-value="2019-04-03" calcext:value-type="date">
            <text:p>2019-04-03</text:p>
          </table:table-cell>
          <table:table-cell/>
          <table:table-cell office:value-type="float" office:value="2" calcext:value-type="float">
            <text:p>2</text:p>
          </table:table-cell>
          <table:table-cell table:style-name="ce197"/>
          <table:table-cell table:number-columns-repeated="1012"/>
        </table:table-row>
        <table:table-row table:style-name="ro1">
          <table:table-cell office:value-type="string" calcext:value-type="string">
            <text:p>Civil War</text:p>
          </table:table-cell>
          <table:table-cell table:style-name="ce239" office:value-type="string" calcext:value-type="string">
            <text:p>9-</text:p>
          </table:table-cell>
          <table:table-cell table:style-name="ce164" office:value-type="string" calcext:value-type="string">
            <text:p>o.s.</text:p>
          </table:table-cell>
          <table:table-cell table:style-name="ce201"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unten hart, sollte man vorclippen wenn man nicht drüber steht</text:p>
          </table:table-cell>
          <table:table-cell table:style-name="ce193" office:value-type="date" office:date-value="2019-04-03" calcext:value-type="date">
            <text:p>2019-04-03</text:p>
          </table:table-cell>
          <table:table-cell table:number-columns-repeated="2"/>
          <table:table-cell table:style-name="ce197"/>
          <table:table-cell table:number-columns-repeated="1012"/>
        </table:table-row>
        <table:table-row table:style-name="ro1">
          <table:table-cell office:value-type="string" calcext:value-type="string">
            <text:p>Fantastic Max</text:p>
          </table:table-cell>
          <table:table-cell table:style-name="ce239" office:value-type="string" calcext:value-type="string">
            <text:p>9-</text:p>
          </table:table-cell>
          <table:table-cell table:style-name="ce164" office:value-type="string" calcext:value-type="string">
            <text:p>o.s.</text:p>
          </table:table-cell>
          <table:table-cell table:style-name="ce201"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9-04-03" calcext:value-type="date">
            <text:p>2019-04-03</text:p>
          </table:table-cell>
          <table:table-cell table:number-columns-repeated="2"/>
          <table:table-cell table:style-name="ce197"/>
          <table:table-cell table:number-columns-repeated="1012"/>
        </table:table-row>
        <table:table-row table:style-name="ro1">
          <table:table-cell office:value-type="string" calcext:value-type="string">
            <text:p>Aero Dynamo</text:p>
          </table:table-cell>
          <table:table-cell table:style-name="ce239" office:value-type="string" calcext:value-type="string">
            <text:p>8/8+</text:p>
          </table:table-cell>
          <table:table-cell table:style-name="ce164" office:value-type="string" calcext:value-type="string">
            <text:p>F</text:p>
          </table:table-cell>
          <table:table-cell table:style-name="ce201"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9-04-03" calcext:value-type="date">
            <text:p>2019-04-03</text:p>
          </table:table-cell>
          <table:table-cell table:number-columns-repeated="2"/>
          <table:table-cell table:style-name="ce197"/>
          <table:table-cell table:number-columns-repeated="1012"/>
        </table:table-row>
        <table:table-row table:style-name="ro1">
          <table:table-cell office:value-type="string" calcext:value-type="string">
            <text:p>Bella</text:p>
          </table:table-cell>
          <table:table-cell table:style-name="ce239" office:value-type="float" office:value="8" calcext:value-type="float">
            <text:p>8</text:p>
          </table:table-cell>
          <table:table-cell table:style-name="ce164" office:value-type="string" calcext:value-type="string">
            <text:p>o.s.</text:p>
          </table:table-cell>
          <table:table-cell table:style-name="ce201"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9-04-03" calcext:value-type="date">
            <text:p>2019-04-03</text:p>
          </table:table-cell>
          <table:table-cell table:number-columns-repeated="2"/>
          <table:table-cell table:style-name="ce197"/>
          <table:table-cell table:number-columns-repeated="1012"/>
        </table:table-row>
        <table:table-row table:style-name="ro1">
          <table:table-cell office:value-type="string" calcext:value-type="string">
            <text:p>Fliegender Holländer</text:p>
          </table:table-cell>
          <table:table-cell table:style-name="ce239" office:value-type="string" calcext:value-type="string">
            <text:p>8-</text:p>
          </table:table-cell>
          <table:table-cell table:style-name="ce164" office:value-type="string" calcext:value-type="string">
            <text:p>o.s.</text:p>
          </table:table-cell>
          <table:table-cell table:style-name="ce201"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9-05-13" calcext:value-type="date">
            <text:p>2019-05-13</text:p>
          </table:table-cell>
          <table:table-cell table:number-columns-repeated="2"/>
          <table:table-cell table:style-name="ce197"/>
          <table:table-cell table:number-columns-repeated="1012"/>
        </table:table-row>
        <table:table-row table:style-name="ro1">
          <table:table-cell office:value-type="string" calcext:value-type="string">
            <text:p>Hebentanz</text:p>
          </table:table-cell>
          <table:table-cell table:style-name="ce239" office:value-type="string" calcext:value-type="string">
            <text:p>9-</text:p>
          </table:table-cell>
          <table:table-cell table:style-name="ce198" office:value-type="string" calcext:value-type="string">
            <text:p>2. Go</text:p>
          </table:table-cell>
          <table:table-cell table:style-name="ce201"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Go</text:p>
          </table:table-cell>
          <table:table-cell office:value-type="float" office:value="2013" calcext:value-type="float">
            <text:p>2013</text:p>
          </table:table-cell>
          <table:table-cell table:number-columns-repeated="2"/>
          <table:table-cell table:style-name="ce195" office:value-type="string" calcext:value-type="string">
            <text:p>nett, wenn man nicht so schwer klettert. Sonst etwas unbefriedigend</text:p>
          </table:table-cell>
          <table:table-cell table:number-columns-repeated="1012"/>
        </table:table-row>
        <table:table-row table:style-name="ro1">
          <table:table-cell table:style-name="ce117" office:value-type="string" calcext:value-type="string">
            <text:p>Gelbe Wand</text:p>
          </table:table-cell>
          <table:table-cell table:style-name="ce149" office:value-type="float" office:value="8" calcext:value-type="float">
            <text:p>8</text:p>
          </table:table-cell>
          <table:table-cell table:style-name="ce167"/>
          <table:table-cell table:style-name="ce201"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67" office:value-type="string" calcext:value-type="string">
            <text:p>hard</text:p>
          </table:table-cell>
          <table:table-cell table:style-name="ce182" office:value-type="string" calcext:value-type="string">
            <text:p>sauschwer. Könnte auch als 9- durchgehen</text:p>
          </table:table-cell>
          <table:table-cell/>
          <table:table-cell office:value-type="string" calcext:value-type="string">
            <text:p>X</text:p>
          </table:table-cell>
          <table:table-cell/>
          <table:table-cell table:style-name="ce195"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Falco</text:p>
          </table:table-cell>
          <table:table-cell table:style-name="ce239" office:value-type="float" office:value="8" calcext:value-type="float">
            <text:p>8</text:p>
          </table:table-cell>
          <table:table-cell table:style-name="ce198" office:value-type="string" calcext:value-type="string">
            <text:p>o.s.</text:p>
          </table:table-cell>
          <table:table-cell table:style-name="ce201"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2"/>
          <table:table-cell table:style-name="ce195"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Kleines Zebra</text:p>
          </table:table-cell>
          <table:table-cell table:style-name="ce239" office:value-type="string" calcext:value-type="string">
            <text:p>7-</text:p>
          </table:table-cell>
          <table:table-cell table:style-name="ce198" office:value-type="string" calcext:value-type="string">
            <text:p>o.s.</text:p>
          </table:table-cell>
          <table:table-cell table:style-name="ce201"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2"/>
          <table:table-cell table:style-name="ce195"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Ratte</text:p>
          </table:table-cell>
          <table:table-cell table:style-name="ce239" office:value-type="string" calcext:value-type="string">
            <text:p>6+</text:p>
          </table:table-cell>
          <table:table-cell table:style-name="ce164" office:value-type="string" calcext:value-type="string">
            <text:p>F</text:p>
          </table:table-cell>
          <table:table-cell table:style-name="ce201"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2"/>
          <table:table-cell table:style-name="ce195" office:value-type="string" calcext:value-type="string">
            <text:p>nett, wenn man nicht so schwer klettert. Sonst etwas unbefriedigend</text:p>
          </table:table-cell>
          <table:table-cell table:number-columns-repeated="1012"/>
        </table:table-row>
        <table:table-row table:style-name="ro1">
          <table:table-cell table:style-name="ce116" office:value-type="string" calcext:value-type="string">
            <text:p>Fiese Luise</text:p>
          </table:table-cell>
          <table:table-cell table:style-name="ce148" office:value-type="float" office:value="10" calcext:value-type="float">
            <text:p>10</text:p>
          </table:table-cell>
          <table:table-cell table:style-name="ce164" office:value-type="string" calcext:value-type="string">
            <text:p>3 Tage</text:p>
          </table:table-cell>
          <table:table-cell table:style-name="ce201"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leicht bis zum Bauch, dann coole Leisten und Lochzüge, 3 Tage 2017 mit Thommy, 1 Tag 2015.</text:p>
          </table:table-cell>
          <table:table-cell office:value-type="string" calcext:value-type="string">
            <text:p>26. September 2017</text:p>
          </table:table-cell>
          <table:table-cell/>
          <table:table-cell office:value-type="float" office:value="2" calcext:value-type="float">
            <text:p>2</text:p>
          </table:table-cell>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table:style-name="ce116" office:value-type="string" calcext:value-type="string">
            <text:p>Kaum Zeit zum atmen</text:p>
          </table:table-cell>
          <table:table-cell table:style-name="ce148" office:value-type="string" calcext:value-type="string">
            <text:p>10-</text:p>
          </table:table-cell>
          <table:table-cell table:style-name="ce164"/>
          <table:table-cell table:style-name="ce201"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Erste 10- im nördlichen Frankenjura und sicher eine der ersten der Welt. Wieder mit Tommy zusammen als er seine zweite 9a geklettert hat. Gutes Gedresche!</text:p>
          </table:table-cell>
          <table:table-cell office:value-type="string" calcext:value-type="string">
            <text:p>05.05.18</text:p>
          </table:table-cell>
          <table:table-cell/>
          <table:table-cell office:value-type="float" office:value="2" calcext:value-type="float">
            <text:p>2</text:p>
          </table:table-cell>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Team Motivation</text:p>
          </table:table-cell>
          <table:table-cell table:style-name="ce239" office:value-type="string" calcext:value-type="string">
            <text:p>9/9+</text:p>
          </table:table-cell>
          <table:table-cell table:style-name="ce198"/>
          <table:table-cell table:style-name="ce201"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gar nicht mal leicht. Dafür sehr sehr gut!</text:p>
          </table:table-cell>
          <table:table-cell table:style-name="ce193" office:value-type="date" office:date-value="2016-06-01" calcext:value-type="date">
            <text:p>2016-06-01</text:p>
          </table:table-cell>
          <table:table-cell/>
          <table:table-cell office:value-type="float" office:value="3" calcext:value-type="float">
            <text:p>3</text:p>
          </table:table-cell>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Volk Heckmann Ged.-Weg</text:p>
          </table:table-cell>
          <table:table-cell table:style-name="ce239" office:value-type="float" office:value="9" calcext:value-type="float">
            <text:p>9</text:p>
          </table:table-cell>
          <table:table-cell table:style-name="ce198"/>
          <table:table-cell table:style-name="ce201"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chrubber Kamin oben, kommt auf die König'sche Risskletterliste!</text:p>
          </table:table-cell>
          <table:table-cell office:value-type="string" calcext:value-type="string">
            <text:p>05.05.18</text:p>
          </table:table-cell>
          <table:table-cell/>
          <table:table-cell office:value-type="float" office:value="3" calcext:value-type="float">
            <text:p>3</text:p>
          </table:table-cell>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Sexappeal</text:p>
          </table:table-cell>
          <table:table-cell table:style-name="ce239" office:value-type="string" calcext:value-type="string">
            <text:p>8+</text:p>
          </table:table-cell>
          <table:table-cell table:style-name="ce198"/>
          <table:table-cell table:style-name="ce201"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ackharte Einzelstelle an 2 Finger Stellern</text:p>
          </table:table-cell>
          <table:table-cell office:value-type="string" calcext:value-type="string">
            <text:p>05.05.18</text:p>
          </table:table-cell>
          <table:table-cell table:number-columns-repeated="2"/>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Fakir</text:p>
          </table:table-cell>
          <table:table-cell table:style-name="ce239" office:value-type="float" office:value="8" calcext:value-type="float">
            <text:p>8</text:p>
          </table:table-cell>
          <table:table-cell table:style-name="ce198" office:value-type="string" calcext:value-type="string">
            <text:p>F</text:p>
          </table:table-cell>
          <table:table-cell table:style-name="ce201"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gar nicht so leicht oben!</text:p>
          </table:table-cell>
          <table:table-cell office:value-type="string" calcext:value-type="string">
            <text:p>05.05.18</text:p>
          </table:table-cell>
          <table:table-cell table:number-columns-repeated="2"/>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21 days</text:p>
          </table:table-cell>
          <table:table-cell table:style-name="ce239" office:value-type="float" office:value="10" calcext:value-type="float">
            <text:p>10</text:p>
          </table:table-cell>
          <table:table-cell table:style-name="ce198"/>
          <table:table-cell table:style-name="ce201"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soft</text:p>
          </table:table-cell>
          <table:table-cell office:value-type="string" calcext:value-type="string">
            <text:p>Eher 10-/10, gute Züge, volle Sikatour, Kikerle</text:p>
          </table:table-cell>
          <table:table-cell office:value-type="string" calcext:value-type="string">
            <text:p>18-06-2019</text:p>
          </table:table-cell>
          <table:table-cell table:number-columns-repeated="2"/>
          <table:table-cell table:style-name="ce190"/>
          <table:table-cell table:number-columns-repeated="1012"/>
        </table:table-row>
        <table:table-row table:style-name="ro1">
          <table:table-cell table:style-name="ce116" office:value-type="string" calcext:value-type="string">
            <text:p>Master of Desaster</text:p>
          </table:table-cell>
          <table:table-cell table:style-name="ce148" office:value-type="string" calcext:value-type="string">
            <text:p>10-</text:p>
          </table:table-cell>
          <table:table-cell table:style-name="ce164"/>
          <table:table-cell table:style-name="ce263" office:value-type="string" calcext:value-type="string">
            <text:p>Leupoldsteiner Wand</text:p>
          </table:table-cell>
          <table:table-cell table:style-name="ce265" office:value-type="string" calcext:value-type="string">
            <text:p>Frankenjura</text:p>
          </table:table-cell>
          <table:table-cell table:style-name="ce265" office:value-type="string" calcext:value-type="string">
            <text:p>Germany</text:p>
          </table:table-cell>
          <table:table-cell table:style-name="ce164"/>
          <table:table-cell table:style-name="ce120" office:value-type="string" calcext:value-type="string">
            <text:p>Boulder --&gt; pumpig, fit!</text:p>
          </table:table-cell>
          <table:table-cell office:value-type="string" calcext:value-type="string">
            <text:p>8. August 2017</text:p>
          </table:table-cell>
          <table:table-cell/>
          <table:table-cell office:value-type="float" office:value="1" calcext:value-type="float">
            <text:p>1</text:p>
          </table:table-cell>
          <table:table-cell table:style-name="ce197" office:value-type="string" calcext:value-type="string">
            <text:p>komplett im Schatten</text:p>
          </table:table-cell>
          <table:table-cell table:number-columns-repeated="1012"/>
        </table:table-row>
        <table:table-row table:style-name="ro1">
          <table:table-cell table:style-name="ce116" office:value-type="string" calcext:value-type="string">
            <text:p>Eisenvater</text:p>
          </table:table-cell>
          <table:table-cell table:style-name="ce148" office:value-type="float" office:value="9" calcext:value-type="float">
            <text:p>9</text:p>
          </table:table-cell>
          <table:table-cell table:style-name="ce164"/>
          <table:table-cell table:style-name="ce201"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soft</text:p>
          </table:table-cell>
          <table:table-cell office:value-type="string" calcext:value-type="string">
            <text:p>8. August 2017</text:p>
          </table:table-cell>
          <table:table-cell table:number-columns-repeated="2"/>
          <table:table-cell table:style-name="ce197" office:value-type="string" calcext:value-type="string">
            <text:p>komplett im Schatten</text:p>
          </table:table-cell>
          <table:table-cell table:number-columns-repeated="1012"/>
        </table:table-row>
        <table:table-row table:style-name="ro1">
          <table:table-cell table:style-name="ce116" office:value-type="string" calcext:value-type="string">
            <text:p>Allmächt, Schrei</text:p>
          </table:table-cell>
          <table:table-cell table:style-name="ce148" office:value-type="string" calcext:value-type="string">
            <text:p>6+</text:p>
          </table:table-cell>
          <table:table-cell table:style-name="ce198" office:value-type="string" calcext:value-type="string">
            <text:p>o.s.</text:p>
          </table:table-cell>
          <table:table-cell table:style-name="ce201"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table:table-cell office:value-type="string" calcext:value-type="string">
            <text:p>18-06-2019</text:p>
          </table:table-cell>
          <table:table-cell table:number-columns-repeated="2"/>
          <table:table-cell table:style-name="ce197"/>
          <table:table-cell table:number-columns-repeated="1012"/>
        </table:table-row>
        <table:table-row table:style-name="ro1">
          <table:table-cell table:style-name="ce116" office:value-type="string" calcext:value-type="string">
            <text:p>Variante</text:p>
          </table:table-cell>
          <table:table-cell table:style-name="ce239" office:value-type="float" office:value="5" calcext:value-type="float">
            <text:p>5</text:p>
          </table:table-cell>
          <table:table-cell table:style-name="ce198" office:value-type="string" calcext:value-type="string">
            <text:p>o.s.</text:p>
          </table:table-cell>
          <table:table-cell table:style-name="ce201"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definitiv Klemmkeile mitnehmen, schlechte Tritte</text:p>
          </table:table-cell>
          <table:table-cell office:value-type="string" calcext:value-type="string">
            <text:p>10-06-2019</text:p>
          </table:table-cell>
          <table:table-cell table:number-columns-repeated="2"/>
          <table:table-cell table:style-name="ce197"/>
          <table:table-cell table:number-columns-repeated="1012"/>
        </table:table-row>
        <table:table-row table:style-name="ro1">
          <table:table-cell table:style-name="ce130" office:value-type="string" calcext:value-type="string">
            <text:p>Kraftmeier</text:p>
          </table:table-cell>
          <table:table-cell table:style-name="ce239" office:value-type="float" office:value="5" calcext:value-type="float">
            <text:p>5</text:p>
          </table:table-cell>
          <table:table-cell table:style-name="ce198" office:value-type="string" calcext:value-type="string">
            <text:p>o.s.</text:p>
          </table:table-cell>
          <table:table-cell table:style-name="ce201"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Vollspeck</text:p>
          </table:table-cell>
          <table:table-cell office:value-type="float" office:value="2014" calcext:value-type="float">
            <text:p>2014</text:p>
          </table:table-cell>
          <table:table-cell/>
          <table:table-cell office:value-type="float" office:value="0" calcext:value-type="float">
            <text:p>0</text:p>
          </table:table-cell>
          <table:table-cell table:style-name="ce197" office:value-type="string" calcext:value-type="string">
            <text:p>komplett im Schatten</text:p>
          </table:table-cell>
          <table:table-cell table:number-columns-repeated="1012"/>
        </table:table-row>
        <table:table-row table:style-name="ro1">
          <table:table-cell office:value-type="string" calcext:value-type="string">
            <text:p>Egoist</text:p>
          </table:table-cell>
          <table:table-cell table:style-name="ce239" office:value-type="float" office:value="5" calcext:value-type="float">
            <text:p>5</text:p>
          </table:table-cell>
          <table:table-cell table:style-name="ce198" office:value-type="string" calcext:value-type="string">
            <text:p>o.s.</text:p>
          </table:table-cell>
          <table:table-cell table:style-name="ce201"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7" office:value-type="string" calcext:value-type="string">
            <text:p>komplett im Schatten</text:p>
          </table:table-cell>
          <table:table-cell table:number-columns-repeated="1012"/>
        </table:table-row>
        <table:table-row table:style-name="ro1">
          <table:table-cell office:value-type="string" calcext:value-type="string">
            <text:p>Abseits</text:p>
          </table:table-cell>
          <table:table-cell table:style-name="ce239" office:value-type="float" office:value="5" calcext:value-type="float">
            <text:p>5</text:p>
          </table:table-cell>
          <table:table-cell table:style-name="ce198" office:value-type="string" calcext:value-type="string">
            <text:p>o.s.</text:p>
          </table:table-cell>
          <table:table-cell table:style-name="ce201"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7" office:value-type="string" calcext:value-type="string">
            <text:p>komplett im Schatten</text:p>
          </table:table-cell>
          <table:table-cell table:number-columns-repeated="1012"/>
        </table:table-row>
        <table:table-row table:style-name="ro1">
          <table:table-cell office:value-type="string" calcext:value-type="string">
            <text:p>Der Weg durch das Auenland</text:p>
          </table:table-cell>
          <table:table-cell table:style-name="ce239" office:value-type="float" office:value="4" calcext:value-type="float">
            <text:p>4</text:p>
          </table:table-cell>
          <table:table-cell table:style-name="ce198" office:value-type="string" calcext:value-type="string">
            <text:p>F</text:p>
          </table:table-cell>
          <table:table-cell table:style-name="ce201"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string" calcext:value-type="string">
            <text:p>10-06-2019</text:p>
          </table:table-cell>
          <table:table-cell/>
          <table:table-cell office:value-type="float" office:value="3" calcext:value-type="float">
            <text:p>3</text:p>
          </table:table-cell>
          <table:table-cell table:style-name="ce197"/>
          <table:table-cell table:number-columns-repeated="1012"/>
        </table:table-row>
        <table:table-row table:style-name="ro1">
          <table:table-cell office:value-type="string" calcext:value-type="string">
            <text:p>Schlechtes Omen</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Boulderstelle oben, eigentlich ganz in Ordnung, bisschen run-out</text:p>
          </table:table-cell>
          <table:table-cell table:style-name="ce193" office:value-type="date" office:date-value="2015-06-01" calcext:value-type="date">
            <text:p>2015-06-01</text:p>
          </table:table-cell>
          <table:table-cell table:number-columns-repeated="2"/>
          <table:table-cell table:style-name="ce190" office:value-type="string" calcext:value-type="string">
            <text:p>bis auf Steinbock ist diese Wand scheiße</text:p>
          </table:table-cell>
          <table:table-cell table:number-columns-repeated="1012"/>
        </table:table-row>
        <table:table-row table:style-name="ro1">
          <table:table-cell office:value-type="string" calcext:value-type="string">
            <text:p>Short Romance</text:p>
          </table:table-cell>
          <table:table-cell table:style-name="ce239" office:value-type="float" office:value="7" calcext:value-type="float">
            <text:p>7</text:p>
          </table:table-cell>
          <table:table-cell table:style-name="ce198" office:value-type="string" calcext:value-type="string">
            <text:p>o.s.</text:p>
          </table:table-cell>
          <table:table-cell table:style-name="ce201"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5-06-01" calcext:value-type="date">
            <text:p>2015-06-01</text:p>
          </table:table-cell>
          <table:table-cell table:number-columns-repeated="2"/>
          <table:table-cell table:style-name="ce190" office:value-type="string" calcext:value-type="string">
            <text:p>bis auf Steinbock ist diese Wand scheiße</text:p>
          </table:table-cell>
          <table:table-cell table:number-columns-repeated="1012"/>
        </table:table-row>
        <table:table-row table:style-name="ro1">
          <table:table-cell office:value-type="string" calcext:value-type="string">
            <text:p>Too Stupid to Sin</text:p>
          </table:table-cell>
          <table:table-cell table:style-name="ce239" office:value-type="string" calcext:value-type="string">
            <text:p>6+</text:p>
          </table:table-cell>
          <table:table-cell table:style-name="ce198" office:value-type="string" calcext:value-type="string">
            <text:p>o.s.</text:p>
          </table:table-cell>
          <table:table-cell table:style-name="ce201"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5-06-01" calcext:value-type="date">
            <text:p>2015-06-01</text:p>
          </table:table-cell>
          <table:table-cell table:number-columns-repeated="2"/>
          <table:table-cell table:style-name="ce190" office:value-type="string" calcext:value-type="string">
            <text:p>bis auf Steinbock ist diese Wand scheiße</text:p>
          </table:table-cell>
          <table:table-cell table:number-columns-repeated="1012"/>
        </table:table-row>
        <table:table-row table:style-name="ro1">
          <table:table-cell table:style-name="ce116" office:value-type="string" calcext:value-type="string">
            <text:p>Masterblaster</text:p>
          </table:table-cell>
          <table:table-cell table:style-name="ce148" office:value-type="string" calcext:value-type="string">
            <text:p>10-/10</text:p>
          </table:table-cell>
          <table:table-cell table:style-name="ce164"/>
          <table:table-cell table:style-name="ce20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5" office:value-type="string" calcext:value-type="string">
            <text:p>Hookbeta, cooler Boulder.</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Out of Berlin</text:p>
          </table:table-cell>
          <table:table-cell table:style-name="ce239" office:value-type="string" calcext:value-type="string">
            <text:p>9+/10-</text:p>
          </table:table-cell>
          <table:table-cell table:style-name="ce198" office:value-type="string" calcext:value-type="string">
            <text:p>3 Tage</text:p>
          </table:table-cell>
          <table:table-cell table:style-name="ce20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8"/>
          <table:table-cell table:style-name="ce201" office:value-type="string" calcext:value-type="string">
            <text:p>3. Go!!!!</text:p>
          </table:table-cell>
          <table:table-cell office:value-type="float" office:value="2014" calcext:value-type="float">
            <text:p>2014</text:p>
          </table:table-cell>
          <table:table-cell/>
          <table:table-cell office:value-type="float" office:value="1" calcext:value-type="float">
            <text:p>1</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Hochspannung</text:p>
          </table:table-cell>
          <table:table-cell table:style-name="ce239" office:value-type="string" calcext:value-type="string">
            <text:p>9+</text:p>
          </table:table-cell>
          <table:table-cell table:style-name="ce198"/>
          <table:table-cell table:style-name="ce20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table:style-name="ce201"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Liebe ohne Chancen</text:p>
          </table:table-cell>
          <table:table-cell table:style-name="ce148" office:value-type="float" office:value="9" calcext:value-type="float">
            <text:p>9</text:p>
          </table:table-cell>
          <table:table-cell table:style-name="ce198"/>
          <table:table-cell table:style-name="ce20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8"/>
          <table:table-cell table:style-name="ce182"/>
          <table:table-cell table:style-name="ce193" office:value-type="date" office:date-value="2016-09-01" calcext:value-type="date">
            <text:p>2016-09-01</text:p>
          </table:table-cell>
          <table:table-cell/>
          <table:table-cell office:value-type="float" office:value="1" calcext:value-type="float">
            <text:p>1</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Dala</text:p>
          </table:table-cell>
          <table:table-cell table:style-name="ce148" office:value-type="string" calcext:value-type="string">
            <text:p>8+/9-</text:p>
          </table:table-cell>
          <table:table-cell table:style-name="ce198" office:value-type="string" calcext:value-type="string">
            <text:p>o.s.</text:p>
          </table:table-cell>
          <table:table-cell table:style-name="ce20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8"/>
          <table:table-cell table:style-name="ce120" office:value-type="string" calcext:value-type="string">
            <text:p>Henkelparade, gut zum Aufwärmen</text:p>
          </table:table-cell>
          <table:table-cell table:style-name="ce193" office:value-type="date" office:date-value="2016-05-01" calcext:value-type="date">
            <text:p>2016-05-01</text:p>
          </table:table-cell>
          <table:table-cell table:number-columns-repeated="2"/>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Erwin´s Projekt</text:p>
          </table:table-cell>
          <table:table-cell table:style-name="ce148" office:value-type="string" calcext:value-type="string">
            <text:p>8+</text:p>
          </table:table-cell>
          <table:table-cell table:style-name="ce167"/>
          <table:table-cell table:style-name="ce20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67" office:value-type="string" calcext:value-type="string">
            <text:p>hard</text:p>
          </table:table-cell>
          <table:table-cell table:style-name="ce120" office:value-type="string" calcext:value-type="string">
            <text:p>sehr schwer. Eher 9-</text:p>
          </table:table-cell>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Invading Celts</text:p>
          </table:table-cell>
          <table:table-cell table:style-name="ce148" office:value-type="string" calcext:value-type="string">
            <text:p>8-</text:p>
          </table:table-cell>
          <table:table-cell table:style-name="ce164" office:value-type="string" calcext:value-type="string">
            <text:p>o.s.</text:p>
          </table:table-cell>
          <table:table-cell table:style-name="ce20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67"/>
          <table:table-cell table:style-name="ce120" office:value-type="string" calcext:value-type="string">
            <text:p>saupressig</text:p>
          </table:table-cell>
          <table:table-cell office:value-type="float" office:value="2014" calcext:value-type="float">
            <text:p>2014</text:p>
          </table:table-cell>
          <table:table-cell table:number-columns-repeated="2"/>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Treibhauseffekt</text:p>
          </table:table-cell>
          <table:table-cell table:style-name="ce148" office:value-type="string" calcext:value-type="string">
            <text:p>8-</text:p>
          </table:table-cell>
          <table:table-cell table:style-name="ce164" office:value-type="string" calcext:value-type="string">
            <text:p>o.s.</text:p>
          </table:table-cell>
          <table:table-cell table:style-name="ce20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67"/>
          <table:table-cell table:style-name="ce120"/>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Dezentraler Energiepfad</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table-cell office:value-type="float" office:value="3" calcext:value-type="float">
            <text:p>3</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Ulala</text:p>
          </table:table-cell>
          <table:table-cell table:style-name="ce239" office:value-type="string" calcext:value-type="string">
            <text:p>8-</text:p>
          </table:table-cell>
          <table:table-cell table:style-name="ce164" office:value-type="string" calcext:value-type="string">
            <text:p>F</text:p>
          </table:table-cell>
          <table:table-cell table:style-name="ce20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2"/>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Fight Graffiti</text:p>
          </table:table-cell>
          <table:table-cell table:style-name="ce239" office:value-type="string" calcext:value-type="string">
            <text:p>7-</text:p>
          </table:table-cell>
          <table:table-cell table:style-name="ce198" office:value-type="string" calcext:value-type="string">
            <text:p>o.s.</text:p>
          </table:table-cell>
          <table:table-cell table:style-name="ce20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2"/>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Heiße Schwester</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ganz okay aber eigentlich n kurzer Müll</text:p>
          </table:table-cell>
          <table:table-cell office:value-type="string" calcext:value-type="string">
            <text:p>5. July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Odins Schwert</text:p>
          </table:table-cell>
          <table:table-cell table:style-name="ce239" office:value-type="string" calcext:value-type="string">
            <text:p>7</text:p>
          </table:table-cell>
          <table:table-cell table:style-name="ce164" office:value-type="string" calcext:value-type="string">
            <text:p>F</text:p>
          </table:table-cell>
          <table:table-cell table:style-name="ce201"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erste Tour nach meinem Absturz. Und dann gleich so n Dreckshaufen...</text:p>
          </table:table-cell>
          <table:table-cell office:value-type="string" calcext:value-type="string">
            <text:p>5. July 2017</text:p>
          </table:table-cell>
          <table:table-cell/>
          <table:table-cell office:value-type="float" office:value="0" calcext:value-type="float">
            <text:p>0</text:p>
          </table:table-cell>
          <table:table-cell table:number-columns-repeated="1013"/>
        </table:table-row>
        <table:table-row table:style-name="ro1">
          <table:table-cell office:value-type="string" calcext:value-type="string">
            <text:p>Shin Kicker</text:p>
          </table:table-cell>
          <table:table-cell table:style-name="ce239" office:value-type="string" calcext:value-type="string">
            <text:p>9-</text:p>
          </table:table-cell>
          <table:table-cell table:style-name="ce164" office:value-type="string" calcext:value-type="string">
            <text:p>F</text:p>
          </table:table-cell>
          <table:table-cell table:style-name="ce201"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Kraftwerk B</text:p>
          </table:table-cell>
          <table:table-cell table:style-name="ce239" office:value-type="string" calcext:value-type="string">
            <text:p>8-</text:p>
          </table:table-cell>
          <table:table-cell table:style-name="ce164" office:value-type="string" calcext:value-type="string">
            <text:p>F</text:p>
          </table:table-cell>
          <table:table-cell table:style-name="ce201"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Schweinebär</text:p>
          </table:table-cell>
          <table:table-cell table:style-name="ce239" office:value-type="float" office:value="9" calcext:value-type="float">
            <text:p>9</text:p>
          </table:table-cell>
          <table:table-cell table:style-name="ce198" office:value-type="string" calcext:value-type="string">
            <text:p>2. Go</text:p>
          </table:table-cell>
          <table:table-cell table:style-name="ce201"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fast onsight! Am letzten schweren Zug rausgekippt. 2. Go</text:p>
          </table:table-cell>
          <table:table-cell office:value-type="float" office:value="2014" calcext:value-type="float">
            <text:p>2014</text:p>
          </table:table-cell>
          <table:table-cell table:number-columns-repeated="2"/>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Ringe der Idioten + Weltmeister der Herzen</text:p>
          </table:table-cell>
          <table:table-cell table:style-name="ce239" office:value-type="string" calcext:value-type="string">
            <text:p>9-</text:p>
          </table:table-cell>
          <table:table-cell table:style-name="ce198" office:value-type="string" calcext:value-type="string">
            <text:p>o.s.</text:p>
          </table:table-cell>
          <table:table-cell table:style-name="ce201"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SL ist unlohnend und dreckig</text:p>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Luftikus</text:p>
          </table:table-cell>
          <table:table-cell table:style-name="ce239" office:value-type="float" office:value="8" calcext:value-type="float">
            <text:p>8</text:p>
          </table:table-cell>
          <table:table-cell table:style-name="ce198" office:value-type="string" calcext:value-type="string">
            <text:p>o.s.</text:p>
          </table:table-cell>
          <table:table-cell table:style-name="ce201"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SL von HM Ged.-Weg. Coole Kreuzzüge, logische Linie</text:p>
          </table:table-cell>
          <table:table-cell table:style-name="ce193" office:value-type="date" office:date-value="2016-06-01" calcext:value-type="date">
            <text:p>2016-06-01</text:p>
          </table:table-cell>
          <table:table-cell table:number-columns-repeated="2"/>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Hannig Mayer Gedenkweg</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nicht leicht für 8-</text:p>
          </table:table-cell>
          <table:table-cell table:style-name="ce193" office:value-type="date" office:date-value="2016-06-01" calcext:value-type="date">
            <text:p>2016-06-01</text:p>
          </table:table-cell>
          <table:table-cell table:number-columns-repeated="2"/>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Schaumschläger</text:p>
          </table:table-cell>
          <table:table-cell table:style-name="ce239" office:value-type="string" calcext:value-type="string">
            <text:p>7-</text:p>
          </table:table-cell>
          <table:table-cell table:style-name="ce198"/>
          <table:table-cell table:style-name="ce201"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mit zwei mal fett reinspringen um Keil&amp;Friend zu testen</text:p>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Frühlingsweg</text:p>
          </table:table-cell>
          <table:table-cell table:style-name="ce239" office:value-type="string" calcext:value-type="string">
            <text:p>6+</text:p>
          </table:table-cell>
          <table:table-cell table:style-name="ce198"/>
          <table:table-cell table:style-name="ce201"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clean bis zur Zusammenführung der beiden Routen</text:p>
          </table:table-cell>
          <table:table-cell office:value-type="float" office:value="2014" calcext:value-type="float">
            <text:p>2014</text:p>
          </table:table-cell>
          <table:table-cell table:number-columns-repeated="2"/>
          <table:table-cell table:style-name="ce190" office:value-type="string" calcext:value-type="string">
            <text:p>classic, die Routen hier muss man gemacht haben</text:p>
          </table:table-cell>
          <table:table-cell table:number-columns-repeated="1012"/>
        </table:table-row>
        <table:table-row table:style-name="ro1">
          <table:table-cell table:style-name="ce119" office:value-type="string" calcext:value-type="string">
            <text:p>Fred Feuerstein</text:p>
          </table:table-cell>
          <table:table-cell table:style-name="ce150" office:value-type="string" calcext:value-type="string">
            <text:p>10+</text:p>
          </table:table-cell>
          <table:table-cell table:style-name="ce165"/>
          <table:table-cell table:style-name="ce201"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65"/>
          <table:table-cell table:style-name="ce183" office:value-type="string" calcext:value-type="string">
            <text:p>Beste 10+ in Franken! Züge gehen alle, der schwerste ist der Blocker am 2. Haken. Am ersten Tag schon bis oben gelinkt ohne die ersten 6 Züge</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Blutspur</text:p>
          </table:table-cell>
          <table:table-cell table:style-name="ce239" office:value-type="string" calcext:value-type="string">
            <text:p>9+</text:p>
          </table:table-cell>
          <table:table-cell table:style-name="ce198" office:value-type="string" calcext:value-type="string">
            <text:p>2. Go</text:p>
          </table:table-cell>
          <table:table-cell table:style-name="ce201"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2. Go, im Franzosengrad eher 8a</text:p>
          </table:table-cell>
          <table:table-cell table:style-name="ce193" office:value-type="date" office:date-value="2015-05-01" calcext:value-type="date">
            <text:p>2015-05-01</text:p>
          </table:table-cell>
          <table:table-cell/>
          <table:table-cell office:value-type="float" office:value="1" calcext:value-type="float">
            <text:p>1</text:p>
          </table:table-cell>
          <table:table-cell table:style-name="ce19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Nosferatu</text:p>
          </table:table-cell>
          <table:table-cell table:style-name="ce239" office:value-type="string" calcext:value-type="string">
            <text:p>9</text:p>
          </table:table-cell>
          <table:table-cell table:style-name="ce198"/>
          <table:table-cell table:style-name="ce201"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kratziger Einstieg, dann Platte, dann komisches Ende. Unlohnend</text:p>
          </table:table-cell>
          <table:table-cell table:style-name="ce193" office:value-type="date" office:date-value="2015-05-01" calcext:value-type="date">
            <text:p>2015-05-01</text:p>
          </table:table-cell>
          <table:table-cell table:number-columns-repeated="2"/>
          <table:table-cell table:style-name="ce19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Maximator</text:p>
          </table:table-cell>
          <table:table-cell table:style-name="ce239" office:value-type="string" calcext:value-type="string">
            <text:p>9-</text:p>
          </table:table-cell>
          <table:table-cell table:style-name="ce164" office:value-type="string" calcext:value-type="string">
            <text:p>F</text:p>
          </table:table-cell>
          <table:table-cell table:style-name="ce201"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ein schwerer Zug unten und technisch an super Gestein oben</text:p>
          </table:table-cell>
          <table:table-cell table:style-name="ce193" office:value-type="date" office:date-value="2015-05-01" calcext:value-type="date">
            <text:p>2015-05-01</text:p>
          </table:table-cell>
          <table:table-cell table:number-columns-repeated="2"/>
          <table:table-cell table:style-name="ce19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Finger in Harmonie</text:p>
          </table:table-cell>
          <table:table-cell table:style-name="ce239" office:value-type="float" office:value="9" calcext:value-type="float">
            <text:p>9</text:p>
          </table:table-cell>
          <table:table-cell table:style-name="ce198" office:value-type="string" calcext:value-type="string">
            <text:p>2. Go</text:p>
          </table:table-cell>
          <table:table-cell table:style-name="ce201"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Go</text:p>
          </table:table-cell>
          <table:table-cell office:value-type="float" office:value="2014" calcext:value-type="float">
            <text:p>2014</text:p>
          </table:table-cell>
          <table:table-cell table:number-columns-repeated="2"/>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table:style-name="ce117" office:value-type="string" calcext:value-type="string">
            <text:p>Rechtes Trumm</text:p>
          </table:table-cell>
          <table:table-cell table:style-name="ce149" office:value-type="string" calcext:value-type="string">
            <text:p>9-/9</text:p>
          </table:table-cell>
          <table:table-cell table:style-name="ce198"/>
          <table:table-cell table:style-name="ce201"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8"/>
          <table:table-cell table:number-columns-repeated="2"/>
          <table:table-cell office:value-type="string" calcext:value-type="string">
            <text:p>X</text:p>
          </table:table-cell>
          <table:table-cell/>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Judas Ziege</text:p>
          </table:table-cell>
          <table:table-cell table:style-name="ce239" office:value-type="string" calcext:value-type="string">
            <text:p>9-</text:p>
          </table:table-cell>
          <table:table-cell table:style-name="ce171" office:value-type="string" calcext:value-type="string">
            <text:p>o.s.</text:p>
          </table:table-cell>
          <table:table-cell table:style-name="ce201"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Sommernachtstraum</text:p>
          </table:table-cell>
          <table:table-cell table:style-name="ce239" office:value-type="string" calcext:value-type="string">
            <text:p>9-</text:p>
          </table:table-cell>
          <table:table-cell table:style-name="ce171"/>
          <table:table-cell table:style-name="ce201"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string" calcext:value-type="string">
            <text:p>27. August 2017</text:p>
          </table:table-cell>
          <table:table-cell table:number-columns-repeated="2"/>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Ab geht die Post</text:p>
          </table:table-cell>
          <table:table-cell table:style-name="ce239" office:value-type="string" calcext:value-type="string">
            <text:p>8+</text:p>
          </table:table-cell>
          <table:table-cell table:style-name="ce164" office:value-type="string" calcext:value-type="string">
            <text:p>F</text:p>
          </table:table-cell>
          <table:table-cell table:style-name="ce201"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f für die Insel</text:p>
          </table:table-cell>
          <table:table-cell table:style-name="ce239" office:value-type="float" office:value="8" calcext:value-type="float">
            <text:p>8</text:p>
          </table:table-cell>
          <table:table-cell table:style-name="ce198" office:value-type="string" calcext:value-type="string">
            <text:p>o.s.</text:p>
          </table:table-cell>
          <table:table-cell table:style-name="ce201"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se nach Indien</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Freundschaftsweg</text:p>
          </table:table-cell>
          <table:table-cell table:style-name="ce239" office:value-type="float" office:value="7" calcext:value-type="float">
            <text:p>7</text:p>
          </table:table-cell>
          <table:table-cell table:style-name="ce198" office:value-type="string" calcext:value-type="string">
            <text:p>o.s.</text:p>
          </table:table-cell>
          <table:table-cell table:style-name="ce201"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fand ich jetzt nicht so gut, wie die 3 Sterne im Führer verheißen</text:p>
          </table:table-cell>
          <table:table-cell office:value-type="string" calcext:value-type="string">
            <text:p>17. May 2017</text:p>
          </table:table-cell>
          <table:table-cell/>
          <table:table-cell office:value-type="float" office:value="1" calcext:value-type="float">
            <text:p>1</text:p>
          </table:table-cell>
          <table:table-cell table:style-name="ce190"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Südwestwand</text:p>
          </table:table-cell>
          <table:table-cell table:style-name="ce239" office:value-type="string" calcext:value-type="string">
            <text:p>6+</text:p>
          </table:table-cell>
          <table:table-cell table:style-name="ce198" office:value-type="string" calcext:value-type="string">
            <text:p>o.s.</text:p>
          </table:table-cell>
          <table:table-cell table:style-name="ce201"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cool!</text:p>
          </table:table-cell>
          <table:table-cell office:value-type="string" calcext:value-type="string">
            <text:p>17. May 2017</text:p>
          </table:table-cell>
          <table:table-cell table:number-columns-repeated="2"/>
          <table:table-cell table:style-name="ce190"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Franken Plaisir</text:p>
          </table:table-cell>
          <table:table-cell table:style-name="ce239" office:value-type="string" calcext:value-type="string">
            <text:p>5+</text:p>
          </table:table-cell>
          <table:table-cell table:style-name="ce198" office:value-type="string" calcext:value-type="string">
            <text:p>o.s.</text:p>
          </table:table-cell>
          <table:table-cell table:style-name="ce201"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chwer oben</text:p>
          </table:table-cell>
          <table:table-cell office:value-type="string" calcext:value-type="string">
            <text:p>13. May 2017</text:p>
          </table:table-cell>
          <table:table-cell table:number-columns-repeated="2"/>
          <table:table-cell table:style-name="ce190" office:value-type="string" calcext:value-type="string">
            <text:p>ist okay die Wand... Nichts besonderes</text:p>
          </table:table-cell>
          <table:table-cell table:number-columns-repeated="1012"/>
        </table:table-row>
        <table:table-row table:style-name="ro1">
          <table:table-cell office:value-type="string" calcext:value-type="string">
            <text:p>Cafe Caspary</text:p>
          </table:table-cell>
          <table:table-cell table:style-name="ce239" office:value-type="string" calcext:value-type="string">
            <text:p>5+</text:p>
          </table:table-cell>
          <table:table-cell table:style-name="ce198" office:value-type="string" calcext:value-type="string">
            <text:p>o.s.</text:p>
          </table:table-cell>
          <table:table-cell table:style-name="ce201"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chwer oben</text:p>
          </table:table-cell>
          <table:table-cell office:value-type="string" calcext:value-type="string">
            <text:p>13. May 2017</text:p>
          </table:table-cell>
          <table:table-cell table:number-columns-repeated="2"/>
          <table:table-cell table:style-name="ce190" office:value-type="string" calcext:value-type="string">
            <text:p>ist okay die Wand... Nichts besonderes</text:p>
          </table:table-cell>
          <table:table-cell table:number-columns-repeated="1012"/>
        </table:table-row>
        <table:table-row table:style-name="ro1">
          <table:table-cell table:style-name="ce116" office:value-type="string" calcext:value-type="string">
            <text:p>Flex Control</text:p>
          </table:table-cell>
          <table:table-cell table:style-name="ce148" office:value-type="string" calcext:value-type="string">
            <text:p>10-</text:p>
          </table:table-cell>
          <table:table-cell table:style-name="ce164"/>
          <table:table-cell table:style-name="ce201"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wahnsinns Platte mit diffiziler technischer Kletterei into krass dynamisches Dach. Richtig geile Tour!</text:p>
          </table:table-cell>
          <table:table-cell office:value-type="string" calcext:value-type="string">
            <text:p>25. May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itchcraft</text:p>
          </table:table-cell>
          <table:table-cell table:style-name="ce239" office:value-type="string" calcext:value-type="string">
            <text:p>10-</text:p>
          </table:table-cell>
          <table:table-cell table:style-name="ce198"/>
          <table:table-cell table:style-name="ce201" office:value-type="string" calcext:value-type="string">
            <text:p>Neumühle</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soft</text:p>
          </table:table-cell>
          <table:table-cell office:value-type="string" calcext:value-type="string">
            <text:p>Soft, 1 Tag mit völlig zerstörter Haut, eine der besten Touren Frankens!!!</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19" office:value-type="string" calcext:value-type="string">
            <text:p>Amadeus Schwarzenegger</text:p>
          </table:table-cell>
          <table:table-cell table:style-name="ce150" office:value-type="string" calcext:value-type="string">
            <text:p>10-</text:p>
          </table:table-cell>
          <table:table-cell table:style-name="ce165"/>
          <table:table-cell table:style-name="ce201"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65"/>
          <table:table-cell table:style-name="ce124" office:value-type="string" calcext:value-type="string">
            <text:p>sehr schwierige Boulderstelle an unangenehmen 1-2 Finger Steller am Wulst. Oben raus leicht. Verletzungspotential; Beta: unten auf dem Band stehen, links in 2 Finger Loch (mittlere beiden Finger). Rechts auf Zange abfassen, mit rechts in offensichtlichen Tritt stehen. Rechts verlängern auf 2 Finger Zange. Trittwechsel und rechten Hook in Verschneidung mit links auf Mono-Zange abfassen. Rechts auf Tritt wechseln und links in guten Tritt steigen. Jetzt schwerster Zug: Verlängern auf 2 Finger Leiste (erst als Zange fangen, dann stellen). Mit rechts tief stehen (dort wo der Hook lag) und rechts in guten Sloper schnappen (weit!). Von dort klippen. Links Mono, kleinen Tritt anstehen und auf Leistengekrümel. Tief stehen und links auf Sloperleiste. Rechts auf 3 Fingersteller, links auf Leiste und rechts Henkel. Oben raus leicht</text:p>
          </table:table-cell>
          <table:table-cell/>
          <table:table-cell office:value-type="string" calcext:value-type="string">
            <text:p>X</text:p>
          </table:table-cell>
          <table:table-cell office:value-type="float" office:value="2" calcext:value-type="float">
            <text:p>2</text:p>
          </table:table-cell>
          <table:table-cell table:style-name="ce195" office:value-type="string" calcext:value-type="string">
            <text:p>trocknet schnell ab. Abgespeckt aber sehr gute Touren!!!</text:p>
          </table:table-cell>
          <table:table-cell table:number-columns-repeated="1012"/>
        </table:table-row>
        <table:table-row table:style-name="ro1">
          <table:table-cell table:style-name="ce116" office:value-type="string" calcext:value-type="string">
            <text:p>Magnet</text:p>
          </table:table-cell>
          <table:table-cell table:style-name="ce148" office:value-type="float" office:value="9" calcext:value-type="float">
            <text:p>9</text:p>
          </table:table-cell>
          <table:table-cell table:style-name="ce164"/>
          <table:table-cell table:style-name="ce201"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16" office:value-type="string" calcext:value-type="string">
            <text:p>hart! Weiter Spanner in die "Pistole". Dann etwas leichter und oben luftig weite Züge an schlechten Griffen im pumpigen Gelände</text:p>
          </table:table-cell>
          <table:table-cell table:style-name="ce193" office:value-type="date" office:date-value="2016-09-01" calcext:value-type="date">
            <text:p>2016-09-01</text:p>
          </table:table-cell>
          <table:table-cell/>
          <table:table-cell office:value-type="float" office:value="2" calcext:value-type="float">
            <text:p>2</text:p>
          </table:table-cell>
          <table:table-cell table:style-name="ce195" office:value-type="string" calcext:value-type="string">
            <text:p>trocknet schnell ab. Abgespeckt aber sehr gute Touren!!!</text:p>
          </table:table-cell>
          <table:table-cell table:number-columns-repeated="1012"/>
        </table:table-row>
        <table:table-row table:style-name="ro1">
          <table:table-cell table:style-name="ce116" office:value-type="string" calcext:value-type="string">
            <text:p>Rubberneck</text:p>
          </table:table-cell>
          <table:table-cell table:style-name="ce148" office:value-type="string" calcext:value-type="string">
            <text:p>8+</text:p>
          </table:table-cell>
          <table:table-cell table:style-name="ce164"/>
          <table:table-cell table:style-name="ce201"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16" office:value-type="string" calcext:value-type="string">
            <text:p>schwer am Wulst, hart zu onsighten</text:p>
          </table:table-cell>
          <table:table-cell table:style-name="ce193" office:value-type="date" office:date-value="2016-09-01" calcext:value-type="date">
            <text:p>2016-09-01</text:p>
          </table:table-cell>
          <table:table-cell table:number-columns-repeated="2"/>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Fight Gravity</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soft</text:p>
          </table:table-cell>
          <table:table-cell office:value-type="string" calcext:value-type="string">
            <text:p>Super cool :), hat sich eher einfach für den Grad angefühlt</text:p>
          </table:table-cell>
          <table:table-cell office:value-type="float" office:value="2013" calcext:value-type="float">
            <text:p>2013</text:p>
          </table:table-cell>
          <table:table-cell/>
          <table:table-cell office:value-type="float" office:value="3" calcext:value-type="float">
            <text:p>3</text:p>
          </table:table-cell>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Direkte Westwand</text:p>
          </table:table-cell>
          <table:table-cell table:style-name="ce239" office:value-type="float" office:value="8" calcext:value-type="float">
            <text:p>8</text:p>
          </table:table-cell>
          <table:table-cell table:style-name="ce164" office:value-type="string" calcext:value-type="string">
            <text:p>F</text:p>
          </table:table-cell>
          <table:table-cell table:style-name="ce201"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Bei 5° und Killerwind... oben scary</text:p>
          </table:table-cell>
          <table:table-cell table:style-name="ce193" office:value-type="date" office:date-value="2016-10-01" calcext:value-type="date">
            <text:p>2016-10-01</text:p>
          </table:table-cell>
          <table:table-cell table:number-columns-repeated="2"/>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Apokalypse</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loperstelle nach dem zweiten Haken, sehr weite Hakenabstände</text:p>
          </table:table-cell>
          <table:table-cell table:style-name="ce193" office:value-type="date" office:date-value="2016-09-01" calcext:value-type="date">
            <text:p>2016-09-01</text:p>
          </table:table-cell>
          <table:table-cell table:number-columns-repeated="2"/>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Lohengrin</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chwer</text:p>
          </table:table-cell>
          <table:table-cell office:value-type="float" office:value="2013" calcext:value-type="float">
            <text:p>2013</text:p>
          </table:table-cell>
          <table:table-cell table:number-columns-repeated="2"/>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Westverschneidung</text:p>
          </table:table-cell>
          <table:table-cell table:style-name="ce239" office:value-type="string" calcext:value-type="string">
            <text:p>6+</text:p>
          </table:table-cell>
          <table:table-cell table:style-name="ce198" office:value-type="string" calcext:value-type="string">
            <text:p>o.s.</text:p>
          </table:table-cell>
          <table:table-cell table:style-name="ce201"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Gute Genußtour, allerdings weite HA, würde ich keinem 7er Kletterer empfehlen</text:p>
          </table:table-cell>
          <table:table-cell table:style-name="ce193" office:value-type="date" office:date-value="2018-02-24" calcext:value-type="date">
            <text:p>2018-02-24</text:p>
          </table:table-cell>
          <table:table-cell table:number-columns-repeated="2"/>
          <table:table-cell table:style-name="ce195"/>
          <table:table-cell table:number-columns-repeated="1012"/>
        </table:table-row>
        <table:table-row table:style-name="ro1">
          <table:table-cell office:value-type="string" calcext:value-type="string">
            <text:p>SMS</text:p>
          </table:table-cell>
          <table:table-cell table:style-name="ce239" office:value-type="string" calcext:value-type="string">
            <text:p>10-</text:p>
          </table:table-cell>
          <table:table-cell table:style-name="ce198" office:value-type="string" calcext:value-type="string">
            <text:p>2. Go</text:p>
          </table:table-cell>
          <table:table-cell table:style-name="ce201"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Ohne zu übertreiben eine der besten Routen in dem Grad in Franken</text:p>
          </table:table-cell>
          <table:table-cell table:style-name="ce193" office:value-type="date" office:date-value="2019-06-12" calcext:value-type="date">
            <text:p>2019-06-12</text:p>
          </table:table-cell>
          <table:table-cell/>
          <table:table-cell office:value-type="float" office:value="3" calcext:value-type="float">
            <text:p>3</text:p>
          </table:table-cell>
          <table:table-cell table:style-name="ce195"/>
          <table:table-cell table:number-columns-repeated="1012"/>
        </table:table-row>
        <table:table-row table:style-name="ro1">
          <table:table-cell office:value-type="string" calcext:value-type="string">
            <text:p>(?)</text:p>
          </table:table-cell>
          <table:table-cell table:style-name="ce239" office:value-type="string" calcext:value-type="string">
            <text:p>8+</text:p>
          </table:table-cell>
          <table:table-cell table:style-name="ce198" office:value-type="string" calcext:value-type="string">
            <text:p>F</text:p>
          </table:table-cell>
          <table:table-cell table:style-name="ce201"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9-06-12" calcext:value-type="date">
            <text:p>2019-06-12</text:p>
          </table:table-cell>
          <table:table-cell table:number-columns-repeated="2"/>
          <table:table-cell table:style-name="ce195"/>
          <table:table-cell table:number-columns-repeated="1012"/>
        </table:table-row>
        <table:table-row table:style-name="ro1">
          <table:table-cell office:value-type="string" calcext:value-type="string">
            <text:p>Schwarze Magie</text:p>
          </table:table-cell>
          <table:table-cell table:style-name="ce239" office:value-type="string" calcext:value-type="string">
            <text:p>8+</text:p>
          </table:table-cell>
          <table:table-cell table:style-name="ce164" office:value-type="string" calcext:value-type="string">
            <text:p>F</text:p>
          </table:table-cell>
          <table:table-cell table:style-name="ce123"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weite Hakenabstände, cool und scary</text:p>
          </table:table-cell>
          <table:table-cell office:value-type="string" calcext:value-type="string">
            <text:p>2.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isyphos</text:p>
          </table:table-cell>
          <table:table-cell table:style-name="ce239" office:value-type="string" calcext:value-type="string">
            <text:p>8-</text:p>
          </table:table-cell>
          <table:table-cell table:style-name="ce164" office:value-type="string" calcext:value-type="string">
            <text:p>F</text:p>
          </table:table-cell>
          <table:table-cell table:style-name="ce123"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8 mal an einem Tag auf Speed geklettert</text:p>
          </table:table-cell>
          <table:table-cell office:value-type="string" calcext:value-type="string">
            <text:p>2. April 2017</text:p>
          </table:table-cell>
          <table:table-cell table:number-columns-repeated="1015"/>
        </table:table-row>
        <table:table-row table:style-name="ro1">
          <table:table-cell office:value-type="string" calcext:value-type="string">
            <text:p>Peitsche</text:p>
          </table:table-cell>
          <table:table-cell table:style-name="ce239" office:value-type="string" calcext:value-type="string">
            <text:p>7+</text:p>
          </table:table-cell>
          <table:table-cell table:style-name="ce164" office:value-type="string" calcext:value-type="string">
            <text:p>F</text:p>
          </table:table-cell>
          <table:table-cell table:style-name="ce123"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Riss! Handklemmer, cool</text:p>
          </table:table-cell>
          <table:table-cell office:value-type="string" calcext:value-type="string">
            <text:p>2. April 2017</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Sunblocker</text:p>
          </table:table-cell>
          <table:table-cell table:style-name="ce148" office:value-type="string" calcext:value-type="string">
            <text:p>10-/10</text:p>
          </table:table-cell>
          <table:table-cell table:style-name="ce164"/>
          <table:table-cell table:style-name="ce201"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richtig deluxe Wandkletterei, am 5. Go des Tages nach 3x Abfallen am Schlusszug (4 Finger auf der Leiste sind besser als nur zwei... :-D ) gerade so pben kleben geblieben. Sauuuugeil!</text:p>
          </table:table-cell>
          <table:table-cell office:value-type="string" calcext:value-type="string">
            <text:p>8.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irefighter</text:p>
          </table:table-cell>
          <table:table-cell table:style-name="ce239" office:value-type="float" office:value="9" calcext:value-type="float">
            <text:p>9</text:p>
          </table:table-cell>
          <table:table-cell table:style-name="ce164"/>
          <table:table-cell table:style-name="ce201"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quasi Flash</text:p>
          </table:table-cell>
          <table:table-cell office:value-type="string" calcext:value-type="string">
            <text:p>1. April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childkröte</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Güllich, Platten 8er! Super stolzer Onsight</text:p>
          </table:table-cell>
          <table:table-cell office:value-type="float" office:value="2014" calcext:value-type="float">
            <text:p>2014</text:p>
          </table:table-cell>
          <table:table-cell/>
          <table:table-cell office:value-type="float" office:value="2" calcext:value-type="float">
            <text:p>2</text:p>
          </table:table-cell>
          <table:table-cell table:style-name="ce195"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Arnoldplatte light</text:p>
          </table:table-cell>
          <table:table-cell table:style-name="ce239" office:value-type="string" calcext:value-type="string">
            <text:p>7+</text:p>
          </table:table-cell>
          <table:table-cell table:style-name="ce198" office:value-type="string" calcext:value-type="string">
            <text:p>o.s.</text:p>
          </table:table-cell>
          <table:table-cell table:style-name="ce201"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Unnamed</text:p>
          </table:table-cell>
          <table:table-cell table:style-name="ce239" office:value-type="string" calcext:value-type="string">
            <text:p>9-</text:p>
          </table:table-cell>
          <table:table-cell table:style-name="ce164" office:value-type="string" calcext:value-type="string">
            <text:p>F</text:p>
          </table:table-cell>
          <table:table-cell table:style-name="ce201"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au cool, dass ich´s geflasht habe aber das ist nicht 9+/10-. Eher 9+. Trotzdem fit! Gebohrte Löcher und Kurbelzüge</text:p>
          </table:table-cell>
          <table:table-cell office:value-type="string" calcext:value-type="string">
            <text:p>7. May 2017</text:p>
          </table:table-cell>
          <table:table-cell table:number-columns-repeated="1015"/>
        </table:table-row>
        <table:table-row table:style-name="ro1">
          <table:table-cell office:value-type="string" calcext:value-type="string">
            <text:p>Via Carmen</text:p>
          </table:table-cell>
          <table:table-cell table:style-name="ce239" office:value-type="float" office:value="8" calcext:value-type="float">
            <text:p>8</text:p>
          </table:table-cell>
          <table:table-cell table:style-name="ce198" office:value-type="string" calcext:value-type="string">
            <text:p>o.s.</text:p>
          </table:table-cell>
          <table:table-cell table:style-name="ce201"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echt hart oben!</text:p>
          </table:table-cell>
          <table:table-cell office:value-type="string" calcext:value-type="string">
            <text:p>7. May 2017</text:p>
          </table:table-cell>
          <table:table-cell table:number-columns-repeated="1015"/>
        </table:table-row>
        <table:table-row table:style-name="ro1">
          <table:table-cell office:value-type="string" calcext:value-type="string">
            <text:p>Alte Route</text:p>
          </table:table-cell>
          <table:table-cell table:style-name="ce239" office:value-type="float" office:value="7" calcext:value-type="float">
            <text:p>7</text:p>
          </table:table-cell>
          <table:table-cell table:style-name="ce164" office:value-type="string" calcext:value-type="string">
            <text:p>F</text:p>
          </table:table-cell>
          <table:table-cell table:style-name="ce201"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nicht so gut. Hat keinen Stern verdient</text:p>
          </table:table-cell>
          <table:table-cell office:value-type="string" calcext:value-type="string">
            <text:p>7. May 2017</text:p>
          </table:table-cell>
          <table:table-cell table:number-columns-repeated="1015"/>
        </table:table-row>
        <table:table-row table:style-name="ro1">
          <table:table-cell office:value-type="string" calcext:value-type="string">
            <text:p>Tower of Power</text:p>
          </table:table-cell>
          <table:table-cell table:style-name="ce239" office:value-type="string" calcext:value-type="string">
            <text:p>8+/9-</text:p>
          </table:table-cell>
          <table:table-cell table:style-name="ce198"/>
          <table:table-cell table:style-name="ce201" office:value-type="string" calcext:value-type="string">
            <text:p>Glatte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mpensau</text:p>
          </table:table-cell>
          <table:table-cell table:style-name="ce239" office:value-type="string" calcext:value-type="string">
            <text:p>10-</text:p>
          </table:table-cell>
          <table:table-cell table:style-name="ce198" office:value-type="string" calcext:value-type="string">
            <text:p>2. Go</text:p>
          </table:table-cell>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8"/>
          <table:table-cell table:style-name="ce142" office:value-type="string" calcext:value-type="string">
            <text:p>1. Versuch nach dem Ausbouldern. Coole Variation, die die Zwei Muskeltiere schon ein ganzen Tacken schwerer macht!</text:p>
          </table:table-cell>
          <table:table-cell office:value-type="string" calcext:value-type="string">
            <text:p>15. August 2017</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Doppelpack</text:p>
          </table:table-cell>
          <table:table-cell table:style-name="ce148" office:value-type="string" calcext:value-type="string">
            <text:p>10-</text:p>
          </table:table-cell>
          <table:table-cell table:style-name="ce164"/>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Boulderstelle unten an Leisten, oben pumpig. Einfingersplitloch für rechte Hand, 3 Tage</text:p>
          </table:table-cell>
          <table:table-cell office:value-type="float" office:value="2015" calcext:value-type="float">
            <text:p>2015</text:p>
          </table:table-cell>
          <table:table-cell/>
          <table:table-cell office:value-type="float" office:value="2" calcext:value-type="float">
            <text:p>2</text:p>
          </table:table-cell>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Leichte Beute</text:p>
          </table:table-cell>
          <table:table-cell table:style-name="ce148" office:value-type="string" calcext:value-type="string">
            <text:p>9+/10-</text:p>
          </table:table-cell>
          <table:table-cell table:style-name="ce164"/>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cooler Sprung, unklar, ob Klaus mir beim abhalten des Schwungs zu wenig Seil gegeben hat. Er sagt es war Schlappseil drin. Bisschen ärgerlich, aber coole Tour auf jeden Fall!</text:p>
          </table:table-cell>
          <table:table-cell office:value-type="string" calcext:value-type="string">
            <text:p>5 April 2017</text:p>
          </table:table-cell>
          <table:table-cell/>
          <table:table-cell office:value-type="float" office:value="1" calcext:value-type="float">
            <text:p>1</text:p>
          </table:table-cell>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Die Zwei Muskeltiere</text:p>
          </table:table-cell>
          <table:table-cell table:style-name="ce148" office:value-type="string" calcext:value-type="string">
            <text:p>9+</text:p>
          </table:table-cell>
          <table:table-cell table:style-name="ce164" office:value-type="string" calcext:value-type="string">
            <text:p>F</text:p>
          </table:table-cell>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Fette Tour! Cool sie zu flashen! Bin fit! Mit Assi, Waldeck und Jakob</text:p>
          </table:table-cell>
          <table:table-cell office:value-type="string" calcext:value-type="string">
            <text:p>15. August 2017</text:p>
          </table:table-cell>
          <table:table-cell/>
          <table:table-cell office:value-type="float" office:value="2" calcext:value-type="float">
            <text:p>2</text:p>
          </table:table-cell>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Massaker</text:p>
          </table:table-cell>
          <table:table-cell table:style-name="ce148" office:value-type="float" office:value="9" calcext:value-type="float">
            <text:p>9</text:p>
          </table:table-cell>
          <table:table-cell table:style-name="ce164"/>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urze Maxkraftroute. Oft nass</text:p>
          </table:table-cell>
          <table:table-cell office:value-type="float" office:value="2014" calcext:value-type="float">
            <text:p>2014</text:p>
          </table:table-cell>
          <table:table-cell/>
          <table:table-cell office:value-type="float" office:value="1" calcext:value-type="float">
            <text:p>1</text:p>
          </table:table-cell>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Checkpoint Charlie (Pickelsau)</text:p>
          </table:table-cell>
          <table:table-cell table:style-name="ce148" office:value-type="string" calcext:value-type="string">
            <text:p>9-</text:p>
          </table:table-cell>
          <table:table-cell table:style-name="ce164" office:value-type="string" calcext:value-type="string">
            <text:p>F</text:p>
          </table:table-cell>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Hungry Eyes</text:p>
          </table:table-cell>
          <table:table-cell table:style-name="ce239" office:value-type="string" calcext:value-type="string">
            <text:p>8+</text:p>
          </table:table-cell>
          <table:table-cell table:style-name="ce198" office:value-type="string" calcext:value-type="string">
            <text:p>2. Go</text:p>
          </table:table-cell>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2. Go, schwer</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Miss Piggy</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cooler als Vanceman</text:p>
          </table:table-cell>
          <table:table-cell office:value-type="string" calcext:value-type="string">
            <text:p>15. August 2017</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Vanceman</text:p>
          </table:table-cell>
          <table:table-cell table:style-name="ce239" office:value-type="float" office:value="8" calcext:value-type="float">
            <text:p>8</text:p>
          </table:table-cell>
          <table:table-cell table:style-name="ce198" office:value-type="string" calcext:value-type="string">
            <text:p>o.s.</text:p>
          </table:table-cell>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chmerzhaft &amp; schwer</text:p>
          </table:table-cell>
          <table:table-cell office:value-type="string" calcext:value-type="string">
            <text:p>15. August 2017</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chweine im Weltall</text:p>
          </table:table-cell>
          <table:table-cell table:style-name="ce239" office:value-type="float" office:value="8" calcext:value-type="float">
            <text:p>8</text:p>
          </table:table-cell>
          <table:table-cell table:style-name="ce198" office:value-type="string" calcext:value-type="string">
            <text:p>o.s.</text:p>
          </table:table-cell>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verrückte Hooks</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ny Chance</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chöner als Second Chance</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econd Chance</text:p>
          </table:table-cell>
          <table:table-cell table:style-name="ce239" office:value-type="string" calcext:value-type="string">
            <text:p>8-</text:p>
          </table:table-cell>
          <table:table-cell table:style-name="ce164" office:value-type="string" calcext:value-type="string">
            <text:p>F</text:p>
          </table:table-cell>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Hörnchen</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kurz aber nett</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Die alte Sau</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kräftig</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Zeitspiel</text:p>
          </table:table-cell>
          <table:table-cell table:style-name="ce239" office:value-type="string" calcext:value-type="string">
            <text:p>7-</text:p>
          </table:table-cell>
          <table:table-cell table:style-name="ce198"/>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trad</text:p>
          </table:table-cell>
          <table:table-cell office:value-type="string" calcext:value-type="string">
            <text:p>Trad, richtig scary</text:p>
          </table:table-cell>
          <table:table-cell office:value-type="string" calcext:value-type="string">
            <text:p>15. August 2017</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us die Maus</text:p>
          </table:table-cell>
          <table:table-cell table:style-name="ce239" office:value-type="string" calcext:value-type="string">
            <text:p>6+</text:p>
          </table:table-cell>
          <table:table-cell table:style-name="ce198" office:value-type="string" calcext:value-type="string">
            <text:p>o.s.</text:p>
          </table:table-cell>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Krampfhammer</text:p>
          </table:table-cell>
          <table:table-cell table:style-name="ce239" office:value-type="float" office:value="9" calcext:value-type="float">
            <text:p>9</text:p>
          </table:table-cell>
          <table:table-cell table:style-name="ce198" office:value-type="string" calcext:value-type="string">
            <text:p>2. Go</text:p>
          </table:table-cell>
          <table:table-cell table:style-name="ce201"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soft</text:p>
          </table:table-cell>
          <table:table-cell office:value-type="string" calcext:value-type="string">
            <text:p>2. Go, soft</text:p>
          </table:table-cell>
          <table:table-cell office:value-type="float" office:value="2014" calcext:value-type="float">
            <text:p>2014</text:p>
          </table:table-cell>
          <table:table-cell/>
          <table:table-cell table:style-name="ce195" office:value-type="float" office:value="1" calcext:value-type="float">
            <text:p>1</text:p>
          </table:table-cell>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Strohdach</text:p>
          </table:table-cell>
          <table:table-cell table:style-name="ce239" office:value-type="string" calcext:value-type="string">
            <text:p>8+/9-</text:p>
          </table:table-cell>
          <table:table-cell table:style-name="ce198" office:value-type="string" calcext:value-type="string">
            <text:p>o.s.</text:p>
          </table:table-cell>
          <table:table-cell table:style-name="ce201"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Entsafter</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Dampfhammer</text:p>
          </table:table-cell>
          <table:table-cell table:style-name="ce239" office:value-type="float" office:value="8" calcext:value-type="float">
            <text:p>8</text:p>
          </table:table-cell>
          <table:table-cell table:style-name="ce198" office:value-type="string" calcext:value-type="string">
            <text:p>o.s.</text:p>
          </table:table-cell>
          <table:table-cell table:style-name="ce201"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Quergang</text:p>
          </table:table-cell>
          <table:table-cell table:style-name="ce239" office:value-type="string" calcext:value-type="string">
            <text:p>8-</text:p>
          </table:table-cell>
          <table:table-cell table:style-name="ce198"/>
          <table:table-cell table:style-name="ce201"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string" calcext:value-type="string">
            <text:p>15. March 2017</text:p>
          </table:table-cell>
          <table:table-cell table:number-columns-repeated="2"/>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Wilde 13</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The Dance Alone</text:p>
          </table:table-cell>
          <table:table-cell table:style-name="ce239" office:value-type="string" calcext:value-type="string">
            <text:p>9+/10-</text:p>
          </table:table-cell>
          <table:table-cell table:style-name="ce198" office:value-type="string" calcext:value-type="string">
            <text:p>2. Go</text:p>
          </table:table-cell>
          <table:table-cell table:style-name="ce201"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Versuch, hirnrissig abgesicht aber sehr schön. Soft</text:p>
          </table:table-cell>
          <table:table-cell table:style-name="ce193" office:value-type="date" office:date-value="2015-04-01" calcext:value-type="date">
            <text:p>2015-04-01</text:p>
          </table:table-cell>
          <table:table-cell/>
          <table:table-cell office:value-type="float" office:value="3" calcext:value-type="float">
            <text:p>3</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hatreng</text:p>
          </table:table-cell>
          <table:table-cell table:style-name="ce239" office:value-type="string" calcext:value-type="string">
            <text:p>9+</text:p>
          </table:table-cell>
          <table:table-cell table:style-name="ce198" office:value-type="string" calcext:value-type="string">
            <text:p>2. Go</text:p>
          </table:table-cell>
          <table:table-cell table:style-name="ce201"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Genialer Plattenboulder!</text:p>
          </table:table-cell>
          <table:table-cell table:style-name="ce193" office:value-type="date" office:date-value="2019-03-24" calcext:value-type="date">
            <text:p>2019-03-24</text:p>
          </table:table-cell>
          <table:table-cell/>
          <table:table-cell office:value-type="float" office:value="3" calcext:value-type="float">
            <text:p>3</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Weg des geringsten Widerstands</text:p>
          </table:table-cell>
          <table:table-cell table:style-name="ce239" office:value-type="float" office:value="9" calcext:value-type="float">
            <text:p>9</text:p>
          </table:table-cell>
          <table:table-cell table:style-name="ce198"/>
          <table:table-cell table:style-name="ce201"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richtig lässiger Link-up. Klettert sich mega gut</text:p>
          </table:table-cell>
          <table:table-cell table:style-name="ce193" office:value-type="date" office:date-value="2019-03-24" calcext:value-type="date">
            <text:p>2019-03-24</text:p>
          </table:table-cell>
          <table:table-cell/>
          <table:table-cell office:value-type="float" office:value="2" calcext:value-type="float">
            <text:p>2</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Zaphod</text:p>
          </table:table-cell>
          <table:table-cell table:style-name="ce239" office:value-type="string" calcext:value-type="string">
            <text:p>9-/9</text:p>
          </table:table-cell>
          <table:table-cell table:style-name="ce198"/>
          <table:table-cell table:style-name="ce201"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wunderschön! Eine der besten 9er in Franken</text:p>
          </table:table-cell>
          <table:table-cell table:style-name="ce193" office:value-type="date" office:date-value="2015-04-01" calcext:value-type="date">
            <text:p>2015-04-01</text:p>
          </table:table-cell>
          <table:table-cell/>
          <table:table-cell office:value-type="float" office:value="3" calcext:value-type="float">
            <text:p>3</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Alter Mann was nun?</text:p>
          </table:table-cell>
          <table:table-cell table:style-name="ce239" office:value-type="string" calcext:value-type="string">
            <text:p>8+</text:p>
          </table:table-cell>
          <table:table-cell table:style-name="ce198"/>
          <table:table-cell table:style-name="ce201"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unten splittrig aber trotzdem schön</text:p>
          </table:table-cell>
          <table:table-cell table:style-name="ce193" office:value-type="date" office:date-value="2015-04-01" calcext:value-type="date">
            <text:p>2015-04-01</text:p>
          </table:table-cell>
          <table:table-cell table:number-columns-repeated="2"/>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Ton in Ton</text:p>
          </table:table-cell>
          <table:table-cell table:style-name="ce239" office:value-type="string" calcext:value-type="string">
            <text:p>8+</text:p>
          </table:table-cell>
          <table:table-cell table:style-name="ce198" office:value-type="string" calcext:value-type="string">
            <text:p>F</text:p>
          </table:table-cell>
          <table:table-cell table:style-name="ce201"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total geil! 3 Sterne!</text:p>
          </table:table-cell>
          <table:table-cell table:style-name="ce193" office:value-type="date" office:date-value="2019-03-24" calcext:value-type="date">
            <text:p>2019-03-24</text:p>
          </table:table-cell>
          <table:table-cell/>
          <table:table-cell office:value-type="float" office:value="3" calcext:value-type="float">
            <text:p>3</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ky Marshal</text:p>
          </table:table-cell>
          <table:table-cell table:style-name="ce239" office:value-type="string" calcext:value-type="string">
            <text:p>10-</text:p>
          </table:table-cell>
          <table:table-cell table:style-name="ce198" office:value-type="string" calcext:value-type="string">
            <text:p>2. Go</text:p>
          </table:table-cell>
          <table:table-cell table:style-name="ce201"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98"/>
          <table:table-cell table:style-name="ce142" office:value-type="string" calcext:value-type="string">
            <text:p>2. Go, saugut!</text:p>
          </table:table-cell>
          <table:table-cell office:value-type="string" calcext:value-type="string">
            <text:p>6. May 2017</text:p>
          </table:table-cell>
          <table:table-cell/>
          <table:table-cell office:value-type="float" office:value="3" calcext:value-type="float">
            <text:p>3</text:p>
          </table:table-cell>
          <table:table-cell table:style-name="ce195" office:value-type="string" calcext:value-type="string">
            <text:p>Plattenkletterei vom feinsten</text:p>
          </table:table-cell>
          <table:table-cell table:number-columns-repeated="1012"/>
        </table:table-row>
        <table:table-row table:style-name="ro1">
          <table:table-cell table:style-name="ce131" office:value-type="string" calcext:value-type="string">
            <text:p>Flugkontrolle</text:p>
          </table:table-cell>
          <table:table-cell table:style-name="ce155" office:value-type="string" calcext:value-type="string">
            <text:p>9+/10-</text:p>
          </table:table-cell>
          <table:table-cell table:style-name="ce172" office:value-type="string" calcext:value-type="string">
            <text:p>4. Go</text:p>
          </table:table-cell>
          <table:table-cell table:style-name="ce201"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31"/>
          <table:table-cell table:style-name="ce172" office:value-type="string" calcext:value-type="string">
            <text:p>4. Go. Erste 8a, Platte, steht auch als 7c+ manchmal drin</text:p>
          </table:table-cell>
          <table:table-cell office:value-type="float" office:value="2014" calcext:value-type="float">
            <text:p>2014</text:p>
          </table:table-cell>
          <table:table-cell/>
          <table:table-cell office:value-type="float" office:value="2" calcext:value-type="float">
            <text:p>2</text:p>
          </table:table-cell>
          <table:table-cell table:style-name="ce195" office:value-type="string" calcext:value-type="string">
            <text:p>Plattenkletterei vom feinsten</text:p>
          </table:table-cell>
          <table:table-cell table:number-columns-repeated="1012"/>
        </table:table-row>
        <table:table-row table:style-name="ro1">
          <table:table-cell table:style-name="ce116" office:value-type="string" calcext:value-type="string">
            <text:p>Omaha Beach</text:p>
          </table:table-cell>
          <table:table-cell table:style-name="ce148" office:value-type="string" calcext:value-type="string">
            <text:p>9+</text:p>
          </table:table-cell>
          <table:table-cell table:style-name="ce120"/>
          <table:table-cell table:style-name="ce201"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16"/>
          <table:table-cell table:style-name="ce120" office:value-type="string" calcext:value-type="string">
            <text:p>mit Sky Marshal zusammen.</text:p>
          </table:table-cell>
          <table:table-cell office:value-type="string" calcext:value-type="string">
            <text:p>6. May 2017</text:p>
          </table:table-cell>
          <table:table-cell/>
          <table:table-cell office:value-type="float" office:value="1" calcext:value-type="float">
            <text:p>1</text:p>
          </table:table-cell>
          <table:table-cell table:style-name="ce195" office:value-type="string" calcext:value-type="string">
            <text:p>Plattenkletterei vom feinsten</text:p>
          </table:table-cell>
          <table:table-cell table:number-columns-repeated="1012"/>
        </table:table-row>
        <table:table-row table:style-name="ro1">
          <table:table-cell office:value-type="string" calcext:value-type="string">
            <text:p>Cafe Kraft</text:p>
          </table:table-cell>
          <table:table-cell table:style-name="ce239" office:value-type="float" office:value="9" calcext:value-type="float">
            <text:p>9</text:p>
          </table:table-cell>
          <table:table-cell table:style-name="ce198" office:value-type="string" calcext:value-type="string">
            <text:p>2. Go</text:p>
          </table:table-cell>
          <table:table-cell table:style-name="ce201"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Go</text:p>
          </table:table-cell>
          <table:table-cell office:value-type="float" office:value="2014" calcext:value-type="float">
            <text:p>2014</text:p>
          </table:table-cell>
          <table:table-cell table:number-columns-repeated="2"/>
          <table:table-cell table:style-name="ce195" office:value-type="string" calcext:value-type="string">
            <text:p>Plattenkletterei vom feinsten</text:p>
          </table:table-cell>
          <table:table-cell table:number-columns-repeated="1012"/>
        </table:table-row>
        <table:table-row table:style-name="ro1">
          <table:table-cell office:value-type="string" calcext:value-type="string">
            <text:p>New Dimensions</text:p>
          </table:table-cell>
          <table:table-cell table:style-name="ce239" office:value-type="string" calcext:value-type="string">
            <text:p>8+/9-</text:p>
          </table:table-cell>
          <table:table-cell table:style-name="ce164" office:value-type="string" calcext:value-type="string">
            <text:p>F</text:p>
          </table:table-cell>
          <table:table-cell table:style-name="ce201"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Plattenkletterei vom feinsten</text:p>
          </table:table-cell>
          <table:table-cell table:number-columns-repeated="1012"/>
        </table:table-row>
        <table:table-row table:style-name="ro1">
          <table:table-cell office:value-type="string" calcext:value-type="string">
            <text:p>Computerspiele</text:p>
          </table:table-cell>
          <table:table-cell table:style-name="ce239" office:value-type="float" office:value="8" calcext:value-type="float">
            <text:p>8</text:p>
          </table:table-cell>
          <table:table-cell table:style-name="ce198" office:value-type="string" calcext:value-type="string">
            <text:p>o.s.</text:p>
          </table:table-cell>
          <table:table-cell table:style-name="ce201"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3" calcext:value-type="float">
            <text:p>3</text:p>
          </table:table-cell>
          <table:table-cell table:style-name="ce195" office:value-type="string" calcext:value-type="string">
            <text:p>Plattenkletterei vom feinsten</text:p>
          </table:table-cell>
          <table:table-cell table:number-columns-repeated="1012"/>
        </table:table-row>
        <table:table-row table:style-name="ro1">
          <table:table-cell office:value-type="string" calcext:value-type="string">
            <text:p>Frankengold</text:p>
          </table:table-cell>
          <table:table-cell table:style-name="ce239" office:value-type="string" calcext:value-type="string">
            <text:p>7+</text:p>
          </table:table-cell>
          <table:table-cell table:style-name="ce198" office:value-type="string" calcext:value-type="string">
            <text:p>o.s.</text:p>
          </table:table-cell>
          <table:table-cell table:style-name="ce201"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Plattenkletterei vom feinsten</text:p>
          </table:table-cell>
          <table:table-cell table:number-columns-repeated="1012"/>
        </table:table-row>
        <table:table-row table:style-name="ro1">
          <table:table-cell table:style-name="ce132" office:value-type="string" calcext:value-type="string">
            <text:p>Halloween</text:p>
          </table:table-cell>
          <table:table-cell table:style-name="ce156" office:value-type="float" office:value="10" calcext:value-type="float">
            <text:p>10</text:p>
          </table:table-cell>
          <table:table-cell table:style-name="ce173"/>
          <table:table-cell table:style-name="ce201"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173"/>
          <table:table-cell table:style-name="ce188" office:value-type="string" calcext:value-type="string">
            <text:p>harter 10er aber weltgeile Züge. Sehr steil (mind. 50 Grad) und oben Reichweite mit saugeilem Mono</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obwohl gesperrt ein super Sommefels</text:p>
          </table:table-cell>
          <table:table-cell table:number-columns-repeated="1012"/>
        </table:table-row>
        <table:table-row table:style-name="ro1">
          <table:table-cell office:value-type="string" calcext:value-type="string">
            <text:p>Osho</text:p>
          </table:table-cell>
          <table:table-cell table:style-name="ce239" office:value-type="string" calcext:value-type="string">
            <text:p>10-</text:p>
          </table:table-cell>
          <table:table-cell table:style-name="ce198" office:value-type="string" calcext:value-type="string">
            <text:p>4. Go</text:p>
          </table:table-cell>
          <table:table-cell table:style-name="ce201"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4. Go, eine Session bei 30 Grad im Schatten. Wahnsinn!!!!!</text:p>
          </table:table-cell>
          <table:table-cell table:style-name="ce193" office:value-type="date" office:date-value="2015-07-01" calcext:value-type="date">
            <text:p>2015-07-01</text:p>
          </table:table-cell>
          <table:table-cell/>
          <table:table-cell office:value-type="float" office:value="2" calcext:value-type="float">
            <text:p>2</text:p>
          </table:table-cell>
          <table:table-cell table:style-name="ce190" office:value-type="string" calcext:value-type="string">
            <text:p>obwohl gesperrt ein super Sommefels</text:p>
          </table:table-cell>
          <table:table-cell table:number-columns-repeated="1012"/>
        </table:table-row>
        <table:table-row table:style-name="ro1">
          <table:table-cell table:style-name="ce116" office:value-type="string" calcext:value-type="string">
            <text:p>Simon</text:p>
          </table:table-cell>
          <table:table-cell table:style-name="ce148" office:value-type="string" calcext:value-type="string">
            <text:p>10-</text:p>
          </table:table-cell>
          <table:table-cell table:style-name="ce164"/>
          <table:table-cell table:style-name="ce201"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5" office:value-type="string" calcext:value-type="string">
            <text:p>eine der besten Ausdauerrouten mit genialen Bewegungen, nach 3 Jahren des nicht-wieder-an-den-Felsen-kommens am ersten Tag im 4. Go geklettert. Fit! Ganz oben noch 2 mal gefallen</text:p>
          </table:table-cell>
          <table:table-cell office:value-type="string" calcext:value-type="string">
            <text:p>27 February 2017</text:p>
          </table:table-cell>
          <table:table-cell/>
          <table:table-cell office:value-type="float" office:value="3" calcext:value-type="float">
            <text:p>3</text:p>
          </table:table-cell>
          <table:table-cell table:style-name="ce195" office:value-type="string" calcext:value-type="string">
            <text:p>Winterfels, nur bei unter 10 Grad kletterbar</text:p>
          </table:table-cell>
          <table:table-cell table:number-columns-repeated="1012"/>
        </table:table-row>
        <table:table-row table:style-name="ro1">
          <table:table-cell table:style-name="ce117" office:value-type="string" calcext:value-type="string">
            <text:p>Ehmann Ged. Weg</text:p>
          </table:table-cell>
          <table:table-cell table:style-name="ce149" office:value-type="float" office:value="9" calcext:value-type="float">
            <text:p>9</text:p>
          </table:table-cell>
          <table:table-cell table:style-name="ce198"/>
          <table:table-cell table:style-name="ce201"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98"/>
          <table:table-cell table:number-columns-repeated="2"/>
          <table:table-cell office:value-type="string" calcext:value-type="string">
            <text:p>X</text:p>
          </table:table-cell>
          <table:table-cell/>
          <table:table-cell table:style-name="ce195" office:value-type="string" calcext:value-type="string">
            <text:p>Winterfels, nur bei unter 10 Grad kletterbar</text:p>
          </table:table-cell>
          <table:table-cell table:number-columns-repeated="1012"/>
        </table:table-row>
        <table:table-row table:style-name="ro1">
          <table:table-cell table:style-name="ce116" office:value-type="string" calcext:value-type="string">
            <text:p>Leichte Acht</text:p>
          </table:table-cell>
          <table:table-cell table:style-name="ce148" office:value-type="float" office:value="8" calcext:value-type="float">
            <text:p>8</text:p>
          </table:table-cell>
          <table:table-cell table:style-name="ce171" office:value-type="string" calcext:value-type="string">
            <text:p>o.s.</text:p>
          </table:table-cell>
          <table:table-cell table:style-name="ce201"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ut zum Aufwärmen</text:p>
          </table:table-cell>
          <table:table-cell office:value-type="string" calcext:value-type="string">
            <text:p>27 February 2017</text:p>
          </table:table-cell>
          <table:table-cell table:number-columns-repeated="2"/>
          <table:table-cell table:style-name="ce195" office:value-type="string" calcext:value-type="string">
            <text:p>Winterfels, nur bei unter 10 Grad kletterbar</text:p>
          </table:table-cell>
          <table:table-cell table:number-columns-repeated="1012"/>
        </table:table-row>
        <table:table-row table:style-name="ro1">
          <table:table-cell table:style-name="ce116" office:value-type="string" calcext:value-type="string">
            <text:p>Nasenbohrer</text:p>
          </table:table-cell>
          <table:table-cell table:style-name="ce148" office:value-type="string" calcext:value-type="string">
            <text:p>9+</text:p>
          </table:table-cell>
          <table:table-cell table:style-name="ce171" office:value-type="string" calcext:value-type="string">
            <text:p>F</text:p>
          </table:table-cell>
          <table:table-cell table:style-name="ce201" office:value-type="string" calcext:value-type="string">
            <text:p>Applauskurv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01-06-2019</text:p>
          </table:table-cell>
          <table:table-cell table:number-columns-repeated="2"/>
          <table:table-cell table:style-name="ce195"/>
          <table:table-cell table:number-columns-repeated="1012"/>
        </table:table-row>
        <table:table-row table:style-name="ro1">
          <table:table-cell table:style-name="ce116" office:value-type="string" calcext:value-type="string">
            <text:p>Neigsabbt</text:p>
          </table:table-cell>
          <table:table-cell table:style-name="ce148" office:value-type="string" calcext:value-type="string">
            <text:p>6-</text:p>
          </table:table-cell>
          <table:table-cell table:style-name="ce171" office:value-type="string" calcext:value-type="string">
            <text:p>o.s.</text:p>
          </table:table-cell>
          <table:table-cell table:style-name="ce201"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93" office:value-type="date" office:date-value="2019-03-30" calcext:value-type="date">
            <text:p>2019-03-30</text:p>
          </table:table-cell>
          <table:table-cell table:number-columns-repeated="2"/>
          <table:table-cell table:style-name="ce195" office:value-type="string" calcext:value-type="string">
            <text:p>Perfekte Wand um Leuten das Klettern beizubringen</text:p>
          </table:table-cell>
          <table:table-cell table:number-columns-repeated="1012"/>
        </table:table-row>
        <table:table-row table:style-name="ro1">
          <table:table-cell table:style-name="ce116" office:value-type="string" calcext:value-type="string">
            <text:p>Barbarelli Weg</text:p>
          </table:table-cell>
          <table:table-cell table:style-name="ce148" office:value-type="string" calcext:value-type="string">
            <text:p>4+</text:p>
          </table:table-cell>
          <table:table-cell table:style-name="ce171" office:value-type="string" calcext:value-type="string">
            <text:p>F</text:p>
          </table:table-cell>
          <table:table-cell table:style-name="ce201"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93" office:value-type="date" office:date-value="2019-03-30" calcext:value-type="date">
            <text:p>2019-03-30</text:p>
          </table:table-cell>
          <table:table-cell table:number-columns-repeated="2"/>
          <table:table-cell table:style-name="ce195" office:value-type="string" calcext:value-type="string">
            <text:p>Perfekte Wand um Leuten das Klettern beizubringen</text:p>
          </table:table-cell>
          <table:table-cell table:number-columns-repeated="1012"/>
        </table:table-row>
        <table:table-row table:style-name="ro1">
          <table:table-cell table:style-name="ce116" office:value-type="string" calcext:value-type="string">
            <text:p>Krebs</text:p>
          </table:table-cell>
          <table:table-cell table:style-name="ce148" office:value-type="string" calcext:value-type="string">
            <text:p>4</text:p>
          </table:table-cell>
          <table:table-cell table:style-name="ce171" office:value-type="string" calcext:value-type="string">
            <text:p>o.s.</text:p>
          </table:table-cell>
          <table:table-cell table:style-name="ce201"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93" office:value-type="date" office:date-value="2019-03-30" calcext:value-type="date">
            <text:p>2019-03-30</text:p>
          </table:table-cell>
          <table:table-cell table:number-columns-repeated="2"/>
          <table:table-cell table:style-name="ce195" office:value-type="string" calcext:value-type="string">
            <text:p>Perfekte Wand um Leuten das Klettern beizubringen</text:p>
          </table:table-cell>
          <table:table-cell table:number-columns-repeated="1012"/>
        </table:table-row>
        <table:table-row table:style-name="ro1">
          <table:table-cell table:style-name="ce116" office:value-type="string" calcext:value-type="string">
            <text:p>Stier</text:p>
          </table:table-cell>
          <table:table-cell table:style-name="ce148" office:value-type="string" calcext:value-type="string">
            <text:p>3+</text:p>
          </table:table-cell>
          <table:table-cell table:style-name="ce171" office:value-type="string" calcext:value-type="string">
            <text:p>F</text:p>
          </table:table-cell>
          <table:table-cell table:style-name="ce201"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93" office:value-type="date" office:date-value="2019-03-30" calcext:value-type="date">
            <text:p>2019-03-30</text:p>
          </table:table-cell>
          <table:table-cell table:number-columns-repeated="2"/>
          <table:table-cell table:style-name="ce195" office:value-type="string" calcext:value-type="string">
            <text:p>Perfekte Wand um Leuten das Klettern beizubringen</text:p>
          </table:table-cell>
          <table:table-cell table:number-columns-repeated="1012"/>
        </table:table-row>
        <table:table-row table:style-name="ro1">
          <table:table-cell table:style-name="ce116" office:value-type="string" calcext:value-type="string">
            <text:p>Das Spiel ist aus</text:p>
          </table:table-cell>
          <table:table-cell table:style-name="ce148" office:value-type="string" calcext:value-type="string">
            <text:p>9/9+</text:p>
          </table:table-cell>
          <table:table-cell table:style-name="ce198" office:value-type="string" calcext:value-type="string">
            <text:p>2. Go</text:p>
          </table:table-cell>
          <table:table-cell table:style-name="ce201"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Go</text:p>
          </table:table-cell>
          <table:table-cell office:value-type="float" office:value="2014" calcext:value-type="float">
            <text:p>2014</text:p>
          </table:table-cell>
          <table:table-cell table:number-columns-repeated="2"/>
          <table:table-cell table:style-name="ce190"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116" office:value-type="string" calcext:value-type="string">
            <text:p>Gänsehaut</text:p>
          </table:table-cell>
          <table:table-cell table:style-name="ce148" office:value-type="string" calcext:value-type="string">
            <text:p>9-</text:p>
          </table:table-cell>
          <table:table-cell table:style-name="ce198" office:value-type="string" calcext:value-type="string">
            <text:p>2. Go</text:p>
          </table:table-cell>
          <table:table-cell table:style-name="ce201"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Go</text:p>
          </table:table-cell>
          <table:table-cell office:value-type="float" office:value="2014" calcext:value-type="float">
            <text:p>2014</text:p>
          </table:table-cell>
          <table:table-cell table:number-columns-repeated="2"/>
          <table:table-cell table:style-name="ce190"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116" office:value-type="string" calcext:value-type="string">
            <text:p>Lifting</text:p>
          </table:table-cell>
          <table:table-cell table:style-name="ce148" office:value-type="float" office:value="6" calcext:value-type="float">
            <text:p>6</text:p>
          </table:table-cell>
          <table:table-cell table:style-name="ce198" office:value-type="string" calcext:value-type="string">
            <text:p>o.s.</text:p>
          </table:table-cell>
          <table:table-cell table:style-name="ce201"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gibt nur ein paar Routen die es wert sind. Der weite Weg von Erlangen lohnt sich dafür nicht</text:p>
          </table:table-cell>
          <table:table-cell table:number-columns-repeated="1012"/>
        </table:table-row>
        <table:table-row table:style-name="ro5">
          <table:table-cell table:style-name="ce116" office:value-type="string" calcext:value-type="string">
            <text:p>La belle au bois dormant</text:p>
          </table:table-cell>
          <table:table-cell table:style-name="ce148" office:value-type="string" calcext:value-type="string">
            <text:p>10-</text:p>
          </table:table-cell>
          <table:table-cell table:style-name="ce164" office:value-type="string" calcext:value-type="string">
            <text:p>F</text:p>
          </table:table-cell>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quasi geflasht, habe davor Märchenprinz zum aufwärmen geonsightet und die beiden Touren teilen sich die ersten 4 Haken (~8+). Saugeil!! Eher leicht für 10-</text:p>
          </table:table-cell>
          <table:table-cell office:value-type="string" calcext:value-type="string">
            <text:p>12. April 2017</text:p>
          </table:table-cell>
          <table:table-cell/>
          <table:table-cell office:value-type="float" office:value="2" calcext:value-type="float">
            <text:p>2</text:p>
          </table:table-cell>
          <table:table-cell table:style-name="ce190" office:value-type="string" calcext:value-type="string">
            <text:p>mega gutes Gestein!</text:p>
          </table:table-cell>
          <table:table-cell table:number-columns-repeated="1012"/>
        </table:table-row>
        <table:table-row table:style-name="ro5">
          <table:table-cell table:style-name="ce113" office:value-type="string" calcext:value-type="string">
            <text:p>Der kleine Prinz</text:p>
          </table:table-cell>
          <table:table-cell table:style-name="ce145" office:value-type="string" calcext:value-type="string">
            <text:p>10-</text:p>
          </table:table-cell>
          <table:table-cell table:style-name="ce162"/>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viel schwerer als La Belle! Unten harte Platte mit schwerem Aufsteher und oben Bugkletterei an kleinem Drescher, hautig, nicht so toll</text:p>
          </table:table-cell>
          <table:table-cell/>
          <table:table-cell office:value-type="string" calcext:value-type="string">
            <text:p>X</text:p>
          </table:table-cell>
          <table:table-cell/>
          <table:table-cell table:style-name="ce190" office:value-type="string" calcext:value-type="string">
            <text:p>mega gutes Gestein!</text:p>
          </table:table-cell>
          <table:table-cell table:number-columns-repeated="1012"/>
        </table:table-row>
        <table:table-row table:style-name="ro5">
          <table:table-cell table:style-name="ce116" office:value-type="string" calcext:value-type="string">
            <text:p>Wachgeküsst Rechtsausstieg</text:p>
          </table:table-cell>
          <table:table-cell table:style-name="ce148" office:value-type="string" calcext:value-type="string">
            <text:p>9+</text:p>
          </table:table-cell>
          <table:table-cell table:style-name="ce198"/>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unten ein Bouldern und oben an abartig geilem Gestein mit weiten HA durch die Platte</text:p>
          </table:table-cell>
          <table:table-cell office:value-type="string" calcext:value-type="string">
            <text:p>12. April 2017</text:p>
          </table:table-cell>
          <table:table-cell/>
          <table:table-cell office:value-type="float" office:value="3" calcext:value-type="float">
            <text:p>3</text:p>
          </table:table-cell>
          <table:table-cell table:style-name="ce190" office:value-type="string" calcext:value-type="string">
            <text:p>mega gutes Gestein!</text:p>
          </table:table-cell>
          <table:table-cell table:number-columns-repeated="1012"/>
        </table:table-row>
        <table:table-row table:style-name="ro5">
          <table:table-cell table:style-name="ce116" office:value-type="string" calcext:value-type="string">
            <text:p>Märchenprinz</text:p>
          </table:table-cell>
          <table:table-cell table:style-name="ce148" office:value-type="string" calcext:value-type="string">
            <text:p>9-</text:p>
          </table:table-cell>
          <table:table-cell table:style-name="ce198" office:value-type="string" calcext:value-type="string">
            <text:p>o.s.</text:p>
          </table:table-cell>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nicht so leicht!! Aber dafür extrem geil. Schwerer Verschneidungsboulder unten. Nicht die beste Aufwärmtour :-D</text:p>
          </table:table-cell>
          <table:table-cell office:value-type="string" calcext:value-type="string">
            <text:p>12. April 2017</text:p>
          </table:table-cell>
          <table:table-cell table:number-columns-repeated="2"/>
          <table:table-cell table:style-name="ce190" office:value-type="string" calcext:value-type="string">
            <text:p>mega gutes Gestein!</text:p>
          </table:table-cell>
          <table:table-cell table:number-columns-repeated="1012"/>
        </table:table-row>
        <table:table-row table:style-name="ro5">
          <table:table-cell table:style-name="ce116" office:value-type="string" calcext:value-type="string">
            <text:p>Anschlag</text:p>
          </table:table-cell>
          <table:table-cell table:style-name="ce148" office:value-type="string" calcext:value-type="string">
            <text:p>7+</text:p>
          </table:table-cell>
          <table:table-cell table:style-name="ce198" office:value-type="string" calcext:value-type="string">
            <text:p>o.s.</text:p>
          </table:table-cell>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ok</text:p>
          </table:table-cell>
          <table:table-cell office:value-type="string" calcext:value-type="string">
            <text:p>28. May 2017</text:p>
          </table:table-cell>
          <table:table-cell/>
          <table:table-cell office:value-type="float" office:value="1" calcext:value-type="float">
            <text:p>1</text:p>
          </table:table-cell>
          <table:table-cell table:style-name="ce190" office:value-type="string" calcext:value-type="string">
            <text:p>mega gutes Gestein!</text:p>
          </table:table-cell>
          <table:table-cell table:number-columns-repeated="1012"/>
        </table:table-row>
        <table:table-row table:style-name="ro5">
          <table:table-cell table:style-name="ce116" office:value-type="string" calcext:value-type="string">
            <text:p>Für Heini</text:p>
          </table:table-cell>
          <table:table-cell table:style-name="ce148" office:value-type="string" calcext:value-type="string">
            <text:p>6+</text:p>
          </table:table-cell>
          <table:table-cell table:style-name="ce164" office:value-type="string" calcext:value-type="string">
            <text:p>F</text:p>
          </table:table-cell>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uper Tour!</text:p>
          </table:table-cell>
          <table:table-cell office:value-type="string" calcext:value-type="string">
            <text:p>28. May 2017</text:p>
          </table:table-cell>
          <table:table-cell/>
          <table:table-cell office:value-type="float" office:value="2" calcext:value-type="float">
            <text:p>2</text:p>
          </table:table-cell>
          <table:table-cell table:style-name="ce190" office:value-type="string" calcext:value-type="string">
            <text:p>mega gutes Gestein!</text:p>
          </table:table-cell>
          <table:table-cell table:number-columns-repeated="1012"/>
        </table:table-row>
        <table:table-row table:style-name="ro1">
          <table:table-cell table:style-name="ce116" office:value-type="string" calcext:value-type="string">
            <text:p>Power Of Love</text:p>
          </table:table-cell>
          <table:table-cell table:style-name="ce148" office:value-type="string" calcext:value-type="string">
            <text:p>9-</text:p>
          </table:table-cell>
          <table:table-cell table:style-name="ce198" office:value-type="string" calcext:value-type="string">
            <text:p>o.s.</text:p>
          </table:table-cell>
          <table:table-cell table:style-name="ce201" office:value-type="string" calcext:value-type="string">
            <text:p>Dachl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sonnig, speckig, klassik</text:p>
          </table:table-cell>
          <table:table-cell table:number-columns-repeated="1012"/>
        </table:table-row>
        <table:table-row table:style-name="ro1">
          <table:table-cell table:style-name="ce116" office:value-type="string" calcext:value-type="string">
            <text:p>Borderline</text:p>
          </table:table-cell>
          <table:table-cell table:style-name="ce148" office:value-type="string" calcext:value-type="string">
            <text:p>9-</text:p>
          </table:table-cell>
          <table:table-cell table:style-name="ce198"/>
          <table:table-cell table:style-name="ce201" office:value-type="string" calcext:value-type="string">
            <text:p>Rumpelkammer</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table:style-name="ce116" office:value-type="string" calcext:value-type="string">
            <text:p>Victoria</text:p>
          </table:table-cell>
          <table:table-cell table:style-name="ce148" office:value-type="string" calcext:value-type="string">
            <text:p>9+/10-</text:p>
          </table:table-cell>
          <table:table-cell table:style-name="ce198" office:value-type="string" calcext:value-type="string">
            <text:p>2. Go</text:p>
          </table:table-cell>
          <table:table-cell table:style-name="ce116" office:value-type="string" calcext:value-type="string">
            <text:p>Ramm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zweiter Go, sehr coole Wandkletterei mit guten Hakenabständen. Oben muss man auch mal wegklettern</text:p>
          </table:table-cell>
          <table:table-cell table:style-name="ce193"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Molotow</text:p>
          </table:table-cell>
          <table:table-cell table:style-name="ce148" office:value-type="string" calcext:value-type="string">
            <text:p>10-/10</text:p>
          </table:table-cell>
          <table:table-cell table:style-name="ce165"/>
          <table:table-cell table:style-name="ce201"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65"/>
          <table:table-cell table:style-name="ce120" office:value-type="string" calcext:value-type="string">
            <text:p>eigentlich schon am ersten Tag geklettert nur ohne die erste 7+ SL, bei Regen sehr nass oben, dann beim nächsten Tag weggezappt, 5.Go</text:p>
          </table:table-cell>
          <table:table-cell table:style-name="ce193" office:value-type="date" office:date-value="2015-06-01" calcext:value-type="date">
            <text:p>2015-06-01</text:p>
          </table:table-cell>
          <table:table-cell/>
          <table:table-cell office:value-type="float" office:value="2" calcext:value-type="float">
            <text:p>2</text:p>
          </table:table-cell>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Not for Stamp Collectors</text:p>
          </table:table-cell>
          <table:table-cell table:style-name="ce148" office:value-type="string" calcext:value-type="string">
            <text:p>9-</text:p>
          </table:table-cell>
          <table:table-cell table:style-name="ce164" office:value-type="string" calcext:value-type="string">
            <text:p>o.s.</text:p>
          </table:table-cell>
          <table:table-cell table:style-name="ce201"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 für 9-, Griffausbruch am Wulst, jetzt muss man ziemlich kleine Leiste halten</text:p>
          </table:table-cell>
          <table:table-cell table:style-name="ce193" office:value-type="date" office:date-value="2015-05-01" calcext:value-type="date">
            <text:p>2015-05-01</text:p>
          </table:table-cell>
          <table:table-cell table:number-columns-repeated="2"/>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Die Entdeckung der Langsamkeit</text:p>
          </table:table-cell>
          <table:table-cell table:style-name="ce148" office:value-type="string" calcext:value-type="string">
            <text:p>8+/9-</text:p>
          </table:table-cell>
          <table:table-cell table:style-name="ce198" office:value-type="string" calcext:value-type="string">
            <text:p>o.s.</text:p>
          </table:table-cell>
          <table:table-cell table:style-name="ce201"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Erazerhead</text:p>
          </table:table-cell>
          <table:table-cell table:style-name="ce148" office:value-type="string" calcext:value-type="string">
            <text:p>8+/9-</text:p>
          </table:table-cell>
          <table:table-cell table:style-name="ce164" office:value-type="string" calcext:value-type="string">
            <text:p>F</text:p>
          </table:table-cell>
          <table:table-cell table:style-name="ce201"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F</text:p>
          </table:table-cell>
          <table:table-cell office:value-type="string" calcext:value-type="string">
            <text:p>Sehr toll. Bleibt bei Regen tatsächlich länger trocken</text:p>
          </table:table-cell>
          <table:table-cell table:style-name="ce193" office:value-type="date" office:date-value="2015-05-01" calcext:value-type="date">
            <text:p>2015-05-01</text:p>
          </table:table-cell>
          <table:table-cell/>
          <table:table-cell office:value-type="float" office:value="2" calcext:value-type="float">
            <text:p>2</text:p>
          </table:table-cell>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Fliegender Engländer</text:p>
          </table:table-cell>
          <table:table-cell table:style-name="ce148" office:value-type="float" office:value="8" calcext:value-type="float">
            <text:p>8</text:p>
          </table:table-cell>
          <table:table-cell table:style-name="ce198" office:value-type="string" calcext:value-type="string">
            <text:p>o.s.</text:p>
          </table:table-cell>
          <table:table-cell table:style-name="ce201"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unlohnend</text:p>
          </table:table-cell>
          <table:table-cell table:style-name="ce193" office:value-type="date" office:date-value="2015-04-01" calcext:value-type="date">
            <text:p>2015-04-01</text:p>
          </table:table-cell>
          <table:table-cell table:number-columns-repeated="2"/>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Ist doch logisch</text:p>
          </table:table-cell>
          <table:table-cell table:style-name="ce148" office:value-type="float" office:value="8" calcext:value-type="float">
            <text:p>8</text:p>
          </table:table-cell>
          <table:table-cell table:style-name="ce198" office:value-type="string" calcext:value-type="string">
            <text:p>o.s.</text:p>
          </table:table-cell>
          <table:table-cell table:style-name="ce201"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Offenbarung</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ackhart</text:p>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Post Mortem</text:p>
          </table:table-cell>
          <table:table-cell table:style-name="ce239" office:value-type="string" calcext:value-type="string">
            <text:p>9+</text:p>
          </table:table-cell>
          <table:table-cell table:style-name="ce198" office:value-type="string" calcext:value-type="string">
            <text:p>2. Go</text:p>
          </table:table-cell>
          <table:table-cell table:style-name="ce201"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eigentlich ganz cool!</text:p>
          </table:table-cell>
          <table:table-cell table:style-name="ce193" office:value-type="date" office:date-value="2019-03-23" calcext:value-type="date">
            <text:p>2019-03-23</text:p>
          </table:table-cell>
          <table:table-cell table:number-columns-repeated="2"/>
          <table:table-cell table:style-name="ce190" office:value-type="string" calcext:value-type="string">
            <text:p>Nicht so mega lohnend... Ganz okay fürs Frühjahr, etwas splittrig</text:p>
          </table:table-cell>
          <table:table-cell table:number-columns-repeated="1012"/>
        </table:table-row>
        <table:table-row table:style-name="ro1">
          <table:table-cell table:style-name="ce116" office:value-type="string" calcext:value-type="string">
            <text:p>Al &amp; Peg</text:p>
          </table:table-cell>
          <table:table-cell table:style-name="ce239" office:value-type="float" office:value="9" calcext:value-type="float">
            <text:p>9</text:p>
          </table:table-cell>
          <table:table-cell table:style-name="ce198" office:value-type="string" calcext:value-type="string">
            <text:p>o.s.</text:p>
          </table:table-cell>
          <table:table-cell table:style-name="ce201"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ich wusste, dass der eine Griff gut ist, würde es trotzdem als onsight sehen aber debattierbar</text:p>
          </table:table-cell>
          <table:table-cell table:style-name="ce193" office:value-type="date" office:date-value="2019-03-23" calcext:value-type="date">
            <text:p>2019-03-23</text:p>
          </table:table-cell>
          <table:table-cell table:number-columns-repeated="2"/>
          <table:table-cell table:style-name="ce190" office:value-type="string" calcext:value-type="string">
            <text:p>Nicht so mega lohnend... Ganz okay fürs Frühjahr, etwas splittrig</text:p>
          </table:table-cell>
          <table:table-cell table:number-columns-repeated="1012"/>
        </table:table-row>
        <table:table-row table:style-name="ro1">
          <table:table-cell table:style-name="ce116" office:value-type="string" calcext:value-type="string">
            <text:p>Andy</text:p>
          </table:table-cell>
          <table:table-cell table:style-name="ce239" office:value-type="float" office:value="7" calcext:value-type="float">
            <text:p>7</text:p>
          </table:table-cell>
          <table:table-cell table:style-name="ce198" office:value-type="string" calcext:value-type="string">
            <text:p>o.s.</text:p>
          </table:table-cell>
          <table:table-cell table:style-name="ce201"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9-03-23" calcext:value-type="date">
            <text:p>2019-03-23</text:p>
          </table:table-cell>
          <table:table-cell table:number-columns-repeated="2"/>
          <table:table-cell table:style-name="ce190" office:value-type="string" calcext:value-type="string">
            <text:p>Nicht so mega lohnend... Ganz okay fürs Frühjahr, etwas splittrig</text:p>
          </table:table-cell>
          <table:table-cell table:number-columns-repeated="1012"/>
        </table:table-row>
        <table:table-row table:style-name="ro1">
          <table:table-cell table:style-name="ce116" office:value-type="string" calcext:value-type="string">
            <text:p>Uranus</text:p>
          </table:table-cell>
          <table:table-cell table:style-name="ce239" office:value-type="string" calcext:value-type="string">
            <text:p>9+</text:p>
          </table:table-cell>
          <table:table-cell table:style-name="ce198"/>
          <table:table-cell table:style-name="ce116"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ehr cool. Oben mit Heel-Toe-Cam!</text:p>
          </table:table-cell>
          <table:table-cell table:style-name="ce193" office:value-type="date" office:date-value="2015-04-01" calcext:value-type="date">
            <text:p>2015-04-01</text:p>
          </table:table-cell>
          <table:table-cell/>
          <table:table-cell office:value-type="float" office:value="2" calcext:value-type="float">
            <text:p>2</text:p>
          </table:table-cell>
          <table:table-cell table:style-name="ce190" office:value-type="string" calcext:value-type="string">
            <text:p>beeindruckende Wand mit Roof Warrior als Deluxe Route. Im Frühjahr sehr dreckig</text:p>
          </table:table-cell>
          <table:table-cell table:number-columns-repeated="1012"/>
        </table:table-row>
        <table:table-row table:style-name="ro1">
          <table:table-cell table:style-name="ce116" office:value-type="string" calcext:value-type="string">
            <text:p>Saturn</text:p>
          </table:table-cell>
          <table:table-cell table:style-name="ce239" office:value-type="float" office:value="8" calcext:value-type="float">
            <text:p>8</text:p>
          </table:table-cell>
          <table:table-cell table:style-name="ce198" office:value-type="string" calcext:value-type="string">
            <text:p>o.s.</text:p>
          </table:table-cell>
          <table:table-cell table:style-name="ce116"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hässlich und dreckig</text:p>
          </table:table-cell>
          <table:table-cell table:style-name="ce193" office:value-type="date" office:date-value="2015-04-01" calcext:value-type="date">
            <text:p>2015-04-01</text:p>
          </table:table-cell>
          <table:table-cell table:number-columns-repeated="2"/>
          <table:table-cell table:style-name="ce190" office:value-type="string" calcext:value-type="string">
            <text:p>beeindruckende Wand mit Roof Warrior als Deluxe Route. Im Frühjahr sehr dreckig</text:p>
          </table:table-cell>
          <table:table-cell table:number-columns-repeated="1012"/>
        </table:table-row>
        <table:table-row table:style-name="ro1">
          <table:table-cell table:style-name="ce113" office:value-type="string" calcext:value-type="string">
            <text:p>Trainspotting</text:p>
          </table:table-cell>
          <table:table-cell table:style-name="ce145" office:value-type="string" calcext:value-type="string">
            <text:p>10-/10</text:p>
          </table:table-cell>
          <table:table-cell table:style-name="ce162"/>
          <table:table-cell table:style-name="ce116"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292" office:value-type="string" calcext:value-type="string">
            <text:p>Boulder</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ideal mit dem Zug zu erreichen</text:p>
          </table:table-cell>
          <table:table-cell table:number-columns-repeated="1012"/>
        </table:table-row>
        <table:table-row table:style-name="ro1">
          <table:table-cell table:style-name="ce116" office:value-type="string" calcext:value-type="string">
            <text:p>Ikarus</text:p>
          </table:table-cell>
          <table:table-cell table:style-name="ce239" office:value-type="string" calcext:value-type="string">
            <text:p>9-</text:p>
          </table:table-cell>
          <table:table-cell table:style-name="ce198" office:value-type="string" calcext:value-type="string">
            <text:p>3. Go</text:p>
          </table:table-cell>
          <table:table-cell table:style-name="ce116"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98"/>
          <table:table-cell table:style-name="ce290" office:value-type="string" calcext:value-type="string">
            <text:p>3 Versuche :-O</text:p>
          </table:table-cell>
          <table:table-cell office:value-type="string" calcext:value-type="string">
            <text:p>18.04.18</text:p>
          </table:table-cell>
          <table:table-cell table:number-columns-repeated="2"/>
          <table:table-cell table:style-name="ce190" office:value-type="string" calcext:value-type="string">
            <text:p>ideal mit dem Zug zu erreichen</text:p>
          </table:table-cell>
          <table:table-cell table:number-columns-repeated="1012"/>
        </table:table-row>
        <table:table-row table:style-name="ro1">
          <table:table-cell table:style-name="ce116" office:value-type="string" calcext:value-type="string">
            <text:p>Ostriss</text:p>
          </table:table-cell>
          <table:table-cell table:style-name="ce239" office:value-type="float" office:value="7" calcext:value-type="float">
            <text:p>7</text:p>
          </table:table-cell>
          <table:table-cell table:style-name="ce198" office:value-type="string" calcext:value-type="string">
            <text:p>o.s.</text:p>
          </table:table-cell>
          <table:table-cell table:style-name="ce116"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grünlich, erste Tour nachm Yosemite</text:p>
          </table:table-cell>
          <table:table-cell office:value-type="string" calcext:value-type="string">
            <text:p>18.04.18</text:p>
          </table:table-cell>
          <table:table-cell table:number-columns-repeated="2"/>
          <table:table-cell table:style-name="ce190" office:value-type="string" calcext:value-type="string">
            <text:p>ideal mit dem Zug zu erreichen</text:p>
          </table:table-cell>
          <table:table-cell table:number-columns-repeated="1012"/>
        </table:table-row>
        <table:table-row table:style-name="ro1">
          <table:table-cell table:style-name="ce117" office:value-type="string" calcext:value-type="string">
            <text:p>Nosegrind</text:p>
          </table:table-cell>
          <table:table-cell table:style-name="ce149" office:value-type="float" office:value="10" calcext:value-type="float">
            <text:p>10</text:p>
          </table:table-cell>
          <table:table-cell table:style-name="ce167"/>
          <table:table-cell table:style-name="ce201"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sehr schwere Boulderstelle über das Dach, unten leicht. Vllt nach dem Winter</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Zuckerschmelze</text:p>
          </table:table-cell>
          <table:table-cell table:style-name="ce148" office:value-type="string" calcext:value-type="string">
            <text:p>9+</text:p>
          </table:table-cell>
          <table:table-cell table:style-name="ce164"/>
          <table:table-cell table:style-name="ce201"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rei 9+ Routen an einem Tag!!! Zuckerschmelte ist richtig kleingriffig mit vielen Monos die man prügeln muss und sehr weitem Hakenabstand</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Takla Makan</text:p>
          </table:table-cell>
          <table:table-cell table:style-name="ce148" office:value-type="string" calcext:value-type="string">
            <text:p>9+</text:p>
          </table:table-cell>
          <table:table-cell table:style-name="ce164"/>
          <table:table-cell table:style-name="ce201"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urze Boulderroute, meist dreckig</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Anagrom Ataf</text:p>
          </table:table-cell>
          <table:table-cell table:style-name="ce148" office:value-type="string" calcext:value-type="string">
            <text:p>9/9+</text:p>
          </table:table-cell>
          <table:table-cell table:style-name="ce164"/>
          <table:table-cell table:style-name="ce201"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könnte man auch für 9+ klettern, richtig tolle Züge</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Schwarze Wand</text:p>
          </table:table-cell>
          <table:table-cell table:style-name="ce239" office:value-type="float" office:value="9" calcext:value-type="float">
            <text:p>9</text:p>
          </table:table-cell>
          <table:table-cell table:style-name="ce164" office:value-type="string" calcext:value-type="string">
            <text:p>F</text:p>
          </table:table-cell>
          <table:table-cell table:style-name="ce201"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Oase</text:p>
          </table:table-cell>
          <table:table-cell table:style-name="ce239" office:value-type="string" calcext:value-type="string">
            <text:p>9-/9</text:p>
          </table:table-cell>
          <table:table-cell table:style-name="ce198" office:value-type="string" calcext:value-type="string">
            <text:p>o.s.</text:p>
          </table:table-cell>
          <table:table-cell table:style-name="ce201"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5-09-01" calcext:value-type="date">
            <text:p>2015-09-01</text:p>
          </table:table-cell>
          <table:table-cell table:number-columns-repeated="2"/>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Fata Morgana</text:p>
          </table:table-cell>
          <table:table-cell table:style-name="ce239" office:value-type="string" calcext:value-type="string">
            <text:p>9-</text:p>
          </table:table-cell>
          <table:table-cell table:style-name="ce164" office:value-type="string" calcext:value-type="string">
            <text:p>F</text:p>
          </table:table-cell>
          <table:table-cell table:style-name="ce201"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Süße Wüste</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kleingriffig, keine gute Aufwärmtour</text:p>
          </table:table-cell>
          <table:table-cell table:style-name="ce193" office:value-type="date" office:date-value="2015-09-01" calcext:value-type="date">
            <text:p>2015-09-01</text:p>
          </table:table-cell>
          <table:table-cell table:number-columns-repeated="2"/>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Metamorphose</text:p>
          </table:table-cell>
          <table:table-cell table:style-name="ce239" office:value-type="string" calcext:value-type="string">
            <text:p>8+/9-</text:p>
          </table:table-cell>
          <table:table-cell table:style-name="ce198" office:value-type="string" calcext:value-type="string">
            <text:p>2. Go</text:p>
          </table:table-cell>
          <table:table-cell table:style-name="ce201"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MEGA das Brett und voll geil</text:p>
          </table:table-cell>
          <table:table-cell table:style-name="ce193" office:value-type="date" office:date-value="2019-05-12" calcext:value-type="date">
            <text:p>2019-05-12</text:p>
          </table:table-cell>
          <table:table-cell/>
          <table:table-cell office:value-type="float" office:value="3" calcext:value-type="float">
            <text:p>3</text:p>
          </table:table-cell>
          <table:table-cell table:style-name="ce190"/>
          <table:table-cell table:number-columns-repeated="1012"/>
        </table:table-row>
        <table:table-row table:style-name="ro1">
          <table:table-cell table:style-name="ce116" office:value-type="string" calcext:value-type="string">
            <text:p>The Flow</text:p>
          </table:table-cell>
          <table:table-cell table:style-name="ce239" office:value-type="string" calcext:value-type="string">
            <text:p>9+/10-</text:p>
          </table:table-cell>
          <table:table-cell table:style-name="ce198" office:value-type="string" calcext:value-type="string">
            <text:p>3. Go</text:p>
          </table:table-cell>
          <table:table-cell table:style-name="ce201"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Coole Power Kletterei, am Schluss buzzern! Mit Manu!</text:p>
          </table:table-cell>
          <table:table-cell table:style-name="ce193" office:value-type="date" office:date-value="2019-03-23" calcext:value-type="date">
            <text:p>2019-03-23</text:p>
          </table:table-cell>
          <table:table-cell/>
          <table:table-cell office:value-type="float" office:value="2" calcext:value-type="float">
            <text:p>2</text:p>
          </table:table-cell>
          <table:table-cell table:style-name="ce190"/>
          <table:table-cell table:number-columns-repeated="1012"/>
        </table:table-row>
        <table:table-row table:style-name="ro1">
          <table:table-cell table:style-name="ce116" office:value-type="string" calcext:value-type="string">
            <text:p>Steinäffchen</text:p>
          </table:table-cell>
          <table:table-cell table:style-name="ce239" office:value-type="float" office:value="7" calcext:value-type="float">
            <text:p>7</text:p>
          </table:table-cell>
          <table:table-cell table:style-name="ce198" office:value-type="string" calcext:value-type="string">
            <text:p>o.s.</text:p>
          </table:table-cell>
          <table:table-cell table:style-name="ce201"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taubig aber erstaunlich gut</text:p>
          </table:table-cell>
          <table:table-cell table:style-name="ce193" office:value-type="date" office:date-value="2019-03-23" calcext:value-type="date">
            <text:p>2019-03-23</text:p>
          </table:table-cell>
          <table:table-cell/>
          <table:table-cell office:value-type="float" office:value="1" calcext:value-type="float">
            <text:p>1</text:p>
          </table:table-cell>
          <table:table-cell table:style-name="ce190"/>
          <table:table-cell table:number-columns-repeated="1012"/>
        </table:table-row>
        <table:table-row table:style-name="ro1">
          <table:table-cell table:style-name="ce116" office:value-type="string" calcext:value-type="string">
            <text:p>Krallenweg</text:p>
          </table:table-cell>
          <table:table-cell table:style-name="ce239" office:value-type="string" calcext:value-type="string">
            <text:p>6+</text:p>
          </table:table-cell>
          <table:table-cell table:style-name="ce198"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table:style-name="ce198" office:value-type="string" calcext:value-type="string">
            <text:p>hard</text:p>
          </table:table-cell>
          <table:table-cell/>
          <table:table-cell table:style-name="ce193" office:value-type="date" office:date-value="2019-03-02" calcext:value-type="date">
            <text:p>2019-03-02</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Schräger Otto</text:p>
          </table:table-cell>
          <table:table-cell table:style-name="ce239" office:value-type="string" calcext:value-type="string">
            <text:p>6</text:p>
          </table:table-cell>
          <table:table-cell table:style-name="ce198"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table:style-name="ce198" office:value-type="string" calcext:value-type="string">
            <text:p>hard</text:p>
          </table:table-cell>
          <table:table-cell/>
          <table:table-cell table:style-name="ce193"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Südkante</text:p>
          </table:table-cell>
          <table:table-cell table:style-name="ce239" office:value-type="string" calcext:value-type="string">
            <text:p>6+</text:p>
          </table:table-cell>
          <table:table-cell table:style-name="ce198" office:value-type="string" calcext:value-type="string">
            <text:p>o.s.</text:p>
          </table:table-cell>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style-name="ce198"/>
          <table:table-cell office:value-type="string" calcext:value-type="string">
            <text:p>scary wenn nass</text:p>
          </table:table-cell>
          <table:table-cell table:style-name="ce193"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Piazriss</text:p>
          </table:table-cell>
          <table:table-cell table:style-name="ce239" office:value-type="string" calcext:value-type="string">
            <text:p>5-</text:p>
          </table:table-cell>
          <table:table-cell table:style-name="ce198"/>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style-name="ce198"/>
          <table:table-cell/>
          <table:table-cell table:style-name="ce193"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13" office:value-type="string" calcext:value-type="string">
            <text:p>The Doors</text:p>
          </table:table-cell>
          <table:table-cell table:style-name="ce145" office:value-type="string" calcext:value-type="string">
            <text:p>8a+</text:p>
          </table:table-cell>
          <table:table-cell table:style-name="ce113"/>
          <table:table-cell table:style-name="ce113" office:value-type="string" calcext:value-type="string">
            <text:p>Upper Sector</text:p>
          </table:table-cell>
          <table:table-cell table:style-name="ce113" office:value-type="string" calcext:value-type="string">
            <text:p>Cadarese</text:p>
          </table:table-cell>
          <table:table-cell table:style-name="ce113" office:value-type="string" calcext:value-type="string">
            <text:p>Italy</text:p>
          </table:table-cell>
          <table:table-cell table:style-name="ce113" office:value-type="string" calcext:value-type="string">
            <text:p>trad</text:p>
          </table:table-cell>
          <table:table-cell table:style-name="ce113" office:value-type="string" calcext:value-type="string">
            <text:p>Aweseome line!</text:p>
          </table:table-cell>
          <table:table-cell table:style-name="ce113"/>
          <table:table-cell table:style-name="ce113"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Sdulferando</text:p>
          </table:table-cell>
          <table:table-cell table:style-name="ce239" office:value-type="string" calcext:value-type="string">
            <text:p>7a+</text:p>
          </table:table-cell>
          <table:table-cell table:style-name="ce164" office:value-type="string" calcext:value-type="string">
            <text:p>2. Go</text:p>
          </table:table-cell>
          <table:table-cell table:style-name="ce116" office:value-type="string" calcext:value-type="string">
            <text:p>Upper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64" office:value-type="string" calcext:value-type="string">
            <text:p>hard, trad</text:p>
          </table:table-cell>
          <table:table-cell office:value-type="string" calcext:value-type="string">
            <text:p>Was für ein abartiger Kampf! Im Onsight ganz oben völlig gepumpt gefallen. Ausdauernd und scray</text:p>
          </table:table-cell>
          <table:table-cell table:style-name="ce193" office:value-type="date" office:date-value="2019-06-03" calcext:value-type="date">
            <text:p>2019-06-03</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Imbuto Crack</text:p>
          </table:table-cell>
          <table:table-cell table:style-name="ce239" office:value-type="string" calcext:value-type="string">
            <text:p>7a</text:p>
          </table:table-cell>
          <table:table-cell table:style-name="ce198" office:value-type="string" calcext:value-type="string">
            <text:p>o.s.</text:p>
          </table:table-cell>
          <table:table-cell table:style-name="ce116" office:value-type="string" calcext:value-type="string">
            <text:p>Upper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64" office:value-type="string" calcext:value-type="string">
            <text:p>hard, trad</text:p>
          </table:table-cell>
          <table:table-cell/>
          <table:table-cell table:style-name="ce193"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Foglie Cadenti</text:p>
          </table:table-cell>
          <table:table-cell table:style-name="ce239" office:value-type="string" calcext:value-type="string">
            <text:p>6a+</text:p>
          </table:table-cell>
          <table:table-cell table:style-name="ce198" office:value-type="string" calcext:value-type="string">
            <text:p>F</text:p>
          </table:table-cell>
          <table:table-cell table:style-name="ce116" office:value-type="string" calcext:value-type="string">
            <text:p>Upper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98" office:value-type="string" calcext:value-type="string">
            <text:p>trad</text:p>
          </table:table-cell>
          <table:table-cell office:value-type="string" calcext:value-type="string">
            <text:p>Did some pretty far run-outs on this one. So fun!</text:p>
          </table:table-cell>
          <table:table-cell table:style-name="ce193"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Perturbata</text:p>
          </table:table-cell>
          <table:table-cell table:style-name="ce239" office:value-type="string" calcext:value-type="string">
            <text:p>6c+</text:p>
          </table:table-cell>
          <table:table-cell table:style-name="ce198" office:value-type="string" calcext:value-type="string">
            <text:p>o.s.</text:p>
          </table:table-cell>
          <table:table-cell table:style-name="ce116" office:value-type="string" calcext:value-type="string">
            <text:p>Upper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98" office:value-type="string" calcext:value-type="string">
            <text:p>trad</text:p>
          </table:table-cell>
          <table:table-cell/>
          <table:table-cell table:style-name="ce193" office:value-type="date" office:date-value="2019-06-02" calcext:value-type="date">
            <text:p>2019-06-02</text:p>
          </table:table-cell>
          <table:table-cell table:number-columns-repeated="1015"/>
        </table:table-row>
        <table:table-row table:style-name="ro1">
          <table:table-cell table:style-name="ce116" office:value-type="string" calcext:value-type="string">
            <text:p>Beslan Memorial</text:p>
          </table:table-cell>
          <table:table-cell table:style-name="ce239" office:value-type="string" calcext:value-type="string">
            <text:p>7c+</text:p>
          </table:table-cell>
          <table:table-cell table:style-name="ce198" office:value-type="string" calcext:value-type="string">
            <text:p>F</text:p>
          </table:table-cell>
          <table:table-cell table:style-name="ce116" office:value-type="string" calcext:value-type="string">
            <text:p>Central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98"/>
          <table:table-cell/>
          <table:table-cell table:style-name="ce193" office:value-type="date" office:date-value="2019-06-01" calcext:value-type="date">
            <text:p>2019-06-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C'era una volta</text:p>
          </table:table-cell>
          <table:table-cell table:style-name="ce239" office:value-type="string" calcext:value-type="string">
            <text:p>7b+</text:p>
          </table:table-cell>
          <table:table-cell table:style-name="ce198" office:value-type="string" calcext:value-type="string">
            <text:p>o.s.</text:p>
          </table:table-cell>
          <table:table-cell table:style-name="ce116" office:value-type="string" calcext:value-type="string">
            <text:p>Central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98"/>
          <table:table-cell office:value-type="string" calcext:value-type="string">
            <text:p>Mega stolz auf diesen on-sight, brutaler Kampf.</text:p>
          </table:table-cell>
          <table:table-cell table:style-name="ce193" office:value-type="date" office:date-value="2019-06-01" calcext:value-type="date">
            <text:p>2019-06-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Nuova Scomessa</text:p>
          </table:table-cell>
          <table:table-cell table:style-name="ce239" office:value-type="string" calcext:value-type="string">
            <text:p>6b+</text:p>
          </table:table-cell>
          <table:table-cell table:style-name="ce198" office:value-type="string" calcext:value-type="string">
            <text:p>F</text:p>
          </table:table-cell>
          <table:table-cell table:style-name="ce116" office:value-type="string" calcext:value-type="string">
            <text:p>Central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98"/>
          <table:table-cell/>
          <table:table-cell table:style-name="ce193" office:value-type="date" office:date-value="2019-06-01" calcext:value-type="date">
            <text:p>2019-06-01</text:p>
          </table:table-cell>
          <table:table-cell table:number-columns-repeated="1015"/>
        </table:table-row>
        <table:table-row table:style-name="ro1">
          <table:table-cell table:style-name="ce116" office:value-type="string" calcext:value-type="string">
            <text:p>Classica</text:p>
          </table:table-cell>
          <table:table-cell table:style-name="ce239" office:value-type="string" calcext:value-type="string">
            <text:p>6b</text:p>
          </table:table-cell>
          <table:table-cell table:style-name="ce198" office:value-type="string" calcext:value-type="string">
            <text:p>o.s.</text:p>
          </table:table-cell>
          <table:table-cell table:style-name="ce116" office:value-type="string" calcext:value-type="string">
            <text:p>Central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98"/>
          <table:table-cell/>
          <table:table-cell table:style-name="ce193" office:value-type="date" office:date-value="2019-06-01" calcext:value-type="date">
            <text:p>2019-06-01</text:p>
          </table:table-cell>
          <table:table-cell table:number-columns-repeated="1015"/>
        </table:table-row>
        <table:table-row table:style-name="ro1">
          <table:table-cell table:style-name="ce116" office:value-type="string" calcext:value-type="string">
            <text:p>Béret bas pour Berhault</text:p>
          </table:table-cell>
          <table:table-cell table:style-name="ce239" office:value-type="string" calcext:value-type="string">
            <text:p>8a</text:p>
          </table:table-cell>
          <table:table-cell table:style-name="ce198" office:value-type="string" calcext:value-type="string">
            <text:p>2. Go</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98" office:value-type="string" calcext:value-type="string">
            <text:p>soft</text:p>
          </table:table-cell>
          <table:table-cell/>
          <table:table-cell table:style-name="ce193" office:value-type="date" office:date-value="2019-08-20" calcext:value-type="date">
            <text:p>2019-08-20</text:p>
          </table:table-cell>
          <table:table-cell/>
          <table:table-cell office:value-type="float" office:value="1" calcext:value-type="float">
            <text:p>1</text:p>
          </table:table-cell>
          <table:table-cell office:value-type="string" calcext:value-type="string">
            <text:p>Cooles Gebiet!</text:p>
          </table:table-cell>
          <table:table-cell table:number-columns-repeated="1012"/>
        </table:table-row>
        <table:table-row table:style-name="ro1">
          <table:table-cell table:style-name="ce116" office:value-type="string" calcext:value-type="string">
            <text:p>Bella Nina</text:p>
          </table:table-cell>
          <table:table-cell table:style-name="ce239" office:value-type="string" calcext:value-type="string">
            <text:p>6a</text:p>
          </table:table-cell>
          <table:table-cell table:style-name="ce198" office:value-type="string" calcext:value-type="string">
            <text:p>o.s.</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98"/>
          <table:table-cell/>
          <table:table-cell table:style-name="ce193" office:value-type="date" office:date-value="2019-08-20" calcext:value-type="date">
            <text:p>2019-08-20</text:p>
          </table:table-cell>
          <table:table-cell table:number-columns-repeated="2"/>
          <table:table-cell office:value-type="string" calcext:value-type="string">
            <text:p>Cooles Gebiet!</text:p>
          </table:table-cell>
          <table:table-cell table:number-columns-repeated="1012"/>
        </table:table-row>
        <table:table-row table:style-name="ro1">
          <table:table-cell table:style-name="ce221" office:value-type="string" calcext:value-type="string">
            <text:p>Vue sur l'éternité</text:p>
          </table:table-cell>
          <table:table-cell table:style-name="ce239" office:value-type="float" office:value="5" calcext:value-type="float">
            <text:p>5</text:p>
          </table:table-cell>
          <table:table-cell table:style-name="ce198" office:value-type="string" calcext:value-type="string">
            <text:p>F</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98" office:value-type="string" calcext:value-type="string">
            <text:p>hard</text:p>
          </table:table-cell>
          <table:table-cell/>
          <table:table-cell table:style-name="ce193" office:value-type="date" office:date-value="2019-08-20" calcext:value-type="date">
            <text:p>2019-08-20</text:p>
          </table:table-cell>
          <table:table-cell/>
          <table:table-cell office:value-type="float" office:value="0" calcext:value-type="float">
            <text:p>0</text:p>
          </table:table-cell>
          <table:table-cell office:value-type="string" calcext:value-type="string">
            <text:p>Cooles Gebiet!</text:p>
          </table:table-cell>
          <table:table-cell table:number-columns-repeated="1012"/>
        </table:table-row>
        <table:table-row table:style-name="ro1">
          <table:table-cell table:style-name="ce116" office:value-type="string" calcext:value-type="string">
            <text:p>L'hiver peut venir</text:p>
          </table:table-cell>
          <table:table-cell table:style-name="ce239" office:value-type="string" calcext:value-type="string">
            <text:p>7b</text:p>
          </table:table-cell>
          <table:table-cell table:style-name="ce198" office:value-type="string" calcext:value-type="string">
            <text:p>2. Go</text:p>
          </table:table-cell>
          <table:table-cell office:value-type="string" calcext:value-type="string">
            <text:p>A Torra</text:p>
          </table:table-cell>
          <table:table-cell office:value-type="string" calcext:value-type="string">
            <text:p>Capuralinu</text:p>
          </table:table-cell>
          <table:table-cell office:value-type="string" calcext:value-type="string">
            <text:p>France (Corsica)</text:p>
          </table:table-cell>
          <table:table-cell table:style-name="ce198" office:value-type="string" calcext:value-type="string">
            <text:p>hard</text:p>
          </table:table-cell>
          <table:table-cell/>
          <table:table-cell table:style-name="ce193" office:value-type="date" office:date-value="2019-08-24" calcext:value-type="date">
            <text:p>2019-08-24</text:p>
          </table:table-cell>
          <table:table-cell table:number-columns-repeated="2"/>
          <table:table-cell office:value-type="string" calcext:value-type="string">
            <text:p>Die leichten Touren in diesem Gebiet sind schön, die schweren nicht so (anderer Fels)</text:p>
          </table:table-cell>
          <table:table-cell table:number-columns-repeated="1012"/>
        </table:table-row>
        <table:table-row table:style-name="ro1">
          <table:table-cell table:style-name="ce116" office:value-type="string" calcext:value-type="string">
            <text:p>Kathedrale</text:p>
          </table:table-cell>
          <table:table-cell table:style-name="ce239" office:value-type="float" office:value="9" calcext:value-type="float">
            <text:p>9</text:p>
          </table:table-cell>
          <table:table-cell table:style-name="ce198"/>
          <table:table-cell table:style-name="ce116"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98"/>
          <table:table-cell office:value-type="string" calcext:value-type="string">
            <text:p>super schön</text:p>
          </table:table-cell>
          <table:table-cell table:style-name="ce193"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Batman</text:p>
          </table:table-cell>
          <table:table-cell table:style-name="ce239" office:value-type="string" calcext:value-type="string">
            <text:p>8+</text:p>
          </table:table-cell>
          <table:table-cell table:style-name="ce198"/>
          <table:table-cell table:style-name="ce116"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98"/>
          <table:table-cell office:value-type="string" calcext:value-type="string">
            <text:p>im strömenden Regen mit Leo. Eigentlich wollten wir schon nach Hause, dann bin ich aber nochmal eingestiegen und konnte sie durchsteigen. Leo konnte sie danach auch noch punkten mit einem richtig geilen Fightgo. Man muss sich einfach motivieren. Wären wir nach Hause gegangen wäre diese perfekte Route und die Bockverschneidung von uns an dem Tag nicht geklettert worden, was den Tag absolut perfekt gemacht hat</text:p>
          </table:table-cell>
          <table:table-cell table:style-name="ce193"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Bockverschneidung</text:p>
          </table:table-cell>
          <table:table-cell table:style-name="ce239" office:value-type="string" calcext:value-type="string">
            <text:p>6-</text:p>
          </table:table-cell>
          <table:table-cell table:style-name="ce198"/>
          <table:table-cell table:style-name="ce116"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98"/>
          <table:table-cell office:value-type="string" calcext:value-type="string">
            <text:p>Nach der Sinnflut laufen Leo und ich in Richtung Auto. Wir schauen uns an: „lass nochmal schnell zur Bockverschneidung hoch um zu kucken wie sie aussieht“. Davor stehen wir. Naja, sie ist nass aber wir sind beide ganz fit und habeen tierisch Bock, so steige ich als erstes ein. Alles Tradklettermaterial, Bandschlingen und so weiter hängen an meinem Gurt und so klettere ich meine erste, nasse selbstabgesichte Route. Einer der schönsten Klettertage, die ich je hatte. Abends übernachten wir in der Turmkammer der Burgruine Drachenfels. Ein unglaubliches Erlebnis und ein perfektes Wochenende in der wunderschönen Pfalz</text:p>
          </table:table-cell>
          <table:table-cell table:style-name="ce193" office:value-type="date" office:date-value="2016-05-01" calcext:value-type="date">
            <text:p>2016-05-01</text:p>
          </table:table-cell>
          <table:table-cell table:number-columns-repeated="1015"/>
        </table:table-row>
        <table:table-row table:style-name="ro1">
          <table:table-cell table:style-name="ce116" office:value-type="string" calcext:value-type="string">
            <text:p>Direkter Strich</text:p>
          </table:table-cell>
          <table:table-cell table:style-name="ce239" office:value-type="float" office:value="8" calcext:value-type="float">
            <text:p>8</text:p>
          </table:table-cell>
          <table:table-cell table:style-name="ce198" office:value-type="string" calcext:value-type="string">
            <text:p>F</text:p>
          </table:table-cell>
          <table:table-cell table:style-name="ce116"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98"/>
          <table:table-cell/>
          <table:table-cell office:value-type="string" calcext:value-type="string">
            <text:p>22.04.18</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Herbstroute</text:p>
          </table:table-cell>
          <table:table-cell table:style-name="ce239" office:value-type="string" calcext:value-type="string">
            <text:p>6+</text:p>
          </table:table-cell>
          <table:table-cell table:style-name="ce198" office:value-type="string" calcext:value-type="string">
            <text:p>o.s.</text:p>
          </table:table-cell>
          <table:table-cell table:style-name="ce116"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98"/>
          <table:table-cell office:value-type="string" calcext:value-type="string">
            <text:p>In 2 SL wegen zweiter Seilschaft, mit Paddy und Matti, ohne Chalk</text:p>
          </table:table-cell>
          <table:table-cell office:value-type="string" calcext:value-type="string">
            <text:p>22.04.18</text:p>
          </table:table-cell>
          <table:table-cell table:number-columns-repeated="1015"/>
        </table:table-row>
        <table:table-row table:style-name="ro1">
          <table:table-cell table:style-name="ce116" office:value-type="string" calcext:value-type="string">
            <text:p>Große Südverschneidung</text:p>
          </table:table-cell>
          <table:table-cell table:style-name="ce239" office:value-type="string" calcext:value-type="string">
            <text:p>5+</text:p>
          </table:table-cell>
          <table:table-cell table:style-name="ce198" office:value-type="string" calcext:value-type="string">
            <text:p>o.s.</text:p>
          </table:table-cell>
          <table:table-cell table:style-name="ce116"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98"/>
          <table:table-cell office:value-type="string" calcext:value-type="string">
            <text:p>großartige Unternehmung</text:p>
          </table:table-cell>
          <table:table-cell office:value-type="string" calcext:value-type="string">
            <text:p>22.04.18</text:p>
          </table:table-cell>
          <table:table-cell table:number-columns-repeated="1015"/>
        </table:table-row>
        <table:table-row table:style-name="ro1">
          <table:table-cell table:style-name="ce116" office:value-type="string" calcext:value-type="string">
            <text:p>Fire, Ice and Dynamite</text:p>
          </table:table-cell>
          <table:table-cell table:style-name="ce148" office:value-type="string" calcext:value-type="string">
            <text:p>9+/10-</text:p>
          </table:table-cell>
          <table:table-cell table:style-name="ce164"/>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64"/>
          <table:table-cell table:style-name="ce120" office:value-type="string" calcext:value-type="string">
            <text:p>zwei Zug Boulder nach 7er Platte. Maximale Reichweite, Backe an der Wand. Auflösen ist schwierig mit fettem Dynamo</text:p>
          </table:table-cell>
          <table:table-cell office:value-type="string" calcext:value-type="string">
            <text:p>21.04.18</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Schlendern ist Luxus</text:p>
          </table:table-cell>
          <table:table-cell table:style-name="ce239" office:value-type="string" calcext:value-type="string">
            <text:p>9+</text:p>
          </table:table-cell>
          <table:table-cell table:style-name="ce198"/>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8"/>
          <table:table-cell office:value-type="string" calcext:value-type="string">
            <text:p>drei Zug Boulder nach 8- Platte mit dem perfektesten Sloper und wildem Füße schießen lassen</text:p>
          </table:table-cell>
          <table:table-cell table:style-name="ce193" office:value-type="date" office:date-value="2016-09-01" calcext:value-type="date">
            <text:p>2016-09-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agnetfinger</text:p>
          </table:table-cell>
          <table:table-cell table:style-name="ce239" office:value-type="string" calcext:value-type="string">
            <text:p>9+</text:p>
          </table:table-cell>
          <table:table-cell table:style-name="ce198"/>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hart, eine der besten 9+, die ich je geklettert habe. Obwohl sie nass war</text:p>
          </table:table-cell>
          <table:table-cell table:style-name="ce193"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Fruitfly free zone</text:p>
          </table:table-cell>
          <table:table-cell table:style-name="ce239" office:value-type="string" calcext:value-type="string">
            <text:p>9/9+</text:p>
          </table:table-cell>
          <table:table-cell table:style-name="ce198"/>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8"/>
          <table:table-cell office:value-type="string" calcext:value-type="string">
            <text:p>Wildes Gehüpfe</text:p>
          </table:table-cell>
          <table:table-cell office:value-type="string" calcext:value-type="string">
            <text:p>21.04.18</text:p>
          </table:table-cell>
          <table:table-cell table:number-columns-repeated="1015"/>
        </table:table-row>
        <table:table-row table:style-name="ro1">
          <table:table-cell table:style-name="ce116" office:value-type="string" calcext:value-type="string">
            <text:p>Hai</text:p>
          </table:table-cell>
          <table:table-cell table:style-name="ce239" office:value-type="float" office:value="8" calcext:value-type="float">
            <text:p>8</text:p>
          </table:table-cell>
          <table:table-cell table:style-name="ce164" office:value-type="string" calcext:value-type="string">
            <text:p>F</text:p>
          </table:table-cell>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hart</text:p>
          </table:table-cell>
          <table:table-cell table:style-name="ce193"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Venice Beach</text:p>
          </table:table-cell>
          <table:table-cell table:style-name="ce239" office:value-type="string" calcext:value-type="string">
            <text:p>8-</text:p>
          </table:table-cell>
          <table:table-cell table:style-name="ce198"/>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8"/>
          <table:table-cell office:value-type="string" calcext:value-type="string">
            <text:p>Boulder unten und weiter Blocker in der Mitte, pumpig raus. Unglaublich schwer für 8-</text:p>
          </table:table-cell>
          <table:table-cell table:style-name="ce193" office:value-type="date" office:date-value="2016-09-01" calcext:value-type="date">
            <text:p>2016-09-01</text:p>
          </table:table-cell>
          <table:table-cell table:number-columns-repeated="1015"/>
        </table:table-row>
        <table:table-row table:style-name="ro1">
          <table:table-cell table:style-name="ce116" office:value-type="string" calcext:value-type="string">
            <text:p>Zentralweg</text:p>
          </table:table-cell>
          <table:table-cell table:style-name="ce239" office:value-type="float" office:value="7" calcext:value-type="float">
            <text:p>7</text:p>
          </table:table-cell>
          <table:table-cell table:style-name="ce164" office:value-type="string" calcext:value-type="string">
            <text:p>F</text:p>
          </table:table-cell>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8"/>
          <table:table-cell/>
          <table:table-cell table:style-name="ce193" office:value-type="date" office:date-value="2016-05-01" calcext:value-type="date">
            <text:p>2016-05-01</text:p>
          </table:table-cell>
          <table:table-cell table:number-columns-repeated="1015"/>
        </table:table-row>
        <table:table-row table:style-name="ro1">
          <table:table-cell table:style-name="ce116" office:value-type="string" calcext:value-type="string">
            <text:p>Lagerweg</text:p>
          </table:table-cell>
          <table:table-cell table:style-name="ce239" office:value-type="string" calcext:value-type="string">
            <text:p>6+</text:p>
          </table:table-cell>
          <table:table-cell table:style-name="ce198" office:value-type="string" calcext:value-type="string">
            <text:p>o.s.</text:p>
          </table:table-cell>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8" office:value-type="string" calcext:value-type="string">
            <text:p>trad</text:p>
          </table:table-cell>
          <table:table-cell office:value-type="string" calcext:value-type="string">
            <text:p>trad</text:p>
          </table:table-cell>
          <table:table-cell table:style-name="ce193" office:value-type="date" office:date-value="2016-05-01" calcext:value-type="date">
            <text:p>2016-05-01</text:p>
          </table:table-cell>
          <table:table-cell table:number-columns-repeated="1015"/>
        </table:table-row>
        <table:table-row table:style-name="ro1">
          <table:table-cell table:style-name="ce116" office:value-type="string" calcext:value-type="string">
            <text:p>Reibekuchen</text:p>
          </table:table-cell>
          <table:table-cell table:style-name="ce239" office:value-type="string" calcext:value-type="string">
            <text:p>7+</text:p>
          </table:table-cell>
          <table:table-cell table:style-name="ce198" office:value-type="string" calcext:value-type="string">
            <text:p>o.s.</text:p>
          </table:table-cell>
          <table:table-cell table:style-name="ce116"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style-name="ce198"/>
          <table:table-cell office:value-type="string" calcext:value-type="string">
            <text:p>wunderschön</text:p>
          </table:table-cell>
          <table:table-cell table:style-name="ce193"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Trüffelträume</text:p>
          </table:table-cell>
          <table:table-cell table:style-name="ce239" office:value-type="float" office:value="7" calcext:value-type="float">
            <text:p>7</text:p>
          </table:table-cell>
          <table:table-cell table:style-name="ce164" office:value-type="string" calcext:value-type="string">
            <text:p>F</text:p>
          </table:table-cell>
          <table:table-cell table:style-name="ce116"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style-name="ce198"/>
          <table:table-cell/>
          <table:table-cell table:style-name="ce193" office:value-type="date" office:date-value="2016-05-01" calcext:value-type="date">
            <text:p>2016-05-01</text:p>
          </table:table-cell>
          <table:table-cell table:number-columns-repeated="1015"/>
        </table:table-row>
        <table:table-row table:style-name="ro1">
          <table:table-cell table:style-name="ce116" office:value-type="string" calcext:value-type="string">
            <text:p>Nord-West Passage</text:p>
          </table:table-cell>
          <table:table-cell table:style-name="ce239" office:value-type="string" calcext:value-type="string">
            <text:p>8+</text:p>
          </table:table-cell>
          <table:table-cell table:style-name="ce198" office:value-type="string" calcext:value-type="string">
            <text:p>o.s.</text:p>
          </table:table-cell>
          <table:table-cell table:style-name="ce116"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98"/>
          <table:table-cell office:value-type="string" calcext:value-type="string">
            <text:p>Pumpiger onsight mit Stirnlampe, keinem Chalk auf den Griffen und losen, knacksenden Griffen</text:p>
          </table:table-cell>
          <table:table-cell table:style-name="ce193" office:value-type="date" office:date-value="2016-09-01" calcext:value-type="date">
            <text:p>2016-09-01</text:p>
          </table:table-cell>
          <table:table-cell table:number-columns-repeated="1015"/>
        </table:table-row>
        <table:table-row table:style-name="ro1">
          <table:table-cell table:style-name="ce116" office:value-type="string" calcext:value-type="string">
            <text:p>Utopia</text:p>
          </table:table-cell>
          <table:table-cell table:style-name="ce239" office:value-type="string" calcext:value-type="string">
            <text:p>8</text:p>
          </table:table-cell>
          <table:table-cell table:style-name="ce198" office:value-type="string" calcext:value-type="string">
            <text:p>o.s.</text:p>
          </table:table-cell>
          <table:table-cell table:style-name="ce116"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98"/>
          <table:table-cell office:value-type="string" calcext:value-type="string">
            <text:p>wahnsinns 8er</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Rolfkamin</text:p>
          </table:table-cell>
          <table:table-cell table:style-name="ce239" office:value-type="float" office:value="5" calcext:value-type="float">
            <text:p>5</text:p>
          </table:table-cell>
          <table:table-cell table:style-name="ce198" office:value-type="string" calcext:value-type="string">
            <text:p>o.s.</text:p>
          </table:table-cell>
          <table:table-cell table:style-name="ce116"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98" office:value-type="string" calcext:value-type="string">
            <text:p>MP</text:p>
          </table:table-cell>
          <table:table-cell office:value-type="string" calcext:value-type="string">
            <text:p>in zwei Seillängen, schön und clean</text:p>
          </table:table-cell>
          <table:table-cell table:style-name="ce193" office:value-type="date" office:date-value="2016-09-01" calcext:value-type="date">
            <text:p>2016-09-01</text:p>
          </table:table-cell>
          <table:table-cell table:number-columns-repeated="1015"/>
        </table:table-row>
        <table:table-row table:style-name="ro1">
          <table:table-cell office:value-type="string" calcext:value-type="string">
            <text:p>Akapella</text:p>
          </table:table-cell>
          <table:table-cell table:style-name="ce239" office:value-type="string" calcext:value-type="string">
            <text:p>7b+</text:p>
          </table:table-cell>
          <table:table-cell table:style-name="ce198"/>
          <table:table-cell table:number-columns-repeated="2" office:value-type="string" calcext:value-type="string">
            <text:p>Solvik</text:p>
          </table:table-cell>
          <table:table-cell office:value-type="string" calcext:value-type="string">
            <text:p>Sweden</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Hornväder</text:p>
          </table:table-cell>
          <table:table-cell table:style-name="ce239" office:value-type="string" calcext:value-type="string">
            <text:p>7a+</text:p>
          </table:table-cell>
          <table:table-cell table:style-name="ce164"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Halva´s IP</text:p>
          </table:table-cell>
          <table:table-cell table:style-name="ce239" office:value-type="string" calcext:value-type="string">
            <text:p>6c+</text:p>
          </table:table-cell>
          <table:table-cell table:style-name="ce164"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Tröttkeps</text:p>
          </table:table-cell>
          <table:table-cell table:style-name="ce239" office:value-type="string" calcext:value-type="string">
            <text:p>6c+</text:p>
          </table:table-cell>
          <table:table-cell table:style-name="ce164"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Alibaba</text:p>
          </table:table-cell>
          <table:table-cell table:style-name="ce239" office:value-type="string" calcext:value-type="string">
            <text:p>6c</text:p>
          </table:table-cell>
          <table:table-cell table:style-name="ce164"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table:style-name="ce134" office:value-type="string" calcext:value-type="string">
            <text:p>TinTin Direkt</text:p>
          </table:table-cell>
          <table:table-cell table:style-name="ce145" office:value-type="string" calcext:value-type="string">
            <text:p>8a</text:p>
          </table:table-cell>
          <table:table-cell table:style-name="ce174"/>
          <table:table-cell table:style-name="ce201"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98" office:value-type="string" calcext:value-type="string">
            <text:p>soft</text:p>
          </table:table-cell>
          <table:table-cell table:style-name="ce182" office:value-type="string" calcext:value-type="string">
            <text:p>eher 7c, trotzdem sehr cool</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Katögga</text:p>
          </table:table-cell>
          <table:table-cell table:style-name="ce239" office:value-type="string" calcext:value-type="string">
            <text:p>7b+</text:p>
          </table:table-cell>
          <table:table-cell table:style-name="ce198" office:value-type="string" calcext:value-type="string">
            <text:p>2. Go</text:p>
          </table:table-cell>
          <table:table-cell table:style-name="ce201"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98"/>
          <table:table-cell office:value-type="string" calcext:value-type="string">
            <text:p>2. Go</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Kaptain Haddock</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table:style-name="ce113" office:value-type="string" calcext:value-type="string">
            <text:p>Panico Sopra L´orlo</text:p>
          </table:table-cell>
          <table:table-cell table:style-name="ce145" office:value-type="string" calcext:value-type="string">
            <text:p>7c</text:p>
          </table:table-cell>
          <table:table-cell table:style-name="ce162"/>
          <table:table-cell table:style-name="ce20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62"/>
          <table:table-cell table:style-name="ce178" office:value-type="string" calcext:value-type="string">
            <text:p>2011 ausgebouldert. Vllt gehts jetzt?</text:p>
          </table:table-cell>
          <table:table-cell office:value-type="float" office:value="2011" calcext:value-type="float">
            <text:p>2011</text:p>
          </table:table-cell>
          <table:table-cell office:value-type="string" calcext:value-type="string">
            <text:p>X</text:p>
          </table:table-cell>
          <table:table-cell table:number-columns-repeated="1014"/>
        </table:table-row>
        <table:table-row table:style-name="ro1">
          <table:table-cell table:style-name="ce115" office:value-type="string" calcext:value-type="string">
            <text:p>C´é Qualcuno Che Non Sa</text:p>
          </table:table-cell>
          <table:table-cell table:style-name="ce147" office:value-type="string" calcext:value-type="string">
            <text:p>7c</text:p>
          </table:table-cell>
          <table:table-cell table:style-name="ce163"/>
          <table:table-cell table:style-name="ce20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63"/>
          <table:table-cell table:style-name="ce179" office:value-type="string" calcext:value-type="string">
            <text:p>7b/c in 2011 --&gt; Erste 9 am Fels!?</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Sangit</text:p>
          </table:table-cell>
          <table:table-cell table:style-name="ce148" office:value-type="string" calcext:value-type="string">
            <text:p>7b</text:p>
          </table:table-cell>
          <table:table-cell table:style-name="ce163"/>
          <table:table-cell table:style-name="ce20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63"/>
          <table:table-cell table:style-name="ce179"/>
          <table:table-cell office:value-type="float" office:value="2011" calcext:value-type="float">
            <text:p>2011</text:p>
          </table:table-cell>
          <table:table-cell table:number-columns-repeated="1015"/>
        </table:table-row>
        <table:table-row table:style-name="ro1">
          <table:table-cell office:value-type="string" calcext:value-type="string">
            <text:p>Not Normal</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8"/>
          <table:table-cell/>
          <table:table-cell office:value-type="float" office:value="2011" calcext:value-type="float">
            <text:p>2011</text:p>
          </table:table-cell>
          <table:table-cell table:number-columns-repeated="1015"/>
        </table:table-row>
        <table:table-row table:style-name="ro1">
          <table:table-cell office:value-type="string" calcext:value-type="string">
            <text:p>Cannonau</text:p>
          </table:table-cell>
          <table:table-cell table:style-name="ce239" office:value-type="string" calcext:value-type="string">
            <text:p>7a</text:p>
          </table:table-cell>
          <table:table-cell table:style-name="ce164" office:value-type="string" calcext:value-type="string">
            <text:p>F</text:p>
          </table:table-cell>
          <table:table-cell table:style-name="ce20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8"/>
          <table:table-cell/>
          <table:table-cell office:value-type="float" office:value="2011" calcext:value-type="float">
            <text:p>2011</text:p>
          </table:table-cell>
          <table:table-cell table:number-columns-repeated="1015"/>
        </table:table-row>
        <table:table-row table:style-name="ro1">
          <table:table-cell office:value-type="string" calcext:value-type="string">
            <text:p>Crisi</text:p>
          </table:table-cell>
          <table:table-cell table:style-name="ce239" office:value-type="string" calcext:value-type="string">
            <text:p>7a</text:p>
          </table:table-cell>
          <table:table-cell table:style-name="ce198"/>
          <table:table-cell table:style-name="ce20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8"/>
          <table:table-cell/>
          <table:table-cell office:value-type="float" office:value="2011" calcext:value-type="float">
            <text:p>2011</text:p>
          </table:table-cell>
          <table:table-cell table:number-columns-repeated="1015"/>
        </table:table-row>
        <table:table-row table:style-name="ro1">
          <table:table-cell office:value-type="string" calcext:value-type="string">
            <text:p>Settima Luna</text:p>
          </table:table-cell>
          <table:table-cell table:style-name="ce239" office:value-type="string" calcext:value-type="string">
            <text:p>6c+</text:p>
          </table:table-cell>
          <table:table-cell table:style-name="ce198" office:value-type="string" calcext:value-type="string">
            <text:p>o.s.</text:p>
          </table:table-cell>
          <table:table-cell table:style-name="ce20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8"/>
          <table:table-cell office:value-type="string" calcext:value-type="string">
            <text:p>"erste 6c+ o.s."</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Fra Fra</text:p>
          </table:table-cell>
          <table:table-cell table:style-name="ce239" office:value-type="string" calcext:value-type="string">
            <text:p>6b</text:p>
          </table:table-cell>
          <table:table-cell table:style-name="ce198" office:value-type="string" calcext:value-type="string">
            <text:p>o.s.</text:p>
          </table:table-cell>
          <table:table-cell table:style-name="ce20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8"/>
          <table:table-cell office:value-type="string" calcext:value-type="string">
            <text:p>Geil!</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ottor Plantier</text:p>
          </table:table-cell>
          <table:table-cell table:style-name="ce239" office:value-type="string" calcext:value-type="string">
            <text:p>6a+</text:p>
          </table:table-cell>
          <table:table-cell table:style-name="ce198" office:value-type="string" calcext:value-type="string">
            <text:p>o.s.</text:p>
          </table:table-cell>
          <table:table-cell table:style-name="ce20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8"/>
          <table:table-cell/>
          <table:table-cell office:value-type="float" office:value="2011" calcext:value-type="float">
            <text:p>2011</text:p>
          </table:table-cell>
          <table:table-cell table:number-columns-repeated="1015"/>
        </table:table-row>
        <table:table-row table:style-name="ro1">
          <table:table-cell office:value-type="string" calcext:value-type="string">
            <text:p>Zlu</text:p>
          </table:table-cell>
          <table:table-cell table:style-name="ce239" office:value-type="string" calcext:value-type="string">
            <text:p>6a</text:p>
          </table:table-cell>
          <table:table-cell table:style-name="ce198" office:value-type="string" calcext:value-type="string">
            <text:p>o.s.</text:p>
          </table:table-cell>
          <table:table-cell table:style-name="ce20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8"/>
          <table:table-cell/>
          <table:table-cell office:value-type="float" office:value="2011" calcext:value-type="float">
            <text:p>2011</text:p>
          </table:table-cell>
          <table:table-cell table:number-columns-repeated="1015"/>
        </table:table-row>
        <table:table-row table:style-name="ro1">
          <table:table-cell table:style-name="ce119" office:value-type="string" calcext:value-type="string">
            <text:p>Attimo Fuggente</text:p>
          </table:table-cell>
          <table:table-cell table:style-name="ce150" office:value-type="string" calcext:value-type="string">
            <text:p>7b+</text:p>
          </table:table-cell>
          <table:table-cell table:style-name="ce165"/>
          <table:table-cell table:style-name="ce201"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65"/>
          <table:table-cell table:style-name="ce180" office:value-type="string" calcext:value-type="string">
            <text:p>fett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Quae de Munta'</text:p>
          </table:table-cell>
          <table:table-cell table:style-name="ce239" office:value-type="string" calcext:value-type="string">
            <text:p>6b</text:p>
          </table:table-cell>
          <table:table-cell table:style-name="ce164" office:value-type="string" calcext:value-type="string">
            <text:p>F</text:p>
          </table:table-cell>
          <table:table-cell table:style-name="ce201"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Richtig gute Schuppe, oben schwere Wandkletterei, nur oben schwer</text:p>
          </table:table-cell>
          <table:table-cell office:value-type="string" calcext:value-type="string">
            <text:p>14 April 2017</text:p>
          </table:table-cell>
          <table:table-cell table:number-columns-repeated="1015"/>
        </table:table-row>
        <table:table-row table:style-name="ro1">
          <table:table-cell office:value-type="string" calcext:value-type="string">
            <text:p>Classica</text:p>
          </table:table-cell>
          <table:table-cell table:style-name="ce239" office:value-type="string" calcext:value-type="string">
            <text:p>6a</text:p>
          </table:table-cell>
          <table:table-cell table:style-name="ce198"/>
          <table:table-cell table:style-name="ce201"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toprope, cool, bisschen eine Einzelstelle</text:p>
          </table:table-cell>
          <table:table-cell office:value-type="string" calcext:value-type="string">
            <text:p>14 April 2017</text:p>
          </table:table-cell>
          <table:table-cell table:number-columns-repeated="1015"/>
        </table:table-row>
        <table:table-row table:style-name="ro1">
          <table:table-cell table:style-name="ce113" office:value-type="string" calcext:value-type="string">
            <text:p>Saltapicchio</text:p>
          </table:table-cell>
          <table:table-cell table:style-name="ce145" office:value-type="string" calcext:value-type="string">
            <text:p>7a</text:p>
          </table:table-cell>
          <table:table-cell table:style-name="ce198"/>
          <table:table-cell office:value-type="string" calcext:value-type="string">
            <text:p>Rocca di Perti (Ombre Blu)</text:p>
          </table:table-cell>
          <table:table-cell office:value-type="string" calcext:value-type="string">
            <text:p>Finale Ligure</text:p>
          </table:table-cell>
          <table:table-cell office:value-type="string" calcext:value-type="string">
            <text:p>Italy</text:p>
          </table:table-cell>
          <table:table-cell table:style-name="ce198"/>
          <table:table-cell table:style-name="ce178" office:value-type="string" calcext:value-type="string">
            <text:p>2012 schon mal probiert, schwere Einzelzüge</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Viaggio Nel Futuro</text:p>
          </table:table-cell>
          <table:table-cell table:style-name="ce148" office:value-type="string" calcext:value-type="string">
            <text:p>7c+</text:p>
          </table:table-cell>
          <table:table-cell table:style-name="ce167"/>
          <table:table-cell table:style-name="ce74"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98"/>
          <table:table-cell table:style-name="ce120" office:value-type="string" calcext:value-type="string">
            <text:p>classic, super abgefahren. Easy, wenn man den Strom hat. Nächstes mal Hyaena! Im 2. Go 2017, geiler Sprung</text:p>
          </table:table-cell>
          <table:table-cell office:value-type="string" calcext:value-type="string">
            <text:p>22 April 2017</text:p>
          </table:table-cell>
          <table:table-cell/>
          <table:table-cell office:value-type="float" office:value="3" calcext:value-type="float">
            <text:p>3</text:p>
          </table:table-cell>
          <table:table-cell table:style-name="ce189" office:value-type="string" calcext:value-type="string">
            <text:p>einer der besten Sektoren Finales</text:p>
          </table:table-cell>
          <table:table-cell table:number-columns-repeated="1012"/>
        </table:table-row>
        <table:table-row table:style-name="ro1">
          <table:table-cell table:style-name="ce116" office:value-type="string" calcext:value-type="string">
            <text:p>Apissima + Cimissima</text:p>
          </table:table-cell>
          <table:table-cell table:style-name="ce148" office:value-type="string" calcext:value-type="string">
            <text:p>7a</text:p>
          </table:table-cell>
          <table:table-cell table:style-name="ce164" office:value-type="string" calcext:value-type="string">
            <text:p>F</text:p>
          </table:table-cell>
          <table:table-cell table:style-name="ce74"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98"/>
          <table:table-cell table:style-name="ce120" office:value-type="string" calcext:value-type="string">
            <text:p>6b und 6c+ in einer SL</text:p>
          </table:table-cell>
          <table:table-cell office:value-type="float" office:value="2014" calcext:value-type="float">
            <text:p>2014</text:p>
          </table:table-cell>
          <table:table-cell table:number-columns-repeated="2"/>
          <table:table-cell table:style-name="ce189" office:value-type="string" calcext:value-type="string">
            <text:p>einer der besten Sektoren Finales</text:p>
          </table:table-cell>
          <table:table-cell table:number-columns-repeated="1012"/>
        </table:table-row>
        <table:table-row table:style-name="ro1">
          <table:table-cell table:style-name="ce116" office:value-type="string" calcext:value-type="string">
            <text:p>Innocent Easioni</text:p>
          </table:table-cell>
          <table:table-cell table:style-name="ce148" office:value-type="string" calcext:value-type="string">
            <text:p>6b+</text:p>
          </table:table-cell>
          <table:table-cell table:style-name="ce198" office:value-type="string" calcext:value-type="string">
            <text:p>o.s.</text:p>
          </table:table-cell>
          <table:table-cell table:style-name="ce74"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98"/>
          <table:table-cell table:style-name="ce178"/>
          <table:table-cell office:value-type="float" office:value="2014" calcext:value-type="float">
            <text:p>2014</text:p>
          </table:table-cell>
          <table:table-cell table:number-columns-repeated="2"/>
          <table:table-cell table:style-name="ce189" office:value-type="string" calcext:value-type="string">
            <text:p>einer der besten Sektoren Finales</text:p>
          </table:table-cell>
          <table:table-cell table:number-columns-repeated="1012"/>
        </table:table-row>
        <table:table-row table:style-name="ro1">
          <table:table-cell table:style-name="ce116" office:value-type="string" calcext:value-type="string">
            <text:p>Schizzechea</text:p>
          </table:table-cell>
          <table:table-cell table:style-name="ce148" office:value-type="string" calcext:value-type="string">
            <text:p>7a</text:p>
          </table:table-cell>
          <table:table-cell table:style-name="ce164"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style-name="ce198"/>
          <table:table-cell table:style-name="ce120" office:value-type="string" calcext:value-type="string">
            <text:p>pumpig an etwas splittrigen Sintern, ganz oben kommt eine undankbare, knüppelharte Schlüsselstelle. Lieber davor aufhören, die Schlüsselstelle ist nicht lohnend.</text:p>
          </table:table-cell>
          <table:table-cell office:value-type="string" calcext:value-type="string">
            <text:p>22 April 2017</text:p>
          </table:table-cell>
          <table:table-cell table:number-columns-repeated="1015"/>
        </table:table-row>
        <table:table-row table:style-name="ro1">
          <table:table-cell table:style-name="ce116" office:value-type="string" calcext:value-type="string">
            <text:p>Lo Specchio di Galadriel</text:p>
          </table:table-cell>
          <table:table-cell table:style-name="ce148" office:value-type="string" calcext:value-type="string">
            <text:p>6a</text:p>
          </table:table-cell>
          <table:table-cell table:style-name="ce164"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style-name="ce198"/>
          <table:table-cell table:style-name="ce120" office:value-type="string" calcext:value-type="string">
            <text:p>anhaltend, oben schwer</text:p>
          </table:table-cell>
          <table:table-cell office:value-type="string" calcext:value-type="string">
            <text:p>22 April 2017</text:p>
          </table:table-cell>
          <table:table-cell table:number-columns-repeated="1015"/>
        </table:table-row>
        <table:table-row table:style-name="ro1">
          <table:table-cell table:style-name="ce116" office:value-type="string" calcext:value-type="string">
            <text:p>Scarabeo</text:p>
          </table:table-cell>
          <table:table-cell table:style-name="ce148" office:value-type="string" calcext:value-type="string">
            <text:p>7a</text:p>
          </table:table-cell>
          <table:table-cell table:style-name="ce164" office:value-type="string" calcext:value-type="string">
            <text:p>F</text:p>
          </table:table-cell>
          <table:table-cell table:style-name="ce201" office:value-type="string" calcext:value-type="string">
            <text:p>Boragni</text:p>
          </table:table-cell>
          <table:table-cell office:value-type="string" calcext:value-type="string">
            <text:p>Finale Ligure</text:p>
          </table:table-cell>
          <table:table-cell office:value-type="string" calcext:value-type="string">
            <text:p>Italy</text:p>
          </table:table-cell>
          <table:table-cell table:style-name="ce198"/>
          <table:table-cell table:style-name="ce178"/>
          <table:table-cell office:value-type="float" office:value="2014" calcext:value-type="float">
            <text:p>2014</text:p>
          </table:table-cell>
          <table:table-cell table:number-columns-repeated="1015"/>
        </table:table-row>
        <table:table-row table:style-name="ro1">
          <table:table-cell office:value-type="string" calcext:value-type="string">
            <text:p>Merlo di Nottingham</text:p>
          </table:table-cell>
          <table:table-cell table:style-name="ce239" office:value-type="string" calcext:value-type="string">
            <text:p>3c</text:p>
          </table:table-cell>
          <table:table-cell table:style-name="ce198"/>
          <table:table-cell table:style-name="ce201" office:value-type="string" calcext:value-type="string">
            <text:p>Pian Marino (Paretina)</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00" calcext:value-type="float">
            <text:p>2000</text:p>
          </table:table-cell>
          <table:table-cell table:number-columns-repeated="1015"/>
        </table:table-row>
        <table:table-row table:style-name="ro1">
          <table:table-cell office:value-type="string" calcext:value-type="string">
            <text:p>Metamorfosi del Movimento</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2" calcext:value-type="float">
            <text:p>2012</text:p>
          </table:table-cell>
          <table:table-cell table:number-columns-repeated="1015"/>
        </table:table-row>
        <table:table-row table:style-name="ro1">
          <table:table-cell office:value-type="string" calcext:value-type="string">
            <text:p>Valle Argentina</text:p>
          </table:table-cell>
          <table:table-cell table:style-name="ce239" office:value-type="string" calcext:value-type="string">
            <text:p>6c</text:p>
          </table:table-cell>
          <table:table-cell table:style-name="ce198"/>
          <table:table-cell table:style-name="ce201"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2" calcext:value-type="float">
            <text:p>2012</text:p>
          </table:table-cell>
          <table:table-cell table:number-columns-repeated="1015"/>
        </table:table-row>
        <table:table-row table:style-name="ro1">
          <table:table-cell office:value-type="string" calcext:value-type="string">
            <text:p>Mitica</text:p>
          </table:table-cell>
          <table:table-cell table:style-name="ce239" office:value-type="string" calcext:value-type="string">
            <text:p>6c</text:p>
          </table:table-cell>
          <table:table-cell table:style-name="ce198"/>
          <table:table-cell table:style-name="ce201"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Verlängerung</text:p>
          </table:table-cell>
          <table:table-cell office:value-type="float" office:value="2012" calcext:value-type="float">
            <text:p>2012</text:p>
          </table:table-cell>
          <table:table-cell table:number-columns-repeated="1015"/>
        </table:table-row>
        <table:table-row table:style-name="ro1">
          <table:table-cell office:value-type="string" calcext:value-type="string">
            <text:p>The Cure</text:p>
          </table:table-cell>
          <table:table-cell table:style-name="ce239" office:value-type="string" calcext:value-type="string">
            <text:p>6b+</text:p>
          </table:table-cell>
          <table:table-cell table:style-name="ce198"/>
          <table:table-cell table:style-name="ce201"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2" calcext:value-type="float">
            <text:p>2012</text:p>
          </table:table-cell>
          <table:table-cell table:number-columns-repeated="1015"/>
        </table:table-row>
        <table:table-row table:style-name="ro1">
          <table:table-cell office:value-type="string" calcext:value-type="string">
            <text:p>Tenedo´</text:p>
          </table:table-cell>
          <table:table-cell table:style-name="ce239" office:value-type="string" calcext:value-type="string">
            <text:p>6a</text:p>
          </table:table-cell>
          <table:table-cell table:style-name="ce198" office:value-type="string" calcext:value-type="string">
            <text:p>o.s.</text:p>
          </table:table-cell>
          <table:table-cell table:style-name="ce201"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2" calcext:value-type="float">
            <text:p>2012</text:p>
          </table:table-cell>
          <table:table-cell table:number-columns-repeated="1015"/>
        </table:table-row>
        <table:table-row table:style-name="ro1">
          <table:table-cell table:style-name="ce119" office:value-type="string" calcext:value-type="string">
            <text:p>Radical Chic</text:p>
          </table:table-cell>
          <table:table-cell table:style-name="ce150" office:value-type="string" calcext:value-type="string">
            <text:p>8a</text:p>
          </table:table-cell>
          <table:table-cell table:style-name="ce165"/>
          <table:table-cell table:style-name="ce20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65" office:value-type="string" calcext:value-type="string">
            <text:p>hard</text:p>
          </table:table-cell>
          <table:table-cell table:style-name="ce180" office:value-type="string" calcext:value-type="string">
            <text:p>echt schwer für 8a. Micro 2 Finger Steller, sehr hautig! Wenn man das klettern kann, ist man ein richtig guter Kletterer! Homog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Moon Runner</text:p>
          </table:table-cell>
          <table:table-cell table:style-name="ce148" office:value-type="string" calcext:value-type="string">
            <text:p>7c</text:p>
          </table:table-cell>
          <table:table-cell table:style-name="ce164"/>
          <table:table-cell table:style-name="ce20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64" office:value-type="string" calcext:value-type="string">
            <text:p>hard</text:p>
          </table:table-cell>
          <table:table-cell table:style-name="ce120" office:value-type="string" calcext:value-type="string">
            <text:p>knackige Einzelstelle, classic!!! An einem Griff wurde Sika reingeschmiert, was auf dem Foto im 007 Führer gehalten wird!???</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Olchi Dolci per Frank Zappa</text:p>
          </table:table-cell>
          <table:table-cell table:style-name="ce148" office:value-type="string" calcext:value-type="string">
            <text:p>7b</text:p>
          </table:table-cell>
          <table:table-cell table:style-name="ce164"/>
          <table:table-cell table:style-name="ce20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64" office:value-type="string" calcext:value-type="string">
            <text:p>hard</text:p>
          </table:table-cell>
          <table:table-cell table:style-name="ce120" office:value-type="string" calcext:value-type="string">
            <text:p>Geschafft :) Mit Exen reinhängen. Bin anscheinend fitter geworden :D</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ianco E Nero</text:p>
          </table:table-cell>
          <table:table-cell table:style-name="ce239" office:value-type="string" calcext:value-type="string">
            <text:p>6b+</text:p>
          </table:table-cell>
          <table:table-cell table:style-name="ce198" office:value-type="string" calcext:value-type="string">
            <text:p>o.s.</text:p>
          </table:table-cell>
          <table:table-cell table:style-name="ce20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1" calcext:value-type="float">
            <text:p>2011</text:p>
          </table:table-cell>
          <table:table-cell table:number-columns-repeated="1015"/>
        </table:table-row>
        <table:table-row table:style-name="ro1">
          <table:table-cell table:style-name="ce116" office:value-type="string" calcext:value-type="string">
            <text:p>Stanza Del Bottoni</text:p>
          </table:table-cell>
          <table:table-cell table:style-name="ce148" office:value-type="string" calcext:value-type="string">
            <text:p>6b+</text:p>
          </table:table-cell>
          <table:table-cell table:style-name="ce198" office:value-type="string" calcext:value-type="string">
            <text:p>o.s.</text:p>
          </table:table-cell>
          <table:table-cell table:style-name="ce20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1" calcext:value-type="float">
            <text:p>2011</text:p>
          </table:table-cell>
          <table:table-cell table:number-columns-repeated="1015"/>
        </table:table-row>
        <table:table-row table:style-name="ro1">
          <table:table-cell table:style-name="ce116" office:value-type="string" calcext:value-type="string">
            <text:p>Via di La</text:p>
          </table:table-cell>
          <table:table-cell table:style-name="ce148" office:value-type="string" calcext:value-type="string">
            <text:p>6b</text:p>
          </table:table-cell>
          <table:table-cell table:style-name="ce198" office:value-type="string" calcext:value-type="string">
            <text:p>o.s.</text:p>
          </table:table-cell>
          <table:table-cell table:style-name="ce20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table:style-name="ce116" office:value-type="string" calcext:value-type="string">
            <text:p>Training Sisters</text:p>
          </table:table-cell>
          <table:table-cell table:style-name="ce148" office:value-type="string" calcext:value-type="string">
            <text:p>6a+</text:p>
          </table:table-cell>
          <table:table-cell table:style-name="ce198" office:value-type="string" calcext:value-type="string">
            <text:p>o.s.</text:p>
          </table:table-cell>
          <table:table-cell table:style-name="ce20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8"/>
          <table:table-cell/>
          <table:table-cell table:style-name="ce193"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Cala Trinchetto</text:p>
          </table:table-cell>
          <table:table-cell table:style-name="ce148" office:value-type="string" calcext:value-type="string">
            <text:p>6a+</text:p>
          </table:table-cell>
          <table:table-cell table:style-name="ce198"/>
          <table:table-cell table:style-name="ce20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0" calcext:value-type="float">
            <text:p>2010</text:p>
          </table:table-cell>
          <table:table-cell table:number-columns-repeated="1015"/>
        </table:table-row>
        <table:table-row table:style-name="ro1">
          <table:table-cell office:value-type="string" calcext:value-type="string">
            <text:p>Toccata E Fuga</text:p>
          </table:table-cell>
          <table:table-cell table:style-name="ce239" office:value-type="string" calcext:value-type="string">
            <text:p>6a</text:p>
          </table:table-cell>
          <table:table-cell table:style-name="ce198" office:value-type="string" calcext:value-type="string">
            <text:p>o.s.</text:p>
          </table:table-cell>
          <table:table-cell table:style-name="ce20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1" calcext:value-type="float">
            <text:p>2011</text:p>
          </table:table-cell>
          <table:table-cell table:number-columns-repeated="1015"/>
        </table:table-row>
        <table:table-row table:style-name="ro1">
          <table:table-cell office:value-type="string" calcext:value-type="string">
            <text:p>La Pulce</text:p>
          </table:table-cell>
          <table:table-cell table:style-name="ce239" office:value-type="string" calcext:value-type="string">
            <text:p>5c</text:p>
          </table:table-cell>
          <table:table-cell table:style-name="ce198" office:value-type="string" calcext:value-type="string">
            <text:p>o.s.</text:p>
          </table:table-cell>
          <table:table-cell table:style-name="ce20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table:style-name="ce116" office:value-type="string" calcext:value-type="string">
            <text:p>Maniac</text:p>
          </table:table-cell>
          <table:table-cell table:style-name="ce148" office:value-type="string" calcext:value-type="string">
            <text:p>7c+</text:p>
          </table:table-cell>
          <table:table-cell table:style-name="ce164"/>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4"/>
          <table:table-cell table:style-name="ce184" office:value-type="string" calcext:value-type="string">
            <text:p>unten leicht, dann harte Stelle an 2 Finger Löchern im Dach mit Abschlusssprung an Sloper, so geil! Fetten Flapper gezogen aber egal!</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113" office:value-type="string" calcext:value-type="string">
            <text:p>Berlin Double</text:p>
          </table:table-cell>
          <table:table-cell table:style-name="ce145" office:value-type="string" calcext:value-type="string">
            <text:p>7b</text:p>
          </table:table-cell>
          <table:table-cell table:style-name="ce164"/>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4"/>
          <table:table-cell table:style-name="ce120"/>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egahommu+Gaudí</text:p>
          </table:table-cell>
          <table:table-cell table:style-name="ce148" office:value-type="string" calcext:value-type="string">
            <text:p>7b</text:p>
          </table:table-cell>
          <table:table-cell table:style-name="ce164" office:value-type="string" calcext:value-type="string">
            <text:p>o.s.</text:p>
          </table:table-cell>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4"/>
          <table:table-cell table:style-name="ce120" office:value-type="string" calcext:value-type="string">
            <text:p>reine Ausdauer, nur unten speckig</text:p>
          </table:table-cell>
          <table:table-cell office:value-type="string" calcext:value-type="string">
            <text:p>18 April 2017</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are di Beslan</text:p>
          </table:table-cell>
          <table:table-cell table:style-name="ce148" office:value-type="string" calcext:value-type="string">
            <text:p>7b</text:p>
          </table:table-cell>
          <table:table-cell table:style-name="ce164" office:value-type="string" calcext:value-type="string">
            <text:p>o.s.</text:p>
          </table:table-cell>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4"/>
          <table:table-cell table:style-name="ce120" office:value-type="string" calcext:value-type="string">
            <text:p>fand ich leichter als Pronto Marghe</text:p>
          </table:table-cell>
          <table:table-cell table:style-name="ce193"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aster Of Bolts</text:p>
          </table:table-cell>
          <table:table-cell table:style-name="ce148" office:value-type="string" calcext:value-type="string">
            <text:p>7a+</text:p>
          </table:table-cell>
          <table:table-cell table:style-name="ce198"/>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icrotest</text:p>
          </table:table-cell>
          <table:table-cell table:style-name="ce148" office:value-type="string" calcext:value-type="string">
            <text:p>7a+</text:p>
          </table:table-cell>
          <table:table-cell table:style-name="ce198"/>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lustiger Sprung, Einzügler</text:p>
          </table:table-cell>
          <table:table-cell office:value-type="string" calcext:value-type="string">
            <text:p>21 April 2017</text:p>
          </table:table-cell>
          <table:table-cell table:number-columns-repeated="1015"/>
        </table:table-row>
        <table:table-row table:style-name="ro1">
          <table:table-cell table:style-name="ce116" office:value-type="string" calcext:value-type="string">
            <text:p>Satanasso</text:p>
          </table:table-cell>
          <table:table-cell table:style-name="ce148" office:value-type="string" calcext:value-type="string">
            <text:p>7a+</text:p>
          </table:table-cell>
          <table:table-cell table:style-name="ce198" office:value-type="string" calcext:value-type="string">
            <text:p>o.s.</text:p>
          </table:table-cell>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2 Zug Einzelstelle ganz oben nach mega Schüttler</text:p>
          </table:table-cell>
          <table:table-cell office:value-type="string" calcext:value-type="string">
            <text:p>18 April 2017</text:p>
          </table:table-cell>
          <table:table-cell table:number-columns-repeated="1015"/>
        </table:table-row>
        <table:table-row table:style-name="ro1">
          <table:table-cell table:style-name="ce116" office:value-type="string" calcext:value-type="string">
            <text:p>Pronto Marghe!?</text:p>
          </table:table-cell>
          <table:table-cell table:style-name="ce148" office:value-type="string" calcext:value-type="string">
            <text:p>7a</text:p>
          </table:table-cell>
          <table:table-cell table:style-name="ce198" office:value-type="string" calcext:value-type="string">
            <text:p>o.s.</text:p>
          </table:table-cell>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so ein Kampf. Hat sich nach mindestens 7b angefühlt!</text:p>
          </table:table-cell>
          <table:table-cell table:style-name="ce193"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Turbodiesel</text:p>
          </table:table-cell>
          <table:table-cell table:style-name="ce148" office:value-type="string" calcext:value-type="string">
            <text:p>7a</text:p>
          </table:table-cell>
          <table:table-cell table:style-name="ce164" office:value-type="string" calcext:value-type="string">
            <text:p>F</text:p>
          </table:table-cell>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weite Züge</text:p>
          </table:table-cell>
          <table:table-cell office:value-type="string" calcext:value-type="string">
            <text:p>21 April 2017</text:p>
          </table:table-cell>
          <table:table-cell table:number-columns-repeated="1015"/>
        </table:table-row>
        <table:table-row table:style-name="ro1">
          <table:table-cell office:value-type="string" calcext:value-type="string">
            <text:p>4 WD</text:p>
          </table:table-cell>
          <table:table-cell table:style-name="ce239" office:value-type="string" calcext:value-type="string">
            <text:p>7a</text:p>
          </table:table-cell>
          <table:table-cell table:style-name="ce198" office:value-type="string" calcext:value-type="string">
            <text:p>o.s.</text:p>
          </table:table-cell>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meine erste 7a on-sight. Allerdings in die Kette gegriffen, April 2017 nochmal mit Verlängerung gemacht. Sehr schön, leichter als Turbodiesel</text:p>
          </table:table-cell>
          <table:table-cell office:value-type="float" office:value="2011" calcext:value-type="float">
            <text:p>2011</text:p>
          </table:table-cell>
          <table:table-cell table:number-columns-repeated="1015"/>
        </table:table-row>
        <table:table-row table:style-name="ro1">
          <table:table-cell table:style-name="ce115" office:value-type="string" calcext:value-type="string">
            <text:p>Baci Da Rio</text:p>
          </table:table-cell>
          <table:table-cell table:style-name="ce147" office:value-type="string" calcext:value-type="string">
            <text:p>7a</text:p>
          </table:table-cell>
          <table:table-cell table:style-name="ce163"/>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3"/>
          <table:table-cell table:style-name="ce179" office:value-type="string" calcext:value-type="string">
            <text:p>meine erste 7a</text:p>
          </table:table-cell>
          <table:table-cell office:value-type="float" office:value="2011" calcext:value-type="float">
            <text:p>2011</text:p>
          </table:table-cell>
          <table:table-cell table:number-columns-repeated="1015"/>
        </table:table-row>
        <table:table-row table:style-name="ro1">
          <table:table-cell table:style-name="ce116" office:value-type="string" calcext:value-type="string">
            <text:p>Übreche</text:p>
          </table:table-cell>
          <table:table-cell table:style-name="ce148" office:value-type="string" calcext:value-type="string">
            <text:p>6c+</text:p>
          </table:table-cell>
          <table:table-cell table:style-name="ce164" office:value-type="string" calcext:value-type="string">
            <text:p>o.s.</text:p>
          </table:table-cell>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4"/>
          <table:table-cell table:style-name="ce120" office:value-type="string" calcext:value-type="string">
            <text:p>kein schwerer Zug. Wunderschön!</text:p>
          </table:table-cell>
          <table:table-cell table:style-name="ce193" office:value-type="date" office:date-value="2019-12-28" calcext:value-type="date">
            <text:p>2019-12-28</text:p>
          </table:table-cell>
          <table:table-cell table:style-name="ce120"/>
          <table:table-cell table:style-name="ce120" office:value-type="float" office:value="3" calcext:value-type="float">
            <text:p>3</text:p>
          </table:table-cell>
          <table:table-cell table:number-columns-repeated="1013"/>
        </table:table-row>
        <table:table-row table:style-name="ro1">
          <table:table-cell table:style-name="ce116" office:value-type="string" calcext:value-type="string">
            <text:p>Coconut</text:p>
          </table:table-cell>
          <table:table-cell table:style-name="ce148" office:value-type="string" calcext:value-type="string">
            <text:p>6c</text:p>
          </table:table-cell>
          <table:table-cell table:style-name="ce164"/>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4"/>
          <table:table-cell table:style-name="ce120"/>
          <table:table-cell table:style-name="ce148" office:value-type="float" office:value="2014" calcext:value-type="float">
            <text:p>2014</text:p>
          </table:table-cell>
          <table:table-cell table:number-columns-repeated="1015"/>
        </table:table-row>
        <table:table-row table:style-name="ro1">
          <table:table-cell office:value-type="string" calcext:value-type="string">
            <text:p>Ottico</text:p>
          </table:table-cell>
          <table:table-cell table:style-name="ce239" office:value-type="string" calcext:value-type="string">
            <text:p>6a</text:p>
          </table:table-cell>
          <table:table-cell table:style-name="ce198"/>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scary! 20M, 3 Exen</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Grottendach</text:p>
          </table:table-cell>
          <table:table-cell table:style-name="ce239" office:value-type="string" calcext:value-type="string">
            <text:p>6c+</text:p>
          </table:table-cell>
          <table:table-cell table:style-name="ce198"/>
          <table:table-cell table:style-name="ce116" office:value-type="string" calcext:value-type="string">
            <text:p>Monte Cucco (Settore Orientale)</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Grünzeug</text:p>
          </table:table-cell>
          <table:table-cell office:value-type="float" office:value="2011" calcext:value-type="float">
            <text:p>2011</text:p>
          </table:table-cell>
          <table:table-cell/>
          <table:table-cell office:value-type="float" office:value="0" calcext:value-type="float">
            <text:p>0</text:p>
          </table:table-cell>
          <table:table-cell table:number-columns-repeated="1013"/>
        </table:table-row>
        <table:table-row table:style-name="ro1">
          <table:table-cell table:style-name="ce116" office:value-type="string" calcext:value-type="string">
            <text:p>Quasimodo</text:p>
          </table:table-cell>
          <table:table-cell table:style-name="ce148" office:value-type="string" calcext:value-type="string">
            <text:p>6c</text:p>
          </table:table-cell>
          <table:table-cell table:style-name="ce162"/>
          <table:table-cell table:style-name="ce116"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98"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Miguel</text:p>
          </table:table-cell>
          <table:table-cell table:style-name="ce239" office:value-type="string" calcext:value-type="string">
            <text:p>4b</text:p>
          </table:table-cell>
          <table:table-cell table:style-name="ce198"/>
          <table:table-cell table:style-name="ce116"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c</text:p>
          </table:table-cell>
          <table:table-cell table:style-name="ce239" office:value-type="string" calcext:value-type="string">
            <text:p>4b</text:p>
          </table:table-cell>
          <table:table-cell table:style-name="ce198"/>
          <table:table-cell table:style-name="ce116"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is</text:p>
          </table:table-cell>
          <table:table-cell table:style-name="ce239" office:value-type="string" calcext:value-type="string">
            <text:p>3c</text:p>
          </table:table-cell>
          <table:table-cell table:style-name="ce198"/>
          <table:table-cell table:style-name="ce116"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table:style-name="ce116" office:value-type="string" calcext:value-type="string">
            <text:p>Hambre</text:p>
          </table:table-cell>
          <table:table-cell table:style-name="ce239" office:value-type="string" calcext:value-type="string">
            <text:p>7c</text:p>
          </table:table-cell>
          <table:table-cell table:style-name="ce198" office:value-type="string" calcext:value-type="string">
            <text:p>2. Go</text:p>
          </table:table-cell>
          <table:table-cell table:style-name="ce201"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War</text:p>
          </table:table-cell>
          <table:table-cell table:style-name="ce239" office:value-type="string" calcext:value-type="string">
            <text:p>7b+</text:p>
          </table:table-cell>
          <table:table-cell table:style-name="ce198" office:value-type="string" calcext:value-type="string">
            <text:p>o.s.</text:p>
          </table:table-cell>
          <table:table-cell table:style-name="ce201"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mega der Fight in der prallen Sonne, angefeuert von Franzosen. Schlüsselstelle nach dem Dach, super, lang</text:p>
          </table:table-cell>
          <table:table-cell office:value-type="string" calcext:value-type="string">
            <text:p>16 April 2017</text:p>
          </table:table-cell>
          <table:table-cell table:number-columns-repeated="1015"/>
        </table:table-row>
        <table:table-row table:style-name="ro1">
          <table:table-cell office:value-type="string" calcext:value-type="string">
            <text:p>Rombo di Vento</text:p>
          </table:table-cell>
          <table:table-cell table:style-name="ce239" office:value-type="string" calcext:value-type="string">
            <text:p>6c</text:p>
          </table:table-cell>
          <table:table-cell table:style-name="ce198"/>
          <table:table-cell table:style-name="ce201"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2" calcext:value-type="float">
            <text:p>2012</text:p>
          </table:table-cell>
          <table:table-cell table:number-columns-repeated="1015"/>
        </table:table-row>
        <table:table-row table:style-name="ro1">
          <table:table-cell office:value-type="string" calcext:value-type="string">
            <text:p>Il Futuro E Un´Potesi</text:p>
          </table:table-cell>
          <table:table-cell table:style-name="ce239" office:value-type="string" calcext:value-type="string">
            <text:p>6a+</text:p>
          </table:table-cell>
          <table:table-cell table:style-name="ce198" office:value-type="string" calcext:value-type="string">
            <text:p>o.s.</text:p>
          </table:table-cell>
          <table:table-cell table:style-name="ce201"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table:style-name="ce116" office:value-type="string" calcext:value-type="string">
            <text:p>Sylvester</text:p>
          </table:table-cell>
          <table:table-cell table:style-name="ce148" office:value-type="string" calcext:value-type="string">
            <text:p>7b</text:p>
          </table:table-cell>
          <table:table-cell table:style-name="ce164"/>
          <table:table-cell table:style-name="ce201"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64"/>
          <table:table-cell table:style-name="ce120" office:value-type="string" calcext:value-type="string">
            <text:p>will ich schon immer mal klettern! Gar nicht so gut, wie es aussieht. Sehr scharfkantiges Gestein, nicht so groß wie es auf den Bildern aussieht. Nichtsdestotrotz: Classic, 2. Go, fetter Sonnenbrand</text:p>
          </table:table-cell>
          <table:table-cell office:value-type="string" calcext:value-type="string">
            <text:p>16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Utopia</text:p>
          </table:table-cell>
          <table:table-cell table:style-name="ce239" office:value-type="string" calcext:value-type="string">
            <text:p>6c</text:p>
          </table:table-cell>
          <table:table-cell table:style-name="ce164" office:value-type="string" calcext:value-type="string">
            <text:p>F</text:p>
          </table:table-cell>
          <table:table-cell table:style-name="ce201"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TR, sau hart. Voll das Korallenriff! Einzelstelle, schmerzhaft, unlohn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Bei Tempi</text:p>
          </table:table-cell>
          <table:table-cell table:style-name="ce239" office:value-type="string" calcext:value-type="string">
            <text:p>6b+</text:p>
          </table:table-cell>
          <table:table-cell table:style-name="ce198" office:value-type="string" calcext:value-type="string">
            <text:p>o.s.</text:p>
          </table:table-cell>
          <table:table-cell table:style-name="ce201"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schön&amp;anhalt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Raieu</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schwere Stelle oben, Zwergenschreck</text:p>
          </table:table-cell>
          <table:table-cell office:value-type="string" calcext:value-type="string">
            <text:p>15 April 2017</text:p>
          </table:table-cell>
          <table:table-cell table:number-columns-repeated="1015"/>
        </table:table-row>
        <table:table-row table:style-name="ro1">
          <table:table-cell office:value-type="string" calcext:value-type="string">
            <text:p>Le spallo di bat + senza dinda</text:p>
          </table:table-cell>
          <table:table-cell table:style-name="ce239" office:value-type="string" calcext:value-type="string">
            <text:p>7a+</text:p>
          </table:table-cell>
          <table:table-cell table:style-name="ce164" office:value-type="string" calcext:value-type="string">
            <text:p>F</text:p>
          </table:table-cell>
          <table:table-cell table:style-name="ce201"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im Halbschlaf, recht leicht</text:p>
          </table:table-cell>
          <table:table-cell office:value-type="string" calcext:value-type="string">
            <text:p>15 April 2017</text:p>
          </table:table-cell>
          <table:table-cell table:number-columns-repeated="1015"/>
        </table:table-row>
        <table:table-row table:style-name="ro1">
          <table:table-cell office:value-type="string" calcext:value-type="string">
            <text:p>Oggi spingo + tip tap per giovanna</text:p>
          </table:table-cell>
          <table:table-cell table:style-name="ce239" office:value-type="string" calcext:value-type="string">
            <text:p>7a</text:p>
          </table:table-cell>
          <table:table-cell table:style-name="ce164" office:value-type="string" calcext:value-type="string">
            <text:p>F</text:p>
          </table:table-cell>
          <table:table-cell table:style-name="ce201"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auch wieder oben schwer</text:p>
          </table:table-cell>
          <table:table-cell office:value-type="string" calcext:value-type="string">
            <text:p>15 April 2017</text:p>
          </table:table-cell>
          <table:table-cell table:number-columns-repeated="1015"/>
        </table:table-row>
        <table:table-row table:style-name="ro1">
          <table:table-cell office:value-type="string" calcext:value-type="string">
            <text:p>Al Kane</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recht dreckig</text:p>
          </table:table-cell>
          <table:table-cell office:value-type="string" calcext:value-type="string">
            <text:p>15 April 2017</text:p>
          </table:table-cell>
          <table:table-cell table:number-columns-repeated="1015"/>
        </table:table-row>
        <table:table-row table:style-name="ro1">
          <table:table-cell office:value-type="string" calcext:value-type="string">
            <text:p>Vuoto a perdere</text:p>
          </table:table-cell>
          <table:table-cell table:style-name="ce239" office:value-type="string" calcext:value-type="string">
            <text:p>6c+</text:p>
          </table:table-cell>
          <table:table-cell table:style-name="ce198" office:value-type="string" calcext:value-type="string">
            <text:p>o.s.</text:p>
          </table:table-cell>
          <table:table-cell table:style-name="ce201"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mega fett, beste Tour!</text:p>
          </table:table-cell>
          <table:table-cell office:value-type="string" calcext:value-type="string">
            <text:p>15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ldi per Niente</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wunderschön</text:p>
          </table:table-cell>
          <table:table-cell office:value-type="string" calcext:value-type="string">
            <text:p>20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iochi d´Ombre</text:p>
          </table:table-cell>
          <table:table-cell table:style-name="ce239" office:value-type="string" calcext:value-type="string">
            <text:p>6c+</text:p>
          </table:table-cell>
          <table:table-cell table:style-name="ce164" office:value-type="string" calcext:value-type="string">
            <text:p>F</text:p>
          </table:table-cell>
          <table:table-cell table:style-name="ce201"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2 Finger Löcher und Monos, Fingerkraft</text:p>
          </table:table-cell>
          <table:table-cell office:value-type="string" calcext:value-type="string">
            <text:p>20 April 2017</text:p>
          </table:table-cell>
          <table:table-cell table:number-columns-repeated="1015"/>
        </table:table-row>
        <table:table-row table:style-name="ro1">
          <table:table-cell office:value-type="string" calcext:value-type="string">
            <text:p>Abbio'</text:p>
          </table:table-cell>
          <table:table-cell table:style-name="ce239" office:value-type="string" calcext:value-type="string">
            <text:p>6c+</text:p>
          </table:table-cell>
          <table:table-cell table:style-name="ce164" office:value-type="string" calcext:value-type="string">
            <text:p>F</text:p>
          </table:table-cell>
          <table:table-cell table:style-name="ce201"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Längenzüge am Bauch und auf Platte oben, cool, Zwergenschreck</text:p>
          </table:table-cell>
          <table:table-cell office:value-type="string" calcext:value-type="string">
            <text:p>20 April 2017</text:p>
          </table:table-cell>
          <table:table-cell table:number-columns-repeated="1015"/>
        </table:table-row>
        <table:table-row table:style-name="ro1">
          <table:table-cell office:value-type="string" calcext:value-type="string">
            <text:p>GT</text:p>
          </table:table-cell>
          <table:table-cell table:style-name="ce239" office:value-type="string" calcext:value-type="string">
            <text:p>6a</text:p>
          </table:table-cell>
          <table:table-cell table:style-name="ce164" office:value-type="string" calcext:value-type="string">
            <text:p>F</text:p>
          </table:table-cell>
          <table:table-cell table:style-name="ce201"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sehr schön, unten pumpiger Riss</text:p>
          </table:table-cell>
          <table:table-cell office:value-type="string" calcext:value-type="string">
            <text:p>20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orre Pendente</text:p>
          </table:table-cell>
          <table:table-cell table:style-name="ce239" office:value-type="string" calcext:value-type="string">
            <text:p>8b</text:p>
          </table:table-cell>
          <table:table-cell table:style-name="ce164" office:value-type="string" calcext:value-type="string">
            <text:p>2. Go</text:p>
          </table:table-cell>
          <table:table-cell table:style-name="ce201"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98" office:value-type="string" calcext:value-type="string">
            <text:p>soft</text:p>
          </table:table-cell>
          <table:table-cell office:value-type="string" calcext:value-type="string">
            <text:p>ist mir sehr leicht gefallen, Traumtour! 38M lang!</text:p>
          </table:table-cell>
          <table:table-cell table:style-name="ce193" office:value-type="date" office:date-value="2020-01-02" calcext:value-type="date">
            <text:p>2020-01-02</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roupade</text:p>
          </table:table-cell>
          <table:table-cell table:style-name="ce239" office:value-type="string" calcext:value-type="string">
            <text:p>7b+</text:p>
          </table:table-cell>
          <table:table-cell table:style-name="ce164" office:value-type="string" calcext:value-type="string">
            <text:p>F</text:p>
          </table:table-cell>
          <table:table-cell table:style-name="ce201"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98" office:value-type="string" calcext:value-type="string">
            <text:p>hard</text:p>
          </table:table-cell>
          <table:table-cell/>
          <table:table-cell table:style-name="ce193" office:value-type="date" office:date-value="2020-01-04" calcext:value-type="date">
            <text:p>2020-01-04</text:p>
          </table:table-cell>
          <table:table-cell table:number-columns-repeated="1015"/>
        </table:table-row>
        <table:table-row table:style-name="ro1">
          <table:table-cell office:value-type="string" calcext:value-type="string">
            <text:p>Catapulta</text:p>
          </table:table-cell>
          <table:table-cell table:style-name="ce239" office:value-type="string" calcext:value-type="string">
            <text:p>7a</text:p>
          </table:table-cell>
          <table:table-cell table:style-name="ce164" office:value-type="string" calcext:value-type="string">
            <text:p>o.s.</text:p>
          </table:table-cell>
          <table:table-cell table:style-name="ce201"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98" office:value-type="string" calcext:value-type="string">
            <text:p>hard</text:p>
          </table:table-cell>
          <table:table-cell/>
          <table:table-cell table:style-name="ce193" office:value-type="date" office:date-value="2020-01-02" calcext:value-type="date">
            <text:p>2020-01-02</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oppia Elica</text:p>
          </table:table-cell>
          <table:table-cell table:style-name="ce239" office:value-type="string" calcext:value-type="string">
            <text:p>6b+</text:p>
          </table:table-cell>
          <table:table-cell table:style-name="ce164" office:value-type="string" calcext:value-type="string">
            <text:p>F</text:p>
          </table:table-cell>
          <table:table-cell table:style-name="ce201"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98" office:value-type="string" calcext:value-type="string">
            <text:p>hard</text:p>
          </table:table-cell>
          <table:table-cell/>
          <table:table-cell table:style-name="ce193" office:value-type="date" office:date-value="2020-01-04" calcext:value-type="date">
            <text:p>2020-01-04</text:p>
          </table:table-cell>
          <table:table-cell table:number-columns-repeated="1015"/>
        </table:table-row>
        <table:table-row table:style-name="ro1">
          <table:table-cell office:value-type="string" calcext:value-type="string">
            <text:p>Simon &amp; Elias</text:p>
          </table:table-cell>
          <table:table-cell table:style-name="ce239" office:value-type="string" calcext:value-type="string">
            <text:p>8a</text:p>
          </table:table-cell>
          <table:table-cell table:style-name="ce164" office:value-type="string" calcext:value-type="string">
            <text:p>2. Go</text:p>
          </table:table-cell>
          <table:table-cell table:style-name="ce201"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198"/>
          <table:table-cell/>
          <table:table-cell table:style-name="ce193" office:value-type="date" office:date-value="2019-12-31" calcext:value-type="date">
            <text:p>2019-12-31</text:p>
          </table:table-cell>
          <table:table-cell/>
          <table:table-cell office:value-type="float" office:value="2" calcext:value-type="float">
            <text:p>2</text:p>
          </table:table-cell>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Bar Mario</text:p>
          </table:table-cell>
          <table:table-cell table:style-name="ce239" office:value-type="string" calcext:value-type="string">
            <text:p>7b+</text:p>
          </table:table-cell>
          <table:table-cell table:style-name="ce164" office:value-type="string" calcext:value-type="string">
            <text:p>2. Go</text:p>
          </table:table-cell>
          <table:table-cell table:style-name="ce201"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198"/>
          <table:table-cell/>
          <table:table-cell table:style-name="ce193" office:value-type="date" office:date-value="2019-12-31" calcext:value-type="date">
            <text:p>2019-12-31</text:p>
          </table:table-cell>
          <table:table-cell table:number-columns-repeated="2"/>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A Riki</text:p>
          </table:table-cell>
          <table:table-cell table:style-name="ce239" office:value-type="string" calcext:value-type="string">
            <text:p>7a+</text:p>
          </table:table-cell>
          <table:table-cell table:style-name="ce164" office:value-type="string" calcext:value-type="string">
            <text:p>o.s.</text:p>
          </table:table-cell>
          <table:table-cell table:style-name="ce201"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198"/>
          <table:table-cell/>
          <table:table-cell table:style-name="ce193" office:value-type="date" office:date-value="2019-12-31" calcext:value-type="date">
            <text:p>2019-12-31</text:p>
          </table:table-cell>
          <table:table-cell table:number-columns-repeated="2"/>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Escalar Fanatico</text:p>
          </table:table-cell>
          <table:table-cell table:style-name="ce239" office:value-type="string" calcext:value-type="string">
            <text:p>8a</text:p>
          </table:table-cell>
          <table:table-cell table:style-name="ce164" office:value-type="string" calcext:value-type="string">
            <text:p>2. Go</text:p>
          </table:table-cell>
          <table:table-cell table:style-name="ce201"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98"/>
          <table:table-cell office:value-type="string" calcext:value-type="string">
            <text:p>schön! Deutlich einfacher als viele andere 8a's hier...</text:p>
          </table:table-cell>
          <table:table-cell table:style-name="ce193"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Kepa</text:p>
          </table:table-cell>
          <table:table-cell table:style-name="ce239" office:value-type="string" calcext:value-type="string">
            <text:p>7c</text:p>
          </table:table-cell>
          <table:table-cell table:style-name="ce164" office:value-type="string" calcext:value-type="string">
            <text:p>F</text:p>
          </table:table-cell>
          <table:table-cell table:style-name="ce201"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98"/>
          <table:table-cell office:value-type="string" calcext:value-type="string">
            <text:p>sooooooo pumpig. Sau knapp! Mega geil</text:p>
          </table:table-cell>
          <table:table-cell table:style-name="ce193"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Sexto Sentido</text:p>
          </table:table-cell>
          <table:table-cell table:style-name="ce239" office:value-type="string" calcext:value-type="string">
            <text:p>7a+</text:p>
          </table:table-cell>
          <table:table-cell table:style-name="ce164" office:value-type="string" calcext:value-type="string">
            <text:p>o.s.</text:p>
          </table:table-cell>
          <table:table-cell table:style-name="ce201"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98"/>
          <table:table-cell office:value-type="string" calcext:value-type="string">
            <text:p>richtig schön. Crux an Seitgriffen</text:p>
          </table:table-cell>
          <table:table-cell table:style-name="ce193"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Tapas</text:p>
          </table:table-cell>
          <table:table-cell table:style-name="ce239" office:value-type="string" calcext:value-type="string">
            <text:p>7a</text:p>
          </table:table-cell>
          <table:table-cell table:style-name="ce164" office:value-type="string" calcext:value-type="string">
            <text:p>o.s.</text:p>
          </table:table-cell>
          <table:table-cell table:style-name="ce201"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98"/>
          <table:table-cell office:value-type="string" calcext:value-type="string">
            <text:p>mega, sehr schön homogen</text:p>
          </table:table-cell>
          <table:table-cell table:style-name="ce193"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Eclissi</text:p>
          </table:table-cell>
          <table:table-cell table:style-name="ce239" office:value-type="string" calcext:value-type="string">
            <text:p>8a</text:p>
          </table:table-cell>
          <table:table-cell table:style-name="ce164"/>
          <table:table-cell table:style-name="ce201"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198"/>
          <table:table-cell office:value-type="string" calcext:value-type="string">
            <text:p>übelst hart. Ungefähr 2 9+ hinter einander...</text:p>
          </table:table-cell>
          <table:table-cell/>
          <table:table-cell office:value-type="string" calcext:value-type="string">
            <text:p>X</text:p>
          </table:table-cell>
          <table:table-cell office:value-type="float" office:value="2" calcext:value-type="float">
            <text:p>2</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Coccinelle</text:p>
          </table:table-cell>
          <table:table-cell table:style-name="ce239" office:value-type="string" calcext:value-type="string">
            <text:p>7a+</text:p>
          </table:table-cell>
          <table:table-cell table:style-name="ce164" office:value-type="string" calcext:value-type="string">
            <text:p>o.s.</text:p>
          </table:table-cell>
          <table:table-cell table:style-name="ce201"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198"/>
          <table:table-cell/>
          <table:table-cell table:style-name="ce193" office:value-type="date" office:date-value="2019-12-29" calcext:value-type="date">
            <text:p>2019-12-29</text:p>
          </table:table-cell>
          <table:table-cell/>
          <table:table-cell office:value-type="float" office:value="2" calcext:value-type="float">
            <text:p>2</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Animale e Bambini</text:p>
          </table:table-cell>
          <table:table-cell table:style-name="ce239" office:value-type="string" calcext:value-type="string">
            <text:p>6c+</text:p>
          </table:table-cell>
          <table:table-cell table:style-name="ce164" office:value-type="string" calcext:value-type="string">
            <text:p>o.s.</text:p>
          </table:table-cell>
          <table:table-cell table:style-name="ce201"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198"/>
          <table:table-cell/>
          <table:table-cell table:style-name="ce193" office:value-type="date" office:date-value="2019-12-29" calcext:value-type="date">
            <text:p>2019-12-29</text:p>
          </table:table-cell>
          <table:table-cell/>
          <table:table-cell office:value-type="float" office:value="3" calcext:value-type="float">
            <text:p>3</text:p>
          </table:table-cell>
          <table:table-cell office:value-type="string" calcext:value-type="string">
            <text:p>übelstes Korallenriff. Trotzdem nicht schlecht</text:p>
          </table:table-cell>
          <table:table-cell table:number-columns-repeated="1012"/>
        </table:table-row>
        <table:table-row table:style-name="ro1">
          <table:table-cell table:style-name="ce117" office:value-type="string" calcext:value-type="string">
            <text:p>Goldengl</text:p>
          </table:table-cell>
          <table:table-cell table:style-name="ce149" office:value-type="float" office:value="8" calcext:value-type="float">
            <text:p>8</text:p>
          </table:table-cell>
          <table:table-cell table:style-name="ce198"/>
          <table:table-cell table:number-columns-repeated="2" office:value-type="string" calcext:value-type="string">
            <text:p>Falkenstein</text:p>
          </table:table-cell>
          <table:table-cell office:value-type="string" calcext:value-type="string">
            <text:p>Austria</text:p>
          </table:table-cell>
          <table:table-cell table:style-name="ce198"/>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Atemlos</text:p>
          </table:table-cell>
          <table:table-cell table:style-name="ce239" office:value-type="float" office:value="8" calcext:value-type="float">
            <text:p>8</text:p>
          </table:table-cell>
          <table:table-cell table:style-name="ce198"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98"/>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Butterfly</text:p>
          </table:table-cell>
          <table:table-cell table:style-name="ce239" office:value-type="float" office:value="8" calcext:value-type="float">
            <text:p>8</text:p>
          </table:table-cell>
          <table:table-cell table:style-name="ce198"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98"/>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Rambo</text:p>
          </table:table-cell>
          <table:table-cell table:style-name="ce239" office:value-type="float" office:value="7" calcext:value-type="float">
            <text:p>7</text:p>
          </table:table-cell>
          <table:table-cell table:style-name="ce198"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98"/>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table:style-name="ce117" office:value-type="string" calcext:value-type="string">
            <text:p>Les Colonnettes</text:p>
          </table:table-cell>
          <table:table-cell table:style-name="ce149" office:value-type="string" calcext:value-type="string">
            <text:p>8a</text:p>
          </table:table-cell>
          <table:table-cell table:style-name="ce167"/>
          <table:table-cell table:number-columns-repeated="2" office:value-type="string" calcext:value-type="string">
            <text:p>Céüse</text:p>
          </table:table-cell>
          <table:table-cell office:value-type="string" calcext:value-type="string">
            <text:p>France</text:p>
          </table:table-cell>
          <table:table-cell table:style-name="ce167"/>
          <table:table-cell table:style-name="ce182" office:value-type="string" calcext:value-type="string">
            <text:p>sehr pumpig, Boulder an Anfang und Ende</text:p>
          </table:table-cell>
          <table:table-cell/>
          <table:table-cell office:value-type="string" calcext:value-type="string">
            <text:p>X</text:p>
          </table:table-cell>
          <table:table-cell table:number-columns-repeated="1014"/>
        </table:table-row>
        <table:table-row table:style-name="ro1">
          <table:table-cell table:style-name="ce113" office:value-type="string" calcext:value-type="string">
            <text:p>La Carte Blance</text:p>
          </table:table-cell>
          <table:table-cell table:style-name="ce145" office:value-type="string" calcext:value-type="string">
            <text:p>8a</text:p>
          </table:table-cell>
          <table:table-cell table:style-name="ce162"/>
          <table:table-cell table:number-columns-repeated="2" office:value-type="string" calcext:value-type="string">
            <text:p>Céüse</text:p>
          </table:table-cell>
          <table:table-cell office:value-type="string" calcext:value-type="string">
            <text:p>France</text:p>
          </table:table-cell>
          <table:table-cell table:style-name="ce162"/>
          <table:table-cell table:style-name="ce178" office:value-type="string" calcext:value-type="string">
            <text:p>ultra pump, Kniehebl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akach Walou</text:p>
          </table:table-cell>
          <table:table-cell table:style-name="ce239" office:value-type="string" calcext:value-type="string">
            <text:p>7c+</text:p>
          </table:table-cell>
          <table:table-cell table:style-name="ce198"/>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irage</text:p>
          </table:table-cell>
          <table:table-cell table:style-name="ce239" office:value-type="string" calcext:value-type="string">
            <text:p>7c+</text:p>
          </table:table-cell>
          <table:table-cell table:style-name="ce198" office:value-type="string" calcext:value-type="string">
            <text:p>2. Go</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table:style-name="ce117" office:value-type="string" calcext:value-type="string">
            <text:p>La Femme Noire</text:p>
          </table:table-cell>
          <table:table-cell table:style-name="ce149" office:value-type="string" calcext:value-type="string">
            <text:p>7c</text:p>
          </table:table-cell>
          <table:table-cell table:style-name="ce167"/>
          <table:table-cell table:number-columns-repeated="2" office:value-type="string" calcext:value-type="string">
            <text:p>Céüse</text:p>
          </table:table-cell>
          <table:table-cell office:value-type="string" calcext:value-type="string">
            <text:p>France</text:p>
          </table:table-cell>
          <table:table-cell table:style-name="ce167"/>
          <table:table-cell table:style-name="ce182" office:value-type="string" calcext:value-type="string">
            <text:p>Boulder am Start und oben in der Platt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Berlin</text:p>
          </table:table-cell>
          <table:table-cell table:style-name="ce239" office:value-type="string" calcext:value-type="string">
            <text:p>7c</text:p>
          </table:table-cell>
          <table:table-cell table:style-name="ce198"/>
          <table:table-cell table:number-columns-repeated="2" office:value-type="string" calcext:value-type="string">
            <text:p>Céüse</text:p>
          </table:table-cell>
          <table:table-cell office:value-type="string" calcext:value-type="string">
            <text:p>France</text:p>
          </table:table-cell>
          <table:table-cell table:style-name="ce198"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an John´s Picos</text:p>
          </table:table-cell>
          <table:table-cell table:style-name="ce239" office:value-type="string" calcext:value-type="string">
            <text:p>7b+</text:p>
          </table:table-cell>
          <table:table-cell table:style-name="ce198"/>
          <table:table-cell table:number-columns-repeated="2" office:value-type="string" calcext:value-type="string">
            <text:p>Céüse</text:p>
          </table:table-cell>
          <table:table-cell office:value-type="string" calcext:value-type="string">
            <text:p>France</text:p>
          </table:table-cell>
          <table:table-cell table:style-name="ce198" office:value-type="string" calcext:value-type="string">
            <text:p>hard</text:p>
          </table:table-cell>
          <table:table-cell office:value-type="string" calcext:value-type="string">
            <text:p>schwerer Boulder obe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ent Patates</text:p>
          </table:table-cell>
          <table:table-cell table:style-name="ce239" office:value-type="string" calcext:value-type="string">
            <text:p>7b+</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office:value-type="string" calcext:value-type="string">
            <text:p>hard</text:p>
          </table:table-cell>
          <table:table-cell office:value-type="string" calcext:value-type="string">
            <text:p>so ein anstrengender Onsight!!! Unendlich lang</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locage Violent </text:p>
          </table:table-cell>
          <table:table-cell table:style-name="ce239" office:value-type="string" calcext:value-type="string">
            <text:p>7b+</text:p>
          </table:table-cell>
          <table:table-cell table:style-name="ce198"/>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Au Sud de Nulle Part</text:p>
          </table:table-cell>
          <table:table-cell table:style-name="ce239" office:value-type="string" calcext:value-type="string">
            <text:p>7b+</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table:style-name="ce117" office:value-type="string" calcext:value-type="string">
            <text:p>2001 – L´Odyssée du Grimpeur</text:p>
          </table:table-cell>
          <table:table-cell table:style-name="ce149" office:value-type="string" calcext:value-type="string">
            <text:p>7b</text:p>
          </table:table-cell>
          <table:table-cell table:style-name="ce198"/>
          <table:table-cell table:number-columns-repeated="2" office:value-type="string" calcext:value-type="string">
            <text:p>Céüse</text:p>
          </table:table-cell>
          <table:table-cell office:value-type="string" calcext:value-type="string">
            <text:p>France</text:p>
          </table:table-cell>
          <table:table-cell table:style-name="ce198"/>
          <table:table-cell table:number-columns-repeated="2"/>
          <table:table-cell office:value-type="string" calcext:value-type="string">
            <text:p>X</text:p>
          </table:table-cell>
          <table:table-cell table:number-columns-repeated="1014"/>
        </table:table-row>
        <table:table-row table:style-name="ro1">
          <table:table-cell table:style-name="ce135" office:value-type="string" calcext:value-type="string">
            <text:p>Buzzer 7b mit Mathi, Manu, Pfälzer, Vinc</text:p>
          </table:table-cell>
          <table:table-cell table:style-name="ce149" office:value-type="string" calcext:value-type="string">
            <text:p>7b</text:p>
          </table:table-cell>
          <table:table-cell table:style-name="ce198"/>
          <table:table-cell table:number-columns-repeated="2" office:value-type="string" calcext:value-type="string">
            <text:p>Céüse</text:p>
          </table:table-cell>
          <table:table-cell office:value-type="string" calcext:value-type="string">
            <text:p>France</text:p>
          </table:table-cell>
          <table:table-cell table:style-name="ce239"/>
          <table:table-cell/>
          <table:table-cell office:value-type="string" calcext:value-type="string">
            <text:p>24.06.2018</text:p>
          </table:table-cell>
          <table:table-cell table:number-columns-repeated="1015"/>
        </table:table-row>
        <table:table-row table:style-name="ro1">
          <table:table-cell office:value-type="string" calcext:value-type="string">
            <text:p>Great Blanc</text:p>
          </table:table-cell>
          <table:table-cell table:style-name="ce239" office:value-type="string" calcext:value-type="string">
            <text:p>7b</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petite illusion</text:p>
          </table:table-cell>
          <table:table-cell table:style-name="ce239" office:value-type="string" calcext:value-type="string">
            <text:p>7a+</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Mélody Nelson</text:p>
          </table:table-cell>
          <table:table-cell table:style-name="ce239" office:value-type="string" calcext:value-type="string">
            <text:p>7a+</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Angel Dust</text:p>
          </table:table-cell>
          <table:table-cell table:style-name="ce239" office:value-type="string" calcext:value-type="string">
            <text:p>7a+</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Moustik Enragé</text:p>
          </table:table-cell>
          <table:table-cell table:style-name="ce239" office:value-type="string" calcext:value-type="string">
            <text:p>7a</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table:style-name="ce136" office:value-type="string" calcext:value-type="string">
            <text:p>Rechts von Saint Georges Picos</text:p>
          </table:table-cell>
          <table:table-cell table:style-name="ce239" office:value-type="string" calcext:value-type="string">
            <text:p>7a</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office:value-type="string" calcext:value-type="string">
            <text:p>hard</text:p>
          </table:table-cell>
          <table:table-cell office:value-type="string" calcext:value-type="string">
            <text:p>am Ende des Tages, völlig im Eimer mit Stirnlampe. Gerade so durchs nasse oben rausgewackelt</text:p>
          </table:table-cell>
          <table:table-cell office:value-type="string" calcext:value-type="string">
            <text:p>24.06.2018</text:p>
          </table:table-cell>
          <table:table-cell table:number-columns-repeated="1015"/>
        </table:table-row>
        <table:table-row table:style-name="ro1">
          <table:table-cell office:value-type="string" calcext:value-type="string">
            <text:p>Saint George´s Picos</text:p>
          </table:table-cell>
          <table:table-cell table:style-name="ce239" office:value-type="string" calcext:value-type="string">
            <text:p>7a</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office:value-type="string" calcext:value-type="string">
            <text:p>hard</text:p>
          </table:table-cell>
          <table:table-cell office:value-type="string" calcext:value-type="string">
            <text:p>echt schwer für 7a</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Javanaise</text:p>
          </table:table-cell>
          <table:table-cell table:style-name="ce239" office:value-type="string" calcext:value-type="string">
            <text:p>7a</text:p>
          </table:table-cell>
          <table:table-cell table:style-name="ce164"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Nitassian</text:p>
          </table:table-cell>
          <table:table-cell table:style-name="ce239" office:value-type="string" calcext:value-type="string">
            <text:p>7a</text:p>
          </table:table-cell>
          <table:table-cell table:style-name="ce164"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office:value-type="string" calcext:value-type="string">
            <text:p>im Du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Beauf Story</text:p>
          </table:table-cell>
          <table:table-cell table:style-name="ce239" office:value-type="string" calcext:value-type="string">
            <text:p>6c</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office:value-type="string" calcext:value-type="string">
            <text:p>ganz okay</text:p>
          </table:table-cell>
          <table:table-cell office:value-type="float" office:value="2014" calcext:value-type="float">
            <text:p>2014</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Harley Davidson</text:p>
          </table:table-cell>
          <table:table-cell table:style-name="ce239" office:value-type="string" calcext:value-type="string">
            <text:p>6b+</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Marylou</text:p>
          </table:table-cell>
          <table:table-cell table:style-name="ce239" office:value-type="string" calcext:value-type="string">
            <text:p>6b</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omme des Phoques</text:p>
          </table:table-cell>
          <table:table-cell table:style-name="ce239" office:value-type="string" calcext:value-type="string">
            <text:p>6b</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office:value-type="string" calcext:value-type="string">
            <text:p>ziemlich schwer an Seitleist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es Trous Direct</text:p>
          </table:table-cell>
          <table:table-cell table:style-name="ce239" office:value-type="string" calcext:value-type="string">
            <text:p>6b</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Coup de Blums pour Dom</text:p>
          </table:table-cell>
          <table:table-cell table:style-name="ce239" office:value-type="string" calcext:value-type="string">
            <text:p>6a+</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Privigège du serpent</text:p>
          </table:table-cell>
          <table:table-cell table:style-name="ce239" office:value-type="string" calcext:value-type="string">
            <text:p>7c+</text:p>
          </table:table-cell>
          <table:table-cell table:style-name="ce198" office:value-type="string" calcext:value-type="string">
            <text:p>2. Go</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198"/>
          <table:table-cell office:value-type="string" calcext:value-type="string">
            <text:p>2. Go, ziemlich fett</text:p>
          </table:table-cell>
          <table:table-cell office:value-type="string" calcext:value-type="string">
            <text:p>23.06.2018</text:p>
          </table:table-cell>
          <table:table-cell/>
          <table:table-cell office:value-type="float" office:value="3" calcext:value-type="float">
            <text:p>3</text:p>
          </table:table-cell>
          <table:table-cell table:number-columns-repeated="1013"/>
        </table:table-row>
        <table:table-row table:style-name="ro1">
          <table:table-cell table:style-name="ce137" office:value-type="string" calcext:value-type="string">
            <text:p>Blanches Fesses</text:p>
          </table:table-cell>
          <table:table-cell table:style-name="ce157" office:value-type="string" calcext:value-type="string">
            <text:p>7c</text:p>
          </table:table-cell>
          <table:table-cell table:style-name="ce175"/>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175"/>
          <table:table-cell table:style-name="ce191" office:value-type="string" calcext:value-type="string">
            <text:p>abgefahrener Dyno</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Pony Boy</text:p>
          </table:table-cell>
          <table:table-cell table:style-name="ce148" office:value-type="string" calcext:value-type="string">
            <text:p>6c/+</text:p>
          </table:table-cell>
          <table:table-cell table:style-name="ce164" office:value-type="string" calcext:value-type="string">
            <text:p>o.s.</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164"/>
          <table:table-cell table:style-name="ce120"/>
          <table:table-cell office:value-type="string" calcext:value-type="string">
            <text:p>23.06.2018</text:p>
          </table:table-cell>
          <table:table-cell table:number-columns-repeated="1015"/>
        </table:table-row>
        <table:table-row table:style-name="ro1">
          <table:table-cell office:value-type="string" calcext:value-type="string">
            <text:p>Les Ailes du désir</text:p>
          </table:table-cell>
          <table:table-cell table:style-name="ce239" office:value-type="string" calcext:value-type="string">
            <text:p>8a</text:p>
          </table:table-cell>
          <table:table-cell table:style-name="ce164"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2. Go. Supergeil und lang. Ausdauernd mit guten Schüttler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oy me Voy</text:p>
          </table:table-cell>
          <table:table-cell table:style-name="ce239" office:value-type="string" calcext:value-type="string">
            <text:p>8a</text:p>
          </table:table-cell>
          <table:table-cell table:style-name="ce198" office:value-type="string" calcext:value-type="string">
            <text:p>3. Go</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3. Go. Ziemlich nice, die Wand ist leider fast immer in der Sonne</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Banda del Roulos</text:p>
          </table:table-cell>
          <table:table-cell table:style-name="ce239" office:value-type="string" calcext:value-type="string">
            <text:p>7c+</text:p>
          </table:table-cell>
          <table:table-cell table:style-name="ce198"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2. Go. Geniale überhängende Kletterei mit Höhle zum Ausruhe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 bohème</text:p>
          </table:table-cell>
          <table:table-cell table:style-name="ce239" office:value-type="string" calcext:value-type="string">
            <text:p>7c+</text:p>
          </table:table-cell>
          <table:table-cell table:style-name="ce198"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2. Go. Oben nochmal Boulderzug</text:p>
          </table:table-cell>
          <table:table-cell office:value-type="float" office:value="2014" calcext:value-type="float">
            <text:p>2014</text:p>
          </table:table-cell>
          <table:table-cell table:number-columns-repeated="1015"/>
        </table:table-row>
        <table:table-row table:style-name="ro1">
          <table:table-cell table:style-name="ce117" office:value-type="string" calcext:value-type="string">
            <text:p>Murati</text:p>
          </table:table-cell>
          <table:table-cell table:style-name="ce149" office:value-type="string" calcext:value-type="string">
            <text:p>7c</text:p>
          </table:table-cell>
          <table:table-cell table:style-name="ce198"/>
          <table:table-cell table:number-columns-repeated="2" office:value-type="string" calcext:value-type="string">
            <text:p>Gorges du Tarn</text:p>
          </table:table-cell>
          <table:table-cell office:value-type="string" calcext:value-type="string">
            <text:p>France</text:p>
          </table:table-cell>
          <table:table-cell table:style-name="ce198"/>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Arachnide</text:p>
          </table:table-cell>
          <table:table-cell table:style-name="ce239" office:value-type="string" calcext:value-type="string">
            <text:p>7c</text:p>
          </table:table-cell>
          <table:table-cell table:style-name="ce19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jeah!</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napouse</text:p>
          </table:table-cell>
          <table:table-cell table:style-name="ce239" office:value-type="string" calcext:value-type="string">
            <text:p>7c</text:p>
          </table:table-cell>
          <table:table-cell table:style-name="ce19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langer Wixxer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Journal du hard</text:p>
          </table:table-cell>
          <table:table-cell table:style-name="ce239" office:value-type="string" calcext:value-type="string">
            <text:p>7b+</text:p>
          </table:table-cell>
          <table:table-cell table:style-name="ce198"/>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huiuiui, sehr schwerer Boulder ob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couilles au Cul</text:p>
          </table:table-cell>
          <table:table-cell table:style-name="ce239" office:value-type="string" calcext:value-type="string">
            <text:p>7b</text:p>
          </table:table-cell>
          <table:table-cell table:style-name="ce19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eeeendlos lang</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What the fuck, today</text:p>
          </table:table-cell>
          <table:table-cell table:style-name="ce239" office:value-type="string" calcext:value-type="string">
            <text:p>7b</text:p>
          </table:table-cell>
          <table:table-cell table:style-name="ce19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Mon dide</text:p>
          </table:table-cell>
          <table:table-cell table:style-name="ce239" office:value-type="string" calcext:value-type="string">
            <text:p>7b</text:p>
          </table:table-cell>
          <table:table-cell table:style-name="ce164"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Lucie Miniprojekt, schwerer Zug über den Wulst</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Planète Causse</text:p>
          </table:table-cell>
          <table:table-cell table:style-name="ce239" office:value-type="string" calcext:value-type="string">
            <text:p>7a+</text:p>
          </table:table-cell>
          <table:table-cell table:style-name="ce19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ziemlich pumpig an He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Farniente</text:p>
          </table:table-cell>
          <table:table-cell table:style-name="ce239" office:value-type="string" calcext:value-type="string">
            <text:p>7a</text:p>
          </table:table-cell>
          <table:table-cell table:style-name="ce19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Verschneidung :)</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ventre de nos aieux</text:p>
          </table:table-cell>
          <table:table-cell table:style-name="ce239" office:value-type="string" calcext:value-type="string">
            <text:p>7a</text:p>
          </table:table-cell>
          <table:table-cell table:style-name="ce19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Der Fels (Cancer) ist wie der Weißenstei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s blés murs</text:p>
          </table:table-cell>
          <table:table-cell table:style-name="ce239" office:value-type="string" calcext:value-type="string">
            <text:p>7a</text:p>
          </table:table-cell>
          <table:table-cell table:style-name="ce164"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Flexion</text:p>
          </table:table-cell>
          <table:table-cell table:style-name="ce239" office:value-type="string" calcext:value-type="string">
            <text:p>7a</text:p>
          </table:table-cell>
          <table:table-cell table:style-name="ce19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Jour de doye</text:p>
          </table:table-cell>
          <table:table-cell table:style-name="ce239" office:value-type="string" calcext:value-type="string">
            <text:p>7a</text:p>
          </table:table-cell>
          <table:table-cell table:style-name="ce198"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98" office:value-type="string" calcext:value-type="string">
            <text:p>hard</text:p>
          </table:table-cell>
          <table:table-cell office:value-type="string" calcext:value-type="string">
            <text:p>2. Versuch, dreckig und schwer, trotzdem schöne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imanche Vagabond</text:p>
          </table:table-cell>
          <table:table-cell table:style-name="ce239" office:value-type="string" calcext:value-type="string">
            <text:p>6b+</text:p>
          </table:table-cell>
          <table:table-cell table:style-name="ce19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Pyromania L1</text:p>
          </table:table-cell>
          <table:table-cell table:style-name="ce239" office:value-type="string" calcext:value-type="string">
            <text:p>6b</text:p>
          </table:table-cell>
          <table:table-cell table:style-name="ce164"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Pagesa</text:p>
          </table:table-cell>
          <table:table-cell table:style-name="ce239" office:value-type="string" calcext:value-type="string">
            <text:p>7c+</text:p>
          </table:table-cell>
          <table:table-cell table:style-name="ce198" office:value-type="string" calcext:value-type="string">
            <text:p>2. Go</text:p>
          </table:table-cell>
          <table:table-cell table:number-columns-repeated="2" office:value-type="string" calcext:value-type="string">
            <text:p>Tres Ponts</text:p>
          </table:table-cell>
          <table:table-cell office:value-type="string" calcext:value-type="string">
            <text:p>Spain</text:p>
          </table:table-cell>
          <table:table-cell table:style-name="ce198"/>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Arrampata la Cova</text:p>
          </table:table-cell>
          <table:table-cell table:style-name="ce239" office:value-type="string" calcext:value-type="string">
            <text:p>7a+</text:p>
          </table:table-cell>
          <table:table-cell table:style-name="ce198"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Santa Paciènca</text:p>
          </table:table-cell>
          <table:table-cell table:style-name="ce239" office:value-type="string" calcext:value-type="string">
            <text:p>6b</text:p>
          </table:table-cell>
          <table:table-cell table:style-name="ce198"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table:style-name="ce117" office:value-type="string" calcext:value-type="string">
            <text:p>Mishi</text:p>
          </table:table-cell>
          <table:table-cell table:style-name="ce149" office:value-type="string" calcext:value-type="string">
            <text:p>8a</text:p>
          </table:table-cell>
          <table:table-cell table:style-name="ce167"/>
          <table:table-cell table:number-columns-repeated="2" office:value-type="string" calcext:value-type="string">
            <text:p>Oliana</text:p>
          </table:table-cell>
          <table:table-cell office:value-type="string" calcext:value-type="string">
            <text:p>Spain</text:p>
          </table:table-cell>
          <table:table-cell table:style-name="ce167"/>
          <table:table-cell table:style-name="ce182" office:value-type="string" calcext:value-type="string">
            <text:p>2014 bis über den Boulder probiert. Dann haben mich Bienen attakiert :/</text:p>
          </table:table-cell>
          <table:table-cell/>
          <table:table-cell office:value-type="string" calcext:value-type="string">
            <text:p>X</text:p>
          </table:table-cell>
          <table:table-cell table:number-columns-repeated="1014"/>
        </table:table-row>
        <table:table-row table:style-name="ro1">
          <table:table-cell table:style-name="ce117" office:value-type="string" calcext:value-type="string">
            <text:p>Happy Hour</text:p>
          </table:table-cell>
          <table:table-cell table:style-name="ce149" office:value-type="string" calcext:value-type="string">
            <text:p>8a</text:p>
          </table:table-cell>
          <table:table-cell table:style-name="ce167"/>
          <table:table-cell table:number-columns-repeated="2" office:value-type="string" calcext:value-type="string">
            <text:p>Oliana</text:p>
          </table:table-cell>
          <table:table-cell office:value-type="string" calcext:value-type="string">
            <text:p>Spain</text:p>
          </table:table-cell>
          <table:table-cell table:style-name="ce167"/>
          <table:table-cell table:style-name="ce182" office:value-type="string" calcext:value-type="string">
            <text:p>wo ist der Umlenk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laca Ferdinand</text:p>
          </table:table-cell>
          <table:table-cell table:style-name="ce239" office:value-type="string" calcext:value-type="string">
            <text:p>7b/7b+</text:p>
          </table:table-cell>
          <table:table-cell table:style-name="ce198" office:value-type="string" calcext:value-type="string">
            <text:p>o.s.</text:p>
          </table:table-cell>
          <table:table-cell table:number-columns-repeated="2" office:value-type="string" calcext:value-type="string">
            <text:p>Oliana</text:p>
          </table:table-cell>
          <table:table-cell office:value-type="string" calcext:value-type="string">
            <text:p>Spain</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table:style-name="ce131" office:value-type="string" calcext:value-type="string">
            <text:p>Buen Rollito</text:p>
          </table:table-cell>
          <table:table-cell table:style-name="ce155" office:value-type="string" calcext:value-type="string">
            <text:p>8a+</text:p>
          </table:table-cell>
          <table:table-cell table:style-name="ce176" office:value-type="string" calcext:value-type="string">
            <text:p>5. Go</text:p>
          </table:table-cell>
          <table:table-cell table:number-columns-repeated="2" office:value-type="string" calcext:value-type="string">
            <text:p>Collegats</text:p>
          </table:table-cell>
          <table:table-cell office:value-type="string" calcext:value-type="string">
            <text:p>Spain</text:p>
          </table:table-cell>
          <table:table-cell table:style-name="ce176"/>
          <table:table-cell table:style-name="ce172" office:value-type="string" calcext:value-type="string">
            <text:p>5. Go, erste 8a+ ;-D</text:p>
          </table:table-cell>
          <table:table-cell table:style-name="ce155"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Per Tutti l´Ano</text:p>
          </table:table-cell>
          <table:table-cell table:style-name="ce239" office:value-type="string" calcext:value-type="string">
            <text:p>7b+</text:p>
          </table:table-cell>
          <table:table-cell table:style-name="ce198"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Eterna</text:p>
          </table:table-cell>
          <table:table-cell table:style-name="ce239" office:value-type="string" calcext:value-type="string">
            <text:p>7a+</text:p>
          </table:table-cell>
          <table:table-cell table:style-name="ce198" office:value-type="string" calcext:value-type="string">
            <text:p>F</text:p>
          </table:table-cell>
          <table:table-cell table:number-columns-repeated="2" office:value-type="string" calcext:value-type="string">
            <text:p>Collegats</text:p>
          </table:table-cell>
          <table:table-cell office:value-type="string" calcext:value-type="string">
            <text:p>Spain</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Gaudir</text:p>
          </table:table-cell>
          <table:table-cell table:style-name="ce239" office:value-type="string" calcext:value-type="string">
            <text:p>7a</text:p>
          </table:table-cell>
          <table:table-cell table:style-name="ce198"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style-name="ce198"/>
          <table:table-cell office:value-type="string" calcext:value-type="string">
            <text:p>sehr schön!</text:p>
          </table:table-cell>
          <table:table-cell office:value-type="float" office:value="2014" calcext:value-type="float">
            <text:p>2014</text:p>
          </table:table-cell>
          <table:table-cell table:number-columns-repeated="1015"/>
        </table:table-row>
        <table:table-row table:style-name="ro1">
          <table:table-cell table:style-name="ce131" office:value-type="string" calcext:value-type="string">
            <text:p>Golpe de Gas</text:p>
          </table:table-cell>
          <table:table-cell table:style-name="ce155" office:value-type="string" calcext:value-type="string">
            <text:p>8b</text:p>
          </table:table-cell>
          <table:table-cell table:style-name="ce176" office:value-type="string" calcext:value-type="string">
            <text:p>5. Go</text:p>
          </table:table-cell>
          <table:table-cell table:number-columns-repeated="2" office:value-type="string" calcext:value-type="string">
            <text:p>Terradets</text:p>
          </table:table-cell>
          <table:table-cell office:value-type="string" calcext:value-type="string">
            <text:p>Spain</text:p>
          </table:table-cell>
          <table:table-cell table:style-name="ce176"/>
          <table:table-cell table:style-name="ce172" office:value-type="string" calcext:value-type="string">
            <text:p>5. Go, innerhalb der letzten 5 Spanientage habe ich meine erste 8a+ und 8b geklettert!</text:p>
          </table:table-cell>
          <table:table-cell table:style-name="ce155"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lix Flax</text:p>
          </table:table-cell>
          <table:table-cell table:style-name="ce239" office:value-type="string" calcext:value-type="string">
            <text:p>8a+</text:p>
          </table:table-cell>
          <table:table-cell table:style-name="ce198"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98" office:value-type="string" calcext:value-type="string">
            <text:p>soft</text:p>
          </table:table-cell>
          <table:table-cell office:value-type="string" calcext:value-type="string">
            <text:p>2. Go :D Soft</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El Latido del Miedo</text:p>
          </table:table-cell>
          <table:table-cell table:style-name="ce239" office:value-type="string" calcext:value-type="string">
            <text:p>8a</text:p>
          </table:table-cell>
          <table:table-cell table:style-name="ce198"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98" office:value-type="string" calcext:value-type="string">
            <text:p>soft</text:p>
          </table:table-cell>
          <table:table-cell office:value-type="string" calcext:value-type="string">
            <text:p>2. Go, zusammen mit Flix Flax an einem Tag, geil!!</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ed Bull</text:p>
          </table:table-cell>
          <table:table-cell table:style-name="ce239" office:value-type="string" calcext:value-type="string">
            <text:p>7c+</text:p>
          </table:table-cell>
          <table:table-cell table:style-name="ce198"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98"/>
          <table:table-cell office:value-type="string" calcext:value-type="string">
            <text:p>2. Go, 2.SL ist unlohnend, saugeiler Sint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erribos Arribas</text:p>
          </table:table-cell>
          <table:table-cell table:style-name="ce239" office:value-type="string" calcext:value-type="string">
            <text:p>7b+</text:p>
          </table:table-cell>
          <table:table-cell table:style-name="ce198"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Pasta sin Agua</text:p>
          </table:table-cell>
          <table:table-cell table:style-name="ce239" office:value-type="string" calcext:value-type="string">
            <text:p>7a+</text:p>
          </table:table-cell>
          <table:table-cell table:style-name="ce198"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L´Ànsia</text:p>
          </table:table-cell>
          <table:table-cell table:style-name="ce239" office:value-type="string" calcext:value-type="string">
            <text:p>7a+</text:p>
          </table:table-cell>
          <table:table-cell table:style-name="ce198"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table:style-name="ce119" office:value-type="string" calcext:value-type="string">
            <text:p>Cubata + Chupito 3€</text:p>
          </table:table-cell>
          <table:table-cell table:style-name="ce150" office:value-type="string" calcext:value-type="string">
            <text:p>8a+</text:p>
          </table:table-cell>
          <table:table-cell table:style-name="ce198"/>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office:value-type="string" calcext:value-type="string">
            <text:p>hard</text:p>
          </table:table-cell>
          <table:table-cell table:style-name="ce180" office:value-type="string" calcext:value-type="string">
            <text:p>so ein verdammtes Projekt. Epic, 5 Tage lang am gleichen Cruxzug gefall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9" office:value-type="string" calcext:value-type="string">
            <text:p>La Sombra del viento</text:p>
          </table:table-cell>
          <table:table-cell table:style-name="ce150" office:value-type="string" calcext:value-type="string">
            <text:p>8a</text:p>
          </table:table-cell>
          <table:table-cell table:style-name="ce198"/>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style-name="ce180"/>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Morphos</text:p>
          </table:table-cell>
          <table:table-cell table:style-name="ce148" office:value-type="string" calcext:value-type="string">
            <text:p>7c+</text:p>
          </table:table-cell>
          <table:table-cell table:style-name="ce198"/>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besser als es aussieht!</text:p>
          </table:table-cell>
          <table:table-cell table:style-name="ce193"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Deja Vu</text:p>
          </table:table-cell>
          <table:table-cell table:style-name="ce148" office:value-type="string" calcext:value-type="string">
            <text:p>7c+</text:p>
          </table:table-cell>
          <table:table-cell table:style-name="ce198"/>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fast im Flash, scharfe Griffe</text:p>
          </table:table-cell>
          <table:table-cell table:style-name="ce193" office:value-type="date" office:date-value="2015-03-01" calcext:value-type="date">
            <text:p>2015-03-01</text:p>
          </table:table-cell>
          <table:table-cell table:number-columns-repeated="1015"/>
        </table:table-row>
        <table:table-row table:style-name="ro1">
          <table:table-cell table:style-name="ce116" office:value-type="string" calcext:value-type="string">
            <text:p>Aeroplastica</text:p>
          </table:table-cell>
          <table:table-cell table:style-name="ce148" office:value-type="string" calcext:value-type="string">
            <text:p>7c+</text:p>
          </table:table-cell>
          <table:table-cell table:style-name="ce198"/>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office:value-type="string" calcext:value-type="string">
            <text:p>hard</text:p>
          </table:table-cell>
          <table:table-cell office:value-type="string" calcext:value-type="string">
            <text:p>viel mir sehr, sher schwer!</text:p>
          </table:table-cell>
          <table:table-cell table:style-name="ce193" office:value-type="date" office:date-value="2015-03-01" calcext:value-type="date">
            <text:p>2015-03-01</text:p>
          </table:table-cell>
          <table:table-cell table:number-columns-repeated="1015"/>
        </table:table-row>
        <table:table-row table:style-name="ro1">
          <table:table-cell table:style-name="ce116" office:value-type="string" calcext:value-type="string">
            <text:p>Habana Club</text:p>
          </table:table-cell>
          <table:table-cell table:style-name="ce148" office:value-type="string" calcext:value-type="string">
            <text:p>7c</text:p>
          </table:table-cell>
          <table:table-cell table:style-name="ce198" office:value-type="string" calcext:value-type="string">
            <text:p>F</text:p>
          </table:table-cell>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schaut nicht nach der besten Linie aus, klettert sich aber ganz gut!</text:p>
          </table:table-cell>
          <table:table-cell table:style-name="ce193" office:value-type="date" office:date-value="2015-03-01" calcext:value-type="date">
            <text:p>2015-03-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Festa Fotre</text:p>
          </table:table-cell>
          <table:table-cell table:style-name="ce239" office:value-type="string" calcext:value-type="string">
            <text:p>7c</text:p>
          </table:table-cell>
          <table:table-cell table:style-name="ce198" office:value-type="string" calcext:value-type="string">
            <text:p>F</text:p>
          </table:table-cell>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Montgronyeta</text:p>
          </table:table-cell>
          <table:table-cell table:style-name="ce239" office:value-type="string" calcext:value-type="string">
            <text:p>7b+</text:p>
          </table:table-cell>
          <table:table-cell table:style-name="ce198"/>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Bimbirinboies</text:p>
          </table:table-cell>
          <table:table-cell table:style-name="ce239" office:value-type="string" calcext:value-type="string">
            <text:p>7b</text:p>
          </table:table-cell>
          <table:table-cell table:style-name="ce198" office:value-type="string" calcext:value-type="string">
            <text:p>F</text:p>
          </table:table-cell>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Laverint d´ombres</text:p>
          </table:table-cell>
          <table:table-cell table:style-name="ce239" office:value-type="string" calcext:value-type="string">
            <text:p>7b</text:p>
          </table:table-cell>
          <table:table-cell table:style-name="ce198"/>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office:value-type="string" calcext:value-type="string">
            <text:p>hard</text:p>
          </table:table-cell>
          <table:table-cell office:value-type="string" calcext:value-type="string">
            <text:p>die schwerste der 3 Linien</text:p>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Pitus i Flautes</text:p>
          </table:table-cell>
          <table:table-cell table:style-name="ce239" office:value-type="string" calcext:value-type="string">
            <text:p>7b</text:p>
          </table:table-cell>
          <table:table-cell table:style-name="ce198" office:value-type="string" calcext:value-type="string">
            <text:p>o.s.</text:p>
          </table:table-cell>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Tropicana</text:p>
          </table:table-cell>
          <table:table-cell table:style-name="ce239" office:value-type="string" calcext:value-type="string">
            <text:p>7b</text:p>
          </table:table-cell>
          <table:table-cell table:style-name="ce198" office:value-type="string" calcext:value-type="string">
            <text:p>F</text:p>
          </table:table-cell>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Crucigrama</text:p>
          </table:table-cell>
          <table:table-cell table:style-name="ce239" office:value-type="string" calcext:value-type="string">
            <text:p>7b</text:p>
          </table:table-cell>
          <table:table-cell table:style-name="ce198" office:value-type="string" calcext:value-type="string">
            <text:p>F</text:p>
          </table:table-cell>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Entretres</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58" office:value-type="date" office:date-value="2015-03-01" calcext:value-type="date">
            <text:p>03/01/15</text:p>
          </table:table-cell>
          <table:table-cell table:number-columns-repeated="1015"/>
        </table:table-row>
        <table:table-row table:style-name="ro1">
          <table:table-cell office:value-type="string" calcext:value-type="string">
            <text:p>Garotina</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Vells Temps</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Ingravitus</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Reemoc</text:p>
          </table:table-cell>
          <table:table-cell table:style-name="ce239" office:value-type="string" calcext:value-type="string">
            <text:p>6c+</text:p>
          </table:table-cell>
          <table:table-cell table:style-name="ce198"/>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Llarga i Gorda</text:p>
          </table:table-cell>
          <table:table-cell table:style-name="ce239" office:value-type="string" calcext:value-type="string">
            <text:p>6c+</text:p>
          </table:table-cell>
          <table:table-cell table:style-name="ce198" office:value-type="string" calcext:value-type="string">
            <text:p>o.s.</text:p>
          </table:table-cell>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ziemlich plattig :-)</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Magrana</text:p>
          </table:table-cell>
          <table:table-cell table:style-name="ce239" office:value-type="string" calcext:value-type="string">
            <text:p>6b+</text:p>
          </table:table-cell>
          <table:table-cell table:style-name="ce198" office:value-type="string" calcext:value-type="string">
            <text:p>o.s.</text:p>
          </table:table-cell>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schönste 6b+, die ich je gemacht habe!</text:p>
          </table:table-cell>
          <table:table-cell table:style-name="ce193"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r. Feelgood</text:p>
          </table:table-cell>
          <table:table-cell table:style-name="ce239" office:value-type="string" calcext:value-type="string">
            <text:p>8a</text:p>
          </table:table-cell>
          <table:table-cell table:style-name="ce198"/>
          <table:table-cell table:style-name="ce201"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riesen Kampf. Zweite 8a am gleichen Tag, hätte niemals gedacht, dass ich die noch an dem Tag hinbekomme :-)</text:p>
          </table:table-cell>
          <table:table-cell table:style-name="ce193" office:value-type="date" office:date-value="2015-03-01" calcext:value-type="date">
            <text:p>2015-03-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ent en Blanc</text:p>
          </table:table-cell>
          <table:table-cell table:style-name="ce239" office:value-type="string" calcext:value-type="string">
            <text:p>8a</text:p>
          </table:table-cell>
          <table:table-cell table:style-name="ce198" office:value-type="string" calcext:value-type="string">
            <text:p>2. Go</text:p>
          </table:table-cell>
          <table:table-cell table:style-name="ce201"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cooler Boulder mit fettem Dropknee. 2. Go</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O´Mar Galef</text:p>
          </table:table-cell>
          <table:table-cell table:style-name="ce239" office:value-type="string" calcext:value-type="string">
            <text:p>7b</text:p>
          </table:table-cell>
          <table:table-cell table:style-name="ce198" office:value-type="string" calcext:value-type="string">
            <text:p>o.s.</text:p>
          </table:table-cell>
          <table:table-cell table:style-name="ce201"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table:style-name="ce198" office:value-type="string" calcext:value-type="string">
            <text:p>soft</text:p>
          </table:table-cell>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Carn d´Olla</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table:style-name="ce198" office:value-type="string" calcext:value-type="string">
            <text:p>soft</text:p>
          </table:table-cell>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Esquerre Espinazo</text:p>
          </table:table-cell>
          <table:table-cell table:style-name="ce239" office:value-type="string" calcext:value-type="string">
            <text:p>7c</text:p>
          </table:table-cell>
          <table:table-cell table:style-name="ce198" office:value-type="string" calcext:value-type="string">
            <text:p>F</text:p>
          </table:table-cell>
          <table:table-cell table:style-name="ce201"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El espinazo del diablo</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Magic Festival</text:p>
          </table:table-cell>
          <table:table-cell table:style-name="ce239" office:value-type="string" calcext:value-type="string">
            <text:p>7c</text:p>
          </table:table-cell>
          <table:table-cell table:style-name="ce198"/>
          <table:table-cell table:style-name="ce201" office:value-type="string" calcext:value-type="string">
            <text:p>Raco de les Tenebr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Chachi qui Chapi</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Can Torxa</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schwer</text:p>
          </table:table-cell>
          <table:table-cell table:style-name="ce193" office:value-type="date" office:date-value="2015-03-01" calcext:value-type="date">
            <text:p>2015-03-01</text:p>
          </table:table-cell>
          <table:table-cell table:number-columns-repeated="1015"/>
        </table:table-row>
        <table:table-row table:style-name="ro1">
          <table:table-cell table:style-name="ce119" office:value-type="string" calcext:value-type="string">
            <text:p>Sarau Nocturn</text:p>
          </table:table-cell>
          <table:table-cell table:style-name="ce150" office:value-type="string" calcext:value-type="string">
            <text:p>8a</text:p>
          </table:table-cell>
          <table:table-cell table:style-name="ce165"/>
          <table:table-cell table:style-name="ce201"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65"/>
          <table:table-cell table:style-name="ce180" office:value-type="string" calcext:value-type="string">
            <text:p>krasse Einzelzüge, so kurz und trotzdem so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iguel el Casero</text:p>
          </table:table-cell>
          <table:table-cell table:style-name="ce239" office:value-type="string" calcext:value-type="string">
            <text:p>7c+</text:p>
          </table:table-cell>
          <table:table-cell table:style-name="ce198"/>
          <table:table-cell table:style-name="ce201"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table:style-name="ce119" office:value-type="string" calcext:value-type="string">
            <text:p>Tsunami</text:p>
          </table:table-cell>
          <table:table-cell table:style-name="ce150" office:value-type="string" calcext:value-type="string">
            <text:p>7c</text:p>
          </table:table-cell>
          <table:table-cell table:style-name="ce198"/>
          <table:table-cell table:style-name="ce201"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98"/>
          <table:table-cell table:number-columns-repeated="2"/>
          <table:table-cell office:value-type="string" calcext:value-type="string">
            <text:p>X</text:p>
          </table:table-cell>
          <table:table-cell table:number-columns-repeated="1014"/>
        </table:table-row>
        <table:table-row table:style-name="ro6">
          <table:table-cell table:style-name="ce139" office:value-type="string" calcext:value-type="string">
            <text:p>Los últimos vampiros hippies</text:p>
          </table:table-cell>
          <table:table-cell table:style-name="ce145" office:value-type="string" calcext:value-type="string">
            <text:p>8c</text:p>
          </table:table-cell>
          <table:table-cell table:style-name="ce162"/>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62"/>
          <table:table-cell table:style-name="ce178" office:value-type="string" calcext:value-type="string">
            <text:p>Schwerer 3 Zug Boulder zu 2 Henkeln, schwerer Clip und weiter Schnapper in Mono. Dann weite Züge in leichterem, wenig steilen Gelände und</text:p>
            <text:p>schlechter Ruhepunkt. Dann technische Stelle an Leisten mit weitem Blocker. Oben dran bleiben.</text:p>
            <text:p>Beta für Boulder unten: links 3 Finger in Henkel, rechts split Leiste. Rechts auf offensichtl. Kiesel stehen und in seichtes 2 Finger Loch hochschnappen. Links weit raus napfen und rechts toehook and Untergriff. Links in 2 Finger Steller schnappen. Rechts auf Split Leiste hochstehen, links zwischen stehen zum anschieben und hoch auf Leiste hacken (sehr weit). So stehen bleiben und anstengend clipp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40" office:value-type="string" calcext:value-type="string">
            <text:p>Toni Kaneloni</text:p>
          </table:table-cell>
          <table:table-cell table:style-name="ce150" office:value-type="string" calcext:value-type="string">
            <text:p>8a+</text:p>
          </table:table-cell>
          <table:table-cell table:style-name="ce198"/>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style-name="ce180" office:value-type="string" calcext:value-type="string">
            <text:p>Crux: links Untergriffmono und mit rechts in großes Loch schnappen. Danach dranbleiben</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41" office:value-type="string" calcext:value-type="string">
            <text:p>Pal Sur</text:p>
          </table:table-cell>
          <table:table-cell table:style-name="ce148" office:value-type="string" calcext:value-type="string">
            <text:p>8a</text:p>
          </table:table-cell>
          <table:table-cell table:style-name="ce164"/>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64"/>
          <table:table-cell table:style-name="ce120" office:value-type="string" calcext:value-type="string">
            <text:p>Schlüsselstelle unten und oben ausdauernd</text:p>
          </table:table-cell>
          <table:table-cell office:value-type="string" calcext:value-type="string">
            <text:p>02.01.18</text:p>
          </table:table-cell>
          <table:table-cell table:number-columns-repeated="1015"/>
        </table:table-row>
        <table:table-row table:style-name="ro1">
          <table:table-cell table:style-name="ce138" office:value-type="string" calcext:value-type="string">
            <text:p>Ximpleta</text:p>
          </table:table-cell>
          <table:table-cell table:style-name="ce239" office:value-type="string" calcext:value-type="string">
            <text:p>8a</text:p>
          </table:table-cell>
          <table:table-cell table:style-name="ce198" office:value-type="string" calcext:value-type="string">
            <text:p>3. Go</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3 Versuche</text:p>
          </table:table-cell>
          <table:table-cell table:style-name="ce193" office:value-type="date" office:date-value="2015-03-01" calcext:value-type="date">
            <text:p>2015-03-01</text:p>
          </table:table-cell>
          <table:table-cell table:number-columns-repeated="1015"/>
        </table:table-row>
        <table:table-row table:style-name="ro1">
          <table:table-cell table:style-name="ce138" office:value-type="string" calcext:value-type="string">
            <text:p>Transilvania</text:p>
          </table:table-cell>
          <table:table-cell table:style-name="ce239" office:value-type="string" calcext:value-type="string">
            <text:p>8a</text:p>
          </table:table-cell>
          <table:table-cell table:style-name="ce198" office:value-type="string" calcext:value-type="string">
            <text:p>2. Go</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office:value-type="string" calcext:value-type="string">
            <text:p>soft</text:p>
          </table:table-cell>
          <table:table-cell office:value-type="string" calcext:value-type="string">
            <text:p>Soft, 2. Versuch, fast geflasht</text:p>
          </table:table-cell>
          <table:table-cell table:style-name="ce193" office:value-type="date" office:date-value="2015-03-01" calcext:value-type="date">
            <text:p>2015-03-01</text:p>
          </table:table-cell>
          <table:table-cell table:number-columns-repeated="1015"/>
        </table:table-row>
        <table:table-row table:style-name="ro1">
          <table:table-cell table:style-name="ce138" office:value-type="string" calcext:value-type="string">
            <text:p>Innuendo</text:p>
          </table:table-cell>
          <table:table-cell table:style-name="ce239" office:value-type="string" calcext:value-type="string">
            <text:p>8a</text:p>
          </table:table-cell>
          <table:table-cell table:style-name="ce198"/>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Mono!</text:p>
          </table:table-cell>
          <table:table-cell table:style-name="ce193" office:value-type="date" office:date-value="2015-03-01" calcext:value-type="date">
            <text:p>2015-03-01</text:p>
          </table:table-cell>
          <table:table-cell table:number-columns-repeated="1015"/>
        </table:table-row>
        <table:table-row table:style-name="ro1">
          <table:table-cell table:style-name="ce141" office:value-type="string" calcext:value-type="string">
            <text:p>Via del Oscar</text:p>
          </table:table-cell>
          <table:table-cell table:style-name="ce148" office:value-type="string" calcext:value-type="string">
            <text:p>8a</text:p>
          </table:table-cell>
          <table:table-cell table:style-name="ce198"/>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office:value-type="string" calcext:value-type="string">
            <text:p>soft</text:p>
          </table:table-cell>
          <table:table-cell office:value-type="string" calcext:value-type="string">
            <text:p>nicht so schwer, aber 2 8a´s an einem Tag ist dann doch bissl viel</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Telemaster</text:p>
          </table:table-cell>
          <table:table-cell table:style-name="ce239" office:value-type="string" calcext:value-type="string">
            <text:p>8a</text:p>
          </table:table-cell>
          <table:table-cell table:style-name="ce198"/>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unten schwerer langer Boulder an schmerzhaften Griffe, oben ausdauernd</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es Artisans</text:p>
          </table:table-cell>
          <table:table-cell table:style-name="ce239" office:value-type="string" calcext:value-type="string">
            <text:p>7c+</text:p>
          </table:table-cell>
          <table:table-cell table:style-name="ce198" office:value-type="string" calcext:value-type="string">
            <text:p>2. Go</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ziemlich cool! 2. go</text:p>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Maligna</text:p>
          </table:table-cell>
          <table:table-cell table:style-name="ce239" office:value-type="string" calcext:value-type="string">
            <text:p>7c+</text:p>
          </table:table-cell>
          <table:table-cell table:style-name="ce198"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office:value-type="string" calcext:value-type="string">
            <text:p>soft</text:p>
          </table:table-cell>
          <table:table-cell office:value-type="string" calcext:value-type="string">
            <text:p>sehr soft</text:p>
          </table:table-cell>
          <table:table-cell table:style-name="ce193" office:value-type="date" office:date-value="2015-04-01" calcext:value-type="date">
            <text:p>2015-04-01</text:p>
          </table:table-cell>
          <table:table-cell table:number-columns-repeated="1015"/>
        </table:table-row>
        <table:table-row table:style-name="ro1">
          <table:table-cell table:style-name="ce116" office:value-type="string" calcext:value-type="string">
            <text:p>Malasombra</text:p>
          </table:table-cell>
          <table:table-cell table:style-name="ce239" office:value-type="string" calcext:value-type="string">
            <text:p>7c+</text:p>
          </table:table-cell>
          <table:table-cell table:style-name="ce198" office:value-type="string" calcext:value-type="string">
            <text:p>2. Go</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office:value-type="string" calcext:value-type="string">
            <text:p>hard</text:p>
          </table:table-cell>
          <table:table-cell office:value-type="string" calcext:value-type="string">
            <text:p>Schwer, 2. Versuch</text:p>
          </table:table-cell>
          <table:table-cell table:style-name="ce193" office:value-type="date" office:date-value="2015-03-01" calcext:value-type="date">
            <text:p>2015-03-01</text:p>
          </table:table-cell>
          <table:table-cell table:number-columns-repeated="1015"/>
        </table:table-row>
        <table:table-row table:style-name="ro1">
          <table:table-cell table:style-name="ce119" office:value-type="string" calcext:value-type="string">
            <text:p>Sudoku</text:p>
          </table:table-cell>
          <table:table-cell table:style-name="ce150" office:value-type="string" calcext:value-type="string">
            <text:p>7c</text:p>
          </table:table-cell>
          <table:table-cell table:style-name="ce198"/>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Chute emocional</text:p>
          </table:table-cell>
          <table:table-cell table:style-name="ce239" office:value-type="string" calcext:value-type="string">
            <text:p>7b+</text:p>
          </table:table-cell>
          <table:table-cell table:style-name="ce198"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a Gomorra</text:p>
          </table:table-cell>
          <table:table-cell table:style-name="ce239" office:value-type="string" calcext:value-type="string">
            <text:p>7b+</text:p>
          </table:table-cell>
          <table:table-cell table:style-name="ce198"/>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office:value-type="string" calcext:value-type="string">
            <text:p>hard</text:p>
          </table:table-cell>
          <table:table-cell office:value-type="string" calcext:value-type="string">
            <text:p>hart!</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Zona Mixta</text:p>
          </table:table-cell>
          <table:table-cell table:style-name="ce239" office:value-type="string" calcext:value-type="string">
            <text:p>7b</text:p>
          </table:table-cell>
          <table:table-cell table:style-name="ce198"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Amb pal no dona pal</text:p>
          </table:table-cell>
          <table:table-cell table:style-name="ce239" office:value-type="string" calcext:value-type="string">
            <text:p>7b</text:p>
          </table:table-cell>
          <table:table-cell table:style-name="ce198"/>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La Drecera</text:p>
          </table:table-cell>
          <table:table-cell table:style-name="ce239" office:value-type="string" calcext:value-type="string">
            <text:p>7b</text:p>
          </table:table-cell>
          <table:table-cell table:style-name="ce198"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a Nina de la Selva</text:p>
          </table:table-cell>
          <table:table-cell table:style-name="ce239" office:value-type="string" calcext:value-type="string">
            <text:p>7a+</text:p>
          </table:table-cell>
          <table:table-cell table:style-name="ce198"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Nr. 46</text:p>
          </table:table-cell>
          <table:table-cell table:style-name="ce239" office:value-type="string" calcext:value-type="string">
            <text:p>7a+</text:p>
          </table:table-cell>
          <table:table-cell table:style-name="ce198"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Para Cuenca por amor</text:p>
          </table:table-cell>
          <table:table-cell table:style-name="ce239" office:value-type="string" calcext:value-type="string">
            <text:p>7a+</text:p>
          </table:table-cell>
          <table:table-cell table:style-name="ce198"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Schlüsselstelle sind die ersten 3 Haken.</text:p>
          </table:table-cell>
          <table:table-cell office:value-type="string" calcext:value-type="string">
            <text:p>28.12.17</text:p>
          </table:table-cell>
          <table:table-cell table:number-columns-repeated="1015"/>
        </table:table-row>
        <table:table-row table:style-name="ro1">
          <table:table-cell office:value-type="string" calcext:value-type="string">
            <text:p>Draculin</text:p>
          </table:table-cell>
          <table:table-cell table:style-name="ce239" office:value-type="string" calcext:value-type="string">
            <text:p>7a+</text:p>
          </table:table-cell>
          <table:table-cell table:style-name="ce198"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office:value-type="string" calcext:value-type="string">
            <text:p>hard</text:p>
          </table:table-cell>
          <table:table-cell office:value-type="string" calcext:value-type="string">
            <text:p>sehr, sehr schwer</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Reventuning</text:p>
          </table:table-cell>
          <table:table-cell table:style-name="ce239" office:value-type="string" calcext:value-type="string">
            <text:p>7a</text:p>
          </table:table-cell>
          <table:table-cell table:style-name="ce198"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office:value-type="string" calcext:value-type="string">
            <text:p>02.01.18</text:p>
          </table:table-cell>
          <table:table-cell table:number-columns-repeated="1015"/>
        </table:table-row>
        <table:table-row table:style-name="ro1">
          <table:table-cell office:value-type="string" calcext:value-type="string">
            <text:p>Baby Sitter</text:p>
          </table:table-cell>
          <table:table-cell table:style-name="ce239" office:value-type="string" calcext:value-type="string">
            <text:p>7a</text:p>
          </table:table-cell>
          <table:table-cell table:style-name="ce198"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Ché pasa Neng?</text:p>
          </table:table-cell>
          <table:table-cell table:style-name="ce239" office:value-type="string" calcext:value-type="string">
            <text:p>7a</text:p>
          </table:table-cell>
          <table:table-cell table:style-name="ce198"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Franja de Ponent</text:p>
          </table:table-cell>
          <table:table-cell table:style-name="ce239" office:value-type="string" calcext:value-type="string">
            <text:p>7a</text:p>
          </table:table-cell>
          <table:table-cell table:style-name="ce198"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Beta de Boira</text:p>
          </table:table-cell>
          <table:table-cell table:style-name="ce239" office:value-type="string" calcext:value-type="string">
            <text:p>7a</text:p>
          </table:table-cell>
          <table:table-cell table:style-name="ce198"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Repós actiu</text:p>
          </table:table-cell>
          <table:table-cell table:style-name="ce239" office:value-type="string" calcext:value-type="string">
            <text:p>6c+</text:p>
          </table:table-cell>
          <table:table-cell table:style-name="ce198"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unten schwer, oben richtig cool</text:p>
          </table:table-cell>
          <table:table-cell office:value-type="string" calcext:value-type="string">
            <text:p>17.12.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ler-Crack</text:p>
          </table:table-cell>
          <table:table-cell table:style-name="ce239" office:value-type="string" calcext:value-type="string">
            <text:p>6c+</text:p>
          </table:table-cell>
          <table:table-cell table:style-name="ce198"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Guirlache</text:p>
          </table:table-cell>
          <table:table-cell table:style-name="ce239" office:value-type="string" calcext:value-type="string">
            <text:p>6c</text:p>
          </table:table-cell>
          <table:table-cell table:style-name="ce198"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wunderschön</text:p>
          </table:table-cell>
          <table:table-cell table:style-name="ce193"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unt X</text:p>
          </table:table-cell>
          <table:table-cell table:style-name="ce239" office:value-type="string" calcext:value-type="string">
            <text:p>6b+</text:p>
          </table:table-cell>
          <table:table-cell table:style-name="ce198"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Matabichos</text:p>
          </table:table-cell>
          <table:table-cell table:style-name="ce239" office:value-type="string" calcext:value-type="string">
            <text:p>6b</text:p>
          </table:table-cell>
          <table:table-cell table:style-name="ce198"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Per Comencar</text:p>
          </table:table-cell>
          <table:table-cell table:style-name="ce239" office:value-type="string" calcext:value-type="string">
            <text:p>6a+</text:p>
          </table:table-cell>
          <table:table-cell table:style-name="ce198"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a Ardilla Roja</text:p>
          </table:table-cell>
          <table:table-cell table:style-name="ce239" office:value-type="string" calcext:value-type="string">
            <text:p>7c/7c+</text:p>
          </table:table-cell>
          <table:table-cell table:style-name="ce198" office:value-type="string" calcext:value-type="string">
            <text:p>2. Go</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98" office:value-type="string" calcext:value-type="string">
            <text:p>hard</text:p>
          </table:table-cell>
          <table:table-cell office:value-type="string" calcext:value-type="string">
            <text:p>2. Versuch. Boulderstelle. Auch für 7c+ nicht leicht!</text:p>
          </table:table-cell>
          <table:table-cell office:value-type="string" calcext:value-type="string">
            <text:p>31.12.17</text:p>
          </table:table-cell>
          <table:table-cell table:number-columns-repeated="1015"/>
        </table:table-row>
        <table:table-row table:style-name="ro1">
          <table:table-cell office:value-type="string" calcext:value-type="string">
            <text:p>El Prado del Rey</text:p>
          </table:table-cell>
          <table:table-cell table:style-name="ce239" office:value-type="string" calcext:value-type="string">
            <text:p>7b+</text:p>
          </table:table-cell>
          <table:table-cell table:style-name="ce198"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graman</text:p>
          </table:table-cell>
          <table:table-cell table:style-name="ce239" office:value-type="string" calcext:value-type="string">
            <text:p>7a</text:p>
          </table:table-cell>
          <table:table-cell table:style-name="ce198"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98"/>
          <table:table-cell/>
          <table:table-cell office:value-type="string" calcext:value-type="string">
            <text:p>31.12.17</text:p>
          </table:table-cell>
          <table:table-cell table:number-columns-repeated="1015"/>
        </table:table-row>
        <table:table-row table:style-name="ro1">
          <table:table-cell office:value-type="string" calcext:value-type="string">
            <text:p>El Corridón de la Muerte</text:p>
          </table:table-cell>
          <table:table-cell table:style-name="ce239" office:value-type="string" calcext:value-type="string">
            <text:p>7a+/7b</text:p>
          </table:table-cell>
          <table:table-cell table:style-name="ce198"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98"/>
          <table:table-cell/>
          <table:table-cell office:value-type="string" calcext:value-type="string">
            <text:p>31.12.17</text:p>
          </table:table-cell>
          <table:table-cell table:number-columns-repeated="1015"/>
        </table:table-row>
        <table:table-row table:style-name="ro1">
          <table:table-cell office:value-type="string" calcext:value-type="string">
            <text:p>Crosta Pánic</text:p>
          </table:table-cell>
          <table:table-cell table:style-name="ce239" office:value-type="string" calcext:value-type="string">
            <text:p>7a+</text:p>
          </table:table-cell>
          <table:table-cell table:style-name="ce198"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98"/>
          <table:table-cell/>
          <table:table-cell office:value-type="string" calcext:value-type="string">
            <text:p>31.12.17</text:p>
          </table:table-cell>
          <table:table-cell table:number-columns-repeated="1015"/>
        </table:table-row>
        <table:table-row table:style-name="ro1">
          <table:table-cell office:value-type="string" calcext:value-type="string">
            <text:p>Ay Mamita!</text:p>
          </table:table-cell>
          <table:table-cell table:style-name="ce239" office:value-type="string" calcext:value-type="string">
            <text:p>7a</text:p>
          </table:table-cell>
          <table:table-cell table:style-name="ce198"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Populus</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style-name="ce198"/>
          <table:table-cell office:value-type="string" calcext:value-type="string">
            <text:p>wunderschön</text:p>
          </table:table-cell>
          <table:table-cell office:value-type="string" calcext:value-type="string">
            <text:p>31.12.17</text:p>
          </table:table-cell>
          <table:table-cell table:number-columns-repeated="1015"/>
        </table:table-row>
        <table:table-row table:style-name="ro1">
          <table:table-cell office:value-type="string" calcext:value-type="string">
            <text:p>Costelletes Verdes</text:p>
          </table:table-cell>
          <table:table-cell table:style-name="ce239" office:value-type="string" calcext:value-type="string">
            <text:p>6c+</text:p>
          </table:table-cell>
          <table:table-cell table:style-name="ce198" office:value-type="string" calcext:value-type="string">
            <text:p>o.s.</text:p>
          </table:table-cell>
          <table:table-cell table:style-name="ce201"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style-name="ce198"/>
          <table:table-cell/>
          <table:table-cell table:style-name="ce161" office:value-type="string" calcext:value-type="string">
            <text:p>31.12.17</text:p>
          </table:table-cell>
          <table:table-cell table:number-columns-repeated="1015"/>
        </table:table-row>
        <table:table-row table:style-name="ro1">
          <table:table-cell table:style-name="ce119" office:value-type="string" calcext:value-type="string">
            <text:p>La Cara que no Miente</text:p>
          </table:table-cell>
          <table:table-cell table:style-name="ce150" office:value-type="string" calcext:value-type="string">
            <text:p>8a+</text:p>
          </table:table-cell>
          <table:table-cell table:style-name="ce198"/>
          <table:table-cell table:style-name="ce201" office:value-type="string" calcext:value-type="string">
            <text:p>L´Olla</text:p>
          </table:table-cell>
          <table:table-cell office:value-type="string" calcext:value-type="string">
            <text:p>Siurana</text:p>
          </table:table-cell>
          <table:table-cell office:value-type="string" calcext:value-type="string">
            <text:p>Spain</text:p>
          </table:table-cell>
          <table:table-cell table:style-name="ce198"/>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Sac de Gemecs</text:p>
          </table:table-cell>
          <table:table-cell table:style-name="ce239" office:value-type="string" calcext:value-type="string">
            <text:p>7a</text:p>
          </table:table-cell>
          <table:table-cell table:style-name="ce198" office:value-type="string" calcext:value-type="string">
            <text:p>F</text:p>
          </table:table-cell>
          <table:table-cell table:style-name="ce201" office:value-type="string" calcext:value-type="string">
            <text:p>Grau dels Masets</text:p>
          </table:table-cell>
          <table:table-cell office:value-type="string" calcext:value-type="string">
            <text:p>Siurana</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Minimal Techno</text:p>
          </table:table-cell>
          <table:table-cell table:style-name="ce239" office:value-type="string" calcext:value-type="string">
            <text:p>7c+</text:p>
          </table:table-cell>
          <table:table-cell table:style-name="ce198" office:value-type="string" calcext:value-type="string">
            <text:p>F</text:p>
          </table:table-cell>
          <table:table-cell table:style-name="ce201"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style-name="ce198"/>
          <table:table-cell office:value-type="string" calcext:value-type="string">
            <text:p>Jakob hat's geonsighted und ich geflasht. Mega gute Linie, super geil und überhaupt keine schmerzhaften Griffe!</text:p>
          </table:table-cell>
          <table:table-cell office:value-type="string" calcext:value-type="string">
            <text:p>03.01.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atito Silvestre</text:p>
          </table:table-cell>
          <table:table-cell table:style-name="ce239" office:value-type="string" calcext:value-type="string">
            <text:p>7a+</text:p>
          </table:table-cell>
          <table:table-cell table:style-name="ce198" office:value-type="string" calcext:value-type="string">
            <text:p>F</text:p>
          </table:table-cell>
          <table:table-cell table:style-name="ce201"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style-name="ce198"/>
          <table:table-cell/>
          <table:table-cell office:value-type="string" calcext:value-type="string">
            <text:p>03.01.18</text:p>
          </table:table-cell>
          <table:table-cell table:number-columns-repeated="1015"/>
        </table:table-row>
        <table:table-row table:style-name="ro1">
          <table:table-cell table:style-name="ce113" office:value-type="string" calcext:value-type="string">
            <text:p>Anabòlica</text:p>
          </table:table-cell>
          <table:table-cell table:style-name="ce145" office:value-type="string" calcext:value-type="string">
            <text:p>8a</text:p>
          </table:table-cell>
          <table:table-cell table:style-name="ce162"/>
          <table:table-cell table:style-name="ce201" office:value-type="string" calcext:value-type="string">
            <text:p>Can Pigui Pugui</text:p>
          </table:table-cell>
          <table:table-cell office:value-type="string" calcext:value-type="string">
            <text:p>Siurana</text:p>
          </table:table-cell>
          <table:table-cell office:value-type="string" calcext:value-type="string">
            <text:p>Spain</text:p>
          </table:table-cell>
          <table:table-cell table:style-name="ce162" office:value-type="string" calcext:value-type="string">
            <text:p>hard</text:p>
          </table:table-cell>
          <table:table-cell table:style-name="ce178" office:value-type="string" calcext:value-type="string">
            <text:p>speck</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1">
          <table:table-cell office:value-type="string" calcext:value-type="string">
            <text:p>Memorias de una Sepia</text:p>
          </table:table-cell>
          <table:table-cell table:style-name="ce239" office:value-type="string" calcext:value-type="string">
            <text:p>8a</text:p>
          </table:table-cell>
          <table:table-cell table:style-name="ce198" office:value-type="string" calcext:value-type="string">
            <text:p>2. Go</text:p>
          </table:table-cell>
          <table:table-cell table:style-name="ce201"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8"/>
          <table:table-cell office:value-type="string" calcext:value-type="string">
            <text:p>2. Versuch</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Traficants de ferralia</text:p>
          </table:table-cell>
          <table:table-cell table:style-name="ce239" office:value-type="string" calcext:value-type="string">
            <text:p>7c+</text:p>
          </table:table-cell>
          <table:table-cell table:style-name="ce198" office:value-type="string" calcext:value-type="string">
            <text:p>o.s.</text:p>
          </table:table-cell>
          <table:table-cell table:style-name="ce201"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8"/>
          <table:table-cell office:value-type="string" calcext:value-type="string">
            <text:p>richtig fetter onsight am letzten Tag des Trips. So cool! Ich kann klettern!</text:p>
          </table:table-cell>
          <table:table-cell office:value-type="string" calcext:value-type="string">
            <text:p>06.01.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errio Cabrero</text:p>
          </table:table-cell>
          <table:table-cell table:style-name="ce239" office:value-type="string" calcext:value-type="string">
            <text:p>7b+</text:p>
          </table:table-cell>
          <table:table-cell table:style-name="ce198" office:value-type="string" calcext:value-type="string">
            <text:p>o.s.</text:p>
          </table:table-cell>
          <table:table-cell table:style-name="ce201"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8"/>
          <table:table-cell/>
          <table:table-cell office:value-type="string" calcext:value-type="string">
            <text:p>06.01.18</text:p>
          </table:table-cell>
          <table:table-cell table:number-columns-repeated="1015"/>
        </table:table-row>
        <table:table-row table:style-name="ro1">
          <table:table-cell office:value-type="string" calcext:value-type="string">
            <text:p>Cabalgando La Serpiente</text:p>
          </table:table-cell>
          <table:table-cell table:style-name="ce239" office:value-type="string" calcext:value-type="string">
            <text:p>7b+</text:p>
          </table:table-cell>
          <table:table-cell table:style-name="ce198" office:value-type="string" calcext:value-type="string">
            <text:p>o.s.</text:p>
          </table:table-cell>
          <table:table-cell table:style-name="ce201"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8"/>
          <table:table-cell/>
          <table:table-cell office:value-type="string" calcext:value-type="string">
            <text:p>06.01.18</text:p>
          </table:table-cell>
          <table:table-cell table:number-columns-repeated="1015"/>
        </table:table-row>
        <table:table-row table:style-name="ro1">
          <table:table-cell office:value-type="string" calcext:value-type="string">
            <text:p>El Rostollaire</text:p>
          </table:table-cell>
          <table:table-cell table:style-name="ce239" office:value-type="string" calcext:value-type="string">
            <text:p>7b</text:p>
          </table:table-cell>
          <table:table-cell table:style-name="ce198"/>
          <table:table-cell table:style-name="ce201"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8" office:value-type="string" calcext:value-type="string">
            <text:p>hard</text:p>
          </table:table-cell>
          <table:table-cell office:value-type="string" calcext:value-type="string">
            <text:p>schwer!</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a Secallona</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Tikis Mikis</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8"/>
          <table:table-cell office:value-type="string" calcext:value-type="string">
            <text:p>ungewöhnliche Kletterei in Riss und Verschneidung</text:p>
          </table:table-cell>
          <table:table-cell office:value-type="string" calcext:value-type="string">
            <text:p>06.01.18</text:p>
          </table:table-cell>
          <table:table-cell table:number-columns-repeated="1015"/>
        </table:table-row>
        <table:table-row table:style-name="ro1">
          <table:table-cell office:value-type="string" calcext:value-type="string">
            <text:p>Boys don't cry</text:p>
          </table:table-cell>
          <table:table-cell table:style-name="ce239" office:value-type="string" calcext:value-type="string">
            <text:p>7c</text:p>
          </table:table-cell>
          <table:table-cell table:style-name="ce198" office:value-type="string" calcext:value-type="string">
            <text:p>F</text:p>
          </table:table-cell>
          <table:table-cell table:style-name="ce201" office:value-type="string" calcext:value-type="string">
            <text:p>Ca la Isabel</text:p>
          </table:table-cell>
          <table:table-cell office:value-type="string" calcext:value-type="string">
            <text:p>Siurana</text:p>
          </table:table-cell>
          <table:table-cell office:value-type="string" calcext:value-type="string">
            <text:p>Spain</text:p>
          </table:table-cell>
          <table:table-cell table:style-name="ce198"/>
          <table:table-cell/>
          <table:table-cell office:value-type="string" calcext:value-type="string">
            <text:p>31.12.17</text:p>
          </table:table-cell>
          <table:table-cell table:number-columns-repeated="1015"/>
        </table:table-row>
        <table:table-row table:style-name="ro1">
          <table:table-cell office:value-type="string" calcext:value-type="string">
            <text:p>Devora Hombres</text:p>
          </table:table-cell>
          <table:table-cell table:style-name="ce239" office:value-type="string" calcext:value-type="string">
            <text:p>7c+</text:p>
          </table:table-cell>
          <table:table-cell table:style-name="ce198"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98" office:value-type="string" calcext:value-type="string">
            <text:p>soft</text:p>
          </table:table-cell>
          <table:table-cell office:value-type="string" calcext:value-type="string">
            <text:p>ich fand alle Routen im 7. Grad ziemlich soft, vielleicht auch einfach fit...</text:p>
          </table:table-cell>
          <table:table-cell office:value-type="string" calcext:value-type="string">
            <text:p>25.06.2018</text:p>
          </table:table-cell>
          <table:table-cell table:number-columns-repeated="1015"/>
        </table:table-row>
        <table:table-row table:style-name="ro1">
          <table:table-cell office:value-type="string" calcext:value-type="string">
            <text:p>Arqueológico</text:p>
          </table:table-cell>
          <table:table-cell table:style-name="ce239" office:value-type="string" calcext:value-type="string">
            <text:p>7c</text:p>
          </table:table-cell>
          <table:table-cell table:style-name="ce198" office:value-type="string" calcext:value-type="string">
            <text:p>o.s.</text:p>
          </table:table-cell>
          <table:table-cell table:number-columns-repeated="2" office:value-type="string" calcext:value-type="string">
            <text:p>Santa Linya</text:p>
          </table:table-cell>
          <table:table-cell office:value-type="string" calcext:value-type="string">
            <text:p>Spain</text:p>
          </table:table-cell>
          <table:table-cell table:style-name="ce198"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Airtime</text:p>
          </table:table-cell>
          <table:table-cell table:style-name="ce239" office:value-type="string" calcext:value-type="string">
            <text:p>7b+</text:p>
          </table:table-cell>
          <table:table-cell table:style-name="ce198"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98"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Meneo Canario</text:p>
          </table:table-cell>
          <table:table-cell table:style-name="ce239" office:value-type="string" calcext:value-type="string">
            <text:p>7b</text:p>
          </table:table-cell>
          <table:table-cell table:style-name="ce198"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98"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table:style-name="ce113" office:value-type="string" calcext:value-type="string">
            <text:p>Posible Misión</text:p>
          </table:table-cell>
          <table:table-cell table:style-name="ce145" office:value-type="string" calcext:value-type="string">
            <text:p>8a</text:p>
          </table:table-cell>
          <table:table-cell table:style-name="ce162"/>
          <table:table-cell table:number-columns-repeated="2" office:value-type="string" calcext:value-type="string">
            <text:p>Patones</text:p>
          </table:table-cell>
          <table:table-cell office:value-type="string" calcext:value-type="string">
            <text:p>Spain</text:p>
          </table:table-cell>
          <table:table-cell table:style-name="ce162"/>
          <table:table-cell table:style-name="ce178" office:value-type="string" calcext:value-type="string">
            <text:p>Frankenjura styl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oker de Jotas</text:p>
          </table:table-cell>
          <table:table-cell table:style-name="ce239" office:value-type="string" calcext:value-type="string">
            <text:p>7a+/7b</text:p>
          </table:table-cell>
          <table:table-cell table:style-name="ce198"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98"/>
          <table:table-cell/>
          <table:table-cell table:style-name="ce193" office:value-type="date" office:date-value="2018-12-01" calcext:value-type="date">
            <text:p>2018-12-01</text:p>
          </table:table-cell>
          <table:table-cell table:number-columns-repeated="1015"/>
        </table:table-row>
        <table:table-row table:style-name="ro1">
          <table:table-cell office:value-type="string" calcext:value-type="string">
            <text:p>Nesera</text:p>
          </table:table-cell>
          <table:table-cell table:style-name="ce239" office:value-type="string" calcext:value-type="string">
            <text:p>7a+</text:p>
          </table:table-cell>
          <table:table-cell table:style-name="ce198"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98"/>
          <table:table-cell/>
          <table:table-cell table:style-name="ce193" office:value-type="date" office:date-value="2018-12-01" calcext:value-type="date">
            <text:p>2018-12-01</text:p>
          </table:table-cell>
          <table:table-cell table:number-columns-repeated="1015"/>
        </table:table-row>
        <table:table-row table:style-name="ro1">
          <table:table-cell office:value-type="string" calcext:value-type="string">
            <text:p>Stradivarius direct</text:p>
          </table:table-cell>
          <table:table-cell table:style-name="ce239" office:value-type="string" calcext:value-type="string">
            <text:p>7a</text:p>
          </table:table-cell>
          <table:table-cell table:style-name="ce198"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98"/>
          <table:table-cell/>
          <table:table-cell table:style-name="ce193" office:value-type="date" office:date-value="2018-12-01" calcext:value-type="date">
            <text:p>2018-12-01</text:p>
          </table:table-cell>
          <table:table-cell table:number-columns-repeated="1015"/>
        </table:table-row>
        <table:table-row table:style-name="ro1">
          <table:table-cell office:value-type="string" calcext:value-type="string">
            <text:p>Sácame de Aquí</text:p>
          </table:table-cell>
          <table:table-cell table:style-name="ce239" office:value-type="string" calcext:value-type="string">
            <text:p>6c+</text:p>
          </table:table-cell>
          <table:table-cell table:style-name="ce198"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98"/>
          <table:table-cell/>
          <table:table-cell table:style-name="ce193" office:value-type="date" office:date-value="2018-12-01" calcext:value-type="date">
            <text:p>2018-12-01</text:p>
          </table:table-cell>
          <table:table-cell table:number-columns-repeated="1015"/>
        </table:table-row>
        <table:table-row table:style-name="ro1">
          <table:table-cell table:style-name="ce113" office:value-type="string" calcext:value-type="string">
            <text:p>El Chico del a vista para sail en la revista</text:p>
          </table:table-cell>
          <table:table-cell table:style-name="ce145" office:value-type="string" calcext:value-type="string">
            <text:p>7c+</text:p>
          </table:table-cell>
          <table:table-cell table:style-name="ce162"/>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62"/>
          <table:table-cell table:style-name="ce178" office:value-type="string" calcext:value-type="string">
            <text:p>bisschen krätzig aber kann man schon mal gemacht haben</text:p>
          </table:table-cell>
          <table:table-cell/>
          <table:table-cell office:value-type="string" calcext:value-type="string">
            <text:p>X</text:p>
          </table:table-cell>
          <table:table-cell office:value-type="float" office:value="0" calcext:value-type="float">
            <text:p>0</text:p>
          </table:table-cell>
          <table:table-cell table:number-columns-repeated="1013"/>
        </table:table-row>
        <table:table-row table:style-name="ro1">
          <table:table-cell office:value-type="string" calcext:value-type="string">
            <text:p>Delirios de grandeza</text:p>
          </table:table-cell>
          <table:table-cell table:style-name="ce239" office:value-type="string" calcext:value-type="string">
            <text:p>7c</text:p>
          </table:table-cell>
          <table:table-cell table:style-name="ce198"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98"/>
          <table:table-cell office:value-type="string" calcext:value-type="string">
            <text:p>coole Platte!</text:p>
          </table:table-cell>
          <table:table-cell office:value-type="string" calcext:value-type="string">
            <text:p>16.06.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otenzial Infinito</text:p>
          </table:table-cell>
          <table:table-cell table:style-name="ce239" office:value-type="string" calcext:value-type="string">
            <text:p>7a+</text:p>
          </table:table-cell>
          <table:table-cell table:style-name="ce198"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98"/>
          <table:table-cell office:value-type="string" calcext:value-type="string">
            <text:p>schwerer Einzelzug</text:p>
          </table:table-cell>
          <table:table-cell office:value-type="string" calcext:value-type="string">
            <text:p>16.06.18</text:p>
          </table:table-cell>
          <table:table-cell table:number-columns-repeated="1015"/>
        </table:table-row>
        <table:table-row table:style-name="ro1">
          <table:table-cell office:value-type="string" calcext:value-type="string">
            <text:p>Postergando la vida real</text:p>
          </table:table-cell>
          <table:table-cell table:style-name="ce239" office:value-type="string" calcext:value-type="string">
            <text:p>7a</text:p>
          </table:table-cell>
          <table:table-cell table:style-name="ce198"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98"/>
          <table:table-cell/>
          <table:table-cell office:value-type="string" calcext:value-type="string">
            <text:p>16.06.18</text:p>
          </table:table-cell>
          <table:table-cell table:number-columns-repeated="1015"/>
        </table:table-row>
        <table:table-row table:style-name="ro1">
          <table:table-cell office:value-type="string" calcext:value-type="string">
            <text:p>Berta</text:p>
          </table:table-cell>
          <table:table-cell table:style-name="ce239" office:value-type="string" calcext:value-type="string">
            <text:p>6c+</text:p>
          </table:table-cell>
          <table:table-cell table:style-name="ce198"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98"/>
          <table:table-cell/>
          <table:table-cell office:value-type="string" calcext:value-type="string">
            <text:p>16.06.18</text:p>
          </table:table-cell>
          <table:table-cell table:number-columns-repeated="1015"/>
        </table:table-row>
        <table:table-row table:style-name="ro1">
          <table:table-cell office:value-type="string" calcext:value-type="string">
            <text:p>Simple Mente</text:p>
          </table:table-cell>
          <table:table-cell table:style-name="ce239" office:value-type="string" calcext:value-type="string">
            <text:p>6b</text:p>
          </table:table-cell>
          <table:table-cell table:style-name="ce198" office:value-type="string" calcext:value-type="string">
            <text:p>TR</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98"/>
          <table:table-cell/>
          <table:table-cell office:value-type="string" calcext:value-type="string">
            <text:p>16.06.18</text:p>
          </table:table-cell>
          <table:table-cell table:number-columns-repeated="1015"/>
        </table:table-row>
        <table:table-row table:style-name="ro1">
          <table:table-cell office:value-type="string" calcext:value-type="string">
            <text:p>El Vergel</text:p>
          </table:table-cell>
          <table:table-cell table:style-name="ce239" office:value-type="string" calcext:value-type="string">
            <text:p>6a+/6b</text:p>
          </table:table-cell>
          <table:table-cell table:style-name="ce198"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98"/>
          <table:table-cell/>
          <table:table-cell office:value-type="string" calcext:value-type="string">
            <text:p>16.06.18</text:p>
          </table:table-cell>
          <table:table-cell table:number-columns-repeated="1015"/>
        </table:table-row>
        <table:table-row table:style-name="ro1">
          <table:table-cell office:value-type="string" calcext:value-type="string">
            <text:p>Eclosión del mono</text:p>
          </table:table-cell>
          <table:table-cell table:style-name="ce239" office:value-type="string" calcext:value-type="string">
            <text:p>7b+</text:p>
          </table:table-cell>
          <table:table-cell table:style-name="ce198" office:value-type="string" calcext:value-type="string">
            <text:p>2. Go</text:p>
          </table:table-cell>
          <table:table-cell table:style-name="ce201"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98"/>
          <table:table-cell office:value-type="string" calcext:value-type="string">
            <text:p>2. Go, nicht so schön, ziemlich scharf und splittrig</text:p>
          </table:table-cell>
          <table:table-cell table:style-name="ce193" office:value-type="date" office:date-value="2018-06-01" calcext:value-type="date">
            <text:p>2018-06-01</text:p>
          </table:table-cell>
          <table:table-cell/>
          <table:table-cell office:value-type="float" office:value="0" calcext:value-type="float">
            <text:p>0</text:p>
          </table:table-cell>
          <table:table-cell table:style-name="ce190"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Action Roco</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98"/>
          <table:table-cell office:value-type="string" calcext:value-type="string">
            <text:p>ganz okay</text:p>
          </table:table-cell>
          <table:table-cell table:style-name="ce193" office:value-type="date" office:date-value="2018-06-01" calcext:value-type="date">
            <text:p>2018-06-01</text:p>
          </table:table-cell>
          <table:table-cell/>
          <table:table-cell office:value-type="float" office:value="1" calcext:value-type="float">
            <text:p>1</text:p>
          </table:table-cell>
          <table:table-cell table:style-name="ce190"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Koala</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98"/>
          <table:table-cell/>
          <table:table-cell table:style-name="ce193" office:value-type="date" office:date-value="2018-06-01" calcext:value-type="date">
            <text:p>2018-06-01</text:p>
          </table:table-cell>
          <table:table-cell table:number-columns-repeated="2"/>
          <table:table-cell table:style-name="ce190"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Fístula Lunar</text:p>
          </table:table-cell>
          <table:table-cell table:style-name="ce239" office:value-type="string" calcext:value-type="string">
            <text:p>6c+</text:p>
          </table:table-cell>
          <table:table-cell table:style-name="ce198" office:value-type="string" calcext:value-type="string">
            <text:p>o.s.</text:p>
          </table:table-cell>
          <table:table-cell table:style-name="ce201"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98"/>
          <table:table-cell/>
          <table:table-cell table:style-name="ce193" office:value-type="date" office:date-value="2018-06-01" calcext:value-type="date">
            <text:p>2018-06-01</text:p>
          </table:table-cell>
          <table:table-cell table:number-columns-repeated="2"/>
          <table:table-cell table:style-name="ce190"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La Rambo</text:p>
          </table:table-cell>
          <table:table-cell table:style-name="ce239" office:value-type="string" calcext:value-type="string">
            <text:p>7a</text:p>
          </table:table-cell>
          <table:table-cell table:style-name="ce198"/>
          <table:table-cell table:style-name="ce201"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98" office:value-type="string" calcext:value-type="string">
            <text:p>hard</text:p>
          </table:table-cell>
          <table:table-cell office:value-type="string" calcext:value-type="string">
            <text:p>schwer und sehr kleine Leisten</text:p>
          </table:table-cell>
          <table:table-cell table:style-name="ce193" office:value-type="date" office:date-value="2015-12-01" calcext:value-type="date">
            <text:p>2015-12-01</text:p>
          </table:table-cell>
          <table:table-cell table:number-columns-repeated="2"/>
          <table:table-cell table:style-name="ce190"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Pocket Dog</text:p>
          </table:table-cell>
          <table:table-cell table:style-name="ce239" office:value-type="string" calcext:value-type="string">
            <text:p>6c</text:p>
          </table:table-cell>
          <table:table-cell table:style-name="ce198"/>
          <table:table-cell table:style-name="ce201"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98"/>
          <table:table-cell office:value-type="string" calcext:value-type="string">
            <text:p>super cool!</text:p>
          </table:table-cell>
          <table:table-cell table:style-name="ce193" office:value-type="date" office:date-value="2015-12-01" calcext:value-type="date">
            <text:p>2015-12-01</text:p>
          </table:table-cell>
          <table:table-cell table:number-columns-repeated="2"/>
          <table:table-cell table:style-name="ce190"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Efes Efekt</text:p>
          </table:table-cell>
          <table:table-cell table:style-name="ce239" office:value-type="string" calcext:value-type="string">
            <text:p>6b+</text:p>
          </table:table-cell>
          <table:table-cell table:style-name="ce198"/>
          <table:table-cell table:style-name="ce201"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98"/>
          <table:table-cell/>
          <table:table-cell table:style-name="ce193" office:value-type="date" office:date-value="2015-12-01" calcext:value-type="date">
            <text:p>2015-12-01</text:p>
          </table:table-cell>
          <table:table-cell table:number-columns-repeated="2"/>
          <table:table-cell table:style-name="ce190"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Dionisos</text:p>
          </table:table-cell>
          <table:table-cell table:style-name="ce239" office:value-type="string" calcext:value-type="string">
            <text:p>6b</text:p>
          </table:table-cell>
          <table:table-cell table:style-name="ce198"/>
          <table:table-cell table:style-name="ce201"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98"/>
          <table:table-cell/>
          <table:table-cell table:style-name="ce193" office:value-type="date" office:date-value="2015-12-01" calcext:value-type="date">
            <text:p>2015-12-01</text:p>
          </table:table-cell>
          <table:table-cell table:number-columns-repeated="2"/>
          <table:table-cell table:style-name="ce190"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Keurban</text:p>
          </table:table-cell>
          <table:table-cell table:style-name="ce239" office:value-type="string" calcext:value-type="string">
            <text:p>8a+</text:p>
          </table:table-cell>
          <table:table-cell table:style-name="ce198"/>
          <table:table-cell table:style-name="ce20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8"/>
          <table:table-cell office:value-type="string" calcext:value-type="string">
            <text:p>geile Ausdauerroute mit fetten Knieklemmern im nahezu Volldach. Mega Fight, hat total Spaß gemacht</text:p>
          </table:table-cell>
          <table:table-cell table:style-name="ce193" office:value-type="date" office:date-value="2016-01-01" calcext:value-type="date">
            <text:p>2016-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ebabomaniac</text:p>
          </table:table-cell>
          <table:table-cell table:style-name="ce239" office:value-type="string" calcext:value-type="string">
            <text:p>8a+</text:p>
          </table:table-cell>
          <table:table-cell table:style-name="ce198"/>
          <table:table-cell table:style-name="ce20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8" office:value-type="string" calcext:value-type="string">
            <text:p>hard</text:p>
          </table:table-cell>
          <table:table-cell office:value-type="string" calcext:value-type="string">
            <text:p>ziemlich schwer für 10-! Unten weite Züge aber leicht und oben dann ein brettharter 4 Zug Boulder</text:p>
          </table:table-cell>
          <table:table-cell table:style-name="ce193" office:value-type="date" office:date-value="2015-12-01" calcext:value-type="date">
            <text:p>2015-1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oprak</text:p>
          </table:table-cell>
          <table:table-cell table:style-name="ce239" office:value-type="string" calcext:value-type="string">
            <text:p>8a</text:p>
          </table:table-cell>
          <table:table-cell table:style-name="ce198"/>
          <table:table-cell table:style-name="ce20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8"/>
          <table:table-cell office:value-type="string" calcext:value-type="string">
            <text:p>sehr schöne Sinterkletterei</text:p>
          </table:table-cell>
          <table:table-cell table:style-name="ce193" office:value-type="date" office:date-value="2015-12-01" calcext:value-type="date">
            <text:p>2015-12-01</text:p>
          </table:table-cell>
          <table:table-cell table:number-columns-repeated="1015"/>
        </table:table-row>
        <table:table-row table:style-name="ro1">
          <table:table-cell office:value-type="string" calcext:value-type="string">
            <text:p>Helmet and Katana</text:p>
          </table:table-cell>
          <table:table-cell table:style-name="ce239" office:value-type="string" calcext:value-type="string">
            <text:p>8a</text:p>
          </table:table-cell>
          <table:table-cell table:style-name="ce198"/>
          <table:table-cell table:style-name="ce20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8"/>
          <table:table-cell office:value-type="string" calcext:value-type="string">
            <text:p>fast geflasht!!</text:p>
          </table:table-cell>
          <table:table-cell table:style-name="ce193" office:value-type="date" office:date-value="2015-12-01" calcext:value-type="date">
            <text:p>2015-12-01</text:p>
          </table:table-cell>
          <table:table-cell table:number-columns-repeated="1015"/>
        </table:table-row>
        <table:table-row table:style-name="ro1">
          <table:table-cell office:value-type="string" calcext:value-type="string">
            <text:p>Mediteranean Dream</text:p>
          </table:table-cell>
          <table:table-cell table:style-name="ce239" office:value-type="string" calcext:value-type="string">
            <text:p>8a</text:p>
          </table:table-cell>
          <table:table-cell table:style-name="ce198"/>
          <table:table-cell table:style-name="ce20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8"/>
          <table:table-cell office:value-type="string" calcext:value-type="string">
            <text:p>abwechslungsreich</text:p>
          </table:table-cell>
          <table:table-cell table:style-name="ce193" office:value-type="date" office:date-value="2015-12-01" calcext:value-type="date">
            <text:p>2015-1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lack Hole</text:p>
          </table:table-cell>
          <table:table-cell table:style-name="ce239" office:value-type="string" calcext:value-type="string">
            <text:p>7c+</text:p>
          </table:table-cell>
          <table:table-cell table:style-name="ce198" office:value-type="string" calcext:value-type="string">
            <text:p>o.s.</text:p>
          </table:table-cell>
          <table:table-cell table:style-name="ce20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8"/>
          <table:table-cell office:value-type="string" calcext:value-type="string">
            <text:p>papam, gleich am ersten Tag geonsightet mit 2 oder 3 Stunden Schlaf :)</text:p>
          </table:table-cell>
          <table:table-cell table:style-name="ce193" office:value-type="date" office:date-value="2015-12-01" calcext:value-type="date">
            <text:p>2015-12-01</text:p>
          </table:table-cell>
          <table:table-cell table:number-columns-repeated="1015"/>
        </table:table-row>
        <table:table-row table:style-name="ro1">
          <table:table-cell office:value-type="string" calcext:value-type="string">
            <text:p>What the mic-mac</text:p>
          </table:table-cell>
          <table:table-cell table:style-name="ce239" office:value-type="string" calcext:value-type="string">
            <text:p>7c</text:p>
          </table:table-cell>
          <table:table-cell table:style-name="ce198" office:value-type="string" calcext:value-type="string">
            <text:p>F</text:p>
          </table:table-cell>
          <table:table-cell table:style-name="ce20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8"/>
          <table:table-cell/>
          <table:table-cell table:style-name="ce193" office:value-type="date" office:date-value="2016-01-01" calcext:value-type="date">
            <text:p>2016-01-01</text:p>
          </table:table-cell>
          <table:table-cell table:number-columns-repeated="1015"/>
        </table:table-row>
        <table:table-row table:style-name="ro1">
          <table:table-cell office:value-type="string" calcext:value-type="string">
            <text:p>Datca Rodeo</text:p>
          </table:table-cell>
          <table:table-cell table:style-name="ce239" office:value-type="string" calcext:value-type="string">
            <text:p>7b+</text:p>
          </table:table-cell>
          <table:table-cell table:style-name="ce198" office:value-type="string" calcext:value-type="string">
            <text:p>F</text:p>
          </table:table-cell>
          <table:table-cell table:style-name="ce20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8"/>
          <table:table-cell office:value-type="string" calcext:value-type="string">
            <text:p>super außergewöhnlich mit geilsten Riesensintern</text:p>
          </table:table-cell>
          <table:table-cell table:style-name="ce193" office:value-type="date" office:date-value="2016-01-01" calcext:value-type="date">
            <text:p>2016-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Üstsüz</text:p>
          </table:table-cell>
          <table:table-cell table:style-name="ce239" office:value-type="string" calcext:value-type="string">
            <text:p>7b</text:p>
          </table:table-cell>
          <table:table-cell table:style-name="ce198" office:value-type="string" calcext:value-type="string">
            <text:p>o.s.</text:p>
          </table:table-cell>
          <table:table-cell table:style-name="ce20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8"/>
          <table:table-cell office:value-type="string" calcext:value-type="string">
            <text:p>fette Sinter!</text:p>
          </table:table-cell>
          <table:table-cell table:style-name="ce193" office:value-type="date" office:date-value="2016-01-01" calcext:value-type="date">
            <text:p>2016-01-01</text:p>
          </table:table-cell>
          <table:table-cell table:number-columns-repeated="1015"/>
        </table:table-row>
        <table:table-row table:style-name="ro1">
          <table:table-cell office:value-type="string" calcext:value-type="string">
            <text:p>Kanunsuz</text:p>
          </table:table-cell>
          <table:table-cell table:style-name="ce239" office:value-type="string" calcext:value-type="string">
            <text:p>7a</text:p>
          </table:table-cell>
          <table:table-cell table:style-name="ce198" office:value-type="string" calcext:value-type="string">
            <text:p>F</text:p>
          </table:table-cell>
          <table:table-cell table:style-name="ce20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8"/>
          <table:table-cell/>
          <table:table-cell table:style-name="ce193" office:value-type="date" office:date-value="2015-12-01" calcext:value-type="date">
            <text:p>2015-12-01</text:p>
          </table:table-cell>
          <table:table-cell table:number-columns-repeated="1015"/>
        </table:table-row>
        <table:table-row table:style-name="ro1">
          <table:table-cell office:value-type="string" calcext:value-type="string">
            <text:p>Rivage</text:p>
          </table:table-cell>
          <table:table-cell table:style-name="ce239" office:value-type="string" calcext:value-type="string">
            <text:p>6c</text:p>
          </table:table-cell>
          <table:table-cell table:style-name="ce198" office:value-type="string" calcext:value-type="string">
            <text:p>o.s.</text:p>
          </table:table-cell>
          <table:table-cell table:style-name="ce201"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style-name="ce198"/>
          <table:table-cell office:value-type="string" calcext:value-type="string">
            <text:p>unten super Lochkletterei, oben vermutlich nicht die Orginalvariante geklettert, sondern zu weit links</text:p>
          </table:table-cell>
          <table:table-cell table:style-name="ce193" office:value-type="date" office:date-value="2016-02-01" calcext:value-type="date">
            <text:p>2016-02-01</text:p>
          </table:table-cell>
          <table:table-cell table:number-columns-repeated="2"/>
          <table:table-cell table:style-name="ce190"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a Fakir</text:p>
          </table:table-cell>
          <table:table-cell table:style-name="ce239" office:value-type="string" calcext:value-type="string">
            <text:p>6a+</text:p>
          </table:table-cell>
          <table:table-cell table:style-name="ce198" office:value-type="string" calcext:value-type="string">
            <text:p>o.s.</text:p>
          </table:table-cell>
          <table:table-cell table:style-name="ce201"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style-name="ce198"/>
          <table:table-cell office:value-type="string" calcext:value-type="string">
            <text:p>erste Route in Buoux, sehr speckig, oben Risskletterei</text:p>
          </table:table-cell>
          <table:table-cell table:style-name="ce193" office:value-type="date" office:date-value="2016-02-01" calcext:value-type="date">
            <text:p>2016-02-01</text:p>
          </table:table-cell>
          <table:table-cell table:number-columns-repeated="2"/>
          <table:table-cell table:style-name="ce190"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e pilier des fourmis</text:p>
          </table:table-cell>
          <table:table-cell table:style-name="ce239" office:value-type="string" calcext:value-type="string">
            <text:p>7a</text:p>
          </table:table-cell>
          <table:table-cell table:style-name="ce198"/>
          <table:table-cell table:style-name="ce201"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98"/>
          <table:table-cell office:value-type="string" calcext:value-type="string">
            <text:p>6a,5b,6b,7a Mehrseillänge, Total ausgesetzt, 7a hat Einzelstelle, langes Seil von Nöten</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La victoire de l´homme sur les WC</text:p>
          </table:table-cell>
          <table:table-cell table:style-name="ce239" office:value-type="string" calcext:value-type="string">
            <text:p>6b+</text:p>
          </table:table-cell>
          <table:table-cell table:style-name="ce198" office:value-type="string" calcext:value-type="string">
            <text:p>TR</text:p>
          </table:table-cell>
          <table:table-cell table:style-name="ce201"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98"/>
          <table:table-cell office:value-type="string" calcext:value-type="string">
            <text:p>toprope, Zugang zum Balkon, anstrengend am Schluss</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Décadense</text:p>
          </table:table-cell>
          <table:table-cell table:style-name="ce239" office:value-type="string" calcext:value-type="string">
            <text:p>5c</text:p>
          </table:table-cell>
          <table:table-cell table:style-name="ce198" office:value-type="string" calcext:value-type="string">
            <text:p>F</text:p>
          </table:table-cell>
          <table:table-cell table:style-name="ce201"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98"/>
          <table:table-cell office:value-type="string" calcext:value-type="string">
            <text:p>super toll</text:p>
          </table:table-cell>
          <table:table-cell table:style-name="ce193"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119" office:value-type="string" calcext:value-type="string">
            <text:p>La Chiquette du Graal</text:p>
          </table:table-cell>
          <table:table-cell table:style-name="ce150" office:value-type="string" calcext:value-type="string">
            <text:p>8b+</text:p>
          </table:table-cell>
          <table:table-cell table:style-name="ce165"/>
          <table:table-cell table:style-name="ce201"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genialste Linie, schwere Züge an Schaufelbagger Monos, rech kurz und maximalkräftig, gutr Griffe, schlechte Tritte, Frühjahr 2016 probier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9" office:value-type="string" calcext:value-type="string">
            <text:p>La mission</text:p>
          </table:table-cell>
          <table:table-cell table:style-name="ce150" office:value-type="string" calcext:value-type="string">
            <text:p>8a+</text:p>
          </table:table-cell>
          <table:table-cell table:style-name="ce165"/>
          <table:table-cell table:style-name="ce201"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Crux an Monos, geht auch auf die Haut, coole Dropknees, ähnlich zu Chiquette nur bessere Tritte, runout zum Umlenker, ausgesetz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Rêve du Papillon</text:p>
          </table:table-cell>
          <table:table-cell table:style-name="ce239" office:value-type="string" calcext:value-type="string">
            <text:p>8a</text:p>
          </table:table-cell>
          <table:table-cell table:style-name="ce198" office:value-type="string" calcext:value-type="string">
            <text:p>3 Tage</text:p>
          </table:table-cell>
          <table:table-cell table:style-name="ce201"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98" office:value-type="string" calcext:value-type="string">
            <text:p>hard</text:p>
          </table:table-cell>
          <table:table-cell office:value-type="string" calcext:value-type="string">
            <text:p>„Rave in Papillonien", 3 Tage, 7 Gos, schwerer Kreuzer, tolle Tour mit schweren Hangekzügen am Anfang und oben leicht</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Courage fuyons</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98"/>
          <table:table-cell office:value-type="string" calcext:value-type="string">
            <text:p>unten plattig und immer steiler werdend. Richtig gut! Oben pupiger Riss und Piazklettterei, Mega Linie</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Rose des sables</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98"/>
          <table:table-cell office:value-type="string" calcext:value-type="string">
            <text:p>usehr weite Hakenabstände unten wenn man skippt, sehr fotogene Tour</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Récréativité</text:p>
          </table:table-cell>
          <table:table-cell table:style-name="ce239" office:value-type="string" calcext:value-type="string">
            <text:p>6b</text:p>
          </table:table-cell>
          <table:table-cell table:style-name="ce198" office:value-type="string" calcext:value-type="string">
            <text:p>o.s.</text:p>
          </table:table-cell>
          <table:table-cell table:style-name="ce201" office:value-type="string" calcext:value-type="string">
            <text:p>Styx</text:p>
          </table:table-cell>
          <table:table-cell office:value-type="string" calcext:value-type="string">
            <text:p>Buoux</text:p>
          </table:table-cell>
          <table:table-cell office:value-type="string" calcext:value-type="string">
            <text:p>France</text:p>
          </table:table-cell>
          <table:table-cell table:style-name="ce198"/>
          <table:table-cell office:value-type="string" calcext:value-type="string">
            <text:p>saugut</text:p>
          </table:table-cell>
          <table:table-cell table:style-name="ce193"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ndéavor</text:p>
          </table:table-cell>
          <table:table-cell table:style-name="ce239" office:value-type="string" calcext:value-type="string">
            <text:p>6b</text:p>
          </table:table-cell>
          <table:table-cell table:style-name="ce198" office:value-type="string" calcext:value-type="string">
            <text:p>o.s.</text:p>
          </table:table-cell>
          <table:table-cell table:style-name="ce201" office:value-type="string" calcext:value-type="string">
            <text:p>Styx</text:p>
          </table:table-cell>
          <table:table-cell office:value-type="string" calcext:value-type="string">
            <text:p>Buoux</text:p>
          </table:table-cell>
          <table:table-cell office:value-type="string" calcext:value-type="string">
            <text:p>France</text:p>
          </table:table-cell>
          <table:table-cell table:style-name="ce198"/>
          <table:table-cell office:value-type="string" calcext:value-type="string">
            <text:p>mega, alle Touren hier sind super</text:p>
          </table:table-cell>
          <table:table-cell table:style-name="ce193"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119" office:value-type="string" calcext:value-type="string">
            <text:p>Le Minimum</text:p>
          </table:table-cell>
          <table:table-cell table:style-name="ce150" office:value-type="string" calcext:value-type="string">
            <text:p>8c</text:p>
          </table:table-cell>
          <table:table-cell table:style-name="ce165"/>
          <table:table-cell table:style-name="ce201"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2016 kurz versucht, Traumtour! Würde ich sehr gerne mal klettern. Der Leistensteller (ca. 7C+ Boulder) ist wirklich sehr klein</text:p>
          </table:table-cell>
          <table:table-cell/>
          <table:table-cell office:value-type="string" calcext:value-type="string">
            <text:p>X</text:p>
          </table:table-cell>
          <table:table-cell table:number-columns-repeated="1014"/>
        </table:table-row>
        <table:table-row table:style-name="ro1">
          <table:table-cell table:style-name="ce119" office:value-type="string" calcext:value-type="string">
            <text:p>La Rose et le vampir</text:p>
          </table:table-cell>
          <table:table-cell table:style-name="ce150" office:value-type="string" calcext:value-type="string">
            <text:p>8b</text:p>
          </table:table-cell>
          <table:table-cell table:style-name="ce165"/>
          <table:table-cell table:style-name="ce201"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ultra hart für 8b, komplett künstliche Tour, trotzdem sehr gute Bewegngen, berühmten Kreuzer im ersten Versuch gemacht</text:p>
          </table:table-cell>
          <table:table-cell/>
          <table:table-cell office:value-type="string" calcext:value-type="string">
            <text:p>X</text:p>
          </table:table-cell>
          <table:table-cell table:number-columns-repeated="1014"/>
        </table:table-row>
        <table:table-row table:style-name="ro1">
          <table:table-cell table:style-name="ce119" office:value-type="string" calcext:value-type="string">
            <text:p>Requiem</text:p>
          </table:table-cell>
          <table:table-cell table:style-name="ce150" office:value-type="string" calcext:value-type="string">
            <text:p>7c+</text:p>
          </table:table-cell>
          <table:table-cell table:style-name="ce165"/>
          <table:table-cell table:style-name="ce201"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wahnsinnig schwer, unten schon schwere Leistenstelle mit schlechten Tritten, könnte dprt schon 7c+ sein, dann oben ultra hart,konnte ich selbst im Toprope nicht ausbouldern</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Monsieur Popre</text:p>
          </table:table-cell>
          <table:table-cell table:style-name="ce148" office:value-type="string" calcext:value-type="string">
            <text:p>7b+</text:p>
          </table:table-cell>
          <table:table-cell table:style-name="ce198" office:value-type="string" calcext:value-type="string">
            <text:p>F</text:p>
          </table:table-cell>
          <table:table-cell table:style-name="ce201"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64"/>
          <table:table-cell table:style-name="ce120" office:value-type="string" calcext:value-type="string">
            <text:p>gute Klemmer, Seilreibung reduzieren!</text:p>
          </table:table-cell>
          <table:table-cell table:style-name="ce193" office:value-type="date" office:date-value="2016-02-01" calcext:value-type="date">
            <text:p>2016-02-01</text:p>
          </table:table-cell>
          <table:table-cell table:number-columns-repeated="1015"/>
        </table:table-row>
        <table:table-row table:style-name="ro1">
          <table:table-cell table:style-name="ce119" office:value-type="string" calcext:value-type="string">
            <text:p>TCF</text:p>
          </table:table-cell>
          <table:table-cell table:style-name="ce150" office:value-type="string" calcext:value-type="string">
            <text:p>7a</text:p>
          </table:table-cell>
          <table:table-cell table:style-name="ce165"/>
          <table:table-cell table:style-name="ce201"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schön und speck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Jolinouille</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98"/>
          <table:table-cell office:value-type="string" calcext:value-type="string">
            <text:p>ein gebohrtes Mono, sonst gut</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Zéphir</text:p>
          </table:table-cell>
          <table:table-cell table:style-name="ce239" office:value-type="string" calcext:value-type="string">
            <text:p>6a</text:p>
          </table:table-cell>
          <table:table-cell table:style-name="ce198" office:value-type="string" calcext:value-type="string">
            <text:p>F</text:p>
          </table:table-cell>
          <table:table-cell table:style-name="ce201"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98"/>
          <table:table-cell office:value-type="string" calcext:value-type="string">
            <text:p>gut!</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Shaoshing</text:p>
          </table:table-cell>
          <table:table-cell table:style-name="ce239" office:value-type="string" calcext:value-type="string">
            <text:p>8a</text:p>
          </table:table-cell>
          <table:table-cell table:style-name="ce198"/>
          <table:table-cell table:number-columns-repeated="2" office:value-type="string" calcext:value-type="string">
            <text:p>Volx</text:p>
          </table:table-cell>
          <table:table-cell office:value-type="string" calcext:value-type="string">
            <text:p>France</text:p>
          </table:table-cell>
          <table:table-cell table:style-name="ce198"/>
          <table:table-cell office:value-type="string" calcext:value-type="string">
            <text:p>oben weite Züge, unten dynamischer Boulder, auch ganz nett</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L´Invitationau Voyage</text:p>
          </table:table-cell>
          <table:table-cell table:style-name="ce239" office:value-type="string" calcext:value-type="string">
            <text:p>7c+</text:p>
          </table:table-cell>
          <table:table-cell table:style-name="ce198"/>
          <table:table-cell table:number-columns-repeated="2" office:value-type="string" calcext:value-type="string">
            <text:p>Volx</text:p>
          </table:table-cell>
          <table:table-cell office:value-type="string" calcext:value-type="string">
            <text:p>France</text:p>
          </table:table-cell>
          <table:table-cell table:style-name="ce198"/>
          <table:table-cell office:value-type="string" calcext:value-type="string">
            <text:p>Boulder an scharfem 2 Finger Loch unten, oben pumpig an Slopern raus, besser als Sahoshing</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Charles du Goal</text:p>
          </table:table-cell>
          <table:table-cell table:style-name="ce239" office:value-type="string" calcext:value-type="string">
            <text:p>7b</text:p>
          </table:table-cell>
          <table:table-cell table:style-name="ce198" office:value-type="string" calcext:value-type="string">
            <text:p>o.s.</text:p>
          </table:table-cell>
          <table:table-cell table:number-columns-repeated="2" office:value-type="string" calcext:value-type="string">
            <text:p>Volx</text:p>
          </table:table-cell>
          <table:table-cell office:value-type="string" calcext:value-type="string">
            <text:p>France</text:p>
          </table:table-cell>
          <table:table-cell table:style-name="ce198"/>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Paddys Pillar</text:p>
          </table:table-cell>
          <table:table-cell table:style-name="ce239" office:value-type="string" calcext:value-type="string">
            <text:p>6b</text:p>
          </table:table-cell>
          <table:table-cell table:style-name="ce198" office:value-type="string" calcext:value-type="string">
            <text:p>FA</text:p>
          </table:table-cell>
          <table:table-cell table:number-columns-repeated="2" table:style-name="ce201" office:value-type="string" calcext:value-type="string">
            <text:p>Basalt Pillars</text:p>
          </table:table-cell>
          <table:table-cell office:value-type="string" calcext:value-type="string">
            <text:p>Iceland</text:p>
          </table:table-cell>
          <table:table-cell table:style-name="ce198"/>
          <table:table-cell office:value-type="string" calcext:value-type="string">
            <text:p>First Ascend von Ole, Tom, Paddy; Trad Multipitch (mit selbst Stand bauen, ABENTEUER!): 6b, 6a+,5b</text:p>
          </table:table-cell>
          <table:table-cell table:style-name="ce193" office:value-type="date" office:date-value="2019-08-01" calcext:value-type="date">
            <text:p>2019-08-01</text:p>
          </table:table-cell>
          <table:table-cell table:number-columns-repeated="1015"/>
        </table:table-row>
        <table:table-row table:style-name="ro1">
          <table:table-cell office:value-type="string" calcext:value-type="string">
            <text:p>Tívolí </text:p>
          </table:table-cell>
          <table:table-cell table:style-name="ce239" office:value-type="string" calcext:value-type="string">
            <text:p>7b</text:p>
          </table:table-cell>
          <table:table-cell table:style-name="ce198"/>
          <table:table-cell table:number-columns-repeated="2" table:style-name="ce201" office:value-type="string" calcext:value-type="string">
            <text:p>Hnappavellir</text:p>
          </table:table-cell>
          <table:table-cell office:value-type="string" calcext:value-type="string">
            <text:p>Iceland</text:p>
          </table:table-cell>
          <table:table-cell table:style-name="ce198" office:value-type="string" calcext:value-type="string">
            <text:p>hard</text:p>
          </table:table-cell>
          <table:table-cell office:value-type="string" calcext:value-type="string">
            <text:p>sauhart!</text:p>
          </table:table-cell>
          <table:table-cell table:style-name="ce193" office:value-type="date" office:date-value="2019-08-01" calcext:value-type="date">
            <text:p>2019-08-01</text:p>
          </table:table-cell>
          <table:table-cell table:number-columns-repeated="1015"/>
        </table:table-row>
        <table:table-row table:style-name="ro1">
          <table:table-cell office:value-type="string" calcext:value-type="string">
            <text:p>Janus</text:p>
          </table:table-cell>
          <table:table-cell table:style-name="ce239" office:value-type="string" calcext:value-type="string">
            <text:p>6a</text:p>
          </table:table-cell>
          <table:table-cell table:style-name="ce198" office:value-type="string" calcext:value-type="string">
            <text:p>o.s.</text:p>
          </table:table-cell>
          <table:table-cell table:number-columns-repeated="2" table:style-name="ce201" office:value-type="string" calcext:value-type="string">
            <text:p>Hnappavellir</text:p>
          </table:table-cell>
          <table:table-cell office:value-type="string" calcext:value-type="string">
            <text:p>Iceland</text:p>
          </table:table-cell>
          <table:table-cell table:style-name="ce198" office:value-type="string" calcext:value-type="string">
            <text:p>hard</text:p>
          </table:table-cell>
          <table:table-cell office:value-type="string" calcext:value-type="string">
            <text:p>hart!</text:p>
          </table:table-cell>
          <table:table-cell table:style-name="ce193" office:value-type="date" office:date-value="2019-08-01" calcext:value-type="date">
            <text:p>2019-08-01</text:p>
          </table:table-cell>
          <table:table-cell table:number-columns-repeated="1015"/>
        </table:table-row>
        <table:table-row table:style-name="ro1">
          <table:table-cell office:value-type="string" calcext:value-type="string">
            <text:p>Alasca Kid</text:p>
          </table:table-cell>
          <table:table-cell table:style-name="ce239" office:value-type="string" calcext:value-type="string">
            <text:p>8a</text:p>
          </table:table-cell>
          <table:table-cell table:style-name="ce198" office:value-type="string" calcext:value-type="string">
            <text:p>2. Go</text:p>
          </table:table-cell>
          <table:table-cell table:number-columns-repeated="2" office:value-type="string" calcext:value-type="string">
            <text:p>Voralpsee</text:p>
          </table:table-cell>
          <table:table-cell office:value-type="string" calcext:value-type="string">
            <text:p>Switzerland</text:p>
          </table:table-cell>
          <table:table-cell table:style-name="ce198"/>
          <table:table-cell office:value-type="string" calcext:value-type="string">
            <text:p>painfully close in onsight</text:p>
          </table:table-cell>
          <table:table-cell table:style-name="ce193" office:value-type="date" office:date-value="2019-04-23" calcext:value-type="date">
            <text:p>2019-04-23</text:p>
          </table:table-cell>
          <table:table-cell/>
          <table:table-cell office:value-type="float" office:value="3" calcext:value-type="float">
            <text:p>3</text:p>
          </table:table-cell>
          <table:table-cell table:style-name="ce19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Lucy</text:p>
          </table:table-cell>
          <table:table-cell table:style-name="ce239" office:value-type="string" calcext:value-type="string">
            <text:p>7c+</text:p>
          </table:table-cell>
          <table:table-cell table:style-name="ce198"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style-name="ce198"/>
          <table:table-cell office:value-type="string" calcext:value-type="string">
            <text:p>sehr stolz auf den onsight. Absolut am Limit, bei so vielen Zügen fast geflogen und trotzdem hochgekämpft. Wahnsinn!</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style-name="ce19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Paradigma</text:p>
          </table:table-cell>
          <table:table-cell table:style-name="ce239" office:value-type="string" calcext:value-type="string">
            <text:p>7c</text:p>
          </table:table-cell>
          <table:table-cell table:style-name="ce198"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style-name="ce198"/>
          <table:table-cell office:value-type="string" calcext:value-type="string">
            <text:p>Sehr cool, fitter Flash!</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style-name="ce19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Rapunzel</text:p>
          </table:table-cell>
          <table:table-cell table:style-name="ce239" office:value-type="string" calcext:value-type="string">
            <text:p>7b</text:p>
          </table:table-cell>
          <table:table-cell table:style-name="ce198"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style-name="ce198"/>
          <table:table-cell office:value-type="string" calcext:value-type="string">
            <text:p>unten echt küppelig</text:p>
          </table:table-cell>
          <table:table-cell table:style-name="ce193" office:value-type="date" office:date-value="2016-09-01" calcext:value-type="date">
            <text:p>2016-09-01</text:p>
          </table:table-cell>
          <table:table-cell table:number-columns-repeated="2"/>
          <table:table-cell table:style-name="ce19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König Drosselbart</text:p>
          </table:table-cell>
          <table:table-cell table:style-name="ce239" office:value-type="string" calcext:value-type="string">
            <text:p>7a</text:p>
          </table:table-cell>
          <table:table-cell table:style-name="ce198"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style-name="ce198"/>
          <table:table-cell office:value-type="string" calcext:value-type="string">
            <text:p>unten schwer</text:p>
          </table:table-cell>
          <table:table-cell table:style-name="ce193" office:value-type="date" office:date-value="2016-09-01" calcext:value-type="date">
            <text:p>2016-09-01</text:p>
          </table:table-cell>
          <table:table-cell table:number-columns-repeated="2"/>
          <table:table-cell table:style-name="ce19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Serenity Crack</text:p>
          </table:table-cell>
          <table:table-cell table:style-name="ce239" office:value-type="string" calcext:value-type="string">
            <text:p>5.10d</text:p>
          </table:table-cell>
          <table:table-cell table:style-name="ce198" office:value-type="string" calcext:value-type="string">
            <text:p>o.s.</text:p>
          </table:table-cell>
          <table:table-cell table:style-name="ce201"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ns of Yesterday</text:p>
          </table:table-cell>
          <table:table-cell table:style-name="ce239" office:value-type="string" calcext:value-type="string">
            <text:p>5.10b</text:p>
          </table:table-cell>
          <table:table-cell table:style-name="ce198" office:value-type="string" calcext:value-type="string">
            <text:p>o.s.</text:p>
          </table:table-cell>
          <table:table-cell table:style-name="ce201"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yal Arches</text:p>
          </table:table-cell>
          <table:table-cell table:style-name="ce239" office:value-type="string" calcext:value-type="string">
            <text:p>5.10b</text:p>
          </table:table-cell>
          <table:table-cell table:style-name="ce198" office:value-type="string" calcext:value-type="string">
            <text:p>2. Go</text:p>
          </table:table-cell>
          <table:table-cell table:style-name="ce201"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98"/>
          <table:table-cell office:value-type="string" calcext:value-type="string">
            <text:p>second go in Crux Slab (Fuß gerutscht). Simul-klettern mit ultra langsamem Kush in ~6h</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117" office:value-type="string" calcext:value-type="string">
            <text:p>Aid Route</text:p>
          </table:table-cell>
          <table:table-cell table:style-name="ce149" office:value-type="string" calcext:value-type="string">
            <text:p>5.11b</text:p>
          </table:table-cell>
          <table:table-cell table:style-name="ce167"/>
          <table:table-cell table:style-name="ce201"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167" office:value-type="string" calcext:value-type="string">
            <text:p>Aid</text:p>
          </table:table-cell>
          <table:table-cell table:style-name="ce182" office:value-type="string" calcext:value-type="string">
            <text:p>noch nicht RP, harte Platte an geschlagenen Griffen am Anfang</text:p>
          </table:table-cell>
          <table:table-cell table:number-columns-repeated="1016"/>
        </table:table-row>
        <table:table-row table:style-name="ro1">
          <table:table-cell office:value-type="string" calcext:value-type="string">
            <text:p>Penelope´s Problem</text:p>
          </table:table-cell>
          <table:table-cell table:style-name="ce158" office:value-type="string" calcext:value-type="string">
            <text:p>5.7</text:p>
          </table:table-cell>
          <table:table-cell table:style-name="ce198" office:value-type="string" calcext:value-type="string">
            <text:p>o.s.</text:p>
          </table:table-cell>
          <table:table-cell table:style-name="ce201"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198"/>
          <table:table-cell office:value-type="string" calcext:value-type="string">
            <text:p>3 pitches easy climbing, anchors at trees, super start for the Valley</text:p>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Salathe P.1+2</text:p>
          </table:table-cell>
          <table:table-cell table:style-name="ce239" office:value-type="string" calcext:value-type="string">
            <text:p>5.10c</text:p>
          </table:table-cell>
          <table:table-cell table:style-name="ce198"/>
          <table:table-cell table:style-name="ce201"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Ahab</text:p>
          </table:table-cell>
          <table:table-cell table:style-name="ce148" office:value-type="string" calcext:value-type="string">
            <text:p>5.10b</text:p>
          </table:table-cell>
          <table:table-cell table:style-name="ce164"/>
          <table:table-cell table:style-name="ce201"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64"/>
          <table:table-cell table:style-name="ce120" office:value-type="string" calcext:value-type="string">
            <text:p>toprope RP, desperate flaring Offwidth, 2017 endlich vorgestiegen, scary! Sau geil den Offwidth Fortschritt zu sehen. Beim ersten Yosemite Trip am ersten Tag habe ich den Arsch nicht hochbekommen. Jetzt wieder am ersten Tag und gleich vorgestiegen. Pam!</text:p>
          </table:table-cell>
          <table:table-cell office:value-type="string" calcext:value-type="string">
            <text:p>27.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by Dick center</text:p>
          </table:table-cell>
          <table:table-cell table:style-name="ce239" office:value-type="string" calcext:value-type="string">
            <text:p>5.10a</text:p>
          </table:table-cell>
          <table:table-cell table:style-name="ce198" office:value-type="string" calcext:value-type="string">
            <text:p>o.s.</text:p>
          </table:table-cell>
          <table:table-cell table:style-name="ce201"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98"/>
          <table:table-cell office:value-type="string" calcext:value-type="string">
            <text:p>fingercrack into hands into fist into butterfly</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7">
          <table:table-cell table:style-name="ce117" office:value-type="string" calcext:value-type="string">
            <text:p>Freerider</text:p>
          </table:table-cell>
          <table:table-cell table:style-name="ce149" office:value-type="string" calcext:value-type="string">
            <text:p>5.13d</text:p>
          </table:table-cell>
          <table:table-cell table:style-name="ce198"/>
          <table:table-cell table:style-name="ce201"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style-name="ce198"/>
          <table:table-cell table:style-name="ce182" office:value-type="string" calcext:value-type="string">
            <text:p><text:span text:style-name="T1">Freeblast: 2 ea #.3-3, 1 #4 (first pitch), Offset nuts small, big</text:span></text:p>
            <text:p><text:span text:style-name="T1">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1">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2">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1">You can easily rappel from The Ear to Heart Ledges and then rap fixed ropes. Ascending fixed ropes takes ~30min.</text:span></text:p>
            <text:p><text:span text:style-name="T3">Pitch 12: chimney, right side in, face the valley, don´t go too far in, stay outside, run it out, link two pitches (70m), big gear</text:span></text:p>
            <text:p><text:span text:style-name="T3">Pitch 14: The ear: place #1 at beginning crux (hard laybacking), jugs higher up but hard to go around corner, there is a hidden crimp 10cm left of slopy corner</text:span></text:p>
            <text:p><text:span text:style-name="T3">don´t place #5 at end (is dragged in), many places to put big gear (#2-4), intimidating but easy, take helmet off, otherwise you can´t turn your head.</text:span></text:p>
            <text:p><text:span text:style-name="T3">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3">Pitch 16: Offwidth to Alcove: use right wall and stem, slide #6 and place #3 at end of offwidth, chimney to El Cap Spire is ok</text:span></text:p>
            <text:p><text:span text:style-name="T1">El Cap Spire is fantastic bivy!</text:span></text:p>
            <text:p><text:span text:style-name="T3">Pitch 17: go right, 5.11a is easier (not in 2016 Rock Climbing Yosemite Valley Guidebook), gear is difficult to place, scary, #4 in beginning and #1 at hidden spot</text:span></text:p>
            <text:p><text:span text:style-name="T3">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3">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3">Pitch 23: Enduro Corner Part 2: Kneebar to place gear, stem last bit, run out at the top</text:span></text:p>
            <text:p><text:span text:style-name="T3">Pitch F24: The Round Table: traverse and use hidden hole up and left at start</text:span></text:p>
            <text:p><text:span text:style-name="T3">Pitch F25: is okay</text:span></text:p>
            <text:p><text:span text:style-name="T3">Pitch 27: Offwidth is hard, layback</text:span></text:p>
          </table:table-cell>
          <table:table-cell/>
          <table:table-cell office:value-type="string" calcext:value-type="string">
            <text:p>X</text:p>
          </table:table-cell>
          <table:table-cell/>
          <table:table-cell table:style-name="ce190"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Freeblast</text:p>
          </table:table-cell>
          <table:table-cell table:style-name="ce239" office:value-type="string" calcext:value-type="string">
            <text:p>5.11b</text:p>
          </table:table-cell>
          <table:table-cell table:style-name="ce198" office:value-type="string" calcext:value-type="string">
            <text:p>o.s.</text:p>
          </table:table-cell>
          <table:table-cell table:style-name="ce201"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style-name="ce198"/>
          <table:table-cell office:value-type="string" calcext:value-type="string">
            <text:p>9 pitches, first bit of Freerider</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style-name="ce190"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Snake Dike</text:p>
          </table:table-cell>
          <table:table-cell table:style-name="ce239" office:value-type="float" office:value="5.7" calcext:value-type="float">
            <text:p>5.7</text:p>
          </table:table-cell>
          <table:table-cell table:style-name="ce198" office:value-type="string" calcext:value-type="string">
            <text:p>o.s.</text:p>
          </table:table-cell>
          <table:table-cell table:style-name="ce201" office:value-type="string" calcext:value-type="string">
            <text:p>Half Dome</text:p>
          </table:table-cell>
          <table:table-cell office:value-type="string" calcext:value-type="string">
            <text:p>Yosemite</text:p>
          </table:table-cell>
          <table:table-cell office:value-type="string" calcext:value-type="string">
            <text:p>USA</text:p>
          </table:table-cell>
          <table:table-cell table:style-name="ce198" office:value-type="string" calcext:value-type="string">
            <text:p>R</text:p>
          </table:table-cell>
          <table:table-cell office:value-type="string" calcext:value-type="string">
            <text:p>Simul-klettern, unglaublich spaßig und tolle Szenerie, langer Hike (8h laufen, 1h klettern), Nacktbilder oben</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113" office:value-type="string" calcext:value-type="string">
            <text:p>Tales of Power</text:p>
          </table:table-cell>
          <table:table-cell table:style-name="ce145" office:value-type="string" calcext:value-type="string">
            <text:p>5.12b</text:p>
          </table:table-cell>
          <table:table-cell table:style-name="ce162"/>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162"/>
          <table:table-cell table:style-name="ce178" office:value-type="string" calcext:value-type="string">
            <text:p>so schwer! Unten Offwidth, dann Mantel in no hand rest, oben pumpig und steil an thin hands, ring locks. Bad pro ganz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eperate Reality</text:p>
          </table:table-cell>
          <table:table-cell table:style-name="ce239" office:value-type="string" calcext:value-type="string">
            <text:p>5.11d</text:p>
          </table:table-cell>
          <table:table-cell table:style-name="ce198" office:value-type="string" calcext:value-type="string">
            <text:p>2. Go</text:p>
          </table:table-cell>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198"/>
          <table:table-cell office:value-type="string" calcext:value-type="string">
            <text:p>2. Go, unglaublich gut, leider nicht im Flash, 05.04.18 noch 2x wiederholt mit coolen Fotos. SO GOOD!</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rator Crack</text:p>
          </table:table-cell>
          <table:table-cell table:style-name="ce239" office:value-type="string" calcext:value-type="string">
            <text:p>5.10c</text:p>
          </table:table-cell>
          <table:table-cell table:style-name="ce198" office:value-type="string" calcext:value-type="string">
            <text:p>TR</text:p>
          </table:table-cell>
          <table:table-cell table:style-name="ce201" office:value-type="string" calcext:value-type="string">
            <text:p>Generator Crack</text:p>
          </table:table-cell>
          <table:table-cell office:value-type="string" calcext:value-type="string">
            <text:p>Yosemite</text:p>
          </table:table-cell>
          <table:table-cell office:value-type="string" calcext:value-type="string">
            <text:p>USA</text:p>
          </table:table-cell>
          <table:table-cell table:style-name="ce198"/>
          <table:table-cell office:value-type="string" calcext:value-type="string">
            <text:p>Toprope Flash. Lapses 4 at a time, 2 repeats. Good burly training for the monster</text:p>
          </table:table-cell>
          <table:table-cell table:number-columns-repeated="2"/>
          <table:table-cell office:value-type="float" office:value="3" calcext:value-type="float">
            <text:p>3</text:p>
          </table:table-cell>
          <table:table-cell table:number-columns-repeated="1013"/>
        </table:table-row>
        <table:table-row table:style-name="ro1">
          <table:table-cell table:style-name="ce136" office:value-type="string" calcext:value-type="string">
            <text:p>offwidth/fistcrack to the right of Bishops terrace</text:p>
          </table:table-cell>
          <table:table-cell table:style-name="ce239" office:value-type="float" office:value="5.7" calcext:value-type="float">
            <text:p>5.7</text:p>
          </table:table-cell>
          <table:table-cell table:style-name="ce198" office:value-type="string" calcext:value-type="string">
            <text:p>o.s.</text:p>
          </table:table-cell>
          <table:table-cell table:style-name="ce201"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198"/>
          <table:table-cell/>
          <table:table-cell office:value-type="string" calcext:value-type="string">
            <text:p>03.04.18</text:p>
          </table:table-cell>
          <table:table-cell table:number-columns-repeated="1015"/>
        </table:table-row>
        <table:table-row table:style-name="ro1">
          <table:table-cell table:style-name="ce136" office:value-type="string" calcext:value-type="string">
            <text:p>layback far to left of Bishops terrace</text:p>
          </table:table-cell>
          <table:table-cell table:style-name="ce239" office:value-type="float" office:value="5.8" calcext:value-type="float">
            <text:p>5.8</text:p>
          </table:table-cell>
          <table:table-cell table:style-name="ce198" office:value-type="string" calcext:value-type="string">
            <text:p>TR</text:p>
          </table:table-cell>
          <table:table-cell table:style-name="ce201"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198"/>
          <table:table-cell/>
          <table:table-cell office:value-type="string" calcext:value-type="string">
            <text:p>03.04.18</text:p>
          </table:table-cell>
          <table:table-cell table:number-columns-repeated="1015"/>
        </table:table-row>
        <table:table-row table:style-name="ro1">
          <table:table-cell table:style-name="ce117" office:value-type="string" calcext:value-type="string">
            <text:p>Cookie Monster P2</text:p>
          </table:table-cell>
          <table:table-cell table:style-name="ce149" office:value-type="string" calcext:value-type="string">
            <text:p>5.13b</text:p>
          </table:table-cell>
          <table:table-cell table:style-name="ce167"/>
          <table:table-cell table:style-name="ce201"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67" office:value-type="string" calcext:value-type="string">
            <text:p>hard</text:p>
          </table:table-cell>
          <table:table-cell table:style-name="ce182" office:value-type="string" calcext:value-type="string">
            <text:p>sehr hart und bedingungslastig oben, haut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Cookie Monter P1</text:p>
          </table:table-cell>
          <table:table-cell table:style-name="ce239" office:value-type="string" calcext:value-type="string">
            <text:p>5.12a</text:p>
          </table:table-cell>
          <table:table-cell table:style-name="ce198" office:value-type="string" calcext:value-type="string">
            <text:p>F</text:p>
          </table:table-cell>
          <table:table-cell table:style-name="ce201"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98"/>
          <table:table-cell office:value-type="string" calcext:value-type="string">
            <text:p>sehr cooler Layback Riss, geil wieder sportzuklettern</text:p>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Crack-a-go-go</text:p>
          </table:table-cell>
          <table:table-cell table:style-name="ce148" office:value-type="string" calcext:value-type="string">
            <text:p>5.11d</text:p>
          </table:table-cell>
          <table:table-cell table:style-name="ce164" office:value-type="string" calcext:value-type="string">
            <text:p>TR</text:p>
          </table:table-cell>
          <table:table-cell table:style-name="ce201"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64"/>
          <table:table-cell table:style-name="ce120" office:value-type="string" calcext:value-type="string">
            <text:p>voll fett, finger in hand, toprope</text:p>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Outer Limit</text:p>
          </table:table-cell>
          <table:table-cell table:style-name="ce239" office:value-type="string" calcext:value-type="string">
            <text:p>5.10d</text:p>
          </table:table-cell>
          <table:table-cell table:style-name="ce198" office:value-type="string" calcext:value-type="string">
            <text:p>o.s.</text:p>
          </table:table-cell>
          <table:table-cell table:style-name="ce201"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98"/>
          <table:table-cell office:value-type="string" calcext:value-type="string">
            <text:p>klasse!</text:p>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 Rostrum</text:p>
          </table:table-cell>
          <table:table-cell table:style-name="ce239" office:value-type="string" calcext:value-type="string">
            <text:p>5.11c</text:p>
          </table:table-cell>
          <table:table-cell table:style-name="ce198" office:value-type="string" calcext:value-type="string">
            <text:p>F</text:p>
          </table:table-cell>
          <table:table-cell table:style-name="ce201" office:value-type="string" calcext:value-type="string">
            <text:p>The Rostrum</text:p>
          </table:table-cell>
          <table:table-cell office:value-type="string" calcext:value-type="string">
            <text:p>Yosemite</text:p>
          </table:table-cell>
          <table:table-cell office:value-type="string" calcext:value-type="string">
            <text:p>USA</text:p>
          </table:table-cell>
          <table:table-cell table:style-name="ce198"/>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here the Down Boys Go</text:p>
          </table:table-cell>
          <table:table-cell table:style-name="ce239" office:value-type="string" calcext:value-type="string">
            <text:p>5.12d</text:p>
          </table:table-cell>
          <table:table-cell table:style-name="ce198"/>
          <table:table-cell table:style-name="ce201"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The Gift</text:p>
          </table:table-cell>
          <table:table-cell table:style-name="ce239" office:value-type="string" calcext:value-type="string">
            <text:p>5.12d</text:p>
          </table:table-cell>
          <table:table-cell table:style-name="ce198" office:value-type="string" calcext:value-type="string">
            <text:p>F</text:p>
          </table:table-cell>
          <table:table-cell table:style-name="ce201"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98"/>
          <table:table-cell office:value-type="string" calcext:value-type="string">
            <text:p>flotter Flash</text:p>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The Glitch</text:p>
          </table:table-cell>
          <table:table-cell table:style-name="ce239" office:value-type="string" calcext:value-type="string">
            <text:p>5.12c</text:p>
          </table:table-cell>
          <table:table-cell table:style-name="ce198" office:value-type="string" calcext:value-type="string">
            <text:p>o.s.</text:p>
          </table:table-cell>
          <table:table-cell table:style-name="ce201"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Fear and Loathing</text:p>
          </table:table-cell>
          <table:table-cell table:style-name="ce239" office:value-type="string" calcext:value-type="string">
            <text:p>5.12a</text:p>
          </table:table-cell>
          <table:table-cell table:style-name="ce198" office:value-type="string" calcext:value-type="string">
            <text:p>o.s.</text:p>
          </table:table-cell>
          <table:table-cell table:style-name="ce201"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Running Amuck</text:p>
          </table:table-cell>
          <table:table-cell table:style-name="ce239" office:value-type="string" calcext:value-type="string">
            <text:p>5.10c</text:p>
          </table:table-cell>
          <table:table-cell table:style-name="ce198" office:value-type="string" calcext:value-type="string">
            <text:p>o.s.</text:p>
          </table:table-cell>
          <table:table-cell table:style-name="ce201"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Bucks Muscle World</text:p>
          </table:table-cell>
          <table:table-cell table:style-name="ce158" office:value-type="string" calcext:value-type="string">
            <text:p>5.9</text:p>
          </table:table-cell>
          <table:table-cell table:style-name="ce198" office:value-type="string" calcext:value-type="string">
            <text:p>F</text:p>
          </table:table-cell>
          <table:table-cell table:style-name="ce201"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Yin and Yang</text:p>
          </table:table-cell>
          <table:table-cell table:style-name="ce158" office:value-type="string" calcext:value-type="string">
            <text:p>5.11a</text:p>
          </table:table-cell>
          <table:table-cell table:style-name="ce198" office:value-type="string" calcext:value-type="string">
            <text:p>F</text:p>
          </table:table-cell>
          <table:table-cell table:style-name="ce201"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98"/>
          <table:table-cell/>
          <table:table-cell table:style-name="ce193" office:value-type="date" office:date-value="2016-12-01" calcext:value-type="date">
            <text:p>2016-12-01</text:p>
          </table:table-cell>
          <table:table-cell/>
          <table:table-cell office:value-type="float" office:value="3" calcext:value-type="float">
            <text:p>3</text:p>
          </table:table-cell>
          <table:table-cell table:style-name="ce190" office:value-type="string" calcext:value-type="string">
            <text:p>coole Splitterrisse, sehr kurz</text:p>
          </table:table-cell>
          <table:table-cell table:number-columns-repeated="1012"/>
        </table:table-row>
        <table:table-row table:style-name="ro1">
          <table:table-cell office:value-type="string" calcext:value-type="string">
            <text:p>Shortwank</text:p>
          </table:table-cell>
          <table:table-cell table:style-name="ce158" office:value-type="string" calcext:value-type="string">
            <text:p>5.10c</text:p>
          </table:table-cell>
          <table:table-cell table:style-name="ce198"/>
          <table:table-cell table:style-name="ce201"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98" office:value-type="string" calcext:value-type="string">
            <text:p>hard</text:p>
          </table:table-cell>
          <table:table-cell office:value-type="string" calcext:value-type="string">
            <text:p>schwer und scary oben, fast n Grounder gemacht!</text:p>
          </table:table-cell>
          <table:table-cell table:style-name="ce193" office:value-type="date" office:date-value="2016-12-01" calcext:value-type="date">
            <text:p>2016-12-01</text:p>
          </table:table-cell>
          <table:table-cell table:number-columns-repeated="2"/>
          <table:table-cell table:style-name="ce190" office:value-type="string" calcext:value-type="string">
            <text:p>coole Splitterrisse, sehr kurz</text:p>
          </table:table-cell>
          <table:table-cell table:number-columns-repeated="1012"/>
        </table:table-row>
        <table:table-row table:style-name="ro1">
          <table:table-cell office:value-type="string" calcext:value-type="string">
            <text:p>Atman</text:p>
          </table:table-cell>
          <table:table-cell table:style-name="ce158" office:value-type="string" calcext:value-type="string">
            <text:p>5.10a</text:p>
          </table:table-cell>
          <table:table-cell table:style-name="ce198" office:value-type="string" calcext:value-type="string">
            <text:p>o.s.</text:p>
          </table:table-cell>
          <table:table-cell table:style-name="ce201"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98"/>
          <table:table-cell/>
          <table:table-cell table:style-name="ce193" office:value-type="date" office:date-value="2016-12-01" calcext:value-type="date">
            <text:p>2016-12-01</text:p>
          </table:table-cell>
          <table:table-cell table:number-columns-repeated="2"/>
          <table:table-cell table:style-name="ce190" office:value-type="string" calcext:value-type="string">
            <text:p>coole Splitterrisse, sehr kurz</text:p>
          </table:table-cell>
          <table:table-cell table:number-columns-repeated="1012"/>
        </table:table-row>
        <table:table-row table:style-name="ro1">
          <table:table-cell office:value-type="string" calcext:value-type="string">
            <text:p>Bigwank</text:p>
          </table:table-cell>
          <table:table-cell table:style-name="ce158" office:value-type="string" calcext:value-type="string">
            <text:p>5.9</text:p>
          </table:table-cell>
          <table:table-cell table:style-name="ce198" office:value-type="string" calcext:value-type="string">
            <text:p>o.s.</text:p>
          </table:table-cell>
          <table:table-cell table:style-name="ce201"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98"/>
          <table:table-cell/>
          <table:table-cell table:style-name="ce193" office:value-type="date" office:date-value="2016-12-01" calcext:value-type="date">
            <text:p>2016-12-01</text:p>
          </table:table-cell>
          <table:table-cell table:number-columns-repeated="2"/>
          <table:table-cell table:style-name="ce190" office:value-type="string" calcext:value-type="string">
            <text:p>coole Splitterrisse, sehr kurz</text:p>
          </table:table-cell>
          <table:table-cell table:number-columns-repeated="1012"/>
        </table:table-row>
        <table:table-row table:style-name="ro1">
          <table:table-cell office:value-type="string" calcext:value-type="string">
            <text:p>Choad Warrior</text:p>
          </table:table-cell>
          <table:table-cell table:style-name="ce158" office:value-type="string" calcext:value-type="string">
            <text:p>5.12c</text:p>
          </table:table-cell>
          <table:table-cell table:style-name="ce198"/>
          <table:table-cell table:style-name="ce201"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98" office:value-type="string" calcext:value-type="string">
            <text:p>hard</text:p>
          </table:table-cell>
          <table:table-cell office:value-type="string" calcext:value-type="string">
            <text:p>So hart nach Wet Dream Bouldern!!</text:p>
          </table:table-cell>
          <table:table-cell table:style-name="ce193" office:value-type="date" office:date-value="2016-12-01" calcext:value-type="date">
            <text:p>2016-12-01</text:p>
          </table:table-cell>
          <table:table-cell table:number-columns-repeated="1015"/>
        </table:table-row>
        <table:table-row table:style-name="ro1">
          <table:table-cell office:value-type="string" calcext:value-type="string">
            <text:p>Stratocaster Direct</text:p>
          </table:table-cell>
          <table:table-cell table:style-name="ce158" office:value-type="string" calcext:value-type="string">
            <text:p>5.12b</text:p>
          </table:table-cell>
          <table:table-cell table:style-name="ce198"/>
          <table:table-cell table:style-name="ce201"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98"/>
          <table:table-cell office:value-type="string" calcext:value-type="string">
            <text:p>ausgesetzte zweite Seillänge</text:p>
          </table:table-cell>
          <table:table-cell table:style-name="ce193" office:value-type="date" office:date-value="2016-12-01" calcext:value-type="date">
            <text:p>2016-12-01</text:p>
          </table:table-cell>
          <table:table-cell table:number-columns-repeated="1015"/>
        </table:table-row>
        <table:table-row table:style-name="ro1">
          <table:table-cell office:value-type="string" calcext:value-type="string">
            <text:p>Marshall Amp</text:p>
          </table:table-cell>
          <table:table-cell table:style-name="ce158" office:value-type="string" calcext:value-type="string">
            <text:p>5.11b</text:p>
          </table:table-cell>
          <table:table-cell table:style-name="ce198" office:value-type="string" calcext:value-type="string">
            <text:p>F</text:p>
          </table:table-cell>
          <table:table-cell table:style-name="ce201"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98"/>
          <table:table-cell/>
          <table:table-cell table:style-name="ce193" office:value-type="date" office:date-value="2016-12-01" calcext:value-type="date">
            <text:p>2016-12-01</text:p>
          </table:table-cell>
          <table:table-cell table:number-columns-repeated="1015"/>
        </table:table-row>
        <table:table-row table:style-name="ro8">
          <table:table-cell table:style-name="ce113" office:value-type="string" calcext:value-type="string">
            <text:p>Equinox</text:p>
          </table:table-cell>
          <table:table-cell table:style-name="ce159" office:value-type="string" calcext:value-type="string">
            <text:p>5.12c</text:p>
          </table:table-cell>
          <table:table-cell table:style-name="ce162"/>
          <table:table-cell table:style-name="ce201" office:value-type="string" calcext:value-type="string">
            <text:p>Jerry's Quarrel</text:p>
          </table:table-cell>
          <table:table-cell office:value-type="string" calcext:value-type="string">
            <text:p>Joshua Tree</text:p>
          </table:table-cell>
          <table:table-cell office:value-type="string" calcext:value-type="string">
            <text:p>USA</text:p>
          </table:table-cell>
          <table:table-cell table:style-name="ce162"/>
          <table:table-cell table:style-name="ce178" office:value-type="string" calcext:value-type="string">
            <text:p>Pro: DMM Offset Nut #5 (rot) + BD C4#0.4 für Start, dann 3x BD C4#0.3, fixed nut before crux, BD C4#0.4 after crux, BD X4#0.2 + BD C4#0.5 at beginn of traverse, BD C3#1 or similar size in traverse, maybe #0.5 just before anchor (if chicken...)</text:p>
            <text:p>Beta: Start is pretty hard. Place red DMM offset nut and .4 from triangle jug, high left foot and left hand good jam, then right hand into bad finger lock. Kick left food up to good edge and go to better jams above. Moves to crux are awkward but in general not so hart. The footholds are extremely bad!</text:p>
            <text:p>Crux: right jam at horn above fixed nut, jam left hand directly above. Tiny edge for left foot, and bad smear for right foot right of crack. Lockoff into good jam with right hand (pinky down), place foot onto fixed not (above wavy structure), match and go to better jams. The rest is easier but still very pumpy</text:p>
            <text:p/>
            <text:p>Absolute heartbraker in March 2018 where I fell directly above the chains. :-( Have to come back. Such a good and classic route!</text:p>
          </table:table-cell>
          <table:table-cell/>
          <table:table-cell office:value-type="string" calcext:value-type="string">
            <text:p>X</text:p>
          </table:table-cell>
          <table:table-cell office:value-type="float" office:value="3" calcext:value-type="float">
            <text:p>3</text:p>
          </table:table-cell>
          <table:table-cell office:value-type="string" calcext:value-type="string">
            <text:p>März 2018 mit Jakob, eine Woche durchklettern bis die Finger bluten. So ein geiles Gebiet!</text:p>
          </table:table-cell>
          <table:table-cell table:number-columns-repeated="1012"/>
        </table:table-row>
        <table:table-row table:style-name="ro1">
          <table:table-cell office:value-type="string" calcext:value-type="string">
            <text:p>Star Wars Rock</text:p>
          </table:table-cell>
          <table:table-cell table:style-name="ce158"/>
          <table:table-cell table:style-name="ce198"/>
          <table:table-cell table:style-name="ce201"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198"/>
          <table:table-cell table:number-columns-repeated="1017"/>
        </table:table-row>
        <table:table-row table:style-name="ro1">
          <table:table-cell office:value-type="string" calcext:value-type="string">
            <text:p>Between a Rock and a Hard Place</text:p>
          </table:table-cell>
          <table:table-cell table:style-name="ce158" office:value-type="string" calcext:value-type="string">
            <text:p>5.10b</text:p>
          </table:table-cell>
          <table:table-cell table:style-name="ce198" office:value-type="string" calcext:value-type="string">
            <text:p>o.s.</text:p>
          </table:table-cell>
          <table:table-cell table:style-name="ce201"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Erster Offwidth in Jtree, mega cool und abgefahren. Pro bis #6, runout auf den ersten Metern, Killerwind!!!!!!!!!!</text:p>
          </table:table-cell>
          <table:table-cell office:value-type="string" calcext:value-type="string">
            <text:p>14.03.18</text:p>
          </table:table-cell>
          <table:table-cell table:number-columns-repeated="1015"/>
        </table:table-row>
        <table:table-row table:style-name="ro1">
          <table:table-cell office:value-type="string" calcext:value-type="string">
            <text:p>Light Sabre</text:p>
          </table:table-cell>
          <table:table-cell table:style-name="ce158" office:value-type="string" calcext:value-type="string">
            <text:p>5.10b</text:p>
          </table:table-cell>
          <table:table-cell table:style-name="ce198" office:value-type="string" calcext:value-type="string">
            <text:p>TR</text:p>
          </table:table-cell>
          <table:table-cell table:style-name="ce201"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cool und ziemlich einfach</text:p>
          </table:table-cell>
          <table:table-cell office:value-type="string" calcext:value-type="string">
            <text:p>14.03.18</text:p>
          </table:table-cell>
          <table:table-cell table:number-columns-repeated="1015"/>
        </table:table-row>
        <table:table-row table:style-name="ro1">
          <table:table-cell office:value-type="string" calcext:value-type="string">
            <text:p>Bearded Cabbage</text:p>
          </table:table-cell>
          <table:table-cell table:style-name="ce158" office:value-type="string" calcext:value-type="string">
            <text:p>5.10c</text:p>
          </table:table-cell>
          <table:table-cell table:style-name="ce198" office:value-type="string" calcext:value-type="string">
            <text:p>TR</text:p>
          </table:table-cell>
          <table:table-cell table:style-name="ce201"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98" office:value-type="string" calcext:value-type="string">
            <text:p>trad</text:p>
          </table:table-cell>
          <table:table-cell office:value-type="string" calcext:value-type="string">
            <text:p>schön!</text:p>
          </table:table-cell>
          <table:table-cell office:value-type="string" calcext:value-type="string">
            <text:p>22.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oglet</text:p>
          </table:table-cell>
          <table:table-cell table:style-name="ce160" office:value-type="float" office:value="5.8" calcext:value-type="float">
            <text:p>5.8</text:p>
          </table:table-cell>
          <table:table-cell table:style-name="ce198" office:value-type="string" calcext:value-type="string">
            <text:p>o.s.</text:p>
          </table:table-cell>
          <table:table-cell table:style-name="ce201"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98" office:value-type="string" calcext:value-type="string">
            <text:p>trad</text:p>
          </table:table-cell>
          <table:table-cell office:value-type="string" calcext:value-type="string">
            <text:p>schwerer als Double Cross</text:p>
          </table:table-cell>
          <table:table-cell office:value-type="string" calcext:value-type="string">
            <text:p>11.03.18</text:p>
          </table:table-cell>
          <table:table-cell table:number-columns-repeated="1015"/>
        </table:table-row>
        <table:table-row table:style-name="ro1">
          <table:table-cell office:value-type="string" calcext:value-type="string">
            <text:p>Double Cross</text:p>
          </table:table-cell>
          <table:table-cell table:style-name="ce160" office:value-type="string" calcext:value-type="string">
            <text:p>5.7+</text:p>
          </table:table-cell>
          <table:table-cell table:style-name="ce198" office:value-type="string" calcext:value-type="string">
            <text:p>o.s.</text:p>
          </table:table-cell>
          <table:table-cell table:style-name="ce201"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98" office:value-type="string" calcext:value-type="string">
            <text:p>trad</text:p>
          </table:table-cell>
          <table:table-cell office:value-type="string" calcext:value-type="string">
            <text:p>Erste Tradtour in Joshua Tree</text:p>
          </table:table-cell>
          <table:table-cell office:value-type="string" calcext:value-type="string">
            <text:p>11.03.18</text:p>
          </table:table-cell>
          <table:table-cell table:number-columns-repeated="1015"/>
        </table:table-row>
        <table:table-row table:style-name="ro1">
          <table:table-cell office:value-type="string" calcext:value-type="string">
            <text:p>Left Ski Track</text:p>
          </table:table-cell>
          <table:table-cell table:style-name="ce160" office:value-type="string" calcext:value-type="string">
            <text:p>5.11a</text:p>
          </table:table-cell>
          <table:table-cell table:style-name="ce198" office:value-type="string" calcext:value-type="string">
            <text:p>TR</text:p>
          </table:table-cell>
          <table:table-cell table:style-name="ce201"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98" office:value-type="string" calcext:value-type="string">
            <text:p>trad</text:p>
          </table:table-cell>
          <table:table-cell office:value-type="string" calcext:value-type="string">
            <text:p>sketchy am Anfang, komische Pinscars</text:p>
          </table:table-cell>
          <table:table-cell office:value-type="string" calcext:value-type="string">
            <text:p>11.03.18</text:p>
          </table:table-cell>
          <table:table-cell table:number-columns-repeated="1015"/>
        </table:table-row>
        <table:table-row table:style-name="ro1">
          <table:table-cell office:value-type="string" calcext:value-type="string">
            <text:p>Lower Right Ski Track</text:p>
          </table:table-cell>
          <table:table-cell table:style-name="ce160" office:value-type="string" calcext:value-type="string">
            <text:p>5.10b</text:p>
          </table:table-cell>
          <table:table-cell table:style-name="ce198" office:value-type="string" calcext:value-type="string">
            <text:p>o,s,</text:p>
          </table:table-cell>
          <table:table-cell table:style-name="ce201"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98" office:value-type="string" calcext:value-type="string">
            <text:p>trad</text:p>
          </table:table-cell>
          <table:table-cell office:value-type="string" calcext:value-type="string">
            <text:p>ziemlich cool</text:p>
          </table:table-cell>
          <table:table-cell office:value-type="string" calcext:value-type="string">
            <text:p>12.03.18</text:p>
          </table:table-cell>
          <table:table-cell table:number-columns-repeated="1015"/>
        </table:table-row>
        <table:table-row table:style-name="ro1">
          <table:table-cell office:value-type="string" calcext:value-type="string">
            <text:p>The Flake</text:p>
          </table:table-cell>
          <table:table-cell table:style-name="ce160" office:value-type="float" office:value="5.8" calcext:value-type="float">
            <text:p>5.8</text:p>
          </table:table-cell>
          <table:table-cell table:style-name="ce198" office:value-type="string" calcext:value-type="string">
            <text:p>TR</text:p>
          </table:table-cell>
          <table:table-cell table:style-name="ce201"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Ein Traum, hat alles geboten von Kamin bis Platte</text:p>
          </table:table-cell>
          <table:table-cell office:value-type="string" calcext:value-type="string">
            <text:p>11.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obbit Roof</text:p>
          </table:table-cell>
          <table:table-cell table:style-name="ce160" office:value-type="string" calcext:value-type="string">
            <text:p>5.10c</text:p>
          </table:table-cell>
          <table:table-cell table:style-name="ce198" office:value-type="string" calcext:value-type="string">
            <text:p>F</text:p>
          </table:table-cell>
          <table:table-cell table:style-name="ce201"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schwere Platte und kurzes Dach an Thin Hands</text:p>
          </table:table-cell>
          <table:table-cell office:value-type="string" calcext:value-type="string">
            <text:p>2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Buissonier</text:p>
          </table:table-cell>
          <table:table-cell table:style-name="ce160" office:value-type="float" office:value="5.7" calcext:value-type="float">
            <text:p>5.7</text:p>
          </table:table-cell>
          <table:table-cell table:style-name="ce198" office:value-type="string" calcext:value-type="string">
            <text:p>TR</text:p>
          </table:table-cell>
          <table:table-cell table:style-name="ce201"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wunderschön und easy</text:p>
          </table:table-cell>
          <table:table-cell office:value-type="string" calcext:value-type="string">
            <text:p>12.03.18</text:p>
          </table:table-cell>
          <table:table-cell table:number-columns-repeated="1015"/>
        </table:table-row>
        <table:table-row table:style-name="ro1">
          <table:table-cell office:value-type="string" calcext:value-type="string">
            <text:p>The Bong</text:p>
          </table:table-cell>
          <table:table-cell table:style-name="ce160" office:value-type="float" office:value="5.4" calcext:value-type="float">
            <text:p>5.4</text:p>
          </table:table-cell>
          <table:table-cell table:style-name="ce198" office:value-type="string" calcext:value-type="string">
            <text:p>TR</text:p>
          </table:table-cell>
          <table:table-cell table:style-name="ce201"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mit Madison, Emma, Jakob und Jeff an unserem Ruhetag. Meeeega </text:p>
          </table:table-cell>
          <table:table-cell office:value-type="string" calcext:value-type="string">
            <text:p>13.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amn Jam</text:p>
          </table:table-cell>
          <table:table-cell table:style-name="ce160" office:value-type="float" office:value="5.6" calcext:value-type="float">
            <text:p>5.6</text:p>
          </table:table-cell>
          <table:table-cell table:style-name="ce198" office:value-type="string" calcext:value-type="string">
            <text:p>o.s.</text:p>
          </table:table-cell>
          <table:table-cell table:style-name="ce201" office:value-type="string" calcext:value-type="string">
            <text:p>The Wall</text:p>
          </table:table-cell>
          <table:table-cell office:value-type="string" calcext:value-type="string">
            <text:p>Joshua Tree</text:p>
          </table:table-cell>
          <table:table-cell office:value-type="string" calcext:value-type="string">
            <text:p>USA</text:p>
          </table:table-cell>
          <table:table-cell table:style-name="ce198" office:value-type="string" calcext:value-type="string">
            <text:p>trad</text:p>
          </table:table-cell>
          <table:table-cell office:value-type="string" calcext:value-type="string">
            <text:p>Fantastischer, 35m langer Schrubber</text:p>
          </table:table-cell>
          <table:table-cell office:value-type="string" calcext:value-type="string">
            <text:p>2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ave it to beaver</text:p>
          </table:table-cell>
          <table:table-cell table:style-name="ce160" office:value-type="string" calcext:value-type="string">
            <text:p>5.12a</text:p>
          </table:table-cell>
          <table:table-cell table:style-name="ce198" office:value-type="string" calcext:value-type="string">
            <text:p>2.Go</text:p>
          </table:table-cell>
          <table:table-cell table:style-name="ce201"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table:style-name="ce198" office:value-type="string" calcext:value-type="string">
            <text:p>trad</text:p>
          </table:table-cell>
          <table:table-cell office:value-type="string" calcext:value-type="string">
            <text:p>erste 12a in Joshua Tree, übertrieben abgefahren geil!</text:p>
          </table:table-cell>
          <table:table-cell office:value-type="string" calcext:value-type="string">
            <text:p>1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hampionship Wrestling</text:p>
          </table:table-cell>
          <table:table-cell table:style-name="ce160" office:value-type="string" calcext:value-type="string">
            <text:p>5.10a</text:p>
          </table:table-cell>
          <table:table-cell table:style-name="ce198" office:value-type="string" calcext:value-type="string">
            <text:p>o.s.</text:p>
          </table:table-cell>
          <table:table-cell table:style-name="ce201"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table:style-name="ce198" office:value-type="string" calcext:value-type="string">
            <text:p>trad</text:p>
          </table:table-cell>
          <table:table-cell office:value-type="string" calcext:value-type="string">
            <text:p>Offwidth</text:p>
          </table:table-cell>
          <table:table-cell office:value-type="string" calcext:value-type="string">
            <text:p>1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he good, the bad and the ugly</text:p>
          </table:table-cell>
          <table:table-cell table:style-name="ce160" office:value-type="string" calcext:value-type="string">
            <text:p>5.10a</text:p>
          </table:table-cell>
          <table:table-cell table:style-name="ce198" office:value-type="string" calcext:value-type="string">
            <text:p>TR</text:p>
          </table:table-cell>
          <table:table-cell table:style-name="ce201" office:value-type="string" calcext:value-type="string">
            <text:p>The Wart</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Jakob braucht ca. 1H hoch, ich bin schnell hochgeflutscht, im Dunkeln, cooler Offwidth in allen möglichen Größen</text:p>
          </table:table-cell>
          <table:table-cell office:value-type="string" calcext:value-type="string">
            <text:p>15.03.18</text:p>
          </table:table-cell>
          <table:table-cell table:number-columns-repeated="1015"/>
        </table:table-row>
        <table:table-row table:style-name="ro1">
          <table:table-cell office:value-type="string" calcext:value-type="string">
            <text:p>The Chameleon</text:p>
          </table:table-cell>
          <table:table-cell table:style-name="ce158" office:value-type="string" calcext:value-type="string">
            <text:p>5.12b</text:p>
          </table:table-cell>
          <table:table-cell table:style-name="ce198"/>
          <table:table-cell table:style-name="ce201" office:value-type="string" calcext:value-type="string">
            <text:p>Sentinel</text:p>
          </table:table-cell>
          <table:table-cell office:value-type="string" calcext:value-type="string">
            <text:p>Joshua Tree</text:p>
          </table:table-cell>
          <table:table-cell office:value-type="string" calcext:value-type="string">
            <text:p>USA</text:p>
          </table:table-cell>
          <table:table-cell table:style-name="ce198" office:value-type="string" calcext:value-type="string">
            <text:p>trad, hard</text:p>
          </table:table-cell>
          <table:table-cell office:value-type="string" calcext:value-type="string">
            <text:p>MEGA Wand. 5 Bolts Sportklettern und dann geht's auf die Platte: Nach 2m legt man einen super sketchy Keil, der ziemlich sicher sofort wieder rauskommt und dann wackelt man die Platte ca 5m vom Bolt hoch bis man zu einem guten Handklemmer kommt. Dann super pumpig raushandklemmen an schlechten, offenen Handklemmern. Fast onsight! Im Durchstieg hat's brutal geregnet.</text:p>
          </table:table-cell>
          <table:table-cell office:value-type="string" calcext:value-type="string">
            <text:p>22.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omfortably Numb</text:p>
          </table:table-cell>
          <table:table-cell table:style-name="ce158" office:value-type="string" calcext:value-type="string">
            <text:p>5.11a</text:p>
          </table:table-cell>
          <table:table-cell table:style-name="ce198" office:value-type="string" calcext:value-type="string">
            <text:p>F</text:p>
          </table:table-cell>
          <table:table-cell table:style-name="ce201"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harter Fight in Offwidth Dach. Voll die Schulter zerlegt.</text:p>
          </table:table-cell>
          <table:table-cell office:value-type="string" calcext:value-type="string">
            <text:p>21.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uper Roof</text:p>
          </table:table-cell>
          <table:table-cell table:style-name="ce160" office:value-type="float" office:value="5.9" calcext:value-type="float">
            <text:p>5.9</text:p>
          </table:table-cell>
          <table:table-cell table:style-name="ce198" office:value-type="string" calcext:value-type="string">
            <text:p>o.s.</text:p>
          </table:table-cell>
          <table:table-cell table:style-name="ce201"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table:style-name="ce198"/>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ix-pack crack</text:p>
          </table:table-cell>
          <table:table-cell table:style-name="ce160" office:value-type="string" calcext:value-type="string">
            <text:p>5.10b</text:p>
          </table:table-cell>
          <table:table-cell table:style-name="ce198" office:value-type="string" calcext:value-type="string">
            <text:p>o.s.</text:p>
          </table:table-cell>
          <table:table-cell table:style-name="ce201"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Offwidth</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Jumar of Flesh</text:p>
          </table:table-cell>
          <table:table-cell table:style-name="ce160" office:value-type="float" office:value="5.9" calcext:value-type="float">
            <text:p>5.9</text:p>
          </table:table-cell>
          <table:table-cell table:style-name="ce198" office:value-type="string" calcext:value-type="string">
            <text:p>TR</text:p>
          </table:table-cell>
          <table:table-cell table:style-name="ce201"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Kamin</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Rocky Horror Picture Show</text:p>
          </table:table-cell>
          <table:table-cell table:style-name="ce160" office:value-type="string" calcext:value-type="string">
            <text:p>5.11b/c</text:p>
          </table:table-cell>
          <table:table-cell table:style-name="ce198" office:value-type="string" calcext:value-type="string">
            <text:p>o.s.</text:p>
          </table:table-cell>
          <table:table-cell table:style-name="ce201"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lange Traverse von links nach rechts. Gute, offensichtliche Linie aber leider sehr schottrig!</text:p>
          </table:table-cell>
          <table:table-cell office:value-type="string" calcext:value-type="string">
            <text:p>23.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Grit Roof</text:p>
          </table:table-cell>
          <table:table-cell table:style-name="ce158" office:value-type="string" calcext:value-type="string">
            <text:p>5.10c</text:p>
          </table:table-cell>
          <table:table-cell table:style-name="ce198" office:value-type="string" calcext:value-type="string">
            <text:p>o.s.</text:p>
          </table:table-cell>
          <table:table-cell table:style-name="ce201"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MEGA!</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zy Day</text:p>
          </table:table-cell>
          <table:table-cell table:style-name="ce160" office:value-type="float" office:value="5.7" calcext:value-type="float">
            <text:p>5.7</text:p>
          </table:table-cell>
          <table:table-cell table:style-name="ce198" office:value-type="string" calcext:value-type="string">
            <text:p>o.s.</text:p>
          </table:table-cell>
          <table:table-cell table:style-name="ce201"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easy</text:p>
          </table:table-cell>
          <table:table-cell office:value-type="string" calcext:value-type="string">
            <text:p>23.03.18</text:p>
          </table:table-cell>
          <table:table-cell table:number-columns-repeated="1015"/>
        </table:table-row>
        <table:table-row table:style-name="ro1">
          <table:table-cell office:value-type="string" calcext:value-type="string">
            <text:p>Heart of Darkness</text:p>
          </table:table-cell>
          <table:table-cell table:style-name="ce160" office:value-type="string" calcext:value-type="string">
            <text:p>5.11c</text:p>
          </table:table-cell>
          <table:table-cell table:style-name="ce198" office:value-type="string" calcext:value-type="string">
            <text:p>F</text:p>
          </table:table-cell>
          <table:table-cell table:style-name="ce201" office:value-type="string" calcext:value-type="string">
            <text:p>Sheep Pass</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lichtdurchschienener Spitter im dunklen Tunnel. Perfekte Linie!</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agnum Opus</text:p>
          </table:table-cell>
          <table:table-cell table:style-name="ce239" office:value-type="string" calcext:value-type="string">
            <text:p>5.13d</text:p>
          </table:table-cell>
          <table:table-cell table:style-name="ce198" office:value-type="string" calcext:value-type="string">
            <text:p>2. Go</text:p>
          </table:table-cell>
          <table:table-cell table:style-name="ce201"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8"/>
          <table:table-cell table:style-name="ce290" office:value-type="string" calcext:value-type="string">
            <text:p>2. Go, im Guidebook zum Teil bis 14a bewertet, niemals... Oder bin ich einfach saufit? Entweder hart 8a+ oder einfach 8b</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Voyager One</text:p>
          </table:table-cell>
          <table:table-cell table:style-name="ce239" office:value-type="string" calcext:value-type="string">
            <text:p>5.13a</text:p>
          </table:table-cell>
          <table:table-cell table:style-name="ce198" office:value-type="string" calcext:value-type="string">
            <text:p>F</text:p>
          </table:table-cell>
          <table:table-cell table:style-name="ce201"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arse Platitudes</text:p>
          </table:table-cell>
          <table:table-cell table:style-name="ce239" office:value-type="string" calcext:value-type="string">
            <text:p>5.13a</text:p>
          </table:table-cell>
          <table:table-cell table:style-name="ce198" office:value-type="string" calcext:value-type="string">
            <text:p>o.s.</text:p>
          </table:table-cell>
          <table:table-cell table:style-name="ce201"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number-columns-repeated="2"/>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neycomb</text:p>
          </table:table-cell>
          <table:table-cell table:style-name="ce239" office:value-type="string" calcext:value-type="string">
            <text:p>5.12d</text:p>
          </table:table-cell>
          <table:table-cell table:style-name="ce198" office:value-type="string" calcext:value-type="string">
            <text:p>F</text:p>
          </table:table-cell>
          <table:table-cell table:style-name="ce201"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Mesquiter</text:p>
          </table:table-cell>
          <table:table-cell table:style-name="ce239" office:value-type="string" calcext:value-type="string">
            <text:p>5.12a</text:p>
          </table:table-cell>
          <table:table-cell table:style-name="ce198" office:value-type="string" calcext:value-type="string">
            <text:p>o.s.</text:p>
          </table:table-cell>
          <table:table-cell table:style-name="ce201"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number-columns-repeated="2"/>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Greyhound</text:p>
          </table:table-cell>
          <table:table-cell table:style-name="ce239" office:value-type="string" calcext:value-type="string">
            <text:p>5.12a</text:p>
          </table:table-cell>
          <table:table-cell table:style-name="ce198" office:value-type="string" calcext:value-type="string">
            <text:p>2. Go</text:p>
          </table:table-cell>
          <table:table-cell table:style-name="ce201"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8"/>
          <table:table-cell office:value-type="string" calcext:value-type="string">
            <text:p>2. Go</text:p>
          </table:table-cell>
          <table:table-cell table:style-name="ce193" office:value-type="date" office:date-value="2016-11-01" calcext:value-type="date">
            <text:p>2016-11-01</text:p>
          </table:table-cell>
          <table:table-cell table:number-columns-repeated="2"/>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Divine Vessel</text:p>
          </table:table-cell>
          <table:table-cell table:style-name="ce239" office:value-type="string" calcext:value-type="string">
            <text:p>5.11b</text:p>
          </table:table-cell>
          <table:table-cell table:style-name="ce171" office:value-type="string" calcext:value-type="string">
            <text:p>o.s.</text:p>
          </table:table-cell>
          <table:table-cell table:style-name="ce201"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8"/>
          <table:table-cell/>
          <table:table-cell table:style-name="ce158" office:value-type="date" office:date-value="2016-11-01" calcext:value-type="date">
            <text:p>11/01/16</text:p>
          </table:table-cell>
          <table:table-cell table:number-columns-repeated="2"/>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Fun Pig</text:p>
          </table:table-cell>
          <table:table-cell table:style-name="ce239" office:value-type="string" calcext:value-type="string">
            <text:p>5.13a</text:p>
          </table:table-cell>
          <table:table-cell table:style-name="ce198" office:value-type="string" calcext:value-type="string">
            <text:p>2. Go</text:p>
          </table:table-cell>
          <table:table-cell table:style-name="ce201"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style-name="ce198"/>
          <table:table-cell office:value-type="string" calcext:value-type="string">
            <text:p>2. go, really cool</text:p>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Finally Legal</text:p>
          </table:table-cell>
          <table:table-cell table:style-name="ce239" office:value-type="string" calcext:value-type="string">
            <text:p>5.12a</text:p>
          </table:table-cell>
          <table:table-cell table:style-name="ce198"/>
          <table:table-cell table:style-name="ce201"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number-columns-repeated="1015"/>
        </table:table-row>
        <table:table-row table:style-name="ro7">
          <table:table-cell table:style-name="ce119" office:value-type="string" calcext:value-type="string">
            <text:p>Horse Lattitudes</text:p>
          </table:table-cell>
          <table:table-cell table:style-name="ce150" office:value-type="string" calcext:value-type="string">
            <text:p>5.14a</text:p>
          </table:table-cell>
          <table:table-cell table:style-name="ce198"/>
          <table:table-cell table:number-columns-repeated="2" office:value-type="string" calcext:value-type="string">
            <text:p>Virgin River Gorge</text:p>
          </table:table-cell>
          <table:table-cell office:value-type="string" calcext:value-type="string">
            <text:p>USA</text:p>
          </table:table-cell>
          <table:table-cell table:style-name="ce198"/>
          <table:table-cell table:style-name="ce192" office:value-type="string" calcext:value-type="string">
            <text:p>12d in schlechten Ruhepunkt, dann 8 Zug Boulder in Cruxzug, ein Stechen in ein gutes Zweifingerloch von schlechten Tritten, insgesamt ~fb7b+, die nächsten 6 Züge sind nochmal schwer, dann guter Ruhepunkt. Die nächsten Meter sind ~12b und sehr dreckig. Guter Schüttler und dann ~6c zum Umlenker</text:p>
            <text:p>December 2016 insgesamt 5 Tage versucht, am zweiten Tag schon das Loch getroffen und an den beiden darauf folgenden Tagen immer schlechter geworden (schlechte Bedingungen). Am letzten Tag fast geschafft, 4 Züge nach der Crux gefallen. Schade!!</text:p>
            <text:p>Beta: Untergriffruhepunkt mit links in gutes Loch, rechts abfassen, hochlaufen und auf sloprigen Tritt an Leiste schnappen. Mit links auf kleinem, abgespeckten Tritt stehen und in Untergriff. Rechten Fuß durchlaufen und links rausstehen, auf aufgeklebte Leiste schnappen, mit Links perfekte Zange. Links hochstehen auf schmierigen Tritt, rechts rauslaufen auf gute Leiste. Dann hoch in guten Seitgriff. Mit Links auf Griff stehen, rechten Fuß raus und clippen. Von hier direkt hochspannen zum Ball und rechten Fuß auf kleine Nase, linken Fuß auf abschüssigen Tritt weit links außen (nicht der ganz kleine sondern etwas links drunter). Mit rechts auf Leistenzangen und dann Gas geben ins Loch. Clip und zwei Kreuzzüge, dann Trippel Bomb in gute Leiste. Füße hochhangeln, Schulterzwischengriff und in Henkel rausschnappen.</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7">
          <table:table-cell table:style-name="ce119" office:value-type="string" calcext:value-type="string">
            <text:p>Fall of Man</text:p>
          </table:table-cell>
          <table:table-cell table:style-name="ce150" office:value-type="string" calcext:value-type="string">
            <text:p>5.13b</text:p>
          </table:table-cell>
          <table:table-cell table:style-name="ce198"/>
          <table:table-cell table:number-columns-repeated="2" office:value-type="string" calcext:value-type="string">
            <text:p>Virgin River Gorge</text:p>
          </table:table-cell>
          <table:table-cell office:value-type="string" calcext:value-type="string">
            <text:p>USA</text:p>
          </table:table-cell>
          <table:table-cell table:style-name="ce198"/>
          <table:table-cell table:style-name="ce192" office:value-type="string" calcext:value-type="string">
            <text:p>perfekte Platte und sehr ausgesetzt!</text:p>
          </table:table-cell>
          <table:table-cell/>
          <table:table-cell office:value-type="string" calcext:value-type="string">
            <text:p>X</text:p>
          </table:table-cell>
          <table:table-cell/>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Joe Six Pack</text:p>
          </table:table-cell>
          <table:table-cell table:style-name="ce239" office:value-type="string" calcext:value-type="string">
            <text:p>5.13a</text:p>
          </table:table-cell>
          <table:table-cell table:style-name="ce198"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98"/>
          <table:table-cell office:value-type="string" calcext:value-type="string">
            <text:p>Oh jeah! Onsight, bitch!</text:p>
          </table:table-cell>
          <table:table-cell table:style-name="ce193" office:value-type="date" office:date-value="2016-12-01" calcext:value-type="date">
            <text:p>2016-12-01</text:p>
          </table:table-cell>
          <table:table-cell/>
          <table:table-cell office:value-type="float" office:value="3" calcext:value-type="float">
            <text:p>3</text:p>
          </table:table-cell>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16" office:value-type="string" calcext:value-type="string">
            <text:p>High Flames Drifter</text:p>
          </table:table-cell>
          <table:table-cell table:style-name="ce148" office:value-type="string" calcext:value-type="string">
            <text:p>5.12d</text:p>
          </table:table-cell>
          <table:table-cell table:style-name="ce198"/>
          <table:table-cell table:number-columns-repeated="2" office:value-type="string" calcext:value-type="string">
            <text:p>Virgin River Gorge</text:p>
          </table:table-cell>
          <table:table-cell office:value-type="string" calcext:value-type="string">
            <text:p>USA</text:p>
          </table:table-cell>
          <table:table-cell table:style-name="ce198"/>
          <table:table-cell office:value-type="string" calcext:value-type="string">
            <text:p>mega geil!</text:p>
          </table:table-cell>
          <table:table-cell table:style-name="ce193" office:value-type="date" office:date-value="2016-12-01" calcext:value-type="date">
            <text:p>2016-12-01</text:p>
          </table:table-cell>
          <table:table-cell/>
          <table:table-cell office:value-type="float" office:value="2" calcext:value-type="float">
            <text:p>2</text:p>
          </table:table-cell>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16" office:value-type="string" calcext:value-type="string">
            <text:p>Bowser</text:p>
          </table:table-cell>
          <table:table-cell table:style-name="ce148" office:value-type="string" calcext:value-type="string">
            <text:p>5.12c</text:p>
          </table:table-cell>
          <table:table-cell table:style-name="ce198"/>
          <table:table-cell table:number-columns-repeated="2" office:value-type="string" calcext:value-type="string">
            <text:p>Virgin River Gorge</text:p>
          </table:table-cell>
          <table:table-cell office:value-type="string" calcext:value-type="string">
            <text:p>USA</text:p>
          </table:table-cell>
          <table:table-cell table:style-name="ce198"/>
          <table:table-cell/>
          <table:table-cell table:style-name="ce193" office:value-type="date" office:date-value="2016-12-01" calcext:value-type="date">
            <text:p>2016-12-01</text:p>
          </table:table-cell>
          <table:table-cell table:number-columns-repeated="2"/>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16" office:value-type="string" calcext:value-type="string">
            <text:p>Dirt Cowboy</text:p>
          </table:table-cell>
          <table:table-cell table:style-name="ce148" office:value-type="string" calcext:value-type="string">
            <text:p>5.12c</text:p>
          </table:table-cell>
          <table:table-cell table:style-name="ce198"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style-name="ce198"/>
          <table:table-cell/>
          <table:table-cell table:style-name="ce193" office:value-type="date" office:date-value="2016-12-01" calcext:value-type="date">
            <text:p>2016-12-01</text:p>
          </table:table-cell>
          <table:table-cell table:number-columns-repeated="2"/>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The Mentor</text:p>
          </table:table-cell>
          <table:table-cell table:style-name="ce239" office:value-type="string" calcext:value-type="string">
            <text:p>5.12b</text:p>
          </table:table-cell>
          <table:table-cell table:style-name="ce198"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98"/>
          <table:table-cell/>
          <table:table-cell table:style-name="ce193" office:value-type="date" office:date-value="2016-12-01" calcext:value-type="date">
            <text:p>2016-12-01</text:p>
          </table:table-cell>
          <table:table-cell table:number-columns-repeated="2"/>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Don´t believe the Hype</text:p>
          </table:table-cell>
          <table:table-cell table:style-name="ce239" office:value-type="string" calcext:value-type="string">
            <text:p>5.12a</text:p>
          </table:table-cell>
          <table:table-cell table:style-name="ce198"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98"/>
          <table:table-cell/>
          <table:table-cell table:style-name="ce193" office:value-type="date" office:date-value="2016-12-01" calcext:value-type="date">
            <text:p>2016-12-01</text:p>
          </table:table-cell>
          <table:table-cell table:number-columns-repeated="2"/>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Brutus</text:p>
          </table:table-cell>
          <table:table-cell table:style-name="ce239" office:value-type="string" calcext:value-type="string">
            <text:p>5.11d</text:p>
          </table:table-cell>
          <table:table-cell table:style-name="ce198"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style-name="ce198"/>
          <table:table-cell/>
          <table:table-cell table:style-name="ce193" office:value-type="date" office:date-value="2016-12-01" calcext:value-type="date">
            <text:p>2016-12-01</text:p>
          </table:table-cell>
          <table:table-cell table:number-columns-repeated="2"/>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Mao Mak Maa </text:p>
          </table:table-cell>
          <table:table-cell table:style-name="ce239" office:value-type="string" calcext:value-type="string">
            <text:p>9+/10-</text:p>
          </table:table-cell>
          <table:table-cell table:style-name="ce198" office:value-type="string" calcext:value-type="string">
            <text:p>2. Go</text:p>
          </table:table-cell>
          <table:table-cell table:style-name="ce201" office:value-type="string" calcext:value-type="string">
            <text:p>Uracher Alb</text:p>
          </table:table-cell>
          <table:table-cell office:value-type="string" calcext:value-type="string">
            <text:p>Schwäbische Alb</text:p>
          </table:table-cell>
          <table:table-cell office:value-type="string" calcext:value-type="string">
            <text:p>Germany</text:p>
          </table:table-cell>
          <table:table-cell table:style-name="ce198"/>
          <table:table-cell office:value-type="string" calcext:value-type="string">
            <text:p>2. Go. Sehr coole Tour mit schwerer Querung an Untergriffen und kleinen Tritten. Kompaktes Gestein gibts wohl auch auf der Alb ;-)</text:p>
          </table:table-cell>
          <table:table-cell office:value-type="string" calcext:value-type="string">
            <text:p>12. March 2017</text:p>
          </table:table-cell>
          <table:table-cell/>
          <table:table-cell office:value-type="float" office:value="2" calcext:value-type="float">
            <text:p>2</text:p>
          </table:table-cell>
          <table:table-cell table:number-columns-repeated="1013"/>
        </table:table-row>
        <table:table-row table:style-name="ro1">
          <table:table-cell table:style-name="ce119" office:value-type="string" calcext:value-type="string">
            <text:p>Lustmolch Linkup</text:p>
          </table:table-cell>
          <table:table-cell table:style-name="ce150" office:value-type="string" calcext:value-type="string">
            <text:p>9+/10-</text:p>
          </table:table-cell>
          <table:table-cell table:style-name="ce198"/>
          <table:table-cell office:value-type="string" calcext:value-type="string">
            <text:p>Arena</text:p>
          </table:table-cell>
          <table:table-cell table:style-name="ce201" office:value-type="string" calcext:value-type="string">
            <text:p>Lenninger Alb</text:p>
          </table:table-cell>
          <table:table-cell office:value-type="string" calcext:value-type="string">
            <text:p>Germany</text:p>
          </table:table-cell>
          <table:table-cell table:style-name="ce198"/>
          <table:table-cell table:number-columns-repeated="2"/>
          <table:table-cell office:value-type="string" calcext:value-type="string">
            <text:p>X</text:p>
          </table:table-cell>
          <table:table-cell/>
          <table:table-cell table:style-name="ce190" office:value-type="string" calcext:value-type="string">
            <text:p>scharfkantig und brüchig, nicht toll</text:p>
          </table:table-cell>
          <table:table-cell table:number-columns-repeated="1012"/>
        </table:table-row>
        <table:table-row table:style-name="ro1">
          <table:table-cell table:style-name="ce113" office:value-type="string" calcext:value-type="string">
            <text:p>Gecko</text:p>
          </table:table-cell>
          <table:table-cell table:style-name="ce145" office:value-type="string" calcext:value-type="string">
            <text:p>8b</text:p>
          </table:table-cell>
          <table:table-cell table:style-name="ce198"/>
          <table:table-cell table:style-name="ce201"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8"/>
          <table:table-cell table:style-name="ce178" office:value-type="string" calcext:value-type="string">
            <text:p>Plattecrux</text:p>
          </table:table-cell>
          <table:table-cell/>
          <table:table-cell office:value-type="string" calcext:value-type="string">
            <text:p>X</text:p>
          </table:table-cell>
          <table:table-cell/>
          <table:table-cell table:style-name="ce190" office:value-type="string" calcext:value-type="string">
            <text:p>ewig geiles Wochenende mit Jakob im October 2017</text:p>
          </table:table-cell>
          <table:table-cell table:number-columns-repeated="1012"/>
        </table:table-row>
        <table:table-row table:style-name="ro1">
          <table:table-cell office:value-type="string" calcext:value-type="string">
            <text:p>Reise nach Ixtlan</text:p>
          </table:table-cell>
          <table:table-cell table:style-name="ce239" office:value-type="string" calcext:value-type="string">
            <text:p>7c+/8a</text:p>
          </table:table-cell>
          <table:table-cell table:style-name="ce198"/>
          <table:table-cell table:style-name="ce201"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8"/>
          <table:table-cell office:value-type="string" calcext:value-type="string">
            <text:p>Funky</text:p>
          </table:table-cell>
          <table:table-cell office:value-type="string" calcext:value-type="string">
            <text:p>23. September 2017</text:p>
          </table:table-cell>
          <table:table-cell/>
          <table:table-cell office:value-type="float" office:value="1" calcext:value-type="float">
            <text:p>1</text:p>
          </table:table-cell>
          <table:table-cell table:style-name="ce190" office:value-type="string" calcext:value-type="string">
            <text:p>ewig geiles Wochenende mit Jakob im October 2017</text:p>
          </table:table-cell>
          <table:table-cell table:number-columns-repeated="1012"/>
        </table:table-row>
        <table:table-row table:style-name="ro1">
          <table:table-cell office:value-type="string" calcext:value-type="string">
            <text:p>Jumping Jack Flash</text:p>
          </table:table-cell>
          <table:table-cell table:style-name="ce239" office:value-type="string" calcext:value-type="string">
            <text:p>7c+</text:p>
          </table:table-cell>
          <table:table-cell table:style-name="ce198" office:value-type="string" calcext:value-type="string">
            <text:p>o.s.</text:p>
          </table:table-cell>
          <table:table-cell table:style-name="ce201"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8"/>
          <table:table-cell office:value-type="string" calcext:value-type="string">
            <text:p>Cooler Onsight!</text:p>
          </table:table-cell>
          <table:table-cell office:value-type="string" calcext:value-type="string">
            <text:p>22. September 2017</text:p>
          </table:table-cell>
          <table:table-cell/>
          <table:table-cell office:value-type="float" office:value="2" calcext:value-type="float">
            <text:p>2</text:p>
          </table:table-cell>
          <table:table-cell table:style-name="ce190" office:value-type="string" calcext:value-type="string">
            <text:p>ewig geiles Wochenende mit Jakob im October 2017</text:p>
          </table:table-cell>
          <table:table-cell table:number-columns-repeated="1012"/>
        </table:table-row>
        <table:table-row table:style-name="ro1">
          <table:table-cell office:value-type="string" calcext:value-type="string">
            <text:p>Especially for You</text:p>
          </table:table-cell>
          <table:table-cell table:style-name="ce239" office:value-type="string" calcext:value-type="string">
            <text:p>7c</text:p>
          </table:table-cell>
          <table:table-cell table:style-name="ce198" office:value-type="string" calcext:value-type="string">
            <text:p>2. Go</text:p>
          </table:table-cell>
          <table:table-cell table:style-name="ce201"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8"/>
          <table:table-cell office:value-type="string" calcext:value-type="string">
            <text:p>2. Go, geiles Leistengedresche</text:p>
          </table:table-cell>
          <table:table-cell office:value-type="string" calcext:value-type="string">
            <text:p>23. September 2017</text:p>
          </table:table-cell>
          <table:table-cell/>
          <table:table-cell office:value-type="float" office:value="1" calcext:value-type="float">
            <text:p>1</text:p>
          </table:table-cell>
          <table:table-cell table:style-name="ce190" office:value-type="string" calcext:value-type="string">
            <text:p>ewig geiles Wochenende mit Jakob im October 2017</text:p>
          </table:table-cell>
          <table:table-cell table:number-columns-repeated="1012"/>
        </table:table-row>
        <table:table-row table:style-name="ro1">
          <table:table-cell table:style-name="ce113" office:value-type="string" calcext:value-type="string">
            <text:p>Muttertag</text:p>
          </table:table-cell>
          <table:table-cell table:style-name="ce145" office:value-type="string" calcext:value-type="string">
            <text:p>7b+/7c</text:p>
          </table:table-cell>
          <table:table-cell table:style-name="ce162"/>
          <table:table-cell table:style-name="ce201"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62"/>
          <table:table-cell table:style-name="ce178" office:value-type="string" calcext:value-type="string">
            <text:p>sooooo platt!</text:p>
          </table:table-cell>
          <table:table-cell/>
          <table:table-cell office:value-type="string" calcext:value-type="string">
            <text:p>X</text:p>
          </table:table-cell>
          <table:table-cell/>
          <table:table-cell table:style-name="ce190" office:value-type="string" calcext:value-type="string">
            <text:p>ewig geiles Wochenende mit Jakob im October 2017</text:p>
          </table:table-cell>
          <table:table-cell table:number-columns-repeated="1012"/>
        </table:table-row>
        <table:table-row table:style-name="ro1">
          <table:table-cell office:value-type="string" calcext:value-type="string">
            <text:p>Maracuja</text:p>
          </table:table-cell>
          <table:table-cell table:style-name="ce239" office:value-type="string" calcext:value-type="string">
            <text:p>6c+/7a</text:p>
          </table:table-cell>
          <table:table-cell table:style-name="ce198" office:value-type="string" calcext:value-type="string">
            <text:p>o.s.</text:p>
          </table:table-cell>
          <table:table-cell table:style-name="ce201"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8"/>
          <table:table-cell/>
          <table:table-cell office:value-type="string" calcext:value-type="string">
            <text:p>23. September 2017</text:p>
          </table:table-cell>
          <table:table-cell table:number-columns-repeated="2"/>
          <table:table-cell table:style-name="ce190" office:value-type="string" calcext:value-type="string">
            <text:p>ewig geiles Wochenende mit Jakob im October 2017</text:p>
          </table:table-cell>
          <table:table-cell table:number-columns-repeated="1012"/>
        </table:table-row>
        <table:table-row table:style-name="ro1">
          <table:table-cell office:value-type="string" calcext:value-type="string">
            <text:p>Ego, nein danke</text:p>
          </table:table-cell>
          <table:table-cell table:style-name="ce239" office:value-type="string" calcext:value-type="string">
            <text:p>6b</text:p>
          </table:table-cell>
          <table:table-cell table:style-name="ce198" office:value-type="string" calcext:value-type="string">
            <text:p>o.s.</text:p>
          </table:table-cell>
          <table:table-cell table:style-name="ce201"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8"/>
          <table:table-cell/>
          <table:table-cell office:value-type="string" calcext:value-type="string">
            <text:p>23. September 2017</text:p>
          </table:table-cell>
          <table:table-cell table:number-columns-repeated="2"/>
          <table:table-cell table:style-name="ce190" office:value-type="string" calcext:value-type="string">
            <text:p>ewig geiles Wochenende mit Jakob im October 2017</text:p>
          </table:table-cell>
          <table:table-cell table:number-columns-repeated="1012"/>
        </table:table-row>
        <table:table-row table:style-name="ro1">
          <table:table-cell table:style-name="ce144" office:value-type="string" calcext:value-type="string">
            <text:p>08/15</text:p>
          </table:table-cell>
          <table:table-cell table:style-name="ce239" office:value-type="string" calcext:value-type="string">
            <text:p>5a</text:p>
          </table:table-cell>
          <table:table-cell table:style-name="ce198" office:value-type="string" calcext:value-type="string">
            <text:p>o.s.</text:p>
          </table:table-cell>
          <table:table-cell table:style-name="ce201"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8"/>
          <table:table-cell/>
          <table:table-cell office:value-type="string" calcext:value-type="string">
            <text:p>23. September 2017</text:p>
          </table:table-cell>
          <table:table-cell table:number-columns-repeated="2"/>
          <table:table-cell table:style-name="ce190" office:value-type="string" calcext:value-type="string">
            <text:p>ewig geiles Wochenende mit Jakob im October 2017</text:p>
          </table:table-cell>
          <table:table-cell table:number-columns-repeated="1012"/>
        </table:table-row>
        <table:table-row table:style-name="ro9">
          <table:table-cell table:style-name="ce113" office:value-type="string" calcext:value-type="string">
            <text:p>Ganja</text:p>
          </table:table-cell>
          <table:table-cell table:style-name="ce145" office:value-type="string" calcext:value-type="string">
            <text:p>8a+</text:p>
          </table:table-cell>
          <table:table-cell table:style-name="ce162"/>
          <table:table-cell table:style-name="ce201" office:value-type="string" calcext:value-type="string">
            <text:p>Ganja</text:p>
          </table:table-cell>
          <table:table-cell office:value-type="string" calcext:value-type="string">
            <text:p>Zillertal</text:p>
          </table:table-cell>
          <table:table-cell office:value-type="string" calcext:value-type="string">
            <text:p>Austria</text:p>
          </table:table-cell>
          <table:table-cell table:style-name="ce162"/>
          <table:table-cell table:style-name="ce292" office:value-type="string" calcext:value-type="string">
            <text:p><text:span text:style-name="T4">Fingerriss, </text:span><text:span text:style-name="T5">Ganja</text:span></text:p>
            <text:p/>
            <text:p><text:span text:style-name="T6">-Absicherung: BD 1x 0.1, 1x 0.3, 1x 0.5/0.75 1x #7 Nut, #8 Nut</text:span></text:p>
            <text:p/>
            <text:p><text:span text:style-name="T6">rechts an Kante starten, mit links im Riss, die „obere Leiste“. Links schlechter Tritt stehen und recht hooken.</text:span></text:p>
            <text:p><text:span text:style-name="T6">Mit rechts in den unteren guten Klemmer (evtl. BD Keil 8 in den oberen Klemmer), links oben drüber Mittel- und Ringfinger tief in den oberen Klemmer und mir rechts zurück zur Kante. Erst den rechten dann den linken Fuß hochlaufen (guter Tritt in Riss bei der „unteren Leiste“).</text:span></text:p>
            <text:p><text:span text:style-name="T6">Den rechten Fuß lösen und hinterschren. Mit der rechten Hand wieder zurück in den Riss abfassen und direkt hoch blocken in den Pinsch-Klemmer (Daumen nach oben). Auf dem linken Bein aufstehen und mit links hoch zu Leiste, rechts nachsortien, den rechten Fuß auf die gute Stelle am oberen Ende der Rippe stellenund Bd Cam X4  0.1 legen. </text:span></text:p>
            <text:p><text:span text:style-name="T6">Danach den linken Fuß auf einen kleinen Tritt in der Wand stellen und mit links weit weiter verlängern in einen guten Klemmer mit Daumen nach unten (*). Von hier oder schon vorher BD Keil 7 etwas unter den Cam. Von den Tritten mit rechts weit hochkreuzen in einen fast waagrechten guten 2 Finger klemmer, mit dem linken Fuß die Leiste angeln und in die breite Stelle mit Daumen nach unten Klemmen. In die breite Stelle BD Cam 0.5 (leichter zu legen) oder 0.75 (besser) legen.</text:span></text:p>
            <text:p><text:span text:style-name="T6">Mit rechts auf der linken Hand klemmen, linken Fuß mit Knie nach links in (*) und mit dem rechten Fuß au einen guten Tritt rechts außen. Mit der rechten Hand hoch wandern an das obere Ende der breiten Stelle und mit der linken Hand in einen engen Fingerklemmer oben drüber. Auf den rechten Fuß schieben und mit rechts auf eine Leiste (**) ziehen, mit dem linken Fuß hinterschren und mit der linken Hand in Riss höher greifen (***). Den linken Fuß stellen und mit rechts in gutes Loch ziehen. Etwas über (***) BD Cam X4 0.3 legen und noch etwas darüber mit links in Riss klemmen (Bei mini Dach). Dazu erst den rechten Fuß und dann den linken Fuß hoher stellen.</text:span></text:p>
            <text:p><text:span text:style-name="T6">Mit der rechten Hand neben dem Sloper im Riss Klemmen und linken Fuß noch mal höher stellen. Mit links in eine guten Klemmer auf Halben Weg zu Kante und den rechten Fuß auf (**) stellen und   und nach rechts zur Kante schnappen.Freuen :)</text:spa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3" office:value-type="string" calcext:value-type="string">
            <text:p>Electric Avenue</text:p>
          </table:table-cell>
          <table:table-cell table:style-name="ce145" office:value-type="string" calcext:value-type="string">
            <text:p>8a</text:p>
          </table:table-cell>
          <table:table-cell table:style-name="ce162"/>
          <table:table-cell table:style-name="ce201" office:value-type="string" calcext:value-type="string">
            <text:p>Bachhexe</text:p>
          </table:table-cell>
          <table:table-cell office:value-type="string" calcext:value-type="string">
            <text:p>Zillertal</text:p>
          </table:table-cell>
          <table:table-cell office:value-type="string" calcext:value-type="string">
            <text:p>Austria</text:p>
          </table:table-cell>
          <table:table-cell table:style-name="ce162"/>
          <table:table-cell table:style-name="ce178" office:value-type="string" calcext:value-type="string">
            <text:p>perfektes, immer trockenenes Dach. Übertrieben geile Sloperpassage</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10">
          <table:table-cell office:value-type="string" calcext:value-type="string">
            <text:p>Iljas Vermächtnis</text:p>
          </table:table-cell>
          <table:table-cell table:style-name="ce239" office:value-type="string" calcext:value-type="string">
            <text:p>VIIc</text:p>
          </table:table-cell>
          <table:table-cell table:style-name="ce198" office:value-type="string" calcext:value-type="string">
            <text:p>TR</text:p>
          </table:table-cell>
          <table:table-cell table:style-name="ce201" office:value-type="string" calcext:value-type="string">
            <text:p>Bürgermeisterin</text:p>
          </table:table-cell>
          <table:table-cell office:value-type="string" calcext:value-type="string">
            <text:p>Adrspach</text:p>
          </table:table-cell>
          <table:table-cell office:value-type="string" calcext:value-type="string">
            <text:p>Czech</text:p>
          </table:table-cell>
          <table:table-cell table:style-name="ce198" office:value-type="string" calcext:value-type="string">
            <text:p>AF</text:p>
          </table:table-cell>
          <table:table-cell office:value-type="string" calcext:value-type="string">
            <text:p>TR, AF, erste Route in Adersbach. Unten schwieriger Faustklemmer Riss, wo nicht ganz das Knie rein passt. Dann Kamin raus, 2. SL ist der "Geburtskanal", ca. 20M bis zum ersten Ring. Dort dann gute Keulerei, weiter oben dann saugender Handklemmerriss im steilen Gelände. Ganz oben dann nochmal eine schwere Plattenstelle auf Rollreibung. Einmal um den Kopf queren und nicht ganz einfachen und längenzügigen Handriss rauseiern. Wunderschöner Gipfel!</text:p>
          </table:table-cell>
          <table:table-cell office:value-type="string" calcext:value-type="string">
            <text:p>19.10.17</text:p>
          </table:table-cell>
          <table:table-cell/>
          <table:table-cell office:value-type="float" office:value="3" calcext:value-type="float">
            <text:p>3</text:p>
          </table:table-cell>
          <table:table-cell table:style-name="ce190"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3">
          <table:table-cell table:style-name="ce113" office:value-type="string" calcext:value-type="string">
            <text:p>Teufelsgulasch</text:p>
          </table:table-cell>
          <table:table-cell table:style-name="ce145" office:value-type="string" calcext:value-type="string">
            <text:p>Xb</text:p>
          </table:table-cell>
          <table:table-cell table:style-name="ce162"/>
          <table:table-cell table:number-columns-repeated="2" office:value-type="string" calcext:value-type="string">
            <text:p>Adrspach</text:p>
          </table:table-cell>
          <table:table-cell office:value-type="string" calcext:value-type="string">
            <text:p>Czech</text:p>
          </table:table-cell>
          <table:table-cell table:style-name="ce162"/>
          <table:table-cell table:style-name="ce178" office:value-type="string" calcext:value-type="string">
            <text:p>wohl eine der besten Kanten überhaupt, viele Ringe aber auch echt schwer. Balancierkletterei und anscheinend darf man Chalk verwenden (auch wenn ich keins dabei hatte). Bin nur bis zum 4. Ring gekommen, dann wird's sackhart!</text:p>
          </table:table-cell>
          <table:table-cell/>
          <table:table-cell office:value-type="string" calcext:value-type="string">
            <text:p>X</text:p>
          </table:table-cell>
          <table:table-cell/>
          <table:table-cell table:style-name="ce190"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3">
          <table:table-cell table:style-name="ce116" office:value-type="string" calcext:value-type="string">
            <text:p>Internationaler Weg</text:p>
          </table:table-cell>
          <table:table-cell table:style-name="ce145" office:value-type="string" calcext:value-type="string">
            <text:p>VIIa</text:p>
          </table:table-cell>
          <table:table-cell table:style-name="ce162"/>
          <table:table-cell table:style-name="ce116" office:value-type="string" calcext:value-type="string">
            <text:p>Zyklop</text:p>
          </table:table-cell>
          <table:table-cell office:value-type="string" calcext:value-type="string">
            <text:p>Adrspach</text:p>
          </table:table-cell>
          <table:table-cell office:value-type="string" calcext:value-type="string">
            <text:p>Czech</text:p>
          </table:table-cell>
          <table:table-cell table:style-name="ce162" office:value-type="string" calcext:value-type="string">
            <text:p>Aid</text:p>
          </table:table-cell>
          <table:table-cell table:style-name="ce120" office:value-type="string" calcext:value-type="string">
            <text:p>der leichteste Weg den Zyklopen hinauf mit wohl den meisten Baustellen in Adersbach! Und wir hängen uns da gleich rein, sind wir doof. Erstmal normale Baustelle vom Baum weg auf Rollrampe und zum ersten Ring hineinern (Sebstastian barfuß). Dann ausgiebig unterstützt zum 2. Ring, hier wurde es gleich ordentlich brenzlig. Sebastian war unten und Jakob auf seinen Schultern, Domi hat Jakob und mich mit 2 Grigris gesichert und ich kletter dann so behutsam wie möglich an Jakob hin, wenn das ganze zusammengepurzelt wäre, wäre das echt ungemütlich geworden! Dann stehe ich also auf Jakobs Schultern und heppe an den Ring. Hopp, ja, ich hab ihn!!! Von dort aus Sedacky in kleine Rampe, hier rollts total. Der unterstützende sollte definitiv aus dem Grigir unterstützen, damit der obere ihn im Falle eines Sturzes nicht abräumt. Erst geht Jakob, kommt dann aber lieber nochmal runter und Domi holt sich die Querung like a boss. Dabei bröselt ihm so langsam der Tritt weg (ein kleiner Busch), 5m über dem Ring und mit einem fetten Band unten – Sebastian war schon bereit ins Tal zu springen beim sichern. Dann einmal um den halben Gipfel herum, eventuell kann man hier auch bauen oder in den Riss reinqueren. Man hat aber KEINE Sicherung, die ist ca. 30M entfernt auf der anderen Seite des Gipfels. Anscheinend liegt dort eine MK3 nachdem man in den Riss reingequert ist: Eine "menschliche Knotenschlinge Größe 3" Das funktioniert wie folgt. Einer stopft sich in den Körperriss hinein und macht sich dick und schwer. Der andere klippt dann einfach seine Sicherungsschlaufe ein und nimmt ihn als Sicherung – er steckt ja fest. Puh, ich will nicht wissen wie sich das anfühlt, wenn da jemand in dich reinkachelt. Dann noch witziger Doppelhand, Handfaust, Doppelfaust und schließlich Chicken Wing Riss oben raus, hier rollts auch ordentlich. Dann endlich oben im letzten Sonnenlicht. WAHNSINN! Was für ein Abenteuer!</text:p>
          </table:table-cell>
          <table:table-cell table:number-columns-repeated="2"/>
          <table:table-cell office:value-type="float" office:value="3" calcext:value-type="float">
            <text:p>3</text:p>
          </table:table-cell>
          <table:table-cell table:style-name="ce190"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1">
          <table:table-cell office:value-type="string" calcext:value-type="string">
            <text:p>Udolni</text:p>
          </table:table-cell>
          <table:table-cell table:style-name="ce161" office:value-type="string" calcext:value-type="string">
            <text:p>IXb </text:p>
          </table:table-cell>
          <table:table-cell table:style-name="ce198" office:value-type="string" calcext:value-type="string">
            <text:p>TR</text:p>
          </table:table-cell>
          <table:table-cell table:style-name="ce201" office:value-type="string" calcext:value-type="string">
            <text:p>Hlaska (Talwächter)</text:p>
          </table:table-cell>
          <table:table-cell office:value-type="string" calcext:value-type="string">
            <text:p>Teplice</text:p>
          </table:table-cell>
          <table:table-cell office:value-type="string" calcext:value-type="string">
            <text:p>Czech</text:p>
          </table:table-cell>
          <table:table-cell table:style-name="ce198"/>
          <table:table-cell office:value-type="string" calcext:value-type="string">
            <text:p>TR ohne Hängen! Im Führer steht VIIb doch das muss ein Druckfehler sein. Allgmein ist akpeptiert VIIIb wenn AF und IXb wenn Rotpunkt. Extrem weit und schon ordentliches Gekeule zum ersten Ring hin, nur sehr schlecht gesichert mit Schlinge (oder evtl ganz großem UFO wenn vorhanden?). Vor dem ersten Ring schon doppelhand und dann viele Ringe bis oben. Dabei gibts alles was das Herz begehrt, mal Doppelhand, Handfaust, Doppelhand und Schulter. Mal klemmt das Knie, mal nicht. Auf ca. 3/4 ist der "Hundebahnhof", da kann man dann etwas ausruhen (und trinken!), danach kommt nochmal ein sehr anstrengender Schulterriss. 3h Begehung!!!</text:p>
          </table:table-cell>
          <table:table-cell office:value-type="string" calcext:value-type="string">
            <text:p>20.1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aberge</text:p>
          </table:table-cell>
          <table:table-cell table:style-name="ce239" office:value-type="string" calcext:value-type="string">
            <text:p>7c</text:p>
          </table:table-cell>
          <table:table-cell table:style-name="ce198" office:value-type="string" calcext:value-type="string">
            <text:p>2. Go</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98"/>
          <table:table-cell office:value-type="string" calcext:value-type="string">
            <text:p>abgefahrene Seitgriffzüge</text:p>
          </table:table-cell>
          <table:table-cell table:style-name="ce193" office:value-type="date" office:date-value="2018-08-30" calcext:value-type="date">
            <text:p>2018-08-30</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rong Arm Of The Law</text:p>
          </table:table-cell>
          <table:table-cell table:style-name="ce239" office:value-type="string" calcext:value-type="string">
            <text:p>7a</text:p>
          </table:table-cell>
          <table:table-cell table:style-name="ce198"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98"/>
          <table:table-cell/>
          <table:table-cell table:style-name="ce193" office:value-type="date" office:date-value="2018-08-29" calcext:value-type="date">
            <text:p>2018-08-29</text:p>
          </table:table-cell>
          <table:table-cell table:number-columns-repeated="1015"/>
        </table:table-row>
        <table:table-row table:style-name="ro1">
          <table:table-cell office:value-type="string" calcext:value-type="string">
            <text:p>Vandals</text:p>
          </table:table-cell>
          <table:table-cell table:style-name="ce239" office:value-type="string" calcext:value-type="string">
            <text:p>7b</text:p>
          </table:table-cell>
          <table:table-cell table:style-name="ce198" office:value-type="string" calcext:value-type="string">
            <text:p>F</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98"/>
          <table:table-cell/>
          <table:table-cell table:style-name="ce193" office:value-type="date" office:date-value="2018-08-30" calcext:value-type="date">
            <text:p>2018-08-30</text:p>
          </table:table-cell>
          <table:table-cell table:number-columns-repeated="1015"/>
        </table:table-row>
        <table:table-row table:style-name="ro1">
          <table:table-cell office:value-type="string" calcext:value-type="string">
            <text:p>True Sailing is Dead</text:p>
          </table:table-cell>
          <table:table-cell table:style-name="ce239" office:value-type="string" calcext:value-type="string">
            <text:p>7a+</text:p>
          </table:table-cell>
          <table:table-cell table:style-name="ce198"/>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98" office:value-type="string" calcext:value-type="string">
            <text:p>hard</text:p>
          </table:table-cell>
          <table:table-cell office:value-type="string" calcext:value-type="string">
            <text:p>ist mir RICHTIG schwer gefallen aber anscheinend muss man keinen Dyno machen</text:p>
          </table:table-cell>
          <table:table-cell table:style-name="ce193" office:value-type="date" office:date-value="2018-08-30" calcext:value-type="date">
            <text:p>2018-08-30</text:p>
          </table:table-cell>
          <table:table-cell table:number-columns-repeated="1015"/>
        </table:table-row>
        <table:table-row table:style-name="ro1">
          <table:table-cell office:value-type="string" calcext:value-type="string">
            <text:p>Crook and crime</text:p>
          </table:table-cell>
          <table:table-cell table:style-name="ce239" office:value-type="string" calcext:value-type="string">
            <text:p>7a</text:p>
          </table:table-cell>
          <table:table-cell table:style-name="ce198"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98"/>
          <table:table-cell/>
          <table:table-cell table:style-name="ce193" office:value-type="date" office:date-value="2018-08-30" calcext:value-type="date">
            <text:p>2018-08-30</text:p>
          </table:table-cell>
          <table:table-cell table:number-columns-repeated="1015"/>
        </table:table-row>
        <table:table-row table:style-name="ro1">
          <table:table-cell office:value-type="string" calcext:value-type="string">
            <text:p>Stormwatch</text:p>
          </table:table-cell>
          <table:table-cell table:style-name="ce239" office:value-type="string" calcext:value-type="string">
            <text:p>8a+</text:p>
          </table:table-cell>
          <table:table-cell table:style-name="ce198"/>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98"/>
          <table:table-cell office:value-type="string" calcext:value-type="string">
            <text:p>Fette Sache, pumpig nach drei Wochen Bouldern</text:p>
          </table:table-cell>
          <table:table-cell table:style-name="ce193" office:value-type="date" office:date-value="2018-08-30" calcext:value-type="date">
            <text:p>2018-08-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reak Brothers</text:p>
          </table:table-cell>
          <table:table-cell table:style-name="ce239" office:value-type="string" calcext:value-type="string">
            <text:p>6a</text:p>
          </table:table-cell>
          <table:table-cell table:style-name="ce198"/>
          <table:table-cell office:value-type="string" calcext:value-type="string">
            <text:p>Little Silozwi</text:p>
          </table:table-cell>
          <table:table-cell office:value-type="string" calcext:value-type="string">
            <text:p>Matopos</text:p>
          </table:table-cell>
          <table:table-cell office:value-type="string" calcext:value-type="string">
            <text:p>Zimbabwe</text:p>
          </table:table-cell>
          <table:table-cell table:style-name="ce198" office:value-type="string" calcext:value-type="string">
            <text:p>FA, ow.</text:p>
          </table:table-cell>
          <table:table-cell office:value-type="string" calcext:value-type="string">
            <text:p>Offwidth am Eingang vom Little Silozwi Cave</text:p>
          </table:table-cell>
          <table:table-cell table:style-name="ce193" office:value-type="date" office:date-value="2018-08-15" calcext:value-type="date">
            <text:p>2018-08-15</text:p>
          </table:table-cell>
          <table:table-cell table:number-columns-repeated="1015"/>
        </table:table-row>
        <table:table-row table:style-name="ro1">
          <table:table-cell office:value-type="string" calcext:value-type="string">
            <text:p>Lucía</text:p>
          </table:table-cell>
          <table:table-cell table:style-name="ce239" office:value-type="string" calcext:value-type="string">
            <text:p>7a</text:p>
          </table:table-cell>
          <table:table-cell table:style-name="ce198"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8"/>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Perico Magnesico</text:p>
          </table:table-cell>
          <table:table-cell table:style-name="ce239" office:value-type="string" calcext:value-type="string">
            <text:p>6c+</text:p>
          </table:table-cell>
          <table:table-cell table:style-name="ce198"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8"/>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Escaladores y Lenadores</text:p>
          </table:table-cell>
          <table:table-cell table:style-name="ce239" office:value-type="string" calcext:value-type="string">
            <text:p>7b</text:p>
          </table:table-cell>
          <table:table-cell table:style-name="ce198"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8"/>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Renenaza</text:p>
          </table:table-cell>
          <table:table-cell table:style-name="ce239" office:value-type="string" calcext:value-type="string">
            <text:p>7a+</text:p>
          </table:table-cell>
          <table:table-cell table:style-name="ce198"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8"/>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Cantos Pegados</text:p>
          </table:table-cell>
          <table:table-cell table:style-name="ce239" office:value-type="string" calcext:value-type="string">
            <text:p>7a</text:p>
          </table:table-cell>
          <table:table-cell table:style-name="ce198"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8"/>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El aliento del dragón</text:p>
          </table:table-cell>
          <table:table-cell table:style-name="ce239" office:value-type="string" calcext:value-type="string">
            <text:p>8a</text:p>
          </table:table-cell>
          <table:table-cell table:style-name="ce198"/>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8"/>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Los pollitas felices</text:p>
          </table:table-cell>
          <table:table-cell table:style-name="ce239" office:value-type="string" calcext:value-type="string">
            <text:p>8a</text:p>
          </table:table-cell>
          <table:table-cell table:style-name="ce198"/>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8"/>
          <table:table-cell office:value-type="string" calcext:value-type="string">
            <text:p>fast onsight, kurz vor der Kette gefallen. So n geiler Versuch!</text:p>
          </table:table-cell>
          <table:table-cell table:style-name="ce193" office:value-type="date" office:date-value="2018-09-01" calcext:value-type="date">
            <text:p>2018-09-01</text:p>
          </table:table-cell>
          <table:table-cell table:number-columns-repeated="1015"/>
        </table:table-row>
        <table:table-row table:style-name="ro1">
          <table:table-cell table:style-name="ce136" office:value-type="string" calcext:value-type="string">
            <text:p>am Haus</text:p>
          </table:table-cell>
          <table:table-cell table:style-name="ce239" office:value-type="string" calcext:value-type="string">
            <text:p>6c</text:p>
          </table:table-cell>
          <table:table-cell table:style-name="ce198" office:value-type="string" calcext:value-type="string">
            <text:p>o.s.</text:p>
          </table:table-cell>
          <table:table-cell office:value-type="string" calcext:value-type="string">
            <text:p>La Fuente</text:p>
          </table:table-cell>
          <table:table-cell office:value-type="string" calcext:value-type="string">
            <text:p>La Pedriza</text:p>
          </table:table-cell>
          <table:table-cell office:value-type="string" calcext:value-type="string">
            <text:p>Spanien</text:p>
          </table:table-cell>
          <table:table-cell table:style-name="ce198"/>
          <table:table-cell office:value-type="string" calcext:value-type="string">
            <text:p>nicht so leichter Riss</text:p>
          </table:table-cell>
          <table:table-cell table:style-name="ce193" office:value-type="date" office:date-value="2018-05-01" calcext:value-type="date">
            <text:p>2018-05-01</text:p>
          </table:table-cell>
          <table:table-cell table:number-columns-repeated="1015"/>
        </table:table-row>
        <table:table-row table:style-name="ro1">
          <table:table-cell office:value-type="string" calcext:value-type="string">
            <text:p>Capitán Trueno</text:p>
          </table:table-cell>
          <table:table-cell table:style-name="ce239" office:value-type="string" calcext:value-type="string">
            <text:p>7a</text:p>
          </table:table-cell>
          <table:table-cell table:style-name="ce198"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98"/>
          <table:table-cell/>
          <table:table-cell table:style-name="ce193" office:value-type="date" office:date-value="2018-11-05" calcext:value-type="date">
            <text:p>2018-11-05</text:p>
          </table:table-cell>
          <table:table-cell table:number-columns-repeated="1015"/>
        </table:table-row>
        <table:table-row table:style-name="ro1">
          <table:table-cell office:value-type="string" calcext:value-type="string">
            <text:p>Cazaprimeras</text:p>
          </table:table-cell>
          <table:table-cell table:style-name="ce239" office:value-type="string" calcext:value-type="string">
            <text:p>8a</text:p>
          </table:table-cell>
          <table:table-cell table:style-name="ce198"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98" office:value-type="string" calcext:value-type="string">
            <text:p>soft</text:p>
          </table:table-cell>
          <table:table-cell office:value-type="string" calcext:value-type="string">
            <text:p>sehr fett!!!</text:p>
          </table:table-cell>
          <table:table-cell table:style-name="ce193" office:value-type="date" office:date-value="2018-11-05" calcext:value-type="date">
            <text:p>2018-1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ifana</text:p>
          </table:table-cell>
          <table:table-cell table:style-name="ce239" office:value-type="string" calcext:value-type="string">
            <text:p>8a</text:p>
          </table:table-cell>
          <table:table-cell table:style-name="ce198" office:value-type="string" calcext:value-type="string">
            <text:p>3. Go</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98" office:value-type="string" calcext:value-type="string">
            <text:p>hard</text:p>
          </table:table-cell>
          <table:table-cell office:value-type="string" calcext:value-type="string">
            <text:p>hart, eher 8a+, geiler Tag!!</text:p>
          </table:table-cell>
          <table:table-cell table:style-name="ce193" office:value-type="date" office:date-value="2018-11-05" calcext:value-type="date">
            <text:p>2018-11-0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stiavez otraz</text:p>
          </table:table-cell>
          <table:table-cell table:style-name="ce239" office:value-type="string" calcext:value-type="string">
            <text:p>6a+</text:p>
          </table:table-cell>
          <table:table-cell table:style-name="ce198"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98"/>
          <table:table-cell/>
          <table:table-cell table:style-name="ce193" office:value-type="date" office:date-value="2018-11-05" calcext:value-type="date">
            <text:p>2018-11-05</text:p>
          </table:table-cell>
          <table:table-cell table:number-columns-repeated="1015"/>
        </table:table-row>
        <table:table-row table:style-name="ro1">
          <table:table-cell office:value-type="string" calcext:value-type="string">
            <text:p>Ese rayito era mío</text:p>
          </table:table-cell>
          <table:table-cell table:style-name="ce239" office:value-type="string" calcext:value-type="string">
            <text:p>6b+</text:p>
          </table:table-cell>
          <table:table-cell table:style-name="ce198"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98"/>
          <table:table-cell/>
          <table:table-cell table:style-name="ce193" office:value-type="date" office:date-value="2018-11-05" calcext:value-type="date">
            <text:p>2018-11-05</text:p>
          </table:table-cell>
          <table:table-cell table:number-columns-repeated="1015"/>
        </table:table-row>
        <table:table-row table:style-name="ro1">
          <table:table-cell office:value-type="string" calcext:value-type="string">
            <text:p>Dos pegues</text:p>
          </table:table-cell>
          <table:table-cell table:style-name="ce239" office:value-type="string" calcext:value-type="string">
            <text:p>7c</text:p>
          </table:table-cell>
          <table:table-cell table:style-name="ce198"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style-name="ce198"/>
          <table:table-cell office:value-type="string" calcext:value-type="string">
            <text:p>easy</text:p>
          </table:table-cell>
          <table:table-cell table:style-name="ce193"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mor al Sikadur</text:p>
          </table:table-cell>
          <table:table-cell table:style-name="ce239" office:value-type="string" calcext:value-type="string">
            <text:p>7b+</text:p>
          </table:table-cell>
          <table:table-cell table:style-name="ce198"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style-name="ce198" office:value-type="string" calcext:value-type="string">
            <text:p>hard</text:p>
          </table:table-cell>
          <table:table-cell/>
          <table:table-cell table:style-name="ce193"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gido para la gloria</text:p>
          </table:table-cell>
          <table:table-cell table:style-name="ce239" office:value-type="string" calcext:value-type="string">
            <text:p>6c</text:p>
          </table:table-cell>
          <table:table-cell table:style-name="ce198" office:value-type="string" calcext:value-type="string">
            <text:p>o.s.</text:p>
          </table:table-cell>
          <table:table-cell office:value-type="string" calcext:value-type="string">
            <text:p>Colmenas</text:p>
          </table:table-cell>
          <table:table-cell office:value-type="string" calcext:value-type="string">
            <text:p>Cuenca</text:p>
          </table:table-cell>
          <table:table-cell office:value-type="string" calcext:value-type="string">
            <text:p>Spanien</text:p>
          </table:table-cell>
          <table:table-cell table:style-name="ce198"/>
          <table:table-cell/>
          <table:table-cell table:style-name="ce193"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table:style-name="ce123" office:value-type="string" calcext:value-type="string">
            <text:p>Uno</text:p>
          </table:table-cell>
          <table:table-cell table:style-name="ce239" office:value-type="string" calcext:value-type="string">
            <text:p>8a+</text:p>
          </table:table-cell>
          <table:table-cell table:style-name="ce198" office:value-type="string" calcext:value-type="string">
            <text:p>2.Go</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table:style-name="ce198" office:value-type="string" calcext:value-type="string">
            <text:p>soft</text:p>
          </table:table-cell>
          <table:table-cell/>
          <table:table-cell table:style-name="ce193" office:value-type="date" office:date-value="2018-11-20" calcext:value-type="date">
            <text:p>2018-11-20</text:p>
          </table:table-cell>
          <table:table-cell/>
          <table:table-cell office:value-type="float" office:value="2" calcext:value-type="float">
            <text:p>2</text:p>
          </table:table-cell>
          <table:table-cell table:number-columns-repeated="1013"/>
        </table:table-row>
        <table:table-row table:style-name="ro1">
          <table:table-cell table:style-name="ce136" office:value-type="string" calcext:value-type="string">
            <text:p>7a+</text:p>
          </table:table-cell>
          <table:table-cell table:style-name="ce239" office:value-type="string" calcext:value-type="string">
            <text:p>7a+</text:p>
          </table:table-cell>
          <table:table-cell table:style-name="ce198" office:value-type="string" calcext:value-type="string">
            <text:p>o.s.</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table:style-name="ce198" office:value-type="string" calcext:value-type="string">
            <text:p>hard</text:p>
          </table:table-cell>
          <table:table-cell/>
          <table:table-cell table:style-name="ce193" office:value-type="date" office:date-value="2018-11-20" calcext:value-type="date">
            <text:p>2018-11-20</text:p>
          </table:table-cell>
          <table:table-cell table:number-columns-repeated="1015"/>
        </table:table-row>
        <table:table-row table:style-name="ro1">
          <table:table-cell office:value-type="string" calcext:value-type="string">
            <text:p>Alpin Spez Verlängerung</text:p>
          </table:table-cell>
          <table:table-cell table:style-name="ce239" office:value-type="string" calcext:value-type="string">
            <text:p>7c+</text:p>
          </table:table-cell>
          <table:table-cell table:style-name="ce198" office:value-type="string" calcext:value-type="string">
            <text:p>2. Go</text:p>
          </table:table-cell>
          <table:table-cell table:number-columns-repeated="2" office:value-type="string" calcext:value-type="string">
            <text:p>Magletsch</text:p>
          </table:table-cell>
          <table:table-cell office:value-type="string" calcext:value-type="string">
            <text:p>Switzerland</text:p>
          </table:table-cell>
          <table:table-cell table:style-name="ce198"/>
          <table:table-cell/>
          <table:table-cell table:style-name="ce193" office:value-type="date" office:date-value="2019-08-31" calcext:value-type="date">
            <text:p>2019-08-31</text:p>
          </table:table-cell>
          <table:table-cell table:number-columns-repeated="1015"/>
        </table:table-row>
        <table:table-row table:style-name="ro1">
          <table:table-cell office:value-type="string" calcext:value-type="string">
            <text:p>Bläcky</text:p>
          </table:table-cell>
          <table:table-cell table:style-name="ce239" office:value-type="string" calcext:value-type="string">
            <text:p>6c+</text:p>
          </table:table-cell>
          <table:table-cell table:style-name="ce198" office:value-type="string" calcext:value-type="string">
            <text:p>o.s.</text:p>
          </table:table-cell>
          <table:table-cell table:number-columns-repeated="2" office:value-type="string" calcext:value-type="string">
            <text:p>Magletsch</text:p>
          </table:table-cell>
          <table:table-cell office:value-type="string" calcext:value-type="string">
            <text:p>Switzerland</text:p>
          </table:table-cell>
          <table:table-cell table:style-name="ce198"/>
          <table:table-cell/>
          <table:table-cell table:style-name="ce193" office:value-type="date" office:date-value="2019-08-31" calcext:value-type="date">
            <text:p>2019-08-31</text:p>
          </table:table-cell>
          <table:table-cell table:number-columns-repeated="1015"/>
        </table:table-row>
        <table:table-row table:style-name="ro1">
          <table:table-cell office:value-type="string" calcext:value-type="string">
            <text:p>Seven Up</text:p>
          </table:table-cell>
          <table:table-cell table:style-name="ce239" office:value-type="string" calcext:value-type="string">
            <text:p>8/8+</text:p>
          </table:table-cell>
          <table:table-cell table:style-name="ce198"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98"/>
          <table:table-cell/>
          <table:table-cell table:style-name="ce193" office:value-type="date" office:date-value="2019-09-20" calcext:value-type="date">
            <text:p>2019-09-20</text:p>
          </table:table-cell>
          <table:table-cell table:number-columns-repeated="1015"/>
        </table:table-row>
        <table:table-row table:style-name="ro1">
          <table:table-cell office:value-type="string" calcext:value-type="string">
            <text:p>Don Gonzales</text:p>
          </table:table-cell>
          <table:table-cell table:style-name="ce239" office:value-type="string" calcext:value-type="string">
            <text:p>8/8+</text:p>
          </table:table-cell>
          <table:table-cell table:style-name="ce198"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98"/>
          <table:table-cell/>
          <table:table-cell table:style-name="ce193" office:value-type="date" office:date-value="2019-09-20" calcext:value-type="date">
            <text:p>2019-09-20</text:p>
          </table:table-cell>
          <table:table-cell table:number-columns-repeated="1015"/>
        </table:table-row>
        <table:table-row table:style-name="ro1">
          <table:table-cell office:value-type="string" calcext:value-type="string">
            <text:p>Fragile</text:p>
          </table:table-cell>
          <table:table-cell table:style-name="ce239" office:value-type="string" calcext:value-type="string">
            <text:p>7+/8-</text:p>
          </table:table-cell>
          <table:table-cell table:style-name="ce198"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98"/>
          <table:table-cell/>
          <table:table-cell table:style-name="ce193" office:value-type="date" office:date-value="2019-09-20" calcext:value-type="date">
            <text:p>2019-09-20</text:p>
          </table:table-cell>
          <table:table-cell table:number-columns-repeated="1015"/>
        </table:table-row>
        <table:table-row table:style-name="ro1">
          <table:table-cell office:value-type="string" calcext:value-type="string">
            <text:p>Das Umständemonster</text:p>
          </table:table-cell>
          <table:table-cell table:style-name="ce239" office:value-type="float" office:value="7" calcext:value-type="float">
            <text:p>7</text:p>
          </table:table-cell>
          <table:table-cell table:style-name="ce198" office:value-type="string" calcext:value-type="string">
            <text:p>F</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98"/>
          <table:table-cell/>
          <table:table-cell table:style-name="ce193" office:value-type="date" office:date-value="2019-09-20" calcext:value-type="date">
            <text:p>2019-09-20</text:p>
          </table:table-cell>
          <table:table-cell table:number-columns-repeated="1015"/>
        </table:table-row>
        <table:table-row table:style-name="ro1">
          <table:table-cell office:value-type="string" calcext:value-type="string">
            <text:p>El Friede sei mit euch</text:p>
          </table:table-cell>
          <table:table-cell table:style-name="ce239" office:value-type="string" calcext:value-type="string">
            <text:p>9+/10-</text:p>
          </table:table-cell>
          <table:table-cell table:style-name="ce198"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98"/>
          <table:table-cell/>
          <table:table-cell table:style-name="ce193" office:value-type="date" office:date-value="2019-09-21" calcext:value-type="date">
            <text:p>2019-09-21</text:p>
          </table:table-cell>
          <table:table-cell table:number-columns-repeated="1015"/>
        </table:table-row>
        <table:table-row table:style-name="ro1">
          <table:table-cell office:value-type="string" calcext:value-type="string">
            <text:p>Vertigo</text:p>
          </table:table-cell>
          <table:table-cell table:style-name="ce239" office:value-type="float" office:value="9" calcext:value-type="float">
            <text:p>9</text:p>
          </table:table-cell>
          <table:table-cell table:style-name="ce198"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98"/>
          <table:table-cell office:value-type="string" calcext:value-type="string">
            <text:p>sandburg oben...</text:p>
          </table:table-cell>
          <table:table-cell table:style-name="ce193" office:value-type="date" office:date-value="2019-09-21" calcext:value-type="date">
            <text:p>2019-09-21</text:p>
          </table:table-cell>
          <table:table-cell table:number-columns-repeated="1015"/>
        </table:table-row>
        <table:table-row table:style-name="ro1">
          <table:table-cell office:value-type="string" calcext:value-type="string">
            <text:p>Hau den Lukas</text:p>
          </table:table-cell>
          <table:table-cell table:style-name="ce239" office:value-type="string" calcext:value-type="string">
            <text:p>9-/9</text:p>
          </table:table-cell>
          <table:table-cell table:style-name="ce198"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98"/>
          <table:table-cell/>
          <table:table-cell table:style-name="ce193" office:value-type="date" office:date-value="2019-09-21" calcext:value-type="date">
            <text:p>2019-09-21</text:p>
          </table:table-cell>
          <table:table-cell table:number-columns-repeated="1015"/>
        </table:table-row>
        <table:table-row table:style-name="ro1">
          <table:table-cell office:value-type="string" calcext:value-type="string">
            <text:p>... und sie bewegt sich doch</text:p>
          </table:table-cell>
          <table:table-cell table:style-name="ce239" office:value-type="string" calcext:value-type="string">
            <text:p>6+/7-</text:p>
          </table:table-cell>
          <table:table-cell table:style-name="ce198"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98"/>
          <table:table-cell/>
          <table:table-cell table:style-name="ce193" office:value-type="date" office:date-value="2019-09-21" calcext:value-type="date">
            <text:p>2019-09-21</text:p>
          </table:table-cell>
          <table:table-cell table:number-columns-repeated="1015"/>
        </table:table-row>
        <table:table-row table:style-name="ro1">
          <table:table-cell office:value-type="string" calcext:value-type="string">
            <text:p>Dialog</text:p>
          </table:table-cell>
          <table:table-cell table:style-name="ce239" office:value-type="string" calcext:value-type="string">
            <text:p>8-</text:p>
          </table:table-cell>
          <table:table-cell table:style-name="ce198"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98"/>
          <table:table-cell/>
          <table:table-cell table:style-name="ce193" office:value-type="date" office:date-value="2019-09-22" calcext:value-type="date">
            <text:p>2019-09-22</text:p>
          </table:table-cell>
          <table:table-cell table:number-columns-repeated="1015"/>
        </table:table-row>
        <table:table-row table:style-name="ro1" table:number-rows-repeated="64867">
          <table:table-cell/>
          <table:table-cell table:style-name="ce239"/>
          <table:table-cell table:style-name="ce198"/>
          <table:table-cell table:number-columns-repeated="3"/>
          <table:table-cell table:style-name="ce198"/>
          <table:table-cell table:number-columns-repeated="1017"/>
        </table:table-row>
        <table:table-row table:style-name="ro1" table:number-rows-repeated="982508">
          <table:table-cell table:number-columns-repeated="1024"/>
        </table:table-row>
        <table:table-row table:style-name="ro1">
          <table:table-cell table:number-columns-repeated="1024"/>
        </table:table-row>
      </table:table>
      <table:table table:name="Boulder" table:style-name="ta1" table:print="false">
        <office:forms form:automatic-focus="false" form:apply-design-mode="false"/>
        <table:table-column table:style-name="co13" table:default-cell-style-name="Default"/>
        <table:table-column table:style-name="co12" table:default-cell-style-name="ce359"/>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ce409"/>
        <table:table-column table:style-name="co20" table:default-cell-style-name="ce333"/>
        <table:table-column table:style-name="co12" table:default-cell-style-name="Default"/>
        <table:table-column table:style-name="co21" table:number-columns-repeated="2" table:default-cell-style-name="Default"/>
        <table:table-row table:style-name="ro11">
          <table:table-cell table:style-name="ce309" office:value-type="string" calcext:value-type="string" table:number-columns-spanned="2" table:number-rows-spanned="1">
            <text:p>Boulderliste</text:p>
          </table:table-cell>
          <table:covered-table-cell table:style-name="ce226"/>
          <table:table-cell table:style-name="ce411" table:number-columns-repeated="5"/>
          <table:table-cell table:number-columns-repeated="5"/>
        </table:table-row>
        <table:table-row table:style-name="ro1">
          <table:table-cell table:style-name="ce310" office:value-type="string" calcext:value-type="string">
            <text:p>name</text:p>
          </table:table-cell>
          <table:table-cell table:style-name="ce360" office:value-type="string" calcext:value-type="string">
            <text:p>grade</text:p>
          </table:table-cell>
          <table:table-cell table:style-name="ce414" office:value-type="string" calcext:value-type="string">
            <text:p>style</text:p>
          </table:table-cell>
          <table:table-cell table:style-name="ce414" office:value-type="string" calcext:value-type="string">
            <text:p>crag</text:p>
          </table:table-cell>
          <table:table-cell table:style-name="ce414" office:value-type="string" calcext:value-type="string">
            <text:p>area</text:p>
          </table:table-cell>
          <table:table-cell table:style-name="ce414" office:value-type="string" calcext:value-type="string">
            <text:p>country</text:p>
          </table:table-cell>
          <table:table-cell table:style-name="ce414" office:value-type="string" calcext:value-type="string">
            <text:p>shortnote</text:p>
          </table:table-cell>
          <table:table-cell table:style-name="ce360" office:value-type="string" calcext:value-type="string">
            <text:p>notes</text:p>
          </table:table-cell>
          <table:table-cell table:style-name="ce459" office:value-type="string" calcext:value-type="string">
            <text:p>date</text:p>
          </table:table-cell>
          <table:table-cell office:value-type="string" calcext:value-type="string">
            <text:p>project</text:p>
          </table:table-cell>
          <table:table-cell office:value-type="string" calcext:value-type="string">
            <text:p>stars</text:p>
          </table:table-cell>
          <table:table-cell office:value-type="string" calcext:value-type="string">
            <text:p>cragnote</text:p>
          </table:table-cell>
        </table:table-row>
        <table:table-row table:style-name="ro12">
          <table:table-cell table:style-name="ce311" office:value-type="string" calcext:value-type="string">
            <text:p>Kjugekull</text:p>
          </table:table-cell>
          <table:table-cell/>
          <table:table-cell table:style-name="ce415" table:number-columns-repeated="5"/>
          <table:table-cell/>
          <table:table-cell office:value-type="float" office:value="2013" calcext:value-type="float">
            <text:p>2013</text:p>
          </table:table-cell>
          <table:table-cell table:number-columns-repeated="3"/>
        </table:table-row>
        <table:table-row table:style-name="ro1">
          <table:table-cell table:style-name="ce312" office:value-type="string" calcext:value-type="string">
            <text:p>Babar</text:p>
          </table:table-cell>
          <table:table-cell table:style-name="ce361" office:value-type="string" calcext:value-type="string">
            <text:p>7a</text:p>
          </table:table-cell>
          <table:table-cell table:style-name="ce415" table:number-columns-repeated="5"/>
          <table:table-cell office:value-type="string" calcext:value-type="string">
            <text:p>genialer Sloperpatschboulder</text:p>
          </table:table-cell>
          <table:table-cell table:number-columns-repeated="4"/>
        </table:table-row>
        <table:table-row table:style-name="ro1">
          <table:table-cell office:value-type="string" calcext:value-type="string">
            <text:p>Fina Areten</text:p>
          </table:table-cell>
          <table:table-cell office:value-type="string" calcext:value-type="string">
            <text:p>7a</text:p>
          </table:table-cell>
          <table:table-cell table:style-name="ce415" table:number-columns-repeated="5"/>
          <table:table-cell office:value-type="string" calcext:value-type="string">
            <text:p>2. Go</text:p>
          </table:table-cell>
          <table:table-cell table:number-columns-repeated="4"/>
        </table:table-row>
        <table:table-row table:style-name="ro1">
          <table:table-cell office:value-type="string" calcext:value-type="string">
            <text:p>Ken Titan</text:p>
          </table:table-cell>
          <table:table-cell office:value-type="string" calcext:value-type="string">
            <text:p>7a</text:p>
          </table:table-cell>
          <table:table-cell table:style-name="ce415" table:number-columns-repeated="5"/>
          <table:table-cell office:value-type="string" calcext:value-type="string">
            <text:p>2. Go</text:p>
          </table:table-cell>
          <table:table-cell table:number-columns-repeated="4"/>
        </table:table-row>
        <table:table-row table:style-name="ro1">
          <table:table-cell office:value-type="string" calcext:value-type="string">
            <text:p>Rocketeer</text:p>
          </table:table-cell>
          <table:table-cell office:value-type="string" calcext:value-type="string">
            <text:p>7a</text:p>
          </table:table-cell>
          <table:table-cell table:style-name="ce415" table:number-columns-repeated="5"/>
          <table:table-cell table:number-columns-repeated="5"/>
        </table:table-row>
        <table:table-row table:style-name="ro1">
          <table:table-cell office:value-type="string" calcext:value-type="string">
            <text:p>Dumbo</text:p>
          </table:table-cell>
          <table:table-cell office:value-type="string" calcext:value-type="string">
            <text:p>6c+</text:p>
          </table:table-cell>
          <table:table-cell table:style-name="ce415" table:number-columns-repeated="5"/>
          <table:table-cell table:number-columns-repeated="5"/>
        </table:table-row>
        <table:table-row table:style-name="ro1">
          <table:table-cell office:value-type="string" calcext:value-type="string">
            <text:p>Köttbomben</text:p>
          </table:table-cell>
          <table:table-cell office:value-type="string" calcext:value-type="string">
            <text:p>6c</text:p>
          </table:table-cell>
          <table:table-cell table:style-name="ce415" table:number-columns-repeated="5"/>
          <table:table-cell table:number-columns-repeated="5"/>
        </table:table-row>
        <table:table-row table:style-name="ro1">
          <table:table-cell office:value-type="string" calcext:value-type="string">
            <text:p>Häng fast</text:p>
          </table:table-cell>
          <table:table-cell office:value-type="string" calcext:value-type="string">
            <text:p>6c</text:p>
          </table:table-cell>
          <table:table-cell table:style-name="ce415" table:number-columns-repeated="5"/>
          <table:table-cell table:number-columns-repeated="5"/>
        </table:table-row>
        <table:table-row table:style-name="ro1">
          <table:table-cell office:value-type="string" calcext:value-type="string">
            <text:p>Inga Armer Inga Kakor</text:p>
          </table:table-cell>
          <table:table-cell office:value-type="string" calcext:value-type="string">
            <text:p>6b+</text:p>
          </table:table-cell>
          <table:table-cell table:style-name="ce415" table:number-columns-repeated="5"/>
          <table:table-cell table:number-columns-repeated="5"/>
        </table:table-row>
        <table:table-row table:style-name="ro1">
          <table:table-cell office:value-type="string" calcext:value-type="string">
            <text:p>Shakra</text:p>
          </table:table-cell>
          <table:table-cell office:value-type="string" calcext:value-type="string">
            <text:p>6b</text:p>
          </table:table-cell>
          <table:table-cell table:style-name="ce415" table:number-columns-repeated="5"/>
          <table:table-cell table:number-columns-repeated="5"/>
        </table:table-row>
        <table:table-row table:style-name="ro1">
          <table:table-cell office:value-type="string" calcext:value-type="string">
            <text:p>Mallinjen</text:p>
          </table:table-cell>
          <table:table-cell office:value-type="string" calcext:value-type="string">
            <text:p>6b</text:p>
          </table:table-cell>
          <table:table-cell table:style-name="ce415" office:value-type="string" calcext:value-type="string">
            <text:p>F</text:p>
          </table:table-cell>
          <table:table-cell table:style-name="ce415" table:number-columns-repeated="4"/>
          <table:table-cell table:number-columns-repeated="5"/>
        </table:table-row>
        <table:table-row table:style-name="ro1">
          <table:table-cell office:value-type="string" calcext:value-type="string">
            <text:p>Mocca</text:p>
          </table:table-cell>
          <table:table-cell office:value-type="string" calcext:value-type="string">
            <text:p>6a+</text:p>
          </table:table-cell>
          <table:table-cell table:style-name="ce415" table:number-columns-repeated="5"/>
          <table:table-cell table:number-columns-repeated="5"/>
        </table:table-row>
        <table:table-row table:style-name="ro1">
          <table:table-cell office:value-type="string" calcext:value-type="string">
            <text:p>Bulldozer</text:p>
          </table:table-cell>
          <table:table-cell office:value-type="string" calcext:value-type="string">
            <text:p>6a+</text:p>
          </table:table-cell>
          <table:table-cell table:style-name="ce415" office:value-type="string" calcext:value-type="string">
            <text:p>F</text:p>
          </table:table-cell>
          <table:table-cell table:style-name="ce415" table:number-columns-repeated="4"/>
          <table:table-cell table:number-columns-repeated="5"/>
        </table:table-row>
        <table:table-row table:style-name="ro1">
          <table:table-cell office:value-type="string" calcext:value-type="string">
            <text:p>Nä, men jeppe</text:p>
          </table:table-cell>
          <table:table-cell office:value-type="string" calcext:value-type="string">
            <text:p>6a+</text:p>
          </table:table-cell>
          <table:table-cell table:style-name="ce415" office:value-type="string" calcext:value-type="string">
            <text:p>F</text:p>
          </table:table-cell>
          <table:table-cell table:style-name="ce415" table:number-columns-repeated="4"/>
          <table:table-cell table:number-columns-repeated="5"/>
        </table:table-row>
        <table:table-row table:style-name="ro1">
          <table:table-cell office:value-type="string" calcext:value-type="string">
            <text:p>Perssons Dyno</text:p>
          </table:table-cell>
          <table:table-cell office:value-type="string" calcext:value-type="string">
            <text:p>6a+</text:p>
          </table:table-cell>
          <table:table-cell table:style-name="ce415" table:number-columns-repeated="5"/>
          <table:table-cell table:number-columns-repeated="5"/>
        </table:table-row>
        <table:table-row table:style-name="ro1">
          <table:table-cell office:value-type="string" calcext:value-type="string">
            <text:p>Rocka Hula</text:p>
          </table:table-cell>
          <table:table-cell office:value-type="string" calcext:value-type="string">
            <text:p>6a+</text:p>
          </table:table-cell>
          <table:table-cell table:style-name="ce415" office:value-type="string" calcext:value-type="string">
            <text:p>F</text:p>
          </table:table-cell>
          <table:table-cell table:style-name="ce415" table:number-columns-repeated="4"/>
          <table:table-cell table:number-columns-repeated="5"/>
        </table:table-row>
        <table:table-row table:style-name="ro1">
          <table:table-cell office:value-type="string" calcext:value-type="string">
            <text:p>Mödomsrovet</text:p>
          </table:table-cell>
          <table:table-cell office:value-type="string" calcext:value-type="string">
            <text:p>6a+</text:p>
          </table:table-cell>
          <table:table-cell table:style-name="ce415" office:value-type="string" calcext:value-type="string">
            <text:p>F</text:p>
          </table:table-cell>
          <table:table-cell table:style-name="ce415" table:number-columns-repeated="4"/>
          <table:table-cell table:number-columns-repeated="5"/>
        </table:table-row>
        <table:table-row table:style-name="ro1">
          <table:table-cell table:style-name="ce313" office:value-type="string" calcext:value-type="string">
            <text:p>Nyfiken i en strut</text:p>
          </table:table-cell>
          <table:table-cell office:value-type="string" calcext:value-type="string">
            <text:p>6a</text:p>
          </table:table-cell>
          <table:table-cell table:style-name="ce415" office:value-type="string" calcext:value-type="string">
            <text:p>F</text:p>
          </table:table-cell>
          <table:table-cell table:style-name="ce415" table:number-columns-repeated="4"/>
          <table:table-cell table:number-columns-repeated="5"/>
        </table:table-row>
        <table:table-row table:style-name="ro1">
          <table:table-cell office:value-type="string" calcext:value-type="string">
            <text:p>Mandomsprovet</text:p>
          </table:table-cell>
          <table:table-cell office:value-type="string" calcext:value-type="string">
            <text:p>6a</text:p>
          </table:table-cell>
          <table:table-cell table:style-name="ce415" office:value-type="string" calcext:value-type="string">
            <text:p>F</text:p>
          </table:table-cell>
          <table:table-cell table:style-name="ce415" table:number-columns-repeated="4"/>
          <table:table-cell table:number-columns-repeated="5"/>
        </table:table-row>
        <table:table-row table:style-name="ro1">
          <table:table-cell office:value-type="string" calcext:value-type="string">
            <text:p>Sick dynamique</text:p>
          </table:table-cell>
          <table:table-cell office:value-type="string" calcext:value-type="string">
            <text:p>6a</text:p>
          </table:table-cell>
          <table:table-cell table:style-name="ce415" office:value-type="string" calcext:value-type="string">
            <text:p>F</text:p>
          </table:table-cell>
          <table:table-cell table:style-name="ce415" table:number-columns-repeated="4"/>
          <table:table-cell table:number-columns-repeated="5"/>
        </table:table-row>
        <table:table-row table:style-name="ro1">
          <table:table-cell office:value-type="string" calcext:value-type="string">
            <text:p>Länga Lippmofuet</text:p>
          </table:table-cell>
          <table:table-cell office:value-type="string" calcext:value-type="string">
            <text:p>6a</text:p>
          </table:table-cell>
          <table:table-cell table:style-name="ce415" office:value-type="string" calcext:value-type="string">
            <text:p>F</text:p>
          </table:table-cell>
          <table:table-cell table:style-name="ce415" table:number-columns-repeated="4"/>
          <table:table-cell table:number-columns-repeated="5"/>
        </table:table-row>
        <table:table-row table:style-name="ro1">
          <table:table-cell office:value-type="string" calcext:value-type="string">
            <text:p>En dyna</text:p>
          </table:table-cell>
          <table:table-cell office:value-type="string" calcext:value-type="string">
            <text:p>6a</text:p>
          </table:table-cell>
          <table:table-cell table:style-name="ce415" table:number-columns-repeated="5"/>
          <table:table-cell table:number-columns-repeated="5"/>
        </table:table-row>
        <table:table-row table:style-name="ro1">
          <table:table-cell office:value-type="string" calcext:value-type="string">
            <text:p>Rock Jon</text:p>
          </table:table-cell>
          <table:table-cell office:value-type="string" calcext:value-type="string">
            <text:p>6a</text:p>
          </table:table-cell>
          <table:table-cell table:style-name="ce415" table:number-columns-repeated="5"/>
          <table:table-cell table:number-columns-repeated="5"/>
        </table:table-row>
        <table:table-row table:style-name="ro1">
          <table:table-cell office:value-type="string" calcext:value-type="string">
            <text:p>Kebab</text:p>
          </table:table-cell>
          <table:table-cell office:value-type="string" calcext:value-type="string">
            <text:p>5+</text:p>
          </table:table-cell>
          <table:table-cell table:style-name="ce415" office:value-type="string" calcext:value-type="string">
            <text:p>F</text:p>
          </table:table-cell>
          <table:table-cell table:style-name="ce415" table:number-columns-repeated="4"/>
          <table:table-cell table:number-columns-repeated="5"/>
        </table:table-row>
        <table:table-row table:style-name="ro1">
          <table:table-cell office:value-type="string" calcext:value-type="string">
            <text:p>Dick</text:p>
          </table:table-cell>
          <table:table-cell office:value-type="string" calcext:value-type="string">
            <text:p>5+</text:p>
          </table:table-cell>
          <table:table-cell table:style-name="ce415" table:number-columns-repeated="5"/>
          <table:table-cell table:number-columns-repeated="5"/>
        </table:table-row>
        <table:table-row table:style-name="ro1">
          <table:table-cell table:style-name="ce314" office:value-type="string" calcext:value-type="string">
            <text:p>Tva goa jugger</text:p>
          </table:table-cell>
          <table:table-cell office:value-type="float" office:value="5" calcext:value-type="float">
            <text:p>5</text:p>
          </table:table-cell>
          <table:table-cell table:style-name="ce415" office:value-type="string" calcext:value-type="string">
            <text:p>F</text:p>
          </table:table-cell>
          <table:table-cell table:style-name="ce415" table:number-columns-repeated="4"/>
          <table:table-cell table:number-columns-repeated="5"/>
        </table:table-row>
        <table:table-row table:style-name="ro1">
          <table:table-cell office:value-type="string" calcext:value-type="string">
            <text:p>Trick Statique</text:p>
          </table:table-cell>
          <table:table-cell office:value-type="float" office:value="5" calcext:value-type="float">
            <text:p>5</text:p>
          </table:table-cell>
          <table:table-cell table:style-name="ce415" office:value-type="string" calcext:value-type="string">
            <text:p>F</text:p>
          </table:table-cell>
          <table:table-cell table:style-name="ce415" table:number-columns-repeated="4"/>
          <table:table-cell table:number-columns-repeated="5"/>
        </table:table-row>
        <table:table-row table:style-name="ro1">
          <table:table-cell office:value-type="string" calcext:value-type="string">
            <text:p>Resignen</text:p>
          </table:table-cell>
          <table:table-cell office:value-type="float" office:value="5" calcext:value-type="float">
            <text:p>5</text:p>
          </table:table-cell>
          <table:table-cell table:style-name="ce415" table:number-columns-repeated="5"/>
          <table:table-cell table:number-columns-repeated="5"/>
        </table:table-row>
        <table:table-row table:style-name="ro1">
          <table:table-cell office:value-type="string" calcext:value-type="string">
            <text:p>Shieldor</text:p>
          </table:table-cell>
          <table:table-cell office:value-type="float" office:value="5" calcext:value-type="float">
            <text:p>5</text:p>
          </table:table-cell>
          <table:table-cell table:style-name="ce415" office:value-type="string" calcext:value-type="string">
            <text:p>F</text:p>
          </table:table-cell>
          <table:table-cell table:style-name="ce415" table:number-columns-repeated="4"/>
          <table:table-cell table:number-columns-repeated="5"/>
        </table:table-row>
        <table:table-row table:style-name="ro1">
          <table:table-cell office:value-type="string" calcext:value-type="string">
            <text:p>Whatever</text:p>
          </table:table-cell>
          <table:table-cell office:value-type="string" calcext:value-type="string">
            <text:p>5-</text:p>
          </table:table-cell>
          <table:table-cell table:style-name="ce415" office:value-type="string" calcext:value-type="string">
            <text:p>F</text:p>
          </table:table-cell>
          <table:table-cell table:style-name="ce415" table:number-columns-repeated="4"/>
          <table:table-cell table:number-columns-repeated="5"/>
        </table:table-row>
        <table:table-row table:style-name="ro1">
          <table:table-cell office:value-type="string" calcext:value-type="string">
            <text:p>Sprickan</text:p>
          </table:table-cell>
          <table:table-cell office:value-type="string" calcext:value-type="string">
            <text:p>L</text:p>
          </table:table-cell>
          <table:table-cell table:style-name="ce415" office:value-type="string" calcext:value-type="string">
            <text:p>F</text:p>
          </table:table-cell>
          <table:table-cell table:style-name="ce415" table:number-columns-repeated="4"/>
          <table:table-cell table:number-columns-repeated="5"/>
        </table:table-row>
        <table:table-row table:style-name="ro1">
          <table:table-cell office:value-type="string" calcext:value-type="string">
            <text:p>NASA</text:p>
          </table:table-cell>
          <table:table-cell office:value-type="string" calcext:value-type="string">
            <text:p>L</text:p>
          </table:table-cell>
          <table:table-cell table:style-name="ce415" office:value-type="string" calcext:value-type="string">
            <text:p>F</text:p>
          </table:table-cell>
          <table:table-cell table:style-name="ce415" table:number-columns-repeated="4"/>
          <table:table-cell table:number-columns-repeated="5"/>
        </table:table-row>
        <table:table-row table:style-name="ro1">
          <table:table-cell office:value-type="string" calcext:value-type="string">
            <text:p>GT sprickan</text:p>
          </table:table-cell>
          <table:table-cell office:value-type="string" calcext:value-type="string">
            <text:p>L</text:p>
          </table:table-cell>
          <table:table-cell table:style-name="ce415" office:value-type="string" calcext:value-type="string">
            <text:p>F</text:p>
          </table:table-cell>
          <table:table-cell table:style-name="ce415" table:number-columns-repeated="4"/>
          <table:table-cell table:number-columns-repeated="5"/>
        </table:table-row>
        <table:table-row table:style-name="ro1" table:number-rows-repeated="2">
          <table:table-cell table:number-columns-repeated="2"/>
          <table:table-cell table:style-name="ce415" table:number-columns-repeated="5"/>
          <table:table-cell table:number-columns-repeated="5"/>
        </table:table-row>
        <table:table-row table:style-name="ro12">
          <table:table-cell table:style-name="ce311" office:value-type="string" calcext:value-type="string">
            <text:p>Västervik</text:p>
          </table:table-cell>
          <table:table-cell/>
          <table:table-cell table:style-name="ce415" table:number-columns-repeated="5"/>
          <table:table-cell/>
          <table:table-cell office:value-type="float" office:value="2013" calcext:value-type="float">
            <text:p>2013</text:p>
          </table:table-cell>
          <table:table-cell table:number-columns-repeated="3"/>
        </table:table-row>
        <table:table-row table:style-name="ro1">
          <table:table-cell table:style-name="ce315" office:value-type="string" calcext:value-type="string">
            <text:p>Fruberget</text:p>
          </table:table-cell>
          <table:table-cell/>
          <table:table-cell table:style-name="ce415" table:number-columns-repeated="5"/>
          <table:table-cell table:number-columns-repeated="5"/>
        </table:table-row>
        <table:table-row table:style-name="ro1">
          <table:table-cell office:value-type="string" calcext:value-type="string">
            <text:p>Heat</text:p>
          </table:table-cell>
          <table:table-cell office:value-type="string" calcext:value-type="string">
            <text:p>7b</text:p>
          </table:table-cell>
          <table:table-cell table:style-name="ce409" table:number-columns-repeated="5"/>
          <table:table-cell office:value-type="string" calcext:value-type="string">
            <text:p>2. Go</text:p>
          </table:table-cell>
          <table:table-cell table:number-columns-repeated="4"/>
        </table:table-row>
        <table:table-row table:style-name="ro1">
          <table:table-cell office:value-type="string" calcext:value-type="string">
            <text:p>Studio One</text:p>
          </table:table-cell>
          <table:table-cell office:value-type="string" calcext:value-type="string">
            <text:p>7a</text:p>
          </table:table-cell>
          <table:table-cell table:style-name="ce415" table:number-columns-repeated="5"/>
          <table:table-cell office:value-type="string" calcext:value-type="string">
            <text:p>2. Go</text:p>
          </table:table-cell>
          <table:table-cell table:number-columns-repeated="4"/>
        </table:table-row>
        <table:table-row table:style-name="ro1">
          <table:table-cell office:value-type="string" calcext:value-type="string">
            <text:p>Stefans Hopp</text:p>
          </table:table-cell>
          <table:table-cell office:value-type="string" calcext:value-type="string">
            <text:p>7a</text:p>
          </table:table-cell>
          <table:table-cell table:style-name="ce415" table:number-columns-repeated="5"/>
          <table:table-cell table:number-columns-repeated="5"/>
        </table:table-row>
        <table:table-row table:style-name="ro1">
          <table:table-cell office:value-type="string" calcext:value-type="string">
            <text:p>Bosmas Aret</text:p>
          </table:table-cell>
          <table:table-cell office:value-type="string" calcext:value-type="string">
            <text:p>7a</text:p>
          </table:table-cell>
          <table:table-cell table:style-name="ce415" office:value-type="string" calcext:value-type="string">
            <text:p>F</text:p>
          </table:table-cell>
          <table:table-cell table:style-name="ce415" table:number-columns-repeated="4"/>
          <table:table-cell table:number-columns-repeated="5"/>
        </table:table-row>
        <table:table-row table:style-name="ro1">
          <table:table-cell office:value-type="string" calcext:value-type="string">
            <text:p>Croman</text:p>
          </table:table-cell>
          <table:table-cell office:value-type="string" calcext:value-type="string">
            <text:p>6c+</text:p>
          </table:table-cell>
          <table:table-cell table:style-name="ce415" table:number-columns-repeated="5"/>
          <table:table-cell table:number-columns-repeated="5"/>
        </table:table-row>
        <table:table-row table:style-name="ro1">
          <table:table-cell office:value-type="string" calcext:value-type="string">
            <text:p>SR</text:p>
          </table:table-cell>
          <table:table-cell office:value-type="string" calcext:value-type="string">
            <text:p>6c</text:p>
          </table:table-cell>
          <table:table-cell table:style-name="ce415" office:value-type="string" calcext:value-type="string">
            <text:p>F</text:p>
          </table:table-cell>
          <table:table-cell table:style-name="ce415" table:number-columns-repeated="4"/>
          <table:table-cell table:number-columns-repeated="5"/>
        </table:table-row>
        <table:table-row table:style-name="ro1">
          <table:table-cell office:value-type="string" calcext:value-type="string">
            <text:p>Lorus</text:p>
          </table:table-cell>
          <table:table-cell office:value-type="string" calcext:value-type="string">
            <text:p>6b+</text:p>
          </table:table-cell>
          <table:table-cell table:style-name="ce415" office:value-type="string" calcext:value-type="string">
            <text:p>F</text:p>
          </table:table-cell>
          <table:table-cell table:style-name="ce415" table:number-columns-repeated="4"/>
          <table:table-cell table:number-columns-repeated="5"/>
        </table:table-row>
        <table:table-row table:style-name="ro1">
          <table:table-cell office:value-type="string" calcext:value-type="string">
            <text:p>AP1</text:p>
          </table:table-cell>
          <table:table-cell office:value-type="string" calcext:value-type="string">
            <text:p>6a</text:p>
          </table:table-cell>
          <table:table-cell table:style-name="ce415" office:value-type="string" calcext:value-type="string">
            <text:p>F</text:p>
          </table:table-cell>
          <table:table-cell table:style-name="ce415" table:number-columns-repeated="4"/>
          <table:table-cell table:number-columns-repeated="5"/>
        </table:table-row>
        <table:table-row table:style-name="ro1">
          <table:table-cell table:number-columns-repeated="2"/>
          <table:table-cell table:style-name="ce415" table:number-columns-repeated="5"/>
          <table:table-cell table:number-columns-repeated="5"/>
        </table:table-row>
        <table:table-row table:style-name="ro1">
          <table:table-cell table:style-name="ce315" office:value-type="string" calcext:value-type="string">
            <text:p>VO – Röda Väggen</text:p>
          </table:table-cell>
          <table:table-cell/>
          <table:table-cell table:style-name="ce415" table:number-columns-repeated="5"/>
          <table:table-cell table:number-columns-repeated="5"/>
        </table:table-row>
        <table:table-row table:style-name="ro1">
          <table:table-cell office:value-type="string" calcext:value-type="string">
            <text:p>Nomad</text:p>
          </table:table-cell>
          <table:table-cell office:value-type="string" calcext:value-type="string">
            <text:p>7b</text:p>
          </table:table-cell>
          <table:table-cell table:style-name="ce415" table:number-columns-repeated="5"/>
          <table:table-cell office:value-type="string" calcext:value-type="string">
            <text:p>geil!</text:p>
          </table:table-cell>
          <table:table-cell table:number-columns-repeated="4"/>
        </table:table-row>
        <table:table-row table:style-name="ro1">
          <table:table-cell office:value-type="string" calcext:value-type="string">
            <text:p>Full Contact</text:p>
          </table:table-cell>
          <table:table-cell office:value-type="string" calcext:value-type="string">
            <text:p>7a</text:p>
          </table:table-cell>
          <table:table-cell table:style-name="ce415" table:number-columns-repeated="5"/>
          <table:table-cell table:number-columns-repeated="5"/>
        </table:table-row>
        <table:table-row table:style-name="ro1">
          <table:table-cell office:value-type="string" calcext:value-type="string">
            <text:p>Red Slab</text:p>
          </table:table-cell>
          <table:table-cell office:value-type="string" calcext:value-type="string">
            <text:p>6c</text:p>
          </table:table-cell>
          <table:table-cell table:style-name="ce415" table:number-columns-repeated="5"/>
          <table:table-cell table:number-columns-repeated="5"/>
        </table:table-row>
        <table:table-row table:style-name="ro1">
          <table:table-cell office:value-type="string" calcext:value-type="string">
            <text:p>My Way</text:p>
          </table:table-cell>
          <table:table-cell office:value-type="string" calcext:value-type="string">
            <text:p>6c</text:p>
          </table:table-cell>
          <table:table-cell table:style-name="ce415" table:number-columns-repeated="5"/>
          <table:table-cell table:number-columns-repeated="5"/>
        </table:table-row>
        <table:table-row table:style-name="ro1">
          <table:table-cell office:value-type="string" calcext:value-type="string">
            <text:p>High Way</text:p>
          </table:table-cell>
          <table:table-cell office:value-type="string" calcext:value-type="string">
            <text:p>6b+</text:p>
          </table:table-cell>
          <table:table-cell table:style-name="ce415" office:value-type="string" calcext:value-type="string">
            <text:p>F</text:p>
          </table:table-cell>
          <table:table-cell table:style-name="ce415" table:number-columns-repeated="4"/>
          <table:table-cell table:number-columns-repeated="5"/>
        </table:table-row>
        <table:table-row table:style-name="ro1">
          <table:table-cell table:number-columns-repeated="2"/>
          <table:table-cell table:style-name="ce415" table:number-columns-repeated="5"/>
          <table:table-cell table:number-columns-repeated="5"/>
        </table:table-row>
        <table:table-row table:style-name="ro1">
          <table:table-cell table:style-name="ce315" office:value-type="string" calcext:value-type="string">
            <text:p>Blörnblocket</text:p>
          </table:table-cell>
          <table:table-cell/>
          <table:table-cell table:style-name="ce415" table:number-columns-repeated="5"/>
          <table:table-cell table:number-columns-repeated="5"/>
        </table:table-row>
        <table:table-row table:style-name="ro1">
          <table:table-cell table:style-name="ce316" office:value-type="string" calcext:value-type="string">
            <text:p>The Office Standstart</text:p>
          </table:table-cell>
          <table:table-cell table:style-name="ce362" office:value-type="string" calcext:value-type="string">
            <text:p>7b+</text:p>
          </table:table-cell>
          <table:table-cell table:style-name="ce418" table:number-columns-repeated="5"/>
          <table:table-cell table:style-name="ce428" office:value-type="string" calcext:value-type="string">
            <text:p>Jeah! Erste 7b+</text:p>
          </table:table-cell>
          <table:table-cell table:number-columns-repeated="4"/>
        </table:table-row>
        <table:table-row table:style-name="ro1">
          <table:table-cell office:value-type="string" calcext:value-type="string">
            <text:p>Hal in Two</text:p>
          </table:table-cell>
          <table:table-cell office:value-type="string" calcext:value-type="string">
            <text:p>6c+</text:p>
          </table:table-cell>
          <table:table-cell table:style-name="ce415" table:number-columns-repeated="5"/>
          <table:table-cell table:number-columns-repeated="5"/>
        </table:table-row>
        <table:table-row table:style-name="ro1">
          <table:table-cell office:value-type="string" calcext:value-type="string">
            <text:p>Hole in One</text:p>
          </table:table-cell>
          <table:table-cell office:value-type="string" calcext:value-type="string">
            <text:p>6c+</text:p>
          </table:table-cell>
          <table:table-cell table:style-name="ce415" table:number-columns-repeated="5"/>
          <table:table-cell table:number-columns-repeated="5"/>
        </table:table-row>
        <table:table-row table:style-name="ro1">
          <table:table-cell table:number-columns-repeated="2"/>
          <table:table-cell table:style-name="ce415" table:number-columns-repeated="5"/>
          <table:table-cell table:number-columns-repeated="5"/>
        </table:table-row>
        <table:table-row table:style-name="ro1">
          <table:table-cell table:style-name="ce315" office:value-type="string" calcext:value-type="string">
            <text:p>Marsstrand</text:p>
          </table:table-cell>
          <table:table-cell/>
          <table:table-cell table:style-name="ce415" table:number-columns-repeated="5"/>
          <table:table-cell table:number-columns-repeated="5"/>
        </table:table-row>
        <table:table-row table:style-name="ro1">
          <table:table-cell office:value-type="string" calcext:value-type="string">
            <text:p>Source Variant</text:p>
          </table:table-cell>
          <table:table-cell office:value-type="string" calcext:value-type="string">
            <text:p>7b</text:p>
          </table:table-cell>
          <table:table-cell table:style-name="ce415" table:number-columns-repeated="5"/>
          <table:table-cell table:number-columns-repeated="5"/>
        </table:table-row>
        <table:table-row table:style-name="ro1">
          <table:table-cell office:value-type="string" calcext:value-type="string">
            <text:p>Source</text:p>
          </table:table-cell>
          <table:table-cell office:value-type="string" calcext:value-type="string">
            <text:p>7a+</text:p>
          </table:table-cell>
          <table:table-cell table:style-name="ce415" table:number-columns-repeated="5"/>
          <table:table-cell table:number-columns-repeated="5"/>
        </table:table-row>
        <table:table-row table:style-name="ro1">
          <table:table-cell office:value-type="string" calcext:value-type="string">
            <text:p>Soltecken</text:p>
          </table:table-cell>
          <table:table-cell office:value-type="string" calcext:value-type="string">
            <text:p>6c+</text:p>
          </table:table-cell>
          <table:table-cell table:style-name="ce415" table:number-columns-repeated="5"/>
          <table:table-cell table:number-columns-repeated="5"/>
        </table:table-row>
        <table:table-row table:style-name="ro1">
          <table:table-cell table:number-columns-repeated="2"/>
          <table:table-cell table:style-name="ce415" table:number-columns-repeated="5"/>
          <table:table-cell table:number-columns-repeated="5"/>
        </table:table-row>
        <table:table-row table:style-name="ro12">
          <table:table-cell table:style-name="ce311" office:value-type="string" calcext:value-type="string">
            <text:p>Murgtal</text:p>
          </table:table-cell>
          <table:table-cell/>
          <table:table-cell table:style-name="ce415" table:number-columns-repeated="5"/>
          <table:table-cell table:number-columns-repeated="5"/>
        </table:table-row>
        <table:table-row table:style-name="ro1">
          <table:table-cell table:style-name="ce317" office:value-type="string" calcext:value-type="string">
            <text:p>See</text:p>
          </table:table-cell>
          <table:table-cell/>
          <table:table-cell table:style-name="ce415" table:number-columns-repeated="5"/>
          <table:table-cell table:number-columns-repeated="5"/>
        </table:table-row>
        <table:table-row table:style-name="ro1">
          <table:table-cell office:value-type="string" calcext:value-type="string">
            <text:p>Batman</text:p>
          </table:table-cell>
          <table:table-cell office:value-type="string" calcext:value-type="string">
            <text:p>7b+</text:p>
          </table:table-cell>
          <table:table-cell table:style-name="ce415" table:number-columns-repeated="5"/>
          <table:table-cell/>
          <table:table-cell office:value-type="string" calcext:value-type="string">
            <text:p>August 2015</text:p>
          </table:table-cell>
          <table:table-cell table:number-columns-repeated="3"/>
        </table:table-row>
        <table:table-row table:style-name="ro1">
          <table:table-cell office:value-type="string" calcext:value-type="string">
            <text:p>Unscheinbarer Pfeiler</text:p>
          </table:table-cell>
          <table:table-cell office:value-type="string" calcext:value-type="string">
            <text:p>7a+</text:p>
          </table:table-cell>
          <table:table-cell table:style-name="ce415" table:number-columns-repeated="5"/>
          <table:table-cell/>
          <table:table-cell office:value-type="string" calcext:value-type="string">
            <text:p>August 2015</text:p>
          </table:table-cell>
          <table:table-cell table:number-columns-repeated="3"/>
        </table:table-row>
        <table:table-row table:style-name="ro1">
          <table:table-cell office:value-type="string" calcext:value-type="string">
            <text:p>Murgkante</text:p>
          </table:table-cell>
          <table:table-cell office:value-type="string" calcext:value-type="string">
            <text:p>6b+</text:p>
          </table:table-cell>
          <table:table-cell table:style-name="ce415" table:number-columns-repeated="5"/>
          <table:table-cell/>
          <table:table-cell office:value-type="string" calcext:value-type="string">
            <text:p>August 2015</text:p>
          </table:table-cell>
          <table:table-cell table:number-columns-repeated="3"/>
        </table:table-row>
        <table:table-row table:style-name="ro1">
          <table:table-cell table:number-columns-repeated="2"/>
          <table:table-cell table:style-name="ce415" table:number-columns-repeated="5"/>
          <table:table-cell table:number-columns-repeated="5"/>
        </table:table-row>
        <table:table-row table:style-name="ro1">
          <table:table-cell table:style-name="ce315" office:value-type="string" calcext:value-type="string">
            <text:p>Steibrecher</text:p>
          </table:table-cell>
          <table:table-cell/>
          <table:table-cell table:style-name="ce415" table:number-columns-repeated="5"/>
          <table:table-cell table:number-columns-repeated="5"/>
        </table:table-row>
        <table:table-row table:style-name="ro1">
          <table:table-cell table:style-name="ce318" office:value-type="string" calcext:value-type="string">
            <text:p>Broken Bottles</text:p>
          </table:table-cell>
          <table:table-cell office:value-type="string" calcext:value-type="string">
            <text:p>7c</text:p>
          </table:table-cell>
          <table:table-cell table:style-name="ce415" office:value-type="string" calcext:value-type="string">
            <text:p>F</text:p>
          </table:table-cell>
          <table:table-cell table:style-name="ce415" table:number-columns-repeated="4"/>
          <table:table-cell office:value-type="string" calcext:value-type="string">
            <text:p>sehr soft oder sehr mein style</text:p>
          </table:table-cell>
          <table:table-cell office:value-type="string" calcext:value-type="string">
            <text:p>29.04.18</text:p>
          </table:table-cell>
          <table:table-cell table:number-columns-repeated="3"/>
        </table:table-row>
        <table:table-row table:style-name="ro1">
          <table:table-cell office:value-type="string" calcext:value-type="string">
            <text:p>Eyes wide shut</text:p>
          </table:table-cell>
          <table:table-cell office:value-type="string" calcext:value-type="string">
            <text:p>7b</text:p>
          </table:table-cell>
          <table:table-cell table:style-name="ce415" table:number-columns-repeated="5"/>
          <table:table-cell office:value-type="string" calcext:value-type="string">
            <text:p>Brett</text:p>
          </table:table-cell>
          <table:table-cell office:value-type="string" calcext:value-type="string">
            <text:p>29.04.18</text:p>
          </table:table-cell>
          <table:table-cell table:number-columns-repeated="3"/>
        </table:table-row>
        <table:table-row table:style-name="ro1">
          <table:table-cell office:value-type="string" calcext:value-type="string">
            <text:p>Heidiland</text:p>
          </table:table-cell>
          <table:table-cell office:value-type="string" calcext:value-type="string">
            <text:p>7b</text:p>
          </table:table-cell>
          <table:table-cell table:style-name="ce415" table:number-columns-repeated="5"/>
          <table:table-cell office:value-type="string" calcext:value-type="string">
            <text:p>mega soft</text:p>
          </table:table-cell>
          <table:table-cell office:value-type="string" calcext:value-type="string">
            <text:p>29.04.18</text:p>
          </table:table-cell>
          <table:table-cell table:number-columns-repeated="3"/>
        </table:table-row>
        <table:table-row table:style-name="ro1">
          <table:table-cell office:value-type="string" calcext:value-type="string">
            <text:p>New Kids on da block</text:p>
          </table:table-cell>
          <table:table-cell office:value-type="string" calcext:value-type="string">
            <text:p>7a+</text:p>
          </table:table-cell>
          <table:table-cell table:style-name="ce415" table:number-columns-repeated="5"/>
          <table:table-cell/>
          <table:table-cell office:value-type="string" calcext:value-type="string">
            <text:p>29.04.18</text:p>
          </table:table-cell>
          <table:table-cell table:number-columns-repeated="3"/>
        </table:table-row>
        <table:table-row table:style-name="ro1">
          <table:table-cell office:value-type="string" calcext:value-type="string">
            <text:p>Cornershop</text:p>
          </table:table-cell>
          <table:table-cell office:value-type="string" calcext:value-type="string">
            <text:p>6b</text:p>
          </table:table-cell>
          <table:table-cell table:style-name="ce415" table:number-columns-repeated="5"/>
          <table:table-cell office:value-type="string" calcext:value-type="string">
            <text:p>hart!</text:p>
          </table:table-cell>
          <table:table-cell office:value-type="string" calcext:value-type="string">
            <text:p>29.04.18</text:p>
          </table:table-cell>
          <table:table-cell table:number-columns-repeated="3"/>
        </table:table-row>
        <table:table-row table:style-name="ro1" table:number-rows-repeated="2">
          <table:table-cell table:number-columns-repeated="2"/>
          <table:table-cell table:style-name="ce415" table:number-columns-repeated="5"/>
          <table:table-cell table:number-columns-repeated="5"/>
        </table:table-row>
        <table:table-row table:style-name="ro12">
          <table:table-cell table:style-name="ce311" office:value-type="string" calcext:value-type="string">
            <text:p>Uppsala</text:p>
          </table:table-cell>
          <table:table-cell/>
          <table:table-cell table:style-name="ce415" table:number-columns-repeated="5"/>
          <table:table-cell/>
          <table:table-cell office:value-type="float" office:value="2013" calcext:value-type="float">
            <text:p>2013</text:p>
          </table:table-cell>
          <table:table-cell table:number-columns-repeated="3"/>
        </table:table-row>
        <table:table-row table:style-name="ro1">
          <table:table-cell table:style-name="ce315" office:value-type="string" calcext:value-type="string">
            <text:p>Focksta</text:p>
          </table:table-cell>
          <table:table-cell/>
          <table:table-cell table:style-name="ce415" table:number-columns-repeated="5"/>
          <table:table-cell table:number-columns-repeated="5"/>
        </table:table-row>
        <table:table-row table:style-name="ro1">
          <table:table-cell office:value-type="string" calcext:value-type="string">
            <text:p>Untermensch!</text:p>
          </table:table-cell>
          <table:table-cell office:value-type="string" calcext:value-type="string">
            <text:p>7b+</text:p>
          </table:table-cell>
          <table:table-cell table:style-name="ce415" table:number-columns-repeated="5"/>
          <table:table-cell office:value-type="string" calcext:value-type="string">
            <text:p>Jeah!</text:p>
          </table:table-cell>
          <table:table-cell table:number-columns-repeated="4"/>
        </table:table-row>
        <table:table-row table:style-name="ro1">
          <table:table-cell office:value-type="string" calcext:value-type="string">
            <text:p>Untermensch für kleiner Mensch</text:p>
          </table:table-cell>
          <table:table-cell office:value-type="string" calcext:value-type="string">
            <text:p>7a+</text:p>
          </table:table-cell>
          <table:table-cell table:style-name="ce415" table:number-columns-repeated="5"/>
          <table:table-cell table:number-columns-repeated="5"/>
        </table:table-row>
        <table:table-row table:style-name="ro1">
          <table:table-cell office:value-type="string" calcext:value-type="string">
            <text:p>Dumbo</text:p>
          </table:table-cell>
          <table:table-cell office:value-type="string" calcext:value-type="string">
            <text:p>6c</text:p>
          </table:table-cell>
          <table:table-cell table:style-name="ce415" table:number-columns-repeated="5"/>
          <table:table-cell table:number-columns-repeated="5"/>
        </table:table-row>
        <table:table-row table:style-name="ro1">
          <table:table-cell office:value-type="string" calcext:value-type="string">
            <text:p>Moskräck</text:p>
          </table:table-cell>
          <table:table-cell office:value-type="string" calcext:value-type="string">
            <text:p>5+</text:p>
          </table:table-cell>
          <table:table-cell table:style-name="ce415" office:value-type="string" calcext:value-type="string">
            <text:p>F</text:p>
          </table:table-cell>
          <table:table-cell table:style-name="ce415" table:number-columns-repeated="4"/>
          <table:table-cell table:number-columns-repeated="5"/>
        </table:table-row>
        <table:table-row table:style-name="ro1">
          <table:table-cell table:number-columns-repeated="2"/>
          <table:table-cell table:style-name="ce415" table:number-columns-repeated="5"/>
          <table:table-cell table:number-columns-repeated="5"/>
        </table:table-row>
        <table:table-row table:style-name="ro12">
          <table:table-cell table:style-name="ce319" office:value-type="string" calcext:value-type="string">
            <text:p>Silvretta</text:p>
          </table:table-cell>
          <table:table-cell/>
          <table:table-cell table:style-name="ce415" table:number-columns-repeated="5"/>
          <table:table-cell table:number-columns-repeated="5"/>
        </table:table-row>
        <table:table-row table:style-name="ro1">
          <table:table-cell table:style-name="ce320" office:value-type="string" calcext:value-type="string">
            <text:p>Niviuk</text:p>
          </table:table-cell>
          <table:table-cell table:style-name="ce363" office:value-type="string" calcext:value-type="string">
            <text:p>7c</text:p>
          </table:table-cell>
          <table:table-cell table:style-name="ce415" table:number-columns-repeated="5"/>
          <table:table-cell table:number-columns-repeated="5"/>
        </table:table-row>
        <table:table-row table:style-name="ro1">
          <table:table-cell office:value-type="string" calcext:value-type="string">
            <text:p>Odin</text:p>
          </table:table-cell>
          <table:table-cell office:value-type="string" calcext:value-type="string">
            <text:p>7b</text:p>
          </table:table-cell>
          <table:table-cell table:style-name="ce415" office:value-type="string" calcext:value-type="string">
            <text:p>F</text:p>
          </table:table-cell>
          <table:table-cell table:style-name="ce415" table:number-columns-repeated="4"/>
          <table:table-cell office:value-type="string" calcext:value-type="string">
            <text:p>im strömenden Regen</text:p>
          </table:table-cell>
          <table:table-cell office:value-type="string" calcext:value-type="string">
            <text:p>Juli 2015</text:p>
          </table:table-cell>
          <table:table-cell table:number-columns-repeated="3"/>
        </table:table-row>
        <table:table-row table:style-name="ro1">
          <table:table-cell office:value-type="string" calcext:value-type="string">
            <text:p>Thor</text:p>
          </table:table-cell>
          <table:table-cell office:value-type="string" calcext:value-type="string">
            <text:p>7a+</text:p>
          </table:table-cell>
          <table:table-cell table:style-name="ce415" office:value-type="string" calcext:value-type="string">
            <text:p>F</text:p>
          </table:table-cell>
          <table:table-cell table:style-name="ce415" table:number-columns-repeated="4"/>
          <table:table-cell office:value-type="string" calcext:value-type="string">
            <text:p>im strömenden Regen</text:p>
          </table:table-cell>
          <table:table-cell office:value-type="string" calcext:value-type="string">
            <text:p>Juli 2015</text:p>
          </table:table-cell>
          <table:table-cell table:number-columns-repeated="3"/>
        </table:table-row>
        <table:table-row table:style-name="ro1">
          <table:table-cell office:value-type="string" calcext:value-type="string">
            <text:p>Baby Nase</text:p>
          </table:table-cell>
          <table:table-cell office:value-type="float" office:value="5" calcext:value-type="float">
            <text:p>5</text:p>
          </table:table-cell>
          <table:table-cell table:style-name="ce415" table:number-columns-repeated="5"/>
          <table:table-cell office:value-type="string" calcext:value-type="string">
            <text:p>Highball</text:p>
          </table:table-cell>
          <table:table-cell office:value-type="string" calcext:value-type="string">
            <text:p>Juli 2015</text:p>
          </table:table-cell>
          <table:table-cell table:number-columns-repeated="3"/>
        </table:table-row>
        <table:table-row table:style-name="ro1">
          <table:table-cell table:number-columns-repeated="2"/>
          <table:table-cell table:style-name="ce415" table:number-columns-repeated="5"/>
          <table:table-cell table:number-columns-repeated="5"/>
        </table:table-row>
        <table:table-row table:style-name="ro12">
          <table:table-cell table:style-name="ce319" office:value-type="string" calcext:value-type="string">
            <text:p>Magic Wood</text:p>
          </table:table-cell>
          <table:table-cell/>
          <table:table-cell table:style-name="ce415" table:number-columns-repeated="5"/>
          <table:table-cell table:number-columns-repeated="5"/>
        </table:table-row>
        <table:table-row table:style-name="ro1">
          <table:table-cell office:value-type="string" calcext:value-type="string">
            <text:p>Rythmo</text:p>
          </table:table-cell>
          <table:table-cell office:value-type="string" calcext:value-type="string">
            <text:p>7c+</text:p>
          </table:table-cell>
          <table:table-cell table:number-columns-repeated="5"/>
          <table:table-cell office:value-type="string" calcext:value-type="string">
            <text:p>Schneebrett und Rythmo an einem Tag :) Nach dem Regen gesendet</text:p>
          </table:table-cell>
          <table:table-cell office:value-type="string" calcext:value-type="string">
            <text:p>September 2015</text:p>
          </table:table-cell>
          <table:table-cell table:number-columns-repeated="3"/>
        </table:table-row>
        <table:table-row table:style-name="ro1">
          <table:table-cell table:style-name="ce290" office:value-type="string" calcext:value-type="string">
            <text:p>Fight Club</text:p>
          </table:table-cell>
          <table:table-cell office:value-type="string" calcext:value-type="string">
            <text:p>7c</text:p>
          </table:table-cell>
          <table:table-cell table:style-name="ce415" table:number-columns-repeated="5"/>
          <table:table-cell office:value-type="string" calcext:value-type="string">
            <text:p>Fight club und Supernova an einem Tag</text:p>
          </table:table-cell>
          <table:table-cell office:value-type="string" calcext:value-type="string">
            <text:p>September 2015</text:p>
          </table:table-cell>
          <table:table-cell table:number-columns-repeated="3"/>
        </table:table-row>
        <table:table-row table:style-name="ro1">
          <table:table-cell table:style-name="ce290" office:value-type="string" calcext:value-type="string">
            <text:p>Supernova</text:p>
          </table:table-cell>
          <table:table-cell office:value-type="string" calcext:value-type="string">
            <text:p>7c</text:p>
          </table:table-cell>
          <table:table-cell table:style-name="ce415" table:number-columns-repeated="5"/>
          <table:table-cell/>
          <table:table-cell office:value-type="string" calcext:value-type="string">
            <text:p>September 2015</text:p>
          </table:table-cell>
          <table:table-cell table:number-columns-repeated="3"/>
        </table:table-row>
        <table:table-row table:style-name="ro1">
          <table:table-cell table:style-name="ce290" office:value-type="string" calcext:value-type="string">
            <text:p>Schneebrett</text:p>
          </table:table-cell>
          <table:table-cell office:value-type="string" calcext:value-type="string">
            <text:p>7c</text:p>
          </table:table-cell>
          <table:table-cell table:style-name="ce415" table:number-columns-repeated="5"/>
          <table:table-cell/>
          <table:table-cell office:value-type="string" calcext:value-type="string">
            <text:p>September 2015</text:p>
          </table:table-cell>
          <table:table-cell table:number-columns-repeated="3"/>
        </table:table-row>
        <table:table-row table:style-name="ro1">
          <table:table-cell table:style-name="ce290" office:value-type="string" calcext:value-type="string">
            <text:p>Höhenrausch</text:p>
          </table:table-cell>
          <table:table-cell office:value-type="string" calcext:value-type="string">
            <text:p>7b+</text:p>
          </table:table-cell>
          <table:table-cell table:style-name="ce415" table:number-columns-repeated="5"/>
          <table:table-cell/>
          <table:table-cell office:value-type="string" calcext:value-type="string">
            <text:p>September 2015</text:p>
          </table:table-cell>
          <table:table-cell table:number-columns-repeated="3"/>
        </table:table-row>
        <table:table-row table:style-name="ro1">
          <table:table-cell table:style-name="ce290" office:value-type="string" calcext:value-type="string">
            <text:p>Red Roses</text:p>
          </table:table-cell>
          <table:table-cell office:value-type="string" calcext:value-type="string">
            <text:p>7b</text:p>
          </table:table-cell>
          <table:table-cell table:style-name="ce415" table:number-columns-repeated="5"/>
          <table:table-cell office:value-type="string" calcext:value-type="string">
            <text:p>sehr schwer fande ich, für mich wegen Campusmoves nicht nur 7a+</text:p>
          </table:table-cell>
          <table:table-cell office:value-type="string" calcext:value-type="string">
            <text:p>September 2015</text:p>
          </table:table-cell>
          <table:table-cell table:number-columns-repeated="3"/>
        </table:table-row>
        <table:table-row table:style-name="ro1">
          <table:table-cell table:style-name="ce290" office:value-type="string" calcext:value-type="string">
            <text:p>Grit de Luxe</text:p>
          </table:table-cell>
          <table:table-cell office:value-type="string" calcext:value-type="string">
            <text:p>7b</text:p>
          </table:table-cell>
          <table:table-cell table:style-name="ce415" table:number-columns-repeated="5"/>
          <table:table-cell/>
          <table:table-cell office:value-type="string" calcext:value-type="string">
            <text:p>September 2015</text:p>
          </table:table-cell>
          <table:table-cell table:number-columns-repeated="3"/>
        </table:table-row>
        <table:table-row table:style-name="ro1">
          <table:table-cell table:style-name="ce290" office:value-type="string" calcext:value-type="string">
            <text:p>Dino´s don´t dyno</text:p>
          </table:table-cell>
          <table:table-cell office:value-type="string" calcext:value-type="string">
            <text:p>7b</text:p>
          </table:table-cell>
          <table:table-cell table:style-name="ce415" table:number-columns-repeated="5"/>
          <table:table-cell/>
          <table:table-cell office:value-type="string" calcext:value-type="string">
            <text:p>September 2015</text:p>
          </table:table-cell>
          <table:table-cell table:number-columns-repeated="3"/>
        </table:table-row>
        <table:table-row table:style-name="ro1">
          <table:table-cell table:style-name="ce290" office:value-type="string" calcext:value-type="string">
            <text:p>Fliegen Erlaubt</text:p>
          </table:table-cell>
          <table:table-cell office:value-type="string" calcext:value-type="string">
            <text:p>7b</text:p>
          </table:table-cell>
          <table:table-cell table:style-name="ce415" table:number-columns-repeated="5"/>
          <table:table-cell/>
          <table:table-cell office:value-type="float" office:value="2012" calcext:value-type="float">
            <text:p>2012</text:p>
          </table:table-cell>
          <table:table-cell table:number-columns-repeated="3"/>
        </table:table-row>
        <table:table-row table:style-name="ro1">
          <table:table-cell table:style-name="ce292" office:value-type="string" calcext:value-type="string">
            <text:p>Traversatta</text:p>
          </table:table-cell>
          <table:table-cell table:style-name="ce399" office:value-type="string" calcext:value-type="string">
            <text:p>7a+</text:p>
          </table:table-cell>
          <table:table-cell table:style-name="ce415" table:number-columns-repeated="5"/>
          <table:table-cell table:number-columns-repeated="5"/>
        </table:table-row>
        <table:table-row table:style-name="ro1">
          <table:table-cell table:style-name="ce290" office:value-type="string" calcext:value-type="string">
            <text:p>Enterprice</text:p>
          </table:table-cell>
          <table:table-cell office:value-type="string" calcext:value-type="string">
            <text:p>7a</text:p>
          </table:table-cell>
          <table:table-cell table:style-name="ce415" table:number-columns-repeated="5"/>
          <table:table-cell/>
          <table:table-cell office:value-type="float" office:value="2012" calcext:value-type="float">
            <text:p>2012</text:p>
          </table:table-cell>
          <table:table-cell table:number-columns-repeated="3"/>
        </table:table-row>
        <table:table-row table:style-name="ro1">
          <table:table-cell table:style-name="ce290" office:value-type="string" calcext:value-type="string">
            <text:p>Super Bosna</text:p>
          </table:table-cell>
          <table:table-cell office:value-type="string" calcext:value-type="string">
            <text:p>7a</text:p>
          </table:table-cell>
          <table:table-cell table:style-name="ce415" table:number-columns-repeated="5"/>
          <table:table-cell/>
          <table:table-cell office:value-type="float" office:value="2011" calcext:value-type="float">
            <text:p>2011</text:p>
          </table:table-cell>
          <table:table-cell table:number-columns-repeated="3"/>
        </table:table-row>
        <table:table-row table:style-name="ro1">
          <table:table-cell table:style-name="ce290" office:value-type="string" calcext:value-type="string">
            <text:p>Dropzone</text:p>
          </table:table-cell>
          <table:table-cell office:value-type="string" calcext:value-type="string">
            <text:p>7a</text:p>
          </table:table-cell>
          <table:table-cell table:style-name="ce415" table:number-columns-repeated="5"/>
          <table:table-cell/>
          <table:table-cell office:value-type="string" calcext:value-type="string">
            <text:p>September 2015</text:p>
          </table:table-cell>
          <table:table-cell table:number-columns-repeated="3"/>
        </table:table-row>
        <table:table-row table:style-name="ro1">
          <table:table-cell table:style-name="ce290" office:value-type="string" calcext:value-type="string">
            <text:p>Bosna Genial</text:p>
          </table:table-cell>
          <table:table-cell office:value-type="string" calcext:value-type="string">
            <text:p>7a</text:p>
          </table:table-cell>
          <table:table-cell table:style-name="ce415" table:number-columns-repeated="5"/>
          <table:table-cell/>
          <table:table-cell office:value-type="float" office:value="2011" calcext:value-type="float">
            <text:p>2011</text:p>
          </table:table-cell>
          <table:table-cell table:number-columns-repeated="3"/>
        </table:table-row>
        <table:table-row table:style-name="ro1">
          <table:table-cell office:value-type="string" calcext:value-type="string">
            <text:p>Heb da Arsch</text:p>
          </table:table-cell>
          <table:table-cell office:value-type="string" calcext:value-type="string">
            <text:p>7a</text:p>
          </table:table-cell>
          <table:table-cell table:style-name="ce415"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Scrubs</text:p>
          </table:table-cell>
          <table:table-cell office:value-type="string" calcext:value-type="string">
            <text:p>6c+</text:p>
          </table:table-cell>
          <table:table-cell table:style-name="ce415" table:number-columns-repeated="5"/>
          <table:table-cell table:number-columns-repeated="5"/>
        </table:table-row>
        <table:table-row table:style-name="ro1">
          <table:table-cell office:value-type="string" calcext:value-type="string">
            <text:p>Jump</text:p>
          </table:table-cell>
          <table:table-cell office:value-type="string" calcext:value-type="string">
            <text:p>6c</text:p>
          </table:table-cell>
          <table:table-cell table:style-name="ce415" table:number-columns-repeated="5"/>
          <table:table-cell table:number-columns-repeated="5"/>
        </table:table-row>
        <table:table-row table:style-name="ro1">
          <table:table-cell office:value-type="string" calcext:value-type="string">
            <text:p>Blue Valley</text:p>
          </table:table-cell>
          <table:table-cell office:value-type="string" calcext:value-type="string">
            <text:p>6c</text:p>
          </table:table-cell>
          <table:table-cell table:style-name="ce415" table:number-columns-repeated="5"/>
          <table:table-cell table:number-columns-repeated="5"/>
        </table:table-row>
        <table:table-row table:style-name="ro1">
          <table:table-cell office:value-type="string" calcext:value-type="string">
            <text:p>Gotcha</text:p>
          </table:table-cell>
          <table:table-cell office:value-type="string" calcext:value-type="string">
            <text:p>6c</text:p>
          </table:table-cell>
          <table:table-cell table:style-name="ce415" table:number-columns-repeated="5"/>
          <table:table-cell table:number-columns-repeated="5"/>
        </table:table-row>
        <table:table-row table:style-name="ro1">
          <table:table-cell office:value-type="string" calcext:value-type="string">
            <text:p>U-Boot</text:p>
          </table:table-cell>
          <table:table-cell office:value-type="string" calcext:value-type="string">
            <text:p>6c</text:p>
          </table:table-cell>
          <table:table-cell table:style-name="ce415" office:value-type="string" calcext:value-type="string">
            <text:p>F</text:p>
          </table:table-cell>
          <table:table-cell table:style-name="ce415" table:number-columns-repeated="4"/>
          <table:table-cell table:number-columns-repeated="5"/>
        </table:table-row>
        <table:table-row table:style-name="ro1">
          <table:table-cell table:style-name="ce333" office:value-type="float" office:value="93" calcext:value-type="float">
            <text:p>93</text:p>
          </table:table-cell>
          <table:table-cell office:value-type="string" calcext:value-type="string">
            <text:p>6c</text:p>
          </table:table-cell>
          <table:table-cell table:style-name="ce415" table:number-columns-repeated="5"/>
          <table:table-cell table:number-columns-repeated="5"/>
        </table:table-row>
        <table:table-row table:style-name="ro1">
          <table:table-cell office:value-type="string" calcext:value-type="string">
            <text:p>Gorilla</text:p>
          </table:table-cell>
          <table:table-cell office:value-type="string" calcext:value-type="string">
            <text:p>6c</text:p>
          </table:table-cell>
          <table:table-cell table:style-name="ce415"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Madame Etoile</text:p>
          </table:table-cell>
          <table:table-cell office:value-type="string" calcext:value-type="string">
            <text:p>6b+</text:p>
          </table:table-cell>
          <table:table-cell table:style-name="ce415" office:value-type="string" calcext:value-type="string">
            <text:p>F</text:p>
          </table:table-cell>
          <table:table-cell table:style-name="ce415" table:number-columns-repeated="4"/>
          <table:table-cell table:number-columns-repeated="5"/>
        </table:table-row>
        <table:table-row table:style-name="ro1">
          <table:table-cell office:value-type="string" calcext:value-type="string">
            <text:p>Super Bosna</text:p>
          </table:table-cell>
          <table:table-cell office:value-type="string" calcext:value-type="string">
            <text:p>6b+</text:p>
          </table:table-cell>
          <table:table-cell table:style-name="ce415" table:number-columns-repeated="5"/>
          <table:table-cell table:number-columns-repeated="5"/>
        </table:table-row>
        <table:table-row table:style-name="ro1">
          <table:table-cell office:value-type="string" calcext:value-type="string">
            <text:p>Shantram</text:p>
          </table:table-cell>
          <table:table-cell office:value-type="string" calcext:value-type="string">
            <text:p>6b</text:p>
          </table:table-cell>
          <table:table-cell table:style-name="ce415" table:number-columns-repeated="5"/>
          <table:table-cell table:number-columns-repeated="5"/>
        </table:table-row>
        <table:table-row table:style-name="ro1">
          <table:table-cell office:value-type="string" calcext:value-type="string">
            <text:p>Traumfänger</text:p>
          </table:table-cell>
          <table:table-cell office:value-type="string" calcext:value-type="string">
            <text:p>6b</text:p>
          </table:table-cell>
          <table:table-cell table:style-name="ce415" office:value-type="string" calcext:value-type="string">
            <text:p>F</text:p>
          </table:table-cell>
          <table:table-cell table:style-name="ce415"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Sap Mantle</text:p>
          </table:table-cell>
          <table:table-cell office:value-type="string" calcext:value-type="string">
            <text:p>6b</text:p>
          </table:table-cell>
          <table:table-cell table:style-name="ce415" table:number-columns-repeated="5"/>
          <table:table-cell table:number-columns-repeated="5"/>
        </table:table-row>
        <table:table-row table:style-name="ro1">
          <table:table-cell office:value-type="string" calcext:value-type="string">
            <text:p>209b</text:p>
          </table:table-cell>
          <table:table-cell office:value-type="string" calcext:value-type="string">
            <text:p>6b</text:p>
          </table:table-cell>
          <table:table-cell table:style-name="ce415" office:value-type="string" calcext:value-type="string">
            <text:p>F</text:p>
          </table:table-cell>
          <table:table-cell table:style-name="ce415" table:number-columns-repeated="4"/>
          <table:table-cell table:number-columns-repeated="5"/>
        </table:table-row>
        <table:table-row table:style-name="ro1">
          <table:table-cell office:value-type="string" calcext:value-type="string">
            <text:p>90c</text:p>
          </table:table-cell>
          <table:table-cell office:value-type="string" calcext:value-type="string">
            <text:p>6b</text:p>
          </table:table-cell>
          <table:table-cell table:style-name="ce415" office:value-type="string" calcext:value-type="string">
            <text:p>F</text:p>
          </table:table-cell>
          <table:table-cell table:style-name="ce415" table:number-columns-repeated="4"/>
          <table:table-cell table:number-columns-repeated="5"/>
        </table:table-row>
        <table:table-row table:style-name="ro1">
          <table:table-cell office:value-type="string" calcext:value-type="string">
            <text:p>235b</text:p>
          </table:table-cell>
          <table:table-cell office:value-type="string" calcext:value-type="string">
            <text:p>6b</text:p>
          </table:table-cell>
          <table:table-cell table:style-name="ce415" table:number-columns-repeated="5"/>
          <table:table-cell table:number-columns-repeated="5"/>
        </table:table-row>
        <table:table-row table:style-name="ro1">
          <table:table-cell office:value-type="string" calcext:value-type="string">
            <text:p>Kanonärohr</text:p>
          </table:table-cell>
          <table:table-cell office:value-type="string" calcext:value-type="string">
            <text:p>6b</text:p>
          </table:table-cell>
          <table:table-cell table:style-name="ce415" office:value-type="string" calcext:value-type="string">
            <text:p>F</text:p>
          </table:table-cell>
          <table:table-cell table:style-name="ce415" table:number-columns-repeated="4"/>
          <table:table-cell table:number-columns-repeated="5"/>
        </table:table-row>
        <table:table-row table:style-name="ro1">
          <table:table-cell office:value-type="string" calcext:value-type="string">
            <text:p>Easy Traverse</text:p>
          </table:table-cell>
          <table:table-cell office:value-type="string" calcext:value-type="string">
            <text:p>6a/6b</text:p>
          </table:table-cell>
          <table:table-cell table:style-name="ce415" table:number-columns-repeated="5"/>
          <table:table-cell/>
          <table:table-cell office:value-type="float" office:value="2011" calcext:value-type="float">
            <text:p>2011</text:p>
          </table:table-cell>
          <table:table-cell table:number-columns-repeated="3"/>
        </table:table-row>
        <table:table-row table:style-name="ro1">
          <table:table-cell table:style-name="ce333" office:value-type="float" office:value="227" calcext:value-type="float">
            <text:p>227</text:p>
          </table:table-cell>
          <table:table-cell office:value-type="string" calcext:value-type="string">
            <text:p>6a</text:p>
          </table:table-cell>
          <table:table-cell table:style-name="ce415" table:number-columns-repeated="5"/>
          <table:table-cell table:number-columns-repeated="5"/>
        </table:table-row>
        <table:table-row table:style-name="ro1">
          <table:table-cell table:style-name="ce333" office:value-type="string" calcext:value-type="string">
            <text:p>Kante</text:p>
          </table:table-cell>
          <table:table-cell office:value-type="string" calcext:value-type="string">
            <text:p>6a</text:p>
          </table:table-cell>
          <table:table-cell table:style-name="ce415" table:number-columns-repeated="5"/>
          <table:table-cell table:number-columns-repeated="5"/>
        </table:table-row>
        <table:table-row table:style-name="ro1">
          <table:table-cell office:value-type="string" calcext:value-type="string">
            <text:p>91b</text:p>
          </table:table-cell>
          <table:table-cell office:value-type="string" calcext:value-type="string">
            <text:p>6a</text:p>
          </table:table-cell>
          <table:table-cell table:style-name="ce415" table:number-columns-repeated="5"/>
          <table:table-cell office:value-type="string" calcext:value-type="string">
            <text:p>sauschwer</text:p>
          </table:table-cell>
          <table:table-cell table:number-columns-repeated="4"/>
        </table:table-row>
        <table:table-row table:style-name="ro1">
          <table:table-cell office:value-type="string" calcext:value-type="string">
            <text:p>Klein aber Fein</text:p>
          </table:table-cell>
          <table:table-cell office:value-type="float" office:value="5" calcext:value-type="float">
            <text:p>5</text:p>
          </table:table-cell>
          <table:table-cell table:style-name="ce415" office:value-type="string" calcext:value-type="string">
            <text:p>F</text:p>
          </table:table-cell>
          <table:table-cell table:style-name="ce415" table:number-columns-repeated="4"/>
          <table:table-cell table:number-columns-repeated="5"/>
        </table:table-row>
        <table:table-row table:style-name="ro1">
          <table:table-cell office:value-type="string" calcext:value-type="string">
            <text:p>Chan Chan</text:p>
          </table:table-cell>
          <table:table-cell office:value-type="float" office:value="5" calcext:value-type="float">
            <text:p>5</text:p>
          </table:table-cell>
          <table:table-cell table:style-name="ce415" office:value-type="string" calcext:value-type="string">
            <text:p>F</text:p>
          </table:table-cell>
          <table:table-cell table:style-name="ce415"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Jack</text:p>
          </table:table-cell>
          <table:table-cell office:value-type="float" office:value="5" calcext:value-type="float">
            <text:p>5</text:p>
          </table:table-cell>
          <table:table-cell table:style-name="ce415" office:value-type="string" calcext:value-type="string">
            <text:p>F</text:p>
          </table:table-cell>
          <table:table-cell table:style-name="ce415"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Moos Gully</text:p>
          </table:table-cell>
          <table:table-cell office:value-type="float" office:value="4" calcext:value-type="float">
            <text:p>4</text:p>
          </table:table-cell>
          <table:table-cell table:style-name="ce415" table:number-columns-repeated="5"/>
          <table:table-cell table:number-columns-repeated="5"/>
        </table:table-row>
        <table:table-row table:style-name="ro1" table:number-rows-repeated="2">
          <table:table-cell table:number-columns-repeated="2"/>
          <table:table-cell table:style-name="ce415" table:number-columns-repeated="5"/>
          <table:table-cell table:number-columns-repeated="5"/>
        </table:table-row>
        <table:table-row table:style-name="ro12">
          <table:table-cell table:style-name="ce319" office:value-type="string" calcext:value-type="string">
            <text:p>Frankenjura</text:p>
          </table:table-cell>
          <table:table-cell/>
          <table:table-cell table:style-name="ce415" table:number-columns-repeated="5"/>
          <table:table-cell table:number-columns-repeated="5"/>
        </table:table-row>
        <table:table-row table:style-name="ro1">
          <table:table-cell table:style-name="ce315" office:value-type="string" calcext:value-type="string">
            <text:p>Grüne Hölle</text:p>
          </table:table-cell>
          <table:table-cell/>
          <table:table-cell table:style-name="ce415" table:number-columns-repeated="5"/>
          <table:table-cell table:number-columns-repeated="5"/>
        </table:table-row>
        <table:table-row table:style-name="ro1">
          <table:table-cell office:value-type="string" calcext:value-type="string">
            <text:p>Talkshow</text:p>
          </table:table-cell>
          <table:table-cell office:value-type="string" calcext:value-type="string">
            <text:p>7a</text:p>
          </table:table-cell>
          <table:table-cell table:style-name="ce415" table:number-columns-repeated="5"/>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415" table:number-columns-repeated="5"/>
          <table:table-cell table:number-columns-repeated="5"/>
        </table:table-row>
        <table:table-row table:style-name="ro1">
          <table:table-cell table:style-name="ce315" office:value-type="string" calcext:value-type="string">
            <text:p>Mariengrotte</text:p>
          </table:table-cell>
          <table:table-cell/>
          <table:table-cell table:style-name="ce415" table:number-columns-repeated="5"/>
          <table:table-cell table:style-name="ce429" office:value-type="string" calcext:value-type="string">
            <text:p>von Marientaler Wänden weiterfahren, sehr offentsichtlich</text:p>
          </table:table-cell>
          <table:table-cell table:number-columns-repeated="4"/>
        </table:table-row>
        <table:table-row table:style-name="ro1">
          <table:table-cell table:style-name="ce334" office:value-type="string" calcext:value-type="string">
            <text:p>Zerberus</text:p>
          </table:table-cell>
          <table:table-cell table:style-name="ce400" office:value-type="string" calcext:value-type="string">
            <text:p>8b</text:p>
          </table:table-cell>
          <table:table-cell table:style-name="ce419" table:number-columns-repeated="5"/>
          <table:table-cell table:style-name="ce430" office:value-type="string" calcext:value-type="string">
            <text:p>mal probiert. Sackhart aber DIE Linie!!</text:p>
          </table:table-cell>
          <table:table-cell table:number-columns-repeated="4"/>
        </table:table-row>
        <table:table-row table:style-name="ro1">
          <table:table-cell table:style-name="ce334" office:value-type="string" calcext:value-type="string">
            <text:p>Unterdrückung</text:p>
          </table:table-cell>
          <table:table-cell table:style-name="ce400" office:value-type="string" calcext:value-type="string">
            <text:p>7c</text:p>
          </table:table-cell>
          <table:table-cell table:style-name="ce419" table:number-columns-repeated="5"/>
          <table:table-cell table:style-name="ce430"/>
          <table:table-cell table:number-columns-repeated="4"/>
        </table:table-row>
        <table:table-row table:style-name="ro1">
          <table:table-cell table:style-name="ce335" office:value-type="string" calcext:value-type="string">
            <text:p>Traverse</text:p>
          </table:table-cell>
          <table:table-cell table:style-name="ce401" office:value-type="string" calcext:value-type="string">
            <text:p>7a</text:p>
          </table:table-cell>
          <table:table-cell table:style-name="ce420" office:value-type="string" calcext:value-type="string">
            <text:p>F</text:p>
          </table:table-cell>
          <table:table-cell table:style-name="ce420" table:number-columns-repeated="4"/>
          <table:table-cell table:style-name="ce431" office:value-type="string" calcext:value-type="string">
            <text:p>Aufwärmen</text:p>
          </table:table-cell>
          <table:table-cell table:style-name="ce460" office:value-type="float" office:value="2014" calcext:value-type="float">
            <text:p>2014</text:p>
          </table:table-cell>
          <table:table-cell table:number-columns-repeated="3"/>
        </table:table-row>
        <table:table-row table:style-name="ro1">
          <table:table-cell table:number-columns-repeated="2"/>
          <table:table-cell table:style-name="ce415" table:number-columns-repeated="5"/>
          <table:table-cell table:number-columns-repeated="5"/>
        </table:table-row>
        <table:table-row table:style-name="ro1">
          <table:table-cell table:style-name="ce315" office:value-type="string" calcext:value-type="string">
            <text:p>Neudorf</text:p>
          </table:table-cell>
          <table:table-cell/>
          <table:table-cell table:style-name="ce415" table:number-columns-repeated="5"/>
          <table:table-cell table:style-name="ce429" office:value-type="string" calcext:value-type="string">
            <text:p>Bouldergebiet steht im Führer (Neudorf), nicht so übertoll</text:p>
          </table:table-cell>
          <table:table-cell table:number-columns-repeated="4"/>
        </table:table-row>
        <table:table-row table:style-name="ro1">
          <table:table-cell table:style-name="ce334" office:value-type="string" calcext:value-type="string">
            <text:p>Skyscraper</text:p>
          </table:table-cell>
          <table:table-cell table:style-name="ce400" office:value-type="string" calcext:value-type="string">
            <text:p>7b</text:p>
          </table:table-cell>
          <table:table-cell table:style-name="ce419" table:number-columns-repeated="5"/>
          <table:table-cell table:style-name="ce430" office:value-type="string" calcext:value-type="string">
            <text:p>schwerer als Hale Bopp, schweres Ende!</text:p>
          </table:table-cell>
          <table:table-cell table:number-columns-repeated="4"/>
        </table:table-row>
        <table:table-row table:style-name="ro1">
          <table:table-cell office:value-type="string" calcext:value-type="string">
            <text:p>Hale Bopp</text:p>
          </table:table-cell>
          <table:table-cell office:value-type="string" calcext:value-type="string">
            <text:p>7b</text:p>
          </table:table-cell>
          <table:table-cell table:style-name="ce415" table:number-columns-repeated="5"/>
          <table:table-cell office:value-type="string" calcext:value-type="string">
            <text:p>toller Boulder mit weiten Zügen im steilen Gelände. Schwer für 7b</text:p>
          </table:table-cell>
          <table:table-cell office:value-type="string" calcext:value-type="string">
            <text:p>April 2014</text:p>
          </table:table-cell>
          <table:table-cell table:number-columns-repeated="3"/>
        </table:table-row>
        <table:table-row table:style-name="ro1">
          <table:table-cell table:number-columns-repeated="2"/>
          <table:table-cell table:style-name="ce415" table:number-columns-repeated="5"/>
          <table:table-cell table:number-columns-repeated="5"/>
        </table:table-row>
        <table:table-row table:style-name="ro1">
          <table:table-cell table:style-name="ce315" office:value-type="string" calcext:value-type="string">
            <text:p>Bärnfels</text:p>
          </table:table-cell>
          <table:table-cell/>
          <table:table-cell table:style-name="ce415" table:number-columns-repeated="5"/>
          <table:table-cell table:number-columns-repeated="5"/>
        </table:table-row>
        <table:table-row table:style-name="ro1">
          <table:table-cell office:value-type="string" calcext:value-type="string">
            <text:p>Hui Buh --&gt; Berühren Verboten</text:p>
          </table:table-cell>
          <table:table-cell office:value-type="string" calcext:value-type="string">
            <text:p>7c+</text:p>
          </table:table-cell>
          <table:table-cell table:style-name="ce415" table:number-columns-repeated="5"/>
          <table:table-cell office:value-type="string" calcext:value-type="string">
            <text:p>erster Versuch nach dem auschecken. Erster 7c+ Boulder, eher soft</text:p>
          </table:table-cell>
          <table:table-cell office:value-type="string" calcext:value-type="string">
            <text:p>Juni 2015</text:p>
          </table:table-cell>
          <table:table-cell table:number-columns-repeated="3"/>
        </table:table-row>
        <table:table-row table:style-name="ro1">
          <table:table-cell office:value-type="string" calcext:value-type="string">
            <text:p>Berühren Verboten</text:p>
          </table:table-cell>
          <table:table-cell office:value-type="string" calcext:value-type="string">
            <text:p>7c+</text:p>
          </table:table-cell>
          <table:table-cell table:style-name="ce415" table:number-columns-repeated="5"/>
          <table:table-cell office:value-type="string" calcext:value-type="string">
            <text:p>Schwerer als die HB--&gt;BV Combo mit schweren Löcherdeadpoints! Cooler Boulder</text:p>
          </table:table-cell>
          <table:table-cell office:value-type="string" calcext:value-type="string">
            <text:p>Oktober 2015</text:p>
          </table:table-cell>
          <table:table-cell table:number-columns-repeated="3"/>
        </table:table-row>
        <table:table-row table:style-name="ro1">
          <table:table-cell office:value-type="string" calcext:value-type="string">
            <text:p>Schnulli</text:p>
          </table:table-cell>
          <table:table-cell office:value-type="string" calcext:value-type="string">
            <text:p>7c</text:p>
          </table:table-cell>
          <table:table-cell table:style-name="ce415" table:number-columns-repeated="5"/>
          <table:table-cell office:value-type="string" calcext:value-type="string">
            <text:p>zusammen mit Berühren Verboten und Hui Buh Links in einer Session, strooooong!!</text:p>
          </table:table-cell>
          <table:table-cell office:value-type="string" calcext:value-type="string">
            <text:p>Oktober 2015</text:p>
          </table:table-cell>
          <table:table-cell table:number-columns-repeated="3"/>
        </table:table-row>
        <table:table-row table:style-name="ro1">
          <table:table-cell office:value-type="string" calcext:value-type="string">
            <text:p>Hui Buh</text:p>
          </table:table-cell>
          <table:table-cell office:value-type="string" calcext:value-type="string">
            <text:p>7b</text:p>
          </table:table-cell>
          <table:table-cell table:style-name="ce415" table:number-columns-repeated="5"/>
          <table:table-cell office:value-type="string" calcext:value-type="string">
            <text:p>Top Boulder. Einer der besten 7b´s in Franken</text:p>
          </table:table-cell>
          <table:table-cell office:value-type="string" calcext:value-type="string">
            <text:p>Juni 2015</text:p>
          </table:table-cell>
          <table:table-cell table:number-columns-repeated="3"/>
        </table:table-row>
        <table:table-row table:style-name="ro1">
          <table:table-cell office:value-type="string" calcext:value-type="string">
            <text:p>Hui Buh Links</text:p>
          </table:table-cell>
          <table:table-cell office:value-type="string" calcext:value-type="string">
            <text:p>7a+/7b</text:p>
          </table:table-cell>
          <table:table-cell table:style-name="ce415" table:number-columns-repeated="5"/>
          <table:table-cell office:value-type="string" calcext:value-type="string">
            <text:p>schwer! Ungefähr gleich schwer wie Hui Buh</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415" table:number-columns-repeated="5"/>
          <table:table-cell table:number-columns-repeated="5"/>
        </table:table-row>
        <table:table-row table:style-name="ro1">
          <table:table-cell table:style-name="ce315" office:value-type="string" calcext:value-type="string">
            <text:p>Hall of Fame</text:p>
          </table:table-cell>
          <table:table-cell/>
          <table:table-cell table:style-name="ce415" table:number-columns-repeated="5"/>
          <table:table-cell table:style-name="ce429" office:value-type="string" calcext:value-type="string">
            <text:p>GPS: 50°00'20.0'' N, 11°16'14.7'' E</text:p>
          </table:table-cell>
          <table:table-cell table:number-columns-repeated="4"/>
        </table:table-row>
        <table:table-row table:style-name="ro1">
          <table:table-cell office:value-type="string" calcext:value-type="string">
            <text:p>???</text:p>
          </table:table-cell>
          <table:table-cell office:value-type="string" calcext:value-type="string">
            <text:p>7c+/8a</text:p>
          </table:table-cell>
          <table:table-cell table:style-name="ce415" table:number-columns-repeated="5"/>
          <table:table-cell office:value-type="string" calcext:value-type="string">
            <text:p>start an Griffen von TWIOF und dann links raus. Ziemlich cooler Boulder eigentlich mit Füßen voran und volles Dachklettern, Ich wüsste gerne mal den Namen!</text:p>
          </table:table-cell>
          <table:table-cell office:value-type="string" calcext:value-type="string">
            <text:p>21.10.17</text:p>
          </table:table-cell>
          <table:table-cell table:number-columns-repeated="3"/>
        </table:table-row>
        <table:table-row table:style-name="ro1">
          <table:table-cell office:value-type="string" calcext:value-type="string">
            <text:p>Catwalk</text:p>
          </table:table-cell>
          <table:table-cell office:value-type="string" calcext:value-type="string">
            <text:p>7c</text:p>
          </table:table-cell>
          <table:table-cell table:style-name="ce415" table:number-columns-repeated="5"/>
          <table:table-cell office:value-type="string" calcext:value-type="string">
            <text:p>echt bretthart, volldach aber richtig gut!</text:p>
          </table:table-cell>
          <table:table-cell office:value-type="string" calcext:value-type="string">
            <text:p>21.10.17</text:p>
          </table:table-cell>
          <table:table-cell table:number-columns-repeated="3"/>
        </table:table-row>
        <table:table-row table:style-name="ro1">
          <table:table-cell table:number-columns-repeated="2"/>
          <table:table-cell table:style-name="ce415" table:number-columns-repeated="5"/>
          <table:table-cell table:number-columns-repeated="5"/>
        </table:table-row>
        <table:table-row table:style-name="ro1">
          <table:table-cell table:style-name="ce315" office:value-type="string" calcext:value-type="string">
            <text:p>Maximiliansgrotte</text:p>
          </table:table-cell>
          <table:table-cell/>
          <table:table-cell table:style-name="ce415" table:number-columns-repeated="5"/>
          <table:table-cell table:number-columns-repeated="5"/>
        </table:table-row>
        <table:table-row table:style-name="ro1">
          <table:table-cell table:style-name="ce334" office:value-type="string" calcext:value-type="string">
            <text:p>Das Tor zur Hölle</text:p>
          </table:table-cell>
          <table:table-cell table:style-name="ce400" office:value-type="string" calcext:value-type="string">
            <text:p>8a+</text:p>
          </table:table-cell>
          <table:table-cell table:style-name="ce419" table:number-columns-repeated="5"/>
          <table:table-cell table:style-name="ce430" office:value-type="string" calcext:value-type="string">
            <text:p>geht!!! Saufett. Wäre der Knaller wenn ich mir das Teil holen könnte</text:p>
          </table:table-cell>
          <table:table-cell table:number-columns-repeated="4"/>
        </table:table-row>
        <table:table-row table:style-name="ro1">
          <table:table-cell table:style-name="ce335" office:value-type="string" calcext:value-type="string">
            <text:p>Mann beißt Hund</text:p>
          </table:table-cell>
          <table:table-cell table:style-name="ce401" office:value-type="string" calcext:value-type="string">
            <text:p>7c+/8a</text:p>
          </table:table-cell>
          <table:table-cell table:style-name="ce420" table:number-columns-repeated="5"/>
          <table:table-cell table:style-name="ce431" office:value-type="string" calcext:value-type="string">
            <text:p>perfekte Sloperzangenzüge am Anfang, orginalvariante aber mit Absperrhook, nach der Theo Vertiefung Prüfung, YEAH!</text:p>
          </table:table-cell>
          <table:table-cell office:value-type="string" calcext:value-type="string">
            <text:p>21.02.18</text:p>
          </table:table-cell>
          <table:table-cell table:number-columns-repeated="3"/>
        </table:table-row>
        <table:table-row table:style-name="ro1">
          <table:table-cell office:value-type="string" calcext:value-type="string">
            <text:p>Hell Raiser</text:p>
          </table:table-cell>
          <table:table-cell office:value-type="string" calcext:value-type="string">
            <text:p>7c</text:p>
          </table:table-cell>
          <table:table-cell table:style-name="ce415" table:number-columns-repeated="5"/>
          <table:table-cell office:value-type="string" calcext:value-type="string">
            <text:p>machmal auch 7c+, je nach Beta, rechts sehr hoher Hook. Geht geil!</text:p>
          </table:table-cell>
          <table:table-cell office:value-type="string" calcext:value-type="string">
            <text:p>Oktober 2015</text:p>
          </table:table-cell>
          <table:table-cell table:number-columns-repeated="3"/>
        </table:table-row>
        <table:table-row table:style-name="ro1">
          <table:table-cell office:value-type="string" calcext:value-type="string">
            <text:p>Vita Perle</text:p>
          </table:table-cell>
          <table:table-cell office:value-type="string" calcext:value-type="string">
            <text:p>7c</text:p>
          </table:table-cell>
          <table:table-cell table:style-name="ce415" table:number-columns-repeated="5"/>
          <table:table-cell office:value-type="string" calcext:value-type="string">
            <text:p>eher 7b+ aber cooler Boulder</text:p>
          </table:table-cell>
          <table:table-cell office:value-type="string" calcext:value-type="string">
            <text:p>21.02.18</text:p>
          </table:table-cell>
          <table:table-cell table:number-columns-repeated="3"/>
        </table:table-row>
        <table:table-row table:style-name="ro1">
          <table:table-cell office:value-type="string" calcext:value-type="string">
            <text:p>Geschichten aus der Gruft</text:p>
          </table:table-cell>
          <table:table-cell office:value-type="string" calcext:value-type="string">
            <text:p>7c trav</text:p>
          </table:table-cell>
          <table:table-cell table:style-name="ce415" table:number-columns-repeated="5"/>
          <table:table-cell office:value-type="string" calcext:value-type="string">
            <text:p>sehr geil! Mit Hell Raiser gleich an einem Tag weggeknipst</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415" table:number-columns-repeated="5"/>
          <table:table-cell table:number-columns-repeated="5"/>
        </table:table-row>
        <table:table-row table:style-name="ro1">
          <table:table-cell table:style-name="ce315" office:value-type="string" calcext:value-type="string">
            <text:p>Time Tunnel</text:p>
          </table:table-cell>
          <table:table-cell/>
          <table:table-cell table:style-name="ce415" table:number-columns-repeated="5"/>
          <table:table-cell table:number-columns-repeated="5"/>
        </table:table-row>
        <table:table-row table:style-name="ro1">
          <table:table-cell table:style-name="ce334" office:value-type="string" calcext:value-type="string">
            <text:p>Body and Soul</text:p>
          </table:table-cell>
          <table:table-cell table:style-name="ce400" office:value-type="string" calcext:value-type="string">
            <text:p>7c+</text:p>
          </table:table-cell>
          <table:table-cell table:style-name="ce419" table:number-columns-repeated="5"/>
          <table:table-cell table:style-name="ce430" office:value-type="string" calcext:value-type="string">
            <text:p>schwer aber geile brettharte Knüppelzüge, erster Zug sehr hart</text:p>
          </table:table-cell>
          <table:table-cell table:number-columns-repeated="4"/>
        </table:table-row>
        <table:table-row table:style-name="ro1">
          <table:table-cell office:value-type="string" calcext:value-type="string">
            <text:p>Time Tunnel Traverse</text:p>
          </table:table-cell>
          <table:table-cell office:value-type="string" calcext:value-type="string">
            <text:p>7c trav</text:p>
          </table:table-cell>
          <table:table-cell table:style-name="ce415" table:number-columns-repeated="5"/>
          <table:table-cell office:value-type="string" calcext:value-type="string">
            <text:p>cool, schwerer Start an Slopern, dann gute Griffe und ausdauernd</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415" table:number-columns-repeated="5"/>
          <table:table-cell table:number-columns-repeated="5"/>
        </table:table-row>
        <table:table-row table:style-name="ro1">
          <table:table-cell table:style-name="ce315" office:value-type="string" calcext:value-type="string">
            <text:p>Rothaut-Traverse</text:p>
          </table:table-cell>
          <table:table-cell/>
          <table:table-cell table:style-name="ce415" table:number-columns-repeated="5"/>
          <table:table-cell table:number-columns-repeated="5"/>
        </table:table-row>
        <table:table-row table:style-name="ro1">
          <table:table-cell table:style-name="ce320" office:value-type="string" calcext:value-type="string">
            <text:p>Rothaut</text:p>
          </table:table-cell>
          <table:table-cell table:style-name="ce363" office:value-type="string" calcext:value-type="string">
            <text:p>8a+ trav.</text:p>
          </table:table-cell>
          <table:table-cell table:style-name="ce421" table:number-columns-repeated="5"/>
          <table:table-cell table:style-name="ce432" office:value-type="string" calcext:value-type="string">
            <text:p>Wand am Schluss nicht mitstehen, muss man sich echt zusammenfalten können, leichter Start, bretthartes Ende an Monos und Zweifingerlöchern</text:p>
          </table:table-cell>
          <table:table-cell table:number-columns-repeated="4"/>
        </table:table-row>
        <table:table-row table:style-name="ro1">
          <table:table-cell table:number-columns-repeated="2"/>
          <table:table-cell table:style-name="ce415" table:number-columns-repeated="5"/>
          <table:table-cell table:number-columns-repeated="5"/>
        </table:table-row>
        <table:table-row table:style-name="ro1">
          <table:table-cell table:style-name="ce315" office:value-type="string" calcext:value-type="string">
            <text:p>Vergessene Welt</text:p>
          </table:table-cell>
          <table:table-cell/>
          <table:table-cell table:style-name="ce415" table:number-columns-repeated="5"/>
          <table:table-cell table:number-columns-repeated="5"/>
        </table:table-row>
        <table:table-row table:style-name="ro1">
          <table:table-cell office:value-type="string" calcext:value-type="string">
            <text:p>?</text:p>
          </table:table-cell>
          <table:table-cell office:value-type="string" calcext:value-type="string">
            <text:p>7c</text:p>
          </table:table-cell>
          <table:table-cell table:style-name="ce415" table:number-columns-repeated="5"/>
          <table:table-cell office:value-type="string" calcext:value-type="string">
            <text:p>mitten durch den steilsten Teil, soft</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 trav</text:p>
          </table:table-cell>
          <table:table-cell table:style-name="ce415" table:number-columns-repeated="5"/>
          <table:table-cell office:value-type="string" calcext:value-type="string">
            <text:p>im linken Teil von links nach rechts</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text:p>
          </table:table-cell>
          <table:table-cell table:style-name="ce415" table:number-columns-repeated="5"/>
          <table:table-cell office:value-type="string" calcext:value-type="string">
            <text:p>im linken Teil von Untergriffband nach oben über schmierige Leisten</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text:p>
          </table:table-cell>
          <table:table-cell table:style-name="ce415" office:value-type="string" calcext:value-type="string">
            <text:p>F</text:p>
          </table:table-cell>
          <table:table-cell table:style-name="ce415" table:number-columns-repeated="4"/>
          <table:table-cell office:value-type="string" calcext:value-type="string">
            <text:p>im rechten Teil mit schmerzhaften 2-Finger Untergriffloch</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6c+</text:p>
          </table:table-cell>
          <table:table-cell table:style-name="ce415" office:value-type="string" calcext:value-type="string">
            <text:p>F</text:p>
          </table:table-cell>
          <table:table-cell table:style-name="ce415" table:number-columns-repeated="4"/>
          <table:table-cell office:value-type="string" calcext:value-type="string">
            <text:p>Bug im mittleren Teil, weiter letzter Zug</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5" table:number-columns-repeated="5"/>
          <table:table-cell table:number-columns-repeated="5"/>
        </table:table-row>
        <table:table-row table:style-name="ro1">
          <table:table-cell table:style-name="ce315" office:value-type="string" calcext:value-type="string">
            <text:p>Klagemauer</text:p>
          </table:table-cell>
          <table:table-cell/>
          <table:table-cell table:style-name="ce415" table:number-columns-repeated="5"/>
          <table:table-cell table:number-columns-repeated="5"/>
        </table:table-row>
        <table:table-row table:style-name="ro1">
          <table:table-cell office:value-type="string" calcext:value-type="string">
            <text:p>Technics</text:p>
          </table:table-cell>
          <table:table-cell office:value-type="string" calcext:value-type="string">
            <text:p>7a trav</text:p>
          </table:table-cell>
          <table:table-cell table:style-name="ce415" table:number-columns-repeated="5"/>
          <table:table-cell office:value-type="string" calcext:value-type="string">
            <text:p>ziemlich schwer für ne 7a Traverse!</text:p>
          </table:table-cell>
          <table:table-cell office:value-type="string" calcext:value-type="string">
            <text:p>19. Februar 2017</text:p>
          </table:table-cell>
          <table:table-cell table:number-columns-repeated="3"/>
        </table:table-row>
        <table:table-row table:style-name="ro1">
          <table:table-cell table:number-columns-repeated="2"/>
          <table:table-cell table:style-name="ce415" table:number-columns-repeated="5"/>
          <table:table-cell table:number-columns-repeated="5"/>
        </table:table-row>
        <table:table-row table:style-name="ro1">
          <table:table-cell table:style-name="ce315" office:value-type="string" calcext:value-type="string">
            <text:p>Klumpergrotte</text:p>
          </table:table-cell>
          <table:table-cell/>
          <table:table-cell table:style-name="ce415" table:number-columns-repeated="5"/>
          <table:table-cell table:number-columns-repeated="5"/>
        </table:table-row>
        <table:table-row table:style-name="ro1">
          <table:table-cell office:value-type="string" calcext:value-type="string">
            <text:p>Hochmut</text:p>
          </table:table-cell>
          <table:table-cell office:value-type="string" calcext:value-type="string">
            <text:p>7c</text:p>
          </table:table-cell>
          <table:table-cell table:style-name="ce415" table:number-columns-repeated="5"/>
          <table:table-cell office:value-type="string" calcext:value-type="string">
            <text:p>Sloper patschen, Morpho!!</text:p>
          </table:table-cell>
          <table:table-cell office:value-type="string" calcext:value-type="string">
            <text:p>10. Februar 2017</text:p>
          </table:table-cell>
          <table:table-cell table:number-columns-repeated="3"/>
        </table:table-row>
        <table:table-row table:style-name="ro1">
          <table:table-cell table:style-name="ce320" office:value-type="string" calcext:value-type="string">
            <text:p>Dämon</text:p>
          </table:table-cell>
          <table:table-cell table:style-name="ce363" office:value-type="string" calcext:value-type="string">
            <text:p>7c</text:p>
          </table:table-cell>
          <table:table-cell table:style-name="ce421" table:number-columns-repeated="5"/>
          <table:table-cell table:style-name="ce432" office:value-type="string" calcext:value-type="string">
            <text:p>schachtig aber zwei coole Cruxzüge. Nicht der beste Boulder der Welt</text:p>
          </table:table-cell>
          <table:table-cell table:number-columns-repeated="4"/>
        </table:table-row>
        <table:table-row table:style-name="ro1">
          <table:table-cell office:value-type="string" calcext:value-type="string">
            <text:p>Mammon</text:p>
          </table:table-cell>
          <table:table-cell office:value-type="string" calcext:value-type="string">
            <text:p>7b</text:p>
          </table:table-cell>
          <table:table-cell table:style-name="ce415" table:number-columns-repeated="5"/>
          <table:table-cell office:value-type="string" calcext:value-type="string">
            <text:p>schöne, lange Traverse. Gut zum Aufwärmen</text:p>
          </table:table-cell>
          <table:table-cell office:value-type="string" calcext:value-type="string">
            <text:p>10. Februar 2017</text:p>
          </table:table-cell>
          <table:table-cell table:number-columns-repeated="3"/>
        </table:table-row>
        <table:table-row table:style-name="ro1">
          <table:table-cell table:number-columns-repeated="2"/>
          <table:table-cell table:style-name="ce415" table:number-columns-repeated="5"/>
          <table:table-cell table:number-columns-repeated="5"/>
        </table:table-row>
        <table:table-row table:style-name="ro1">
          <table:table-cell table:style-name="ce315" office:value-type="string" calcext:value-type="string">
            <text:p>Klumpertal</text:p>
          </table:table-cell>
          <table:table-cell/>
          <table:table-cell table:style-name="ce415" table:number-columns-repeated="5"/>
          <table:table-cell table:number-columns-repeated="5"/>
        </table:table-row>
        <table:table-row table:style-name="ro7">
          <table:table-cell table:style-name="ce340" office:value-type="string" calcext:value-type="string">
            <text:p>Oldschool Rocks</text:p>
          </table:table-cell>
          <table:table-cell table:style-name="ce363" office:value-type="string" calcext:value-type="string">
            <text:p>8a+</text:p>
          </table:table-cell>
          <table:table-cell table:style-name="ce421" table:number-columns-repeated="5"/>
          <table:table-cell table:style-name="ce432" office:value-type="string" calcext:value-type="string">
            <text:p>Killer Dach. Eine der besten Dächer Frankens. 8 Powerzüge an Knüppelleisten. Geht vielleicht!</text:p>
            <text:p>Start mit Leiste links und Zange rechts. Heel Hook in Loch rechts und links tief stehen. Durchkreuzen auf scharfe Zange mit Daumenzacken. Leichter Knieklemmer mit links und rechten Fuß auf Starttritt dazu stellen, dann mit links hochstellen. Mit links auf Zange ziehen, trittwechsel und mit rechts auf gute Sloperleiste. Links kleinen Nubbel anstehen, rechts auf Slopertritt und hochschnappen auf scharfe Leiste. Rechts auf Startgriff stehen und auf Block abfassen. Mit rechts auf Leiste hochstehen und mit links einen hohen Heel Hook reinzimmern auf dem Zangengriff. Dann links auf gute Seitgriffleiste. Rechts Heel Toe Cam auf guter Sloperleiste und mit rechts ins Dach ziehen auf 3 Finger Knüppler. Links in kleines, schwarzes Loch stehen und durchkreuzen. Rechten Hook kommen lassen und mit rechts auf gute Seitleiste stellen und in Henkel springen. Topaout danach ist ~8+</text:p>
          </table:table-cell>
          <table:table-cell table:number-columns-repeated="4"/>
        </table:table-row>
        <table:table-row table:style-name="ro1">
          <table:table-cell table:style-name="ce340" office:value-type="string" calcext:value-type="string">
            <text:p>Terminator</text:p>
          </table:table-cell>
          <table:table-cell table:style-name="ce363" office:value-type="string" calcext:value-type="string">
            <text:p>8a+</text:p>
          </table:table-cell>
          <table:table-cell table:style-name="ce421" table:number-columns-repeated="5"/>
          <table:table-cell table:style-name="ce432" office:value-type="string" calcext:value-type="string">
            <text:p>Antistyle und echt schwer für mich. Weite Züge mit schlechten Tritten an guten Griffen. Start an Henkel, links heel-toe-cam und links auf runter ziehende Zange. In guten Untergriff fallen. Füße hoch und auf gute Leiste. Füße rüberschwingen auf schmierigen Tritt nahe des Zielgriffs und mit rechts unterkreuz zur Hand greifen. Matchen (schwerster Zug). Füße auf gute Leiste schwingen und Gas geben auf guten Griff. Rechter Fuß auf abschüssigen Tritt und durchkreuzen in Henkel. Letzter Zug ist n Dyno an ne Kelle.</text:p>
          </table:table-cell>
          <table:table-cell table:number-columns-repeated="4"/>
        </table:table-row>
        <table:table-row table:style-name="ro1">
          <table:table-cell table:style-name="ce320" office:value-type="string" calcext:value-type="string">
            <text:p>So weit die Hände greifen</text:p>
          </table:table-cell>
          <table:table-cell table:style-name="ce363" office:value-type="string" calcext:value-type="string">
            <text:p>7c</text:p>
          </table:table-cell>
          <table:table-cell table:style-name="ce415" table:number-columns-repeated="5"/>
          <table:table-cell table:number-columns-repeated="5"/>
        </table:table-row>
        <table:table-row table:style-name="ro1">
          <table:table-cell table:style-name="ce320" office:value-type="string" calcext:value-type="string">
            <text:p>Blockomotive</text:p>
          </table:table-cell>
          <table:table-cell table:style-name="ce363" office:value-type="string" calcext:value-type="string">
            <text:p>7c+</text:p>
          </table:table-cell>
          <table:table-cell table:style-name="ce415" table:number-columns-repeated="5"/>
          <table:table-cell table:style-name="ce430" office:value-type="string" calcext:value-type="string">
            <text:p>von den Startgriffen von Oldschool Rocks</text:p>
          </table:table-cell>
          <table:table-cell table:number-columns-repeated="4"/>
        </table:table-row>
        <table:table-row table:style-name="ro1">
          <table:table-cell table:style-name="ce335" office:value-type="string" calcext:value-type="string">
            <text:p>Denkste</text:p>
          </table:table-cell>
          <table:table-cell table:style-name="ce401" office:value-type="string" calcext:value-type="string">
            <text:p>7c</text:p>
          </table:table-cell>
          <table:table-cell table:style-name="ce420" table:number-columns-repeated="5"/>
          <table:table-cell table:style-name="ce431" office:value-type="string" calcext:value-type="string">
            <text:p>Start an grünem Pfeil (Ausstieg von Blockomotive)</text:p>
          </table:table-cell>
          <table:table-cell office:value-type="string" calcext:value-type="string">
            <text:p>15. Februar 2017</text:p>
          </table:table-cell>
          <table:table-cell table:number-columns-repeated="3"/>
        </table:table-row>
        <table:table-row table:style-name="ro1">
          <table:table-cell table:style-name="ce335" office:value-type="string" calcext:value-type="string">
            <text:p>Dschungelfieber</text:p>
          </table:table-cell>
          <table:table-cell table:style-name="ce401" office:value-type="string" calcext:value-type="string">
            <text:p>7c trav</text:p>
          </table:table-cell>
          <table:table-cell table:style-name="ce415" table:number-columns-repeated="5"/>
          <table:table-cell office:value-type="string" calcext:value-type="string">
            <text:p>soft, sehr gute Traverse mit coolem Hookzug. Für den Start muss man ins Loch kriechen. Extension ist bestimmt auch ganz cool.</text:p>
          </table:table-cell>
          <table:table-cell office:value-type="string" calcext:value-type="string">
            <text:p>März 2016</text:p>
          </table:table-cell>
          <table:table-cell table:number-columns-repeated="3"/>
        </table:table-row>
        <table:table-row table:style-name="ro1">
          <table:table-cell table:style-name="ce335" office:value-type="string" calcext:value-type="string">
            <text:p>Kombinist</text:p>
          </table:table-cell>
          <table:table-cell table:style-name="ce401" office:value-type="string" calcext:value-type="string">
            <text:p>7b+ trav</text:p>
          </table:table-cell>
          <table:table-cell table:style-name="ce415" table:number-columns-repeated="5"/>
          <table:table-cell office:value-type="string" calcext:value-type="string">
            <text:p>Adidas Block</text:p>
          </table:table-cell>
          <table:table-cell office:value-type="string" calcext:value-type="string">
            <text:p>Juni 2015</text:p>
          </table:table-cell>
          <table:table-cell table:number-columns-repeated="3"/>
        </table:table-row>
        <table:table-row table:style-name="ro1">
          <table:table-cell table:style-name="ce335" office:value-type="string" calcext:value-type="string">
            <text:p>Symphonie</text:p>
          </table:table-cell>
          <table:table-cell table:style-name="ce401" office:value-type="string" calcext:value-type="string">
            <text:p>7b/+</text:p>
          </table:table-cell>
          <table:table-cell table:style-name="ce415" office:value-type="string" calcext:value-type="string">
            <text:p>F</text:p>
          </table:table-cell>
          <table:table-cell table:style-name="ce415" table:number-columns-repeated="4"/>
          <table:table-cell office:value-type="string" calcext:value-type="string">
            <text:p>Adidas Block, die Linie am Block</text:p>
          </table:table-cell>
          <table:table-cell office:value-type="string" calcext:value-type="string">
            <text:p>Juni 2015</text:p>
          </table:table-cell>
          <table:table-cell table:number-columns-repeated="3"/>
        </table:table-row>
        <table:table-row table:style-name="ro1">
          <table:table-cell table:style-name="ce335" office:value-type="string" calcext:value-type="string">
            <text:p>Dickmann</text:p>
          </table:table-cell>
          <table:table-cell table:style-name="ce401" office:value-type="string" calcext:value-type="string">
            <text:p>7b</text:p>
          </table:table-cell>
          <table:table-cell table:style-name="ce415" table:number-columns-repeated="5"/>
          <table:table-cell office:value-type="string" calcext:value-type="string">
            <text:p>hart, bissl gedabt, also nochmal machen...</text:p>
          </table:table-cell>
          <table:table-cell office:value-type="string" calcext:value-type="string">
            <text:p>15. Februar 2017</text:p>
          </table:table-cell>
          <table:table-cell table:number-columns-repeated="3"/>
        </table:table-row>
        <table:table-row table:style-name="ro1">
          <table:table-cell table:style-name="ce335"/>
          <table:table-cell table:style-name="ce401"/>
          <table:table-cell table:style-name="ce415" table:number-columns-repeated="5"/>
          <table:table-cell table:number-columns-repeated="5"/>
        </table:table-row>
        <table:table-row table:style-name="ro1">
          <table:table-cell table:style-name="ce341" office:value-type="string" calcext:value-type="string">
            <text:p>Pölze Boulder</text:p>
          </table:table-cell>
          <table:table-cell table:style-name="ce401"/>
          <table:table-cell table:style-name="ce415" table:number-columns-repeated="5"/>
          <table:table-cell table:style-name="ce429" office:value-type="string" calcext:value-type="string">
            <text:p>fettes Dach, regensicher</text:p>
          </table:table-cell>
          <table:table-cell table:number-columns-repeated="4"/>
        </table:table-row>
        <table:table-row table:style-name="ro1">
          <table:table-cell table:style-name="ce335" office:value-type="string" calcext:value-type="string">
            <text:p>Pölze Dachboulder</text:p>
          </table:table-cell>
          <table:table-cell table:style-name="ce401" office:value-type="string" calcext:value-type="string">
            <text:p>7c+</text:p>
          </table:table-cell>
          <table:table-cell table:style-name="ce415" table:number-columns-repeated="5"/>
          <table:table-cell office:value-type="string" calcext:value-type="string">
            <text:p>könnte auch 8a sein. Wahrscheinlich dritte Begehung. 70° Dach mit schmerzhaftem Fingerlock und Sprüngen. Ziemlich nice! 1 Session</text:p>
          </table:table-cell>
          <table:table-cell office:value-type="string" calcext:value-type="string">
            <text:p>Dezember 2015</text:p>
          </table:table-cell>
          <table:table-cell table:number-columns-repeated="3"/>
        </table:table-row>
        <table:table-row table:style-name="ro1">
          <table:table-cell table:style-name="ce320"/>
          <table:table-cell table:style-name="ce363"/>
          <table:table-cell table:style-name="ce415" table:number-columns-repeated="5"/>
          <table:table-cell table:number-columns-repeated="5"/>
        </table:table-row>
        <table:table-row table:style-name="ro1">
          <table:table-cell table:style-name="ce341" office:value-type="string" calcext:value-type="string">
            <text:p>Neuhaus-Boulder/Finstermühle</text:p>
          </table:table-cell>
          <table:table-cell table:style-name="ce363"/>
          <table:table-cell table:style-name="ce415" table:number-columns-repeated="5"/>
          <table:table-cell table:style-name="ce429" office:value-type="string" calcext:value-type="string">
            <text:p>nach der Schule rechts, nach ca. 500m rechts parken, Boulder auf der anderen Seite</text:p>
          </table:table-cell>
          <table:table-cell table:number-columns-repeated="4"/>
        </table:table-row>
        <table:table-row table:style-name="ro1">
          <table:table-cell table:style-name="ce335" office:value-type="string" calcext:value-type="string">
            <text:p>Bodenrandori</text:p>
          </table:table-cell>
          <table:table-cell table:style-name="ce401" office:value-type="string" calcext:value-type="string">
            <text:p>7c</text:p>
          </table:table-cell>
          <table:table-cell table:style-name="ce415" table:number-columns-repeated="5"/>
          <table:table-cell table:style-name="ce429"/>
          <table:table-cell office:value-type="float" office:value="2015" calcext:value-type="float">
            <text:p>2015</text:p>
          </table:table-cell>
          <table:table-cell table:number-columns-repeated="3"/>
        </table:table-row>
        <table:table-row table:style-name="ro1">
          <table:table-cell table:style-name="ce335" office:value-type="string" calcext:value-type="string">
            <text:p>Schlitzbrunser</text:p>
          </table:table-cell>
          <table:table-cell table:style-name="ce401" office:value-type="string" calcext:value-type="string">
            <text:p>7c trav</text:p>
          </table:table-cell>
          <table:table-cell table:style-name="ce415" table:number-columns-repeated="5"/>
          <table:table-cell table:style-name="ce433" office:value-type="string" calcext:value-type="string">
            <text:p>leichter... eher 7b trav</text:p>
          </table:table-cell>
          <table:table-cell office:value-type="float" office:value="2015" calcext:value-type="float">
            <text:p>2015</text:p>
          </table:table-cell>
          <table:table-cell table:number-columns-repeated="3"/>
        </table:table-row>
        <table:table-row table:style-name="ro1">
          <table:table-cell table:style-name="ce335" office:value-type="string" calcext:value-type="string">
            <text:p>?</text:p>
          </table:table-cell>
          <table:table-cell table:style-name="ce401" office:value-type="string" calcext:value-type="string">
            <text:p>7a trav</text:p>
          </table:table-cell>
          <table:table-cell table:style-name="ce415" office:value-type="string" calcext:value-type="string">
            <text:p>F</text:p>
          </table:table-cell>
          <table:table-cell table:style-name="ce415" table:number-columns-repeated="4"/>
          <table:table-cell table:style-name="ce433" office:value-type="string" calcext:value-type="string">
            <text:p>Aufwärmen, halbe Traverse</text:p>
          </table:table-cell>
          <table:table-cell office:value-type="float" office:value="2015" calcext:value-type="float">
            <text:p>2015</text:p>
          </table:table-cell>
          <table:table-cell table:number-columns-repeated="3"/>
        </table:table-row>
        <table:table-row table:style-name="ro1">
          <table:table-cell table:style-name="ce335"/>
          <table:table-cell table:style-name="ce401"/>
          <table:table-cell table:style-name="ce415" table:number-columns-repeated="5"/>
          <table:table-cell table:style-name="ce433"/>
          <table:table-cell table:number-columns-repeated="4"/>
        </table:table-row>
        <table:table-row table:style-name="ro1">
          <table:table-cell table:style-name="ce341" office:value-type="string" calcext:value-type="string">
            <text:p>Leupoldsteiner Höhle</text:p>
          </table:table-cell>
          <table:table-cell table:style-name="ce401"/>
          <table:table-cell table:style-name="ce415" table:number-columns-repeated="5"/>
          <table:table-cell table:style-name="ce429" office:value-type="string" calcext:value-type="string">
            <text:p>gute Grotte für Regentage oder schlechte Bedingungen. Hauptsächlich im Grad 7a-7c</text:p>
          </table:table-cell>
          <table:table-cell table:number-columns-repeated="4"/>
        </table:table-row>
        <table:table-row table:style-name="ro1">
          <table:table-cell table:style-name="ce342" office:value-type="string" calcext:value-type="string">
            <text:p>Monet</text:p>
          </table:table-cell>
          <table:table-cell table:style-name="ce402" office:value-type="string" calcext:value-type="string">
            <text:p>8a</text:p>
          </table:table-cell>
          <table:table-cell table:style-name="ce422" table:number-columns-repeated="5"/>
          <table:table-cell table:style-name="ce435" office:value-type="string" calcext:value-type="string">
            <text:p>Beta: mit rechts auf Liste im Dach ziehen, voll herknüppeln und links eingedreht hochsteigen. Links auf Sloper abfassen und verlängern auf ok Zange. Dann richtig schwer: rechten Fuß in Loch links neben dem Startgriff, linken Fuß raus auf kleinen Noppen und mit rechts auf schlechte Sloperleiste hacken. Links auf kleinen Chip stehen und Gas geben auf Sloper an Kante links, hier kommen die Füße. Links dazu hooken und 2x verlängern (dazwischen linken Hook nachpositionieren) <text:s/>auf ok. Sloper (Gekräusel). Dann DOPPELHOOK zur rechten Hand über die Hand, kurz im Dach auf schlechter Leiste abfassen und direkt auf gute Leiste an linker Dachkante. Mit links noch einmal hoch, Füße kommen lassen, hooken und mit links auf Zange. Rechts auf 2 Finger Loch, Hook nachholen und durchkreuzen auf Henkel Doppeln und links 2 Finger Loch und rechts auf Abschlusskelle. Guter Boulder!</text:p>
          </table:table-cell>
          <table:table-cell table:number-columns-repeated="4"/>
        </table:table-row>
        <table:table-row table:style-name="ro1">
          <table:table-cell table:style-name="ce346" office:value-type="string" calcext:value-type="string">
            <text:p>Picasso</text:p>
          </table:table-cell>
          <table:table-cell table:style-name="ce401" office:value-type="string" calcext:value-type="string">
            <text:p>7c</text:p>
          </table:table-cell>
          <table:table-cell table:style-name="ce415" table:number-columns-repeated="5"/>
          <table:table-cell table:style-name="ce433" office:value-type="string" calcext:value-type="string">
            <text:p>super Boulder!</text:p>
          </table:table-cell>
          <table:table-cell office:value-type="string" calcext:value-type="string">
            <text:p>7. Febuar 2017</text:p>
          </table:table-cell>
          <table:table-cell table:number-columns-repeated="3"/>
        </table:table-row>
        <table:table-row table:style-name="ro1">
          <table:table-cell table:style-name="ce347" office:value-type="string" calcext:value-type="string">
            <text:p>Bildhauerei</text:p>
          </table:table-cell>
          <table:table-cell table:style-name="ce400" office:value-type="string" calcext:value-type="string">
            <text:p>7c</text:p>
          </table:table-cell>
          <table:table-cell table:style-name="ce419" table:number-columns-repeated="5"/>
          <table:table-cell table:style-name="ce436" office:value-type="string" calcext:value-type="string">
            <text:p>so harter letzter Zug!</text:p>
          </table:table-cell>
          <table:table-cell table:number-columns-repeated="4"/>
        </table:table-row>
        <table:table-row table:style-name="ro1">
          <table:table-cell table:style-name="ce346" office:value-type="string" calcext:value-type="string">
            <text:p>Messerboulder</text:p>
          </table:table-cell>
          <table:table-cell table:style-name="ce401" office:value-type="string" calcext:value-type="string">
            <text:p>7c</text:p>
          </table:table-cell>
          <table:table-cell table:style-name="ce420" table:number-columns-repeated="5"/>
          <table:table-cell table:style-name="ce437" office:value-type="string" calcext:value-type="string">
            <text:p>fetter Dyno</text:p>
          </table:table-cell>
          <table:table-cell office:value-type="string" calcext:value-type="string">
            <text:p>17. Februar 2017</text:p>
          </table:table-cell>
          <table:table-cell table:number-columns-repeated="3"/>
        </table:table-row>
        <table:table-row table:style-name="ro1">
          <table:table-cell table:style-name="ce346" office:value-type="string" calcext:value-type="string">
            <text:p>Nimm die Finger weg</text:p>
          </table:table-cell>
          <table:table-cell table:style-name="ce401" office:value-type="string" calcext:value-type="string">
            <text:p>7c trav</text:p>
          </table:table-cell>
          <table:table-cell table:style-name="ce420" table:number-columns-repeated="5"/>
          <table:table-cell table:style-name="ce437" office:value-type="string" calcext:value-type="string">
            <text:p>Cool!</text:p>
          </table:table-cell>
          <table:table-cell office:value-type="string" calcext:value-type="string">
            <text:p>17. Februar 2017</text:p>
          </table:table-cell>
          <table:table-cell table:number-columns-repeated="3"/>
        </table:table-row>
        <table:table-row table:style-name="ro1">
          <table:table-cell table:style-name="ce335" office:value-type="string" calcext:value-type="string">
            <text:p>Renoit</text:p>
          </table:table-cell>
          <table:table-cell table:style-name="ce401" office:value-type="string" calcext:value-type="string">
            <text:p>7b+</text:p>
          </table:table-cell>
          <table:table-cell table:style-name="ce415" table:number-columns-repeated="5"/>
          <table:table-cell table:style-name="ce433" office:value-type="string" calcext:value-type="string">
            <text:p>hart! Cooler Sprung</text:p>
          </table:table-cell>
          <table:table-cell office:value-type="string" calcext:value-type="string">
            <text:p>Dezember 2015</text:p>
          </table:table-cell>
          <table:table-cell table:number-columns-repeated="3"/>
        </table:table-row>
        <table:table-row table:style-name="ro1">
          <table:table-cell table:style-name="ce335" office:value-type="string" calcext:value-type="string">
            <text:p>?</text:p>
          </table:table-cell>
          <table:table-cell table:style-name="ce401" office:value-type="string" calcext:value-type="string">
            <text:p>7b</text:p>
          </table:table-cell>
          <table:table-cell table:style-name="ce415" table:number-columns-repeated="5"/>
          <table:table-cell table:style-name="ce438" office:value-type="string" calcext:value-type="string">
            <text:p>linke 7b an linker Seite mit weitem Zug in Untergriff und dann Mono.</text:p>
          </table:table-cell>
          <table:table-cell office:value-type="string" calcext:value-type="string">
            <text:p>Dezember 2015</text:p>
          </table:table-cell>
          <table:table-cell table:number-columns-repeated="3"/>
        </table:table-row>
        <table:table-row table:style-name="ro1">
          <table:table-cell table:style-name="ce335" office:value-type="string" calcext:value-type="string">
            <text:p>?</text:p>
          </table:table-cell>
          <table:table-cell table:style-name="ce401" office:value-type="string" calcext:value-type="string">
            <text:p>7b</text:p>
          </table:table-cell>
          <table:table-cell table:style-name="ce415" table:number-columns-repeated="5"/>
          <table:table-cell table:style-name="ce438" office:value-type="string" calcext:value-type="string">
            <text:p>linke 7b an linker Seite mit Sprung rechts raus, dann gehenkel, ziemlich hoch. Super Ding!!</text:p>
          </table:table-cell>
          <table:table-cell office:value-type="string" calcext:value-type="string">
            <text:p>Dezember 2015</text:p>
          </table:table-cell>
          <table:table-cell table:number-columns-repeated="3"/>
        </table:table-row>
        <table:table-row table:style-name="ro1">
          <table:table-cell table:style-name="ce335" office:value-type="string" calcext:value-type="string">
            <text:p>Bruchmeier</text:p>
          </table:table-cell>
          <table:table-cell table:style-name="ce401" office:value-type="string" calcext:value-type="string">
            <text:p>7a+</text:p>
          </table:table-cell>
          <table:table-cell table:style-name="ce415" office:value-type="string" calcext:value-type="string">
            <text:p>F</text:p>
          </table:table-cell>
          <table:table-cell table:style-name="ce415" table:number-columns-repeated="4"/>
          <table:table-cell table:style-name="ce440" office:value-type="string" calcext:value-type="string">
            <text:p>an linker Seite, ganz ok</text:p>
          </table:table-cell>
          <table:table-cell table:number-columns-repeated="4"/>
        </table:table-row>
        <table:table-row table:style-name="ro1">
          <table:table-cell table:style-name="ce335" office:value-type="string" calcext:value-type="string">
            <text:p>Bildmalerei</text:p>
          </table:table-cell>
          <table:table-cell table:style-name="ce401" office:value-type="string" calcext:value-type="string">
            <text:p>7a</text:p>
          </table:table-cell>
          <table:table-cell table:style-name="ce415" table:number-columns-repeated="5"/>
          <table:table-cell table:style-name="ce440" office:value-type="string" calcext:value-type="string">
            <text:p>eher leicht</text:p>
          </table:table-cell>
          <table:table-cell office:value-type="string" calcext:value-type="string">
            <text:p>17. Februar 2017</text:p>
          </table:table-cell>
          <table:table-cell table:number-columns-repeated="3"/>
        </table:table-row>
        <table:table-row table:style-name="ro1">
          <table:table-cell table:style-name="ce335" office:value-type="string" calcext:value-type="string">
            <text:p>?</text:p>
          </table:table-cell>
          <table:table-cell table:style-name="ce401" office:value-type="string" calcext:value-type="string">
            <text:p>7a</text:p>
          </table:table-cell>
          <table:table-cell table:style-name="ce415" table:number-columns-repeated="5"/>
          <table:table-cell table:style-name="ce438" office:value-type="string" calcext:value-type="string">
            <text:p>schachtige 7a kurz vor der Höhle</text:p>
          </table:table-cell>
          <table:table-cell office:value-type="string" calcext:value-type="string">
            <text:p>7. Febuar 2017</text:p>
          </table:table-cell>
          <table:table-cell table:number-columns-repeated="3"/>
        </table:table-row>
        <table:table-row table:style-name="ro1">
          <table:table-cell table:style-name="ce335" office:value-type="string" calcext:value-type="string">
            <text:p>?</text:p>
          </table:table-cell>
          <table:table-cell table:style-name="ce401" office:value-type="string" calcext:value-type="string">
            <text:p>7a trav</text:p>
          </table:table-cell>
          <table:table-cell table:style-name="ce415" table:number-columns-repeated="5"/>
          <table:table-cell table:style-name="ce438" office:value-type="string" calcext:value-type="string">
            <text:p>zwischen den beiden 7b´s und Headbanger ganz im dunkeln starten. Gar nicht schlecht</text:p>
          </table:table-cell>
          <table:table-cell office:value-type="string" calcext:value-type="string">
            <text:p>17. Februar 2017</text:p>
          </table:table-cell>
          <table:table-cell table:number-columns-repeated="3"/>
        </table:table-row>
        <table:table-row table:style-name="ro1">
          <table:table-cell table:style-name="ce335" office:value-type="string" calcext:value-type="string">
            <text:p>Rembrand</text:p>
          </table:table-cell>
          <table:table-cell table:style-name="ce401" office:value-type="string" calcext:value-type="string">
            <text:p>7a</text:p>
          </table:table-cell>
          <table:table-cell table:style-name="ce415" office:value-type="string" calcext:value-type="string">
            <text:p>F</text:p>
          </table:table-cell>
          <table:table-cell table:style-name="ce415" table:number-columns-repeated="4"/>
          <table:table-cell table:style-name="ce433"/>
          <table:table-cell office:value-type="string" calcext:value-type="string">
            <text:p>Dezember 2015</text:p>
          </table:table-cell>
          <table:table-cell table:number-columns-repeated="3"/>
        </table:table-row>
        <table:table-row table:style-name="ro1">
          <table:table-cell table:style-name="ce335" office:value-type="string" calcext:value-type="string">
            <text:p>Van Gogh</text:p>
          </table:table-cell>
          <table:table-cell table:style-name="ce401" office:value-type="string" calcext:value-type="string">
            <text:p>6c trav</text:p>
          </table:table-cell>
          <table:table-cell table:style-name="ce415" table:number-columns-repeated="5"/>
          <table:table-cell table:style-name="ce438" office:value-type="string" calcext:value-type="string">
            <text:p>Traverse an rechter Seite unterm Bug</text:p>
          </table:table-cell>
          <table:table-cell office:value-type="string" calcext:value-type="string">
            <text:p>Dezember 2015</text:p>
          </table:table-cell>
          <table:table-cell table:number-columns-repeated="3"/>
        </table:table-row>
        <table:table-row table:style-name="ro1">
          <table:table-cell table:style-name="ce335"/>
          <table:table-cell table:style-name="ce401"/>
          <table:table-cell table:style-name="ce415" table:number-columns-repeated="5"/>
          <table:table-cell table:style-name="ce438"/>
          <table:table-cell table:number-columns-repeated="4"/>
        </table:table-row>
        <table:table-row table:style-name="ro1">
          <table:table-cell table:style-name="ce341" office:value-type="string" calcext:value-type="string">
            <text:p>Fountainhead</text:p>
          </table:table-cell>
          <table:table-cell table:style-name="ce401"/>
          <table:table-cell table:style-name="ce415" table:number-columns-repeated="5"/>
          <table:table-cell table:style-name="ce438"/>
          <table:table-cell table:number-columns-repeated="4"/>
        </table:table-row>
        <table:table-row table:style-name="ro1">
          <table:table-cell table:style-name="ce335" office:value-type="string" calcext:value-type="string">
            <text:p>Fountainhead</text:p>
          </table:table-cell>
          <table:table-cell table:style-name="ce401" office:value-type="string" calcext:value-type="string">
            <text:p>8a</text:p>
          </table:table-cell>
          <table:table-cell table:style-name="ce415" table:number-columns-repeated="5"/>
          <table:table-cell table:style-name="ce440" office:value-type="string" calcext:value-type="string">
            <text:p>Im 3. Go oder so. Bin richtig fit, zweiter 8a Boulder, einer der schönsten Frankens!</text:p>
          </table:table-cell>
          <table:table-cell office:value-type="string" calcext:value-type="string">
            <text:p>15. März 2017</text:p>
          </table:table-cell>
          <table:table-cell table:number-columns-repeated="3"/>
        </table:table-row>
        <table:table-row table:style-name="ro1">
          <table:table-cell table:style-name="ce335"/>
          <table:table-cell table:style-name="ce401"/>
          <table:table-cell table:style-name="ce415" table:number-columns-repeated="5"/>
          <table:table-cell table:style-name="ce440"/>
          <table:table-cell table:number-columns-repeated="4"/>
        </table:table-row>
        <table:table-row table:style-name="ro1">
          <table:table-cell table:style-name="ce341" office:value-type="string" calcext:value-type="string">
            <text:p>Forget about life for a while</text:p>
          </table:table-cell>
          <table:table-cell table:style-name="ce401"/>
          <table:table-cell table:style-name="ce415" table:number-columns-repeated="5"/>
          <table:table-cell table:style-name="ce440"/>
          <table:table-cell table:number-columns-repeated="4"/>
        </table:table-row>
        <table:table-row table:style-name="ro1">
          <table:table-cell table:style-name="ce335" office:value-type="string" calcext:value-type="string">
            <text:p>Milchstraße</text:p>
          </table:table-cell>
          <table:table-cell table:style-name="ce401" office:value-type="string" calcext:value-type="string">
            <text:p>7c</text:p>
          </table:table-cell>
          <table:table-cell table:style-name="ce415" office:value-type="string" calcext:value-type="string">
            <text:p>F</text:p>
          </table:table-cell>
          <table:table-cell table:style-name="ce415" table:number-columns-repeated="4"/>
          <table:table-cell table:style-name="ce440" office:value-type="string" calcext:value-type="string">
            <text:p>Juhu, erster 7c Flash. Danach nochmal reingegangen und die Einzelzüge nicht mehr hinbekommen ;-D</text:p>
          </table:table-cell>
          <table:table-cell office:value-type="string" calcext:value-type="string">
            <text:p>29.11.17</text:p>
          </table:table-cell>
          <table:table-cell table:number-columns-repeated="3"/>
        </table:table-row>
        <table:table-row table:style-name="ro1">
          <table:table-cell table:style-name="ce335"/>
          <table:table-cell table:style-name="ce401"/>
          <table:table-cell table:style-name="ce415" table:number-columns-repeated="5"/>
          <table:table-cell table:style-name="ce438"/>
          <table:table-cell table:number-columns-repeated="4"/>
        </table:table-row>
        <table:table-row table:style-name="ro1">
          <table:table-cell table:style-name="ce315" office:value-type="string" calcext:value-type="string">
            <text:p>Fietzparcour</text:p>
          </table:table-cell>
          <table:table-cell/>
          <table:table-cell table:style-name="ce415" table:number-columns-repeated="5"/>
          <table:table-cell table:number-columns-repeated="5"/>
        </table:table-row>
        <table:table-row table:style-name="ro1">
          <table:table-cell table:style-name="ce320" office:value-type="string" calcext:value-type="string">
            <text:p>Traverse</text:p>
          </table:table-cell>
          <table:table-cell table:style-name="ce363" office:value-type="string" calcext:value-type="string">
            <text:p>7b</text:p>
          </table:table-cell>
          <table:table-cell table:style-name="ce415" table:number-columns-repeated="5"/>
          <table:table-cell table:number-columns-repeated="5"/>
        </table:table-row>
        <table:table-row table:style-name="ro1">
          <table:table-cell office:value-type="string" calcext:value-type="string">
            <text:p>Fietzplatte</text:p>
          </table:table-cell>
          <table:table-cell office:value-type="string" calcext:value-type="string">
            <text:p>7a</text:p>
          </table:table-cell>
          <table:table-cell table:style-name="ce415" office:value-type="string" calcext:value-type="string">
            <text:p>F</text:p>
          </table:table-cell>
          <table:table-cell table:style-name="ce415" table:number-columns-repeated="4"/>
          <table:table-cell/>
          <table:table-cell office:value-type="float" office:value="2014" calcext:value-type="float">
            <text:p>2014</text:p>
          </table:table-cell>
          <table:table-cell table:number-columns-repeated="3"/>
        </table:table-row>
        <table:table-row table:style-name="ro1">
          <table:table-cell office:value-type="string" calcext:value-type="string">
            <text:p>Doof</text:p>
          </table:table-cell>
          <table:table-cell office:value-type="string" calcext:value-type="string">
            <text:p>7a+</text:p>
          </table:table-cell>
          <table:table-cell table:style-name="ce415" table:number-columns-repeated="5"/>
          <table:table-cell office:value-type="string" calcext:value-type="string">
            <text:p>2. Go</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5" table:number-columns-repeated="5"/>
          <table:table-cell table:number-columns-repeated="5"/>
        </table:table-row>
        <table:table-row table:style-name="ro1">
          <table:table-cell table:style-name="ce315" office:value-type="string" calcext:value-type="string">
            <text:p>Tretboothang</text:p>
          </table:table-cell>
          <table:table-cell/>
          <table:table-cell table:style-name="ce415" table:number-columns-repeated="5"/>
          <table:table-cell table:style-name="ce429" office:value-type="string" calcext:value-type="string">
            <text:p>bei Pottenstein an der Sommerrodelbahn parken, dann am See entlang</text:p>
          </table:table-cell>
          <table:table-cell table:number-columns-repeated="4"/>
        </table:table-row>
        <table:table-row table:style-name="ro1">
          <table:table-cell table:style-name="ce320" office:value-type="string" calcext:value-type="string">
            <text:p>Déjà Vu</text:p>
          </table:table-cell>
          <table:table-cell table:style-name="ce363" office:value-type="string" calcext:value-type="string">
            <text:p>7c trav</text:p>
          </table:table-cell>
          <table:table-cell table:style-name="ce415" table:number-columns-repeated="5"/>
          <table:table-cell table:style-name="ce432" office:value-type="string" calcext:value-type="string">
            <text:p>lange Traverse gleich am Anfang</text:p>
          </table:table-cell>
          <table:table-cell table:number-columns-repeated="4"/>
        </table:table-row>
        <table:table-row table:style-name="ro1">
          <table:table-cell table:style-name="ce320" office:value-type="string" calcext:value-type="string">
            <text:p>Minigolf</text:p>
          </table:table-cell>
          <table:table-cell table:style-name="ce363" office:value-type="string" calcext:value-type="string">
            <text:p>7c</text:p>
          </table:table-cell>
          <table:table-cell table:style-name="ce415" table:number-columns-repeated="5"/>
          <table:table-cell table:number-columns-repeated="5"/>
        </table:table-row>
        <table:table-row table:style-name="ro1">
          <table:table-cell table:style-name="ce320" office:value-type="string" calcext:value-type="string">
            <text:p>Casanova</text:p>
          </table:table-cell>
          <table:table-cell table:style-name="ce363" office:value-type="string" calcext:value-type="string">
            <text:p>7b+</text:p>
          </table:table-cell>
          <table:table-cell table:style-name="ce415" table:number-columns-repeated="5"/>
          <table:table-cell table:number-columns-repeated="5"/>
        </table:table-row>
        <table:table-row table:style-name="ro1">
          <table:table-cell office:value-type="string" calcext:value-type="string">
            <text:p>Tretboot</text:p>
          </table:table-cell>
          <table:table-cell office:value-type="string" calcext:value-type="string">
            <text:p>7b</text:p>
          </table:table-cell>
          <table:table-cell table:style-name="ce415" table:number-columns-repeated="5"/>
          <table:table-cell office:value-type="string" calcext:value-type="string">
            <text:p>2. Go</text:p>
          </table:table-cell>
          <table:table-cell office:value-type="float" office:value="2014" calcext:value-type="float">
            <text:p>2014</text:p>
          </table:table-cell>
          <table:table-cell table:number-columns-repeated="3"/>
        </table:table-row>
        <table:table-row table:style-name="ro1">
          <table:table-cell table:style-name="ce348" office:value-type="string" calcext:value-type="string">
            <text:p>Im linken Teil, im linken Wandteil</text:p>
          </table:table-cell>
          <table:table-cell office:value-type="string" calcext:value-type="string">
            <text:p>~7b</text:p>
          </table:table-cell>
          <table:table-cell table:style-name="ce415"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5" table:number-columns-repeated="5"/>
          <table:table-cell table:number-columns-repeated="5"/>
        </table:table-row>
        <table:table-row table:style-name="ro1">
          <table:table-cell table:style-name="ce315" office:value-type="string" calcext:value-type="string">
            <text:p>Waischenfelder Turm</text:p>
          </table:table-cell>
          <table:table-cell/>
          <table:table-cell table:style-name="ce415" table:number-columns-repeated="5"/>
          <table:table-cell table:number-columns-repeated="5"/>
        </table:table-row>
        <table:table-row table:style-name="ro1">
          <table:table-cell table:style-name="ce320" office:value-type="string" calcext:value-type="string">
            <text:p>Rampino</text:p>
          </table:table-cell>
          <table:table-cell table:style-name="ce363" office:value-type="string" calcext:value-type="string">
            <text:p>7c</text:p>
          </table:table-cell>
          <table:table-cell table:style-name="ce421" table:number-columns-repeated="5"/>
          <table:table-cell table:style-name="ce432" office:value-type="string" calcext:value-type="string">
            <text:p>sackhart, hat nichts mit 7c zu tun, eher knackig 7c+</text:p>
          </table:table-cell>
          <table:table-cell table:number-columns-repeated="4"/>
        </table:table-row>
        <table:table-row table:style-name="ro1">
          <table:table-cell table:style-name="ce320" office:value-type="string" calcext:value-type="string">
            <text:p>7b Boulder</text:p>
          </table:table-cell>
          <table:table-cell table:style-name="ce363" office:value-type="string" calcext:value-type="string">
            <text:p>7b</text:p>
          </table:table-cell>
          <table:table-cell table:style-name="ce421" table:number-columns-repeated="5"/>
          <table:table-cell table:style-name="ce432"/>
          <table:table-cell table:number-columns-repeated="4"/>
        </table:table-row>
        <table:table-row table:style-name="ro1">
          <table:table-cell table:style-name="ce320"/>
          <table:table-cell table:style-name="ce363"/>
          <table:table-cell table:style-name="ce421" table:number-columns-repeated="5"/>
          <table:table-cell table:style-name="ce432"/>
          <table:table-cell table:number-columns-repeated="4"/>
        </table:table-row>
        <table:table-row table:style-name="ro1">
          <table:table-cell table:style-name="ce315" office:value-type="string" calcext:value-type="string">
            <text:p>Ralf´s Blöcke</text:p>
          </table:table-cell>
          <table:table-cell table:style-name="ce363"/>
          <table:table-cell table:style-name="ce421" table:number-columns-repeated="5"/>
          <table:table-cell table:style-name="ce442" office:value-type="string" calcext:value-type="string">
            <text:p>nach Gräfenberg links nach Großenohe, 500m rechts, auf Wiese parken, dann Berg hoch</text:p>
          </table:table-cell>
          <table:table-cell table:number-columns-repeated="4"/>
        </table:table-row>
        <table:table-row table:style-name="ro1">
          <table:table-cell table:style-name="ce335" office:value-type="string" calcext:value-type="string">
            <text:p>Wilkinson</text:p>
          </table:table-cell>
          <table:table-cell table:style-name="ce401" office:value-type="string" calcext:value-type="string">
            <text:p>7c/7c+</text:p>
          </table:table-cell>
          <table:table-cell table:style-name="ce420" table:number-columns-repeated="5"/>
          <table:table-cell table:style-name="ce431" office:value-type="string" calcext:value-type="string">
            <text:p>rasiermesserscharfe Leiste</text:p>
          </table:table-cell>
          <table:table-cell office:value-type="float" office:value="2015" calcext:value-type="float">
            <text:p>2015</text:p>
          </table:table-cell>
          <table:table-cell table:number-columns-repeated="3"/>
        </table:table-row>
        <table:table-row table:style-name="ro1">
          <table:table-cell table:style-name="ce335" office:value-type="string" calcext:value-type="string">
            <text:p>Yokozuna</text:p>
          </table:table-cell>
          <table:table-cell table:style-name="ce401" office:value-type="string" calcext:value-type="string">
            <text:p>7b+</text:p>
          </table:table-cell>
          <table:table-cell table:style-name="ce420" table:number-columns-repeated="5"/>
          <table:table-cell table:style-name="ce431"/>
          <table:table-cell office:value-type="float" office:value="2015" calcext:value-type="float">
            <text:p>2015</text:p>
          </table:table-cell>
          <table:table-cell table:number-columns-repeated="3"/>
        </table:table-row>
        <table:table-row table:style-name="ro1">
          <table:table-cell table:style-name="ce335" office:value-type="string" calcext:value-type="string">
            <text:p>Albatross</text:p>
          </table:table-cell>
          <table:table-cell table:style-name="ce401" office:value-type="string" calcext:value-type="string">
            <text:p>7b</text:p>
          </table:table-cell>
          <table:table-cell table:style-name="ce420" table:number-columns-repeated="5"/>
          <table:table-cell table:style-name="ce431" office:value-type="string" calcext:value-type="string">
            <text:p>cooler Sprung</text:p>
          </table:table-cell>
          <table:table-cell office:value-type="float" office:value="2015" calcext:value-type="float">
            <text:p>2015</text:p>
          </table:table-cell>
          <table:table-cell table:number-columns-repeated="3"/>
        </table:table-row>
        <table:table-row table:style-name="ro1">
          <table:table-cell table:style-name="ce335" office:value-type="string" calcext:value-type="string">
            <text:p>Schleimbeutel</text:p>
          </table:table-cell>
          <table:table-cell table:style-name="ce401" office:value-type="string" calcext:value-type="string">
            <text:p>7a+</text:p>
          </table:table-cell>
          <table:table-cell table:style-name="ce420" office:value-type="string" calcext:value-type="string">
            <text:p>F</text:p>
          </table:table-cell>
          <table:table-cell table:style-name="ce420" table:number-columns-repeated="4"/>
          <table:table-cell table:style-name="ce431"/>
          <table:table-cell office:value-type="float" office:value="2015" calcext:value-type="float">
            <text:p>2015</text:p>
          </table:table-cell>
          <table:table-cell table:number-columns-repeated="3"/>
        </table:table-row>
        <table:table-row table:style-name="ro1">
          <table:table-cell table:style-name="ce335" office:value-type="string" calcext:value-type="string">
            <text:p>Eintagsfliege</text:p>
          </table:table-cell>
          <table:table-cell table:style-name="ce401" office:value-type="string" calcext:value-type="string">
            <text:p>7a+</text:p>
          </table:table-cell>
          <table:table-cell table:style-name="ce420" office:value-type="string" calcext:value-type="string">
            <text:p>F</text:p>
          </table:table-cell>
          <table:table-cell table:style-name="ce420" table:number-columns-repeated="4"/>
          <table:table-cell table:style-name="ce431" office:value-type="string" calcext:value-type="string">
            <text:p>Boulder rechts von Schleimbeutel mit Knieklemmer, Name weiß ich nicht genau</text:p>
          </table:table-cell>
          <table:table-cell office:value-type="float" office:value="2015" calcext:value-type="float">
            <text:p>2015</text:p>
          </table:table-cell>
          <table:table-cell table:number-columns-repeated="3"/>
        </table:table-row>
        <table:table-row table:style-name="ro1">
          <table:table-cell table:style-name="ce335"/>
          <table:table-cell table:style-name="ce401"/>
          <table:table-cell table:style-name="ce420" table:number-columns-repeated="5"/>
          <table:table-cell table:style-name="ce431"/>
          <table:table-cell table:number-columns-repeated="4"/>
        </table:table-row>
        <table:table-row table:style-name="ro1">
          <table:table-cell table:style-name="ce341" office:value-type="string" calcext:value-type="string">
            <text:p>Steinerne Stadt</text:p>
          </table:table-cell>
          <table:table-cell table:style-name="ce401"/>
          <table:table-cell table:style-name="ce420" table:number-columns-repeated="5"/>
          <table:table-cell table:style-name="ce431"/>
          <table:table-cell table:number-columns-repeated="4"/>
        </table:table-row>
        <table:table-row table:style-name="ro1">
          <table:table-cell table:style-name="ce349" office:value-type="string" calcext:value-type="string">
            <text:p>Kristallo</text:p>
          </table:table-cell>
          <table:table-cell table:style-name="ce399" office:value-type="string" calcext:value-type="string">
            <text:p>7c</text:p>
          </table:table-cell>
          <table:table-cell table:style-name="ce423" table:number-columns-repeated="5"/>
          <table:table-cell table:style-name="ce443" office:value-type="string" calcext:value-type="string">
            <text:p>Start an 2 Finger Steller links und Delle rechts leicht überhalb</text:p>
          </table:table-cell>
          <table:table-cell table:number-columns-repeated="4"/>
        </table:table-row>
        <table:table-row table:style-name="ro1">
          <table:table-cell table:style-name="ce335" office:value-type="string" calcext:value-type="string">
            <text:p>Slimfast</text:p>
          </table:table-cell>
          <table:table-cell table:style-name="ce401" office:value-type="string" calcext:value-type="string">
            <text:p>7c</text:p>
          </table:table-cell>
          <table:table-cell table:style-name="ce420" table:number-columns-repeated="5"/>
          <table:table-cell table:style-name="ce431" office:value-type="string" calcext:value-type="string">
            <text:p>Weiter Untergriffzug. Könnte auch RDD sein!????</text:p>
          </table:table-cell>
          <table:table-cell office:value-type="float" office:value="2015" calcext:value-type="float">
            <text:p>2015</text:p>
          </table:table-cell>
          <table:table-cell table:number-columns-repeated="3"/>
        </table:table-row>
        <table:table-row table:style-name="ro1">
          <table:table-cell table:style-name="ce335" office:value-type="string" calcext:value-type="string">
            <text:p>Carrigan Boulder</text:p>
          </table:table-cell>
          <table:table-cell table:style-name="ce401" office:value-type="string" calcext:value-type="string">
            <text:p>7b</text:p>
          </table:table-cell>
          <table:table-cell table:style-name="ce420" table:number-columns-repeated="5"/>
          <table:table-cell table:style-name="ce431"/>
          <table:table-cell office:value-type="float" office:value="2015" calcext:value-type="float">
            <text:p>2015</text:p>
          </table:table-cell>
          <table:table-cell table:number-columns-repeated="3"/>
        </table:table-row>
        <table:table-row table:style-name="ro1">
          <table:table-cell table:style-name="ce335" office:value-type="string" calcext:value-type="string">
            <text:p>Sloperboulder</text:p>
          </table:table-cell>
          <table:table-cell table:style-name="ce401" office:value-type="string" calcext:value-type="string">
            <text:p>7b</text:p>
          </table:table-cell>
          <table:table-cell table:style-name="ce420" office:value-type="string" calcext:value-type="string">
            <text:p>F</text:p>
          </table:table-cell>
          <table:table-cell table:style-name="ce420" table:number-columns-repeated="4"/>
          <table:table-cell table:style-name="ce431"/>
          <table:table-cell office:value-type="float" office:value="2015" calcext:value-type="float">
            <text:p>2015</text:p>
          </table:table-cell>
          <table:table-cell table:number-columns-repeated="3"/>
        </table:table-row>
        <table:table-row table:style-name="ro1">
          <table:table-cell table:style-name="ce335" office:value-type="string" calcext:value-type="string">
            <text:p>Corner Shop</text:p>
          </table:table-cell>
          <table:table-cell table:style-name="ce401" office:value-type="string" calcext:value-type="string">
            <text:p>7b</text:p>
          </table:table-cell>
          <table:table-cell table:style-name="ce420" office:value-type="string" calcext:value-type="string">
            <text:p>F</text:p>
          </table:table-cell>
          <table:table-cell table:style-name="ce420" table:number-columns-repeated="4"/>
          <table:table-cell table:style-name="ce431"/>
          <table:table-cell office:value-type="float" office:value="2015" calcext:value-type="float">
            <text:p>2015</text:p>
          </table:table-cell>
          <table:table-cell table:number-columns-repeated="3"/>
        </table:table-row>
        <table:table-row table:style-name="ro1">
          <table:table-cell table:style-name="ce350" office:value-type="string" calcext:value-type="string">
            <text:p>Links von Cornershop</text:p>
          </table:table-cell>
          <table:table-cell table:style-name="ce401" office:value-type="string" calcext:value-type="string">
            <text:p>7a</text:p>
          </table:table-cell>
          <table:table-cell table:style-name="ce420" table:number-columns-repeated="5"/>
          <table:table-cell table:style-name="ce431"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350" office:value-type="string" calcext:value-type="string">
            <text:p>rechts von Slimfast, weit mit Dropknee</text:p>
          </table:table-cell>
          <table:table-cell table:style-name="ce401" office:value-type="string" calcext:value-type="string">
            <text:p>7a</text:p>
          </table:table-cell>
          <table:table-cell table:style-name="ce420" table:number-columns-repeated="5"/>
          <table:table-cell table:style-name="ce431"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350" office:value-type="string" calcext:value-type="string">
            <text:p>rechts von Slimfast</text:p>
          </table:table-cell>
          <table:table-cell table:style-name="ce401" office:value-type="string" calcext:value-type="string">
            <text:p>~7a</text:p>
          </table:table-cell>
          <table:table-cell table:style-name="ce420" table:number-columns-repeated="5"/>
          <table:table-cell table:style-name="ce431"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351"/>
          <table:table-cell table:style-name="ce401"/>
          <table:table-cell table:style-name="ce420" table:number-columns-repeated="5"/>
          <table:table-cell table:style-name="ce431"/>
          <table:table-cell table:number-columns-repeated="4"/>
        </table:table-row>
        <table:table-row table:style-name="ro1">
          <table:table-cell table:style-name="ce352" office:value-type="string" calcext:value-type="string">
            <text:p>ZZ-Top Grotte</text:p>
          </table:table-cell>
          <table:table-cell table:style-name="ce401"/>
          <table:table-cell table:style-name="ce420" table:number-columns-repeated="5"/>
          <table:table-cell table:style-name="ce431" office:value-type="string" calcext:value-type="string">
            <text:p>auch bei Regen oft trocken. Wenn die abgesoffen ist, ist wirklich alles nass</text:p>
          </table:table-cell>
          <table:table-cell table:number-columns-repeated="4"/>
        </table:table-row>
        <table:table-row table:style-name="ro1">
          <table:table-cell table:style-name="ce353" office:value-type="string" calcext:value-type="string">
            <text:p>Guns n Roses</text:p>
          </table:table-cell>
          <table:table-cell table:style-name="ce400" office:value-type="string" calcext:value-type="string">
            <text:p>7c</text:p>
          </table:table-cell>
          <table:table-cell table:style-name="ce419" table:number-columns-repeated="5"/>
          <table:table-cell table:style-name="ce430" office:value-type="string" calcext:value-type="string">
            <text:p>gute Linie, habs Dezember 2015 mal nass versucht, dann ist es echt schwer</text:p>
          </table:table-cell>
          <table:table-cell table:number-columns-repeated="4"/>
        </table:table-row>
        <table:table-row table:style-name="ro1">
          <table:table-cell table:style-name="ce351" office:value-type="string" calcext:value-type="string">
            <text:p>Viva las Vegas</text:p>
          </table:table-cell>
          <table:table-cell table:style-name="ce401" office:value-type="string" calcext:value-type="string">
            <text:p>7b</text:p>
          </table:table-cell>
          <table:table-cell table:style-name="ce420" office:value-type="string" calcext:value-type="string">
            <text:p>F</text:p>
          </table:table-cell>
          <table:table-cell table:style-name="ce420" table:number-columns-repeated="4"/>
          <table:table-cell table:style-name="ce431"/>
          <table:table-cell table:style-name="ce461" office:value-type="string" calcext:value-type="string">
            <text:p>Dezember 2015</text:p>
          </table:table-cell>
          <table:table-cell table:number-columns-repeated="3"/>
        </table:table-row>
        <table:table-row table:style-name="ro1">
          <table:table-cell table:style-name="ce350" office:value-type="string" calcext:value-type="string">
            <text:p>Boulder links von Viva las Vegas</text:p>
          </table:table-cell>
          <table:table-cell table:style-name="ce401" office:value-type="string" calcext:value-type="string">
            <text:p>6c</text:p>
          </table:table-cell>
          <table:table-cell table:style-name="ce420" table:number-columns-repeated="5"/>
          <table:table-cell table:style-name="ce431" office:value-type="string" calcext:value-type="string">
            <text:p>Name?</text:p>
          </table:table-cell>
          <table:table-cell table:style-name="ce461" office:value-type="string" calcext:value-type="string">
            <text:p>Dezember 2015</text:p>
          </table:table-cell>
          <table:table-cell table:number-columns-repeated="3"/>
        </table:table-row>
        <table:table-row table:style-name="ro1">
          <table:table-cell table:style-name="ce350"/>
          <table:table-cell table:style-name="ce403"/>
          <table:table-cell table:style-name="ce425" table:number-columns-repeated="5"/>
          <table:table-cell table:style-name="ce444"/>
          <table:table-cell table:style-name="ce462"/>
          <table:table-cell table:style-name="ce348"/>
          <table:table-cell table:number-columns-repeated="2"/>
        </table:table-row>
        <table:table-row table:style-name="ro1">
          <table:table-cell table:style-name="ce351" office:value-type="string" calcext:value-type="string">
            <text:p>Riesenarschloch</text:p>
          </table:table-cell>
          <table:table-cell table:style-name="ce404" office:value-type="string" calcext:value-type="string">
            <text:p>7c</text:p>
          </table:table-cell>
          <table:table-cell table:style-name="ce406"/>
          <table:table-cell table:style-name="ce406" office:value-type="string" calcext:value-type="string">
            <text:p>Oberaisfelder Strand</text:p>
          </table:table-cell>
          <table:table-cell table:style-name="ce406" office:value-type="string" calcext:value-type="string">
            <text:p>Frankenjura</text:p>
          </table:table-cell>
          <table:table-cell table:style-name="ce406" office:value-type="string" calcext:value-type="string">
            <text:p>Germany</text:p>
          </table:table-cell>
          <table:table-cell table:style-name="ce406"/>
          <table:table-cell table:style-name="ce456" office:value-type="string" calcext:value-type="string">
            <text:p>Lange Traverse, schwer nur am Ende</text:p>
          </table:table-cell>
          <table:table-cell table:style-name="ce463" office:value-type="string" calcext:value-type="string">
            <text:p>2018-02-10</text:p>
          </table:table-cell>
          <table:table-cell table:style-name="ce348"/>
          <table:table-cell table:number-columns-repeated="2"/>
        </table:table-row>
        <table:table-row table:style-name="ro1">
          <table:table-cell table:style-name="ce351" office:value-type="string" calcext:value-type="string">
            <text:p>Kleines Arschloch</text:p>
          </table:table-cell>
          <table:table-cell table:style-name="ce404" office:value-type="string" calcext:value-type="string">
            <text:p>7b</text:p>
          </table:table-cell>
          <table:table-cell table:style-name="ce406"/>
          <table:table-cell table:style-name="ce406" office:value-type="string" calcext:value-type="string">
            <text:p>Oberaisfelder Strand</text:p>
          </table:table-cell>
          <table:table-cell table:style-name="ce406" office:value-type="string" calcext:value-type="string">
            <text:p>Frankenjura</text:p>
          </table:table-cell>
          <table:table-cell table:style-name="ce406" office:value-type="string" calcext:value-type="string">
            <text:p>Germany</text:p>
          </table:table-cell>
          <table:table-cell table:style-name="ce406" office:value-type="string" calcext:value-type="string">
            <text:p>hard</text:p>
          </table:table-cell>
          <table:table-cell table:style-name="ce456"/>
          <table:table-cell table:style-name="ce463" office:value-type="string" calcext:value-type="string">
            <text:p>2018-02-10</text:p>
          </table:table-cell>
          <table:table-cell table:style-name="ce348"/>
          <table:table-cell table:number-columns-repeated="2"/>
        </table:table-row>
        <table:table-row table:style-name="ro1">
          <table:table-cell table:style-name="ce351" office:value-type="string" calcext:value-type="string">
            <text:p>Linker Quergang</text:p>
          </table:table-cell>
          <table:table-cell table:style-name="ce404" office:value-type="string" calcext:value-type="string">
            <text:p>6c trav</text:p>
          </table:table-cell>
          <table:table-cell table:style-name="ce406"/>
          <table:table-cell table:style-name="ce406" office:value-type="string" calcext:value-type="string">
            <text:p>Oberaisfelder Strand</text:p>
          </table:table-cell>
          <table:table-cell table:style-name="ce406" office:value-type="string" calcext:value-type="string">
            <text:p>Frankenjura</text:p>
          </table:table-cell>
          <table:table-cell table:style-name="ce406" office:value-type="string" calcext:value-type="string">
            <text:p>Germany</text:p>
          </table:table-cell>
          <table:table-cell table:style-name="ce406"/>
          <table:table-cell table:style-name="ce456" office:value-type="string" calcext:value-type="string">
            <text:p>nicht 7a</text:p>
          </table:table-cell>
          <table:table-cell table:style-name="ce463" office:value-type="string" calcext:value-type="string">
            <text:p>2018-02-10</text:p>
          </table:table-cell>
          <table:table-cell table:style-name="ce348"/>
          <table:table-cell table:number-columns-repeated="2"/>
        </table:table-row>
        <table:table-row table:style-name="ro1">
          <table:table-cell table:style-name="ce351" office:value-type="string" calcext:value-type="string">
            <text:p>Rechter Quergang</text:p>
          </table:table-cell>
          <table:table-cell table:style-name="ce406" office:value-type="string" calcext:value-type="string">
            <text:p>7a trav</text:p>
          </table:table-cell>
          <table:table-cell table:style-name="ce406"/>
          <table:table-cell table:style-name="ce406" office:value-type="string" calcext:value-type="string">
            <text:p>Oberaisfelder Strand</text:p>
          </table:table-cell>
          <table:table-cell table:style-name="ce406" office:value-type="string" calcext:value-type="string">
            <text:p>Frankenjura</text:p>
          </table:table-cell>
          <table:table-cell table:style-name="ce406" office:value-type="string" calcext:value-type="string">
            <text:p>Germany</text:p>
          </table:table-cell>
          <table:table-cell table:style-name="ce406"/>
          <table:table-cell table:style-name="ce456"/>
          <table:table-cell table:style-name="ce463" office:value-type="string" calcext:value-type="string">
            <text:p>2018-02-10</text:p>
          </table:table-cell>
          <table:table-cell table:style-name="ce348"/>
          <table:table-cell table:number-columns-repeated="2"/>
        </table:table-row>
        <table:table-row table:style-name="ro1">
          <table:table-cell table:style-name="ce351" office:value-type="string" calcext:value-type="string">
            <text:p>Small Direkt</text:p>
          </table:table-cell>
          <table:table-cell table:style-name="ce406" office:value-type="string" calcext:value-type="string">
            <text:p>7c/7c+</text:p>
          </table:table-cell>
          <table:table-cell table:style-name="ce406"/>
          <table:table-cell table:style-name="ce406" office:value-type="string" calcext:value-type="string">
            <text:p>Reibertsberger Höhle</text:p>
          </table:table-cell>
          <table:table-cell table:style-name="ce406" office:value-type="string" calcext:value-type="string">
            <text:p>Frankenjura</text:p>
          </table:table-cell>
          <table:table-cell table:style-name="ce406" office:value-type="string" calcext:value-type="string">
            <text:p>Germany</text:p>
          </table:table-cell>
          <table:table-cell table:style-name="ce406"/>
          <table:table-cell table:style-name="ce456" office:value-type="string" calcext:value-type="string">
            <text:p>sicher nur 7c wenn man groß ist.</text:p>
          </table:table-cell>
          <table:table-cell table:style-name="ce463" office:value-type="string" calcext:value-type="string">
            <text:p>2019-12-18</text:p>
          </table:table-cell>
          <table:table-cell table:style-name="ce348"/>
          <table:table-cell table:number-columns-repeated="2"/>
        </table:table-row>
        <table:table-row table:style-name="ro1">
          <table:table-cell table:style-name="ce354"/>
          <table:table-cell table:style-name="ce407"/>
          <table:table-cell table:style-name="ce426" table:number-columns-repeated="5"/>
          <table:table-cell table:style-name="ce457"/>
          <table:table-cell table:style-name="ce464"/>
          <table:table-cell table:style-name="ce348"/>
          <table:table-cell table:number-columns-repeated="2"/>
        </table:table-row>
        <table:table-row table:style-name="ro12">
          <table:table-cell table:style-name="ce319" office:value-type="string" calcext:value-type="string">
            <text:p>Zillertal</text:p>
          </table:table-cell>
          <table:table-cell/>
          <table:table-cell table:style-name="ce415" table:number-columns-repeated="5"/>
          <table:table-cell table:number-columns-repeated="5"/>
        </table:table-row>
        <table:table-row table:style-name="ro1">
          <table:table-cell table:style-name="ce315" office:value-type="string" calcext:value-type="string">
            <text:p>Klauser Alm</text:p>
          </table:table-cell>
          <table:table-cell/>
          <table:table-cell table:style-name="ce415" table:number-columns-repeated="5"/>
          <table:table-cell table:number-columns-repeated="5"/>
        </table:table-row>
        <table:table-row table:style-name="ro1">
          <table:table-cell table:style-name="ce320" office:value-type="string" calcext:value-type="string">
            <text:p>The will to live</text:p>
          </table:table-cell>
          <table:table-cell table:style-name="ce363" office:value-type="string" calcext:value-type="string">
            <text:p>7c</text:p>
          </table:table-cell>
          <table:table-cell table:style-name="ce415" table:number-columns-repeated="5"/>
          <table:table-cell table:number-columns-repeated="5"/>
        </table:table-row>
        <table:table-row table:style-name="ro1">
          <table:table-cell table:style-name="ce320" office:value-type="string" calcext:value-type="string">
            <text:p>Broken Arrow</text:p>
          </table:table-cell>
          <table:table-cell table:style-name="ce363" office:value-type="string" calcext:value-type="string">
            <text:p>7c</text:p>
          </table:table-cell>
          <table:table-cell table:style-name="ce415" table:number-columns-repeated="5"/>
          <table:table-cell table:number-columns-repeated="5"/>
        </table:table-row>
        <table:table-row table:style-name="ro1">
          <table:table-cell office:value-type="string" calcext:value-type="string">
            <text:p>Hueco</text:p>
          </table:table-cell>
          <table:table-cell office:value-type="string" calcext:value-type="string">
            <text:p>6c+</text:p>
          </table:table-cell>
          <table:table-cell table:style-name="ce415" office:value-type="string" calcext:value-type="string">
            <text:p>F</text:p>
          </table:table-cell>
          <table:table-cell table:style-name="ce415"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Virtuosi</text:p>
          </table:table-cell>
          <table:table-cell office:value-type="string" calcext:value-type="string">
            <text:p>6c</text:p>
          </table:table-cell>
          <table:table-cell table:style-name="ce415" office:value-type="string" calcext:value-type="string">
            <text:p>F</text:p>
          </table:table-cell>
          <table:table-cell table:style-name="ce415"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Rain in the Face</text:p>
          </table:table-cell>
          <table:table-cell office:value-type="string" calcext:value-type="string">
            <text:p>6c</text:p>
          </table:table-cell>
          <table:table-cell table:style-name="ce415" office:value-type="string" calcext:value-type="string">
            <text:p>F</text:p>
          </table:table-cell>
          <table:table-cell table:style-name="ce415"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Down by law</text:p>
          </table:table-cell>
          <table:table-cell office:value-type="string" calcext:value-type="string">
            <text:p>6c</text:p>
          </table:table-cell>
          <table:table-cell table:style-name="ce415"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Schmetterlingsplatte</text:p>
          </table:table-cell>
          <table:table-cell office:value-type="string" calcext:value-type="string">
            <text:p>6b</text:p>
          </table:table-cell>
          <table:table-cell table:style-name="ce415" office:value-type="string" calcext:value-type="string">
            <text:p>F</text:p>
          </table:table-cell>
          <table:table-cell table:style-name="ce415"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415" table:number-columns-repeated="5"/>
          <table:table-cell table:number-columns-repeated="5"/>
        </table:table-row>
        <table:table-row table:style-name="ro1">
          <table:table-cell table:style-name="ce315" office:value-type="string" calcext:value-type="string">
            <text:p>Kaseler Alm</text:p>
          </table:table-cell>
          <table:table-cell/>
          <table:table-cell table:style-name="ce415" table:number-columns-repeated="5"/>
          <table:table-cell table:number-columns-repeated="5"/>
        </table:table-row>
        <table:table-row table:style-name="ro1">
          <table:table-cell table:style-name="ce318" office:value-type="string" calcext:value-type="string">
            <text:p>Mangal</text:p>
          </table:table-cell>
          <table:table-cell office:value-type="string" calcext:value-type="string">
            <text:p>7b</text:p>
          </table:table-cell>
          <table:table-cell table:style-name="ce415" table:number-columns-repeated="5"/>
          <table:table-cell office:value-type="string" calcext:value-type="string">
            <text:p>eher 7a (Reichweite)</text:p>
          </table:table-cell>
          <table:table-cell office:value-type="float" office:value="2013" calcext:value-type="float">
            <text:p>2013</text:p>
          </table:table-cell>
          <table:table-cell table:number-columns-repeated="3"/>
        </table:table-row>
        <table:table-row table:style-name="ro1">
          <table:table-cell office:value-type="string" calcext:value-type="string">
            <text:p>Smilie</text:p>
          </table:table-cell>
          <table:table-cell office:value-type="string" calcext:value-type="string">
            <text:p>6c+</text:p>
          </table:table-cell>
          <table:table-cell table:style-name="ce415" office:value-type="string" calcext:value-type="string">
            <text:p>F</text:p>
          </table:table-cell>
          <table:table-cell table:style-name="ce415"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Too easy to fall to hard to do</text:p>
          </table:table-cell>
          <table:table-cell office:value-type="string" calcext:value-type="string">
            <text:p>6a</text:p>
          </table:table-cell>
          <table:table-cell table:style-name="ce415" office:value-type="string" calcext:value-type="string">
            <text:p>F</text:p>
          </table:table-cell>
          <table:table-cell table:style-name="ce415"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Spiderworld</text:p>
          </table:table-cell>
          <table:table-cell office:value-type="string" calcext:value-type="string">
            <text:p>6a</text:p>
          </table:table-cell>
          <table:table-cell table:style-name="ce415" office:value-type="string" calcext:value-type="string">
            <text:p>F</text:p>
          </table:table-cell>
          <table:table-cell table:style-name="ce415"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415" table:number-columns-repeated="5"/>
          <table:table-cell table:number-columns-repeated="5"/>
        </table:table-row>
        <table:table-row table:style-name="ro1">
          <table:table-cell table:style-name="ce315" office:value-type="string" calcext:value-type="string">
            <text:p>Ginzling Wald</text:p>
          </table:table-cell>
          <table:table-cell/>
          <table:table-cell table:style-name="ce415" table:number-columns-repeated="5"/>
          <table:table-cell table:number-columns-repeated="5"/>
        </table:table-row>
        <table:table-row table:style-name="ro1">
          <table:table-cell office:value-type="string" calcext:value-type="string">
            <text:p>Ginzling Extrem</text:p>
          </table:table-cell>
          <table:table-cell office:value-type="string" calcext:value-type="string">
            <text:p>7a+</text:p>
          </table:table-cell>
          <table:table-cell table:style-name="ce415" office:value-type="string" calcext:value-type="string">
            <text:p>F/2</text:p>
          </table:table-cell>
          <table:table-cell table:style-name="ce415" table:number-columns-repeated="4"/>
          <table:table-cell office:value-type="string" calcext:value-type="string">
            <text:p>bin am allereinfachsten Zug, dem Startzug gefallen. Danach "geflashed"</text:p>
          </table:table-cell>
          <table:table-cell office:value-type="float" office:value="2013" calcext:value-type="float">
            <text:p>2013</text:p>
          </table:table-cell>
          <table:table-cell table:number-columns-repeated="3"/>
        </table:table-row>
        <table:table-row table:style-name="ro1">
          <table:table-cell office:value-type="string" calcext:value-type="string">
            <text:p>Dynamo</text:p>
          </table:table-cell>
          <table:table-cell office:value-type="string" calcext:value-type="string">
            <text:p>7a+</text:p>
          </table:table-cell>
          <table:table-cell table:style-name="ce415"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Hintze</text:p>
          </table:table-cell>
          <table:table-cell office:value-type="string" calcext:value-type="string">
            <text:p>6b+</text:p>
          </table:table-cell>
          <table:table-cell table:style-name="ce415" office:value-type="string" calcext:value-type="string">
            <text:p>F</text:p>
          </table:table-cell>
          <table:table-cell table:style-name="ce415"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Ampeldrucka</text:p>
          </table:table-cell>
          <table:table-cell office:value-type="string" calcext:value-type="string">
            <text:p>6b+</text:p>
          </table:table-cell>
          <table:table-cell table:style-name="ce415" office:value-type="string" calcext:value-type="string">
            <text:p>F</text:p>
          </table:table-cell>
          <table:table-cell table:style-name="ce415"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415" table:number-columns-repeated="5"/>
          <table:table-cell table:number-columns-repeated="5"/>
        </table:table-row>
        <table:table-row table:style-name="ro12">
          <table:table-cell table:style-name="ce319" office:value-type="string" calcext:value-type="string">
            <text:p>Kesslerloch</text:p>
          </table:table-cell>
          <table:table-cell/>
          <table:table-cell table:style-name="ce415" table:number-columns-repeated="5"/>
          <table:table-cell table:number-columns-repeated="5"/>
        </table:table-row>
        <table:table-row table:style-name="ro1">
          <table:table-cell table:style-name="ce355" office:value-type="string" calcext:value-type="string">
            <text:p>Happy Colours </text:p>
          </table:table-cell>
          <table:table-cell table:style-name="ce408" office:value-type="string" calcext:value-type="string">
            <text:p>7c</text:p>
          </table:table-cell>
          <table:table-cell table:style-name="ce427" table:number-columns-repeated="5"/>
          <table:table-cell office:value-type="string" calcext:value-type="string">
            <text:p>theoretisch erster 7c Boulder. Eher soft</text:p>
          </table:table-cell>
          <table:table-cell office:value-type="float" office:value="2014" calcext:value-type="float">
            <text:p>2014</text:p>
          </table:table-cell>
          <table:table-cell table:number-columns-repeated="3"/>
        </table:table-row>
        <table:table-row table:style-name="ro1">
          <table:table-cell office:value-type="string" calcext:value-type="string">
            <text:p>Fred Feuerstein </text:p>
          </table:table-cell>
          <table:table-cell office:value-type="string" calcext:value-type="string">
            <text:p>7c</text:p>
          </table:table-cell>
          <table:table-cell table:style-name="ce415" office:value-type="string" calcext:value-type="string">
            <text:p>F</text:p>
          </table:table-cell>
          <table:table-cell table:style-name="ce415" table:number-columns-repeated="4"/>
          <table:table-cell office:value-type="string" calcext:value-type="string">
            <text:p>nieeeeemals 7c!</text:p>
          </table:table-cell>
          <table:table-cell office:value-type="float" office:value="2014" calcext:value-type="float">
            <text:p>2014</text:p>
          </table:table-cell>
          <table:table-cell table:number-columns-repeated="3"/>
        </table:table-row>
        <table:table-row table:style-name="ro1">
          <table:table-cell office:value-type="string" calcext:value-type="string">
            <text:p>Paläophysiologie </text:p>
          </table:table-cell>
          <table:table-cell office:value-type="string" calcext:value-type="string">
            <text:p>7b+</text:p>
          </table:table-cell>
          <table:table-cell table:style-name="ce415"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Ice Age II </text:p>
          </table:table-cell>
          <table:table-cell office:value-type="string" calcext:value-type="string">
            <text:p>7a+</text:p>
          </table:table-cell>
          <table:table-cell table:style-name="ce4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Ice Age I </text:p>
          </table:table-cell>
          <table:table-cell office:value-type="string" calcext:value-type="string">
            <text:p>7a</text:p>
          </table:table-cell>
          <table:table-cell table:style-name="ce415"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Trainspotting </text:p>
          </table:table-cell>
          <table:table-cell office:value-type="string" calcext:value-type="string">
            <text:p>7a</text:p>
          </table:table-cell>
          <table:table-cell table:style-name="ce415" table:number-columns-repeated="5"/>
          <table:table-cell/>
          <table:table-cell office:value-type="float" office:value="2012" calcext:value-type="float">
            <text:p>2012</text:p>
          </table:table-cell>
          <table:table-cell table:number-columns-repeated="3"/>
        </table:table-row>
        <table:table-row table:style-name="ro1" table:number-rows-repeated="2">
          <table:table-cell table:number-columns-repeated="2"/>
          <table:table-cell table:style-name="ce415" table:number-columns-repeated="5"/>
          <table:table-cell table:number-columns-repeated="5"/>
        </table:table-row>
        <table:table-row table:style-name="ro12">
          <table:table-cell table:style-name="ce319" office:value-type="string" calcext:value-type="string">
            <text:p>Fontainebleau</text:p>
          </table:table-cell>
          <table:table-cell/>
          <table:table-cell table:style-name="ce415" table:number-columns-repeated="5"/>
          <table:table-cell table:number-columns-repeated="5"/>
        </table:table-row>
        <table:table-row table:style-name="ro1">
          <table:table-cell table:style-name="ce315" office:value-type="string" calcext:value-type="string">
            <text:p>Rocher 91.1</text:p>
          </table:table-cell>
          <table:table-cell/>
          <table:table-cell table:style-name="ce415" table:number-columns-repeated="5"/>
          <table:table-cell table:number-columns-repeated="5"/>
        </table:table-row>
        <table:table-row table:style-name="ro1">
          <table:table-cell office:value-type="string" calcext:value-type="string">
            <text:p>Catacombes</text:p>
          </table:table-cell>
          <table:table-cell office:value-type="string" calcext:value-type="string">
            <text:p>7a</text:p>
          </table:table-cell>
          <table:table-cell table:style-name="ce4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Flipper</text:p>
          </table:table-cell>
          <table:table-cell office:value-type="string" calcext:value-type="string">
            <text:p>6b</text:p>
          </table:table-cell>
          <table:table-cell table:style-name="ce4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s Lutins</text:p>
          </table:table-cell>
          <table:table-cell office:value-type="string" calcext:value-type="string">
            <text:p>6a+</text:p>
          </table:table-cell>
          <table:table-cell table:style-name="ce4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Grand Dièdre</text:p>
          </table:table-cell>
          <table:table-cell office:value-type="string" calcext:value-type="string">
            <text:p>6a</text:p>
          </table:table-cell>
          <table:table-cell table:style-name="ce4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Cure-Dents</text:p>
          </table:table-cell>
          <table:table-cell office:value-type="string" calcext:value-type="string">
            <text:p>6a</text:p>
          </table:table-cell>
          <table:table-cell table:style-name="ce4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a Goulette</text:p>
          </table:table-cell>
          <table:table-cell office:value-type="string" calcext:value-type="string">
            <text:p>6a</text:p>
          </table:table-cell>
          <table:table-cell table:style-name="ce4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Ingratitude</text:p>
          </table:table-cell>
          <table:table-cell office:value-type="string" calcext:value-type="string">
            <text:p>5b+</text:p>
          </table:table-cell>
          <table:table-cell table:style-name="ce415" table:number-columns-repeated="5"/>
          <table:table-cell office:value-type="string" calcext:value-type="string">
            <text:p>5b+ , ich glaub es hackt!</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5" table:number-columns-repeated="5"/>
          <table:table-cell table:style-name="Default"/>
          <table:table-cell table:number-columns-repeated="4"/>
        </table:table-row>
        <table:table-row table:style-name="ro1">
          <table:table-cell table:style-name="ce315" office:value-type="string" calcext:value-type="string">
            <text:p>Franchard Isatis</text:p>
          </table:table-cell>
          <table:table-cell/>
          <table:table-cell table:style-name="ce415" table:number-columns-repeated="5"/>
          <table:table-cell table:number-columns-repeated="5"/>
        </table:table-row>
        <table:table-row table:style-name="ro1">
          <table:table-cell table:style-name="ce318" office:value-type="string" calcext:value-type="string">
            <text:p>Blancier Jump</text:p>
          </table:table-cell>
          <table:table-cell office:value-type="string" calcext:value-type="string">
            <text:p>7a</text:p>
          </table:table-cell>
          <table:table-cell table:style-name="ce415" table:number-columns-repeated="5"/>
          <table:table-cell/>
          <table:table-cell office:value-type="float" office:value="2014" calcext:value-type="float">
            <text:p>2014</text:p>
          </table:table-cell>
          <table:table-cell table:number-columns-repeated="3"/>
        </table:table-row>
        <table:table-row table:style-name="ro1">
          <table:table-cell table:style-name="ce318" office:value-type="string" calcext:value-type="string">
            <text:p>l´Envie des Bêtes</text:p>
          </table:table-cell>
          <table:table-cell office:value-type="string" calcext:value-type="string">
            <text:p>6b+</text:p>
          </table:table-cell>
          <table:table-cell table:style-name="ce415" table:number-columns-repeated="5"/>
          <table:table-cell/>
          <table:table-cell office:value-type="float" office:value="2014" calcext:value-type="float">
            <text:p>2014</text:p>
          </table:table-cell>
          <table:table-cell table:number-columns-repeated="3"/>
        </table:table-row>
        <table:table-row table:style-name="ro1">
          <table:table-cell table:style-name="ce320" office:value-type="string" calcext:value-type="string">
            <text:p>L´Amonche Doigt</text:p>
          </table:table-cell>
          <table:table-cell table:style-name="ce363" office:value-type="string" calcext:value-type="string">
            <text:p>6b</text:p>
          </table:table-cell>
          <table:table-cell table:style-name="ce4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Yapludju</text:p>
          </table:table-cell>
          <table:table-cell office:value-type="string" calcext:value-type="string">
            <text:p>6a+</text:p>
          </table:table-cell>
          <table:table-cell table:style-name="ce415"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5" table:number-columns-repeated="5"/>
          <table:table-cell table:number-columns-repeated="5"/>
        </table:table-row>
        <table:table-row table:style-name="ro1">
          <table:table-cell table:style-name="ce315" office:value-type="string" calcext:value-type="string">
            <text:p>Canche aux Merciers</text:p>
          </table:table-cell>
          <table:table-cell/>
          <table:table-cell table:style-name="ce415" table:number-columns-repeated="5"/>
          <table:table-cell table:number-columns-repeated="5"/>
        </table:table-row>
        <table:table-row table:style-name="ro1">
          <table:table-cell office:value-type="string" calcext:value-type="string">
            <text:p>Kéo</text:p>
          </table:table-cell>
          <table:table-cell office:value-type="string" calcext:value-type="string">
            <text:p>7a</text:p>
          </table:table-cell>
          <table:table-cell table:style-name="ce4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Kaki</text:p>
          </table:table-cell>
          <table:table-cell office:value-type="string" calcext:value-type="string">
            <text:p>6c</text:p>
          </table:table-cell>
          <table:table-cell table:style-name="ce4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Toit des Braves</text:p>
          </table:table-cell>
          <table:table-cell office:value-type="string" calcext:value-type="string">
            <text:p>6b</text:p>
          </table:table-cell>
          <table:table-cell table:style-name="ce4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Enfer des Nains</text:p>
          </table:table-cell>
          <table:table-cell office:value-type="string" calcext:value-type="string">
            <text:p>6a</text:p>
          </table:table-cell>
          <table:table-cell table:style-name="ce415" office:value-type="string" calcext:value-type="string">
            <text:p>F</text:p>
          </table:table-cell>
          <table:table-cell table:style-name="ce415" table:number-columns-repeated="4"/>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5" table:number-columns-repeated="5"/>
          <table:table-cell table:number-columns-repeated="5"/>
        </table:table-row>
        <table:table-row table:style-name="ro1">
          <table:table-cell table:style-name="ce315" office:value-type="string" calcext:value-type="string">
            <text:p>L´Éléphant</text:p>
          </table:table-cell>
          <table:table-cell/>
          <table:table-cell table:style-name="ce415" table:number-columns-repeated="5"/>
          <table:table-cell table:number-columns-repeated="5"/>
        </table:table-row>
        <table:table-row table:style-name="ro1">
          <table:table-cell table:style-name="ce320" office:value-type="string" calcext:value-type="string">
            <text:p>Coup de Lune</text:p>
          </table:table-cell>
          <table:table-cell table:style-name="ce363" office:value-type="string" calcext:value-type="string">
            <text:p>7c</text:p>
          </table:table-cell>
          <table:table-cell table:style-name="ce421" table:number-columns-repeated="5"/>
          <table:table-cell table:style-name="ce432" office:value-type="string" calcext:value-type="string">
            <text:p>2012 oder so mal probiert. Damals nicht machbar</text:p>
          </table:table-cell>
          <table:table-cell table:number-columns-repeated="4"/>
        </table:table-row>
        <table:table-row table:style-name="ro1">
          <table:table-cell table:style-name="ce320" office:value-type="string" calcext:value-type="string">
            <text:p>Barre Fixe</text:p>
          </table:table-cell>
          <table:table-cell table:style-name="ce363" office:value-type="string" calcext:value-type="string">
            <text:p>7b+</text:p>
          </table:table-cell>
          <table:table-cell table:style-name="ce421" table:number-columns-repeated="5"/>
          <table:table-cell table:style-name="ce432" office:value-type="string" calcext:value-type="string">
            <text:p>Löcherboulder. Geht</text:p>
          </table:table-cell>
          <table:table-cell table:number-columns-repeated="4"/>
        </table:table-row>
        <table:table-row table:style-name="ro1">
          <table:table-cell table:style-name="ce320" office:value-type="string" calcext:value-type="string">
            <text:p>Le Coeur</text:p>
          </table:table-cell>
          <table:table-cell table:style-name="ce363" office:value-type="string" calcext:value-type="string">
            <text:p>7a</text:p>
          </table:table-cell>
          <table:table-cell table:style-name="ce421" table:number-columns-repeated="5"/>
          <table:table-cell table:style-name="ce432" office:value-type="string" calcext:value-type="string">
            <text:p>muss doch wohl mal gehen...</text:p>
          </table:table-cell>
          <table:table-cell table:number-columns-repeated="4"/>
        </table:table-row>
        <table:table-row table:style-name="ro1">
          <table:table-cell table:style-name="ce335" office:value-type="string" calcext:value-type="string">
            <text:p>Trav-B-F</text:p>
          </table:table-cell>
          <table:table-cell table:style-name="ce401" office:value-type="string" calcext:value-type="string">
            <text:p>6c+</text:p>
          </table:table-cell>
          <table:table-cell table:style-name="ce420" office:value-type="string" calcext:value-type="string">
            <text:p>F</text:p>
          </table:table-cell>
          <table:table-cell table:style-name="ce420" table:number-columns-repeated="4"/>
          <table:table-cell table:style-name="ce432"/>
          <table:table-cell office:value-type="float" office:value="2014" calcext:value-type="float">
            <text:p>2014</text:p>
          </table:table-cell>
          <table:table-cell table:number-columns-repeated="3"/>
        </table:table-row>
        <table:table-row table:style-name="ro1">
          <table:table-cell table:style-name="ce335" office:value-type="string" calcext:value-type="string">
            <text:p>Le Toit du Loup</text:p>
          </table:table-cell>
          <table:table-cell table:style-name="ce401" office:value-type="string" calcext:value-type="string">
            <text:p>6c+</text:p>
          </table:table-cell>
          <table:table-cell table:style-name="ce420" table:number-columns-repeated="5"/>
          <table:table-cell table:style-name="ce432"/>
          <table:table-cell office:value-type="float" office:value="2012" calcext:value-type="float">
            <text:p>2012</text:p>
          </table:table-cell>
          <table:table-cell table:number-columns-repeated="3"/>
        </table:table-row>
        <table:table-row table:style-name="ro1">
          <table:table-cell office:value-type="string" calcext:value-type="string">
            <text:p>La Voie Michaud</text:p>
          </table:table-cell>
          <table:table-cell table:style-name="ce401" office:value-type="string" calcext:value-type="string">
            <text:p>6c</text:p>
          </table:table-cell>
          <table:table-cell table:style-name="ce420" office:value-type="string" calcext:value-type="string">
            <text:p>F</text:p>
          </table:table-cell>
          <table:table-cell table:style-name="ce420" table:number-columns-repeated="4"/>
          <table:table-cell table:style-name="ce432"/>
          <table:table-cell office:value-type="float" office:value="2014" calcext:value-type="float">
            <text:p>2014</text:p>
          </table:table-cell>
          <table:table-cell table:number-columns-repeated="3"/>
        </table:table-row>
        <table:table-row table:style-name="ro1">
          <table:table-cell office:value-type="string" calcext:value-type="string">
            <text:p>Absent Friends</text:p>
          </table:table-cell>
          <table:table-cell table:style-name="ce401" office:value-type="string" calcext:value-type="string">
            <text:p>6b</text:p>
          </table:table-cell>
          <table:table-cell table:style-name="ce420" table:number-columns-repeated="5"/>
          <table:table-cell table:style-name="ce432"/>
          <table:table-cell office:value-type="float" office:value="2012" calcext:value-type="float">
            <text:p>2012</text:p>
          </table:table-cell>
          <table:table-cell table:number-columns-repeated="3"/>
        </table:table-row>
        <table:table-row table:style-name="ro1">
          <table:table-cell table:style-name="ce335" office:value-type="string" calcext:value-type="string">
            <text:p>Médaillon</text:p>
          </table:table-cell>
          <table:table-cell table:style-name="ce401" office:value-type="string" calcext:value-type="string">
            <text:p>6b</text:p>
          </table:table-cell>
          <table:table-cell table:style-name="ce420" office:value-type="string" calcext:value-type="string">
            <text:p>F</text:p>
          </table:table-cell>
          <table:table-cell table:style-name="ce420" table:number-columns-repeated="4"/>
          <table:table-cell table:style-name="ce432"/>
          <table:table-cell office:value-type="float" office:value="2014" calcext:value-type="float">
            <text:p>2014</text:p>
          </table:table-cell>
          <table:table-cell table:number-columns-repeated="3"/>
        </table:table-row>
        <table:table-row table:style-name="ro1">
          <table:table-cell office:value-type="string" calcext:value-type="string">
            <text:p>Surplomb Éléphant</text:p>
          </table:table-cell>
          <table:table-cell office:value-type="string" calcext:value-type="string">
            <text:p>6a+</text:p>
          </table:table-cell>
          <table:table-cell table:style-name="ce4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Y</text:p>
          </table:table-cell>
          <table:table-cell office:value-type="string" calcext:value-type="string">
            <text:p>6a</text:p>
          </table:table-cell>
          <table:table-cell table:style-name="ce4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a Dalle à Poly</text:p>
          </table:table-cell>
          <table:table-cell office:value-type="string" calcext:value-type="string">
            <text:p>5a</text:p>
          </table:table-cell>
          <table:table-cell table:style-name="ce415" office:value-type="string" calcext:value-type="string">
            <text:p>F</text:p>
          </table:table-cell>
          <table:table-cell table:style-name="ce415" table:number-columns-repeated="4"/>
          <table:table-cell office:value-type="string" calcext:value-type="string">
            <text:p>Highball</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5" table:number-columns-repeated="5"/>
          <table:table-cell table:number-columns-repeated="5"/>
        </table:table-row>
        <table:table-row table:style-name="ro1">
          <table:table-cell table:style-name="ce315" office:value-type="string" calcext:value-type="string">
            <text:p>Rocher Fin</text:p>
          </table:table-cell>
          <table:table-cell/>
          <table:table-cell table:style-name="ce415" table:number-columns-repeated="5"/>
          <table:table-cell table:number-columns-repeated="5"/>
        </table:table-row>
        <table:table-row table:style-name="ro1">
          <table:table-cell office:value-type="string" calcext:value-type="string">
            <text:p>Memoire d´Outre Tombe</text:p>
          </table:table-cell>
          <table:table-cell office:value-type="string" calcext:value-type="string">
            <text:p>7a+</text:p>
          </table:table-cell>
          <table:table-cell table:style-name="ce4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Désordre</text:p>
          </table:table-cell>
          <table:table-cell office:value-type="string" calcext:value-type="string">
            <text:p>6c</text:p>
          </table:table-cell>
          <table:table-cell table:style-name="ce4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Coeur Aride</text:p>
          </table:table-cell>
          <table:table-cell office:value-type="string" calcext:value-type="string">
            <text:p>6b</text:p>
          </table:table-cell>
          <table:table-cell table:style-name="ce4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Bras de Fer</text:p>
          </table:table-cell>
          <table:table-cell office:value-type="string" calcext:value-type="string">
            <text:p>6a</text:p>
          </table:table-cell>
          <table:table-cell table:style-name="ce4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Porcelaine</text:p>
          </table:table-cell>
          <table:table-cell office:value-type="string" calcext:value-type="string">
            <text:p>5b </text:p>
          </table:table-cell>
          <table:table-cell table:style-name="ce415" table:number-columns-repeated="5"/>
          <table:table-cell office:value-type="string" calcext:value-type="string">
            <text:p>Schöne Platte</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5" table:number-columns-repeated="5"/>
          <table:table-cell table:number-columns-repeated="5"/>
        </table:table-row>
        <table:table-row table:style-name="ro1">
          <table:table-cell table:style-name="ce315" office:value-type="string" calcext:value-type="string">
            <text:p>Rocher aux Sabots</text:p>
          </table:table-cell>
          <table:table-cell/>
          <table:table-cell table:style-name="ce415" table:number-columns-repeated="5"/>
          <table:table-cell table:number-columns-repeated="5"/>
        </table:table-row>
        <table:table-row table:style-name="ro1">
          <table:table-cell table:style-name="ce320" office:value-type="string" calcext:value-type="string">
            <text:p>Lucifer</text:p>
          </table:table-cell>
          <table:table-cell table:style-name="ce363" office:value-type="string" calcext:value-type="string">
            <text:p>7b</text:p>
          </table:table-cell>
          <table:table-cell table:style-name="ce421" table:number-columns-repeated="5"/>
          <table:table-cell table:style-name="ce432" office:value-type="string" calcext:value-type="string">
            <text:p>Platte. Als Wallrun gehts :-D</text:p>
          </table:table-cell>
          <table:table-cell table:number-columns-repeated="4"/>
        </table:table-row>
        <table:table-row table:style-name="ro1">
          <table:table-cell office:value-type="string" calcext:value-type="string">
            <text:p>Jeux de Toit</text:p>
          </table:table-cell>
          <table:table-cell office:value-type="string" calcext:value-type="string">
            <text:p>7a</text:p>
          </table:table-cell>
          <table:table-cell table:style-name="ce415"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Jet Set</text:p>
          </table:table-cell>
          <table:table-cell office:value-type="string" calcext:value-type="string">
            <text:p>7a</text:p>
          </table:table-cell>
          <table:table-cell table:style-name="ce4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galize This</text:p>
          </table:table-cell>
          <table:table-cell office:value-type="string" calcext:value-type="string">
            <text:p>7a</text:p>
          </table:table-cell>
          <table:table-cell table:style-name="ce415" table:number-columns-repeated="5"/>
          <table:table-cell/>
          <table:table-cell office:value-type="float" office:value="2014" calcext:value-type="float">
            <text:p>2014</text:p>
          </table:table-cell>
          <table:table-cell table:number-columns-repeated="3"/>
        </table:table-row>
        <table:table-row table:style-name="ro1">
          <table:table-cell table:style-name="ce320" office:value-type="string" calcext:value-type="string">
            <text:p>Angle à Jean-Luc</text:p>
          </table:table-cell>
          <table:table-cell table:style-name="ce363" office:value-type="string" calcext:value-type="string">
            <text:p>6c</text:p>
          </table:table-cell>
          <table:table-cell table:style-name="ce415" table:number-columns-repeated="5"/>
          <table:table-cell table:number-columns-repeated="5"/>
        </table:table-row>
        <table:table-row table:style-name="ro1">
          <table:table-cell office:value-type="string" calcext:value-type="string">
            <text:p>T.G.V.</text:p>
          </table:table-cell>
          <table:table-cell office:value-type="string" calcext:value-type="string">
            <text:p>6b</text:p>
          </table:table-cell>
          <table:table-cell table:style-name="ce415"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Crosse en l´Air</text:p>
          </table:table-cell>
          <table:table-cell office:value-type="string" calcext:value-type="string">
            <text:p>6a</text:p>
          </table:table-cell>
          <table:table-cell table:style-name="ce415" office:value-type="string" calcext:value-type="string">
            <text:p>F</text:p>
          </table:table-cell>
          <table:table-cell table:style-name="ce415" table:number-columns-repeated="4"/>
          <table:table-cell/>
          <table:table-cell office:value-type="float" office:value="2014" calcext:value-type="float">
            <text:p>2014</text:p>
          </table:table-cell>
          <table:table-cell table:number-columns-repeated="3"/>
        </table:table-row>
        <table:table-row table:style-name="ro1">
          <table:table-cell office:value-type="string" calcext:value-type="string">
            <text:p>Pain Total</text:p>
          </table:table-cell>
          <table:table-cell office:value-type="string" calcext:value-type="string">
            <text:p>6a</text:p>
          </table:table-cell>
          <table:table-cell table:style-name="ce4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Coup de Genoux</text:p>
          </table:table-cell>
          <table:table-cell office:value-type="string" calcext:value-type="string">
            <text:p>6a</text:p>
          </table:table-cell>
          <table:table-cell table:style-name="ce415"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5" table:number-columns-repeated="5"/>
          <table:table-cell table:number-columns-repeated="5"/>
        </table:table-row>
        <table:table-row table:style-name="ro1">
          <table:table-cell table:style-name="ce315" office:value-type="string" calcext:value-type="string">
            <text:p>Cul de Chien</text:p>
          </table:table-cell>
          <table:table-cell/>
          <table:table-cell table:style-name="ce415" table:number-columns-repeated="5"/>
          <table:table-cell table:number-columns-repeated="5"/>
        </table:table-row>
        <table:table-row table:style-name="ro1">
          <table:table-cell table:style-name="ce320" office:value-type="string" calcext:value-type="string">
            <text:p>Arabesque</text:p>
          </table:table-cell>
          <table:table-cell table:style-name="ce363" office:value-type="string" calcext:value-type="string">
            <text:p>7b+</text:p>
          </table:table-cell>
          <table:table-cell table:style-name="ce415" table:number-columns-repeated="5"/>
          <table:table-cell table:number-columns-repeated="5"/>
        </table:table-row>
        <table:table-row table:style-name="ro1">
          <table:table-cell office:value-type="string" calcext:value-type="string">
            <text:p>Le Toit de Cul de Chien</text:p>
          </table:table-cell>
          <table:table-cell office:value-type="string" calcext:value-type="string">
            <text:p>7a</text:p>
          </table:table-cell>
          <table:table-cell table:style-name="ce415" office:value-type="string" calcext:value-type="string">
            <text:p>F</text:p>
          </table:table-cell>
          <table:table-cell table:style-name="ce415" table:number-columns-repeated="4"/>
          <table:table-cell/>
          <table:table-cell office:value-type="float" office:value="2012" calcext:value-type="float">
            <text:p>2012</text:p>
          </table:table-cell>
          <table:table-cell table:number-columns-repeated="3"/>
        </table:table-row>
        <table:table-row table:style-name="ro1" table:number-rows-repeated="2">
          <table:table-cell table:number-columns-repeated="2"/>
          <table:table-cell table:style-name="ce415" table:number-columns-repeated="5"/>
          <table:table-cell table:number-columns-repeated="5"/>
        </table:table-row>
        <table:table-row table:style-name="ro12">
          <table:table-cell table:style-name="ce319" office:value-type="string" calcext:value-type="string">
            <text:p>Petrohrad</text:p>
          </table:table-cell>
          <table:table-cell/>
          <table:table-cell table:style-name="ce415" table:number-columns-repeated="5"/>
          <table:table-cell table:number-columns-repeated="5"/>
        </table:table-row>
        <table:table-row table:style-name="ro1">
          <table:table-cell table:style-name="ce315" office:value-type="string" calcext:value-type="string">
            <text:p>Mlynsky Vrch</text:p>
          </table:table-cell>
          <table:table-cell/>
          <table:table-cell table:style-name="ce415" table:number-columns-repeated="5"/>
          <table:table-cell table:number-columns-repeated="5"/>
        </table:table-row>
        <table:table-row table:style-name="ro1">
          <table:table-cell table:style-name="ce334" office:value-type="string" calcext:value-type="string">
            <text:p>Hip-Hop</text:p>
          </table:table-cell>
          <table:table-cell table:style-name="ce400" office:value-type="string" calcext:value-type="string">
            <text:p>7c+</text:p>
          </table:table-cell>
          <table:table-cell table:style-name="ce415" table:number-columns-repeated="5"/>
          <table:table-cell table:number-columns-repeated="5"/>
        </table:table-row>
        <table:table-row table:style-name="ro1">
          <table:table-cell table:style-name="ce334" office:value-type="string" calcext:value-type="string">
            <text:p>Jolly Jumper</text:p>
          </table:table-cell>
          <table:table-cell table:style-name="ce400" office:value-type="string" calcext:value-type="string">
            <text:p>7c+</text:p>
          </table:table-cell>
          <table:table-cell table:style-name="ce415" table:number-columns-repeated="5"/>
          <table:table-cell table:number-columns-repeated="5"/>
        </table:table-row>
        <table:table-row table:style-name="ro1">
          <table:table-cell office:value-type="string" calcext:value-type="string">
            <text:p>Hip</text:p>
          </table:table-cell>
          <table:table-cell office:value-type="string" calcext:value-type="string">
            <text:p>7b</text:p>
          </table:table-cell>
          <table:table-cell table:style-name="ce415" table:number-columns-repeated="5"/>
          <table:table-cell office:value-type="string" calcext:value-type="string">
            <text:p>erster Teil von Hip-Hop</text:p>
          </table:table-cell>
          <table:table-cell office:value-type="float" office:value="2015" calcext:value-type="float">
            <text:p>2015</text:p>
          </table:table-cell>
          <table:table-cell table:number-columns-repeated="3"/>
        </table:table-row>
        <table:table-row table:style-name="ro1">
          <table:table-cell office:value-type="string" calcext:value-type="string">
            <text:p>Hipodrom</text:p>
          </table:table-cell>
          <table:table-cell office:value-type="string" calcext:value-type="string">
            <text:p>7b</text:p>
          </table:table-cell>
          <table:table-cell table:style-name="ce415" table:number-columns-repeated="5"/>
          <table:table-cell office:value-type="string" calcext:value-type="string">
            <text:p>sehr geile Traverse</text:p>
          </table:table-cell>
          <table:table-cell office:value-type="float" office:value="2015" calcext:value-type="float">
            <text:p>2015</text:p>
          </table:table-cell>
          <table:table-cell table:number-columns-repeated="3"/>
        </table:table-row>
        <table:table-row table:style-name="ro1">
          <table:table-cell table:number-columns-repeated="2"/>
          <table:table-cell table:style-name="ce415" table:number-columns-repeated="5"/>
          <table:table-cell table:number-columns-repeated="5"/>
        </table:table-row>
        <table:table-row table:style-name="ro1">
          <table:table-cell table:style-name="ce315" office:value-type="string" calcext:value-type="string">
            <text:p>Vyhlidkova Skala</text:p>
          </table:table-cell>
          <table:table-cell/>
          <table:table-cell table:style-name="ce415" table:number-columns-repeated="5"/>
          <table:table-cell table:number-columns-repeated="5"/>
        </table:table-row>
        <table:table-row table:style-name="ro1">
          <table:table-cell table:style-name="ce334" office:value-type="string" calcext:value-type="string">
            <text:p>Obejmi Souduha Sit</text:p>
          </table:table-cell>
          <table:table-cell table:style-name="ce400" office:value-type="string" calcext:value-type="string">
            <text:p>7c/+</text:p>
          </table:table-cell>
          <table:table-cell table:style-name="ce419" table:number-columns-repeated="5"/>
          <table:table-cell table:style-name="ce430" office:value-type="string" calcext:value-type="string">
            <text:p>Dach in Platte, mega gut!</text:p>
          </table:table-cell>
          <table:table-cell table:number-columns-repeated="4"/>
        </table:table-row>
        <table:table-row table:style-name="ro1">
          <table:table-cell table:style-name="ce334" office:value-type="string" calcext:value-type="string">
            <text:p>Flying Boy</text:p>
          </table:table-cell>
          <table:table-cell table:style-name="ce400" office:value-type="string" calcext:value-type="string">
            <text:p>7b+</text:p>
          </table:table-cell>
          <table:table-cell table:style-name="ce419" table:number-columns-repeated="5"/>
          <table:table-cell table:style-name="ce430" office:value-type="string" calcext:value-type="string">
            <text:p>schwerer Dynamo</text:p>
          </table:table-cell>
          <table:table-cell table:number-columns-repeated="4"/>
        </table:table-row>
        <table:table-row table:style-name="ro1">
          <table:table-cell office:value-type="string" calcext:value-type="string">
            <text:p>Obejmi Souduha</text:p>
          </table:table-cell>
          <table:table-cell office:value-type="string" calcext:value-type="string">
            <text:p>7b+</text:p>
          </table:table-cell>
          <table:table-cell table:style-name="ce415" table:number-columns-repeated="5"/>
          <table:table-cell office:value-type="string" calcext:value-type="string">
            <text:p>Stehstart</text:p>
          </table:table-cell>
          <table:table-cell office:value-type="float" office:value="2015" calcext:value-type="float">
            <text:p>2015</text:p>
          </table:table-cell>
          <table:table-cell table:number-columns-repeated="3"/>
        </table:table-row>
        <table:table-row table:style-name="ro1">
          <table:table-cell office:value-type="string" calcext:value-type="string">
            <text:p>Levej</text:p>
          </table:table-cell>
          <table:table-cell office:value-type="string" calcext:value-type="string">
            <text:p>7b</text:p>
          </table:table-cell>
          <table:table-cell table:style-name="ce415" table:number-columns-repeated="5"/>
          <table:table-cell/>
          <table:table-cell office:value-type="float" office:value="2015" calcext:value-type="float">
            <text:p>2015</text:p>
          </table:table-cell>
          <table:table-cell table:number-columns-repeated="3"/>
        </table:table-row>
        <table:table-row table:style-name="ro1">
          <table:table-cell office:value-type="string" calcext:value-type="string">
            <text:p>Arena</text:p>
          </table:table-cell>
          <table:table-cell office:value-type="string" calcext:value-type="string">
            <text:p>7a/+</text:p>
          </table:table-cell>
          <table:table-cell table:style-name="ce415" table:number-columns-repeated="5"/>
          <table:table-cell office:value-type="string" calcext:value-type="string">
            <text:p>Highball, gruselig, genial</text:p>
          </table:table-cell>
          <table:table-cell office:value-type="float" office:value="2015" calcext:value-type="float">
            <text:p>2015</text:p>
          </table:table-cell>
          <table:table-cell table:number-columns-repeated="3"/>
        </table:table-row>
        <table:table-row table:style-name="ro1" table:number-rows-repeated="2">
          <table:table-cell table:number-columns-repeated="2"/>
          <table:table-cell table:style-name="ce415" table:number-columns-repeated="5"/>
          <table:table-cell table:number-columns-repeated="5"/>
        </table:table-row>
        <table:table-row table:style-name="ro12">
          <table:table-cell table:style-name="ce319" office:value-type="string" calcext:value-type="string">
            <text:p>Tessin</text:p>
          </table:table-cell>
          <table:table-cell/>
          <table:table-cell table:style-name="ce415" table:number-columns-repeated="5"/>
          <table:table-cell table:style-name="ce429" office:value-type="string" calcext:value-type="string">
            <text:p>02/2016 dagewesen und Klassiker wie Freak Brothers, Miss Schweiz, Le pilier, La pelle, Jungle etc. Probiert</text:p>
          </table:table-cell>
          <table:table-cell table:number-columns-repeated="4"/>
        </table:table-row>
        <table:table-row table:style-name="ro12">
          <table:table-cell table:style-name="ce319"/>
          <table:table-cell/>
          <table:table-cell table:style-name="ce415" table:number-columns-repeated="5"/>
          <table:table-cell table:style-name="ce429"/>
          <table:table-cell table:number-columns-repeated="4"/>
        </table:table-row>
        <table:table-row table:style-name="ro1">
          <table:table-cell table:number-columns-repeated="2"/>
          <table:table-cell table:style-name="ce415" table:number-columns-repeated="5"/>
          <table:table-cell table:number-columns-repeated="5"/>
        </table:table-row>
        <table:table-row table:style-name="ro12">
          <table:table-cell table:style-name="ce319" office:value-type="string" calcext:value-type="string">
            <text:p>Felskadertrip Island</text:p>
          </table:table-cell>
          <table:table-cell/>
          <table:table-cell table:style-name="ce415" table:number-columns-repeated="5"/>
          <table:table-cell table:number-columns-repeated="5"/>
        </table:table-row>
        <table:table-row table:style-name="ro12">
          <table:table-cell table:style-name="ce319" office:value-type="string" calcext:value-type="string">
            <text:p>Vestrahorn</text:p>
          </table:table-cell>
          <table:table-cell/>
          <table:table-cell table:style-name="ce415" table:number-columns-repeated="5"/>
          <table:table-cell office:value-type="string" calcext:value-type="string">
            <text:p>Island</text:p>
          </table:table-cell>
          <table:table-cell office:value-type="string" calcext:value-type="string">
            <text:p>Juli/August 2016</text:p>
          </table:table-cell>
          <table:table-cell table:number-columns-repeated="3"/>
        </table:table-row>
        <table:table-row table:style-name="ro1">
          <table:table-cell office:value-type="string" calcext:value-type="string">
            <text:p>Nocturnal Activities</text:p>
          </table:table-cell>
          <table:table-cell office:value-type="string" calcext:value-type="string">
            <text:p>8a</text:p>
          </table:table-cell>
          <table:table-cell table:style-name="ce415" table:number-columns-repeated="5"/>
          <table:table-cell office:value-type="string" calcext:value-type="string">
            <text:p>soft aber erster 8a Boulder</text:p>
          </table:table-cell>
          <table:table-cell table:number-columns-repeated="4"/>
        </table:table-row>
        <table:table-row table:style-name="ro1">
          <table:table-cell office:value-type="string" calcext:value-type="string">
            <text:p>Kex Sit</text:p>
          </table:table-cell>
          <table:table-cell office:value-type="string" calcext:value-type="string">
            <text:p>7c+</text:p>
          </table:table-cell>
          <table:table-cell table:style-name="ce415" office:value-type="string" calcext:value-type="string">
            <text:p>F</text:p>
          </table:table-cell>
          <table:table-cell table:style-name="ce415" table:number-columns-repeated="4"/>
          <table:table-cell office:value-type="string" calcext:value-type="string">
            <text:p>erste 7c+ Flash, soft, "Islandrennbahn"</text:p>
          </table:table-cell>
          <table:table-cell table:number-columns-repeated="4"/>
        </table:table-row>
        <table:table-row table:style-name="ro1">
          <table:table-cell office:value-type="string" calcext:value-type="string">
            <text:p>Vindgöng</text:p>
          </table:table-cell>
          <table:table-cell office:value-type="string" calcext:value-type="string">
            <text:p>7c</text:p>
          </table:table-cell>
          <table:table-cell table:style-name="ce415" table:number-columns-repeated="5"/>
          <table:table-cell office:value-type="string" calcext:value-type="string">
            <text:p>coole Traverse</text:p>
          </table:table-cell>
          <table:table-cell table:number-columns-repeated="4"/>
        </table:table-row>
        <table:table-row table:style-name="ro1">
          <table:table-cell office:value-type="string" calcext:value-type="string">
            <text:p>Starz 'N' Stripz</text:p>
          </table:table-cell>
          <table:table-cell office:value-type="string" calcext:value-type="string">
            <text:p>7c</text:p>
          </table:table-cell>
          <table:table-cell table:style-name="ce415" table:number-columns-repeated="5"/>
          <table:table-cell office:value-type="string" calcext:value-type="string">
            <text:p>sehr schwarfe Cripms</text:p>
          </table:table-cell>
          <table:table-cell table:number-columns-repeated="4"/>
        </table:table-row>
        <table:table-row table:style-name="ro1">
          <table:table-cell office:value-type="string" calcext:value-type="string">
            <text:p>Crazy Flipping Germans</text:p>
          </table:table-cell>
          <table:table-cell office:value-type="string" calcext:value-type="string">
            <text:p>7c</text:p>
          </table:table-cell>
          <table:table-cell table:style-name="ce415" table:number-columns-repeated="5"/>
          <table:table-cell office:value-type="string" calcext:value-type="string">
            <text:p>morpho, saugeile FA von Alex Förschler</text:p>
          </table:table-cell>
          <table:table-cell table:number-columns-repeated="4"/>
        </table:table-row>
        <table:table-row table:style-name="ro1">
          <table:table-cell office:value-type="string" calcext:value-type="string">
            <text:p>Two against nature</text:p>
          </table:table-cell>
          <table:table-cell office:value-type="string" calcext:value-type="string">
            <text:p>7b+</text:p>
          </table:table-cell>
          <table:table-cell table:style-name="ce415" table:number-columns-repeated="5"/>
          <table:table-cell office:value-type="string" calcext:value-type="string">
            <text:p>Aufwärmblock, Dyno an scharfen Griffen</text:p>
          </table:table-cell>
          <table:table-cell table:number-columns-repeated="4"/>
        </table:table-row>
        <table:table-row table:style-name="ro1">
          <table:table-cell office:value-type="string" calcext:value-type="string">
            <text:p>Óslípaður demantur</text:p>
          </table:table-cell>
          <table:table-cell office:value-type="string" calcext:value-type="string">
            <text:p>7b+</text:p>
          </table:table-cell>
          <table:table-cell table:style-name="ce415" table:number-columns-repeated="5"/>
          <table:table-cell table:number-columns-repeated="5"/>
        </table:table-row>
        <table:table-row table:style-name="ro1">
          <table:table-cell office:value-type="string" calcext:value-type="string">
            <text:p>Muuh</text:p>
          </table:table-cell>
          <table:table-cell office:value-type="string" calcext:value-type="string">
            <text:p>7b</text:p>
          </table:table-cell>
          <table:table-cell table:style-name="ce415" office:value-type="string" calcext:value-type="string">
            <text:p>F</text:p>
          </table:table-cell>
          <table:table-cell table:style-name="ce415" table:number-columns-repeated="4"/>
          <table:table-cell table:number-columns-repeated="5"/>
        </table:table-row>
        <table:table-row table:style-name="ro1">
          <table:table-cell office:value-type="string" calcext:value-type="string">
            <text:p>The Dance of the Vikings</text:p>
          </table:table-cell>
          <table:table-cell office:value-type="string" calcext:value-type="string">
            <text:p>7b</text:p>
          </table:table-cell>
          <table:table-cell table:style-name="ce415" office:value-type="string" calcext:value-type="string">
            <text:p>FA</text:p>
          </table:table-cell>
          <table:table-cell table:style-name="ce415" table:number-columns-repeated="4"/>
          <table:table-cell office:value-type="string" calcext:value-type="string">
            <text:p>meine coolste Erstbegehung in Island</text:p>
          </table:table-cell>
          <table:table-cell table:number-columns-repeated="4"/>
        </table:table-row>
        <table:table-row table:style-name="ro1">
          <table:table-cell office:value-type="string" calcext:value-type="string">
            <text:p>Grjót löndun</text:p>
          </table:table-cell>
          <table:table-cell office:value-type="string" calcext:value-type="string">
            <text:p>7a</text:p>
          </table:table-cell>
          <table:table-cell table:style-name="ce415" table:number-columns-repeated="5"/>
          <table:table-cell office:value-type="string" calcext:value-type="string">
            <text:p>Aufwrämblock ganz rechts, nicht 7b</text:p>
          </table:table-cell>
          <table:table-cell table:number-columns-repeated="4"/>
        </table:table-row>
        <table:table-row table:style-name="ro1">
          <table:table-cell office:value-type="string" calcext:value-type="string">
            <text:p>The Wave</text:p>
          </table:table-cell>
          <table:table-cell office:value-type="string" calcext:value-type="string">
            <text:p>7a</text:p>
          </table:table-cell>
          <table:table-cell table:style-name="ce415" office:value-type="string" calcext:value-type="string">
            <text:p>F</text:p>
          </table:table-cell>
          <table:table-cell table:style-name="ce415" table:number-columns-repeated="4"/>
          <table:table-cell office:value-type="string" calcext:value-type="string">
            <text:p>cooler Mantle am Beachblock von Paddy</text:p>
          </table:table-cell>
          <table:table-cell table:number-columns-repeated="4"/>
        </table:table-row>
        <table:table-row table:style-name="ro1">
          <table:table-cell office:value-type="string" calcext:value-type="string">
            <text:p>Skinny Jesus</text:p>
          </table:table-cell>
          <table:table-cell office:value-type="string" calcext:value-type="string">
            <text:p>7a</text:p>
          </table:table-cell>
          <table:table-cell table:style-name="ce415" office:value-type="string" calcext:value-type="string">
            <text:p>FA</text:p>
          </table:table-cell>
          <table:table-cell table:style-name="ce415" table:number-columns-repeated="4"/>
          <table:table-cell table:number-columns-repeated="5"/>
        </table:table-row>
        <table:table-row table:style-name="ro1">
          <table:table-cell office:value-type="string" calcext:value-type="string">
            <text:p>Probably Totalled</text:p>
          </table:table-cell>
          <table:table-cell office:value-type="string" calcext:value-type="string">
            <text:p>7a</text:p>
          </table:table-cell>
          <table:table-cell table:style-name="ce415" table:number-columns-repeated="5"/>
          <table:table-cell office:value-type="string" calcext:value-type="string">
            <text:p>wahnsinns Highball von Tom</text:p>
          </table:table-cell>
          <table:table-cell table:number-columns-repeated="4"/>
        </table:table-row>
        <table:table-row table:style-name="ro1">
          <table:table-cell office:value-type="string" calcext:value-type="string">
            <text:p>Smaug</text:p>
          </table:table-cell>
          <table:table-cell office:value-type="string" calcext:value-type="string">
            <text:p>6c+</text:p>
          </table:table-cell>
          <table:table-cell table:style-name="ce415" table:number-columns-repeated="5"/>
          <table:table-cell office:value-type="string" calcext:value-type="string">
            <text:p>FA von Andrea</text:p>
          </table:table-cell>
          <table:table-cell table:number-columns-repeated="4"/>
        </table:table-row>
        <table:table-row table:style-name="ro1">
          <table:table-cell office:value-type="string" calcext:value-type="string">
            <text:p>Djúpsprengja </text:p>
          </table:table-cell>
          <table:table-cell office:value-type="string" calcext:value-type="string">
            <text:p>6c+</text:p>
          </table:table-cell>
          <table:table-cell table:style-name="ce415" table:number-columns-repeated="5"/>
          <table:table-cell table:number-columns-repeated="5"/>
        </table:table-row>
        <table:table-row table:style-name="ro1">
          <table:table-cell office:value-type="string" calcext:value-type="string">
            <text:p>Skinny J</text:p>
          </table:table-cell>
          <table:table-cell office:value-type="string" calcext:value-type="string">
            <text:p>6c+</text:p>
          </table:table-cell>
          <table:table-cell table:style-name="ce415" table:number-columns-repeated="5"/>
          <table:table-cell office:value-type="string" calcext:value-type="string">
            <text:p>FA von Jens</text:p>
          </table:table-cell>
          <table:table-cell table:number-columns-repeated="4"/>
        </table:table-row>
        <table:table-row table:style-name="ro1">
          <table:table-cell office:value-type="string" calcext:value-type="string">
            <text:p>Slim Jesus</text:p>
          </table:table-cell>
          <table:table-cell office:value-type="string" calcext:value-type="string">
            <text:p>6c+ trav</text:p>
          </table:table-cell>
          <table:table-cell table:style-name="ce415" table:number-columns-repeated="5"/>
          <table:table-cell office:value-type="string" calcext:value-type="string">
            <text:p>FA von Paddy</text:p>
          </table:table-cell>
          <table:table-cell table:number-columns-repeated="4"/>
        </table:table-row>
        <table:table-row table:style-name="ro1">
          <table:table-cell office:value-type="string" calcext:value-type="string">
            <text:p>Smacker</text:p>
          </table:table-cell>
          <table:table-cell office:value-type="string" calcext:value-type="string">
            <text:p>6c</text:p>
          </table:table-cell>
          <table:table-cell table:style-name="ce415" office:value-type="string" calcext:value-type="string">
            <text:p>F</text:p>
          </table:table-cell>
          <table:table-cell table:style-name="ce415" table:number-columns-repeated="4"/>
          <table:table-cell office:value-type="string" calcext:value-type="string">
            <text:p>FA von Paul</text:p>
          </table:table-cell>
          <table:table-cell table:number-columns-repeated="4"/>
        </table:table-row>
        <table:table-row table:style-name="ro1">
          <table:table-cell office:value-type="string" calcext:value-type="string">
            <text:p>Kuckugsmilch</text:p>
          </table:table-cell>
          <table:table-cell office:value-type="string" calcext:value-type="string">
            <text:p>6c</text:p>
          </table:table-cell>
          <table:table-cell table:style-name="ce415" office:value-type="string" calcext:value-type="string">
            <text:p>F</text:p>
          </table:table-cell>
          <table:table-cell table:style-name="ce415" table:number-columns-repeated="4"/>
          <table:table-cell office:value-type="string" calcext:value-type="string">
            <text:p>FA von Paul</text:p>
          </table:table-cell>
          <table:table-cell table:number-columns-repeated="4"/>
        </table:table-row>
        <table:table-row table:style-name="ro1">
          <table:table-cell office:value-type="string" calcext:value-type="string">
            <text:p>Christian, der Wikinger</text:p>
          </table:table-cell>
          <table:table-cell office:value-type="string" calcext:value-type="string">
            <text:p>6b+</text:p>
          </table:table-cell>
          <table:table-cell table:style-name="ce415" office:value-type="string" calcext:value-type="string">
            <text:p>F</text:p>
          </table:table-cell>
          <table:table-cell table:style-name="ce415" table:number-columns-repeated="4"/>
          <table:table-cell office:value-type="string" calcext:value-type="string">
            <text:p>FA von Lulu, Paul und mir</text:p>
          </table:table-cell>
          <table:table-cell table:number-columns-repeated="4"/>
        </table:table-row>
        <table:table-row table:style-name="ro1">
          <table:table-cell office:value-type="string" calcext:value-type="string">
            <text:p>Flipper</text:p>
          </table:table-cell>
          <table:table-cell office:value-type="string" calcext:value-type="string">
            <text:p>6b</text:p>
          </table:table-cell>
          <table:table-cell table:style-name="ce415" table:number-columns-repeated="5"/>
          <table:table-cell office:value-type="string" calcext:value-type="string">
            <text:p>FA von Paul</text:p>
          </table:table-cell>
          <table:table-cell table:number-columns-repeated="4"/>
        </table:table-row>
        <table:table-row table:style-name="ro1">
          <table:table-cell office:value-type="string" calcext:value-type="string">
            <text:p>Paul Robinson Testpiece</text:p>
          </table:table-cell>
          <table:table-cell office:value-type="string" calcext:value-type="string">
            <text:p>6a</text:p>
          </table:table-cell>
          <table:table-cell table:style-name="ce415" office:value-type="string" calcext:value-type="string">
            <text:p>F</text:p>
          </table:table-cell>
          <table:table-cell table:style-name="ce415" table:number-columns-repeated="4"/>
          <table:table-cell office:value-type="string" calcext:value-type="string">
            <text:p>sehr fotogener Block</text:p>
          </table:table-cell>
          <table:table-cell table:number-columns-repeated="4"/>
        </table:table-row>
        <table:table-row table:style-name="ro1">
          <table:table-cell table:number-columns-repeated="2"/>
          <table:table-cell table:style-name="ce415" table:number-columns-repeated="5"/>
          <table:table-cell table:number-columns-repeated="5"/>
        </table:table-row>
        <table:table-row table:style-name="ro12">
          <table:table-cell table:style-name="ce319" office:value-type="string" calcext:value-type="string">
            <text:p>Hnappavellir</text:p>
          </table:table-cell>
          <table:table-cell/>
          <table:table-cell table:style-name="ce415" table:number-columns-repeated="5"/>
          <table:table-cell/>
          <table:table-cell office:value-type="string" calcext:value-type="string">
            <text:p>Juli/August 2016</text:p>
          </table:table-cell>
          <table:table-cell table:number-columns-repeated="3"/>
        </table:table-row>
        <table:table-row table:style-name="ro1">
          <table:table-cell office:value-type="string" calcext:value-type="string">
            <text:p>Hnappavallaundrið</text:p>
          </table:table-cell>
          <table:table-cell office:value-type="string" calcext:value-type="string">
            <text:p>7b</text:p>
          </table:table-cell>
          <table:table-cell table:style-name="ce415" table:number-columns-repeated="5"/>
          <table:table-cell office:value-type="string" calcext:value-type="string">
            <text:p>cooler Bug</text:p>
          </table:table-cell>
          <table:table-cell table:number-columns-repeated="4"/>
        </table:table-row>
        <table:table-row table:style-name="ro1">
          <table:table-cell office:value-type="string" calcext:value-type="string">
            <text:p>Górillan</text:p>
          </table:table-cell>
          <table:table-cell office:value-type="string" calcext:value-type="string">
            <text:p>6a</text:p>
          </table:table-cell>
          <table:table-cell table:style-name="ce415" table:number-columns-repeated="5"/>
          <table:table-cell office:value-type="string" calcext:value-type="string">
            <text:p>schwer, geht auch als Trippeldyno</text:p>
          </table:table-cell>
          <table:table-cell table:number-columns-repeated="4"/>
        </table:table-row>
        <table:table-row table:style-name="ro1">
          <table:table-cell table:number-columns-repeated="2"/>
          <table:table-cell table:style-name="ce415" table:number-columns-repeated="5"/>
          <table:table-cell table:number-columns-repeated="5"/>
        </table:table-row>
        <table:table-row table:style-name="ro12">
          <table:table-cell table:style-name="ce319" office:value-type="string" calcext:value-type="string">
            <text:p>Askja</text:p>
          </table:table-cell>
          <table:table-cell/>
          <table:table-cell table:style-name="ce415" table:number-columns-repeated="5"/>
          <table:table-cell table:style-name="ce429" office:value-type="string" calcext:value-type="string">
            <text:p>Lavafeld Bouldern</text:p>
          </table:table-cell>
          <table:table-cell office:value-type="string" calcext:value-type="string">
            <text:p>Juli/August 2016</text:p>
          </table:table-cell>
          <table:table-cell table:number-columns-repeated="3"/>
        </table:table-row>
        <table:table-row table:style-name="ro1">
          <table:table-cell office:value-type="string" calcext:value-type="string">
            <text:p>Bergsteigerdynamo aka. Penispropeller</text:p>
          </table:table-cell>
          <table:table-cell office:value-type="string" calcext:value-type="string">
            <text:p>7b</text:p>
          </table:table-cell>
          <table:table-cell table:style-name="ce415" office:value-type="string" calcext:value-type="string">
            <text:p>FA</text:p>
          </table:table-cell>
          <table:table-cell table:style-name="ce415" table:number-columns-repeated="4"/>
          <table:table-cell table:number-columns-repeated="5"/>
        </table:table-row>
        <table:table-row table:style-name="ro1">
          <table:table-cell office:value-type="string" calcext:value-type="string">
            <text:p>Regenbogenschwein</text:p>
          </table:table-cell>
          <table:table-cell office:value-type="string" calcext:value-type="string">
            <text:p>6c+</text:p>
          </table:table-cell>
          <table:table-cell table:style-name="ce415" table:number-columns-repeated="5"/>
          <table:table-cell office:value-type="string" calcext:value-type="string">
            <text:p>FA von Paddy</text:p>
          </table:table-cell>
          <table:table-cell table:number-columns-repeated="4"/>
        </table:table-row>
        <table:table-row table:style-name="ro1">
          <table:table-cell office:value-type="string" calcext:value-type="string">
            <text:p>Rainbow Warrior</text:p>
          </table:table-cell>
          <table:table-cell office:value-type="string" calcext:value-type="string">
            <text:p>6c+</text:p>
          </table:table-cell>
          <table:table-cell table:style-name="ce415" office:value-type="string" calcext:value-type="string">
            <text:p>F</text:p>
          </table:table-cell>
          <table:table-cell table:style-name="ce415" table:number-columns-repeated="4"/>
          <table:table-cell office:value-type="string" calcext:value-type="string">
            <text:p>mega FA von Tom mit Regenbogen im Hintergrund. Cooler schwarzer Bug mit Löchern</text:p>
          </table:table-cell>
          <table:table-cell table:number-columns-repeated="4"/>
        </table:table-row>
        <table:table-row table:style-name="ro1">
          <table:table-cell office:value-type="string" calcext:value-type="string">
            <text:p>Dr. Depp</text:p>
          </table:table-cell>
          <table:table-cell office:value-type="string" calcext:value-type="string">
            <text:p>6c+</text:p>
          </table:table-cell>
          <table:table-cell table:style-name="ce415" table:number-columns-repeated="5"/>
          <table:table-cell office:value-type="string" calcext:value-type="string">
            <text:p>FA von Tom Thudium</text:p>
          </table:table-cell>
          <table:table-cell table:number-columns-repeated="4"/>
        </table:table-row>
        <table:table-row table:style-name="ro1">
          <table:table-cell office:value-type="string" calcext:value-type="string">
            <text:p>Quoten-7a</text:p>
          </table:table-cell>
          <table:table-cell office:value-type="string" calcext:value-type="string">
            <text:p>6c</text:p>
          </table:table-cell>
          <table:table-cell table:style-name="ce415" table:number-columns-repeated="5"/>
          <table:table-cell office:value-type="string" calcext:value-type="string">
            <text:p>FA von Tom Thudium</text:p>
          </table:table-cell>
          <table:table-cell table:number-columns-repeated="4"/>
        </table:table-row>
        <table:table-row table:style-name="ro1">
          <table:table-cell office:value-type="string" calcext:value-type="string">
            <text:p>Neigungsgruppe Rindfleischsuppe</text:p>
          </table:table-cell>
          <table:table-cell office:value-type="string" calcext:value-type="string">
            <text:p>6b+</text:p>
          </table:table-cell>
          <table:table-cell table:style-name="ce415" office:value-type="string" calcext:value-type="string">
            <text:p>FA</text:p>
          </table:table-cell>
          <table:table-cell table:style-name="ce415" table:number-columns-repeated="4"/>
          <table:table-cell table:number-columns-repeated="5"/>
        </table:table-row>
        <table:table-row table:style-name="ro1">
          <table:table-cell office:value-type="string" calcext:value-type="string">
            <text:p>Penispumpe</text:p>
          </table:table-cell>
          <table:table-cell office:value-type="string" calcext:value-type="string">
            <text:p>6a</text:p>
          </table:table-cell>
          <table:table-cell table:style-name="ce415" office:value-type="string" calcext:value-type="string">
            <text:p>FA</text:p>
          </table:table-cell>
          <table:table-cell table:style-name="ce415" table:number-columns-repeated="4"/>
          <table:table-cell office:value-type="string" calcext:value-type="string">
            <text:p>im Regen</text:p>
          </table:table-cell>
          <table:table-cell table:number-columns-repeated="4"/>
        </table:table-row>
        <table:table-row table:style-name="ro1">
          <table:table-cell office:value-type="string" calcext:value-type="string">
            <text:p>Hitler-Terror-Ficken</text:p>
          </table:table-cell>
          <table:table-cell office:value-type="string" calcext:value-type="string">
            <text:p>ungraded</text:p>
          </table:table-cell>
          <table:table-cell table:style-name="ce415" office:value-type="string" calcext:value-type="string">
            <text:p>FA</text:p>
          </table:table-cell>
          <table:table-cell table:style-name="ce415" table:number-columns-repeated="4"/>
          <table:table-cell office:value-type="string" calcext:value-type="string">
            <text:p>Doppeldynospielerei im Regen</text:p>
          </table:table-cell>
          <table:table-cell table:number-columns-repeated="4"/>
        </table:table-row>
        <table:table-row table:style-name="ro1" table:number-rows-repeated="2">
          <table:table-cell table:number-columns-repeated="2"/>
          <table:table-cell table:style-name="ce415" table:number-columns-repeated="5"/>
          <table:table-cell table:number-columns-repeated="5"/>
        </table:table-row>
        <table:table-row table:style-name="ro13">
          <table:table-cell table:style-name="ce356" office:value-type="string" calcext:value-type="string">
            <text:p>USA</text:p>
          </table:table-cell>
          <table:table-cell/>
          <table:table-cell table:style-name="ce415" table:number-columns-repeated="5"/>
          <table:table-cell table:number-columns-repeated="5"/>
        </table:table-row>
        <table:table-row table:style-name="ro12">
          <table:table-cell table:style-name="ce319" office:value-type="string" calcext:value-type="string">
            <text:p>Joshua Tree</text:p>
          </table:table-cell>
          <table:table-cell/>
          <table:table-cell table:style-name="ce415" table:number-columns-repeated="5"/>
          <table:table-cell table:number-columns-repeated="5"/>
        </table:table-row>
        <table:table-row table:style-name="ro1">
          <table:table-cell table:style-name="ce357" office:value-type="string" calcext:value-type="string">
            <text:p>Cap Rock</text:p>
          </table:table-cell>
          <table:table-cell/>
          <table:table-cell table:style-name="ce415" table:number-columns-repeated="5"/>
          <table:table-cell table:number-columns-repeated="5"/>
        </table:table-row>
        <table:table-row table:style-name="ro1">
          <table:table-cell office:value-type="string" calcext:value-type="string">
            <text:p>All washed up</text:p>
          </table:table-cell>
          <table:table-cell office:value-type="string" calcext:value-type="string">
            <text:p>v6</text:p>
          </table:table-cell>
          <table:table-cell table:style-name="ce415" table:number-columns-repeated="5"/>
          <table:table-cell office:value-type="string" calcext:value-type="string">
            <text:p>fucking hard and scary, sehr cooles klassisches Problem von Bachar</text:p>
          </table:table-cell>
          <table:table-cell office:value-type="string" calcext:value-type="string">
            <text:p>Oktober 2016</text:p>
          </table:table-cell>
          <table:table-cell table:number-columns-repeated="3"/>
        </table:table-row>
        <table:table-row table:style-name="ro1">
          <table:table-cell office:value-type="string" calcext:value-type="string">
            <text:p>Lunge for it</text:p>
          </table:table-cell>
          <table:table-cell office:value-type="string" calcext:value-type="string">
            <text:p>v3</text:p>
          </table:table-cell>
          <table:table-cell table:style-name="ce415" table:number-columns-repeated="5"/>
          <table:table-cell office:value-type="string" calcext:value-type="string">
            <text:p>hart</text:p>
          </table:table-cell>
          <table:table-cell office:value-type="string" calcext:value-type="string">
            <text:p>Oktober 2016</text:p>
          </table:table-cell>
          <table:table-cell table:number-columns-repeated="3"/>
        </table:table-row>
        <table:table-row table:style-name="ro1">
          <table:table-cell office:value-type="string" calcext:value-type="string">
            <text:p>Colliherb</text:p>
          </table:table-cell>
          <table:table-cell office:value-type="string" calcext:value-type="string">
            <text:p>v1</text:p>
          </table:table-cell>
          <table:table-cell table:style-name="ce415" office:value-type="string" calcext:value-type="string">
            <text:p>F</text:p>
          </table:table-cell>
          <table:table-cell table:style-name="ce415" table:number-columns-repeated="4"/>
          <table:table-cell/>
          <table:table-cell office:value-type="string" calcext:value-type="string">
            <text:p>Oktober 2016</text:p>
          </table:table-cell>
          <table:table-cell table:number-columns-repeated="3"/>
        </table:table-row>
        <table:table-row table:style-name="ro1">
          <table:table-cell table:number-columns-repeated="2"/>
          <table:table-cell table:style-name="ce415" table:number-columns-repeated="5"/>
          <table:table-cell table:number-columns-repeated="5"/>
        </table:table-row>
        <table:table-row table:style-name="ro1">
          <table:table-cell table:style-name="ce315" office:value-type="string" calcext:value-type="string">
            <text:p>Fry Boulders</text:p>
          </table:table-cell>
          <table:table-cell/>
          <table:table-cell table:style-name="ce415" table:number-columns-repeated="5"/>
          <table:table-cell table:number-columns-repeated="5"/>
        </table:table-row>
        <table:table-row table:style-name="ro1">
          <table:table-cell office:value-type="string" calcext:value-type="string">
            <text:p>Fry Problem</text:p>
          </table:table-cell>
          <table:table-cell office:value-type="string" calcext:value-type="string">
            <text:p>v2</text:p>
          </table:table-cell>
          <table:table-cell table:style-name="ce415" table:number-columns-repeated="5"/>
          <table:table-cell office:value-type="string" calcext:value-type="string">
            <text:p>mehrere Versuche, wie hart ist eigentlich Joshua Tree!!!!???</text:p>
          </table:table-cell>
          <table:table-cell office:value-type="string" calcext:value-type="string">
            <text:p>Oktober 2016</text:p>
          </table:table-cell>
          <table:table-cell table:number-columns-repeated="3"/>
        </table:table-row>
        <table:table-row table:style-name="ro1">
          <table:table-cell office:value-type="string" calcext:value-type="string">
            <text:p>Reach for the peach</text:p>
          </table:table-cell>
          <table:table-cell office:value-type="string" calcext:value-type="string">
            <text:p>v0</text:p>
          </table:table-cell>
          <table:table-cell table:style-name="ce415" table:number-columns-repeated="5"/>
          <table:table-cell office:value-type="string" calcext:value-type="string">
            <text:p>hohe Platte</text:p>
          </table:table-cell>
          <table:table-cell office:value-type="string" calcext:value-type="string">
            <text:p>Oktober 2016</text:p>
          </table:table-cell>
          <table:table-cell table:number-columns-repeated="3"/>
        </table:table-row>
        <table:table-row table:style-name="ro1">
          <table:table-cell office:value-type="string" calcext:value-type="string">
            <text:p>Cornpone</text:p>
          </table:table-cell>
          <table:table-cell office:value-type="string" calcext:value-type="string">
            <text:p>v0</text:p>
          </table:table-cell>
          <table:table-cell table:style-name="ce415" office:value-type="string" calcext:value-type="string">
            <text:p>F</text:p>
          </table:table-cell>
          <table:table-cell table:style-name="ce415" table:number-columns-repeated="4"/>
          <table:table-cell/>
          <table:table-cell office:value-type="string" calcext:value-type="string">
            <text:p>Oktober 2016</text:p>
          </table:table-cell>
          <table:table-cell table:number-columns-repeated="3"/>
        </table:table-row>
        <table:table-row table:style-name="ro1">
          <table:table-cell office:value-type="string" calcext:value-type="string">
            <text:p>Spud Crade</text:p>
          </table:table-cell>
          <table:table-cell office:value-type="string" calcext:value-type="string">
            <text:p>.8</text:p>
          </table:table-cell>
          <table:table-cell table:style-name="ce415" office:value-type="string" calcext:value-type="string">
            <text:p>F</text:p>
          </table:table-cell>
          <table:table-cell table:style-name="ce415" table:number-columns-repeated="4"/>
          <table:table-cell/>
          <table:table-cell office:value-type="string" calcext:value-type="string">
            <text:p>Oktober 2016</text:p>
          </table:table-cell>
          <table:table-cell table:number-columns-repeated="3"/>
        </table:table-row>
        <table:table-row table:style-name="ro1">
          <table:table-cell table:number-columns-repeated="2"/>
          <table:table-cell table:style-name="ce415" table:number-columns-repeated="5"/>
          <table:table-cell table:number-columns-repeated="5"/>
        </table:table-row>
        <table:table-row table:style-name="ro1">
          <table:table-cell table:style-name="ce315" office:value-type="string" calcext:value-type="string">
            <text:p>The Underground</text:p>
          </table:table-cell>
          <table:table-cell/>
          <table:table-cell table:style-name="ce415" table:number-columns-repeated="5"/>
          <table:table-cell table:number-columns-repeated="5"/>
        </table:table-row>
        <table:table-row table:style-name="ro1">
          <table:table-cell office:value-type="string" calcext:value-type="string">
            <text:p>Body and Soul</text:p>
          </table:table-cell>
          <table:table-cell office:value-type="string" calcext:value-type="string">
            <text:p>v5</text:p>
          </table:table-cell>
          <table:table-cell table:style-name="ce415" table:number-columns-repeated="5"/>
          <table:table-cell office:value-type="string" calcext:value-type="string">
            <text:p>sehr geiles Problem, wenn ich beim Mandtle gefallen wäre, wäre ich direkt im Busch gelandet :-/</text:p>
          </table:table-cell>
          <table:table-cell office:value-type="string" calcext:value-type="string">
            <text:p>Oktober 2016</text:p>
          </table:table-cell>
          <table:table-cell table:number-columns-repeated="3"/>
        </table:table-row>
        <table:table-row table:style-name="ro1">
          <table:table-cell office:value-type="string" calcext:value-type="string">
            <text:p>4:20 at the Underground</text:p>
          </table:table-cell>
          <table:table-cell office:value-type="string" calcext:value-type="string">
            <text:p>v4</text:p>
          </table:table-cell>
          <table:table-cell table:style-name="ce415" table:number-columns-repeated="5"/>
          <table:table-cell/>
          <table:table-cell office:value-type="string" calcext:value-type="string">
            <text:p>Oktober 2016</text:p>
          </table:table-cell>
          <table:table-cell table:number-columns-repeated="3"/>
        </table:table-row>
        <table:table-row table:style-name="ro1">
          <table:table-cell table:number-columns-repeated="2"/>
          <table:table-cell table:style-name="ce415" table:number-columns-repeated="5"/>
          <table:table-cell table:number-columns-repeated="5"/>
        </table:table-row>
        <table:table-row table:style-name="ro1">
          <table:table-cell table:style-name="ce315" office:value-type="string" calcext:value-type="string">
            <text:p>Geology Tour Road</text:p>
          </table:table-cell>
          <table:table-cell/>
          <table:table-cell table:style-name="ce415" table:number-columns-repeated="5"/>
          <table:table-cell table:number-columns-repeated="5"/>
        </table:table-row>
        <table:table-row table:style-name="ro1">
          <table:table-cell office:value-type="string" calcext:value-type="string">
            <text:p>Slashface</text:p>
          </table:table-cell>
          <table:table-cell office:value-type="string" calcext:value-type="string">
            <text:p>v3</text:p>
          </table:table-cell>
          <table:table-cell table:style-name="ce415" office:value-type="string" calcext:value-type="string">
            <text:p>F</text:p>
          </table:table-cell>
          <table:table-cell table:style-name="ce415" table:number-columns-repeated="4"/>
          <table:table-cell office:value-type="string" calcext:value-type="string">
            <text:p>hoch!</text:p>
          </table:table-cell>
          <table:table-cell office:value-type="string" calcext:value-type="string">
            <text:p>16.03.18</text:p>
          </table:table-cell>
          <table:table-cell table:number-columns-repeated="3"/>
        </table:table-row>
        <table:table-row table:style-name="ro1">
          <table:table-cell table:number-columns-repeated="2"/>
          <table:table-cell table:style-name="ce415" table:number-columns-repeated="5"/>
          <table:table-cell table:number-columns-repeated="5"/>
        </table:table-row>
        <table:table-row table:style-name="ro1">
          <table:table-cell table:style-name="ce315" office:value-type="string" calcext:value-type="string">
            <text:p>Hidden Valley Campground</text:p>
          </table:table-cell>
          <table:table-cell/>
          <table:table-cell table:style-name="ce415" table:number-columns-repeated="5"/>
          <table:table-cell table:number-columns-repeated="5"/>
        </table:table-row>
        <table:table-row table:style-name="ro1">
          <table:table-cell table:style-name="ce318" office:value-type="string" calcext:value-type="string">
            <text:p>Caveman</text:p>
          </table:table-cell>
          <table:table-cell office:value-type="string" calcext:value-type="string">
            <text:p>v7</text:p>
          </table:table-cell>
          <table:table-cell table:style-name="ce415" table:number-columns-repeated="5"/>
          <table:table-cell office:value-type="string" calcext:value-type="string">
            <text:p>Bei Nacht</text:p>
          </table:table-cell>
          <table:table-cell office:value-type="string" calcext:value-type="string">
            <text:p>24.03.18</text:p>
          </table:table-cell>
          <table:table-cell table:number-columns-repeated="3"/>
        </table:table-row>
        <table:table-row table:style-name="ro1">
          <table:table-cell table:style-name="ce318" office:value-type="string" calcext:value-type="string">
            <text:p>Scatterbrain</text:p>
          </table:table-cell>
          <table:table-cell office:value-type="string" calcext:value-type="string">
            <text:p>v6</text:p>
          </table:table-cell>
          <table:table-cell table:style-name="ce415" table:number-columns-repeated="5"/>
          <table:table-cell office:value-type="string" calcext:value-type="string">
            <text:p>geiler dynamischer Zug von coolem Sloper aus</text:p>
          </table:table-cell>
          <table:table-cell office:value-type="string" calcext:value-type="string">
            <text:p>25.03.18</text:p>
          </table:table-cell>
          <table:table-cell table:number-columns-repeated="3"/>
        </table:table-row>
        <table:table-row table:style-name="ro1">
          <table:table-cell office:value-type="string" calcext:value-type="string">
            <text:p>Stem Gem</text:p>
          </table:table-cell>
          <table:table-cell office:value-type="string" calcext:value-type="string">
            <text:p>v4</text:p>
          </table:table-cell>
          <table:table-cell table:style-name="ce415" table:number-columns-repeated="5"/>
          <table:table-cell office:value-type="string" calcext:value-type="string">
            <text:p>einer der abgefahrensten Boulder, die ich je gemacht habe. Keine Griffe, nur stemmen und Plattenkletterei</text:p>
          </table:table-cell>
          <table:table-cell office:value-type="string" calcext:value-type="string">
            <text:p>17.03.18</text:p>
          </table:table-cell>
          <table:table-cell table:number-columns-repeated="3"/>
        </table:table-row>
        <table:table-row table:style-name="ro1">
          <table:table-cell office:value-type="string" calcext:value-type="string">
            <text:p>White Rastafarian</text:p>
          </table:table-cell>
          <table:table-cell office:value-type="string" calcext:value-type="string">
            <text:p>v2</text:p>
          </table:table-cell>
          <table:table-cell table:style-name="ce415" office:value-type="string" calcext:value-type="string">
            <text:p>F</text:p>
          </table:table-cell>
          <table:table-cell table:style-name="ce415" table:number-columns-repeated="4"/>
          <table:table-cell office:value-type="string" calcext:value-type="string">
            <text:p>SO riesig!</text:p>
          </table:table-cell>
          <table:table-cell office:value-type="string" calcext:value-type="string">
            <text:p>17.03.18</text:p>
          </table:table-cell>
          <table:table-cell table:number-columns-repeated="3"/>
        </table:table-row>
        <table:table-row table:style-name="ro1">
          <table:table-cell table:number-columns-repeated="2"/>
          <table:table-cell table:style-name="ce415" table:number-columns-repeated="5"/>
          <table:table-cell table:number-columns-repeated="5"/>
        </table:table-row>
        <table:table-row table:style-name="ro1">
          <table:table-cell table:style-name="ce315" office:value-type="string" calcext:value-type="string">
            <text:p>Real Hidden Valley</text:p>
          </table:table-cell>
          <table:table-cell/>
          <table:table-cell table:style-name="ce415" table:number-columns-repeated="5"/>
          <table:table-cell table:number-columns-repeated="5"/>
        </table:table-row>
        <table:table-row table:style-name="ro1">
          <table:table-cell office:value-type="string" calcext:value-type="string">
            <text:p>Saturday Night Live</text:p>
          </table:table-cell>
          <table:table-cell office:value-type="string" calcext:value-type="string">
            <text:p>v4</text:p>
          </table:table-cell>
          <table:table-cell table:style-name="ce415" table:number-columns-repeated="5"/>
          <table:table-cell office:value-type="string" calcext:value-type="string">
            <text:p>in einer Samstag Nacht, live</text:p>
          </table:table-cell>
          <table:table-cell office:value-type="string" calcext:value-type="string">
            <text:p>23.03.18</text:p>
          </table:table-cell>
          <table:table-cell table:number-columns-repeated="3"/>
        </table:table-row>
        <table:table-row table:style-name="ro1">
          <table:table-cell table:number-columns-repeated="2"/>
          <table:table-cell table:style-name="ce415" table:number-columns-repeated="5"/>
          <table:table-cell table:number-columns-repeated="5"/>
        </table:table-row>
        <table:table-row table:style-name="ro12">
          <table:table-cell table:style-name="ce319" office:value-type="string" calcext:value-type="string">
            <text:p>Mt Baldy</text:p>
          </table:table-cell>
          <table:table-cell/>
          <table:table-cell table:style-name="ce415" table:number-columns-repeated="5"/>
          <table:table-cell table:number-columns-repeated="5"/>
        </table:table-row>
        <table:table-row table:style-name="ro1">
          <table:table-cell office:value-type="string" calcext:value-type="string">
            <text:p>Illegal Alien</text:p>
          </table:table-cell>
          <table:table-cell office:value-type="string" calcext:value-type="string">
            <text:p>v10</text:p>
          </table:table-cell>
          <table:table-cell table:style-name="ce415" table:number-columns-repeated="5"/>
          <table:table-cell office:value-type="string" calcext:value-type="string">
            <text:p>soft</text:p>
          </table:table-cell>
          <table:table-cell office:value-type="string" calcext:value-type="string">
            <text:p>20.03.18</text:p>
          </table:table-cell>
          <table:table-cell table:number-columns-repeated="3"/>
        </table:table-row>
        <table:table-row table:style-name="ro1">
          <table:table-cell office:value-type="string" calcext:value-type="string">
            <text:p>Kante</text:p>
          </table:table-cell>
          <table:table-cell office:value-type="string" calcext:value-type="string">
            <text:p>v6</text:p>
          </table:table-cell>
          <table:table-cell table:style-name="ce415" table:number-columns-repeated="5"/>
          <table:table-cell office:value-type="string" calcext:value-type="string">
            <text:p>vielleicht ne Erstbegehung?</text:p>
          </table:table-cell>
          <table:table-cell office:value-type="string" calcext:value-type="string">
            <text:p>20.03.18</text:p>
          </table:table-cell>
          <table:table-cell table:number-columns-repeated="3"/>
        </table:table-row>
        <table:table-row table:style-name="ro1" table:number-rows-repeated="2">
          <table:table-cell table:number-columns-repeated="2"/>
          <table:table-cell table:style-name="ce415" table:number-columns-repeated="5"/>
          <table:table-cell table:number-columns-repeated="5"/>
        </table:table-row>
        <table:table-row table:style-name="ro12">
          <table:table-cell table:style-name="ce319" office:value-type="string" calcext:value-type="string">
            <text:p>Yosemite</text:p>
          </table:table-cell>
          <table:table-cell/>
          <table:table-cell table:style-name="ce415" table:number-columns-repeated="5"/>
          <table:table-cell table:number-columns-repeated="5"/>
        </table:table-row>
        <table:table-row table:style-name="ro1">
          <table:table-cell table:style-name="ce317" office:value-type="string" calcext:value-type="string">
            <text:p>Camp 4</text:p>
          </table:table-cell>
          <table:table-cell/>
          <table:table-cell table:style-name="ce415" table:number-columns-repeated="5"/>
          <table:table-cell table:number-columns-repeated="5"/>
        </table:table-row>
        <table:table-row table:style-name="ro1">
          <table:table-cell office:value-type="string" calcext:value-type="string">
            <text:p>Mitnight Lightning</text:p>
          </table:table-cell>
          <table:table-cell office:value-type="string" calcext:value-type="string">
            <text:p>v8</text:p>
          </table:table-cell>
          <table:table-cell table:style-name="ce415" table:number-columns-repeated="5"/>
          <table:table-cell office:value-type="string" calcext:value-type="string">
            <text:p>Classic, nasse Platte oben nach ultra geilem Mantel</text:p>
          </table:table-cell>
          <table:table-cell office:value-type="string" calcext:value-type="string">
            <text:p>November 2016</text:p>
          </table:table-cell>
          <table:table-cell table:number-columns-repeated="3"/>
        </table:table-row>
        <table:table-row table:style-name="ro1">
          <table:table-cell office:value-type="string" calcext:value-type="string">
            <text:p>Blue Suede Shoes</text:p>
          </table:table-cell>
          <table:table-cell office:value-type="string" calcext:value-type="string">
            <text:p>v5</text:p>
          </table:table-cell>
          <table:table-cell table:style-name="ce415" table:number-columns-repeated="5"/>
          <table:table-cell office:value-type="string" calcext:value-type="string">
            <text:p>Platte, stand on your feet. Met Adam Ondra there. Nice Guy!!!</text:p>
          </table:table-cell>
          <table:table-cell office:value-type="string" calcext:value-type="string">
            <text:p>November 2016</text:p>
          </table:table-cell>
          <table:table-cell table:style-name="ce467"/>
          <table:table-cell table:number-columns-repeated="2"/>
        </table:table-row>
        <table:table-row table:style-name="ro1">
          <table:table-cell table:number-columns-repeated="2"/>
          <table:table-cell table:style-name="ce415" table:number-columns-repeated="5"/>
          <table:table-cell table:number-columns-repeated="2"/>
          <table:table-cell table:style-name="ce467"/>
          <table:table-cell table:number-columns-repeated="2"/>
        </table:table-row>
        <table:table-row table:style-name="ro1">
          <table:table-cell table:style-name="ce315" office:value-type="string" calcext:value-type="string">
            <text:p>Cathedral Boulders</text:p>
          </table:table-cell>
          <table:table-cell/>
          <table:table-cell table:style-name="ce415" table:number-columns-repeated="5"/>
          <table:table-cell table:style-name="ce429" office:value-type="string" calcext:value-type="string">
            <text:p>cooler letzter Bouldertag im Yosemite mit Andrea und verletztem Tom nach der Nose</text:p>
          </table:table-cell>
          <table:table-cell/>
          <table:table-cell table:style-name="ce467"/>
          <table:table-cell table:number-columns-repeated="2"/>
        </table:table-row>
        <table:table-row table:style-name="ro1">
          <table:table-cell table:style-name="ce349" office:value-type="string" calcext:value-type="string">
            <text:p>The Wizard</text:p>
          </table:table-cell>
          <table:table-cell table:style-name="ce399" office:value-type="string" calcext:value-type="string">
            <text:p>V10</text:p>
          </table:table-cell>
          <table:table-cell table:style-name="ce423" table:number-columns-repeated="5"/>
          <table:table-cell table:style-name="ce443" office:value-type="string" calcext:value-type="string">
            <text:p>2m Sprung von Block in die Platte hinein, ca. 8-9m hoch :-O Krasses Ding</text:p>
          </table:table-cell>
          <table:table-cell/>
          <table:table-cell table:style-name="ce467"/>
          <table:table-cell table:number-columns-repeated="2"/>
        </table:table-row>
        <table:table-row table:style-name="ro1">
          <table:table-cell office:value-type="string" calcext:value-type="string">
            <text:p>The King</text:p>
          </table:table-cell>
          <table:table-cell office:value-type="string" calcext:value-type="string">
            <text:p>V7</text:p>
          </table:table-cell>
          <table:table-cell table:style-name="ce415" office:value-type="string" calcext:value-type="string">
            <text:p>F</text:p>
          </table:table-cell>
          <table:table-cell table:style-name="ce415" table:number-columns-repeated="4"/>
          <table:table-cell/>
          <table:table-cell office:value-type="string" calcext:value-type="string">
            <text:p>12.04.18</text:p>
          </table:table-cell>
          <table:table-cell table:style-name="ce467"/>
          <table:table-cell table:number-columns-repeated="2"/>
        </table:table-row>
        <table:table-row table:style-name="ro1">
          <table:table-cell office:value-type="string" calcext:value-type="string">
            <text:p>Hexagon</text:p>
          </table:table-cell>
          <table:table-cell office:value-type="string" calcext:value-type="string">
            <text:p>V7</text:p>
          </table:table-cell>
          <table:table-cell table:style-name="ce415" office:value-type="string" calcext:value-type="string">
            <text:p>2.Go</text:p>
          </table:table-cell>
          <table:table-cell table:style-name="ce415" table:number-columns-repeated="4"/>
          <table:table-cell/>
          <table:table-cell office:value-type="string" calcext:value-type="string">
            <text:p>12.04.18</text:p>
          </table:table-cell>
          <table:table-cell table:style-name="ce467"/>
          <table:table-cell table:number-columns-repeated="2"/>
        </table:table-row>
        <table:table-row table:style-name="ro1">
          <table:table-cell office:value-type="string" calcext:value-type="string">
            <text:p>Fishhead</text:p>
          </table:table-cell>
          <table:table-cell office:value-type="string" calcext:value-type="string">
            <text:p>V7</text:p>
          </table:table-cell>
          <table:table-cell table:style-name="ce415" office:value-type="string" calcext:value-type="string">
            <text:p>2.Go</text:p>
          </table:table-cell>
          <table:table-cell table:style-name="ce415" table:number-columns-repeated="4"/>
          <table:table-cell/>
          <table:table-cell office:value-type="string" calcext:value-type="string">
            <text:p>12.04.18</text:p>
          </table:table-cell>
          <table:table-cell table:style-name="ce467"/>
          <table:table-cell table:number-columns-repeated="2"/>
        </table:table-row>
        <table:table-row table:style-name="ro1">
          <table:table-cell office:value-type="string" calcext:value-type="string">
            <text:p>Octagon</text:p>
          </table:table-cell>
          <table:table-cell office:value-type="string" calcext:value-type="string">
            <text:p>V6</text:p>
          </table:table-cell>
          <table:table-cell table:style-name="ce415" office:value-type="string" calcext:value-type="string">
            <text:p>F</text:p>
          </table:table-cell>
          <table:table-cell table:style-name="ce415" table:number-columns-repeated="4"/>
          <table:table-cell/>
          <table:table-cell office:value-type="string" calcext:value-type="string">
            <text:p>12.04.18</text:p>
          </table:table-cell>
          <table:table-cell table:style-name="ce467"/>
          <table:table-cell table:number-columns-repeated="2"/>
        </table:table-row>
        <table:table-row table:style-name="ro1">
          <table:table-cell table:style-name="ce348" office:value-type="string" calcext:value-type="string">
            <text:p>links von Octagon</text:p>
          </table:table-cell>
          <table:table-cell office:value-type="string" calcext:value-type="string">
            <text:p>V5</text:p>
          </table:table-cell>
          <table:table-cell table:style-name="ce415" office:value-type="string" calcext:value-type="string">
            <text:p>F</text:p>
          </table:table-cell>
          <table:table-cell table:style-name="ce415" table:number-columns-repeated="4"/>
          <table:table-cell/>
          <table:table-cell office:value-type="string" calcext:value-type="string">
            <text:p>12.04.18</text:p>
          </table:table-cell>
          <table:table-cell table:style-name="ce467"/>
          <table:table-cell table:number-columns-repeated="2"/>
        </table:table-row>
        <table:table-row table:style-name="ro1">
          <table:table-cell table:number-columns-repeated="2"/>
          <table:table-cell table:style-name="ce415" table:number-columns-repeated="5"/>
          <table:table-cell table:number-columns-repeated="2"/>
          <table:table-cell table:style-name="ce467"/>
          <table:table-cell table:number-columns-repeated="2"/>
        </table:table-row>
        <table:table-row table:style-name="ro1">
          <table:table-cell table:number-columns-repeated="2"/>
          <table:table-cell table:style-name="ce415" table:number-columns-repeated="5"/>
          <table:table-cell table:number-columns-repeated="5"/>
        </table:table-row>
        <table:table-row table:style-name="ro12">
          <table:table-cell table:style-name="ce319" office:value-type="string" calcext:value-type="string">
            <text:p>Red Rocks</text:p>
          </table:table-cell>
          <table:table-cell/>
          <table:table-cell table:style-name="ce415" table:number-columns-repeated="5"/>
          <table:table-cell table:number-columns-repeated="5"/>
        </table:table-row>
        <table:table-row table:style-name="ro1">
          <table:table-cell table:style-name="ce315" office:value-type="string" calcext:value-type="string">
            <text:p>Black Velvet Canyon</text:p>
          </table:table-cell>
          <table:table-cell/>
          <table:table-cell table:style-name="ce415" table:number-columns-repeated="5"/>
          <table:table-cell table:number-columns-repeated="5"/>
        </table:table-row>
        <table:table-row table:style-name="ro1">
          <table:table-cell table:style-name="ce347" office:value-type="string" calcext:value-type="string">
            <text:p>Wet Dream</text:p>
          </table:table-cell>
          <table:table-cell table:style-name="ce400" office:value-type="string" calcext:value-type="string">
            <text:p>v12</text:p>
          </table:table-cell>
          <table:table-cell table:style-name="ce419" table:number-columns-repeated="5"/>
          <table:table-cell table:style-name="ce430" office:value-type="string" calcext:value-type="string">
            <text:p>der beste Block der Welt!</text:p>
          </table:table-cell>
          <table:table-cell table:number-columns-repeated="4"/>
        </table:table-row>
        <table:table-row table:style-name="ro1">
          <table:table-cell table:style-name="ce347" office:value-type="string" calcext:value-type="string">
            <text:p>Wet Dream Right</text:p>
          </table:table-cell>
          <table:table-cell table:style-name="ce400" office:value-type="string" calcext:value-type="string">
            <text:p>v11</text:p>
          </table:table-cell>
          <table:table-cell table:style-name="ce419" table:number-columns-repeated="5"/>
          <table:table-cell table:style-name="ce430"/>
          <table:table-cell table:number-columns-repeated="4"/>
        </table:table-row>
        <table:table-row table:style-name="ro1">
          <table:table-cell table:style-name="ce318" office:value-type="string" calcext:value-type="string">
            <text:p>The Fountainhead</text:p>
          </table:table-cell>
          <table:table-cell office:value-type="string" calcext:value-type="string">
            <text:p>v9</text:p>
          </table:table-cell>
          <table:table-cell table:style-name="ce415" table:number-columns-repeated="5"/>
          <table:table-cell office:value-type="string" calcext:value-type="string">
            <text:p>am Ende des Tages völlig zerstört im Dunkeln nach fetter Boulderaction in Wet Dream noch abholen können. Jeah!!! Back in Bouldershape, psyched!</text:p>
          </table:table-cell>
          <table:table-cell office:value-type="string" calcext:value-type="string">
            <text:p>November 2016</text:p>
          </table:table-cell>
          <table:table-cell table:number-columns-repeated="3"/>
        </table:table-row>
        <table:table-row table:style-name="ro1">
          <table:table-cell office:value-type="string" calcext:value-type="string">
            <text:p>Freedom Fighter Sit</text:p>
          </table:table-cell>
          <table:table-cell office:value-type="string" calcext:value-type="string">
            <text:p>v7</text:p>
          </table:table-cell>
          <table:table-cell table:style-name="ce415" table:number-columns-repeated="5"/>
          <table:table-cell/>
          <table:table-cell office:value-type="string" calcext:value-type="string">
            <text:p>November 2016</text:p>
          </table:table-cell>
          <table:table-cell table:number-columns-repeated="3"/>
        </table:table-row>
        <table:table-row table:style-name="ro1">
          <table:table-cell office:value-type="string" calcext:value-type="string">
            <text:p>Murphy´s Law</text:p>
          </table:table-cell>
          <table:table-cell office:value-type="string" calcext:value-type="string">
            <text:p>V2/3</text:p>
          </table:table-cell>
          <table:table-cell table:style-name="ce415" office:value-type="string" calcext:value-type="string">
            <text:p>F</text:p>
          </table:table-cell>
          <table:table-cell table:style-name="ce415"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West Face</text:p>
          </table:table-cell>
          <table:table-cell office:value-type="string" calcext:value-type="string">
            <text:p>v2</text:p>
          </table:table-cell>
          <table:table-cell table:style-name="ce415" office:value-type="string" calcext:value-type="string">
            <text:p>F</text:p>
          </table:table-cell>
          <table:table-cell table:style-name="ce415"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Natascha´s Highball</text:p>
          </table:table-cell>
          <table:table-cell office:value-type="string" calcext:value-type="string">
            <text:p>v2</text:p>
          </table:table-cell>
          <table:table-cell table:style-name="ce415" office:value-type="string" calcext:value-type="string">
            <text:p>F</text:p>
          </table:table-cell>
          <table:table-cell table:style-name="ce415" table:number-columns-repeated="4"/>
          <table:table-cell office:value-type="string" calcext:value-type="string">
            <text:p>einfach nur perfekter, 15m hoher Block mit Kellen und Platte oben</text:p>
          </table:table-cell>
          <table:table-cell office:value-type="string" calcext:value-type="string">
            <text:p>November 2016</text:p>
          </table:table-cell>
          <table:table-cell table:number-columns-repeated="3"/>
        </table:table-row>
        <table:table-row table:style-name="ro1">
          <table:table-cell office:value-type="string" calcext:value-type="string">
            <text:p>West Face Crack</text:p>
          </table:table-cell>
          <table:table-cell office:value-type="string" calcext:value-type="string">
            <text:p>v2</text:p>
          </table:table-cell>
          <table:table-cell table:style-name="ce415" table:number-columns-repeated="5"/>
          <table:table-cell/>
          <table:table-cell office:value-type="string" calcext:value-type="string">
            <text:p>November 2016</text:p>
          </table:table-cell>
          <table:table-cell table:number-columns-repeated="3"/>
        </table:table-row>
        <table:table-row table:style-name="ro1">
          <table:table-cell office:value-type="string" calcext:value-type="string">
            <text:p>Slab</text:p>
          </table:table-cell>
          <table:table-cell office:value-type="string" calcext:value-type="string">
            <text:p>v1</text:p>
          </table:table-cell>
          <table:table-cell table:style-name="ce415" office:value-type="string" calcext:value-type="string">
            <text:p>F</text:p>
          </table:table-cell>
          <table:table-cell table:style-name="ce415"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Downclimb</text:p>
          </table:table-cell>
          <table:table-cell office:value-type="string" calcext:value-type="string">
            <text:p>v0</text:p>
          </table:table-cell>
          <table:table-cell table:style-name="ce415" office:value-type="string" calcext:value-type="string">
            <text:p>F</text:p>
          </table:table-cell>
          <table:table-cell table:style-name="ce415" table:number-columns-repeated="4"/>
          <table:table-cell/>
          <table:table-cell office:value-type="string" calcext:value-type="string">
            <text:p>November 2016</text:p>
          </table:table-cell>
          <table:table-cell table:number-columns-repeated="3"/>
        </table:table-row>
        <table:table-row table:style-name="ro1">
          <table:table-cell/>
          <table:table-cell table:style-name="ce409"/>
          <table:table-cell table:style-name="ce415" table:number-columns-repeated="5"/>
          <table:table-cell/>
          <table:table-cell office:value-type="string" calcext:value-type="string">
            <text:p>November 2016</text:p>
          </table:table-cell>
          <table:table-cell table:number-columns-repeated="3"/>
        </table:table-row>
        <table:table-row table:style-name="ro1">
          <table:table-cell table:style-name="ce315" office:value-type="string" calcext:value-type="string">
            <text:p>Kraft Boulders</text:p>
          </table:table-cell>
          <table:table-cell/>
          <table:table-cell table:style-name="ce415" table:number-columns-repeated="5"/>
          <table:table-cell table:style-name="ce429" office:value-type="string" calcext:value-type="string">
            <text:p>hohe Konzentration an leichten, schweren, sonnigen und schattigen Bouldern direkt nebeneinander</text:p>
          </table:table-cell>
          <table:table-cell table:number-columns-repeated="4"/>
        </table:table-row>
        <table:table-row table:style-name="ro1">
          <table:table-cell table:style-name="ce320" office:value-type="string" calcext:value-type="string">
            <text:p>Timmy´s Problem</text:p>
          </table:table-cell>
          <table:table-cell table:style-name="ce363" office:value-type="string" calcext:value-type="string">
            <text:p>v9</text:p>
          </table:table-cell>
          <table:table-cell table:style-name="ce415" table:number-columns-repeated="5"/>
          <table:table-cell table:style-name="ce432" office:value-type="string" calcext:value-type="string">
            <text:p>Palm Flapper, 2 Zug Problem</text:p>
          </table:table-cell>
          <table:table-cell table:number-columns-repeated="4"/>
        </table:table-row>
        <table:table-row table:style-name="ro1">
          <table:table-cell table:style-name="ce320" office:value-type="string" calcext:value-type="string">
            <text:p>Scare Tactics</text:p>
          </table:table-cell>
          <table:table-cell table:style-name="ce363" office:value-type="string" calcext:value-type="string">
            <text:p>v9</text:p>
          </table:table-cell>
          <table:table-cell table:style-name="ce415" table:number-columns-repeated="5"/>
          <table:table-cell table:style-name="ce432"/>
          <table:table-cell table:number-columns-repeated="4"/>
        </table:table-row>
        <table:table-row table:style-name="ro1">
          <table:table-cell table:style-name="ce335" office:value-type="string" calcext:value-type="string">
            <text:p>Monkey Bar Direct</text:p>
          </table:table-cell>
          <table:table-cell table:style-name="ce401" office:value-type="string" calcext:value-type="string">
            <text:p>v8</text:p>
          </table:table-cell>
          <table:table-cell table:style-name="ce415" table:number-columns-repeated="5"/>
          <table:table-cell table:style-name="ce431" office:value-type="string" calcext:value-type="string">
            <text:p>pockets</text:p>
          </table:table-cell>
          <table:table-cell office:value-type="string" calcext:value-type="string">
            <text:p>Dezember 2016</text:p>
          </table:table-cell>
          <table:table-cell table:number-columns-repeated="3"/>
        </table:table-row>
        <table:table-row table:style-name="ro1">
          <table:table-cell office:value-type="string" calcext:value-type="string">
            <text:p>Angel Dyno</text:p>
          </table:table-cell>
          <table:table-cell office:value-type="string" calcext:value-type="string">
            <text:p>V6/8</text:p>
          </table:table-cell>
          <table:table-cell table:style-name="ce415" table:number-columns-repeated="5"/>
          <table:table-cell office:value-type="string" calcext:value-type="string">
            <text:p>erstaunlich schwer den Schwung zurück zu halten, vor allem in der Sonne</text:p>
          </table:table-cell>
          <table:table-cell office:value-type="string" calcext:value-type="string">
            <text:p>Dezember 2016</text:p>
          </table:table-cell>
          <table:table-cell table:number-columns-repeated="3"/>
        </table:table-row>
        <table:table-row table:style-name="ro1">
          <table:table-cell office:value-type="string" calcext:value-type="string">
            <text:p>Dirty Slut</text:p>
          </table:table-cell>
          <table:table-cell office:value-type="string" calcext:value-type="string">
            <text:p>V7/8</text:p>
          </table:table-cell>
          <table:table-cell table:style-name="ce415" table:number-columns-repeated="5"/>
          <table:table-cell office:value-type="string" calcext:value-type="string">
            <text:p>link up von Dirty Rail und Sandy Slut</text:p>
          </table:table-cell>
          <table:table-cell office:value-type="string" calcext:value-type="string">
            <text:p>Dezember 2016</text:p>
          </table:table-cell>
          <table:table-cell table:number-columns-repeated="3"/>
        </table:table-row>
        <table:table-row table:style-name="ro1">
          <table:table-cell office:value-type="string" calcext:value-type="string">
            <text:p>Dirty Rail</text:p>
          </table:table-cell>
          <table:table-cell office:value-type="string" calcext:value-type="string">
            <text:p>v7</text:p>
          </table:table-cell>
          <table:table-cell table:style-name="ce415" table:number-columns-repeated="5"/>
          <table:table-cell office:value-type="string" calcext:value-type="string">
            <text:p>2. Go</text:p>
          </table:table-cell>
          <table:table-cell office:value-type="string" calcext:value-type="string">
            <text:p>Dezember 2016</text:p>
          </table:table-cell>
          <table:table-cell table:number-columns-repeated="3"/>
        </table:table-row>
        <table:table-row table:style-name="ro1">
          <table:table-cell office:value-type="string" calcext:value-type="string">
            <text:p>Monkey Bar Traverse</text:p>
          </table:table-cell>
          <table:table-cell office:value-type="string" calcext:value-type="string">
            <text:p>V6/7</text:p>
          </table:table-cell>
          <table:table-cell table:style-name="ce415" office:value-type="string" calcext:value-type="string">
            <text:p>F</text:p>
          </table:table-cell>
          <table:table-cell table:style-name="ce415"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My Tan</text:p>
          </table:table-cell>
          <table:table-cell office:value-type="string" calcext:value-type="string">
            <text:p>V6/7</text:p>
          </table:table-cell>
          <table:table-cell table:style-name="ce415" office:value-type="string" calcext:value-type="string">
            <text:p>F</text:p>
          </table:table-cell>
          <table:table-cell table:style-name="ce415"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icasso</text:p>
          </table:table-cell>
          <table:table-cell office:value-type="string" calcext:value-type="string">
            <text:p>v6</text:p>
          </table:table-cell>
          <table:table-cell table:style-name="ce415"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Dirty Rail Downclimb</text:p>
          </table:table-cell>
          <table:table-cell office:value-type="string" calcext:value-type="string">
            <text:p>v6</text:p>
          </table:table-cell>
          <table:table-cell table:style-name="ce415"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Vino Rojo</text:p>
          </table:table-cell>
          <table:table-cell office:value-type="string" calcext:value-type="string">
            <text:p>v6</text:p>
          </table:table-cell>
          <table:table-cell table:style-name="ce415" office:value-type="string" calcext:value-type="string">
            <text:p>F</text:p>
          </table:table-cell>
          <table:table-cell table:style-name="ce415" table:number-columns-repeated="4"/>
          <table:table-cell office:value-type="string" calcext:value-type="string">
            <text:p>Fantastischer Boulder mit cooler Ausstiegsplatte</text:p>
          </table:table-cell>
          <table:table-cell office:value-type="string" calcext:value-type="string">
            <text:p>Dezember 2016</text:p>
          </table:table-cell>
          <table:table-cell table:number-columns-repeated="3"/>
        </table:table-row>
        <table:table-row table:style-name="ro1">
          <table:table-cell office:value-type="string" calcext:value-type="string">
            <text:p>Monkey Bar Right</text:p>
          </table:table-cell>
          <table:table-cell office:value-type="string" calcext:value-type="string">
            <text:p>v6</text:p>
          </table:table-cell>
          <table:table-cell table:style-name="ce415" table:number-columns-repeated="5"/>
          <table:table-cell office:value-type="string" calcext:value-type="string">
            <text:p>hart und schmierig</text:p>
          </table:table-cell>
          <table:table-cell office:value-type="string" calcext:value-type="string">
            <text:p>Dezember 2016</text:p>
          </table:table-cell>
          <table:table-cell table:number-columns-repeated="3"/>
        </table:table-row>
        <table:table-row table:style-name="ro1">
          <table:table-cell office:value-type="string" calcext:value-type="string">
            <text:p>The Alexisizer</text:p>
          </table:table-cell>
          <table:table-cell office:value-type="string" calcext:value-type="string">
            <text:p>v6</text:p>
          </table:table-cell>
          <table:table-cell table:style-name="ce415" office:value-type="string" calcext:value-type="string">
            <text:p>F</text:p>
          </table:table-cell>
          <table:table-cell table:style-name="ce415"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Pearl</text:p>
          </table:table-cell>
          <table:table-cell office:value-type="string" calcext:value-type="string">
            <text:p>v5</text:p>
          </table:table-cell>
          <table:table-cell table:style-name="ce415" office:value-type="string" calcext:value-type="string">
            <text:p>F</text:p>
          </table:table-cell>
          <table:table-cell table:style-name="ce415"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Bathtub</text:p>
          </table:table-cell>
          <table:table-cell office:value-type="string" calcext:value-type="string">
            <text:p>v5</text:p>
          </table:table-cell>
          <table:table-cell table:style-name="ce415"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Hyperglide</text:p>
          </table:table-cell>
          <table:table-cell office:value-type="string" calcext:value-type="string">
            <text:p>V4/5</text:p>
          </table:table-cell>
          <table:table-cell table:style-name="ce415" office:value-type="string" calcext:value-type="string">
            <text:p>F</text:p>
          </table:table-cell>
          <table:table-cell table:style-name="ce415"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Dusty Coffee</text:p>
          </table:table-cell>
          <table:table-cell office:value-type="string" calcext:value-type="string">
            <text:p>V4/5</text:p>
          </table:table-cell>
          <table:table-cell table:style-name="ce415" office:value-type="string" calcext:value-type="string">
            <text:p>F</text:p>
          </table:table-cell>
          <table:table-cell table:style-name="ce415"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Jones´n</text:p>
          </table:table-cell>
          <table:table-cell office:value-type="string" calcext:value-type="string">
            <text:p>v4</text:p>
          </table:table-cell>
          <table:table-cell table:style-name="ce415" office:value-type="string" calcext:value-type="string">
            <text:p>F</text:p>
          </table:table-cell>
          <table:table-cell table:style-name="ce415"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Jenna´s Jewelry</text:p>
          </table:table-cell>
          <table:table-cell office:value-type="string" calcext:value-type="string">
            <text:p>v4</text:p>
          </table:table-cell>
          <table:table-cell table:style-name="ce415" office:value-type="string" calcext:value-type="string">
            <text:p>F</text:p>
          </table:table-cell>
          <table:table-cell table:style-name="ce415"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Left Exit</text:p>
          </table:table-cell>
          <table:table-cell office:value-type="string" calcext:value-type="string">
            <text:p>v4</text:p>
          </table:table-cell>
          <table:table-cell table:style-name="ce415" table:number-columns-repeated="5"/>
          <table:table-cell office:value-type="string" calcext:value-type="string">
            <text:p>just jump</text:p>
          </table:table-cell>
          <table:table-cell office:value-type="string" calcext:value-type="string">
            <text:p>Dezember 2016</text:p>
          </table:table-cell>
          <table:table-cell table:number-columns-repeated="3"/>
        </table:table-row>
        <table:table-row table:style-name="ro1">
          <table:table-cell office:value-type="string" calcext:value-type="string">
            <text:p>Clam Bumper</text:p>
          </table:table-cell>
          <table:table-cell office:value-type="string" calcext:value-type="string">
            <text:p>V3/4</text:p>
          </table:table-cell>
          <table:table-cell table:style-name="ce415" office:value-type="string" calcext:value-type="string">
            <text:p>F</text:p>
          </table:table-cell>
          <table:table-cell table:style-name="ce415"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Sandy Slut</text:p>
          </table:table-cell>
          <table:table-cell office:value-type="string" calcext:value-type="string">
            <text:p>v3</text:p>
          </table:table-cell>
          <table:table-cell table:style-name="ce415"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Butt Crack Boulder Southeast face</text:p>
          </table:table-cell>
          <table:table-cell office:value-type="string" calcext:value-type="string">
            <text:p>v3</text:p>
          </table:table-cell>
          <table:table-cell table:style-name="ce415"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Monkey Bars</text:p>
          </table:table-cell>
          <table:table-cell office:value-type="string" calcext:value-type="string">
            <text:p>v2</text:p>
          </table:table-cell>
          <table:table-cell table:style-name="ce415" office:value-type="string" calcext:value-type="string">
            <text:p>F</text:p>
          </table:table-cell>
          <table:table-cell table:style-name="ce415"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otato Chips</text:p>
          </table:table-cell>
          <table:table-cell office:value-type="string" calcext:value-type="string">
            <text:p>v2</text:p>
          </table:table-cell>
          <table:table-cell table:style-name="ce415" office:value-type="string" calcext:value-type="string">
            <text:p>F</text:p>
          </table:table-cell>
          <table:table-cell table:style-name="ce415"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Fluffer</text:p>
          </table:table-cell>
          <table:table-cell office:value-type="string" calcext:value-type="string">
            <text:p>v2</text:p>
          </table:table-cell>
          <table:table-cell table:style-name="ce415" office:value-type="string" calcext:value-type="string">
            <text:p>F</text:p>
          </table:table-cell>
          <table:table-cell table:style-name="ce415"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oker Chips</text:p>
          </table:table-cell>
          <table:table-cell office:value-type="string" calcext:value-type="string">
            <text:p>v1</text:p>
          </table:table-cell>
          <table:table-cell table:style-name="ce415"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Perfect Poser</text:p>
          </table:table-cell>
          <table:table-cell office:value-type="string" calcext:value-type="string">
            <text:p>v1</text:p>
          </table:table-cell>
          <table:table-cell table:style-name="ce415" office:value-type="string" calcext:value-type="string">
            <text:p>F</text:p>
          </table:table-cell>
          <table:table-cell table:style-name="ce415" table:number-columns-repeated="4"/>
          <table:table-cell office:value-type="string" calcext:value-type="string">
            <text:p>10m Highball im Dunkeln</text:p>
          </table:table-cell>
          <table:table-cell office:value-type="string" calcext:value-type="string">
            <text:p>Dezember 2016</text:p>
          </table:table-cell>
          <table:table-cell table:number-columns-repeated="3"/>
        </table:table-row>
        <table:table-row table:style-name="ro1">
          <table:table-cell office:value-type="string" calcext:value-type="string">
            <text:p>Front Size Crack</text:p>
          </table:table-cell>
          <table:table-cell office:value-type="string" calcext:value-type="string">
            <text:p>V5.10</text:p>
          </table:table-cell>
          <table:table-cell table:style-name="ce415" office:value-type="string" calcext:value-type="string">
            <text:p>F</text:p>
          </table:table-cell>
          <table:table-cell table:style-name="ce415" table:number-columns-repeated="4"/>
          <table:table-cell office:value-type="string" calcext:value-type="string">
            <text:p>Layback into Kamin, sehr fotogen</text:p>
          </table:table-cell>
          <table:table-cell office:value-type="string" calcext:value-type="string">
            <text:p>Dezember 2016</text:p>
          </table:table-cell>
          <table:table-cell table:number-columns-repeated="3"/>
        </table:table-row>
        <table:table-row table:style-name="ro1">
          <table:table-cell office:value-type="string" calcext:value-type="string">
            <text:p>Plumber´s Crack</text:p>
          </table:table-cell>
          <table:table-cell office:value-type="string" calcext:value-type="string">
            <text:p>V5.9</text:p>
          </table:table-cell>
          <table:table-cell table:style-name="ce415" office:value-type="string" calcext:value-type="string">
            <text:p>F</text:p>
          </table:table-cell>
          <table:table-cell table:style-name="ce415" table:number-columns-repeated="4"/>
          <table:table-cell/>
          <table:table-cell office:value-type="string" calcext:value-type="string">
            <text:p>Dezember 2016</text:p>
          </table:table-cell>
          <table:table-cell table:number-columns-repeated="3"/>
        </table:table-row>
        <table:table-row table:style-name="ro1">
          <table:table-cell table:number-columns-repeated="2"/>
          <table:table-cell table:style-name="ce415" table:number-columns-repeated="5"/>
          <table:table-cell table:number-columns-repeated="5"/>
        </table:table-row>
        <table:table-row table:style-name="ro1">
          <table:table-cell table:style-name="ce315" office:value-type="string" calcext:value-type="string">
            <text:p>The Gateway Canyon</text:p>
          </table:table-cell>
          <table:table-cell/>
          <table:table-cell table:style-name="ce415" table:number-columns-repeated="5"/>
          <table:table-cell table:style-name="ce429" office:value-type="string" calcext:value-type="string">
            <text:p>gute Alternative zu Kraft wenn es sehr warm und voll ist</text:p>
          </table:table-cell>
          <table:table-cell table:number-columns-repeated="4"/>
        </table:table-row>
        <table:table-row table:style-name="ro1">
          <table:table-cell table:style-name="ce320" office:value-type="string" calcext:value-type="string">
            <text:p>Lethal Design</text:p>
          </table:table-cell>
          <table:table-cell table:style-name="ce363" office:value-type="string" calcext:value-type="string">
            <text:p>v12</text:p>
          </table:table-cell>
          <table:table-cell table:style-name="ce421" table:number-columns-repeated="5"/>
          <table:table-cell table:style-name="ce432" office:value-type="string" calcext:value-type="string">
            <text:p>Start mit Hook rechts, rechts in Untergriff Leiste, links auf guten Tritt und harter Zug hoch auf 4 Finger Zange (Index neben den Griff), Heelhook auf linken Startgriff, rechts in Untergriff. Schwerster Zug ist jetzt mit links hoch auf scharfe 3 Finger Leiste. Dafür tief links stehen. Zuknüppeln, rechts aufhocken und mit RECHTS in Schlitz. Links auf sloprige Leiste, rechts auf Splituntergriff (Ring und Mittelfinger an guter Stelle, crimpen). Durchlaufen und weiter Kreuzer mit kurzem Abfasser auf gute Leiste. Mit rechts aufhocken, kurz zwischengreifen und auf Untergriff rechts außen. Durchlaufen und mit links Zange matchen. Rechts abfassen und weit rausziehen auf scharfe Leiste. Linker Seitgriff auf Untergriff drehen (Daumen auf Zacken), rechts auf guten Tritt mit Dropknee und verlängern auf scharfe Leiste. Links aufhocken und gute Leiste. Hier ist der Boulder prinzipiell vorbei, Topout ist scary aber nicht so schwer</text:p>
          </table:table-cell>
          <table:table-cell table:number-columns-repeated="4"/>
        </table:table-row>
        <table:table-row table:style-name="ro1">
          <table:table-cell table:style-name="ce335" office:value-type="string" calcext:value-type="string">
            <text:p>Stake your Claim</text:p>
          </table:table-cell>
          <table:table-cell table:style-name="ce401" office:value-type="string" calcext:value-type="string">
            <text:p>v10</text:p>
          </table:table-cell>
          <table:table-cell table:style-name="ce420" table:number-columns-repeated="5"/>
          <table:table-cell table:style-name="ce431" office:value-type="string" calcext:value-type="string">
            <text:p>Campusmoves an Leisten ohne Tritte</text:p>
          </table:table-cell>
          <table:table-cell office:value-type="string" calcext:value-type="string">
            <text:p>Dezember 2016</text:p>
          </table:table-cell>
          <table:table-cell table:number-columns-repeated="3"/>
        </table:table-row>
        <table:table-row table:style-name="ro7">
          <table:table-cell table:style-name="ce335" office:value-type="string" calcext:value-type="string">
            <text:p>Americana Exotica</text:p>
          </table:table-cell>
          <table:table-cell table:style-name="ce401" office:value-type="string" calcext:value-type="string">
            <text:p>V9/10</text:p>
          </table:table-cell>
          <table:table-cell table:style-name="ce420" table:number-columns-repeated="5"/>
          <table:table-cell table:style-name="ce431" office:value-type="string" calcext:value-type="string">
            <text:p>Mega gute Linie, 3 Züge schwer, harte Pinches an perfektem Gestein, hautfreundlich</text:p>
            <text:p>Untergriff Start, beide Füße auf Rampe links, rechts hoch auf Zange. Linker Fuß auf Rampe und linke Hand in den LINKEN Untergriff, rechter Fuß auf schlechten Tritt und direkt in Seitgriff (schlechte Zange auslassen).</text:p>
          </table:table-cell>
          <table:table-cell office:value-type="string" calcext:value-type="string">
            <text:p>Dezember 2016</text:p>
          </table:table-cell>
          <table:table-cell table:number-columns-repeated="3"/>
        </table:table-row>
        <table:table-row table:style-name="ro7">
          <table:table-cell table:style-name="ce335" office:value-type="string" calcext:value-type="string">
            <text:p>Graveyard Rave</text:p>
          </table:table-cell>
          <table:table-cell table:style-name="ce401" office:value-type="string" calcext:value-type="string">
            <text:p>v9</text:p>
          </table:table-cell>
          <table:table-cell table:style-name="ce420" table:number-columns-repeated="5"/>
          <table:table-cell table:style-name="ce431" office:value-type="string" calcext:value-type="string">
            <text:p>soft</text:p>
          </table:table-cell>
          <table:table-cell office:value-type="string" calcext:value-type="string">
            <text:p>Dezember 2016</text:p>
          </table:table-cell>
          <table:table-cell table:number-columns-repeated="3"/>
        </table:table-row>
        <table:table-row table:style-name="ro7">
          <table:table-cell table:style-name="ce335" office:value-type="string" calcext:value-type="string">
            <text:p>Bitch Slap 5</text:p>
          </table:table-cell>
          <table:table-cell table:style-name="ce401" office:value-type="string" calcext:value-type="string">
            <text:p>v9</text:p>
          </table:table-cell>
          <table:table-cell table:style-name="ce420" table:number-columns-repeated="5"/>
          <table:table-cell table:style-name="ce431" office:value-type="string" calcext:value-type="string">
            <text:p>zusammen mit Graveyard Rave und Americana Exotica an einem Tag. 3X 7c :-) guter Tag mit Doro und Andi nach 15km Rennrad bergauf fahren um die die Red Rocks zu kommen</text:p>
          </table:table-cell>
          <table:table-cell office:value-type="string" calcext:value-type="string">
            <text:p>Dezember 2016</text:p>
          </table:table-cell>
          <table:table-cell table:number-columns-repeated="3"/>
        </table:table-row>
        <table:table-row table:style-name="ro7">
          <table:table-cell table:style-name="ce335" office:value-type="string" calcext:value-type="string">
            <text:p>Abstraction</text:p>
          </table:table-cell>
          <table:table-cell table:style-name="ce401" office:value-type="string" calcext:value-type="string">
            <text:p>v8</text:p>
          </table:table-cell>
          <table:table-cell table:style-name="ce420" table:number-columns-repeated="5"/>
          <table:table-cell table:style-name="ce431" office:value-type="string" calcext:value-type="string">
            <text:p>sehr cool mit offener Tür</text:p>
          </table:table-cell>
          <table:table-cell office:value-type="string" calcext:value-type="string">
            <text:p>Dezember 2016</text:p>
          </table:table-cell>
          <table:table-cell table:number-columns-repeated="3"/>
        </table:table-row>
        <table:table-row table:style-name="ro7">
          <table:table-cell table:style-name="ce335" office:value-type="string" calcext:value-type="string">
            <text:p>Mr. Moran</text:p>
          </table:table-cell>
          <table:table-cell table:style-name="ce401" office:value-type="string" calcext:value-type="string">
            <text:p>v7</text:p>
          </table:table-cell>
          <table:table-cell table:style-name="ce420" office:value-type="string" calcext:value-type="string">
            <text:p>F</text:p>
          </table:table-cell>
          <table:table-cell table:style-name="ce420" table:number-columns-repeated="4"/>
          <table:table-cell table:style-name="ce431"/>
          <table:table-cell office:value-type="string" calcext:value-type="string">
            <text:p>Dezember 2016</text:p>
          </table:table-cell>
          <table:table-cell table:number-columns-repeated="3"/>
        </table:table-row>
        <table:table-row table:style-name="ro7">
          <table:table-cell table:style-name="ce335" office:value-type="string" calcext:value-type="string">
            <text:p>Stake your Claim center</text:p>
          </table:table-cell>
          <table:table-cell table:style-name="ce401" office:value-type="string" calcext:value-type="string">
            <text:p>v6</text:p>
          </table:table-cell>
          <table:table-cell table:style-name="ce420" table:number-columns-repeated="5"/>
          <table:table-cell table:style-name="ce431"/>
          <table:table-cell office:value-type="string" calcext:value-type="string">
            <text:p>Dezember 2016</text:p>
          </table:table-cell>
          <table:table-cell table:number-columns-repeated="3"/>
        </table:table-row>
        <table:table-row table:style-name="ro7">
          <table:table-cell table:style-name="ce335" office:value-type="string" calcext:value-type="string">
            <text:p>Stake your Claim left</text:p>
          </table:table-cell>
          <table:table-cell table:style-name="ce401" office:value-type="string" calcext:value-type="string">
            <text:p>v6</text:p>
          </table:table-cell>
          <table:table-cell table:style-name="ce420" office:value-type="string" calcext:value-type="string">
            <text:p>F</text:p>
          </table:table-cell>
          <table:table-cell table:style-name="ce420" table:number-columns-repeated="4"/>
          <table:table-cell table:style-name="ce431"/>
          <table:table-cell office:value-type="string" calcext:value-type="string">
            <text:p>Dezember 2016</text:p>
          </table:table-cell>
          <table:table-cell table:number-columns-repeated="3"/>
        </table:table-row>
        <table:table-row table:style-name="ro7">
          <table:table-cell table:style-name="ce335" office:value-type="string" calcext:value-type="string">
            <text:p>Supernova</text:p>
          </table:table-cell>
          <table:table-cell table:style-name="ce401" office:value-type="string" calcext:value-type="string">
            <text:p>v5</text:p>
          </table:table-cell>
          <table:table-cell table:style-name="ce420" table:number-columns-repeated="5"/>
          <table:table-cell table:style-name="ce431" office:value-type="string" calcext:value-type="string">
            <text:p>straight out of Fontainebleau</text:p>
          </table:table-cell>
          <table:table-cell office:value-type="string" calcext:value-type="string">
            <text:p>Dezember 2016</text:p>
          </table:table-cell>
          <table:table-cell table:number-columns-repeated="3"/>
        </table:table-row>
        <table:table-row table:style-name="ro1">
          <table:table-cell office:value-type="string" calcext:value-type="string">
            <text:p>The Pork Chop</text:p>
          </table:table-cell>
          <table:table-cell office:value-type="string" calcext:value-type="string">
            <text:p>V2/3</text:p>
          </table:table-cell>
          <table:table-cell table:style-name="ce415" office:value-type="string" calcext:value-type="string">
            <text:p>F</text:p>
          </table:table-cell>
          <table:table-cell table:style-name="ce415"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Lamp Chop</text:p>
          </table:table-cell>
          <table:table-cell office:value-type="string" calcext:value-type="string">
            <text:p>v2</text:p>
          </table:table-cell>
          <table:table-cell table:style-name="ce415" office:value-type="string" calcext:value-type="string">
            <text:p>F</text:p>
          </table:table-cell>
          <table:table-cell table:style-name="ce415" table:number-columns-repeated="4"/>
          <table:table-cell/>
          <table:table-cell office:value-type="string" calcext:value-type="string">
            <text:p>Dezember 2016</text:p>
          </table:table-cell>
          <table:table-cell table:number-columns-repeated="3"/>
        </table:table-row>
        <table:table-row table:style-name="ro1" table:number-rows-repeated="2">
          <table:table-cell table:number-columns-repeated="2"/>
          <table:table-cell table:style-name="ce415" table:number-columns-repeated="5"/>
          <table:table-cell table:number-columns-repeated="5"/>
        </table:table-row>
        <table:table-row table:style-name="ro12">
          <table:table-cell table:style-name="ce319" office:value-type="string" calcext:value-type="string">
            <text:p>Santa Barbara</text:p>
          </table:table-cell>
          <table:table-cell/>
          <table:table-cell table:style-name="ce415" table:number-columns-repeated="5"/>
          <table:table-cell table:style-name="ce429" office:value-type="string" calcext:value-type="string">
            <text:p>Mini Fontainebleau Paradies mit tollem, recht weichem Gestein direkt über dem Ozean!</text:p>
          </table:table-cell>
          <table:table-cell table:number-columns-repeated="4"/>
        </table:table-row>
        <table:table-row table:style-name="ro1">
          <table:table-cell table:style-name="ce315" office:value-type="string" calcext:value-type="string">
            <text:p>Brickyard</text:p>
          </table:table-cell>
          <table:table-cell/>
          <table:table-cell table:style-name="ce415" table:number-columns-repeated="5"/>
          <table:table-cell table:number-columns-repeated="5"/>
        </table:table-row>
        <table:table-row table:style-name="ro1">
          <table:table-cell office:value-type="string" calcext:value-type="string">
            <text:p>Grotesk old women</text:p>
          </table:table-cell>
          <table:table-cell office:value-type="string" calcext:value-type="string">
            <text:p>v8</text:p>
          </table:table-cell>
          <table:table-cell table:style-name="ce415" table:number-columns-repeated="5"/>
          <table:table-cell/>
          <table:table-cell office:value-type="string" calcext:value-type="string">
            <text:p>2. Januar 2017</text:p>
          </table:table-cell>
          <table:table-cell table:number-columns-repeated="3"/>
        </table:table-row>
        <table:table-row table:style-name="ro1">
          <table:table-cell office:value-type="string" calcext:value-type="string">
            <text:p>Mr. Witty</text:p>
          </table:table-cell>
          <table:table-cell office:value-type="string" calcext:value-type="string">
            <text:p>v8</text:p>
          </table:table-cell>
          <table:table-cell table:style-name="ce415" table:number-columns-repeated="5"/>
          <table:table-cell/>
          <table:table-cell office:value-type="string" calcext:value-type="string">
            <text:p>2. Januar 2017</text:p>
          </table:table-cell>
          <table:table-cell table:number-columns-repeated="3"/>
        </table:table-row>
        <table:table-row table:style-name="ro1">
          <table:table-cell office:value-type="string" calcext:value-type="string">
            <text:p>Dancing Outlaw</text:p>
          </table:table-cell>
          <table:table-cell office:value-type="string" calcext:value-type="string">
            <text:p>v8</text:p>
          </table:table-cell>
          <table:table-cell table:style-name="ce415" table:number-columns-repeated="5"/>
          <table:table-cell/>
          <table:table-cell office:value-type="string" calcext:value-type="string">
            <text:p>2. Januar 2017</text:p>
          </table:table-cell>
          <table:table-cell table:number-columns-repeated="3"/>
        </table:table-row>
        <table:table-row table:style-name="ro1">
          <table:table-cell table:style-name="ce318" office:value-type="string" calcext:value-type="string">
            <text:p>Soot Patrol</text:p>
          </table:table-cell>
          <table:table-cell office:value-type="string" calcext:value-type="string">
            <text:p>v7</text:p>
          </table:table-cell>
          <table:table-cell table:style-name="ce415" table:number-columns-repeated="5"/>
          <table:table-cell office:value-type="string" calcext:value-type="string">
            <text:p>warum sollte man nach den ersten Metern aufhören? Gute Extension!</text:p>
          </table:table-cell>
          <table:table-cell office:value-type="string" calcext:value-type="string">
            <text:p>2. Januar 2017</text:p>
          </table:table-cell>
          <table:table-cell table:number-columns-repeated="3"/>
        </table:table-row>
        <table:table-row table:style-name="ro1">
          <table:table-cell office:value-type="string" calcext:value-type="string">
            <text:p>Yeti Dyno</text:p>
          </table:table-cell>
          <table:table-cell office:value-type="string" calcext:value-type="string">
            <text:p>v7</text:p>
          </table:table-cell>
          <table:table-cell table:style-name="ce415" office:value-type="string" calcext:value-type="string">
            <text:p>F</text:p>
          </table:table-cell>
          <table:table-cell table:style-name="ce415" table:number-columns-repeated="4"/>
          <table:table-cell office:value-type="string" calcext:value-type="string">
            <text:p>flashed the Dyno</text:p>
          </table:table-cell>
          <table:table-cell office:value-type="string" calcext:value-type="string">
            <text:p>2. Januar 2017</text:p>
          </table:table-cell>
          <table:table-cell table:number-columns-repeated="3"/>
        </table:table-row>
        <table:table-row table:style-name="ro1">
          <table:table-cell office:value-type="string" calcext:value-type="string">
            <text:p>Smooth Criminal</text:p>
          </table:table-cell>
          <table:table-cell office:value-type="string" calcext:value-type="string">
            <text:p>v6</text:p>
          </table:table-cell>
          <table:table-cell table:style-name="ce415" office:value-type="string" calcext:value-type="string">
            <text:p>F</text:p>
          </table:table-cell>
          <table:table-cell table:style-name="ce415"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Watch the Dog</text:p>
          </table:table-cell>
          <table:table-cell office:value-type="string" calcext:value-type="string">
            <text:p>v5</text:p>
          </table:table-cell>
          <table:table-cell table:style-name="ce415" office:value-type="string" calcext:value-type="string">
            <text:p>F</text:p>
          </table:table-cell>
          <table:table-cell table:style-name="ce415"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The Yeti</text:p>
          </table:table-cell>
          <table:table-cell office:value-type="string" calcext:value-type="string">
            <text:p>v4</text:p>
          </table:table-cell>
          <table:table-cell table:style-name="ce415" office:value-type="string" calcext:value-type="string">
            <text:p>F</text:p>
          </table:table-cell>
          <table:table-cell table:style-name="ce415"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Charlet´s Web</text:p>
          </table:table-cell>
          <table:table-cell office:value-type="string" calcext:value-type="string">
            <text:p>v3</text:p>
          </table:table-cell>
          <table:table-cell table:style-name="ce415" office:value-type="string" calcext:value-type="string">
            <text:p>F</text:p>
          </table:table-cell>
          <table:table-cell table:style-name="ce415"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Warm Up</text:p>
          </table:table-cell>
          <table:table-cell office:value-type="string" calcext:value-type="string">
            <text:p>v1</text:p>
          </table:table-cell>
          <table:table-cell table:style-name="ce415" office:value-type="string" calcext:value-type="string">
            <text:p>F</text:p>
          </table:table-cell>
          <table:table-cell table:style-name="ce415" table:number-columns-repeated="4"/>
          <table:table-cell/>
          <table:table-cell office:value-type="string" calcext:value-type="string">
            <text:p>2. Januar 2017</text:p>
          </table:table-cell>
          <table:table-cell table:number-columns-repeated="3"/>
        </table:table-row>
        <table:table-row table:style-name="ro1">
          <table:table-cell table:number-columns-repeated="2"/>
          <table:table-cell table:style-name="ce415" table:number-columns-repeated="5"/>
          <table:table-cell table:number-columns-repeated="5"/>
        </table:table-row>
        <table:table-row table:style-name="ro1">
          <table:table-cell table:style-name="ce315" office:value-type="string" calcext:value-type="string">
            <text:p>West Nile</text:p>
          </table:table-cell>
          <table:table-cell/>
          <table:table-cell table:style-name="ce415" table:number-columns-repeated="5"/>
          <table:table-cell table:style-name="ce429" office:value-type="string" calcext:value-type="string">
            <text:p>großartiger Tag mit 102 V-Punkten und ein mal fallen</text:p>
          </table:table-cell>
          <table:table-cell table:number-columns-repeated="4"/>
        </table:table-row>
        <table:table-row table:style-name="ro1">
          <table:table-cell office:value-type="string" calcext:value-type="string">
            <text:p>Skin O' My Teeth</text:p>
          </table:table-cell>
          <table:table-cell office:value-type="string" calcext:value-type="string">
            <text:p>v8</text:p>
          </table:table-cell>
          <table:table-cell table:style-name="ce415" table:number-columns-repeated="5"/>
          <table:table-cell office:value-type="string" calcext:value-type="string">
            <text:p>das einzige mal heute bei 102 V-Punkten, dass ich gefallen bin. Second Go</text:p>
          </table:table-cell>
          <table:table-cell office:value-type="string" calcext:value-type="string">
            <text:p>3. Januar 2017</text:p>
          </table:table-cell>
          <table:table-cell table:number-columns-repeated="3"/>
        </table:table-row>
        <table:table-row table:style-name="ro1">
          <table:table-cell office:value-type="string" calcext:value-type="string">
            <text:p>Le Prevett</text:p>
          </table:table-cell>
          <table:table-cell office:value-type="string" calcext:value-type="string">
            <text:p>v6</text:p>
          </table:table-cell>
          <table:table-cell table:style-name="ce415" office:value-type="string" calcext:value-type="string">
            <text:p>F</text:p>
          </table:table-cell>
          <table:table-cell table:style-name="ce415"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Lebernd Sit</text:p>
          </table:table-cell>
          <table:table-cell office:value-type="string" calcext:value-type="string">
            <text:p>v6</text:p>
          </table:table-cell>
          <table:table-cell table:style-name="ce415" office:value-type="string" calcext:value-type="string">
            <text:p>F</text:p>
          </table:table-cell>
          <table:table-cell table:style-name="ce415"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Lebernd</text:p>
          </table:table-cell>
          <table:table-cell office:value-type="string" calcext:value-type="string">
            <text:p>v5</text:p>
          </table:table-cell>
          <table:table-cell table:style-name="ce415" office:value-type="string" calcext:value-type="string">
            <text:p>F</text:p>
          </table:table-cell>
          <table:table-cell table:style-name="ce415"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Warm Up</text:p>
          </table:table-cell>
          <table:table-cell office:value-type="string" calcext:value-type="string">
            <text:p>v3</text:p>
          </table:table-cell>
          <table:table-cell table:style-name="ce415" office:value-type="string" calcext:value-type="string">
            <text:p>F</text:p>
          </table:table-cell>
          <table:table-cell table:style-name="ce415" table:number-columns-repeated="4"/>
          <table:table-cell/>
          <table:table-cell office:value-type="string" calcext:value-type="string">
            <text:p>3. Januar 2017</text:p>
          </table:table-cell>
          <table:table-cell table:number-columns-repeated="3"/>
        </table:table-row>
        <table:table-row table:style-name="ro1">
          <table:table-cell table:number-columns-repeated="2"/>
          <table:table-cell table:style-name="ce415" table:number-columns-repeated="5"/>
          <table:table-cell table:number-columns-repeated="5"/>
        </table:table-row>
        <table:table-row table:style-name="ro1">
          <table:table-cell table:style-name="ce315" office:value-type="string" calcext:value-type="string">
            <text:p>Painted Cave</text:p>
          </table:table-cell>
          <table:table-cell/>
          <table:table-cell table:style-name="ce415" table:number-columns-repeated="5"/>
          <table:table-cell table:number-columns-repeated="5"/>
        </table:table-row>
        <table:table-row table:style-name="ro1">
          <table:table-cell office:value-type="string" calcext:value-type="string">
            <text:p>Big Deal</text:p>
          </table:table-cell>
          <table:table-cell office:value-type="string" calcext:value-type="string">
            <text:p>v6</text:p>
          </table:table-cell>
          <table:table-cell table:style-name="ce415" office:value-type="string" calcext:value-type="string">
            <text:p>F</text:p>
          </table:table-cell>
          <table:table-cell table:style-name="ce415"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Heavy Traffic</text:p>
          </table:table-cell>
          <table:table-cell office:value-type="string" calcext:value-type="string">
            <text:p>v4</text:p>
          </table:table-cell>
          <table:table-cell table:style-name="ce415" office:value-type="string" calcext:value-type="string">
            <text:p>F</text:p>
          </table:table-cell>
          <table:table-cell table:style-name="ce415"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Cave Traverse</text:p>
          </table:table-cell>
          <table:table-cell office:value-type="string" calcext:value-type="string">
            <text:p>v3</text:p>
          </table:table-cell>
          <table:table-cell table:style-name="ce415" office:value-type="string" calcext:value-type="string">
            <text:p>F</text:p>
          </table:table-cell>
          <table:table-cell table:style-name="ce415"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Big Traffic</text:p>
          </table:table-cell>
          <table:table-cell office:value-type="string" calcext:value-type="string">
            <text:p>v3</text:p>
          </table:table-cell>
          <table:table-cell table:style-name="ce415" office:value-type="string" calcext:value-type="string">
            <text:p>F</text:p>
          </table:table-cell>
          <table:table-cell table:style-name="ce415"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Roof</text:p>
          </table:table-cell>
          <table:table-cell office:value-type="string" calcext:value-type="string">
            <text:p>v3</text:p>
          </table:table-cell>
          <table:table-cell table:style-name="ce415" office:value-type="string" calcext:value-type="string">
            <text:p>F</text:p>
          </table:table-cell>
          <table:table-cell table:style-name="ce415"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Vertical</text:p>
          </table:table-cell>
          <table:table-cell office:value-type="string" calcext:value-type="string">
            <text:p>v2</text:p>
          </table:table-cell>
          <table:table-cell table:style-name="ce415" office:value-type="string" calcext:value-type="string">
            <text:p>F</text:p>
          </table:table-cell>
          <table:table-cell table:style-name="ce415"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Vertical</text:p>
          </table:table-cell>
          <table:table-cell office:value-type="string" calcext:value-type="string">
            <text:p>v2</text:p>
          </table:table-cell>
          <table:table-cell table:style-name="ce415" office:value-type="string" calcext:value-type="string">
            <text:p>F</text:p>
          </table:table-cell>
          <table:table-cell table:style-name="ce415"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Traverse</text:p>
          </table:table-cell>
          <table:table-cell office:value-type="string" calcext:value-type="string">
            <text:p>v2</text:p>
          </table:table-cell>
          <table:table-cell table:style-name="ce415" office:value-type="string" calcext:value-type="string">
            <text:p>F</text:p>
          </table:table-cell>
          <table:table-cell table:style-name="ce415" table:number-columns-repeated="4"/>
          <table:table-cell/>
          <table:table-cell office:value-type="string" calcext:value-type="string">
            <text:p>3. Januar 2017</text:p>
          </table:table-cell>
          <table:table-cell table:number-columns-repeated="3"/>
        </table:table-row>
        <table:table-row table:style-name="ro1">
          <table:table-cell table:number-columns-repeated="2"/>
          <table:table-cell table:style-name="ce415" table:number-columns-repeated="5"/>
          <table:table-cell table:number-columns-repeated="5"/>
        </table:table-row>
        <table:table-row table:style-name="ro1">
          <table:table-cell table:style-name="ce315" office:value-type="string" calcext:value-type="string">
            <text:p>Lizard´s Mouth</text:p>
          </table:table-cell>
          <table:table-cell/>
          <table:table-cell table:style-name="ce415" table:number-columns-repeated="5"/>
          <table:table-cell table:number-columns-repeated="5"/>
        </table:table-row>
        <table:table-row table:style-name="ro1">
          <table:table-cell office:value-type="string" calcext:value-type="string">
            <text:p>Steve Edward´s Project</text:p>
          </table:table-cell>
          <table:table-cell office:value-type="string" calcext:value-type="string">
            <text:p>v5</text:p>
          </table:table-cell>
          <table:table-cell table:style-name="ce415" office:value-type="string" calcext:value-type="string">
            <text:p>F</text:p>
          </table:table-cell>
          <table:table-cell table:style-name="ce415"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Johnny Bigmouth</text:p>
          </table:table-cell>
          <table:table-cell office:value-type="string" calcext:value-type="string">
            <text:p>v4</text:p>
          </table:table-cell>
          <table:table-cell table:style-name="ce415" office:value-type="string" calcext:value-type="string">
            <text:p>F</text:p>
          </table:table-cell>
          <table:table-cell table:style-name="ce415"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Call Me</text:p>
          </table:table-cell>
          <table:table-cell office:value-type="string" calcext:value-type="string">
            <text:p>v4</text:p>
          </table:table-cell>
          <table:table-cell table:style-name="ce415" office:value-type="string" calcext:value-type="string">
            <text:p>F</text:p>
          </table:table-cell>
          <table:table-cell table:style-name="ce415"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Panic in the Streets</text:p>
          </table:table-cell>
          <table:table-cell office:value-type="string" calcext:value-type="string">
            <text:p>v3</text:p>
          </table:table-cell>
          <table:table-cell table:style-name="ce415" office:value-type="string" calcext:value-type="string">
            <text:p>F</text:p>
          </table:table-cell>
          <table:table-cell table:style-name="ce415"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Meilee</text:p>
          </table:table-cell>
          <table:table-cell office:value-type="string" calcext:value-type="string">
            <text:p>v3</text:p>
          </table:table-cell>
          <table:table-cell table:style-name="ce415" office:value-type="string" calcext:value-type="string">
            <text:p>F</text:p>
          </table:table-cell>
          <table:table-cell table:style-name="ce415" table:number-columns-repeated="4"/>
          <table:table-cell office:value-type="string" calcext:value-type="string">
            <text:p>der letzte Boulder am langen 100 Punkte Tag. Exhausted!!</text:p>
          </table:table-cell>
          <table:table-cell office:value-type="string" calcext:value-type="string">
            <text:p>3. Januar 2017</text:p>
          </table:table-cell>
          <table:table-cell table:number-columns-repeated="3"/>
        </table:table-row>
        <table:table-row table:style-name="ro1">
          <table:table-cell office:value-type="string" calcext:value-type="string">
            <text:p>Shaken, not stirred</text:p>
          </table:table-cell>
          <table:table-cell office:value-type="string" calcext:value-type="string">
            <text:p>v3</text:p>
          </table:table-cell>
          <table:table-cell table:style-name="ce415" office:value-type="string" calcext:value-type="string">
            <text:p>F</text:p>
          </table:table-cell>
          <table:table-cell table:style-name="ce415" table:number-columns-repeated="4"/>
          <table:table-cell/>
          <table:table-cell office:value-type="string" calcext:value-type="string">
            <text:p>3. Januar 2017</text:p>
          </table:table-cell>
          <table:table-cell table:number-columns-repeated="3"/>
        </table:table-row>
        <table:table-row table:style-name="ro1" table:number-rows-repeated="2">
          <table:table-cell table:number-columns-repeated="2"/>
          <table:table-cell table:style-name="ce415" table:number-columns-repeated="5"/>
          <table:table-cell table:number-columns-repeated="5"/>
        </table:table-row>
        <table:table-row table:style-name="ro12">
          <table:table-cell table:style-name="ce319" office:value-type="string" calcext:value-type="string">
            <text:p>Bishop</text:p>
          </table:table-cell>
          <table:table-cell/>
          <table:table-cell table:style-name="ce415" table:number-columns-repeated="5"/>
          <table:table-cell table:number-columns-repeated="5"/>
        </table:table-row>
        <table:table-row table:style-name="ro1">
          <table:table-cell table:style-name="ce315" office:value-type="string" calcext:value-type="string">
            <text:p>Sacreds</text:p>
          </table:table-cell>
          <table:table-cell/>
          <table:table-cell table:style-name="ce415" table:number-columns-repeated="5"/>
          <table:table-cell table:number-columns-repeated="5"/>
        </table:table-row>
        <table:table-row table:style-name="ro1">
          <table:table-cell table:style-name="ce334" office:value-type="string" calcext:value-type="string">
            <text:p>Marsh of the Pigs</text:p>
          </table:table-cell>
          <table:table-cell table:style-name="ce400" office:value-type="string" calcext:value-type="string">
            <text:p>v11</text:p>
          </table:table-cell>
          <table:table-cell table:style-name="ce415" table:number-columns-repeated="5"/>
          <table:table-cell table:style-name="ce430" office:value-type="string" calcext:value-type="string">
            <text:p>hartes Dropknee mit links. Mit links bis zu guter Leiste, dann rechts zu Leistenzange zurück greifen. Toehook an gutem Untergriff und links Heel-Toe Cam. Rechts zu gutem Loch greifen, links Untergriffblock. Toehook langsam kommen lassen und Füße kommen lassen. Nicht dabben. Füße rüber schwingen und dann ist es vorbei</text:p>
          </table:table-cell>
          <table:table-cell table:number-columns-repeated="4"/>
        </table:table-row>
        <table:table-row table:style-name="ro1">
          <table:table-cell office:value-type="string" calcext:value-type="string">
            <text:p>The Wave</text:p>
          </table:table-cell>
          <table:table-cell office:value-type="string" calcext:value-type="string">
            <text:p>v7</text:p>
          </table:table-cell>
          <table:table-cell table:style-name="ce415" office:value-type="string" calcext:value-type="string">
            <text:p>F</text:p>
          </table:table-cell>
          <table:table-cell table:style-name="ce415" table:number-columns-repeated="4"/>
          <table:table-cell/>
          <table:table-cell office:value-type="string" calcext:value-type="string">
            <text:p>12. Januar 2017</text:p>
          </table:table-cell>
          <table:table-cell table:number-columns-repeated="3"/>
        </table:table-row>
        <table:table-row table:style-name="ro1">
          <table:table-cell table:style-name="ce334" office:value-type="string" calcext:value-type="string">
            <text:p>Number 6</text:p>
          </table:table-cell>
          <table:table-cell table:style-name="ce400" office:value-type="string" calcext:value-type="string">
            <text:p>v6</text:p>
          </table:table-cell>
          <table:table-cell table:style-name="ce415" table:number-columns-repeated="5"/>
          <table:table-cell table:number-columns-repeated="5"/>
        </table:table-row>
        <table:table-row table:style-name="ro1">
          <table:table-cell table:number-columns-repeated="2"/>
          <table:table-cell table:style-name="ce415" table:number-columns-repeated="5"/>
          <table:table-cell table:number-columns-repeated="5"/>
        </table:table-row>
        <table:table-row table:style-name="ro1">
          <table:table-cell table:style-name="ce315" office:value-type="string" calcext:value-type="string">
            <text:p>Happys</text:p>
          </table:table-cell>
          <table:table-cell/>
          <table:table-cell table:style-name="ce415" table:number-columns-repeated="5"/>
          <table:table-cell table:number-columns-repeated="5"/>
        </table:table-row>
        <table:table-row table:style-name="ro1">
          <table:table-cell office:value-type="string" calcext:value-type="string">
            <text:p>Acid Wash</text:p>
          </table:table-cell>
          <table:table-cell office:value-type="string" calcext:value-type="string">
            <text:p>v10</text:p>
          </table:table-cell>
          <table:table-cell table:style-name="ce415" table:number-columns-repeated="5"/>
          <table:table-cell office:value-type="string" calcext:value-type="string">
            <text:p>am Ende des Tages, super erfolgreich!</text:p>
          </table:table-cell>
          <table:table-cell office:value-type="string" calcext:value-type="string">
            <text:p>11. Januar 2017</text:p>
          </table:table-cell>
          <table:table-cell table:number-columns-repeated="3"/>
        </table:table-row>
        <table:table-row table:style-name="ro1">
          <table:table-cell office:value-type="string" calcext:value-type="string">
            <text:p>Acid Wash Right</text:p>
          </table:table-cell>
          <table:table-cell office:value-type="string" calcext:value-type="string">
            <text:p>v9</text:p>
          </table:table-cell>
          <table:table-cell table:style-name="ce415" table:number-columns-repeated="5"/>
          <table:table-cell office:value-type="string" calcext:value-type="string">
            <text:p>nass</text:p>
          </table:table-cell>
          <table:table-cell office:value-type="string" calcext:value-type="string">
            <text:p>13. Januar 2017</text:p>
          </table:table-cell>
          <table:table-cell table:number-columns-repeated="3"/>
        </table:table-row>
        <table:table-row table:style-name="ro1">
          <table:table-cell office:value-type="string" calcext:value-type="string">
            <text:p>Dancing the Night away</text:p>
          </table:table-cell>
          <table:table-cell office:value-type="string" calcext:value-type="string">
            <text:p>v9</text:p>
          </table:table-cell>
          <table:table-cell table:style-name="ce415" table:number-columns-repeated="5"/>
          <table:table-cell office:value-type="string" calcext:value-type="string">
            <text:p>soft, one move</text:p>
          </table:table-cell>
          <table:table-cell office:value-type="string" calcext:value-type="string">
            <text:p>13. Januar 2017</text:p>
          </table:table-cell>
          <table:table-cell table:number-columns-repeated="3"/>
        </table:table-row>
        <table:table-row table:style-name="ro1">
          <table:table-cell office:value-type="string" calcext:value-type="string">
            <text:p>Therapy</text:p>
          </table:table-cell>
          <table:table-cell office:value-type="string" calcext:value-type="string">
            <text:p>v8</text:p>
          </table:table-cell>
          <table:table-cell table:style-name="ce415" office:value-type="string" calcext:value-type="string">
            <text:p>F</text:p>
          </table:table-cell>
          <table:table-cell table:style-name="ce415" table:number-columns-repeated="4"/>
          <table:table-cell office:value-type="string" calcext:value-type="string">
            <text:p>einer der härtesten Flashs! Mega geiler Tag</text:p>
          </table:table-cell>
          <table:table-cell office:value-type="string" calcext:value-type="string">
            <text:p>11. Januar 2017</text:p>
          </table:table-cell>
          <table:table-cell table:number-columns-repeated="3"/>
        </table:table-row>
        <table:table-row table:style-name="ro1">
          <table:table-cell office:value-type="string" calcext:value-type="string">
            <text:p>Disco Diva</text:p>
          </table:table-cell>
          <table:table-cell office:value-type="string" calcext:value-type="string">
            <text:p>v8</text:p>
          </table:table-cell>
          <table:table-cell table:style-name="ce415"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The Hulk</text:p>
          </table:table-cell>
          <table:table-cell office:value-type="string" calcext:value-type="string">
            <text:p>v6</text:p>
          </table:table-cell>
          <table:table-cell table:style-name="ce415" office:value-type="string" calcext:value-type="string">
            <text:p>F</text:p>
          </table:table-cell>
          <table:table-cell table:style-name="ce415" table:number-columns-repeated="4"/>
          <table:table-cell/>
          <table:table-cell office:value-type="string" calcext:value-type="string">
            <text:p>11. Januar 2017</text:p>
          </table:table-cell>
          <table:table-cell table:number-columns-repeated="3"/>
        </table:table-row>
        <table:table-row table:style-name="ro1">
          <table:table-cell office:value-type="string" calcext:value-type="string">
            <text:p>Mr. Witty</text:p>
          </table:table-cell>
          <table:table-cell office:value-type="string" calcext:value-type="string">
            <text:p>v6</text:p>
          </table:table-cell>
          <table:table-cell table:style-name="ce415"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The Solarium</text:p>
          </table:table-cell>
          <table:table-cell office:value-type="string" calcext:value-type="string">
            <text:p>v4</text:p>
          </table:table-cell>
          <table:table-cell table:style-name="ce415"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Heavenly Path</text:p>
          </table:table-cell>
          <table:table-cell office:value-type="string" calcext:value-type="string">
            <text:p>v1</text:p>
          </table:table-cell>
          <table:table-cell table:style-name="ce415" office:value-type="string" calcext:value-type="string">
            <text:p>F</text:p>
          </table:table-cell>
          <table:table-cell table:style-name="ce415" table:number-columns-repeated="4"/>
          <table:table-cell/>
          <table:table-cell office:value-type="string" calcext:value-type="string">
            <text:p>11. Januar 2017</text:p>
          </table:table-cell>
          <table:table-cell table:number-columns-repeated="3"/>
        </table:table-row>
        <table:table-row table:style-name="ro1">
          <table:table-cell office:value-type="string" calcext:value-type="string">
            <text:p>Celestial Way</text:p>
          </table:table-cell>
          <table:table-cell office:value-type="string" calcext:value-type="string">
            <text:p>v0-</text:p>
          </table:table-cell>
          <table:table-cell table:style-name="ce415" office:value-type="string" calcext:value-type="string">
            <text:p>F</text:p>
          </table:table-cell>
          <table:table-cell table:style-name="ce415" table:number-columns-repeated="4"/>
          <table:table-cell/>
          <table:table-cell office:value-type="string" calcext:value-type="string">
            <text:p>11. Januar 2017</text:p>
          </table:table-cell>
          <table:table-cell table:number-columns-repeated="3"/>
        </table:table-row>
        <table:table-row table:style-name="ro1">
          <table:table-cell table:number-columns-repeated="2"/>
          <table:table-cell table:style-name="ce415" table:number-columns-repeated="5"/>
          <table:table-cell table:number-columns-repeated="5"/>
        </table:table-row>
        <table:table-row table:style-name="ro1">
          <table:table-cell table:style-name="ce315" office:value-type="string" calcext:value-type="string">
            <text:p>Buttermilks</text:p>
          </table:table-cell>
          <table:table-cell/>
          <table:table-cell table:style-name="ce415" table:number-columns-repeated="5"/>
          <table:table-cell table:style-name="ce429" office:value-type="string" calcext:value-type="string">
            <text:p>Die beeindruckensten Linien der Welt – ohne Zweifel</text:p>
          </table:table-cell>
          <table:table-cell table:number-columns-repeated="4"/>
        </table:table-row>
        <table:table-row table:style-name="ro1">
          <table:table-cell table:style-name="ce334" office:value-type="string" calcext:value-type="string">
            <text:p>Stained Glass</text:p>
          </table:table-cell>
          <table:table-cell table:style-name="ce400" office:value-type="string" calcext:value-type="string">
            <text:p>v10</text:p>
          </table:table-cell>
          <table:table-cell table:style-name="ce419" table:number-columns-repeated="5"/>
          <table:table-cell table:style-name="ce430" office:value-type="string" calcext:value-type="string">
            <text:p>3 Go´s pro Tag, dann ist die Haut durch. Wahnsinnig scharf und weiter Dyno</text:p>
          </table:table-cell>
          <table:table-cell table:number-columns-repeated="4"/>
        </table:table-row>
        <table:table-row table:style-name="ro1">
          <table:table-cell table:style-name="ce335" office:value-type="string" calcext:value-type="string">
            <text:p>Soul Slinger</text:p>
          </table:table-cell>
          <table:table-cell table:style-name="ce401" office:value-type="string" calcext:value-type="string">
            <text:p>v9</text:p>
          </table:table-cell>
          <table:table-cell table:style-name="ce420" table:number-columns-repeated="5"/>
          <table:table-cell table:style-name="ce431" office:value-type="string" calcext:value-type="string">
            <text:p>am Ende des Tages im Dunkeln versucht bei miiiinusgraden nach einem unglaubich geilen Schneeschipptag</text:p>
          </table:table-cell>
          <table:table-cell office:value-type="string" calcext:value-type="string">
            <text:p>15. Januar 2017</text:p>
          </table:table-cell>
          <table:table-cell table:number-columns-repeated="3"/>
        </table:table-row>
        <table:table-row table:style-name="ro1">
          <table:table-cell office:value-type="string" calcext:value-type="string">
            <text:p>Moonraker</text:p>
          </table:table-cell>
          <table:table-cell office:value-type="string" calcext:value-type="string">
            <text:p>v8</text:p>
          </table:table-cell>
          <table:table-cell table:style-name="ce415" table:number-columns-repeated="5"/>
          <table:table-cell office:value-type="string" calcext:value-type="string">
            <text:p>gut und als aller erstes trocken, Füße kommen lassen ist die Grux</text:p>
          </table:table-cell>
          <table:table-cell office:value-type="string" calcext:value-type="string">
            <text:p>14. Januar 2017</text:p>
          </table:table-cell>
          <table:table-cell table:number-columns-repeated="3"/>
        </table:table-row>
        <table:table-row table:style-name="ro1">
          <table:table-cell office:value-type="string" calcext:value-type="string">
            <text:p>High Planes Drifter</text:p>
          </table:table-cell>
          <table:table-cell office:value-type="string" calcext:value-type="string">
            <text:p>v7</text:p>
          </table:table-cell>
          <table:table-cell table:style-name="ce415" table:number-columns-repeated="5"/>
          <table:table-cell office:value-type="string" calcext:value-type="string">
            <text:p>to the lip</text:p>
          </table:table-cell>
          <table:table-cell office:value-type="string" calcext:value-type="string">
            <text:p>15. Januar 2017</text:p>
          </table:table-cell>
          <table:table-cell table:number-columns-repeated="3"/>
        </table:table-row>
        <table:table-row table:style-name="ro1">
          <table:table-cell office:value-type="string" calcext:value-type="string">
            <text:p>Go Granny Go Right</text:p>
          </table:table-cell>
          <table:table-cell office:value-type="string" calcext:value-type="string">
            <text:p>v5</text:p>
          </table:table-cell>
          <table:table-cell table:style-name="ce415" table:number-columns-repeated="5"/>
          <table:table-cell/>
          <table:table-cell office:value-type="string" calcext:value-type="string">
            <text:p>15. Januar 2017</text:p>
          </table:table-cell>
          <table:table-cell table:number-columns-repeated="3"/>
        </table:table-row>
        <table:table-row table:style-name="ro1">
          <table:table-cell office:value-type="string" calcext:value-type="string">
            <text:p>Go Granny Go</text:p>
          </table:table-cell>
          <table:table-cell office:value-type="string" calcext:value-type="string">
            <text:p>v5</text:p>
          </table:table-cell>
          <table:table-cell table:style-name="ce415" table:number-columns-repeated="5"/>
          <table:table-cell office:value-type="string" calcext:value-type="string">
            <text:p>hard!! Ende des 5 tägigen Dauerbishopknüppelns</text:p>
          </table:table-cell>
          <table:table-cell office:value-type="string" calcext:value-type="string">
            <text:p>15. Januar 2017</text:p>
          </table:table-cell>
          <table:table-cell table:number-columns-repeated="3"/>
        </table:table-row>
        <table:table-row table:style-name="ro1">
          <table:table-cell office:value-type="string" calcext:value-type="string">
            <text:p>Good morning sunshine</text:p>
          </table:table-cell>
          <table:table-cell office:value-type="string" calcext:value-type="string">
            <text:p>v1</text:p>
          </table:table-cell>
          <table:table-cell table:style-name="ce415" office:value-type="string" calcext:value-type="string">
            <text:p>F</text:p>
          </table:table-cell>
          <table:table-cell table:style-name="ce415" table:number-columns-repeated="4"/>
          <table:table-cell table:style-name="ce458"/>
          <table:table-cell office:value-type="string" calcext:value-type="string">
            <text:p>15. Januar 2017</text:p>
          </table:table-cell>
          <table:table-cell table:number-columns-repeated="3"/>
        </table:table-row>
        <table:table-row table:style-name="ro1">
          <table:table-cell office:value-type="string" calcext:value-type="string">
            <text:p>Sunshine Slab</text:p>
          </table:table-cell>
          <table:table-cell office:value-type="string" calcext:value-type="string">
            <text:p>v1</text:p>
          </table:table-cell>
          <table:table-cell table:style-name="ce415" office:value-type="string" calcext:value-type="string">
            <text:p>F</text:p>
          </table:table-cell>
          <table:table-cell table:style-name="ce415" table:number-columns-repeated="4"/>
          <table:table-cell office:value-type="string" calcext:value-type="string">
            <text:p>down und upclimb</text:p>
          </table:table-cell>
          <table:table-cell table:number-columns-repeated="4"/>
        </table:table-row>
        <table:table-row table:style-name="ro1" table:number-rows-repeated="2">
          <table:table-cell table:number-columns-repeated="2"/>
          <table:table-cell table:style-name="ce415" table:number-columns-repeated="5"/>
          <table:table-cell table:number-columns-repeated="5"/>
        </table:table-row>
        <table:table-row table:style-name="ro12">
          <table:table-cell table:style-name="ce358" office:value-type="string" calcext:value-type="string">
            <text:p>Madrid und Umgebung</text:p>
          </table:table-cell>
          <table:table-cell/>
          <table:table-cell table:style-name="ce415" table:number-columns-repeated="5"/>
          <table:table-cell table:number-columns-repeated="5"/>
        </table:table-row>
        <table:table-row table:style-name="ro12">
          <table:table-cell table:style-name="ce319" office:value-type="string" calcext:value-type="string">
            <text:p>El Escorial</text:p>
          </table:table-cell>
          <table:table-cell/>
          <table:table-cell table:style-name="ce415" table:number-columns-repeated="5"/>
          <table:table-cell table:number-columns-repeated="5"/>
        </table:table-row>
        <table:table-row table:style-name="ro1">
          <table:table-cell table:style-name="ce315" office:value-type="string" calcext:value-type="string">
            <text:p>Cetaceos</text:p>
          </table:table-cell>
          <table:table-cell/>
          <table:table-cell table:style-name="ce415" table:number-columns-repeated="5"/>
          <table:table-cell table:number-columns-repeated="5"/>
        </table:table-row>
        <table:table-row table:style-name="ro1">
          <table:table-cell table:style-name="ce349" office:value-type="string" calcext:value-type="string">
            <text:p>Ultraviolet</text:p>
          </table:table-cell>
          <table:table-cell table:style-name="ce399" office:value-type="string" calcext:value-type="string">
            <text:p>7b</text:p>
          </table:table-cell>
          <table:table-cell table:style-name="ce423" table:number-columns-repeated="5"/>
          <table:table-cell table:style-name="ce443" office:value-type="string" calcext:value-type="string">
            <text:p>schwer!</text:p>
          </table:table-cell>
          <table:table-cell table:number-columns-repeated="4"/>
        </table:table-row>
        <table:table-row table:style-name="ro1">
          <table:table-cell table:style-name="ce335" office:value-type="string" calcext:value-type="string">
            <text:p>El Labio</text:p>
          </table:table-cell>
          <table:table-cell table:style-name="ce401" office:value-type="string" calcext:value-type="string">
            <text:p>7a</text:p>
          </table:table-cell>
          <table:table-cell table:style-name="ce420" table:number-columns-repeated="5"/>
          <table:table-cell table:style-name="ce431"/>
          <table:table-cell office:value-type="string" calcext:value-type="string">
            <text:p>14.06.18</text:p>
          </table:table-cell>
          <table:table-cell table:number-columns-repeated="3"/>
        </table:table-row>
        <table:table-row table:style-name="ro1">
          <table:table-cell office:value-type="string" calcext:value-type="string">
            <text:p>No. 7</text:p>
          </table:table-cell>
          <table:table-cell office:value-type="string" calcext:value-type="string">
            <text:p>6c+</text:p>
          </table:table-cell>
          <table:table-cell table:style-name="ce415" table:number-columns-repeated="5"/>
          <table:table-cell/>
          <table:table-cell office:value-type="string" calcext:value-type="string">
            <text:p>14.06.18</text:p>
          </table:table-cell>
          <table:table-cell table:number-columns-repeated="3"/>
        </table:table-row>
        <table:table-row table:style-name="ro1">
          <table:table-cell office:value-type="string" calcext:value-type="string">
            <text:p>Simon Life</text:p>
          </table:table-cell>
          <table:table-cell office:value-type="string" calcext:value-type="string">
            <text:p>6c</text:p>
          </table:table-cell>
          <table:table-cell table:style-name="ce415" office:value-type="string" calcext:value-type="string">
            <text:p>F</text:p>
          </table:table-cell>
          <table:table-cell table:style-name="ce415" table:number-columns-repeated="4"/>
          <table:table-cell/>
          <table:table-cell office:value-type="string" calcext:value-type="string">
            <text:p>14.06.18</text:p>
          </table:table-cell>
          <table:table-cell table:number-columns-repeated="3"/>
        </table:table-row>
        <table:table-row table:style-name="ro1">
          <table:table-cell table:number-columns-repeated="2"/>
          <table:table-cell table:style-name="ce415" table:number-columns-repeated="5"/>
          <table:table-cell table:number-columns-repeated="5"/>
        </table:table-row>
        <table:table-row table:style-name="ro12">
          <table:table-cell table:style-name="ce319" office:value-type="string" calcext:value-type="string">
            <text:p>Torrelodones</text:p>
          </table:table-cell>
          <table:table-cell/>
          <table:table-cell table:style-name="ce415" table:number-columns-repeated="5"/>
          <table:table-cell table:number-columns-repeated="5"/>
        </table:table-row>
        <table:table-row table:style-name="ro1">
          <table:table-cell office:value-type="string" calcext:value-type="string">
            <text:p>Cuadradito</text:p>
          </table:table-cell>
          <table:table-cell office:value-type="string" calcext:value-type="string">
            <text:p>7b</text:p>
          </table:table-cell>
          <table:table-cell table:style-name="ce415" table:number-columns-repeated="5"/>
          <table:table-cell office:value-type="string" calcext:value-type="string">
            <text:p>fett schwer</text:p>
          </table:table-cell>
          <table:table-cell office:value-type="string" calcext:value-type="string">
            <text:p>05.07.18</text:p>
          </table:table-cell>
          <table:table-cell table:number-columns-repeated="3"/>
        </table:table-row>
        <table:table-row table:style-name="ro1">
          <table:table-cell table:style-name="ce349" office:value-type="string" calcext:value-type="string">
            <text:p>El Autista</text:p>
          </table:table-cell>
          <table:table-cell table:style-name="ce399" office:value-type="string" calcext:value-type="string">
            <text:p>7b</text:p>
          </table:table-cell>
          <table:table-cell table:style-name="ce423" table:number-columns-repeated="5"/>
          <table:table-cell table:style-name="ce443" office:value-type="string" calcext:value-type="string">
            <text:p>krasser Dyno</text:p>
          </table:table-cell>
          <table:table-cell table:number-columns-repeated="4"/>
        </table:table-row>
        <table:table-row table:style-name="ro1">
          <table:table-cell office:value-type="string" calcext:value-type="string">
            <text:p>El gato cósmico</text:p>
          </table:table-cell>
          <table:table-cell/>
          <table:table-cell table:style-name="ce415" table:number-columns-repeated="5"/>
          <table:table-cell/>
          <table:table-cell office:value-type="string" calcext:value-type="string">
            <text:p>05.07.18</text:p>
          </table:table-cell>
          <table:table-cell table:number-columns-repeated="3"/>
        </table:table-row>
        <table:table-row table:style-name="ro5">
          <table:table-cell table:style-name="ce348" office:value-type="string" calcext:value-type="string">
            <text:p>A lot of easy stuff in 6<text:span text:style-name="T2">th</text:span> grade</text:p>
          </table:table-cell>
          <table:table-cell/>
          <table:table-cell table:style-name="ce415" table:number-columns-repeated="5"/>
          <table:table-cell/>
          <table:table-cell office:value-type="string" calcext:value-type="string">
            <text:p>05.07.18</text:p>
          </table:table-cell>
          <table:table-cell table:number-columns-repeated="3"/>
        </table:table-row>
        <table:table-row table:style-name="ro1">
          <table:table-cell table:number-columns-repeated="2"/>
          <table:table-cell table:style-name="ce415" table:number-columns-repeated="5"/>
          <table:table-cell table:number-columns-repeated="5"/>
        </table:table-row>
        <table:table-row table:style-name="ro12">
          <table:table-cell table:style-name="ce319" office:value-type="string" calcext:value-type="string">
            <text:p>Zarzalejo</text:p>
          </table:table-cell>
          <table:table-cell/>
          <table:table-cell table:style-name="ce415" table:number-columns-repeated="5"/>
          <table:table-cell table:number-columns-repeated="5"/>
        </table:table-row>
        <table:table-row table:style-name="ro1">
          <table:table-cell table:style-name="ce348" office:value-type="string" calcext:value-type="string">
            <text:p>viele Boulder bis 7a</text:p>
          </table:table-cell>
          <table:table-cell/>
          <table:table-cell table:style-name="ce415" table:number-columns-repeated="5"/>
          <table:table-cell/>
          <table:table-cell table:style-name="ce465" office:value-type="string" calcext:value-type="string">
            <text:p>Juni 2018</text:p>
          </table:table-cell>
          <table:table-cell table:number-columns-repeated="3"/>
        </table:table-row>
        <table:table-row table:style-name="ro1">
          <table:table-cell table:style-name="ce348"/>
          <table:table-cell/>
          <table:table-cell table:style-name="ce415" table:number-columns-repeated="5"/>
          <table:table-cell/>
          <table:table-cell table:style-name="ce465"/>
          <table:table-cell table:number-columns-repeated="3"/>
        </table:table-row>
        <table:table-row table:style-name="ro1">
          <table:table-cell office:value-type="string" calcext:value-type="string">
            <text:p>Viola's Heart</text:p>
          </table:table-cell>
          <table:table-cell office:value-type="string" calcext:value-type="string">
            <text:p>7a</text:p>
          </table:table-cell>
          <table:table-cell table:style-name="ce415"/>
          <table:table-cell table:style-name="ce415" office:value-type="string" calcext:value-type="string">
            <text:p>Hillside Dams</text:p>
          </table:table-cell>
          <table:table-cell table:style-name="ce415" office:value-type="string" calcext:value-type="string">
            <text:p>Bulawayo</text:p>
          </table:table-cell>
          <table:table-cell table:style-name="ce415" office:value-type="string" calcext:value-type="string">
            <text:p>Zimbabwe</text:p>
          </table:table-cell>
          <table:table-cell table:style-name="ce415" office:value-type="string" calcext:value-type="string">
            <text:p>FA</text:p>
          </table:table-cell>
          <table:table-cell/>
          <table:table-cell table:style-name="ce466" office:value-type="date" office:date-value="2018-08-10" calcext:value-type="date">
            <text:p>2018-08-10</text:p>
          </table:table-cell>
          <table:table-cell table:number-columns-repeated="3"/>
        </table:table-row>
        <table:table-row table:style-name="ro1">
          <table:table-cell office:value-type="string" calcext:value-type="string">
            <text:p>The First Face</text:p>
          </table:table-cell>
          <table:table-cell office:value-type="string" calcext:value-type="string">
            <text:p>7a</text:p>
          </table:table-cell>
          <table:table-cell table:style-name="ce415"/>
          <table:table-cell table:style-name="ce415" office:value-type="string" calcext:value-type="string">
            <text:p>Hillside Dams</text:p>
          </table:table-cell>
          <table:table-cell table:style-name="ce415" office:value-type="string" calcext:value-type="string">
            <text:p>Bulawayo</text:p>
          </table:table-cell>
          <table:table-cell table:style-name="ce415" office:value-type="string" calcext:value-type="string">
            <text:p>Zimbabwe</text:p>
          </table:table-cell>
          <table:table-cell table:style-name="ce415"/>
          <table:table-cell office:value-type="string" calcext:value-type="string">
            <text:p>FA von Marcel Dippon</text:p>
          </table:table-cell>
          <table:table-cell table:style-name="ce466" office:value-type="date" office:date-value="2018-08-10" calcext:value-type="date">
            <text:p>2018-08-10</text:p>
          </table:table-cell>
          <table:table-cell table:number-columns-repeated="3"/>
        </table:table-row>
        <table:table-row table:style-name="ro1">
          <table:table-cell office:value-type="string" calcext:value-type="string">
            <text:p>Cabbage</text:p>
          </table:table-cell>
          <table:table-cell office:value-type="string" calcext:value-type="string">
            <text:p>7a</text:p>
          </table:table-cell>
          <table:table-cell table:style-name="ce415"/>
          <table:table-cell table:style-name="ce415" office:value-type="string" calcext:value-type="string">
            <text:p>Hillside Dams</text:p>
          </table:table-cell>
          <table:table-cell table:style-name="ce415" office:value-type="string" calcext:value-type="string">
            <text:p>Bulawayo</text:p>
          </table:table-cell>
          <table:table-cell table:style-name="ce415" office:value-type="string" calcext:value-type="string">
            <text:p>Zimbabwe</text:p>
          </table:table-cell>
          <table:table-cell table:style-name="ce415"/>
          <table:table-cell office:value-type="string" calcext:value-type="string">
            <text:p>FA von Jens Rohlff</text:p>
          </table:table-cell>
          <table:table-cell table:style-name="ce466" office:value-type="date" office:date-value="2018-08-10" calcext:value-type="date">
            <text:p>2018-08-10</text:p>
          </table:table-cell>
          <table:table-cell table:number-columns-repeated="3"/>
        </table:table-row>
        <table:table-row table:style-name="ro1">
          <table:table-cell office:value-type="string" calcext:value-type="string">
            <text:p>Life is a Peach</text:p>
          </table:table-cell>
          <table:table-cell office:value-type="string" calcext:value-type="string">
            <text:p>6c</text:p>
          </table:table-cell>
          <table:table-cell table:style-name="ce415"/>
          <table:table-cell table:style-name="ce415" office:value-type="string" calcext:value-type="string">
            <text:p>Big Cave Camp</text:p>
          </table:table-cell>
          <table:table-cell table:style-name="ce415" office:value-type="string" calcext:value-type="string">
            <text:p>Bulawayo</text:p>
          </table:table-cell>
          <table:table-cell table:style-name="ce415" office:value-type="string" calcext:value-type="string">
            <text:p>Zimbabwe</text:p>
          </table:table-cell>
          <table:table-cell table:style-name="ce415"/>
          <table:table-cell office:value-type="string" calcext:value-type="string">
            <text:p>Highball von Dan Bates, RIESIG, 3. Begehung</text:p>
          </table:table-cell>
          <table:table-cell table:style-name="ce466" office:value-type="date" office:date-value="2018-08-15" calcext:value-type="date">
            <text:p>2018-08-15</text:p>
          </table:table-cell>
          <table:table-cell/>
          <table:table-cell office:value-type="float" office:value="3" calcext:value-type="float">
            <text:p>3</text:p>
          </table:table-cell>
          <table:table-cell/>
        </table:table-row>
        <table:table-row table:style-name="ro1">
          <table:table-cell office:value-type="string" calcext:value-type="string">
            <text:p>The Waterhole</text:p>
          </table:table-cell>
          <table:table-cell office:value-type="string" calcext:value-type="string">
            <text:p>V1</text:p>
          </table:table-cell>
          <table:table-cell table:style-name="ce415" office:value-type="string" calcext:value-type="string">
            <text:p>F</text:p>
          </table:table-cell>
          <table:table-cell table:style-name="ce415" office:value-type="string" calcext:value-type="string">
            <text:p>Waterhole Area</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table:table-cell/>
          <table:table-cell table:style-name="ce466" office:value-type="date" office:date-value="2018-08-17" calcext:value-type="date">
            <text:p>2018-08-17</text:p>
          </table:table-cell>
          <table:table-cell table:number-columns-repeated="3"/>
        </table:table-row>
        <table:table-row table:style-name="ro1">
          <table:table-cell office:value-type="string" calcext:value-type="string">
            <text:p>Fleeting Glimpse</text:p>
          </table:table-cell>
          <table:table-cell office:value-type="string" calcext:value-type="string">
            <text:p>V3</text:p>
          </table:table-cell>
          <table:table-cell table:style-name="ce415"/>
          <table:table-cell table:style-name="ce415" office:value-type="string" calcext:value-type="string">
            <text:p>Waterhole Area</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table:table-cell/>
          <table:table-cell table:style-name="ce466" office:value-type="date" office:date-value="2018-08-17" calcext:value-type="date">
            <text:p>2018-08-17</text:p>
          </table:table-cell>
          <table:table-cell table:number-columns-repeated="3"/>
        </table:table-row>
        <table:table-row table:style-name="ro1">
          <table:table-cell office:value-type="string" calcext:value-type="string">
            <text:p>Fires in the Dark</text:p>
          </table:table-cell>
          <table:table-cell office:value-type="string" calcext:value-type="string">
            <text:p>V4</text:p>
          </table:table-cell>
          <table:table-cell table:style-name="ce415" office:value-type="string" calcext:value-type="string">
            <text:p>F</text:p>
          </table:table-cell>
          <table:table-cell table:style-name="ce415" office:value-type="string" calcext:value-type="string">
            <text:p>Waterhole Area</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office:value-type="string" calcext:value-type="string">
            <text:p>FA</text:p>
          </table:table-cell>
          <table:table-cell office:value-type="string" calcext:value-type="string">
            <text:p>About 30m uphill from the Waterhole Boulder, little cave, sd on rail and move to undercling and up.</text:p>
          </table:table-cell>
          <table:table-cell table:style-name="ce466" office:value-type="date" office:date-value="2018-08-17" calcext:value-type="date">
            <text:p>2018-08-17</text:p>
          </table:table-cell>
          <table:table-cell table:number-columns-repeated="3"/>
        </table:table-row>
        <table:table-row table:style-name="ro1">
          <table:table-cell office:value-type="string" calcext:value-type="string">
            <text:p>Migrane</text:p>
          </table:table-cell>
          <table:table-cell office:value-type="string" calcext:value-type="string">
            <text:p>V3</text:p>
          </table:table-cell>
          <table:table-cell table:style-name="ce415" office:value-type="string" calcext:value-type="string">
            <text:p>F</text:p>
          </table:table-cell>
          <table:table-cell table:style-name="ce415" office:value-type="string" calcext:value-type="string">
            <text:p>Waterhole Area</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table:table-cell office:value-type="string" calcext:value-type="string">
            <text:p>FA by David Hustadt</text:p>
          </table:table-cell>
          <table:table-cell table:style-name="ce466" office:value-type="date" office:date-value="2018-08-17" calcext:value-type="date">
            <text:p>2018-08-17</text:p>
          </table:table-cell>
          <table:table-cell table:number-columns-repeated="3"/>
        </table:table-row>
        <table:table-row table:style-name="ro1">
          <table:table-cell office:value-type="string" calcext:value-type="string">
            <text:p>Jumbo Mumbo</text:p>
          </table:table-cell>
          <table:table-cell office:value-type="string" calcext:value-type="string">
            <text:p>V7</text:p>
          </table:table-cell>
          <table:table-cell table:style-name="ce415"/>
          <table:table-cell table:style-name="ce415" office:value-type="string" calcext:value-type="string">
            <text:p>Alien Safari</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table:table-cell office:value-type="string" calcext:value-type="string">
            <text:p>2. ascent?</text:p>
          </table:table-cell>
          <table:table-cell table:style-name="ce466" office:value-type="date" office:date-value="2018-08-17" calcext:value-type="date">
            <text:p>2018-08-17</text:p>
          </table:table-cell>
          <table:table-cell/>
          <table:table-cell office:value-type="float" office:value="3" calcext:value-type="float">
            <text:p>3</text:p>
          </table:table-cell>
          <table:table-cell/>
        </table:table-row>
        <table:table-row table:style-name="ro1">
          <table:table-cell office:value-type="string" calcext:value-type="string">
            <text:p>Easy Peasy</text:p>
          </table:table-cell>
          <table:table-cell office:value-type="string" calcext:value-type="string">
            <text:p>V0</text:p>
          </table:table-cell>
          <table:table-cell table:style-name="ce415" office:value-type="string" calcext:value-type="string">
            <text:p>F</text:p>
          </table:table-cell>
          <table:table-cell table:style-name="ce415" office:value-type="string" calcext:value-type="string">
            <text:p>Alien Safari</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table:table-cell office:value-type="string" calcext:value-type="string">
            <text:p>Funny chimney</text:p>
          </table:table-cell>
          <table:table-cell table:style-name="ce466" office:value-type="date" office:date-value="2018-08-17" calcext:value-type="date">
            <text:p>2018-08-17</text:p>
          </table:table-cell>
          <table:table-cell table:number-columns-repeated="3"/>
        </table:table-row>
        <table:table-row table:style-name="ro1">
          <table:table-cell office:value-type="string" calcext:value-type="string">
            <text:p>Carnal Tunnel Syndrome</text:p>
          </table:table-cell>
          <table:table-cell office:value-type="string" calcext:value-type="string">
            <text:p>V3</text:p>
          </table:table-cell>
          <table:table-cell table:style-name="ce415" office:value-type="string" calcext:value-type="string">
            <text:p>F</text:p>
          </table:table-cell>
          <table:table-cell table:style-name="ce415" office:value-type="string" calcext:value-type="string">
            <text:p>Waterhole Area</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table:table-cell office:value-type="string" calcext:value-type="string">
            <text:p>Roof climb at the Masasa Boulder</text:p>
          </table:table-cell>
          <table:table-cell table:style-name="ce466" office:value-type="date" office:date-value="2018-08-17" calcext:value-type="date">
            <text:p>2018-08-17</text:p>
          </table:table-cell>
          <table:table-cell table:number-columns-repeated="3"/>
        </table:table-row>
        <table:table-row table:style-name="ro1">
          <table:table-cell office:value-type="string" calcext:value-type="string">
            <text:p>Mental Warm Up</text:p>
          </table:table-cell>
          <table:table-cell office:value-type="string" calcext:value-type="string">
            <text:p>V3</text:p>
          </table:table-cell>
          <table:table-cell table:style-name="ce415" office:value-type="string" calcext:value-type="string">
            <text:p>F</text:p>
          </table:table-cell>
          <table:table-cell table:style-name="ce415" office:value-type="string" calcext:value-type="string">
            <text:p>Final Approach</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table:table-cell/>
          <table:table-cell table:style-name="ce466" office:value-type="date" office:date-value="2018-08-17" calcext:value-type="date">
            <text:p>2018-08-17</text:p>
          </table:table-cell>
          <table:table-cell/>
          <table:table-cell office:value-type="float" office:value="2" calcext:value-type="float">
            <text:p>2</text:p>
          </table:table-cell>
          <table:table-cell/>
        </table:table-row>
        <table:table-row table:style-name="ro1">
          <table:table-cell office:value-type="string" calcext:value-type="string">
            <text:p>Chimanimani Mania</text:p>
          </table:table-cell>
          <table:table-cell office:value-type="string" calcext:value-type="string">
            <text:p>V8</text:p>
          </table:table-cell>
          <table:table-cell table:style-name="ce415"/>
          <table:table-cell table:style-name="ce415" office:value-type="string" calcext:value-type="string">
            <text:p>Final Approach</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table:table-cell/>
          <table:table-cell table:style-name="ce466" office:value-type="date" office:date-value="2018-08-17" calcext:value-type="date">
            <text:p>2018-08-17</text:p>
          </table:table-cell>
          <table:table-cell/>
          <table:table-cell office:value-type="float" office:value="2" calcext:value-type="float">
            <text:p>2</text:p>
          </table:table-cell>
          <table:table-cell/>
        </table:table-row>
        <table:table-row table:style-name="ro1">
          <table:table-cell office:value-type="string" calcext:value-type="string">
            <text:p>Boomerang</text:p>
          </table:table-cell>
          <table:table-cell office:value-type="string" calcext:value-type="string">
            <text:p>V5</text:p>
          </table:table-cell>
          <table:table-cell table:style-name="ce415" office:value-type="string" calcext:value-type="string">
            <text:p>F</text:p>
          </table:table-cell>
          <table:table-cell table:style-name="ce415" office:value-type="string" calcext:value-type="string">
            <text:p>Final Approach</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table:table-cell office:value-type="string" calcext:value-type="string">
            <text:p>One of the best Highballs ever</text:p>
          </table:table-cell>
          <table:table-cell table:style-name="ce466" office:value-type="date" office:date-value="2018-08-17" calcext:value-type="date">
            <text:p>2018-08-17</text:p>
          </table:table-cell>
          <table:table-cell/>
          <table:table-cell office:value-type="float" office:value="3" calcext:value-type="float">
            <text:p>3</text:p>
          </table:table-cell>
          <table:table-cell/>
        </table:table-row>
        <table:table-row table:style-name="ro1">
          <table:table-cell office:value-type="string" calcext:value-type="string">
            <text:p>A Long Way Gone</text:p>
          </table:table-cell>
          <table:table-cell office:value-type="string" calcext:value-type="string">
            <text:p>V5/6</text:p>
          </table:table-cell>
          <table:table-cell table:style-name="ce415" office:value-type="string" calcext:value-type="string">
            <text:p>F</text:p>
          </table:table-cell>
          <table:table-cell table:style-name="ce415" office:value-type="string" calcext:value-type="string">
            <text:p>Desolation Valley</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table:table-cell/>
          <table:table-cell table:style-name="ce466" office:value-type="date" office:date-value="2018-08-18" calcext:value-type="date">
            <text:p>2018-08-18</text:p>
          </table:table-cell>
          <table:table-cell/>
          <table:table-cell office:value-type="float" office:value="2" calcext:value-type="float">
            <text:p>2</text:p>
          </table:table-cell>
          <table:table-cell/>
        </table:table-row>
        <table:table-row table:style-name="ro1">
          <table:table-cell office:value-type="string" calcext:value-type="string">
            <text:p>Sparks and Speckles</text:p>
          </table:table-cell>
          <table:table-cell office:value-type="string" calcext:value-type="string">
            <text:p>V4</text:p>
          </table:table-cell>
          <table:table-cell table:style-name="ce415"/>
          <table:table-cell table:style-name="ce415" office:value-type="string" calcext:value-type="string">
            <text:p>Desolation Valley</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office:value-type="string" calcext:value-type="string">
            <text:p>FA</text:p>
          </table:table-cell>
          <table:table-cell/>
          <table:table-cell table:style-name="ce466" office:value-type="date" office:date-value="2018-08-18" calcext:value-type="date">
            <text:p>2018-08-18</text:p>
          </table:table-cell>
          <table:table-cell table:number-columns-repeated="3"/>
        </table:table-row>
        <table:table-row table:style-name="ro1">
          <table:table-cell office:value-type="string" calcext:value-type="string">
            <text:p>V4 Dyno</text:p>
          </table:table-cell>
          <table:table-cell office:value-type="string" calcext:value-type="string">
            <text:p>V4</text:p>
          </table:table-cell>
          <table:table-cell table:style-name="ce415"/>
          <table:table-cell table:style-name="ce415" office:value-type="string" calcext:value-type="string">
            <text:p>Desolation Valley</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table:table-cell/>
          <table:table-cell table:style-name="ce466" office:value-type="date" office:date-value="2018-08-19" calcext:value-type="date">
            <text:p>2018-08-19</text:p>
          </table:table-cell>
          <table:table-cell table:number-columns-repeated="3"/>
        </table:table-row>
        <table:table-row table:style-name="ro1">
          <table:table-cell office:value-type="string" calcext:value-type="string">
            <text:p>Kalypso</text:p>
          </table:table-cell>
          <table:table-cell office:value-type="string" calcext:value-type="string">
            <text:p>7a+</text:p>
          </table:table-cell>
          <table:table-cell table:style-name="ce415"/>
          <table:table-cell table:style-name="ce415" office:value-type="string" calcext:value-type="string">
            <text:p>Desolation Valley</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table:table-cell office:value-type="string" calcext:value-type="string">
            <text:p>FA von Marcel Dippon</text:p>
          </table:table-cell>
          <table:table-cell table:style-name="ce466" office:value-type="date" office:date-value="2018-08-19" calcext:value-type="date">
            <text:p>2018-08-19</text:p>
          </table:table-cell>
          <table:table-cell/>
          <table:table-cell office:value-type="float" office:value="3" calcext:value-type="float">
            <text:p>3</text:p>
          </table:table-cell>
          <table:table-cell/>
        </table:table-row>
        <table:table-row table:style-name="ro1">
          <table:table-cell office:value-type="string" calcext:value-type="string">
            <text:p>Unnamed</text:p>
          </table:table-cell>
          <table:table-cell office:value-type="string" calcext:value-type="string">
            <text:p>7a</text:p>
          </table:table-cell>
          <table:table-cell table:style-name="ce415" office:value-type="string" calcext:value-type="string">
            <text:p>F</text:p>
          </table:table-cell>
          <table:table-cell table:style-name="ce415" office:value-type="string" calcext:value-type="string">
            <text:p>Desolation Valley</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table:table-cell office:value-type="string" calcext:value-type="string">
            <text:p>FA by Dan Bates</text:p>
          </table:table-cell>
          <table:table-cell table:style-name="ce466" office:value-type="date" office:date-value="2018-08-19" calcext:value-type="date">
            <text:p>2018-08-19</text:p>
          </table:table-cell>
          <table:table-cell table:number-columns-repeated="3"/>
        </table:table-row>
        <table:table-row table:style-name="ro1">
          <table:table-cell office:value-type="string" calcext:value-type="string">
            <text:p>Botcha Town</text:p>
          </table:table-cell>
          <table:table-cell office:value-type="string" calcext:value-type="string">
            <text:p>V1</text:p>
          </table:table-cell>
          <table:table-cell table:style-name="ce415" office:value-type="string" calcext:value-type="string">
            <text:p>F</text:p>
          </table:table-cell>
          <table:table-cell table:style-name="ce415" office:value-type="string" calcext:value-type="string">
            <text:p>Desolation Valley</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table:table-cell/>
          <table:table-cell table:style-name="ce466" office:value-type="date" office:date-value="2018-08-19" calcext:value-type="date">
            <text:p>2018-08-19</text:p>
          </table:table-cell>
          <table:table-cell table:number-columns-repeated="3"/>
        </table:table-row>
        <table:table-row table:style-name="ro1">
          <table:table-cell office:value-type="string" calcext:value-type="string">
            <text:p>Unnamed</text:p>
          </table:table-cell>
          <table:table-cell office:value-type="string" calcext:value-type="string">
            <text:p>V3/4</text:p>
          </table:table-cell>
          <table:table-cell table:style-name="ce415" office:value-type="string" calcext:value-type="string">
            <text:p>F</text:p>
          </table:table-cell>
          <table:table-cell table:style-name="ce415" office:value-type="string" calcext:value-type="string">
            <text:p>Desolation Valley</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table:table-cell office:value-type="string" calcext:value-type="string">
            <text:p>prow next to Botcha Town</text:p>
          </table:table-cell>
          <table:table-cell table:style-name="ce466" office:value-type="date" office:date-value="2018-08-19" calcext:value-type="date">
            <text:p>2018-08-19</text:p>
          </table:table-cell>
          <table:table-cell table:number-columns-repeated="3"/>
        </table:table-row>
        <table:table-row table:style-name="ro1">
          <table:table-cell office:value-type="string" calcext:value-type="string">
            <text:p>Hot Rods</text:p>
          </table:table-cell>
          <table:table-cell office:value-type="string" calcext:value-type="string">
            <text:p>V0</text:p>
          </table:table-cell>
          <table:table-cell table:style-name="ce415" office:value-type="string" calcext:value-type="string">
            <text:p>F</text:p>
          </table:table-cell>
          <table:table-cell table:style-name="ce415" office:value-type="string" calcext:value-type="string">
            <text:p>Desolation Valley</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office:value-type="string" calcext:value-type="string">
            <text:p>FA</text:p>
          </table:table-cell>
          <table:table-cell/>
          <table:table-cell table:style-name="ce466" office:value-type="date" office:date-value="2018-08-19" calcext:value-type="date">
            <text:p>2018-08-19</text:p>
          </table:table-cell>
          <table:table-cell table:number-columns-repeated="3"/>
        </table:table-row>
        <table:table-row table:style-name="ro1">
          <table:table-cell office:value-type="string" calcext:value-type="string">
            <text:p>The Devil in I</text:p>
          </table:table-cell>
          <table:table-cell office:value-type="string" calcext:value-type="string">
            <text:p>7a</text:p>
          </table:table-cell>
          <table:table-cell table:style-name="ce415"/>
          <table:table-cell table:style-name="ce415" office:value-type="string" calcext:value-type="string">
            <text:p>Desolation Valley</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office:value-type="string" calcext:value-type="string">
            <text:p>FA</text:p>
          </table:table-cell>
          <table:table-cell/>
          <table:table-cell table:style-name="ce466"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Flash Gordon</text:p>
          </table:table-cell>
          <table:table-cell office:value-type="string" calcext:value-type="string">
            <text:p>6c+</text:p>
          </table:table-cell>
          <table:table-cell table:style-name="ce415"/>
          <table:table-cell table:style-name="ce415" office:value-type="string" calcext:value-type="string">
            <text:p>Desolation Valley</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office:value-type="string" calcext:value-type="string">
            <text:p>FA</text:p>
          </table:table-cell>
          <table:table-cell/>
          <table:table-cell table:style-name="ce466" office:value-type="date" office:date-value="2018-08-19" calcext:value-type="date">
            <text:p>2018-08-19</text:p>
          </table:table-cell>
          <table:table-cell table:number-columns-repeated="3"/>
        </table:table-row>
        <table:table-row table:style-name="ro1">
          <table:table-cell office:value-type="string" calcext:value-type="string">
            <text:p>Zim Chicken</text:p>
          </table:table-cell>
          <table:table-cell office:value-type="string" calcext:value-type="string">
            <text:p>6c+</text:p>
          </table:table-cell>
          <table:table-cell table:style-name="ce415"/>
          <table:table-cell table:style-name="ce415" office:value-type="string" calcext:value-type="string">
            <text:p>Desolation Valley</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table:table-cell office:value-type="string" calcext:value-type="string">
            <text:p>2. ascent</text:p>
          </table:table-cell>
          <table:table-cell table:style-name="ce466"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Hektors Reise</text:p>
          </table:table-cell>
          <table:table-cell office:value-type="string" calcext:value-type="string">
            <text:p>V0</text:p>
          </table:table-cell>
          <table:table-cell table:style-name="ce415" office:value-type="string" calcext:value-type="string">
            <text:p>F</text:p>
          </table:table-cell>
          <table:table-cell table:style-name="ce415" office:value-type="string" calcext:value-type="string">
            <text:p>Desolation Valley</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table:table-cell office:value-type="string" calcext:value-type="string">
            <text:p>FA by Patrick Gebert, slab at PO Boulder</text:p>
          </table:table-cell>
          <table:table-cell table:style-name="ce466"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Das Parfüm</text:p>
          </table:table-cell>
          <table:table-cell office:value-type="string" calcext:value-type="string">
            <text:p>V0</text:p>
          </table:table-cell>
          <table:table-cell table:style-name="ce415" office:value-type="string" calcext:value-type="string">
            <text:p>F</text:p>
          </table:table-cell>
          <table:table-cell table:style-name="ce415" office:value-type="string" calcext:value-type="string">
            <text:p>Desolation Valley</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office:value-type="string" calcext:value-type="string">
            <text:p>FA</text:p>
          </table:table-cell>
          <table:table-cell office:value-type="string" calcext:value-type="string">
            <text:p>PO Boulder, left side if you stand in front of slab</text:p>
          </table:table-cell>
          <table:table-cell table:style-name="ce466" office:value-type="date" office:date-value="2018-08-19" calcext:value-type="date">
            <text:p>2018-08-19</text:p>
          </table:table-cell>
          <table:table-cell table:number-columns-repeated="3"/>
        </table:table-row>
        <table:table-row table:style-name="ro1">
          <table:table-cell office:value-type="string" calcext:value-type="string">
            <text:p>Der Schwarm</text:p>
          </table:table-cell>
          <table:table-cell office:value-type="string" calcext:value-type="string">
            <text:p>V0</text:p>
          </table:table-cell>
          <table:table-cell table:style-name="ce415" office:value-type="string" calcext:value-type="string">
            <text:p>F</text:p>
          </table:table-cell>
          <table:table-cell table:style-name="ce415" office:value-type="string" calcext:value-type="string">
            <text:p>Desolation Valley</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office:value-type="string" calcext:value-type="string">
            <text:p>FA</text:p>
          </table:table-cell>
          <table:table-cell office:value-type="string" calcext:value-type="string">
            <text:p>PO Boulder backside</text:p>
          </table:table-cell>
          <table:table-cell table:style-name="ce466" office:value-type="date" office:date-value="2018-08-19" calcext:value-type="date">
            <text:p>2018-08-19</text:p>
          </table:table-cell>
          <table:table-cell table:number-columns-repeated="3"/>
        </table:table-row>
        <table:table-row table:style-name="ro1">
          <table:table-cell office:value-type="string" calcext:value-type="string">
            <text:p>Blue Lagoon</text:p>
          </table:table-cell>
          <table:table-cell office:value-type="string" calcext:value-type="string">
            <text:p>6a</text:p>
          </table:table-cell>
          <table:table-cell table:style-name="ce415" office:value-type="string" calcext:value-type="string">
            <text:p>F</text:p>
          </table:table-cell>
          <table:table-cell table:style-name="ce415" office:value-type="string" calcext:value-type="string">
            <text:p>Norf Hill</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table:table-cell office:value-type="string" calcext:value-type="string">
            <text:p>FA by Patrick Gebert</text:p>
          </table:table-cell>
          <table:table-cell table:style-name="ce466" office:value-type="date" office:date-value="2018-08-20" calcext:value-type="date">
            <text:p>2018-08-20</text:p>
          </table:table-cell>
          <table:table-cell table:number-columns-repeated="3"/>
        </table:table-row>
        <table:table-row table:style-name="ro1">
          <table:table-cell office:value-type="string" calcext:value-type="string">
            <text:p>Loosing Sight</text:p>
          </table:table-cell>
          <table:table-cell office:value-type="string" calcext:value-type="string">
            <text:p>6b</text:p>
          </table:table-cell>
          <table:table-cell table:style-name="ce415" office:value-type="string" calcext:value-type="string">
            <text:p>F</text:p>
          </table:table-cell>
          <table:table-cell table:style-name="ce415" office:value-type="string" calcext:value-type="string">
            <text:p>Norf Hill</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table:table-cell office:value-type="string" calcext:value-type="string">
            <text:p>FA by David Hustadt</text:p>
          </table:table-cell>
          <table:table-cell table:style-name="ce466" office:value-type="date" office:date-value="2018-08-20" calcext:value-type="date">
            <text:p>2018-08-20</text:p>
          </table:table-cell>
          <table:table-cell/>
          <table:table-cell office:value-type="float" office:value="1" calcext:value-type="float">
            <text:p>1</text:p>
          </table:table-cell>
          <table:table-cell/>
        </table:table-row>
        <table:table-row table:style-name="ro1">
          <table:table-cell office:value-type="string" calcext:value-type="string">
            <text:p>Marble</text:p>
          </table:table-cell>
          <table:table-cell office:value-type="string" calcext:value-type="string">
            <text:p>V1</text:p>
          </table:table-cell>
          <table:table-cell table:style-name="ce415" office:value-type="string" calcext:value-type="string">
            <text:p>F</text:p>
          </table:table-cell>
          <table:table-cell table:style-name="ce415" office:value-type="string" calcext:value-type="string">
            <text:p>Norf Hill</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office:value-type="string" calcext:value-type="string">
            <text:p>FA</text:p>
          </table:table-cell>
          <table:table-cell office:value-type="string" calcext:value-type="string">
            <text:p>marble looking block, dirty topout</text:p>
          </table:table-cell>
          <table:table-cell table:style-name="ce466" office:value-type="date" office:date-value="2018-08-20" calcext:value-type="date">
            <text:p>2018-08-20</text:p>
          </table:table-cell>
          <table:table-cell table:number-columns-repeated="3"/>
        </table:table-row>
        <table:table-row table:style-name="ro1">
          <table:table-cell office:value-type="string" calcext:value-type="string">
            <text:p>Little Astronomer</text:p>
          </table:table-cell>
          <table:table-cell office:value-type="string" calcext:value-type="string">
            <text:p>V1</text:p>
          </table:table-cell>
          <table:table-cell table:style-name="ce415" office:value-type="string" calcext:value-type="string">
            <text:p>F</text:p>
          </table:table-cell>
          <table:table-cell table:style-name="ce415" office:value-type="string" calcext:value-type="string">
            <text:p>Norf Hill</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office:value-type="string" calcext:value-type="string">
            <text:p>FA</text:p>
          </table:table-cell>
          <table:table-cell office:value-type="string" calcext:value-type="string">
            <text:p>at the Still Waiting Block</text:p>
          </table:table-cell>
          <table:table-cell table:style-name="ce466" office:value-type="date" office:date-value="2018-08-20" calcext:value-type="date">
            <text:p>2018-08-20</text:p>
          </table:table-cell>
          <table:table-cell table:number-columns-repeated="3"/>
        </table:table-row>
        <table:table-row table:style-name="ro1">
          <table:table-cell office:value-type="string" calcext:value-type="string">
            <text:p>When Legends Rise</text:p>
          </table:table-cell>
          <table:table-cell office:value-type="string" calcext:value-type="string">
            <text:p>7a</text:p>
          </table:table-cell>
          <table:table-cell table:style-name="ce415" office:value-type="string" calcext:value-type="string">
            <text:p>F</text:p>
          </table:table-cell>
          <table:table-cell table:style-name="ce415" office:value-type="string" calcext:value-type="string">
            <text:p>Norf Hill</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table:table-cell office:value-type="string" calcext:value-type="string">
            <text:p>FA by Marcel Dippon, rather defined</text:p>
          </table:table-cell>
          <table:table-cell table:style-name="ce466" office:value-type="date" office:date-value="2018-08-20" calcext:value-type="date">
            <text:p>2018-08-20</text:p>
          </table:table-cell>
          <table:table-cell table:number-columns-repeated="3"/>
        </table:table-row>
        <table:table-row table:style-name="ro1">
          <table:table-cell office:value-type="string" calcext:value-type="string">
            <text:p>Little Astronaut</text:p>
          </table:table-cell>
          <table:table-cell office:value-type="string" calcext:value-type="string">
            <text:p>7a</text:p>
          </table:table-cell>
          <table:table-cell table:style-name="ce415" office:value-type="string" calcext:value-type="string">
            <text:p>F</text:p>
          </table:table-cell>
          <table:table-cell table:style-name="ce415" office:value-type="string" calcext:value-type="string">
            <text:p>Norf Hill</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table:table-cell office:value-type="string" calcext:value-type="string">
            <text:p>FA by Patrick Gebert, very cool Highball</text:p>
          </table:table-cell>
          <table:table-cell table:style-name="ce466" office:value-type="date" office:date-value="2018-08-20" calcext:value-type="date">
            <text:p>2018-08-20</text:p>
          </table:table-cell>
          <table:table-cell/>
          <table:table-cell office:value-type="float" office:value="2" calcext:value-type="float">
            <text:p>2</text:p>
          </table:table-cell>
          <table:table-cell/>
        </table:table-row>
        <table:table-row table:style-name="ro1">
          <table:table-cell office:value-type="string" calcext:value-type="string">
            <text:p>Loosing My Life</text:p>
          </table:table-cell>
          <table:table-cell office:value-type="string" calcext:value-type="string">
            <text:p>7a+</text:p>
          </table:table-cell>
          <table:table-cell table:style-name="ce415"/>
          <table:table-cell table:style-name="ce415" office:value-type="string" calcext:value-type="string">
            <text:p>Norf Hill</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table:table-cell office:value-type="string" calcext:value-type="string">
            <text:p>FA by Marcel Dippon</text:p>
          </table:table-cell>
          <table:table-cell table:style-name="ce466" office:value-type="date" office:date-value="2018-08-20" calcext:value-type="date">
            <text:p>2018-08-20</text:p>
          </table:table-cell>
          <table:table-cell/>
          <table:table-cell office:value-type="float" office:value="1" calcext:value-type="float">
            <text:p>1</text:p>
          </table:table-cell>
          <table:table-cell/>
        </table:table-row>
        <table:table-row table:style-name="ro1">
          <table:table-cell office:value-type="string" calcext:value-type="string">
            <text:p>Ski Track</text:p>
          </table:table-cell>
          <table:table-cell office:value-type="string" calcext:value-type="string">
            <text:p>6a</text:p>
          </table:table-cell>
          <table:table-cell table:style-name="ce415" office:value-type="string" calcext:value-type="string">
            <text:p>F</text:p>
          </table:table-cell>
          <table:table-cell table:style-name="ce415" office:value-type="string" calcext:value-type="string">
            <text:p>Eden</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table:table-cell office:value-type="string" calcext:value-type="string">
            <text:p>FA by Jakob Jorda, on the Intersection Rock, cool climb on big holes</text:p>
          </table:table-cell>
          <table:table-cell table:style-name="ce466" office:value-type="date" office:date-value="2018-08-22" calcext:value-type="date">
            <text:p>2018-08-22</text:p>
          </table:table-cell>
          <table:table-cell/>
          <table:table-cell office:value-type="float" office:value="1" calcext:value-type="float">
            <text:p>1</text:p>
          </table:table-cell>
          <table:table-cell/>
        </table:table-row>
        <table:table-row table:style-name="ro1">
          <table:table-cell office:value-type="string" calcext:value-type="string">
            <text:p>Pumuckel</text:p>
          </table:table-cell>
          <table:table-cell office:value-type="string" calcext:value-type="string">
            <text:p>6a+</text:p>
          </table:table-cell>
          <table:table-cell table:style-name="ce415"/>
          <table:table-cell table:style-name="ce415" office:value-type="string" calcext:value-type="string">
            <text:p>Eden</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office:value-type="string" calcext:value-type="string">
            <text:p>FA</text:p>
          </table:table-cell>
          <table:table-cell office:value-type="string" calcext:value-type="string">
            <text:p>medium coolness after I found a big hidden jug</text:p>
          </table:table-cell>
          <table:table-cell table:style-name="ce466" office:value-type="date" office:date-value="2018-08-22" calcext:value-type="date">
            <text:p>2018-08-22</text:p>
          </table:table-cell>
          <table:table-cell table:number-columns-repeated="3"/>
        </table:table-row>
        <table:table-row table:style-name="ro1">
          <table:table-cell office:value-type="string" calcext:value-type="string">
            <text:p>Knilch</text:p>
          </table:table-cell>
          <table:table-cell office:value-type="string" calcext:value-type="string">
            <text:p>7b</text:p>
          </table:table-cell>
          <table:table-cell table:style-name="ce415"/>
          <table:table-cell table:style-name="ce415" office:value-type="string" calcext:value-type="string">
            <text:p>Eden</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table:table-cell office:value-type="string" calcext:value-type="string">
            <text:p>FA by Jens Rohloff, hard, cool prow</text:p>
          </table:table-cell>
          <table:table-cell table:style-name="ce466" office:value-type="date" office:date-value="2018-08-22" calcext:value-type="date">
            <text:p>2018-08-22</text:p>
          </table:table-cell>
          <table:table-cell/>
          <table:table-cell office:value-type="float" office:value="2" calcext:value-type="float">
            <text:p>2</text:p>
          </table:table-cell>
          <table:table-cell/>
        </table:table-row>
        <table:table-row table:style-name="ro1">
          <table:table-cell office:value-type="string" calcext:value-type="string">
            <text:p>Ketchup to Soil</text:p>
          </table:table-cell>
          <table:table-cell office:value-type="string" calcext:value-type="string">
            <text:p>6c+</text:p>
          </table:table-cell>
          <table:table-cell table:style-name="ce415" office:value-type="string" calcext:value-type="string">
            <text:p>F</text:p>
          </table:table-cell>
          <table:table-cell table:style-name="ce415" office:value-type="string" calcext:value-type="string">
            <text:p>Eden</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office:value-type="string" calcext:value-type="string">
            <text:p>FA</text:p>
          </table:table-cell>
          <table:table-cell table:style-name="Default" office:value-type="string" calcext:value-type="string">
            <text:p>start on obvious cripms</text:p>
          </table:table-cell>
          <table:table-cell table:style-name="ce466" office:value-type="date" office:date-value="2018-08-22" calcext:value-type="date">
            <text:p>2018-08-22</text:p>
          </table:table-cell>
          <table:table-cell table:number-columns-repeated="3"/>
        </table:table-row>
        <table:table-row table:style-name="ro1">
          <table:table-cell office:value-type="string" calcext:value-type="string">
            <text:p>House of Clay</text:p>
          </table:table-cell>
          <table:table-cell office:value-type="string" calcext:value-type="string">
            <text:p>7a</text:p>
          </table:table-cell>
          <table:table-cell table:style-name="ce415"/>
          <table:table-cell table:style-name="ce415" office:value-type="string" calcext:value-type="string">
            <text:p>Eden</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office:value-type="string" calcext:value-type="string">
            <text:p>FA</text:p>
          </table:table-cell>
          <table:table-cell office:value-type="string" calcext:value-type="string">
            <text:p>SS: left hand in crack and right on slopy undercling</text:p>
          </table:table-cell>
          <table:table-cell table:style-name="ce466" office:value-type="date" office:date-value="2018-08-22" calcext:value-type="date">
            <text:p>2018-08-22</text:p>
          </table:table-cell>
          <table:table-cell/>
          <table:table-cell office:value-type="float" office:value="1" calcext:value-type="float">
            <text:p>1</text:p>
          </table:table-cell>
          <table:table-cell/>
        </table:table-row>
        <table:table-row table:style-name="ro1">
          <table:table-cell office:value-type="string" calcext:value-type="string">
            <text:p>No Giraffes in Chimanimani</text:p>
          </table:table-cell>
          <table:table-cell office:value-type="string" calcext:value-type="string">
            <text:p>7c/+</text:p>
          </table:table-cell>
          <table:table-cell table:style-name="ce415"/>
          <table:table-cell table:style-name="ce415" office:value-type="string" calcext:value-type="string">
            <text:p>Eden</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office:value-type="string" calcext:value-type="string">
            <text:p>FA</text:p>
          </table:table-cell>
          <table:table-cell office:value-type="string" calcext:value-type="string">
            <text:p>7c/+, one hard move with cool slopy topout (~7a+)</text:p>
          </table:table-cell>
          <table:table-cell table:style-name="ce466" office:value-type="date" office:date-value="2018-08-22" calcext:value-type="date">
            <text:p>2018-08-22</text:p>
          </table:table-cell>
          <table:table-cell/>
          <table:table-cell office:value-type="float" office:value="3" calcext:value-type="float">
            <text:p>3</text:p>
          </table:table-cell>
          <table:table-cell/>
        </table:table-row>
        <table:table-row table:style-name="ro1">
          <table:table-cell office:value-type="string" calcext:value-type="string">
            <text:p>Don't Call me Chicken</text:p>
          </table:table-cell>
          <table:table-cell office:value-type="string" calcext:value-type="string">
            <text:p>6c+</text:p>
          </table:table-cell>
          <table:table-cell table:style-name="ce415"/>
          <table:table-cell table:style-name="ce415" office:value-type="string" calcext:value-type="string">
            <text:p>Eden</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office:value-type="string" calcext:value-type="string">
            <text:p>FA</text:p>
          </table:table-cell>
          <table:table-cell office:value-type="string" calcext:value-type="string">
            <text:p>Sketchy Highball with mantle crux</text:p>
          </table:table-cell>
          <table:table-cell table:style-name="ce466" office:value-type="date" office:date-value="2018-08-22" calcext:value-type="date">
            <text:p>2018-08-22</text:p>
          </table:table-cell>
          <table:table-cell/>
          <table:table-cell office:value-type="float" office:value="2" calcext:value-type="float">
            <text:p>2</text:p>
          </table:table-cell>
          <table:table-cell/>
        </table:table-row>
        <table:table-row table:style-name="ro1">
          <table:table-cell office:value-type="string" calcext:value-type="string">
            <text:p>The Black Rhino</text:p>
          </table:table-cell>
          <table:table-cell office:value-type="string" calcext:value-type="string">
            <text:p>7b</text:p>
          </table:table-cell>
          <table:table-cell table:style-name="ce415" office:value-type="string" calcext:value-type="string">
            <text:p>F</text:p>
          </table:table-cell>
          <table:table-cell table:style-name="ce415" office:value-type="string" calcext:value-type="string">
            <text:p>Evil Eye</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table:table-cell office:value-type="string" calcext:value-type="string">
            <text:p>FA by Marcel Dippon, 2. ascent</text:p>
          </table:table-cell>
          <table:table-cell table:style-name="ce466" office:value-type="date" office:date-value="2018-08-23" calcext:value-type="date">
            <text:p>2018-08-23</text:p>
          </table:table-cell>
          <table:table-cell/>
          <table:table-cell office:value-type="float" office:value="1" calcext:value-type="float">
            <text:p>1</text:p>
          </table:table-cell>
          <table:table-cell/>
        </table:table-row>
        <table:table-row table:style-name="ro1">
          <table:table-cell office:value-type="string" calcext:value-type="string">
            <text:p>Great Spirit</text:p>
          </table:table-cell>
          <table:table-cell office:value-type="string" calcext:value-type="string">
            <text:p>7b+</text:p>
          </table:table-cell>
          <table:table-cell table:style-name="ce415"/>
          <table:table-cell table:style-name="ce415" office:value-type="string" calcext:value-type="string">
            <text:p>Evil Eye</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table:table-cell office:value-type="string" calcext:value-type="string">
            <text:p>FA by Marcel Dippon</text:p>
          </table:table-cell>
          <table:table-cell table:style-name="ce466" office:value-type="date" office:date-value="2018-08-23" calcext:value-type="date">
            <text:p>2018-08-23</text:p>
          </table:table-cell>
          <table:table-cell table:number-columns-repeated="3"/>
        </table:table-row>
        <table:table-row table:style-name="ro1">
          <table:table-cell office:value-type="string" calcext:value-type="string">
            <text:p>The Calling</text:p>
          </table:table-cell>
          <table:table-cell office:value-type="string" calcext:value-type="string">
            <text:p>7c</text:p>
          </table:table-cell>
          <table:table-cell table:style-name="ce415"/>
          <table:table-cell table:style-name="ce415" office:value-type="string" calcext:value-type="string">
            <text:p>Evil Eye</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table:table-cell office:value-type="string" calcext:value-type="string">
            <text:p>FA by Marcel Dippon, feet forward</text:p>
          </table:table-cell>
          <table:table-cell table:style-name="ce466" office:value-type="date" office:date-value="2018-08-23" calcext:value-type="date">
            <text:p>2018-08-23</text:p>
          </table:table-cell>
          <table:table-cell table:number-columns-repeated="3"/>
        </table:table-row>
        <table:table-row table:style-name="ro1">
          <table:table-cell office:value-type="string" calcext:value-type="string">
            <text:p>Die Gelbe Fratze</text:p>
          </table:table-cell>
          <table:table-cell office:value-type="string" calcext:value-type="string">
            <text:p>7a+</text:p>
          </table:table-cell>
          <table:table-cell table:style-name="ce415"/>
          <table:table-cell table:style-name="ce415" office:value-type="string" calcext:value-type="string">
            <text:p>Evil Eye</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table:table-cell office:value-type="string" calcext:value-type="string">
            <text:p>FA by David Hustadt</text:p>
          </table:table-cell>
          <table:table-cell table:style-name="ce466" office:value-type="date" office:date-value="2018-08-23" calcext:value-type="date">
            <text:p>2018-08-23</text:p>
          </table:table-cell>
          <table:table-cell table:number-columns-repeated="3"/>
        </table:table-row>
        <table:table-row table:style-name="ro1">
          <table:table-cell office:value-type="string" calcext:value-type="string">
            <text:p>Chimanimono</text:p>
          </table:table-cell>
          <table:table-cell office:value-type="string" calcext:value-type="string">
            <text:p>6c+</text:p>
          </table:table-cell>
          <table:table-cell table:style-name="ce415" office:value-type="string" calcext:value-type="string">
            <text:p>F</text:p>
          </table:table-cell>
          <table:table-cell table:style-name="ce415" office:value-type="string" calcext:value-type="string">
            <text:p>Evil Eye</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table:table-cell office:value-type="string" calcext:value-type="string">
            <text:p>FA by Matti Kalenberg</text:p>
          </table:table-cell>
          <table:table-cell table:style-name="ce466" office:value-type="date" office:date-value="2018-08-23" calcext:value-type="date">
            <text:p>2018-08-23</text:p>
          </table:table-cell>
          <table:table-cell table:number-columns-repeated="3"/>
        </table:table-row>
        <table:table-row table:style-name="ro1">
          <table:table-cell office:value-type="string" calcext:value-type="string">
            <text:p>Abdominales Friederikae</text:p>
          </table:table-cell>
          <table:table-cell office:value-type="string" calcext:value-type="string">
            <text:p>6c</text:p>
          </table:table-cell>
          <table:table-cell table:style-name="ce415" office:value-type="string" calcext:value-type="string">
            <text:p>F</text:p>
          </table:table-cell>
          <table:table-cell table:style-name="ce415" office:value-type="string" calcext:value-type="string">
            <text:p>Final Approach</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office:value-type="string" calcext:value-type="string">
            <text:p>FA</text:p>
          </table:table-cell>
          <table:table-cell office:value-type="string" calcext:value-type="string">
            <text:p>sehr fotogener Block</text:p>
          </table:table-cell>
          <table:table-cell table:style-name="ce466" office:value-type="date" office:date-value="2018-08-23" calcext:value-type="date">
            <text:p>2018-08-23</text:p>
          </table:table-cell>
          <table:table-cell/>
          <table:table-cell office:value-type="float" office:value="3" calcext:value-type="float">
            <text:p>3</text:p>
          </table:table-cell>
          <table:table-cell/>
        </table:table-row>
        <table:table-row table:style-name="ro1">
          <table:table-cell office:value-type="string" calcext:value-type="string">
            <text:p>Payback</text:p>
          </table:table-cell>
          <table:table-cell office:value-type="string" calcext:value-type="string">
            <text:p>6c</text:p>
          </table:table-cell>
          <table:table-cell table:style-name="ce415" office:value-type="string" calcext:value-type="string">
            <text:p>F</text:p>
          </table:table-cell>
          <table:table-cell table:style-name="ce415" office:value-type="string" calcext:value-type="string">
            <text:p>Final Approach</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table:table-cell office:value-type="string" calcext:value-type="string">
            <text:p>FA by David Hustadt, 2. ascent</text:p>
          </table:table-cell>
          <table:table-cell table:style-name="ce466" office:value-type="date" office:date-value="2018-08-23" calcext:value-type="date">
            <text:p>2018-08-23</text:p>
          </table:table-cell>
          <table:table-cell table:number-columns-repeated="3"/>
        </table:table-row>
        <table:table-row table:style-name="ro1">
          <table:table-cell office:value-type="string" calcext:value-type="string">
            <text:p>The Hideaway Sit</text:p>
          </table:table-cell>
          <table:table-cell office:value-type="string" calcext:value-type="string">
            <text:p>7c</text:p>
          </table:table-cell>
          <table:table-cell table:style-name="ce415"/>
          <table:table-cell table:style-name="ce415" office:value-type="string" calcext:value-type="string">
            <text:p>Pita</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office:value-type="string" calcext:value-type="string">
            <text:p>FA</text:p>
          </table:table-cell>
          <table:table-cell office:value-type="string" calcext:value-type="string">
            <text:p>die beste Höhle Chimanimanis, found by Dan Bates</text:p>
          </table:table-cell>
          <table:table-cell table:style-name="ce466" office:value-type="date" office:date-value="2018-08-24" calcext:value-type="date">
            <text:p>2018-08-24</text:p>
          </table:table-cell>
          <table:table-cell/>
          <table:table-cell office:value-type="float" office:value="3" calcext:value-type="float">
            <text:p>3</text:p>
          </table:table-cell>
          <table:table-cell/>
        </table:table-row>
        <table:table-row table:style-name="ro1">
          <table:table-cell office:value-type="string" calcext:value-type="string">
            <text:p>Start Big, End Big</text:p>
          </table:table-cell>
          <table:table-cell office:value-type="string" calcext:value-type="string">
            <text:p>7c</text:p>
          </table:table-cell>
          <table:table-cell table:style-name="ce415"/>
          <table:table-cell table:style-name="ce415" office:value-type="string" calcext:value-type="string">
            <text:p>Pita</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office:value-type="string" calcext:value-type="string">
            <text:p>FA</text:p>
          </table:table-cell>
          <table:table-cell office:value-type="string" calcext:value-type="string">
            <text:p>schmerzhafte Löcher, dachte es wäre schwerer aber die anderen Boys habens schnell gemacht</text:p>
          </table:table-cell>
          <table:table-cell table:style-name="ce466" office:value-type="date" office:date-value="2018-08-24" calcext:value-type="date">
            <text:p>2018-08-24</text:p>
          </table:table-cell>
          <table:table-cell/>
          <table:table-cell office:value-type="float" office:value="1" calcext:value-type="float">
            <text:p>1</text:p>
          </table:table-cell>
          <table:table-cell/>
        </table:table-row>
        <table:table-row table:style-name="ro1">
          <table:table-cell office:value-type="string" calcext:value-type="string">
            <text:p>The Lookout Tower</text:p>
          </table:table-cell>
          <table:table-cell office:value-type="string" calcext:value-type="string">
            <text:p>V4</text:p>
          </table:table-cell>
          <table:table-cell table:style-name="ce415"/>
          <table:table-cell table:style-name="ce415" office:value-type="string" calcext:value-type="string">
            <text:p>Pita</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table:table-cell office:value-type="string" calcext:value-type="string">
            <text:p>FA by Dan Bates</text:p>
          </table:table-cell>
          <table:table-cell table:style-name="ce466" office:value-type="date" office:date-value="2018-08-24" calcext:value-type="date">
            <text:p>2018-08-24</text:p>
          </table:table-cell>
          <table:table-cell table:number-columns-repeated="3"/>
        </table:table-row>
        <table:table-row table:style-name="ro1">
          <table:table-cell office:value-type="string" calcext:value-type="string">
            <text:p>The Smile</text:p>
          </table:table-cell>
          <table:table-cell office:value-type="string" calcext:value-type="string">
            <text:p>V5</text:p>
          </table:table-cell>
          <table:table-cell table:style-name="ce415" office:value-type="string" calcext:value-type="string">
            <text:p>F</text:p>
          </table:table-cell>
          <table:table-cell table:style-name="ce415" office:value-type="string" calcext:value-type="string">
            <text:p>Hut Area</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office:value-type="string" calcext:value-type="string">
            <text:p>soft</text:p>
          </table:table-cell>
          <table:table-cell/>
          <table:table-cell table:style-name="ce466" office:value-type="date" office:date-value="2018-08-25" calcext:value-type="date">
            <text:p>2018-08-25</text:p>
          </table:table-cell>
          <table:table-cell/>
          <table:table-cell office:value-type="float" office:value="2" calcext:value-type="float">
            <text:p>2</text:p>
          </table:table-cell>
          <table:table-cell/>
        </table:table-row>
        <table:table-row table:style-name="ro1">
          <table:table-cell office:value-type="string" calcext:value-type="string">
            <text:p>The Fake Smile</text:p>
          </table:table-cell>
          <table:table-cell office:value-type="string" calcext:value-type="string">
            <text:p>V6</text:p>
          </table:table-cell>
          <table:table-cell table:style-name="ce415"/>
          <table:table-cell table:style-name="ce415" office:value-type="string" calcext:value-type="string">
            <text:p>Hut Area</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office:value-type="string" calcext:value-type="string">
            <text:p>hard</text:p>
          </table:table-cell>
          <table:table-cell/>
          <table:table-cell table:style-name="ce466" office:value-type="date" office:date-value="2018-08-25" calcext:value-type="date">
            <text:p>2018-08-25</text:p>
          </table:table-cell>
          <table:table-cell table:number-columns-repeated="3"/>
        </table:table-row>
        <table:table-row table:style-name="ro1">
          <table:table-cell office:value-type="string" calcext:value-type="string">
            <text:p>Lucky Star</text:p>
          </table:table-cell>
          <table:table-cell office:value-type="string" calcext:value-type="string">
            <text:p>V5</text:p>
          </table:table-cell>
          <table:table-cell table:style-name="ce415"/>
          <table:table-cell table:style-name="ce415" office:value-type="string" calcext:value-type="string">
            <text:p>Hut Area</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table:table-cell/>
          <table:table-cell table:style-name="ce466" office:value-type="date" office:date-value="2018-08-25" calcext:value-type="date">
            <text:p>2018-08-25</text:p>
          </table:table-cell>
          <table:table-cell/>
          <table:table-cell office:value-type="float" office:value="2" calcext:value-type="float">
            <text:p>2</text:p>
          </table:table-cell>
          <table:table-cell/>
        </table:table-row>
        <table:table-row table:style-name="ro1">
          <table:table-cell office:value-type="string" calcext:value-type="string">
            <text:p>One Move Wonder</text:p>
          </table:table-cell>
          <table:table-cell office:value-type="string" calcext:value-type="string">
            <text:p>V5</text:p>
          </table:table-cell>
          <table:table-cell table:style-name="ce415"/>
          <table:table-cell table:style-name="ce415" office:value-type="string" calcext:value-type="string">
            <text:p>Hut Area</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table:table-cell/>
          <table:table-cell table:style-name="ce466" office:value-type="date" office:date-value="2018-08-25" calcext:value-type="date">
            <text:p>2018-08-25</text:p>
          </table:table-cell>
          <table:table-cell table:number-columns-repeated="3"/>
        </table:table-row>
        <table:table-row table:style-name="ro1">
          <table:table-cell office:value-type="string" calcext:value-type="string">
            <text:p>One Move Blonder</text:p>
          </table:table-cell>
          <table:table-cell office:value-type="string" calcext:value-type="string">
            <text:p>V6</text:p>
          </table:table-cell>
          <table:table-cell table:style-name="ce415"/>
          <table:table-cell table:style-name="ce415" office:value-type="string" calcext:value-type="string">
            <text:p>Hut Area</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table:table-cell/>
          <table:table-cell table:style-name="ce466" office:value-type="date" office:date-value="2018-08-25" calcext:value-type="date">
            <text:p>2018-08-25</text:p>
          </table:table-cell>
          <table:table-cell table:number-columns-repeated="3"/>
        </table:table-row>
        <table:table-row table:style-name="ro1">
          <table:table-cell office:value-type="string" calcext:value-type="string">
            <text:p>World Trade Center</text:p>
          </table:table-cell>
          <table:table-cell/>
          <table:table-cell table:style-name="ce415"/>
          <table:table-cell table:style-name="ce415" office:value-type="string" calcext:value-type="string">
            <text:p>Waterhole Area</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table:table-cell office:value-type="string" calcext:value-type="string">
            <text:p>Mit 4 Stockwerken die blanke Fläche hoch</text:p>
          </table:table-cell>
          <table:table-cell table:style-name="ce466" office:value-type="date" office:date-value="2018-08-25" calcext:value-type="date">
            <text:p>2018-08-25</text:p>
          </table:table-cell>
          <table:table-cell/>
          <table:table-cell office:value-type="float" office:value="3" calcext:value-type="float">
            <text:p>3</text:p>
          </table:table-cell>
          <table:table-cell/>
        </table:table-row>
        <table:table-row table:style-name="ro1">
          <table:table-cell office:value-type="string" calcext:value-type="string">
            <text:p>Ronroneo</text:p>
          </table:table-cell>
          <table:table-cell office:value-type="string" calcext:value-type="string">
            <text:p>7b</text:p>
          </table:table-cell>
          <table:table-cell table:style-name="ce415"/>
          <table:table-cell table:style-name="ce415" office:value-type="string" calcext:value-type="string">
            <text:p>Laboratorio Inferior</text:p>
          </table:table-cell>
          <table:table-cell table:style-name="ce415" office:value-type="string" calcext:value-type="string">
            <text:p>La Pedriza</text:p>
          </table:table-cell>
          <table:table-cell table:style-name="ce415" office:value-type="string" calcext:value-type="string">
            <text:p>Spanien</text:p>
          </table:table-cell>
          <table:table-cell table:style-name="ce415"/>
          <table:table-cell table:number-columns-repeated="5"/>
        </table:table-row>
        <table:table-row table:style-name="ro1">
          <table:table-cell office:value-type="string" calcext:value-type="string">
            <text:p>El viajero</text:p>
          </table:table-cell>
          <table:table-cell office:value-type="string" calcext:value-type="string">
            <text:p>7c+</text:p>
          </table:table-cell>
          <table:table-cell table:style-name="ce415"/>
          <table:table-cell table:style-name="ce415" office:value-type="string" calcext:value-type="string">
            <text:p>Laboratorio Inferior</text:p>
          </table:table-cell>
          <table:table-cell table:style-name="ce415" office:value-type="string" calcext:value-type="string">
            <text:p>La Pedriza</text:p>
          </table:table-cell>
          <table:table-cell table:style-name="ce415" office:value-type="string" calcext:value-type="string">
            <text:p>Spanien</text:p>
          </table:table-cell>
          <table:table-cell table:style-name="ce415" office:value-type="string" calcext:value-type="string">
            <text:p>soft</text:p>
          </table:table-cell>
          <table:table-cell office:value-type="string" calcext:value-type="string">
            <text:p>soft, ein paar Versuche, cooles Gecrimpe, my style</text:p>
          </table:table-cell>
          <table:table-cell table:style-name="ce466" office:value-type="date" office:date-value="2018-10-07" calcext:value-type="date">
            <text:p>2018-10-07</text:p>
          </table:table-cell>
          <table:table-cell/>
          <table:table-cell office:value-type="float" office:value="2" calcext:value-type="float">
            <text:p>2</text:p>
          </table:table-cell>
          <table:table-cell/>
        </table:table-row>
        <table:table-row table:style-name="ro1">
          <table:table-cell office:value-type="string" calcext:value-type="string">
            <text:p>Dynamita Jump</text:p>
          </table:table-cell>
          <table:table-cell office:value-type="string" calcext:value-type="string">
            <text:p>7b/+</text:p>
          </table:table-cell>
          <table:table-cell table:style-name="ce415"/>
          <table:table-cell table:style-name="ce415" office:value-type="string" calcext:value-type="string">
            <text:p>Laboratorio Inferior</text:p>
          </table:table-cell>
          <table:table-cell table:style-name="ce415" office:value-type="string" calcext:value-type="string">
            <text:p>La Pedriza</text:p>
          </table:table-cell>
          <table:table-cell table:style-name="ce415" office:value-type="string" calcext:value-type="string">
            <text:p>Spanien</text:p>
          </table:table-cell>
          <table:table-cell table:style-name="ce415"/>
          <table:table-cell office:value-type="string" calcext:value-type="string">
            <text:p>fieser Mantle!</text:p>
          </table:table-cell>
          <table:table-cell table:style-name="ce466" office:value-type="date" office:date-value="2018-10-07" calcext:value-type="date">
            <text:p>2018-10-07</text:p>
          </table:table-cell>
          <table:table-cell table:number-columns-repeated="3"/>
        </table:table-row>
        <table:table-row table:style-name="ro1">
          <table:table-cell office:value-type="string" calcext:value-type="string">
            <text:p>El aprendiz de mago</text:p>
          </table:table-cell>
          <table:table-cell office:value-type="string" calcext:value-type="string">
            <text:p>6c+</text:p>
          </table:table-cell>
          <table:table-cell table:style-name="ce415"/>
          <table:table-cell table:style-name="ce415" office:value-type="string" calcext:value-type="string">
            <text:p>Laboratorio Inferior</text:p>
          </table:table-cell>
          <table:table-cell table:style-name="ce415" office:value-type="string" calcext:value-type="string">
            <text:p>La Pedriza</text:p>
          </table:table-cell>
          <table:table-cell table:style-name="ce415" office:value-type="string" calcext:value-type="string">
            <text:p>Spanien</text:p>
          </table:table-cell>
          <table:table-cell table:style-name="ce415"/>
          <table:table-cell/>
          <table:table-cell table:style-name="ce466" office:value-type="date" office:date-value="2018-10-07" calcext:value-type="date">
            <text:p>2018-10-07</text:p>
          </table:table-cell>
          <table:table-cell table:number-columns-repeated="3"/>
        </table:table-row>
        <table:table-row table:style-name="ro1">
          <table:table-cell office:value-type="string" calcext:value-type="string">
            <text:p>El filo de buda</text:p>
          </table:table-cell>
          <table:table-cell office:value-type="string" calcext:value-type="string">
            <text:p>7a</text:p>
          </table:table-cell>
          <table:table-cell table:style-name="ce415"/>
          <table:table-cell table:style-name="ce415" office:value-type="string" calcext:value-type="string">
            <text:p>Laboratorio Inferior</text:p>
          </table:table-cell>
          <table:table-cell table:style-name="ce415" office:value-type="string" calcext:value-type="string">
            <text:p>La Pedriza</text:p>
          </table:table-cell>
          <table:table-cell table:style-name="ce415" office:value-type="string" calcext:value-type="string">
            <text:p>Spanien</text:p>
          </table:table-cell>
          <table:table-cell table:style-name="ce415"/>
          <table:table-cell/>
          <table:table-cell table:style-name="ce466" office:value-type="date" office:date-value="2018-10-07" calcext:value-type="date">
            <text:p>2018-10-07</text:p>
          </table:table-cell>
          <table:table-cell table:number-columns-repeated="3"/>
        </table:table-row>
        <table:table-row table:style-name="ro1">
          <table:table-cell office:value-type="string" calcext:value-type="string">
            <text:p>El Cuervo Sit</text:p>
          </table:table-cell>
          <table:table-cell office:value-type="string" calcext:value-type="string">
            <text:p>7b+</text:p>
          </table:table-cell>
          <table:table-cell table:style-name="ce415" office:value-type="string" calcext:value-type="string">
            <text:p>F</text:p>
          </table:table-cell>
          <table:table-cell table:number-columns-repeated="2" table:style-name="ce415" office:value-type="string" calcext:value-type="string">
            <text:p>Tamajon</text:p>
          </table:table-cell>
          <table:table-cell table:style-name="ce415" office:value-type="string" calcext:value-type="string">
            <text:p>Spanien</text:p>
          </table:table-cell>
          <table:table-cell table:style-name="ce415" office:value-type="string" calcext:value-type="string">
            <text:p>soft</text:p>
          </table:table-cell>
          <table:table-cell/>
          <table:table-cell table:style-name="ce466" office:value-type="date" office:date-value="2018-10-20" calcext:value-type="date">
            <text:p>2018-10-20</text:p>
          </table:table-cell>
          <table:table-cell table:number-columns-repeated="3"/>
        </table:table-row>
        <table:table-row table:style-name="ro1">
          <table:table-cell office:value-type="string" calcext:value-type="string">
            <text:p>El método</text:p>
          </table:table-cell>
          <table:table-cell office:value-type="string" calcext:value-type="string">
            <text:p>7c</text:p>
          </table:table-cell>
          <table:table-cell table:style-name="ce415" office:value-type="string" calcext:value-type="string">
            <text:p>F</text:p>
          </table:table-cell>
          <table:table-cell table:number-columns-repeated="2" table:style-name="ce415" office:value-type="string" calcext:value-type="string">
            <text:p>Tamajon</text:p>
          </table:table-cell>
          <table:table-cell table:style-name="ce415" office:value-type="string" calcext:value-type="string">
            <text:p>Spanien</text:p>
          </table:table-cell>
          <table:table-cell table:style-name="ce415" office:value-type="string" calcext:value-type="string">
            <text:p>soft</text:p>
          </table:table-cell>
          <table:table-cell/>
          <table:table-cell table:style-name="ce466" office:value-type="date" office:date-value="2018-10-20" calcext:value-type="date">
            <text:p>2018-10-20</text:p>
          </table:table-cell>
          <table:table-cell/>
          <table:table-cell office:value-type="float" office:value="2" calcext:value-type="float">
            <text:p>2</text:p>
          </table:table-cell>
          <table:table-cell/>
        </table:table-row>
        <table:table-row table:style-name="ro1">
          <table:table-cell office:value-type="string" calcext:value-type="string">
            <text:p>Looking for Judas</text:p>
          </table:table-cell>
          <table:table-cell office:value-type="string" calcext:value-type="string">
            <text:p>7c</text:p>
          </table:table-cell>
          <table:table-cell table:style-name="ce415"/>
          <table:table-cell table:number-columns-repeated="2" table:style-name="ce415" office:value-type="string" calcext:value-type="string">
            <text:p>Tamajon</text:p>
          </table:table-cell>
          <table:table-cell table:style-name="ce415" office:value-type="string" calcext:value-type="string">
            <text:p>Spanien</text:p>
          </table:table-cell>
          <table:table-cell table:style-name="ce415" office:value-type="string" calcext:value-type="string">
            <text:p>soft</text:p>
          </table:table-cell>
          <table:table-cell office:value-type="string" calcext:value-type="string">
            <text:p>Gerade noch so. Kranker Tag</text:p>
          </table:table-cell>
          <table:table-cell table:style-name="ce466" office:value-type="date" office:date-value="2018-10-20" calcext:value-type="date">
            <text:p>2018-10-20</text:p>
          </table:table-cell>
          <table:table-cell table:number-columns-repeated="3"/>
        </table:table-row>
        <table:table-row table:style-name="ro1">
          <table:table-cell office:value-type="string" calcext:value-type="string">
            <text:p>El cencantor de conejos</text:p>
          </table:table-cell>
          <table:table-cell office:value-type="string" calcext:value-type="string">
            <text:p>8a</text:p>
          </table:table-cell>
          <table:table-cell table:style-name="ce415" office:value-type="string" calcext:value-type="string">
            <text:p>2.Go</text:p>
          </table:table-cell>
          <table:table-cell table:number-columns-repeated="2" table:style-name="ce415" office:value-type="string" calcext:value-type="string">
            <text:p>Tamajon</text:p>
          </table:table-cell>
          <table:table-cell table:style-name="ce415" office:value-type="string" calcext:value-type="string">
            <text:p>Spanien</text:p>
          </table:table-cell>
          <table:table-cell table:style-name="ce415" office:value-type="string" calcext:value-type="string">
            <text:p>soft</text:p>
          </table:table-cell>
          <table:table-cell office:value-type="string" calcext:value-type="string">
            <text:p>Viel mehr sehr leicht. Ziemlich fitter Tag mit Kike</text:p>
          </table:table-cell>
          <table:table-cell table:style-name="ce466" office:value-type="date" office:date-value="2018-10-20" calcext:value-type="date">
            <text:p>2018-10-20</text:p>
          </table:table-cell>
          <table:table-cell/>
          <table:table-cell office:value-type="float" office:value="2" calcext:value-type="float">
            <text:p>2</text:p>
          </table:table-cell>
          <table:table-cell/>
        </table:table-row>
        <table:table-row table:style-name="ro1">
          <table:table-cell office:value-type="string" calcext:value-type="string">
            <text:p>La Grima</text:p>
          </table:table-cell>
          <table:table-cell office:value-type="string" calcext:value-type="string">
            <text:p>6c</text:p>
          </table:table-cell>
          <table:table-cell table:style-name="ce415"/>
          <table:table-cell table:style-name="ce415" office:value-type="string" calcext:value-type="string">
            <text:p>Arrastradero</text:p>
          </table:table-cell>
          <table:table-cell table:style-name="ce415" office:value-type="string" calcext:value-type="string">
            <text:p>Albarracin</text:p>
          </table:table-cell>
          <table:table-cell table:style-name="ce415" office:value-type="string" calcext:value-type="string">
            <text:p>Spanien</text:p>
          </table:table-cell>
          <table:table-cell table:style-name="ce415" office:value-type="string" calcext:value-type="string">
            <text:p>hard</text:p>
          </table:table-cell>
          <table:table-cell/>
          <table:table-cell table:style-name="ce466" office:value-type="date" office:date-value="2018-10-25" calcext:value-type="date">
            <text:p>2018-10-25</text:p>
          </table:table-cell>
          <table:table-cell/>
          <table:table-cell office:value-type="float" office:value="1" calcext:value-type="float">
            <text:p>1</text:p>
          </table:table-cell>
          <table:table-cell/>
        </table:table-row>
        <table:table-row table:style-name="ro1">
          <table:table-cell office:value-type="string" calcext:value-type="string">
            <text:p>Esperanza De Pie</text:p>
          </table:table-cell>
          <table:table-cell office:value-type="string" calcext:value-type="string">
            <text:p>6c+</text:p>
          </table:table-cell>
          <table:table-cell table:style-name="ce415"/>
          <table:table-cell table:style-name="ce415" office:value-type="string" calcext:value-type="string">
            <text:p>Arrastradero</text:p>
          </table:table-cell>
          <table:table-cell table:style-name="ce415" office:value-type="string" calcext:value-type="string">
            <text:p>Albarracin</text:p>
          </table:table-cell>
          <table:table-cell table:style-name="ce415" office:value-type="string" calcext:value-type="string">
            <text:p>Spanien</text:p>
          </table:table-cell>
          <table:table-cell table:style-name="ce415"/>
          <table:table-cell/>
          <table:table-cell table:style-name="ce466" office:value-type="date" office:date-value="2018-10-25" calcext:value-type="date">
            <text:p>2018-10-25</text:p>
          </table:table-cell>
          <table:table-cell table:number-columns-repeated="3"/>
        </table:table-row>
        <table:table-row table:style-name="ro1">
          <table:table-cell office:value-type="string" calcext:value-type="string">
            <text:p>Techo de Menos</text:p>
          </table:table-cell>
          <table:table-cell office:value-type="string" calcext:value-type="string">
            <text:p>6c</text:p>
          </table:table-cell>
          <table:table-cell table:style-name="ce415" office:value-type="string" calcext:value-type="string">
            <text:p>F</text:p>
          </table:table-cell>
          <table:table-cell table:style-name="ce415" office:value-type="string" calcext:value-type="string">
            <text:p>Arrastradero</text:p>
          </table:table-cell>
          <table:table-cell table:style-name="ce415" office:value-type="string" calcext:value-type="string">
            <text:p>Albarracin</text:p>
          </table:table-cell>
          <table:table-cell table:style-name="ce415" office:value-type="string" calcext:value-type="string">
            <text:p>Spanien</text:p>
          </table:table-cell>
          <table:table-cell table:style-name="ce415"/>
          <table:table-cell/>
          <table:table-cell table:style-name="ce466" office:value-type="date" office:date-value="2018-10-25" calcext:value-type="date">
            <text:p>2018-10-25</text:p>
          </table:table-cell>
          <table:table-cell table:number-columns-repeated="3"/>
        </table:table-row>
        <table:table-row table:style-name="ro1">
          <table:table-cell office:value-type="string" calcext:value-type="string">
            <text:p>Techo de Menos derecha</text:p>
          </table:table-cell>
          <table:table-cell office:value-type="string" calcext:value-type="string">
            <text:p>7a</text:p>
          </table:table-cell>
          <table:table-cell table:style-name="ce415" office:value-type="string" calcext:value-type="string">
            <text:p>F</text:p>
          </table:table-cell>
          <table:table-cell table:style-name="ce415" office:value-type="string" calcext:value-type="string">
            <text:p>Arrastradero</text:p>
          </table:table-cell>
          <table:table-cell table:style-name="ce415" office:value-type="string" calcext:value-type="string">
            <text:p>Albarracin</text:p>
          </table:table-cell>
          <table:table-cell table:style-name="ce415" office:value-type="string" calcext:value-type="string">
            <text:p>Spanien</text:p>
          </table:table-cell>
          <table:table-cell table:style-name="ce415"/>
          <table:table-cell/>
          <table:table-cell table:style-name="ce466" office:value-type="date" office:date-value="2018-10-25" calcext:value-type="date">
            <text:p>2018-10-25</text:p>
          </table:table-cell>
          <table:table-cell table:number-columns-repeated="3"/>
        </table:table-row>
        <table:table-row table:style-name="ro1">
          <table:table-cell office:value-type="string" calcext:value-type="string">
            <text:p>Tonico efervescente</text:p>
          </table:table-cell>
          <table:table-cell office:value-type="string" calcext:value-type="string">
            <text:p>6c</text:p>
          </table:table-cell>
          <table:table-cell table:style-name="ce415" office:value-type="string" calcext:value-type="string">
            <text:p>F</text:p>
          </table:table-cell>
          <table:table-cell table:style-name="ce415" office:value-type="string" calcext:value-type="string">
            <text:p>Arrastradero</text:p>
          </table:table-cell>
          <table:table-cell table:style-name="ce415" office:value-type="string" calcext:value-type="string">
            <text:p>Albarracin</text:p>
          </table:table-cell>
          <table:table-cell table:style-name="ce415" office:value-type="string" calcext:value-type="string">
            <text:p>Spanien</text:p>
          </table:table-cell>
          <table:table-cell table:style-name="ce415"/>
          <table:table-cell/>
          <table:table-cell table:style-name="ce466" office:value-type="date" office:date-value="2018-10-25" calcext:value-type="date">
            <text:p>2018-10-25</text:p>
          </table:table-cell>
          <table:table-cell table:number-columns-repeated="3"/>
        </table:table-row>
        <table:table-row table:style-name="ro1">
          <table:table-cell office:value-type="string" calcext:value-type="string">
            <text:p>Trave de los planos</text:p>
          </table:table-cell>
          <table:table-cell office:value-type="string" calcext:value-type="string">
            <text:p>7b</text:p>
          </table:table-cell>
          <table:table-cell table:style-name="ce415"/>
          <table:table-cell table:style-name="ce415" office:value-type="string" calcext:value-type="string">
            <text:p>Techos</text:p>
          </table:table-cell>
          <table:table-cell table:style-name="ce415" office:value-type="string" calcext:value-type="string">
            <text:p>Albarracin</text:p>
          </table:table-cell>
          <table:table-cell table:style-name="ce415" office:value-type="string" calcext:value-type="string">
            <text:p>Spanien</text:p>
          </table:table-cell>
          <table:table-cell table:style-name="ce415"/>
          <table:table-cell/>
          <table:table-cell table:style-name="ce466" office:value-type="date" office:date-value="2018-10-26" calcext:value-type="date">
            <text:p>2018-10-26</text:p>
          </table:table-cell>
          <table:table-cell table:number-columns-repeated="3"/>
        </table:table-row>
        <table:table-row table:style-name="ro1">
          <table:table-cell office:value-type="string" calcext:value-type="string">
            <text:p>Ben Zona</text:p>
          </table:table-cell>
          <table:table-cell office:value-type="string" calcext:value-type="string">
            <text:p>7b+</text:p>
          </table:table-cell>
          <table:table-cell table:style-name="ce415"/>
          <table:table-cell table:style-name="ce415" office:value-type="string" calcext:value-type="string">
            <text:p>Techos</text:p>
          </table:table-cell>
          <table:table-cell table:style-name="ce415" office:value-type="string" calcext:value-type="string">
            <text:p>Albarracin</text:p>
          </table:table-cell>
          <table:table-cell table:style-name="ce415" office:value-type="string" calcext:value-type="string">
            <text:p>Spanien</text:p>
          </table:table-cell>
          <table:table-cell table:style-name="ce415" office:value-type="string" calcext:value-type="string">
            <text:p>soft</text:p>
          </table:table-cell>
          <table:table-cell/>
          <table:table-cell table:style-name="ce466" office:value-type="date" office:date-value="2018-10-26" calcext:value-type="date">
            <text:p>2018-10-26</text:p>
          </table:table-cell>
          <table:table-cell table:number-columns-repeated="3"/>
        </table:table-row>
        <table:table-row table:style-name="ro1">
          <table:table-cell office:value-type="string" calcext:value-type="string">
            <text:p>Rude Man</text:p>
          </table:table-cell>
          <table:table-cell office:value-type="string" calcext:value-type="string">
            <text:p>7b+</text:p>
          </table:table-cell>
          <table:table-cell table:style-name="ce415"/>
          <table:table-cell table:style-name="ce415" office:value-type="string" calcext:value-type="string">
            <text:p>Techos</text:p>
          </table:table-cell>
          <table:table-cell table:style-name="ce415" office:value-type="string" calcext:value-type="string">
            <text:p>Albarracin</text:p>
          </table:table-cell>
          <table:table-cell table:style-name="ce415" office:value-type="string" calcext:value-type="string">
            <text:p>Spanien</text:p>
          </table:table-cell>
          <table:table-cell table:style-name="ce415" office:value-type="string" calcext:value-type="string">
            <text:p>hard</text:p>
          </table:table-cell>
          <table:table-cell office:value-type="string" calcext:value-type="string">
            <text:p>sehr schwerer erster Zug!</text:p>
          </table:table-cell>
          <table:table-cell table:style-name="ce466" office:value-type="date" office:date-value="2018-10-26" calcext:value-type="date">
            <text:p>2018-10-26</text:p>
          </table:table-cell>
          <table:table-cell/>
          <table:table-cell office:value-type="float" office:value="2" calcext:value-type="float">
            <text:p>2</text:p>
          </table:table-cell>
          <table:table-cell/>
        </table:table-row>
        <table:table-row table:style-name="ro1">
          <table:table-cell office:value-type="string" calcext:value-type="string">
            <text:p>26b</text:p>
          </table:table-cell>
          <table:table-cell office:value-type="string" calcext:value-type="string">
            <text:p>6c</text:p>
          </table:table-cell>
          <table:table-cell table:style-name="ce415" office:value-type="string" calcext:value-type="string">
            <text:p>F</text:p>
          </table:table-cell>
          <table:table-cell table:style-name="ce415" office:value-type="string" calcext:value-type="string">
            <text:p>La Fuente</text:p>
          </table:table-cell>
          <table:table-cell table:style-name="ce415" office:value-type="string" calcext:value-type="string">
            <text:p>Albarracin</text:p>
          </table:table-cell>
          <table:table-cell table:style-name="ce415" office:value-type="string" calcext:value-type="string">
            <text:p>Spanien</text:p>
          </table:table-cell>
          <table:table-cell table:style-name="ce415"/>
          <table:table-cell/>
          <table:table-cell table:style-name="ce466" office:value-type="date" office:date-value="2018-10-26" calcext:value-type="date">
            <text:p>2018-10-26</text:p>
          </table:table-cell>
          <table:table-cell/>
          <table:table-cell office:value-type="float" office:value="1" calcext:value-type="float">
            <text:p>1</text:p>
          </table:table-cell>
          <table:table-cell/>
        </table:table-row>
        <table:table-row table:style-name="ro1">
          <table:table-cell office:value-type="string" calcext:value-type="string">
            <text:p>El Ovni</text:p>
          </table:table-cell>
          <table:table-cell office:value-type="string" calcext:value-type="string">
            <text:p>7a</text:p>
          </table:table-cell>
          <table:table-cell table:style-name="ce415" office:value-type="string" calcext:value-type="string">
            <text:p>F</text:p>
          </table:table-cell>
          <table:table-cell table:style-name="ce415" office:value-type="string" calcext:value-type="string">
            <text:p>La Fuente</text:p>
          </table:table-cell>
          <table:table-cell table:style-name="ce415" office:value-type="string" calcext:value-type="string">
            <text:p>Albarracin</text:p>
          </table:table-cell>
          <table:table-cell table:style-name="ce415" office:value-type="string" calcext:value-type="string">
            <text:p>Spanien</text:p>
          </table:table-cell>
          <table:table-cell table:style-name="ce415"/>
          <table:table-cell/>
          <table:table-cell table:style-name="ce466" office:value-type="date" office:date-value="2018-10-27" calcext:value-type="date">
            <text:p>2018-10-27</text:p>
          </table:table-cell>
          <table:table-cell table:number-columns-repeated="3"/>
        </table:table-row>
        <table:table-row table:style-name="ro1">
          <table:table-cell office:value-type="string" calcext:value-type="string">
            <text:p>La Fuente</text:p>
          </table:table-cell>
          <table:table-cell office:value-type="string" calcext:value-type="string">
            <text:p>7c</text:p>
          </table:table-cell>
          <table:table-cell table:style-name="ce415" office:value-type="string" calcext:value-type="string">
            <text:p>F</text:p>
          </table:table-cell>
          <table:table-cell table:style-name="ce415" office:value-type="string" calcext:value-type="string">
            <text:p>La Fuente</text:p>
          </table:table-cell>
          <table:table-cell table:style-name="ce415" office:value-type="string" calcext:value-type="string">
            <text:p>Albarracin</text:p>
          </table:table-cell>
          <table:table-cell table:style-name="ce415" office:value-type="string" calcext:value-type="string">
            <text:p>Spanien</text:p>
          </table:table-cell>
          <table:table-cell table:style-name="ce415"/>
          <table:table-cell office:value-type="string" calcext:value-type="string">
            <text:p>Geiler Boulder. Cool ihn geflasht zu haben</text:p>
          </table:table-cell>
          <table:table-cell table:style-name="ce466"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Fight Club</text:p>
          </table:table-cell>
          <table:table-cell office:value-type="string" calcext:value-type="string">
            <text:p>7b+</text:p>
          </table:table-cell>
          <table:table-cell table:style-name="ce415"/>
          <table:table-cell table:style-name="ce415" office:value-type="string" calcext:value-type="string">
            <text:p>La Fuente</text:p>
          </table:table-cell>
          <table:table-cell table:style-name="ce415" office:value-type="string" calcext:value-type="string">
            <text:p>Albarracin</text:p>
          </table:table-cell>
          <table:table-cell table:style-name="ce415" office:value-type="string" calcext:value-type="string">
            <text:p>Spanien</text:p>
          </table:table-cell>
          <table:table-cell table:style-name="ce415"/>
          <table:table-cell/>
          <table:table-cell table:style-name="ce466" office:value-type="date" office:date-value="2018-10-27" calcext:value-type="date">
            <text:p>2018-10-27</text:p>
          </table:table-cell>
          <table:table-cell/>
          <table:table-cell office:value-type="float" office:value="2" calcext:value-type="float">
            <text:p>2</text:p>
          </table:table-cell>
          <table:table-cell/>
        </table:table-row>
        <table:table-row table:style-name="ro1">
          <table:table-cell office:value-type="string" calcext:value-type="string">
            <text:p>El Redil</text:p>
          </table:table-cell>
          <table:table-cell office:value-type="string" calcext:value-type="string">
            <text:p>6c</text:p>
          </table:table-cell>
          <table:table-cell table:style-name="ce415" office:value-type="string" calcext:value-type="string">
            <text:p>F</text:p>
          </table:table-cell>
          <table:table-cell table:style-name="ce415" office:value-type="string" calcext:value-type="string">
            <text:p>Entreaguas</text:p>
          </table:table-cell>
          <table:table-cell table:style-name="ce415" office:value-type="string" calcext:value-type="string">
            <text:p>Albarracin</text:p>
          </table:table-cell>
          <table:table-cell table:style-name="ce415" office:value-type="string" calcext:value-type="string">
            <text:p>Spanien</text:p>
          </table:table-cell>
          <table:table-cell table:style-name="ce415"/>
          <table:table-cell office:value-type="string" calcext:value-type="string">
            <text:p>Spitzen Dachkletterei</text:p>
          </table:table-cell>
          <table:table-cell table:style-name="ce466"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Variante del Redil</text:p>
          </table:table-cell>
          <table:table-cell office:value-type="string" calcext:value-type="string">
            <text:p>7a</text:p>
          </table:table-cell>
          <table:table-cell table:style-name="ce415"/>
          <table:table-cell table:style-name="ce415" office:value-type="string" calcext:value-type="string">
            <text:p>Entreaguas</text:p>
          </table:table-cell>
          <table:table-cell table:style-name="ce415" office:value-type="string" calcext:value-type="string">
            <text:p>Albarracin</text:p>
          </table:table-cell>
          <table:table-cell table:style-name="ce415" office:value-type="string" calcext:value-type="string">
            <text:p>Spanien</text:p>
          </table:table-cell>
          <table:table-cell table:style-name="ce415"/>
          <table:table-cell office:value-type="string" calcext:value-type="string">
            <text:p>ziemlich definiert</text:p>
          </table:table-cell>
          <table:table-cell table:style-name="ce466" office:value-type="date" office:date-value="2018-10-27" calcext:value-type="date">
            <text:p>2018-10-27</text:p>
          </table:table-cell>
          <table:table-cell table:number-columns-repeated="3"/>
        </table:table-row>
        <table:table-row table:style-name="ro1">
          <table:table-cell office:value-type="string" calcext:value-type="string">
            <text:p>El Jirafa</text:p>
          </table:table-cell>
          <table:table-cell office:value-type="string" calcext:value-type="string">
            <text:p>7b</text:p>
          </table:table-cell>
          <table:table-cell table:style-name="ce415"/>
          <table:table-cell table:style-name="ce415" office:value-type="string" calcext:value-type="string">
            <text:p>Entreaguas</text:p>
          </table:table-cell>
          <table:table-cell table:style-name="ce415" office:value-type="string" calcext:value-type="string">
            <text:p>Albarracin</text:p>
          </table:table-cell>
          <table:table-cell table:style-name="ce415" office:value-type="string" calcext:value-type="string">
            <text:p>Spanien</text:p>
          </table:table-cell>
          <table:table-cell table:style-name="ce415"/>
          <table:table-cell office:value-type="string" calcext:value-type="string">
            <text:p>auch ziemlich definiert</text:p>
          </table:table-cell>
          <table:table-cell table:style-name="ce466" office:value-type="date" office:date-value="2018-10-27" calcext:value-type="date">
            <text:p>2018-10-27</text:p>
          </table:table-cell>
          <table:table-cell table:number-columns-repeated="3"/>
        </table:table-row>
        <table:table-row table:style-name="ro1">
          <table:table-cell office:value-type="string" calcext:value-type="string">
            <text:p>Rasante pal Mutante</text:p>
          </table:table-cell>
          <table:table-cell office:value-type="string" calcext:value-type="string">
            <text:p>7a+</text:p>
          </table:table-cell>
          <table:table-cell table:style-name="ce415"/>
          <table:table-cell table:style-name="ce415" office:value-type="string" calcext:value-type="string">
            <text:p>Entreaguas</text:p>
          </table:table-cell>
          <table:table-cell table:style-name="ce415" office:value-type="string" calcext:value-type="string">
            <text:p>Albarracin</text:p>
          </table:table-cell>
          <table:table-cell table:style-name="ce415" office:value-type="string" calcext:value-type="string">
            <text:p>Spanien</text:p>
          </table:table-cell>
          <table:table-cell table:style-name="ce415"/>
          <table:table-cell office:value-type="string" calcext:value-type="string">
            <text:p>geiler Mantle!</text:p>
          </table:table-cell>
          <table:table-cell table:style-name="ce466"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Guarrana</text:p>
          </table:table-cell>
          <table:table-cell office:value-type="string" calcext:value-type="string">
            <text:p>6b+</text:p>
          </table:table-cell>
          <table:table-cell table:style-name="ce415" office:value-type="string" calcext:value-type="string">
            <text:p>F</text:p>
          </table:table-cell>
          <table:table-cell table:style-name="ce415" office:value-type="string" calcext:value-type="string">
            <text:p>Entreaguas</text:p>
          </table:table-cell>
          <table:table-cell table:style-name="ce415" office:value-type="string" calcext:value-type="string">
            <text:p>Albarracin</text:p>
          </table:table-cell>
          <table:table-cell table:style-name="ce415" office:value-type="string" calcext:value-type="string">
            <text:p>Spanien</text:p>
          </table:table-cell>
          <table:table-cell table:style-name="ce415"/>
          <table:table-cell/>
          <table:table-cell table:style-name="ce466" office:value-type="date" office:date-value="2018-10-27" calcext:value-type="date">
            <text:p>2018-10-27</text:p>
          </table:table-cell>
          <table:table-cell table:number-columns-repeated="3"/>
        </table:table-row>
        <table:table-row table:style-name="ro1">
          <table:table-cell office:value-type="string" calcext:value-type="string">
            <text:p>Zarzamora</text:p>
          </table:table-cell>
          <table:table-cell office:value-type="string" calcext:value-type="string">
            <text:p>7c</text:p>
          </table:table-cell>
          <table:table-cell table:style-name="ce415"/>
          <table:table-cell table:style-name="ce415" office:value-type="string" calcext:value-type="string">
            <text:p>Parking</text:p>
          </table:table-cell>
          <table:table-cell table:style-name="ce415" office:value-type="string" calcext:value-type="string">
            <text:p>Albarracin</text:p>
          </table:table-cell>
          <table:table-cell table:style-name="ce415" office:value-type="string" calcext:value-type="string">
            <text:p>Spanien</text:p>
          </table:table-cell>
          <table:table-cell table:style-name="ce415"/>
          <table:table-cell office:value-type="string" calcext:value-type="string">
            <text:p>cool, nicht so schwer</text:p>
          </table:table-cell>
          <table:table-cell table:style-name="ce466" office:value-type="date" office:date-value="2018-10-28" calcext:value-type="date">
            <text:p>2018-10-28</text:p>
          </table:table-cell>
          <table:table-cell/>
          <table:table-cell office:value-type="float" office:value="2" calcext:value-type="float">
            <text:p>2</text:p>
          </table:table-cell>
          <table:table-cell/>
        </table:table-row>
        <table:table-row table:style-name="ro1">
          <table:table-cell office:value-type="string" calcext:value-type="string">
            <text:p>6a</text:p>
          </table:table-cell>
          <table:table-cell office:value-type="string" calcext:value-type="string">
            <text:p>6b</text:p>
          </table:table-cell>
          <table:table-cell table:style-name="ce415" office:value-type="string" calcext:value-type="string">
            <text:p>F</text:p>
          </table:table-cell>
          <table:table-cell table:style-name="ce415" office:value-type="string" calcext:value-type="string">
            <text:p>Parking</text:p>
          </table:table-cell>
          <table:table-cell table:style-name="ce415" office:value-type="string" calcext:value-type="string">
            <text:p>Albarracin</text:p>
          </table:table-cell>
          <table:table-cell table:style-name="ce415" office:value-type="string" calcext:value-type="string">
            <text:p>Spanien</text:p>
          </table:table-cell>
          <table:table-cell table:style-name="ce415"/>
          <table:table-cell/>
          <table:table-cell table:style-name="ce466" office:value-type="date" office:date-value="2018-10-28" calcext:value-type="date">
            <text:p>2018-10-28</text:p>
          </table:table-cell>
          <table:table-cell table:number-columns-repeated="3"/>
        </table:table-row>
        <table:table-row table:style-name="ro1">
          <table:table-cell office:value-type="string" calcext:value-type="string">
            <text:p>La Letrina</text:p>
          </table:table-cell>
          <table:table-cell office:value-type="string" calcext:value-type="string">
            <text:p>7a+</text:p>
          </table:table-cell>
          <table:table-cell table:style-name="ce415" office:value-type="string" calcext:value-type="string">
            <text:p>F</text:p>
          </table:table-cell>
          <table:table-cell table:style-name="ce415" office:value-type="string" calcext:value-type="string">
            <text:p>Parking</text:p>
          </table:table-cell>
          <table:table-cell table:style-name="ce415" office:value-type="string" calcext:value-type="string">
            <text:p>Albarracin</text:p>
          </table:table-cell>
          <table:table-cell table:style-name="ce415" office:value-type="string" calcext:value-type="string">
            <text:p>Spanien</text:p>
          </table:table-cell>
          <table:table-cell table:style-name="ce415" office:value-type="string" calcext:value-type="string">
            <text:p>soft</text:p>
          </table:table-cell>
          <table:table-cell/>
          <table:table-cell table:style-name="ce466" office:value-type="date" office:date-value="2018-10-28" calcext:value-type="date">
            <text:p>2018-10-28</text:p>
          </table:table-cell>
          <table:table-cell table:number-columns-repeated="3"/>
        </table:table-row>
        <table:table-row table:style-name="ro1">
          <table:table-cell office:value-type="string" calcext:value-type="string">
            <text:p>Zooruyo</text:p>
          </table:table-cell>
          <table:table-cell office:value-type="string" calcext:value-type="string">
            <text:p>7a</text:p>
          </table:table-cell>
          <table:table-cell table:style-name="ce415" office:value-type="string" calcext:value-type="string">
            <text:p>F</text:p>
          </table:table-cell>
          <table:table-cell table:style-name="ce415" office:value-type="string" calcext:value-type="string">
            <text:p>Parking</text:p>
          </table:table-cell>
          <table:table-cell table:style-name="ce415" office:value-type="string" calcext:value-type="string">
            <text:p>Albarracin</text:p>
          </table:table-cell>
          <table:table-cell table:style-name="ce415" office:value-type="string" calcext:value-type="string">
            <text:p>Spanien</text:p>
          </table:table-cell>
          <table:table-cell table:style-name="ce415" office:value-type="string" calcext:value-type="string">
            <text:p>soft</text:p>
          </table:table-cell>
          <table:table-cell/>
          <table:table-cell table:style-name="ce466" office:value-type="date" office:date-value="2018-10-28" calcext:value-type="date">
            <text:p>2018-10-28</text:p>
          </table:table-cell>
          <table:table-cell table:number-columns-repeated="3"/>
        </table:table-row>
        <table:table-row table:style-name="ro1">
          <table:table-cell office:value-type="string" calcext:value-type="string">
            <text:p>Aerolineas</text:p>
          </table:table-cell>
          <table:table-cell office:value-type="string" calcext:value-type="string">
            <text:p>7b</text:p>
          </table:table-cell>
          <table:table-cell table:style-name="ce415" office:value-type="string" calcext:value-type="string">
            <text:p>F</text:p>
          </table:table-cell>
          <table:table-cell table:style-name="ce415" office:value-type="string" calcext:value-type="string">
            <text:p>Parking</text:p>
          </table:table-cell>
          <table:table-cell table:style-name="ce415" office:value-type="string" calcext:value-type="string">
            <text:p>Albarracin</text:p>
          </table:table-cell>
          <table:table-cell table:style-name="ce415" office:value-type="string" calcext:value-type="string">
            <text:p>Spanien</text:p>
          </table:table-cell>
          <table:table-cell table:style-name="ce415"/>
          <table:table-cell office:value-type="string" calcext:value-type="string">
            <text:p>sluuuuper!</text:p>
          </table:table-cell>
          <table:table-cell table:style-name="ce466" office:value-type="date" office:date-value="2018-10-28" calcext:value-type="date">
            <text:p>2018-10-28</text:p>
          </table:table-cell>
          <table:table-cell/>
          <table:table-cell office:value-type="float" office:value="3" calcext:value-type="float">
            <text:p>3</text:p>
          </table:table-cell>
          <table:table-cell/>
        </table:table-row>
        <table:table-row table:style-name="ro1">
          <table:table-cell office:value-type="string" calcext:value-type="string">
            <text:p>Hannibal Lecter</text:p>
          </table:table-cell>
          <table:table-cell office:value-type="string" calcext:value-type="string">
            <text:p>7b+</text:p>
          </table:table-cell>
          <table:table-cell table:style-name="ce415"/>
          <table:table-cell table:style-name="ce415" office:value-type="string" calcext:value-type="string">
            <text:p>Champagne</text:p>
          </table:table-cell>
          <table:table-cell table:style-name="ce415" office:value-type="string" calcext:value-type="string">
            <text:p>Cesciano</text:p>
          </table:table-cell>
          <table:table-cell table:style-name="ce415" office:value-type="string" calcext:value-type="string">
            <text:p>Schweiz</text:p>
          </table:table-cell>
          <table:table-cell table:style-name="ce415"/>
          <table:table-cell/>
          <table:table-cell office:value-type="string" calcext:value-type="string">
            <text:p>2019-01–03</text:p>
          </table:table-cell>
          <table:table-cell/>
          <table:table-cell office:value-type="float" office:value="2" calcext:value-type="float">
            <text:p>2</text:p>
          </table:table-cell>
          <table:table-cell/>
        </table:table-row>
        <table:table-row table:style-name="ro1">
          <table:table-cell office:value-type="string" calcext:value-type="string">
            <text:p>Fat Boy</text:p>
          </table:table-cell>
          <table:table-cell office:value-type="string" calcext:value-type="string">
            <text:p>7c+</text:p>
          </table:table-cell>
          <table:table-cell table:style-name="ce415"/>
          <table:table-cell table:style-name="ce415" office:value-type="string" calcext:value-type="string">
            <text:p>Nivo Bassa</text:p>
          </table:table-cell>
          <table:table-cell table:style-name="ce415" office:value-type="string" calcext:value-type="string">
            <text:p>Chironico</text:p>
          </table:table-cell>
          <table:table-cell table:style-name="ce415" office:value-type="string" calcext:value-type="string">
            <text:p>Schweiz</text:p>
          </table:table-cell>
          <table:table-cell table:style-name="ce415" office:value-type="string" calcext:value-type="string">
            <text:p>soft</text:p>
          </table:table-cell>
          <table:table-cell/>
          <table:table-cell table:style-name="ce466" office:value-type="date" office:date-value="2019-01-02" calcext:value-type="date">
            <text:p>2019-01-02</text:p>
          </table:table-cell>
          <table:table-cell/>
          <table:table-cell office:value-type="float" office:value="1" calcext:value-type="float">
            <text:p>1</text:p>
          </table:table-cell>
          <table:table-cell/>
        </table:table-row>
        <table:table-row table:style-name="ro1">
          <table:table-cell office:value-type="string" calcext:value-type="string">
            <text:p>Jungle Book Stand</text:p>
          </table:table-cell>
          <table:table-cell office:value-type="string" calcext:value-type="string">
            <text:p>7c+</text:p>
          </table:table-cell>
          <table:table-cell table:style-name="ce415"/>
          <table:table-cell table:style-name="ce415" office:value-type="string" calcext:value-type="string">
            <text:p>Champagne</text:p>
          </table:table-cell>
          <table:table-cell table:style-name="ce415" office:value-type="string" calcext:value-type="string">
            <text:p>Cesciano</text:p>
          </table:table-cell>
          <table:table-cell table:style-name="ce415" office:value-type="string" calcext:value-type="string">
            <text:p>Schweiz</text:p>
          </table:table-cell>
          <table:table-cell table:style-name="ce415" office:value-type="string" calcext:value-type="string">
            <text:p>hard</text:p>
          </table:table-cell>
          <table:table-cell/>
          <table:table-cell office:value-type="string" calcext:value-type="string">
            <text:p>2019-01–02</text:p>
          </table:table-cell>
          <table:table-cell/>
          <table:table-cell office:value-type="float" office:value="3" calcext:value-type="float">
            <text:p>3</text:p>
          </table:table-cell>
          <table:table-cell/>
        </table:table-row>
        <table:table-row table:style-name="ro1">
          <table:table-cell office:value-type="string" calcext:value-type="string">
            <text:p>La Grotte des Soupirs</text:p>
          </table:table-cell>
          <table:table-cell office:value-type="string" calcext:value-type="string">
            <text:p>7c/+</text:p>
          </table:table-cell>
          <table:table-cell table:style-name="ce415"/>
          <table:table-cell table:style-name="ce415" office:value-type="string" calcext:value-type="string">
            <text:p>Filo Sbalzo</text:p>
          </table:table-cell>
          <table:table-cell table:style-name="ce415" office:value-type="string" calcext:value-type="string">
            <text:p>Cesciano</text:p>
          </table:table-cell>
          <table:table-cell table:style-name="ce415" office:value-type="string" calcext:value-type="string">
            <text:p>Schweiz</text:p>
          </table:table-cell>
          <table:table-cell table:style-name="ce415"/>
          <table:table-cell office:value-type="string" calcext:value-type="string">
            <text:p>sehr groessenabhaengig!</text:p>
          </table:table-cell>
          <table:table-cell table:style-name="ce466" office:value-type="date" office:date-value="2018-12-31" calcext:value-type="date">
            <text:p>2018-12-31</text:p>
          </table:table-cell>
          <table:table-cell/>
          <table:table-cell office:value-type="float" office:value="2" calcext:value-type="float">
            <text:p>2</text:p>
          </table:table-cell>
          <table:table-cell/>
        </table:table-row>
        <table:table-row table:style-name="ro1">
          <table:table-cell office:value-type="string" calcext:value-type="string">
            <text:p>Les Vent nous Portera</text:p>
          </table:table-cell>
          <table:table-cell office:value-type="string" calcext:value-type="string">
            <text:p>8a</text:p>
          </table:table-cell>
          <table:table-cell table:style-name="ce415"/>
          <table:table-cell table:style-name="ce415" office:value-type="string" calcext:value-type="string">
            <text:p>Serre Moi Fort</text:p>
          </table:table-cell>
          <table:table-cell table:style-name="ce415" office:value-type="string" calcext:value-type="string">
            <text:p>Chironico</text:p>
          </table:table-cell>
          <table:table-cell table:style-name="ce415" office:value-type="string" calcext:value-type="string">
            <text:p>Schweiz</text:p>
          </table:table-cell>
          <table:table-cell table:style-name="ce415"/>
          <table:table-cell office:value-type="string" calcext:value-type="string">
            <text:p>1 day</text:p>
          </table:table-cell>
          <table:table-cell table:style-name="ce466" office:value-type="date" office:date-value="2019-12-30" calcext:value-type="date">
            <text:p>2019-12-30</text:p>
          </table:table-cell>
          <table:table-cell/>
          <table:table-cell office:value-type="float" office:value="2" calcext:value-type="float">
            <text:p>2</text:p>
          </table:table-cell>
          <table:table-cell/>
        </table:table-row>
        <table:table-row table:style-name="ro1">
          <table:table-cell office:value-type="string" calcext:value-type="string">
            <text:p>Lemon Tree</text:p>
          </table:table-cell>
          <table:table-cell office:value-type="string" calcext:value-type="string">
            <text:p>6c+</text:p>
          </table:table-cell>
          <table:table-cell table:style-name="ce415"/>
          <table:table-cell table:style-name="ce415" office:value-type="string" calcext:value-type="string">
            <text:p>Centrale</text:p>
          </table:table-cell>
          <table:table-cell table:style-name="ce415" office:value-type="string" calcext:value-type="string">
            <text:p>Chironico</text:p>
          </table:table-cell>
          <table:table-cell table:style-name="ce415" office:value-type="string" calcext:value-type="string">
            <text:p>Schweiz</text:p>
          </table:table-cell>
          <table:table-cell table:style-name="ce415" office:value-type="string" calcext:value-type="string">
            <text:p>hard</text:p>
          </table:table-cell>
          <table:table-cell/>
          <table:table-cell table:style-name="ce466" office:value-type="date" office:date-value="2019-12-30" calcext:value-type="date">
            <text:p>2019-12-30</text:p>
          </table:table-cell>
          <table:table-cell/>
          <table:table-cell office:value-type="float" office:value="3" calcext:value-type="float">
            <text:p>3</text:p>
          </table:table-cell>
          <table:table-cell/>
        </table:table-row>
        <table:table-row table:style-name="ro1" table:number-rows-repeated="65085">
          <table:table-cell table:number-columns-repeated="2"/>
          <table:table-cell table:style-name="ce415" table:number-columns-repeated="5"/>
          <table:table-cell table:number-columns-repeated="5"/>
        </table:table-row>
        <table:table-row table:style-name="ro1" table:number-rows-repeated="982783">
          <table:table-cell table:number-columns-repeated="12"/>
        </table:table-row>
        <table:table-row table:style-name="ro1">
          <table:table-cell table:number-columns-repeated="12"/>
        </table:table-row>
      </table:table>
      <table:table table:name="Multipitch" table:style-name="ta1" table:print="false">
        <table:table-column table:style-name="co22" table:default-cell-style-name="Default"/>
        <table:table-column table:style-name="co23" table:default-cell-style-name="ce477"/>
        <table:table-column table:style-name="co24" table:default-cell-style-name="ce498"/>
        <table:table-column table:style-name="co25" table:default-cell-style-name="Default"/>
        <table:table-column table:style-name="co26" table:default-cell-style-name="Default"/>
        <table:table-column table:style-name="co27" table:default-cell-style-name="Default"/>
        <table:table-column table:style-name="co28" table:number-columns-repeated="2" table:default-cell-style-name="Default"/>
        <table:table-column table:style-name="co29" table:default-cell-style-name="ce477"/>
        <table:table-column table:style-name="co21" table:number-columns-repeated="3" table:default-cell-style-name="Default"/>
        <table:table-row table:style-name="ro1">
          <table:table-cell table:style-name="ce198" office:value-type="string" calcext:value-type="string">
            <text:p>name</text:p>
          </table:table-cell>
          <table:table-cell table:style-name="ce198" office:value-type="string" calcext:value-type="string">
            <text:p>grade</text:p>
          </table:table-cell>
          <table:table-cell table:style-name="ce198" office:value-type="string" calcext:value-type="string">
            <text:p>style</text:p>
          </table:table-cell>
          <table:table-cell table:style-name="ce261" office:value-type="string" calcext:value-type="string">
            <text:p>crag</text:p>
          </table:table-cell>
          <table:table-cell table:style-name="ce261" office:value-type="string" calcext:value-type="string">
            <text:p>area</text:p>
          </table:table-cell>
          <table:table-cell table:style-name="ce261" office:value-type="string" calcext:value-type="string">
            <text:p>country</text:p>
          </table:table-cell>
          <table:table-cell table:style-name="ce198" office:value-type="string" calcext:value-type="string">
            <text:p>shortnote</text:p>
          </table:table-cell>
          <table:table-cell table:style-name="ce198" office:value-type="string" calcext:value-type="string">
            <text:p>notes</text:p>
          </table:table-cell>
          <table:table-cell table:style-name="ce239" office:value-type="string" calcext:value-type="string">
            <text:p>date</text:p>
          </table:table-cell>
          <table:table-cell table:style-name="ce201" office:value-type="string" calcext:value-type="string">
            <text:p>project</text:p>
          </table:table-cell>
          <table:table-cell table:style-name="ce201" office:value-type="string" calcext:value-type="string">
            <text:p>starts</text:p>
          </table:table-cell>
          <table:table-cell table:style-name="ce201" office:value-type="string" calcext:value-type="string">
            <text:p>cragnote</text:p>
          </table:table-cell>
        </table:table-row>
        <table:table-row table:style-name="ro12">
          <table:table-cell table:style-name="ce468" office:value-type="string" calcext:value-type="string">
            <text:p>Yosemite</text:p>
          </table:table-cell>
          <table:table-cell/>
          <table:table-cell table:style-name="ce411"/>
          <table:table-cell table:style-name="ce226" table:number-columns-repeated="4"/>
          <table:table-cell table:number-columns-repeated="5"/>
        </table:table-row>
        <table:table-row table:style-name="ro1">
          <table:table-cell table:style-name="ce469" office:value-type="string" calcext:value-type="string">
            <text:p>Royal Arches</text:p>
          </table:table-cell>
          <table:table-cell/>
          <table:table-cell table:style-name="ce411"/>
          <table:table-cell table:number-columns-repeated="9"/>
        </table:table-row>
        <table:table-row table:style-name="ro1">
          <table:table-cell table:style-name="ce470" office:value-type="string" calcext:value-type="string">
            <text:p>Serenity Crack</text:p>
          </table:table-cell>
          <table:table-cell office:value-type="string" calcext:value-type="string">
            <text:p>5.10d</text:p>
          </table:table-cell>
          <table:table-cell table:style-name="ce411" office:value-type="string" calcext:value-type="string">
            <text:p>X</text:p>
          </table:table-cell>
          <table:table-cell table:number-columns-repeated="5"/>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71" office:value-type="string" calcext:value-type="string">
            <text:p>Sons of Yesterday</text:p>
          </table:table-cell>
          <table:table-cell office:value-type="string" calcext:value-type="string">
            <text:p>5.10b</text:p>
          </table:table-cell>
          <table:table-cell table:style-name="ce411" office:value-type="string" calcext:value-type="string">
            <text:p>X</text:p>
          </table:table-cell>
          <table:table-cell table:number-columns-repeated="5"/>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71" office:value-type="string" calcext:value-type="string">
            <text:p>Royal Arches</text:p>
          </table:table-cell>
          <table:table-cell office:value-type="string" calcext:value-type="string">
            <text:p>5.10b</text:p>
          </table:table-cell>
          <table:table-cell table:style-name="ce411"/>
          <table:table-cell table:number-columns-repeated="4"/>
          <table:table-cell office:value-type="string" calcext:value-type="string">
            <text:p>second go in Crux Slab (Fuß gerutscht). Simul-klettern mit ultra langsamem Kush in ~6h</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71"/>
          <table:table-cell/>
          <table:table-cell table:style-name="ce411"/>
          <table:table-cell table:number-columns-repeated="9"/>
        </table:table-row>
        <table:table-row table:style-name="ro1">
          <table:table-cell table:style-name="ce469" office:value-type="string" calcext:value-type="string">
            <text:p>Swan Slabs</text:p>
          </table:table-cell>
          <table:table-cell/>
          <table:table-cell table:style-name="ce411"/>
          <table:table-cell table:number-columns-repeated="9"/>
        </table:table-row>
        <table:table-row table:style-name="ro1">
          <table:table-cell table:style-name="ce471" office:value-type="string" calcext:value-type="string">
            <text:p>Penelope´s Problem</text:p>
          </table:table-cell>
          <table:table-cell table:style-name="ce478" office:value-type="string" calcext:value-type="string">
            <text:p>5.7</text:p>
          </table:table-cell>
          <table:table-cell table:style-name="ce411" office:value-type="string" calcext:value-type="string">
            <text:p>X</text:p>
          </table:table-cell>
          <table:table-cell table:number-columns-repeated="4"/>
          <table:table-cell office:value-type="string" calcext:value-type="string">
            <text:p>3 pitches easy climbing, anchors at trees, super start for the Valley</text:p>
          </table:table-cell>
          <table:table-cell office:value-type="string" calcext:value-type="string">
            <text:p>November 2016</text:p>
          </table:table-cell>
          <table:table-cell table:number-columns-repeated="3"/>
        </table:table-row>
        <table:table-row table:style-name="ro1">
          <table:table-cell table:style-name="ce471"/>
          <table:table-cell/>
          <table:table-cell table:style-name="ce411"/>
          <table:table-cell table:number-columns-repeated="9"/>
        </table:table-row>
        <table:table-row table:style-name="ro1">
          <table:table-cell table:style-name="ce469" office:value-type="string" calcext:value-type="string">
            <text:p>El Capitan</text:p>
          </table:table-cell>
          <table:table-cell/>
          <table:table-cell table:style-name="ce411"/>
          <table:table-cell table:number-columns-repeated="9"/>
        </table:table-row>
        <table:table-row table:style-name="ro1">
          <table:table-cell table:style-name="ce472" office:value-type="string" calcext:value-type="string">
            <text:p>The Nose</text:p>
          </table:table-cell>
          <table:table-cell table:style-name="ce479" office:value-type="string" calcext:value-type="string">
            <text:p>5.8 C2</text:p>
          </table:table-cell>
          <table:table-cell table:style-name="ce482"/>
          <table:table-cell table:number-columns-repeated="4"/>
          <table:table-cell table:style-name="ce335" office:value-type="string" calcext:value-type="string">
            <text:p>Nachdem Freerider nass war haben wir uns entschieden die Nose zu versuchen. Wir hatten nur wenig Zeit, da ein massiver Regensturm erst das Valley überschwemmt hat, woraufhin wir evakuiert wurden und 2 1/2 Tage später war ein weiterer Schauer gemeldet. Start 8.4. um 14.30, 1. Bivy auf Dolt Tower, dann bis Camp 6 an Tag 2 doch zu nass zum bivakieren. Bivak in gruseligem, abschüssigen Camp 5, dann bis zum Top. Changing Corners und The Great Roof komplett nass. Wild! Erste Bigwall! 47 1/2h</text:p>
          </table:table-cell>
          <table:table-cell table:style-name="ce479" office:value-type="string" calcext:value-type="string">
            <text:p>8.4.-10.4.18</text:p>
          </table:table-cell>
          <table:table-cell/>
          <table:table-cell office:value-type="float" office:value="3" calcext:value-type="float">
            <text:p>3</text:p>
          </table:table-cell>
          <table:table-cell/>
        </table:table-row>
        <table:table-row table:style-name="ro7">
          <table:table-cell table:style-name="ce473" office:value-type="string" calcext:value-type="string">
            <text:p>Freerider</text:p>
          </table:table-cell>
          <table:table-cell table:style-name="ce480" office:value-type="string" calcext:value-type="string">
            <text:p>5.13d</text:p>
          </table:table-cell>
          <table:table-cell table:style-name="ce411"/>
          <table:table-cell table:number-columns-repeated="4"/>
          <table:table-cell table:style-name="ce320" office:value-type="string" calcext:value-type="string">
            <text:p><text:span text:style-name="T1">Freeblast: 2 ea #.3-3, 1 #4 (first pitch), Offset nuts small, big</text:span></text:p>
            <text:p><text:span text:style-name="T1">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1">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2">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1">You can easily rappel from The Ear to Heart Ledges and then rap fixed ropes. Ascending fixed ropes takes ~30min.</text:span></text:p>
            <text:p><text:span text:style-name="T3">Pitch 12: chimney, right side in, face the valley, don´t go too far in, stay outside, run it out, link two pitches (70m), big gear</text:span></text:p>
            <text:p><text:span text:style-name="T3">Pitch 14: The ear: place #1 at beginning crux (hard laybacking), jugs higher up but hard to go around corner, there is a hidden crimp 10cm left of slopy corner</text:span></text:p>
            <text:p><text:span text:style-name="T3">don´t place #5 at end (is dragged in), many places to put big gear (#2-4), intimidating but easy, take helmet off, otherwise you can´t turn your head.</text:span></text:p>
            <text:p><text:span text:style-name="T3">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3">Pitch 16: Offwidth to Alcove: use right wall and stem, slide #6 and place #3 at end of offwidth, chimney to El Cap Spire is ok</text:span></text:p>
            <text:p><text:span text:style-name="T1">El Cap Spire is fantastic bivy!</text:span></text:p>
            <text:p><text:span text:style-name="T3">Pitch 17: go right, 5.11a is easier (not in 2016 Rock Climbing Yosemite Valley Guidebook), gear is difficult to place, scary, #4 in beginning and #1 at hidden spot</text:span></text:p>
            <text:p><text:span text:style-name="T3">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3">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3">Pitch 23: Enduro Corner Part 2: Kneebar to place gear, stem last bit, run out at the top</text:span></text:p>
            <text:p><text:span text:style-name="T3">Pitch F24: The Round Table: traverse and use hidden hole up and left at start</text:span></text:p>
            <text:p><text:span text:style-name="T3">Pitch F25: is okay</text:span></text:p>
            <text:p><text:span text:style-name="T3">Pitch 27: Offwidth is hard, layback</text:span></text:p>
          </table:table-cell>
          <table:table-cell/>
          <table:table-cell office:value-type="string" calcext:value-type="string">
            <text:p>X</text:p>
          </table:table-cell>
          <table:table-cell office:value-type="float" office:value="3" calcext:value-type="float">
            <text:p>3</text:p>
          </table:table-cell>
          <table:table-cell/>
        </table:table-row>
        <table:table-row table:style-name="ro7">
          <table:table-cell table:style-name="ce474" office:value-type="string" calcext:value-type="string">
            <text:p>Dolt Run</text:p>
          </table:table-cell>
          <table:table-cell table:style-name="ce479" office:value-type="string" calcext:value-type="string">
            <text:p>5.11b/c C2</text:p>
          </table:table-cell>
          <table:table-cell table:style-name="ce482"/>
          <table:table-cell table:number-columns-repeated="4"/>
          <table:table-cell table:style-name="ce335" office:value-type="string" calcext:value-type="string">
            <text:p>Die ersten 10SL der Nose mit Aiden an 2 Plattenstellen. Stoveleg Crack ist SO krank geil! Glory! Letzten 2 SL Faustriss waren hart</text:p>
          </table:table-cell>
          <table:table-cell office:value-type="string" calcext:value-type="string">
            <text:p>28.03.18</text:p>
          </table:table-cell>
          <table:table-cell/>
          <table:table-cell office:value-type="float" office:value="2" calcext:value-type="float">
            <text:p>2</text:p>
          </table:table-cell>
          <table:table-cell/>
        </table:table-row>
        <table:table-row table:style-name="ro1">
          <table:table-cell table:style-name="ce471" office:value-type="string" calcext:value-type="string">
            <text:p>Freeblast</text:p>
          </table:table-cell>
          <table:table-cell office:value-type="string" calcext:value-type="string">
            <text:p>5.11b</text:p>
          </table:table-cell>
          <table:table-cell table:style-name="ce411"/>
          <table:table-cell table:number-columns-repeated="4"/>
          <table:table-cell office:value-type="string" calcext:value-type="string">
            <text:p>9 pitches, first bit of Freerider, onsighted all pitches</text:p>
          </table:table-cell>
          <table:table-cell office:value-type="string" calcext:value-type="string">
            <text:p>November 2016</text:p>
          </table:table-cell>
          <table:table-cell/>
          <table:table-cell office:value-type="float" office:value="2" calcext:value-type="float">
            <text:p>2</text:p>
          </table:table-cell>
          <table:table-cell/>
        </table:table-row>
        <table:table-row table:style-name="ro1">
          <table:table-cell table:style-name="ce471"/>
          <table:table-cell/>
          <table:table-cell table:style-name="ce411"/>
          <table:table-cell table:number-columns-repeated="9"/>
        </table:table-row>
        <table:table-row table:style-name="ro1">
          <table:table-cell table:style-name="ce469" office:value-type="string" calcext:value-type="string">
            <text:p>Washington Column</text:p>
          </table:table-cell>
          <table:table-cell/>
          <table:table-cell table:style-name="ce411"/>
          <table:table-cell table:number-columns-repeated="9"/>
        </table:table-row>
        <table:table-row table:style-name="ro14">
          <table:table-cell table:style-name="ce471" office:value-type="string" calcext:value-type="string">
            <text:p>Astroman</text:p>
          </table:table-cell>
          <table:table-cell office:value-type="string" calcext:value-type="string">
            <text:p>5.11c</text:p>
          </table:table-cell>
          <table:table-cell table:style-name="ce411"/>
          <table:table-cell table:number-columns-repeated="4"/>
          <table:table-cell office:value-type="string" calcext:value-type="string">
            <text:p>Rack: X4 1ea ab #0.1 (Changing Corners), 2ea C4 .3-.75, 3ea #1-#2, 2ea #3, 1ea #4, Micronuts, Offset nuts</text:p>
            <text:p>Mega hart. Viel, viel schwerer als The Rostrum. Noch nicht Rotpunkt, in Harding Slot gefallen leider. Sonst alle SL rotpunkt.</text:p>
            <text:p>Beta: ersten beiden SL sind leicht. The Boulderproblem ist har nicht so einfach aber gut machbar wenn man weiß wie es geht: Kleinen Microkeil legen vom Band aus, dann Piton klippen. Sloper mit links, doppeln und an schlechten Tritten aufstehen. Dann weit links oben Leiste im Riss, Füßr hochlaufen und an Kante schnappen. Endurocorner ist MEGA anstrengend. Nicht layback klettern unten! Man braucht VIELE #1 Cams. Thin Hands mit einigen Ruhepunkten. Links die Tritte auf der Wand mitbenutzen und rechte Schulter gegen andere Seite drücken um zu ruhen. Nach ca. 10M kommt n sehr guter Rest, dann super pumpig bis in Kamin oben. Den letzten Teil muss man Layback klettern aber das ist gar nicht so schwer, da man Tritte hat. Am schwersten fand ich die passsage in den ersten guten Ruhepunkt bei ca. 10m. Dann eine kurze SL mit losem Fels dann sehr lange SL mit schlechter Absicherung und komischem Klemmriss und Layback. Dann kommt die Crux SL: Der Harding Slot. Unten leicht, dann sehr steil aber machbar seinen Layback Riss bis auf kleines Plateau. Gutes Gear. Very thin hands bis zu einem guten Block im Riss. Die Schultern klemmen im Riss, deswegen kann man nicht so gut klemmen und es ist super steil. Echt schwer! Nach dem Block #1 unter den Block legen und beide Füße auf Kaminklettern: Knie gegen äußeren Fels und Fußsohlen gegen den anderen. Dann nach rechts, dort kommen Griffe. Allgemein sehr gut abzusichern. Oben sehr eng, Helm ausziehen!</text:p>
            <text:p>Die 8. SL ist leichter. Mach die Variante rechts. Changing Corners ist MEGA! Beste Seillänge auf jeden Fall. Ziemlich lang und man braucht kleine cams (X4 .1,.2) und Micronuts. MEGA!</text:p>
            <text:p>Dann Faustklemmerriss (Ok), eine leichte Querung. Die letzte SL ist ziemlich fies mit schlechtem Gear und Gefahr auf ein Band zu fallen. Sehr spicy! Nach der Plattenstelle unten kommt man an gute Schuppe, kann einen Keil und .4 Cam legen und dann mit links auf schlechte Sloperleiste und Hand Fuß Match. Dann hochlaufen, nicht mehr schwer und absteigen und freuen :-) Abstieg muss man kennen, aber ist nicht so wild. Nicht zu früh rechts runter abbiegen.</text:p>
          </table:table-cell>
          <table:table-cell office:value-type="string" calcext:value-type="string">
            <text:p>05.04.18</text:p>
          </table:table-cell>
          <table:table-cell office:value-type="string" calcext:value-type="string">
            <text:p>X</text:p>
          </table:table-cell>
          <table:table-cell office:value-type="float" office:value="3" calcext:value-type="float">
            <text:p>3</text:p>
          </table:table-cell>
          <table:table-cell/>
        </table:table-row>
        <table:table-row table:style-name="ro1">
          <table:table-cell table:style-name="ce471"/>
          <table:table-cell/>
          <table:table-cell table:style-name="ce411"/>
          <table:table-cell table:number-columns-repeated="9"/>
        </table:table-row>
        <table:table-row table:style-name="ro1">
          <table:table-cell table:style-name="ce469" office:value-type="string" calcext:value-type="string">
            <text:p>Half Dome</text:p>
          </table:table-cell>
          <table:table-cell/>
          <table:table-cell table:style-name="ce411"/>
          <table:table-cell table:number-columns-repeated="9"/>
        </table:table-row>
        <table:table-row table:style-name="ro1">
          <table:table-cell table:style-name="ce471" office:value-type="string" calcext:value-type="string">
            <text:p>Snake Dike</text:p>
          </table:table-cell>
          <table:table-cell office:value-type="string" calcext:value-type="string">
            <text:p>5.7R</text:p>
          </table:table-cell>
          <table:table-cell table:style-name="ce411" office:value-type="string" calcext:value-type="string">
            <text:p>X</text:p>
          </table:table-cell>
          <table:table-cell table:number-columns-repeated="4"/>
          <table:table-cell office:value-type="string" calcext:value-type="string">
            <text:p>Simul-klettern, unglaublich spaßig und tolle Szenerie, langer Hike (8h laufen, 1h klettern), Nacktbilder oben</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71"/>
          <table:table-cell/>
          <table:table-cell table:style-name="ce411"/>
          <table:table-cell table:number-columns-repeated="9"/>
        </table:table-row>
        <table:table-row table:style-name="ro1">
          <table:table-cell table:style-name="ce469" office:value-type="string" calcext:value-type="string">
            <text:p>The Rostrum</text:p>
          </table:table-cell>
          <table:table-cell/>
          <table:table-cell table:style-name="ce411"/>
          <table:table-cell table:number-columns-repeated="9"/>
        </table:table-row>
        <table:table-row table:style-name="ro1">
          <table:table-cell table:style-name="ce471" office:value-type="string" calcext:value-type="string">
            <text:p>The Rostrum</text:p>
          </table:table-cell>
          <table:table-cell office:value-type="string" calcext:value-type="string">
            <text:p>5.11c</text:p>
          </table:table-cell>
          <table:table-cell table:style-name="ce411" office:value-type="string" calcext:value-type="string">
            <text:p>F</text:p>
          </table:table-cell>
          <table:table-cell table:number-columns-repeated="4"/>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71"/>
          <table:table-cell/>
          <table:table-cell table:style-name="ce411"/>
          <table:table-cell table:number-columns-repeated="9"/>
        </table:table-row>
        <table:table-row table:style-name="ro1">
          <table:table-cell table:style-name="ce469" office:value-type="string" calcext:value-type="string">
            <text:p>Manure Pile Buttress</text:p>
          </table:table-cell>
          <table:table-cell/>
          <table:table-cell table:style-name="ce411"/>
          <table:table-cell table:number-columns-repeated="9"/>
        </table:table-row>
        <table:table-row table:style-name="ro1">
          <table:table-cell table:style-name="ce471" office:value-type="string" calcext:value-type="string">
            <text:p>Nutcracker</text:p>
          </table:table-cell>
          <table:table-cell office:value-type="float" office:value="5.8" calcext:value-type="float">
            <text:p>5.8</text:p>
          </table:table-cell>
          <table:table-cell table:style-name="ce411" office:value-type="string" calcext:value-type="string">
            <text:p>o.s.</text:p>
          </table:table-cell>
          <table:table-cell table:number-columns-repeated="4"/>
          <table:table-cell office:value-type="string" calcext:value-type="string">
            <text:p>Die 3. SL war nass, das war ziemlich scary vorzusteigen, ansonsten mega geiler erste Yosemite Tour! Cooler Mantle in der letzten SL</text:p>
          </table:table-cell>
          <table:table-cell office:value-type="string" calcext:value-type="string">
            <text:p>27.03.18</text:p>
          </table:table-cell>
          <table:table-cell table:number-columns-repeated="3"/>
        </table:table-row>
        <table:table-row table:style-name="ro1">
          <table:table-cell table:style-name="ce471" office:value-type="string" calcext:value-type="string">
            <text:p>After Six</text:p>
          </table:table-cell>
          <table:table-cell office:value-type="float" office:value="5.7" calcext:value-type="float">
            <text:p>5.7</text:p>
          </table:table-cell>
          <table:table-cell table:style-name="ce411" office:value-type="string" calcext:value-type="string">
            <text:p>o.s.</text:p>
          </table:table-cell>
          <table:table-cell table:number-columns-repeated="4"/>
          <table:table-cell office:value-type="string" calcext:value-type="string">
            <text:p>Simul mit Jakob, er rennt die ganze Zeit solide 20m runouts und kommt mit 2 pieces oben an zum Umlenker an um Stand zu bauen. 30Min</text:p>
          </table:table-cell>
          <table:table-cell office:value-type="string" calcext:value-type="string">
            <text:p>27.03.18</text:p>
          </table:table-cell>
          <table:table-cell table:number-columns-repeated="3"/>
        </table:table-row>
        <table:table-row table:style-name="ro1" table:number-rows-repeated="2">
          <table:table-cell table:number-columns-repeated="12"/>
        </table:table-row>
        <table:table-row table:style-name="ro12">
          <table:table-cell table:style-name="ce468" office:value-type="string" calcext:value-type="string">
            <text:p>Red Rocks</text:p>
          </table:table-cell>
          <table:table-cell table:number-columns-repeated="11"/>
        </table:table-row>
        <table:table-row table:style-name="ro1">
          <table:table-cell table:style-name="ce469" office:value-type="string" calcext:value-type="string">
            <text:p>Black Velvet Canyon</text:p>
          </table:table-cell>
          <table:table-cell table:number-columns-repeated="11"/>
        </table:table-row>
        <table:table-row table:style-name="ro1">
          <table:table-cell office:value-type="string" calcext:value-type="string">
            <text:p>Dream of Wild Turkeys</text:p>
          </table:table-cell>
          <table:table-cell office:value-type="string" calcext:value-type="string">
            <text:p>5.10a</text:p>
          </table:table-cell>
          <table:table-cell office:value-type="string" calcext:value-type="string">
            <text:p>X</text:p>
          </table:table-cell>
          <table:table-cell table:number-columns-repeated="4"/>
          <table:table-cell office:value-type="string" calcext:value-type="string">
            <text:p>mit Lizzie Thomas, all pitches lead</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number-rows-repeated="2">
          <table:table-cell table:number-columns-repeated="12"/>
        </table:table-row>
        <table:table-row table:style-name="ro12">
          <table:table-cell table:style-name="ce468" office:value-type="string" calcext:value-type="string">
            <text:p>Island</text:p>
          </table:table-cell>
          <table:table-cell/>
          <table:table-cell table:style-name="ce411"/>
          <table:table-cell table:number-columns-repeated="5"/>
          <table:table-cell office:value-type="string" calcext:value-type="string">
            <text:p>Juli/August 2016</text:p>
          </table:table-cell>
          <table:table-cell table:number-columns-repeated="3"/>
        </table:table-row>
        <table:table-row table:style-name="ro1">
          <table:table-cell table:style-name="ce469" office:value-type="string" calcext:value-type="string">
            <text:p>Basalt Pillars</text:p>
          </table:table-cell>
          <table:table-cell/>
          <table:table-cell table:style-name="ce411"/>
          <table:table-cell table:number-columns-repeated="9"/>
        </table:table-row>
        <table:table-row table:style-name="ro1">
          <table:table-cell table:style-name="ce471" office:value-type="string" calcext:value-type="string">
            <text:p>Paddys Pillar</text:p>
          </table:table-cell>
          <table:table-cell office:value-type="string" calcext:value-type="string">
            <text:p>6b</text:p>
          </table:table-cell>
          <table:table-cell table:style-name="ce411"/>
          <table:table-cell table:number-columns-repeated="4"/>
          <table:table-cell office:value-type="string" calcext:value-type="string">
            <text:p>First Ascend von Ole, Tom, Paddy; Trad Multipitch (mit selbst Stand bauen, ABENTEUER!): 6b, 6a+,5b, evtl. Ist es die Route Orgelpípurnar</text:p>
          </table:table-cell>
          <table:table-cell table:number-columns-repeated="2"/>
          <table:table-cell office:value-type="float" office:value="2" calcext:value-type="float">
            <text:p>2</text:p>
          </table:table-cell>
          <table:table-cell/>
        </table:table-row>
        <table:table-row table:style-name="ro1" table:number-rows-repeated="2">
          <table:table-cell table:number-columns-repeated="12"/>
        </table:table-row>
        <table:table-row table:style-name="ro12">
          <table:table-cell table:style-name="ce468" office:value-type="string" calcext:value-type="string">
            <text:p>Rätikon</text:p>
          </table:table-cell>
          <table:table-cell/>
          <table:table-cell table:style-name="ce411"/>
          <table:table-cell table:number-columns-repeated="9"/>
        </table:table-row>
        <table:table-row table:style-name="ro15">
          <table:table-cell table:style-name="ce475" office:value-type="string" calcext:value-type="string">
            <text:p>Lilith</text:p>
          </table:table-cell>
          <table:table-cell table:style-name="ce481" office:value-type="float" office:value="9" calcext:value-type="float">
            <text:p>9</text:p>
          </table:table-cell>
          <table:table-cell table:style-name="ce499"/>
          <table:table-cell table:number-columns-repeated="4"/>
          <table:table-cell table:style-name="ce349" office:value-type="string" calcext:value-type="string">
            <text:p>Beta:</text:p>
            <text:p>SL1: 7+, ist okay, plattig und etwas runout aber nicht tragisch</text:p>
            <text:p>SL2: 8+ am Stand gleich relativ schwer, Haken klippen und dann wieder am Stand nach links queren, dann mittelschwere Aufsteher bis zu kurzem Dächlein, da mal kleingriffig, dann o.k. Rastposition und kleine Traverse nach links (Crux der SL): mit links Untergriff, rechts kleine scharfe Leiste, linken Fuß weit rüber kicken und nach Links auf gute Griffe. Oben weite LINKSSCHLEIFE klettern, man sieht den Haken nicht.</text:p>
            <text:p>SL3: 8-, nicht so schwer</text:p>
            <text:p>SL4: 8+, ganz am Schluss vor dem Stand kommt die Crux: Aufstehen auf guten Tritten, dann alles erstmal gut anschauen. Mit links Seit/Untergriff, rechts auf kleine Leiste, irgendwie doppeln oder was daneben nehmen und auf Sloper hoch, nicht abkacken hier!</text:p>
            <text:p>SL5: 8+ wunderschön! Recht lang, Crux ist in der Mitte: von guten Slopern auf aufgebackene Zange rechts, dann mit links in Untergriffbrot, rechts auf zwei Finger Steller Loch, dann an schlechten Leisten nach Links queren. Rechtsschleife zum Stand ist nicht übermäßig schwer aber muss man nochmal von ner Seitleiste weit nach rechts zu nem schlecht zu erkennenden Griff blocken. Stand okay an kleinem Absatz.</text:p>
            <text:p>SL6: 8+/9-, Traverse direkt vom Stand weg ist Crux, kurze SL. Nach Rechts tänzeln an guten Tritten und schlechten Griffen, mit links Seitgriff dann vor dem Körper schlechte Leisten doppeln und mit rechts auf kleine Erhebung (igelig!) ziehen, auf gleich Höhe wie die Griffe davor. Linken Fuß weit hoch auf guten Tritt. Rechts umdrehen auf STÜTZ und GANZ WEIT hochstützen auf gute Leiste. Von da aus nochmal weit hochziehen auf gute Leiste zum klippen. Danach leichter</text:p>
            <text:p>SL7: 9 (9-), schwer am Schluss, davor nur Henkel, Von Riss rechts leiste, Links auf Seitleiste und weit hochblocken auf Sloperband (sind Korallenlöcher drauf), danach leichter zu Stand.</text:p>
            <text:p>SL8: ~9, war mal 8+ aber Griffausbruch ca. 5M unter dem Stand. Leichte Rechtsschleife klettern: miesen Steller an kleinem Dächlein mit rechts nehmen (unter der "Dorn"), mit links kleine sloprige 2Fingerleiste. Schlechte Tritte, ganz weit links Tritt angeln, mit Links auf Leiste, rechten Tritt hochkicken und rechts auf Sloper, links auf Seitgriff, dann leichter.</text:p>
            <text:p>SL9: 9+, Boulder vom Stand weg, schwer vom Stand weg und Crux an Dachkante. Danach pumpig aber nicht so tragisch. Geht in die Querung von Intifada rein, oben dann leicht mit fettem Runout.</text:p>
          </table:table-cell>
          <table:table-cell office:value-type="string" calcext:value-type="string">
            <text:p>08.07.18</text:p>
          </table:table-cell>
          <table:table-cell office:value-type="string" calcext:value-type="string">
            <text:p>X</text:p>
          </table:table-cell>
          <table:table-cell office:value-type="float" office:value="3" calcext:value-type="float">
            <text:p>3</text:p>
          </table:table-cell>
          <table:table-cell/>
        </table:table-row>
        <table:table-row table:style-name="ro16">
          <table:table-cell table:style-name="ce476" office:value-type="string" calcext:value-type="string">
            <text:p>Hannibals Albtraum</text:p>
          </table:table-cell>
          <table:table-cell table:style-name="ce479" office:value-type="float" office:value="9" calcext:value-type="float">
            <text:p>9</text:p>
          </table:table-cell>
          <table:table-cell table:style-name="ce482"/>
          <table:table-cell table:number-columns-repeated="3"/>
          <table:table-cell office:value-type="string" calcext:value-type="string">
            <text:p>8+,9-,9-,9,8+</text:p>
          </table:table-cell>
          <table:table-cell table:style-name="ce335" office:value-type="string" calcext:value-type="string">
            <text:p>mega gut! Traumtour, was für eine Platte, ist mir viel mehr wert als jeder boulder. Mit Adam und Jakob nach Absturz. So eine geile Erfahrung. Jede Seillänge vorgestiegen. Jakob auch, da Adam immer im Nachstieg gegangen ist und wir das Seil abgezogen haben</text:p>
            <text:p>Gefühlte Grade: 9-,9,9+,9,8+</text:p>
          </table:table-cell>
          <table:table-cell office:value-type="string" calcext:value-type="string">
            <text:p>24. August 2017</text:p>
          </table:table-cell>
          <table:table-cell/>
          <table:table-cell office:value-type="float" office:value="3" calcext:value-type="float">
            <text:p>3</text:p>
          </table:table-cell>
          <table:table-cell/>
        </table:table-row>
        <table:table-row table:style-name="ro1">
          <table:table-cell table:style-name="ce470" office:value-type="string" calcext:value-type="string">
            <text:p>Intifada</text:p>
          </table:table-cell>
          <table:table-cell office:value-type="string" calcext:value-type="string">
            <text:p>8/8+</text:p>
          </table:table-cell>
          <table:table-cell table:style-name="ce411"/>
          <table:table-cell table:number-columns-repeated="4"/>
          <table:table-cell office:value-type="string" calcext:value-type="string">
            <text:p>in einer SL einmal gestürzt. Super Tour, sehr anhaltend und anstrengend, psychisch anspruchsvoll und schwere Plattenstellen. Scary letzte SL</text:p>
          </table:table-cell>
          <table:table-cell office:value-type="string" calcext:value-type="string">
            <text:p>August 2015</text:p>
          </table:table-cell>
          <table:table-cell/>
          <table:table-cell office:value-type="float" office:value="3" calcext:value-type="float">
            <text:p>3</text:p>
          </table:table-cell>
          <table:table-cell/>
        </table:table-row>
        <table:table-row table:style-name="ro1">
          <table:table-cell table:style-name="ce470" office:value-type="string" calcext:value-type="string">
            <text:p>Kasama</text:p>
          </table:table-cell>
          <table:table-cell office:value-type="string" calcext:value-type="string">
            <text:p>8-/8</text:p>
          </table:table-cell>
          <table:table-cell table:style-name="ce411" office:value-type="string" calcext:value-type="string">
            <text:p>X</text:p>
          </table:table-cell>
          <table:table-cell table:number-columns-repeated="5"/>
          <table:table-cell office:value-type="string" calcext:value-type="string">
            <text:p>15. Juni 2017</text:p>
          </table:table-cell>
          <table:table-cell/>
          <table:table-cell office:value-type="float" office:value="1" calcext:value-type="float">
            <text:p>1</text:p>
          </table:table-cell>
          <table:table-cell/>
        </table:table-row>
        <table:table-row table:style-name="ro1">
          <table:table-cell table:style-name="ce474" office:value-type="string" calcext:value-type="string">
            <text:p>Galadriel</text:p>
          </table:table-cell>
          <table:table-cell table:style-name="ce479" office:value-type="string" calcext:value-type="string">
            <text:p>8-</text:p>
          </table:table-cell>
          <table:table-cell table:style-name="ce482"/>
          <table:table-cell table:number-columns-repeated="4"/>
          <table:table-cell table:style-name="ce335"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table-row>
        <table:table-row table:style-name="ro1">
          <table:table-cell table:style-name="ce471" office:value-type="string" calcext:value-type="string">
            <text:p>Haldejoli</text:p>
          </table:table-cell>
          <table:table-cell office:value-type="float" office:value="7" calcext:value-type="float">
            <text:p>7</text:p>
          </table:table-cell>
          <table:table-cell table:style-name="ce411" office:value-type="string" calcext:value-type="string">
            <text:p>X</text:p>
          </table:table-cell>
          <table:table-cell table:number-columns-repeated="4"/>
          <table:table-cell office:value-type="string" calcext:value-type="string">
            <text:p>geniale Plaisirkletterei!!!</text:p>
          </table:table-cell>
          <table:table-cell office:value-type="string" calcext:value-type="string">
            <text:p>August 2015</text:p>
          </table:table-cell>
          <table:table-cell/>
          <table:table-cell office:value-type="float" office:value="2" calcext:value-type="float">
            <text:p>2</text:p>
          </table:table-cell>
          <table:table-cell/>
        </table:table-row>
        <table:table-row table:style-name="ro1">
          <table:table-cell table:style-name="ce471" office:value-type="string" calcext:value-type="string">
            <text:p>Neuseeländerweg</text:p>
          </table:table-cell>
          <table:table-cell office:value-type="string" calcext:value-type="string">
            <text:p>6-</text:p>
          </table:table-cell>
          <table:table-cell table:style-name="ce411"/>
          <table:table-cell table:number-columns-repeated="4"/>
          <table:table-cell office:value-type="string" calcext:value-type="string">
            <text:p>25m Sturz mit Helikopterrettung – scheiß Tour! Desaster</text:p>
          </table:table-cell>
          <table:table-cell/>
          <table:table-cell office:value-type="string" calcext:value-type="string">
            <text:p>X</text:p>
          </table:table-cell>
          <table:table-cell office:value-type="float" office:value="0" calcext:value-type="float">
            <text:p>0</text:p>
          </table:table-cell>
          <table:table-cell/>
        </table:table-row>
        <table:table-row table:style-name="ro1" table:number-rows-repeated="2">
          <table:table-cell table:number-columns-repeated="12"/>
        </table:table-row>
        <table:table-row table:style-name="ro12">
          <table:table-cell table:style-name="ce468" office:value-type="string" calcext:value-type="string">
            <text:p>Zion</text:p>
          </table:table-cell>
          <table:table-cell table:number-columns-repeated="11"/>
        </table:table-row>
        <table:table-row table:style-name="ro1">
          <table:table-cell office:value-type="string" calcext:value-type="string">
            <text:p>Monkeyfinger</text:p>
          </table:table-cell>
          <table:table-cell office:value-type="string" calcext:value-type="string">
            <text:p>5.12b</text:p>
          </table:table-cell>
          <table:table-cell table:number-columns-repeated="5"/>
          <table:table-cell office:value-type="string" calcext:value-type="string">
            <text:p>die ersten 6 SL mit Kush, SL 3&amp;4 im Vorstieg ausgecheckt und mit vorplaziertem Gear abgeholt, SL 6 (Monkeyfinger) im Toprope</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number-rows-repeated="4">
          <table:table-cell table:number-columns-repeated="12"/>
        </table:table-row>
        <table:table-row table:style-name="ro14">
          <table:table-cell office:value-type="string" calcext:value-type="string">
            <text:p>Holiday From Boulder Holiday</text:p>
          </table:table-cell>
          <table:table-cell office:value-type="string" calcext:value-type="string">
            <text:p>5c</text:p>
          </table:table-cell>
          <table:table-cell office:value-type="string" calcext:value-type="string">
            <text:p>o.s.</text:p>
          </table:table-cell>
          <table:table-cell office:value-type="string" calcext:value-type="string">
            <text:p>Hambushaba Wall</text:p>
          </table:table-cell>
          <table:table-cell office:value-type="string" calcext:value-type="string">
            <text:p>Matopos</text:p>
          </table:table-cell>
          <table:table-cell office:value-type="string" calcext:value-type="string">
            <text:p>Zimbabwe</text:p>
          </table:table-cell>
          <table:table-cell office:value-type="string" calcext:value-type="string">
            <text:p>FA, R</text:p>
          </table:table-cell>
          <table:table-cell office:value-type="string" calcext:value-type="string">
            <text:p>FA, 3 pitches , 5C R, leading up the prominent three pillars. </text:p>
            <text:p>P1: Start at black wall, first pro really high, climb above bulge with big runout into gully </text:p>
            <text:p>P2: Climb up the gully and traverse left into OW then another traverse under roof to get to the middle big crack of the "three pillars". </text:p>
            <text:p>P3: Romp up a 50m Offwidth to get to the top.</text:p>
            <text:p><text:span text:style-name="T7">Gear: 1ea BD C4 #0.1-#0.4, #4,#5,#6, 2ea BD C4 #0.5-#3</text:span></text:p>
          </table:table-cell>
          <table:table-cell table:style-name="ce509" office:value-type="date" office:date-value="2018-08-15" calcext:value-type="date">
            <text:p>2018-08-15</text:p>
          </table:table-cell>
          <table:table-cell/>
          <table:table-cell office:value-type="float" office:value="2" calcext:value-type="float">
            <text:p>2</text:p>
          </table:table-cell>
          <table:table-cell/>
        </table:table-row>
        <table:table-row table:style-name="ro1">
          <table:table-cell office:value-type="string" calcext:value-type="string">
            <text:p>Via Oeste de El Pajaro</text:p>
          </table:table-cell>
          <table:table-cell office:value-type="string" calcext:value-type="string">
            <text:p>6c</text:p>
          </table:table-cell>
          <table:table-cell/>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Geiler Kamin! 6SL</text:p>
          </table:table-cell>
          <table:table-cell table:style-name="ce509" office:value-type="date" office:date-value="2018-09-23" calcext:value-type="date">
            <text:p>2018-09-23</text:p>
          </table:table-cell>
          <table:table-cell/>
          <table:table-cell office:value-type="float" office:value="3" calcext:value-type="float">
            <text:p>3</text:p>
          </table:table-cell>
          <table:table-cell/>
        </table:table-row>
        <table:table-row table:style-name="ro1">
          <table:table-cell office:value-type="string" calcext:value-type="string">
            <text:p>Via Fonsi</text:p>
          </table:table-cell>
          <table:table-cell office:value-type="string" calcext:value-type="string">
            <text:p>6a+</text:p>
          </table:table-cell>
          <table:table-cell office:value-type="string" calcext:value-type="string">
            <text:p>o.s.</text:p>
          </table:table-cell>
          <table:table-cell office:value-type="string" calcext:value-type="string">
            <text:p>El Yelm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Echte Plattenkletterei mit brutalen HA!</text:p>
          </table:table-cell>
          <table:table-cell table:style-name="ce509" office:value-type="date" office:date-value="2018-09-30" calcext:value-type="date">
            <text:p>2018-09-30</text:p>
          </table:table-cell>
          <table:table-cell/>
          <table:table-cell office:value-type="float" office:value="2" calcext:value-type="float">
            <text:p>2</text:p>
          </table:table-cell>
          <table:table-cell/>
        </table:table-row>
        <table:table-row table:style-name="ro1">
          <table:table-cell office:value-type="string" calcext:value-type="string">
            <text:p>Via Sur de El Pajaro directa</text:p>
          </table:table-cell>
          <table:table-cell office:value-type="string" calcext:value-type="string">
            <text:p>6c</text:p>
          </table:table-cell>
          <table:table-cell/>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5 SL mit geilem Fingerriss. Waaaahnsinn, was fuer ein abartig geiles Gebiet!</text:p>
          </table:table-cell>
          <table:table-cell table:style-name="ce509" office:value-type="date" office:date-value="2018-11-20" calcext:value-type="date">
            <text:p>2018-11-20</text:p>
          </table:table-cell>
          <table:table-cell/>
          <table:table-cell office:value-type="float" office:value="2" calcext:value-type="float">
            <text:p>2</text:p>
          </table:table-cell>
          <table:table-cell/>
        </table:table-row>
        <table:table-row table:style-name="ro1">
          <table:table-cell office:value-type="string" calcext:value-type="string">
            <text:p>Un Robin de Jouvence</text:p>
          </table:table-cell>
          <table:table-cell office:value-type="string" calcext:value-type="string">
            <text:p>6b+</text:p>
          </table:table-cell>
          <table:table-cell office:value-type="string" calcext:value-type="string">
            <text:p>o.s.</text:p>
          </table:table-cell>
          <table:table-cell office:value-type="string" calcext:value-type="string">
            <text:p>Dent d'Air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a+,6a+,(6a)</text:p>
          </table:table-cell>
          <table:table-cell office:value-type="string" calcext:value-type="string">
            <text:p>Team o.s. mit Adam, okay climb with many bolts. Linked pitch 2+3</text:p>
          </table:table-cell>
          <table:table-cell table:style-name="ce509" office:value-type="date" office:date-value="2018-08-03" calcext:value-type="date">
            <text:p>2018-08-03</text:p>
          </table:table-cell>
          <table:table-cell/>
          <table:table-cell office:value-type="float" office:value="1" calcext:value-type="float">
            <text:p>1</text:p>
          </table:table-cell>
          <table:table-cell/>
        </table:table-row>
        <table:table-row table:style-name="ro1">
          <table:table-cell office:value-type="string" calcext:value-type="string">
            <text:p>Au-Déla du Délire</text:p>
          </table:table-cell>
          <table:table-cell office:value-type="string" calcext:value-type="string">
            <text:p>7a</text:p>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7a,(6c),6c,(7a),6a,(6b+ A0),6a+</text:p>
          </table:table-cell>
          <table:table-cell office:value-type="string" calcext:value-type="string">
            <text:p>Team o.s. mit Adam. Besser wird Klettern nicht! 5 Sterne! Unglaubliche Felsquali mit viel Luft unterm Arsch. Wanhnissns letzte SL. HA sind okay, nicht psycho</text:p>
          </table:table-cell>
          <table:table-cell table:style-name="ce509" office:value-type="date" office:date-value="2018-08-04" calcext:value-type="date">
            <text:p>2018-08-04</text:p>
          </table:table-cell>
          <table:table-cell/>
          <table:table-cell office:value-type="float" office:value="3" calcext:value-type="float">
            <text:p>3</text:p>
          </table:table-cell>
          <table:table-cell/>
        </table:table-row>
        <table:table-row table:style-name="ro1">
          <table:table-cell office:value-type="string" calcext:value-type="string">
            <text:p>Mégafoot</text:p>
          </table:table-cell>
          <table:table-cell office:value-type="string" calcext:value-type="string">
            <text:p>7a+</text:p>
          </table:table-cell>
          <table:table-cell/>
          <table:table-cell office:value-type="string" calcext:value-type="string">
            <text:p>Mégafoot</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c),6b+,(7a+),(7a+)</text:p>
          </table:table-cell>
          <table:table-cell office:value-type="string" calcext:value-type="string">
            <text:p>RP aber beide 7a+ toprope. 3 Versuche für die letzte 7a+ SL, bretthart. 2X Abseilen reicht (60m bis Balkon), erste 7a+ ist schwere Platte: kleine Griffe und gut stehen, letzte SL sehr ausgesetzt. Pumpig durch Überhang, überragende Rastposition über dem Void, dann schwerer Plattenboulder</text:p>
          </table:table-cell>
          <table:table-cell table:style-name="ce509" office:value-type="date" office:date-value="2018-08-05" calcext:value-type="date">
            <text:p>2018-08-05</text:p>
          </table:table-cell>
          <table:table-cell/>
          <table:table-cell office:value-type="float" office:value="2" calcext:value-type="float">
            <text:p>2</text:p>
          </table:table-cell>
          <table:table-cell/>
        </table:table-row>
        <table:table-row table:style-name="ro1">
          <table:table-cell office:value-type="string" calcext:value-type="string">
            <text:p>Les Marches du Temps</text:p>
          </table:table-cell>
          <table:table-cell office:value-type="string" calcext:value-type="string">
            <text:p>7a</text:p>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c+),6c,(7a),(6c+),7a,6cA0,(6b+),6a+</text:p>
          </table:table-cell>
          <table:table-cell office:value-type="string" calcext:value-type="string">
            <text:p>Team o.s. mit Adam. Extrem geiles Stück Wand. Ausgesetzt undluftig. Überragender Fels. Manche SL sind echt steil aber an richtig guten Schippenlöchern</text:p>
          </table:table-cell>
          <table:table-cell table:style-name="ce509" office:value-type="date" office:date-value="2018-08-07" calcext:value-type="date">
            <text:p>2018-08-07</text:p>
          </table:table-cell>
          <table:table-cell/>
          <table:table-cell office:value-type="float" office:value="3" calcext:value-type="float">
            <text:p>3</text:p>
          </table:table-cell>
          <table:table-cell/>
        </table:table-row>
        <table:table-row table:style-name="ro1">
          <table:table-cell office:value-type="string" calcext:value-type="string">
            <text:p>La Demande</text:p>
          </table:table-cell>
          <table:table-cell office:value-type="string" calcext:value-type="string">
            <text:p>6a</text:p>
          </table:table-cell>
          <table:table-cell office:value-type="string" calcext:value-type="string">
            <text:p>o.s.</text:p>
          </table:table-cell>
          <table:table-cell office:value-type="string" calcext:value-type="string">
            <text:p>La Demand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a,(5c),5c,(5c+),6a,(5c+),5c,(6a),5b,5c+,6a,(5c)</text:p>
          </table:table-cell>
          <table:table-cell office:value-type="string" calcext:value-type="string">
            <text:p>Mit David. Erste Tour von ganz unten nach ganz oben. Erstbegangen 1968! Ziemlich abenteuerlich mit weiten HA und großem Abschlusskamin. Friends sind hilfreich. Schon orderntlich speckig...</text:p>
          </table:table-cell>
          <table:table-cell table:style-name="ce509" office:value-type="date" office:date-value="2018-08-08" calcext:value-type="date">
            <text:p>2018-08-08</text:p>
          </table:table-cell>
          <table:table-cell/>
          <table:table-cell office:value-type="float" office:value="2" calcext:value-type="float">
            <text:p>2</text:p>
          </table:table-cell>
          <table:table-cell/>
        </table:table-row>
        <table:table-row table:style-name="ro1">
          <table:table-cell office:value-type="string" calcext:value-type="string">
            <text:p>Alix, Punk de Vergons</text:p>
          </table:table-cell>
          <table:table-cell office:value-type="string" calcext:value-type="string">
            <text:p>7b+</text:p>
          </table:table-cell>
          <table:table-cell office:value-type="string" calcext:value-type="string">
            <text:p>o.s.</text:p>
          </table:table-cell>
          <table:table-cell office:value-type="string" calcext:value-type="string">
            <text:p>Paroi Du Duc</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5c),7a+,(6c+),7a+,(7b),6c+,(6c+),7b,(6c),7a</text:p>
          </table:table-cell>
          <table:table-cell office:value-type="string" calcext:value-type="string">
            <text:p>Mit Adam. Mega geile Tour. Steile Kletterei an Sintern. Die obere 7b hat einen "Pausenbaum" am Standplatz (bester Stand!). Alle SL onsight (stolz!), Frühstart um 5 Uhr wegen Sonne. Echt fett!</text:p>
          </table:table-cell>
          <table:table-cell table:style-name="ce509" office:value-type="date" office:date-value="2018-08-10" calcext:value-type="date">
            <text:p>2018-08-10</text:p>
          </table:table-cell>
          <table:table-cell/>
          <table:table-cell office:value-type="float" office:value="3" calcext:value-type="float">
            <text:p>3</text:p>
          </table:table-cell>
          <table:table-cell/>
        </table:table-row>
        <table:table-row table:style-name="ro1">
          <table:table-cell office:value-type="string" calcext:value-type="string">
            <text:p>L'Ange en Decomposition</text:p>
          </table:table-cell>
          <table:table-cell office:value-type="string" calcext:value-type="string">
            <text:p>7a</text:p>
          </table:table-cell>
          <table:table-cell office:value-type="string" calcext:value-type="string">
            <text:p>o.s.</text:p>
          </table:table-cell>
          <table:table-cell office:value-type="string" calcext:value-type="string">
            <text:p>Carell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c),7a,(6a+)</text:p>
          </table:table-cell>
          <table:table-cell office:value-type="string" calcext:value-type="string">
            <text:p>Team o.s. mit Adam. MEGA ausgesetzter Pfeiler mit viel Wind und Luft. Coole letzte Tour des Urlaubs. Schon etwas speckig...</text:p>
          </table:table-cell>
          <table:table-cell table:style-name="ce509" office:value-type="date" office:date-value="2018-08-11" calcext:value-type="date">
            <text:p>2018-08-11</text:p>
          </table:table-cell>
          <table:table-cell/>
          <table:table-cell office:value-type="float" office:value="3" calcext:value-type="float">
            <text:p>3</text:p>
          </table:table-cell>
          <table:table-cell/>
        </table:table-row>
        <table:table-row table:style-name="ro1">
          <table:table-cell office:value-type="string" calcext:value-type="string">
            <text:p>Conquest</text:p>
          </table:table-cell>
          <table:table-cell office:value-type="string" calcext:value-type="string">
            <text:p>7a</text:p>
          </table:table-cell>
          <table:table-cell office:value-type="string" calcext:value-type="string">
            <text:p>F</text:p>
          </table:table-cell>
          <table:table-cell table:number-columns-repeated="2" office:value-type="string" calcext:value-type="string">
            <text:p>Graue Wand</text:p>
          </table:table-cell>
          <table:table-cell office:value-type="string" calcext:value-type="string">
            <text:p>Switzerland</text:p>
          </table:table-cell>
          <table:table-cell office:value-type="string" calcext:value-type="string">
            <text:p>(6a+),5a,(5a+),5b,(6c),6a+,7a,--6a+--,--5b--</text:p>
          </table:table-cell>
          <table:table-cell office:value-type="string" calcext:value-type="string">
            <text:p>Mit Adam bis zur 7. Seillänge. Wilde Wand mit weitem Zustieg. Die letzten Meter gehen über ein 45 Grad Eisfeld. Adam hatte nur Turnschuhe an, was ihm, vor allem beim Abstieg, ordentliche Probleme bereitet hat (er ist dann mehr oder weniger kontrolliert den Schneehang runtergerutscht). Erste Seillänge in richtig gutem Fels gleich recht schwer, definitiv nicht 6a+... Piazriss und Verschneidungskletterei. Naja, die Remy's haben eben hart bewertet. Dann leichte Plattenkletterei in ganz gutem Fels für 3SL. Weite Hakenabstände, aber man kann öfters was legen. Trotzdem mental saugend. Die 6c ist leicht (Wandkletterei). Dann zwei Seillängen des "Super Fissure". Die erste ist ein richtig cooler Handriss. Die 7a fängt leicht an, dann zwei mal Offwidth-Stellen mit Doppelfaust und allem drum und dran. Richtiges Gehussle! Adam geht zuerst, kommt aber beim Anblick der zweiten Offwidth Stelle wieder runter. Ich komme mit Ach und Krach oben an, völlig platt. Adam entscheidet sich die 6a+ SL mit weiterem Offwidth nicht vorzusteigen und ich habe auch kein Bock mehr. Also abseilen. Insgesamt ziemlich wilde Tour. Eigentlich nicht schlecht, aber irgendwie hat sie uns doch nicht so umgehauen. Vielleicht weil wir mit nem geilen Hand oder Fingerriss gerechnet haben, und dann kam so Offwidth Gerampfe... Kann man aber schon mal klettern, wenn man drauf steht.</text:p>
          </table:table-cell>
          <table:table-cell table:style-name="ce509" office:value-type="date" office:date-value="2018-09-13" calcext:value-type="date">
            <text:p>2018-09-13</text:p>
          </table:table-cell>
          <table:table-cell/>
          <table:table-cell office:value-type="float" office:value="1" calcext:value-type="float">
            <text:p>1</text:p>
          </table:table-cell>
          <table:table-cell/>
        </table:table-row>
        <table:table-row table:style-name="ro1">
          <table:table-cell office:value-type="string" calcext:value-type="string">
            <text:p>Millius</text:p>
          </table:table-cell>
          <table:table-cell office:value-type="string" calcext:value-type="string">
            <text:p>6c</text:p>
          </table:table-cell>
          <table:table-cell office:value-type="string" calcext:value-type="string">
            <text:p>o.s.</text:p>
          </table:table-cell>
          <table:table-cell table:number-columns-repeated="2" office:value-type="string" calcext:value-type="string">
            <text:p>Chli Bielenhorn</text:p>
          </table:table-cell>
          <table:table-cell office:value-type="string" calcext:value-type="string">
            <text:p>Switzerland</text:p>
          </table:table-cell>
          <table:table-cell office:value-type="string" calcext:value-type="string">
            <text:p>6b,(6c),6c,(6b+),6b</text:p>
          </table:table-cell>
          <table:table-cell office:value-type="string" calcext:value-type="string">
            <text:p>Mit Adam. Am morgen ziemlich niedrige Motivation und psychisch nicht gewillt hohe Risiken einzugehen. Haben uns dann doch entschieden mal hinzulaufen und zu schauen. Coole Tour eigentlich. Beim Abseilen ist das Seil hängen geblieben und Adam musste 40m hochprussiken. Öde! Trotzdem cooler Tag</text:p>
          </table:table-cell>
          <table:table-cell table:style-name="ce509" office:value-type="date" office:date-value="2018-09-14" calcext:value-type="date">
            <text:p>2018-09-14</text:p>
          </table:table-cell>
          <table:table-cell/>
          <table:table-cell office:value-type="float" office:value="2" calcext:value-type="float">
            <text:p>2</text:p>
          </table:table-cell>
          <table:table-cell/>
        </table:table-row>
        <table:table-row table:style-name="ro1" table:number-rows-repeated="1048506">
          <table:table-cell table:number-columns-repeated="12"/>
        </table:table-row>
        <table:table-row table:style-name="ro1">
          <table:table-cell table:number-columns-repeated="1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el" svg:font-family="Ariel"/>
    <style:font-face style:name="FreeSans" svg:font-family="FreeSan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1-04">00/00/0000</text:date>, <text:time style:data-style-name="N2" text:time-value="20:41:28.75942285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0DT5H7M19S</meta:editing-duration>
    <meta:editing-cycles>515</meta:editing-cycles>
    <meta:generator>LibreOffice/6.0.7.3$Linux_X86_64 LibreOffice_project/00m0$Build-3</meta:generator>
    <dc:date>2020-01-04T20:55:06.090326051</dc:date>
    <meta:document-statistic meta:table-count="3" meta:cell-count="12448" meta:object-count="0"/>
    <meta:user-defined meta:name="Info 1"/>
    <meta:user-defined meta:name="Info 2"/>
    <meta:user-defined meta:name="Info 3"/>
    <meta:user-defined meta:name="Info 4"/>
  </office:meta>
</office:document-meta>
</file>